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81D41A"/>
      <style:text-properties style:font-name="Arial1" style:font-name-asian="Arial1" style:font-name-complex="Arial1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fo:background-color="#81D41A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="thin solid #000000" style:vertical-align="automatic"/>
      <style:text-properties style:font-name="Arial1" style:font-name-asian="Arial1" style:font-name-complex="Arial1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00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6.24416666666667cm"/>
    </style:style>
    <style:style style:name="co7" style:family="table-column">
      <style:table-column-properties fo:break-before="auto" style:column-width="6.29708333333333cm"/>
    </style:style>
    <style:style style:name="co8" style:family="table-column">
      <style:table-column-properties fo:break-before="auto" style:column-width="7.48770833333333cm"/>
    </style:style>
    <style:style style:name="co9" style:family="table-column">
      <style:table-column-properties fo:break-before="auto" style:column-width="5.34458333333333cm"/>
    </style:style>
    <style:style style:name="co10" style:family="table-column">
      <style:table-column-properties fo:break-before="auto" style:column-width="5.926666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7.17020833333333cm" style:use-optimal-column-width="true"/>
    </style:style>
    <style:style style:name="co13" style:family="table-column">
      <style:table-column-properties fo:break-before="auto" style:column-width="5.87375cm" style:use-optimal-column-width="true"/>
    </style:style>
    <style:style style:name="co14" style:family="table-column">
      <style:table-column-properties fo:break-before="auto" style:column-width="5.05354166666667cm"/>
    </style:style>
    <style:style style:name="co15" style:family="table-column">
      <style:table-column-properties fo:break-before="auto" style:column-width="2.9897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Таблиц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636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Локомотив</text:p>
          </table:table-cell>
          <table:table-cell table:number-columns-repeated="5" table:style-name="ce1"/>
          <table:table-cell office:value-type="string" table:style-name="ce2">
            <text:p>МВПС</text:p>
          </table:table-cell>
          <table:table-cell office:value-type="string" table:style-name="ce1">
            <text:p>Моторвагонный подвижной состав</text:p>
          </table:table-cell>
          <table:table-cell table:number-columns-repeated="4" table:style-name="ce1"/>
          <table:table-cell office:value-type="string" table:style-name="ce2">
            <text:p>Вагоны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Наименование лока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Наименование МВПС</text:p>
          </table:table-cell>
          <table:table-cell table:style-name="ce5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Наименование МВПС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Год изготовл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 изготовления</text:p>
          </table:table-cell>
          <table:table-cell table:style-name="ce1"/>
          <table:table-cell office:value-type="string" table:style-name="ce4">
            <text:p>Год изготовл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 изготовления</text:p>
          </table:table-cell>
          <table:table-cell table:style-name="ce5"/>
          <table:table-cell office:value-type="string" table:style-name="ce4">
            <text:p>Год изготовл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 изготовления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Количество секций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Количество секций</text:p>
          </table:table-cell>
          <table:table-cell table:style-name="ce1"/>
          <table:table-cell office:value-type="string" table:style-name="ce4">
            <text:p>Страна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трана изготовитель</text:p>
          </table:table-cell>
          <table:table-cell table:style-name="ce5"/>
          <table:table-cell office:value-type="string" table:style-name="ce4">
            <text:p>Страна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трана изготовитель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Осевая формула секции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tex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id_Осевая формула секции</text:p>
          </table:table-cell>
          <table:table-cell table:style-name="ce1"/>
          <table:table-cell office:value-type="string" table:style-name="ce4">
            <text:p>Завод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Завод изготовитель</text:p>
          </table:table-cell>
          <table:table-cell table:style-name="ce5"/>
          <table:table-cell office:value-type="string" table:style-name="ce4">
            <text:p>Завод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Завод изготовитель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Локомотив применение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id_Локомотив применение</text:p>
          </table:table-cell>
          <table:table-cell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style-name="ce5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Локомотив тяга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Локомотив тяга</text:p>
          </table:table-cell>
          <table:table-cell table:style-name="ce1"/>
          <table:table-cell office:value-type="string" table:style-name="ce4">
            <text:p>Табличка с описанием</text:p>
          </table:table-cell>
          <table:table-cell table:style-name="ce4"/>
          <table:table-cell office:value-type="string" table:style-name="ce4">
            <text:p>boo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Табличка с описанием. Наличие</text:p>
          </table:table-cell>
          <table:table-cell table:style-name="ce5"/>
          <table:table-cell office:value-type="string" table:style-name="ce4">
            <text:p>Табличка с описанием</text:p>
          </table:table-cell>
          <table:table-cell table:style-name="ce4"/>
          <table:table-cell office:value-type="string" table:style-name="ce4">
            <text:p>boo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Табличка с описанием. Налич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Силовая передача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Силовая передача</text:p>
          </table:table-cell>
          <table:table-cell table:style-name="ce1"/>
          <table:table-cell office:value-type="string" table:style-name="ce4">
            <text:p>Схема окраски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хема окраски</text:p>
          </table:table-cell>
          <table:table-cell table:style-name="ce5"/>
          <table:table-cell office:value-type="string" table:style-name="ce4">
            <text:p>Схема окраски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хема окраски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пряжение и род тока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Напряжение и род тока</text:p>
          </table:table-cell>
          <table:table-cell table:style-name="ce1"/>
          <table:table-cell office:value-type="string" table:style-name="ce4">
            <text:p>Силовая передача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Силовая передача</text:p>
          </table:table-cell>
          <table:table-cell table:style-name="ce5"/>
          <table:table-cell office:value-type="string" table:style-name="ce4">
            <text:p>Масса</text:p>
          </table:table-cell>
          <table:table-cell table:style-name="ce4"/>
          <table:table-cell office:value-type="string" table:style-name="ce4">
            <text:p>rea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Масса, т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Мощность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Мощность, л.с.</text:p>
          </table:table-cell>
          <table:table-cell table:style-name="ce1"/>
          <table:table-cell office:value-type="string" table:style-name="ce4">
            <text:p>Напряжение и род тока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Напряжение и род тока</text:p>
          </table:table-cell>
          <table:table-cell table:style-name="ce5"/>
          <table:table-cell office:value-type="string" table:style-name="ce4">
            <text:p>Конструкционная скорость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Конструкционная скорость, км/ч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Масса</text:p>
          </table:table-cell>
          <table:table-cell table:style-name="ce4"/>
          <table:table-cell office:value-type="string" table:style-name="ce4">
            <text:p>rea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Масса, т.</text:p>
          </table:table-cell>
          <table:table-cell table:style-name="ce1"/>
          <table:table-cell office:value-type="string" table:style-name="ce4">
            <text:p>Масса</text:p>
          </table:table-cell>
          <table:table-cell table:style-name="ce4"/>
          <table:table-cell office:value-type="string" table:style-name="ce4">
            <text:p>rea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Масса, т.</text:p>
          </table:table-cell>
          <table:table-cell table:style-name="ce5"/>
          <table:table-cell office:value-type="string" table:style-name="ce4">
            <text:p>Вагоны тип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Вагоны тип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Конструкционная скорость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Конструкционная скорость, км/ч</text:p>
          </table:table-cell>
          <table:table-cell table:style-name="ce1"/>
          <table:table-cell office:value-type="string" table:style-name="ce4">
            <text:p>Конструкционная скорость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Конструкционная скорость, км/ч</text:p>
          </table:table-cell>
          <table:table-cell table:style-name="ce5"/>
          <table:table-cell office:value-type="string" table:style-name="ce4">
            <text:p>Заводской номер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Заводской номер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Колеса тип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Колеса тип</text:p>
          </table:table-cell>
          <table:table-cell table:style-name="ce1"/>
          <table:table-cell office:value-type="string" table:style-name="ce4">
            <text:p>Составность МВПС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Составность МВПС</text:p>
          </table:table-cell>
          <table:table-cell table:style-name="ce5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Диаметр колес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Диаметр колес</text:p>
          </table:table-cell>
          <table:table-cell table:style-name="ce1"/>
          <table:table-cell office:value-type="string" table:style-name="ce4">
            <text:p>Мощность моторного вагона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Мощность, л.с.</text:p>
          </table:table-cell>
          <table:table-cell table:style-name="ce5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style-name="ce1"/>
          <table:table-cell office:value-type="string" table:style-name="ce4">
            <text:p>МВПС Тип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МВПС Тип</text:p>
          </table:table-cell>
          <table:table-cell table:number-columns-repeated="3" table:style-name="ce5"/>
          <table:table-cell table:number-columns-repeated="16369" table:style-name="ce1"/>
        </table:table-row>
        <table:table-row table:style-name="ro1">
          <table:table-cell/>
          <table:table-cell office:value-type="string" table:style-name="ce4">
            <text:p>Табличка с описанием</text:p>
          </table:table-cell>
          <table:table-cell table:style-name="ce4"/>
          <table:table-cell office:value-type="string" table:style-name="ce4">
            <text:p>boo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Табличка с описанием. Наличие</text:p>
          </table:table-cell>
          <table:table-cell table:style-name="ce1"/>
          <table:table-cell office:value-type="string" table:style-name="ce4">
            <text:p>Заводской номер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Заводской номер</text:p>
          </table:table-cell>
          <table:table-cell table:number-columns-repeated="3" table:style-name="ce5"/>
          <table:table-cell table:number-columns-repeated="16369" table:style-name="ce1"/>
        </table:table-row>
        <table:table-row table:style-name="ro1">
          <table:table-cell/>
          <table:table-cell office:value-type="string" table:style-name="ce4">
            <text:p>Схема окраски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Схема окраски</text:p>
          </table:table-cell>
          <table:table-cell table:style-name="ce1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3" table:style-name="ce5"/>
          <table:table-cell table:number-columns-repeated="16369" table:style-name="ce1"/>
        </table:table-row>
        <table:table-row table:style-name="ro1">
          <table:table-cell/>
          <table:table-cell office:value-type="string" table:style-name="ce4">
            <text:p>Страна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трана изготовитель</text:p>
          </table:table-cell>
          <table:table-cell table:style-name="ce1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3" table:style-name="ce5"/>
          <table:table-cell table:number-columns-repeated="16369" table:style-name="ce1"/>
        </table:table-row>
        <table:table-row table:style-name="ro1">
          <table:table-cell/>
          <table:table-cell office:value-type="string" table:style-name="ce4">
            <text:p>Завод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Завод изготовитель</text:p>
          </table:table-cell>
          <table:table-cell table:style-name="ce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/>
          <table:table-cell office:value-type="string" table:style-name="ce4">
            <text:p>Заводской номер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Заводской номер</text:p>
          </table:table-cell>
          <table:table-cell table:style-name="ce1"/>
          <table:table-cell table:number-columns-repeated="8" table:style-name="ce5"/>
          <table:table-cell table:number-columns-repeated="16369" table:style-name="ce1"/>
        </table:table-row>
        <table:table-row table:style-name="ro1">
          <table:table-cell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16378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Спецтехника</text:p>
          </table:table-cell>
          <table:table-cell table:number-columns-repeated="5" table:style-name="ce1"/>
          <table:table-cell office:value-type="string" table:style-name="ce2">
            <text:p>Военные поезда</text:p>
          </table:table-cell>
          <table:table-cell table:number-columns-repeated="5" table:style-name="ce1"/>
          <table:table-cell office:value-type="string" table:style-name="ce6">
            <text:p>Светофоры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Наименование Спецтехники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Наименование Военного поезда</text:p>
          </table:table-cell>
          <table:table-cell table:style-name="ce1"/>
          <table:table-cell office:value-type="string" table:style-name="ce4">
            <text:p>Кол сигналов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Светофоры Кол сигналов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Год изготовл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 изготовления</text:p>
          </table:table-cell>
          <table:table-cell table:style-name="ce1"/>
          <table:table-cell office:value-type="string" table:style-name="ce4">
            <text:p>Год изготовл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 изготовления</text:p>
          </table:table-cell>
          <table:table-cell table:style-name="ce1"/>
          <table:table-cell office:value-type="string" table:style-name="ce4">
            <text:p>Назначение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Светофоры назначен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Страна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трана изготовитель</text:p>
          </table:table-cell>
          <table:table-cell table:style-name="ce1"/>
          <table:table-cell office:value-type="string" table:style-name="ce4">
            <text:p>Страна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трана изготовитель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Завод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Завод изготовитель</text:p>
          </table:table-cell>
          <table:table-cell table:style-name="ce1"/>
          <table:table-cell office:value-type="string" table:style-name="ce4">
            <text:p>Завод изготовитель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Завод изготовитель</text:p>
          </table:table-cell>
          <table:table-cell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style-name="ce1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Табличка с описанием</text:p>
          </table:table-cell>
          <table:table-cell table:style-name="ce4"/>
          <table:table-cell office:value-type="string" table:style-name="ce4">
            <text:p>boo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Табличка с описанием. Наличие</text:p>
          </table:table-cell>
          <table:table-cell table:style-name="ce1"/>
          <table:table-cell office:value-type="string" table:style-name="ce4">
            <text:p>Табличка с описанием</text:p>
          </table:table-cell>
          <table:table-cell table:style-name="ce4"/>
          <table:table-cell office:value-type="string" table:style-name="ce4">
            <text:p>bool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Табличка с описанием. Наличие</text:p>
          </table:table-cell>
          <table:table-cell table:style-name="ce1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Схема окраски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хема окраски</text:p>
          </table:table-cell>
          <table:table-cell table:style-name="ce1"/>
          <table:table-cell office:value-type="string" table:style-name="ce4">
            <text:p>Схема окраски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d_Схема окраски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4">
            <text:p>Масса</text:p>
          </table:table-cell>
          <table:table-cell table:style-name="ce4"/>
          <table:table-cell office:value-type="string" table:style-name="ce4">
            <text:p>rea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Масса, т.</text:p>
          </table:table-cell>
          <table:table-cell table:style-name="ce1"/>
          <table:table-cell office:value-type="string" table:style-name="ce4">
            <text:p>Масса</text:p>
          </table:table-cell>
          <table:table-cell table:style-name="ce4"/>
          <table:table-cell office:value-type="string" table:style-name="ce4">
            <text:p>real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Масса, т.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4">
            <text:p>Конструкционная скорость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Конструкционная скорость, км/ч</text:p>
          </table:table-cell>
          <table:table-cell table:style-name="ce1"/>
          <table:table-cell office:value-type="string" table:style-name="ce4">
            <text:p>Конструкционная скорость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Конструкционная скорость, км/ч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4">
            <text:p>Спецтехника тип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Спецтехника тип</text:p>
          </table:table-cell>
          <table:table-cell table:style-name="ce1"/>
          <table:table-cell office:value-type="string" table:style-name="ce4">
            <text:p>Военная тип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Вагоны типВоенная тип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4">
            <text:p>Заводской номер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Заводской номер</text:p>
          </table:table-cell>
          <table:table-cell table:style-name="ce1"/>
          <table:table-cell office:value-type="string" table:style-name="ce4">
            <text:p>Составность Военные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Составность Военные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style-name="ce1"/>
          <table:table-cell office:value-type="string" table:style-name="ce4">
            <text:p>Заводской номер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Заводской номер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style-name="ce1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16372" table:style-name="ce1"/>
        </table:table-row>
        <table:table-row table:number-rows-repeated="2" table:style-name="ro1">
          <table:table-cell/>
          <table:table-cell table:number-columns-repeated="6" table:style-name="ce1"/>
          <table:table-cell table:number-columns-repeated="5" table:style-name="ce7"/>
          <table:table-cell table:number-columns-repeated="1637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6">
            <text:p>Симофоры</text:p>
          </table:table-cell>
          <table:table-cell table:number-columns-repeated="5" table:style-name="ce1"/>
          <table:table-cell office:value-type="string" table:style-name="ce6">
            <text:p>Флажки</text:p>
          </table:table-cell>
          <table:table-cell table:number-columns-repeated="5" table:style-name="ce1"/>
          <table:table-cell office:value-type="string" table:style-name="ce6">
            <text:p>Форма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style-name="ce1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style-name="ce1"/>
          <table:table-cell office:value-type="string" table:style-name="ce4">
            <text:p>Инв. №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Инв. №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style-name="ce1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style-name="ce1"/>
          <table:table-cell office:value-type="string" table:style-name="ce4">
            <text:p>Примечания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00" table:style-name="ce4">
            <text:p>100</text:p>
          </table:table-cell>
          <table:table-cell office:value-type="string" table:style-name="ce4">
            <text:p>Примечания и описания.</text:p>
          </table:table-cell>
          <table:table-cell table:number-columns-repeated="16366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Цвет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Цвет</text:p>
          </table:table-cell>
          <table:table-cell table:style-name="ce1"/>
          <table:table-cell office:value-type="string" table:style-name="ce4">
            <text:p>Годы начала примен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ы начала применения</text:p>
          </table:table-cell>
          <table:table-cell table:number-columns-repeated="16366"/>
        </table:table-row>
        <table:table-row table:style-name="ro1">
          <table:table-cell/>
          <table:table-cell table:number-columns-repeated="12" table:style-name="ce1"/>
          <table:table-cell office:value-type="string" table:style-name="ce4">
            <text:p>Год завершения применения</text:p>
          </table:table-cell>
          <table:table-cell table:style-name="ce4"/>
          <table:table-cell office:value-type="string" table:style-name="ce4">
            <text:p>DATA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Год завершения применения</text:p>
          </table:table-cell>
          <table:table-cell table:number-columns-repeated="16366"/>
        </table:table-row>
        <table:table-row table:style-name="ro1">
          <table:table-cell/>
          <table:table-cell table:number-columns-repeated="12" table:style-name="ce1"/>
          <table:table-cell office:value-type="string" table:style-name="ce4">
            <text:p>Цвет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d_Цвет</text:p>
          </table:table-cell>
          <table:table-cell table:number-columns-repeated="16366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6">
            <text:p>Цвет</text:p>
          </table:table-cell>
          <table:table-cell table:number-columns-repeated="5" table:style-name="ce1"/>
          <table:table-cell office:value-type="string" table:style-name="ce6">
            <text:p>Напряжение и род тока</text:p>
          </table:table-cell>
          <table:table-cell table:number-columns-repeated="5" table:style-name="ce1"/>
          <table:table-cell office:value-type="string" table:style-name="ce6">
            <text:p>Составность Военные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Род тока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Род тока (Постоянный/Переменный/Null)</text:p>
          </table:table-cell>
          <table:table-cell table:style-name="ce1"/>
          <table:table-cell office:value-type="string" table:style-name="ce4">
            <text:p>Локомотив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id_Локомотив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Цвет по RAL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Цвет по RAL</text:p>
          </table:table-cell>
          <table:table-cell table:style-name="ce1"/>
          <table:table-cell office:value-type="string" table:style-name="ce4">
            <text:p>Напряжение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Напряжение, кВ</text:p>
          </table:table-cell>
          <table:table-cell table:style-name="ce1"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Описание составности</text:p>
          </table:table-cell>
          <table:table-cell table:number-columns-repeated="16366"/>
        </table:table-row>
        <table:table-row table:number-rows-repeated="2" table:style-name="ro4">
          <table:table-cell table:number-columns-repeated="16384"/>
        </table:table-row>
        <table:table-row table:style-name="ro2">
          <table:table-cell/>
          <table:table-cell office:value-type="string" table:style-name="ce2">
            <text:p>Локация</text:p>
          </table:table-cell>
          <table:table-cell table:number-columns-repeated="5" table:style-name="ce1"/>
          <table:table-cell office:value-type="string" table:style-name="ce6">
            <text:p>Силовая передача</text:p>
          </table:table-cell>
          <table:table-cell table:number-columns-repeated="5" table:style-name="ce1"/>
          <table:table-cell office:value-type="string" table:style-name="ce6">
            <text:p>Схема окраски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4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Расположе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Расположение</text:p>
          </table:table-cell>
          <table:table-cell table:style-name="ce1"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Описание</text:p>
          </table:table-cell>
          <table:table-cell table:style-name="ce1"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Описан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№ по плану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№ по плану</text:p>
          </table:table-cell>
          <table:table-cell table:number-columns-repeated="7" table:style-name="ce1"/>
          <table:table-cell office:value-type="string" table:style-name="ce4">
            <text:p>Фото</text:p>
          </table:table-cell>
          <table:table-cell table:style-name="ce4"/>
          <table:table-cell office:value-type="string" table:style-name="ce4">
            <text:p>ссылка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Фото примера</text:p>
          </table:table-cell>
          <table:table-cell table:number-columns-repeated="16366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6">
            <text:p>Осевая формула секции</text:p>
          </table:table-cell>
          <table:table-cell table:number-columns-repeated="5" table:style-name="ce1"/>
          <table:table-cell office:value-type="string" table:style-name="ce6">
            <text:p>Составность МВПС</text:p>
          </table:table-cell>
          <table:table-cell table:number-columns-repeated="5" table:style-name="ce1"/>
          <table:table-cell office:value-type="string" table:style-name="ce6">
            <text:p>Локомотивы тяга</text:p>
          </table:table-cell>
          <table:table-cell office:value-type="string" table:style-name="ce1">
            <text:p>Паровоз, Электровоз, Тепловоз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0" table:style-name="ce4">
            <text:p>300</text:p>
          </table:table-cell>
          <table:table-cell office:value-type="string" table:style-name="ce4">
            <text:p>Описание составности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Описание</text:p>
          </table:table-cell>
          <table:table-cell table:style-name="ce1"/>
          <table:table-cell office:value-type="string" table:style-name="ce4">
            <text:p>Головной вагон количество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Головной вагон количество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5" table:style-name="ce7"/>
          <table:table-cell table:style-name="ce1"/>
          <table:table-cell office:value-type="string" table:style-name="ce4">
            <text:p>Моторный вагон количество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Моторный вагон количество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Прицепной вагон количесто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Прицепной вагон количество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4">
            <text:p>Головной-моторный количество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Головной-моторный количество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6" table:style-name="ce1"/>
          <table:table-cell table:number-columns-repeated="5" table:style-name="ce7"/>
          <table:table-cell table:number-columns-repeated="1637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6">
            <text:p>Страна изготовитель</text:p>
          </table:table-cell>
          <table:table-cell table:number-columns-repeated="5" table:style-name="ce1"/>
          <table:table-cell office:value-type="string" table:style-name="ce6">
            <text:p>Завод изготовитель</text:p>
          </table:table-cell>
          <table:table-cell table:number-columns-repeated="5" table:style-name="ce1"/>
          <table:table-cell office:value-type="string" table:style-name="ce6">
            <text:p>Локомотивы применение</text:p>
          </table:table-cell>
          <table:table-cell office:value-type="string" table:style-name="ce1">
            <text:p>Грузовой, Пассажирский, маневровый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6">
            <text:p>МВПС тип</text:p>
          </table:table-cell>
          <table:table-cell office:value-type="string" table:style-name="ce1">
            <text:p>Электропоез, дизельпоезд, Автоматриса</text:p>
          </table:table-cell>
          <table:table-cell table:number-columns-repeated="4" table:style-name="ce1"/>
          <table:table-cell office:value-type="string" table:style-name="ce6">
            <text:p>Вагоны тип</text:p>
          </table:table-cell>
          <table:table-cell office:value-type="string" table:style-name="ce1">
            <text:p>Пассажирские, грузовые</text:p>
          </table:table-cell>
          <table:table-cell table:number-columns-repeated="4" table:style-name="ce1"/>
          <table:table-cell office:value-type="string" table:style-name="ce6">
            <text:p>Спецтехника тип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6">
            <text:p>Военная тип</text:p>
          </table:table-cell>
          <table:table-cell table:number-columns-repeated="5" table:style-name="ce1"/>
          <table:table-cell office:value-type="string" table:style-name="ce6">
            <text:p>Светофоры Кол сигналов</text:p>
          </table:table-cell>
          <table:table-cell table:number-columns-repeated="5" table:style-name="ce1"/>
          <table:table-cell office:value-type="string" table:style-name="ce6">
            <text:p>Светофоры назначение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Количество сигналов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Количество сигналов</text:p>
          </table:table-cell>
          <table:table-cell table:style-name="ce1"/>
          <table:table-cell office:value-type="string" table:style-name="ce4">
            <text:p>Назначение светофоров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значение светофоров</text:p>
          </table:table-cell>
          <table:table-cell table:number-columns-repeated="16366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6">
            <text:p>Колеса тип</text:p>
          </table:table-cell>
          <table:table-cell office:value-type="string" table:style-name="ce1">
            <text:p>Бандажные, безбандажные</text:p>
          </table:table-cell>
          <table:table-cell table:number-columns-repeated="4" table:style-name="ce1"/>
          <table:table-cell office:value-type="string" table:style-name="ce6">
            <text:p>Колеса диаметр</text:p>
          </table:table-cell>
          <table:table-cell table:number-columns-repeated="5" table:style-name="ce1"/>
          <table:table-cell office:value-type="string" table:style-name="ce6">
            <text:p>Симуляторы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66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Диаметр колес</text:p>
          </table:table-cell>
          <table:table-cell table:style-name="ce4"/>
          <table:table-cell office:value-type="string" table:style-name="ce4">
            <text:p>int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Диаметр колес, мм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Наименование</text:p>
          </table:table-cell>
          <table:table-cell table:number-columns-repeated="16366"/>
        </table:table-row>
        <table:table-row table:style-name="ro1">
          <table:table-cell/>
          <table:table-cell table:number-columns-repeated="12" table:style-name="ce1"/>
          <table:table-cell office:value-type="string" table:style-name="ce4">
            <text:p>Опис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150" table:style-name="ce4">
            <text:p>150</text:p>
          </table:table-cell>
          <table:table-cell office:value-type="string" table:style-name="ce4">
            <text:p>Описание</text:p>
          </table:table-cell>
          <table:table-cell table:number-columns-repeated="16366"/>
        </table:table-row>
        <table:table-row table:style-name="ro1">
          <table:table-cell/>
          <table:table-cell table:number-columns-repeated="12" table:style-name="ce1"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number-columns-repeated="16366"/>
        </table:table-row>
        <table:table-row table:style-name="ro1">
          <table:table-cell/>
          <table:table-cell office:value-type="string" table:style-name="ce6">
            <text:p>Информационные системы</text:p>
          </table:table-cell>
          <table:table-cell table:number-columns-repeated="5" table:style-name="ce1"/>
          <table:table-cell office:value-type="string" table:style-name="ce6">
            <text:p>Тип информационной системы</text:p>
          </table:table-cell>
          <table:table-cell table:number-columns-repeated="16376" table:style-name="ce1"/>
        </table:table-row>
        <table:table-row table:style-name="ro2">
          <table:table-cell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style-name="ce1"/>
          <table:table-cell office:value-type="string" table:style-name="ce2">
            <text:p>Наименование</text:p>
          </table:table-cell>
          <table:table-cell office:value-type="string" table:style-name="ce2">
            <text:p>Ключ</text:p>
          </table:table-cell>
          <table:table-cell office:value-type="string" table:style-name="ce2">
            <text:p>Тип данных</text:p>
          </table:table-cell>
          <table:table-cell office:value-type="string" table:style-name="ce2">
            <text:p>Размер</text:p>
          </table:table-cell>
          <table:table-cell office:value-type="string" table:style-name="ce2">
            <text:p>Описание</text:p>
          </table:table-cell>
          <table:table-cell table:number-columns-repeated="16372" table:style-name="ce1"/>
        </table:table-row>
        <table:table-row table:style-name="ro3">
          <table:table-cell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style-name="ce1"/>
          <table:table-cell office:value-type="string" table:style-name="ce3">
            <text:p>id</text:p>
          </table:table-cell>
          <table:table-cell office:value-type="string" table:style-name="ce3">
            <text:p>PK</text:p>
          </table:table-cell>
          <table:table-cell office:value-type="string" table:style-name="ce3">
            <text:p>i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УникИдентиф.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Наименование</text:p>
          </table:table-cell>
          <table:table-cell table:style-name="ce1"/>
          <table:table-cell office:value-type="string" table:style-name="ce4">
            <text:p>Наименование</text:p>
          </table:table-cell>
          <table:table-cell table:style-name="ce4"/>
          <table:table-cell office:value-type="string" table:style-name="ce4">
            <text:p>text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Наименование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4">
            <text:p>Локация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Локация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4">
            <text:p>Тип инф системы</text:p>
          </table:table-cell>
          <table:table-cell office:value-type="string" table:style-name="ce4">
            <text:p>FK</text:p>
          </table:table-cell>
          <table:table-cell office:value-type="string" table:style-name="ce4">
            <text:p>int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d_Тип информационной системы</text:p>
          </table:table-cell>
          <table:table-cell table:number-columns-repeated="16378"/>
        </table:table-row>
        <table:table-row table:number-rows-repeated="1048462" table:style-name="ro4">
          <table:table-cell table:number-columns-repeated="16384"/>
        </table:table-row>
      </table:table>
      <table:table table:name="Элементы" table:style-name="ta1">
        <table:table-column table:style-name="co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1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4">
            <text:p>ДГУ</text:p>
          </table:table-cell>
          <table:table-cell table:style-name="ce1"/>
          <table:table-cell office:value-type="string" table:style-name="ce14">
            <text:p>Автомобиль</text:p>
          </table:table-cell>
          <table:table-cell table:style-name="ce1"/>
          <table:table-cell office:value-type="string" table:style-name="ce14">
            <text:p>Сотрудник</text:p>
          </table:table-cell>
          <table:table-cell table:style-name="ce1"/>
          <table:table-cell office:value-type="string" table:style-name="ce14">
            <text:p>Заказ</text:p>
          </table:table-cell>
          <table:table-cell table:style-name="ce1"/>
          <table:table-cell office:value-type="string" table:style-name="ce8">
            <text:p>Военные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Марка</text:p>
          </table:table-cell>
          <table:table-cell table:style-name="ce1"/>
          <table:table-cell office:value-type="string" table:style-name="ce5">
            <text:p>VIN</text:p>
          </table:table-cell>
          <table:table-cell table:style-name="ce1"/>
          <table:table-cell office:value-type="string" table:style-name="ce5">
            <text:p>Фамилия</text:p>
          </table:table-cell>
          <table:table-cell table:style-name="ce1"/>
          <table:table-cell office:value-type="string" table:style-name="ce5">
            <text:p>№</text:p>
          </table:table-cell>
          <table:table-cell table:style-name="ce1"/>
          <table:table-cell office:value-type="string" table:style-name="ce9">
            <text:p>Наименование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Модель</text:p>
          </table:table-cell>
          <table:table-cell table:style-name="ce1"/>
          <table:table-cell office:value-type="string" table:style-name="ce5">
            <text:p>Марка, модель</text:p>
          </table:table-cell>
          <table:table-cell table:style-name="ce1"/>
          <table:table-cell office:value-type="string" table:style-name="ce5">
            <text:p>Имя</text:p>
          </table:table-cell>
          <table:table-cell table:style-name="ce1"/>
          <table:table-cell office:value-type="string" table:style-name="ce5">
            <text:p>Тип заказа</text:p>
          </table:table-cell>
          <table:table-cell table:style-name="ce1"/>
          <table:table-cell office:value-type="string" table:style-name="ce9">
            <text:p>Год изготовления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Заводской номер</text:p>
          </table:table-cell>
          <table:table-cell table:style-name="ce1"/>
          <table:table-cell office:value-type="string" table:style-name="ce5">
            <text:p>Экологический класс</text:p>
          </table:table-cell>
          <table:table-cell table:style-name="ce1"/>
          <table:table-cell office:value-type="string" table:style-name="ce5">
            <text:p>Отчество</text:p>
          </table:table-cell>
          <table:table-cell table:style-name="ce1"/>
          <table:table-cell office:value-type="string" table:style-name="ce5">
            <text:p>Ответственный</text:p>
          </table:table-cell>
          <table:table-cell table:style-name="ce1"/>
          <table:table-cell office:value-type="string" table:style-name="ce9">
            <text:p>Страна изготовитель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Год выпуска</text:p>
          </table:table-cell>
          <table:table-cell table:style-name="ce1"/>
          <table:table-cell office:value-type="string" table:style-name="ce5">
            <text:p>Разреш. Макс. Масса, кг</text:p>
          </table:table-cell>
          <table:table-cell table:style-name="ce1"/>
          <table:table-cell office:value-type="string" table:style-name="ce5">
            <text:p>ИНН</text:p>
          </table:table-cell>
          <table:table-cell table:style-name="ce1"/>
          <table:table-cell office:value-type="string" table:style-name="ce5">
            <text:p>Дата начала</text:p>
          </table:table-cell>
          <table:table-cell table:style-name="ce1"/>
          <table:table-cell office:value-type="string" table:style-name="ce9">
            <text:p>Завод изготовитель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Автономный подогреватель, марка модель</text:p>
          </table:table-cell>
          <table:table-cell table:style-name="ce1"/>
          <table:table-cell office:value-type="string" table:style-name="ce5">
            <text:p>Масса без нагрузки, кг</text:p>
          </table:table-cell>
          <table:table-cell table:style-name="ce1"/>
          <table:table-cell office:value-type="string" table:style-name="ce5">
            <text:p>СНИЛС</text:p>
          </table:table-cell>
          <table:table-cell table:style-name="ce1"/>
          <table:table-cell office:value-type="string" table:style-name="ce5">
            <text:p>Дата завершения</text:p>
          </table:table-cell>
          <table:table-cell table:style-name="ce1"/>
          <table:table-cell office:value-type="string" table:style-name="ce9">
            <text:p>Локация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Цвет</text:p>
          </table:table-cell>
          <table:table-cell table:style-name="ce1"/>
          <table:table-cell office:value-type="string" table:style-name="ce5">
            <text:p>Двигатель, номер, модель</text:p>
          </table:table-cell>
          <table:table-cell table:style-name="ce1"/>
          <table:table-cell office:value-type="string" table:style-name="ce5">
            <text:p>Образование</text:p>
          </table:table-cell>
          <table:table-cell table:style-name="ce1"/>
          <table:table-cell office:value-type="string" table:style-name="ce5">
            <text:p>Адрес</text:p>
          </table:table-cell>
          <table:table-cell table:style-name="ce1"/>
          <table:table-cell office:value-type="string" table:style-name="ce9">
            <text:p>Табличка с описанием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Напряжение и род тока</text:p>
          </table:table-cell>
          <table:table-cell table:style-name="ce1"/>
          <table:table-cell office:value-type="string" table:style-name="ce5">
            <text:p>Тип двигателя</text:p>
          </table:table-cell>
          <table:table-cell table:style-name="ce1"/>
          <table:table-cell office:value-type="string" table:style-name="ce5">
            <text:p>Место рождения</text:p>
          </table:table-cell>
          <table:table-cell table:style-name="ce1"/>
          <table:table-cell office:value-type="string" table:style-name="ce5">
            <text:p>Заказчик</text:p>
          </table:table-cell>
          <table:table-cell table:style-name="ce1"/>
          <table:table-cell office:value-type="string" table:style-name="ce9">
            <text:p>Схема окраски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ДВС марка, модель, номер</text:p>
          </table:table-cell>
          <table:table-cell table:style-name="ce1"/>
          <table:table-cell office:value-type="string" table:style-name="ce5">
            <text:p>Расход топлива летом</text:p>
          </table:table-cell>
          <table:table-cell table:style-name="ce1"/>
          <table:table-cell office:value-type="string" table:style-name="ce5">
            <text:p>Дата рождения</text:p>
          </table:table-cell>
          <table:table-cell table:style-name="ce1"/>
          <table:table-cell table:style-name="ce5"/>
          <table:table-cell table:style-name="ce1"/>
          <table:table-cell office:value-type="string" table:style-name="ce9">
            <text:p>Масса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Силовой генератор, марка, модель</text:p>
          </table:table-cell>
          <table:table-cell table:style-name="ce1"/>
          <table:table-cell office:value-type="string" table:style-name="ce5">
            <text:p>Расход топлива зимой</text:p>
          </table:table-cell>
          <table:table-cell table:style-name="ce1"/>
          <table:table-cell office:value-type="string" table:style-name="ce5">
            <text:p>Отдел</text:p>
          </table:table-cell>
          <table:table-cell table:style-name="ce1"/>
          <table:table-cell table:style-name="ce5"/>
          <table:table-cell table:style-name="ce1"/>
          <table:table-cell office:value-type="string" table:style-name="ce9">
            <text:p>Конструкционная скорость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Панель управления</text:p>
          </table:table-cell>
          <table:table-cell table:style-name="ce1"/>
          <table:table-cell office:value-type="string" table:style-name="ce5">
            <text:p>Тип ТС</text:p>
          </table:table-cell>
          <table:table-cell table:style-name="ce1"/>
          <table:table-cell office:value-type="string" table:style-name="ce5">
            <text:p>Должность</text:p>
          </table:table-cell>
          <table:table-cell table:style-name="ce1"/>
          <table:table-cell table:style-name="ce5"/>
          <table:table-cell table:style-name="ce1"/>
          <table:table-cell office:value-type="string" table:style-name="ce9">
            <text:p>Локация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Силовой генератор, регулятор напряжения</text:p>
          </table:table-cell>
          <table:table-cell table:style-name="ce1"/>
          <table:table-cell office:value-type="string" table:style-name="ce5">
            <text:p>Категория ТС</text:p>
          </table:table-cell>
          <table:table-cell table:style-name="ce1"/>
          <table:table-cell office:value-type="string" table:style-name="ce5">
            <text:p>Аттестация ЭБ</text:p>
          </table:table-cell>
          <table:table-cell table:style-name="ce1"/>
          <table:table-cell table:style-name="ce5"/>
          <table:table-cell table:style-name="ce1"/>
          <table:table-cell office:value-type="string" table:style-name="ce9">
            <text:p>Военная тип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Главный АВ, марка модель</text:p>
          </table:table-cell>
          <table:table-cell table:style-name="ce1"/>
          <table:table-cell office:value-type="string" table:style-name="ce5">
            <text:p>Год изготовления ТС</text:p>
          </table:table-cell>
          <table:table-cell table:style-name="ce1"/>
          <table:table-cell office:value-type="string" table:style-name="ce5">
            <text:p>Аттестация ОТ</text:p>
          </table:table-cell>
          <table:table-cell table:style-name="ce1"/>
          <table:table-cell table:style-name="ce5"/>
          <table:table-cell table:style-name="ce1"/>
          <table:table-cell office:value-type="string" table:style-name="ce9">
            <text:p>Составность военные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Объем топливного бака</text:p>
          </table:table-cell>
          <table:table-cell table:style-name="ce1"/>
          <table:table-cell office:value-type="string" table:style-name="ce5">
            <text:p>Шасси (рама) №</text:p>
          </table:table-cell>
          <table:table-cell table:style-name="ce1"/>
          <table:table-cell office:value-type="string" table:style-name="ce5">
            <text:p>Аттестация ПТМ</text:p>
          </table:table-cell>
          <table:table-cell table:style-name="ce1"/>
          <table:table-cell table:style-name="ce5"/>
          <table:table-cell table:style-name="ce1"/>
          <table:table-cell office:value-type="string" table:style-name="ce9">
            <text:p>Номер завода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Расход топлива при 110% нагрузки</text:p>
          </table:table-cell>
          <table:table-cell table:style-name="ce1"/>
          <table:table-cell office:value-type="string" table:style-name="ce5">
            <text:p>Кузов (кабина, прицеп) №</text:p>
          </table:table-cell>
          <table:table-cell table:style-name="ce1"/>
          <table:table-cell office:value-type="string" table:style-name="ce5">
            <text:p>Аттестация Высота</text:p>
          </table:table-cell>
          <table:table-cell table:number-columns-repeated="3" table:style-name="ce1"/>
          <table:table-cell office:value-type="string" table:style-name="ce9">
            <text:p>Инв. №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5">
            <text:p>Расход топлива при 100% нагрузки</text:p>
          </table:table-cell>
          <table:table-cell table:style-name="ce1"/>
          <table:table-cell office:value-type="string" table:style-name="ce5">
            <text:p>Цвет кузова (кабины, прицепа)</text:p>
          </table:table-cell>
          <table:table-cell table:style-name="ce1"/>
          <table:table-cell office:value-type="string" table:style-name="ce5">
            <text:p>Номер телефона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Расход топлива при 75% нагрузки</text:p>
          </table:table-cell>
          <table:table-cell table:style-name="ce1"/>
          <table:table-cell office:value-type="string" table:style-name="ce5">
            <text:p>Изготовитель ТС (страна)</text:p>
          </table:table-cell>
          <table:table-cell table:style-name="ce1"/>
          <table:table-cell office:value-type="string" table:style-name="ce5">
            <text:p>Электронная почта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5">
            <text:p>Расход топлива при 50% нагрузки</text:p>
          </table:table-cell>
          <table:table-cell table:style-name="ce1"/>
          <table:table-cell office:value-type="string" table:style-name="ce5">
            <text:p>Одобрение типа ТС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Длина<text:s/></text:p>
          </table:table-cell>
          <table:table-cell table:style-name="ce1"/>
          <table:table-cell office:value-type="string" table:style-name="ce5">
            <text:p>Страна вывоза ТС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Ширина</text:p>
          </table:table-cell>
          <table:table-cell table:style-name="ce1"/>
          <table:table-cell office:value-type="string" table:style-name="ce5">
            <text:p>Серия, № ТД, ТПО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Высота</text:p>
          </table:table-cell>
          <table:table-cell table:style-name="ce1"/>
          <table:table-cell office:value-type="string" table:style-name="ce5">
            <text:p>Таможенные ограничения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Исполнение</text:p>
          </table:table-cell>
          <table:table-cell table:style-name="ce1"/>
          <table:table-cell office:value-type="string" table:style-name="ce5">
            <text:p>Паспорт ТС, серия, номер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5">
            <text:p>Огнетушители</text:p>
          </table:table-cell>
          <table:table-cell table:style-name="ce1"/>
          <table:table-cell office:value-type="string" table:style-name="ce5">
            <text:p>Паспорт ТС, кем, где, когда выдан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4"/>
          <table:table-cell table:style-name="ce1"/>
          <table:table-cell office:value-type="string" table:style-name="ce14">
            <text:p>Рег. Знак</text:p>
          </table:table-cell>
          <table:table-cell table:number-columns-repeated="4" table:style-name="ce1"/>
          <table:table-cell table:style-name="ce1">
            <draw:custom-shape svg:x="0in" svg:y="0in" svg:width="3.13542in" svg:height="7.09375in" draw:z-index="2" draw:id="id1" draw:style-name="a1" draw:name="AutoShape 5">
              <svg:title/>
              <svg:desc>data:image/png;base64,iVBORw0KGgoAAAANSUhEUgAABLQAAAqkCAYAAAAqsihlAAAAAXNSR0IArs4c6QAAgkx0RVh0bXhmaWxlACUzQ214R3JhcGhNb2RlbCUzRSUzQ3Jvb3QlM0UlM0NteENlbGwlMjBpZCUzRCUyMjAlMjIlMkYlM0UlM0NteENlbGwlMjBpZCUzRCUyMjElMjIlMjBwYXJlbnQlM0QlMjIwJTIyJTJGJTNFJTNDbXhDZWxsJTIwaWQlM0QlMjIyJTIyJTIwdmFsdWUlM0QlMjIlRDAlOTAlRDAlQjIlRDElODIlRDAlQkUlRDAlQkMlRDAlQkUlRDAlQjElRDAlQjglRDAlQkIlRDElOEMlMjAtJTIwJUQwJUJFJUQwJUIxJUQxJThBJUQwJUI1JUQwJUJBJUQxJTgyJTIyJTIwc3R5bGUlM0QlMjJzaGFwZSUzRHRhYmxlJTNCc3RhcnRTaXplJTNEMzAlM0Jjb250YWluZXIlM0QxJTNCY29sbGFwc2libGUlM0QxJTNCY2hpbGRMYXlvdXQlM0R0YWJsZUxheW91dCUzQmZpeGVkUm93cyUzRDElM0Jyb3dMaW5lcyUzRDAlM0Jmb250U3R5bGUlM0QxJTNCYWxpZ24lM0RjZW50ZXIlM0JyZXNpemVMYXN0JTNEMSUzQmh0bWwlM0QxJTNCJTIyJTIwdmVydGV4JTNEJTIyMSUyMiUyMHBhcmVudCUzRCUyMjElMjIlM0UlM0NteEdlb21ldHJ5JTIweCUzRCUyMjExNCUyMiUyMHklM0QlMjI0MCUyMiUyMHdpZHRoJTNEJTIyMjgwJTIyJTIwaGVpZ2h0JTNEJTIyNjYwJTIyJTIwYXMlM0QlMjJnZW9tZXRyeSUyMiUyRiUzRSUzQyUyRm14Q2VsbCUzRSUzQ214Q2VsbCUyMGlkJTNEJTIyMy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xJTNCJTIyJTIwdmVydGV4JTNEJTIyMSUyMiUyMHBhcmVudCUzRCUyMjIlMjIlM0UlM0NteEdlb21ldHJ5JTIweSUzRCUyMjMwJTIyJTIwd2lkdGglM0QlMjIyODAlMjIlMjBoZWlnaHQlM0QlMjIzMCUyMiUyMGFzJTNEJTIyZ2VvbWV0cnklMjIlMkYlM0UlM0MlMkZteENlbGwlM0UlM0NteENlbGwlMjBpZCUzRCUyMjQlMjIlMjB2YWx1ZSUzRCUyMlBLJTIyJTIwc3R5bGUlM0QlMjJzaGFwZSUzRHBhcnRpYWxSZWN0YW5nbGUlM0Jjb25uZWN0YWJsZSUzRDAlM0JmaWxsQ29sb3IlM0Rub25lJTNCdG9wJTNEMCUzQmxlZnQlM0QwJTNCYm90dG9tJTNEMCUzQnJpZ2h0JTNEMCUzQmZvbnRTdHlsZSUzRDElM0JvdmVyZmxvdyUzRGhpZGRlbiUzQndoaXRlU3BhY2UlM0R3cmFwJTNCaHRtbCUzRDElM0IlMjIlMjB2ZXJ0ZXglM0QlMjIxJTIyJTIwcGFyZW50JTNEJTIyMy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UlMjIlMjB2YWx1ZSUzRCUyMlVuaXF1ZUlEJTIyJTIwc3R5bGUlM0QlMjJzaGFwZSUzRHBhcnRpYWxSZWN0YW5nbGUlM0Jjb25uZWN0YWJsZSUzRDAlM0JmaWxsQ29sb3IlM0Rub25lJTNCdG9wJTNEMCUzQmxlZnQlM0QwJTNCYm90dG9tJTNEMCUzQnJpZ2h0JTNEMCUzQmFsaWduJTNEbGVmdCUzQnNwYWNpbmdMZWZ0JTNENiUzQmZvbnRTdHlsZSUzRDUlM0JvdmVyZmxvdyUzRGhpZGRlbiUzQndoaXRlU3BhY2UlM0R3cmFwJTNCaHRtbCUzRDElM0IlMjIlMjB2ZXJ0ZXglM0QlMjIxJTIyJTIwcGFyZW50JTNEJTIyMy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Ni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YwJTIyJTIwd2lkdGglM0QlMjIyODAlMjIlMjBoZWlnaHQlM0QlMjIzMCUyMiUyMGFzJTNEJTIyZ2VvbWV0cnklMjIlMkYlM0UlM0MlMkZteENlbGwlM0UlM0NteENlbGwlMjBpZCUzRCUyMjclMjIlMjB2YWx1ZSUzRCUyMi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Ni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glMjIlMjB2YWx1ZSUzRCUyMlZJTi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i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OS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kwJTIyJTIwd2lkdGglM0QlMjIyODAlMjIlMjBoZWlnaHQlM0QlMjIzMCUyMiUyMGFzJTNEJTIyZ2VvbWV0cnklMjIlMkYlM0UlM0MlMkZteENlbGwlM0UlM0NteENlbGwlMjBpZCUzRCUyMjEw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OS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ExJTIyJTIwdmFsdWUlM0QlMjIlRDAlOUMlRDAlQjAlRDElODAlRDAlQkElRDAlQjAlMkMlMjAlRDAlQkMlRDAlQkUlRDAlQjQlRDAlQjUlRDAlQkIlRDElOEM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k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Ey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TIwJTIyJTIwd2lkdGglM0QlMjIyODAlMjIlMjBoZWlnaHQlM0QlMjIzMCUyMiUyMGFzJTNEJTIyZ2VvbWV0cnklMjIlMkYlM0UlM0MlMkZteENlbGwlM0UlM0NteENlbGwlMjBpZCUzRCUyMjEz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TI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xNCUyMiUyMHZhbHVlJTNEJTIyJUQwJUFEJUQwJUJBJUQwJUJFJUQwJUJCJUQwJUJFJUQwJUIzJUQwJUI4JUQxJTg3JUQwJUI1JUQxJTgxJUQwJUJBJUQwJUI4JUQwJUI5JTIwJUQwJUJBJUQwJUJCJUQwJUIwJUQxJTgxJUQxJTgx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xMi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TU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xNTAlMjIlMjB3aWR0aCUzRCUyMjI4MCUyMiUyMGhlaWdodCUzRCUyMjMwJTIyJTIwYXMlM0QlMjJnZW9tZXRyeSUyMiUyRiUzRSUzQyUyRm14Q2VsbCUzRSUzQ214Q2VsbCUyMGlkJTNEJTIyMTYlMjIlMjB2YWx1ZSUzRCUyMkZL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xNS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E3JTIyJTIwdmFsdWUlM0QlMjIlRDAlQTAlRDAlQjAlRDAlQjclRDElODAlRDAlQjUlRDElODguJTIwJUQwJUJDJUQwJUIwJUQwJUJBJUQxJTgxLiUyMCVEMCVCQyVEMCVCMCVEMSU4MSVEMSU4MSVEMCVCMCUyQyUyMCVEMCVCQSVEMCVCMy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MTU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E4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TgwJTIyJTIwd2lkdGglM0QlMjIyODAlMjIlMjBoZWlnaHQlM0QlMjIzMCUyMiUyMGFzJTNEJTIyZ2VvbWV0cnklMjIlMkYlM0UlM0MlMkZteENlbGwlM0UlM0NteENlbGwlMjBpZCUzRCUyMjE5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Tg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yMCUyMiUyMHZhbHVlJTNEJTIyJUQwJTlDJUQwJUIwJUQxJTgxJUQxJTgxJUQwJUIwJTIwJUQwJUIxJUQwJUI1JUQwJUI3JTIwJUQwJUJEJUQwJUIwJUQwJUIzJUQxJTgwJUQxJTgzJUQwJUI3JUQwJUJBJUQwJUI4JTJDJTIwJUQwJUJBJUQwJUIz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xOC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jE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yMTAlMjIlMjB3aWR0aCUzRCUyMjI4MCUyMiUyMGhlaWdodCUzRCUyMjMwJTIyJTIwYXMlM0QlMjJnZW9tZXRyeSUyMiUyRiUzRSUzQyUyRm14Q2VsbCUzRSUzQ214Q2VsbCUyMGlkJTNEJTIyMjIlMjIlMjB2YWx1ZSUzRCUyMkZL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yMS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IzJTIyJTIwdmFsdWUlM0QlMjIlRDAlOTQlRDAlQjIlRDAlQjglRDAlQjMlRDAlQjAlRDElODIlRDAlQjUlRDAlQkIlRDElOEM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Ix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yNC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I0MCUyMiUyMHdpZHRoJTNEJTIyMjgwJTIyJTIwaGVpZ2h0JTNEJTIyMzAlMjIlMjBhcyUzRCUyMmdlb21ldHJ5JTIyJTJGJTNFJTNDJTJGbXhDZWxsJTNFJTNDbXhDZWxsJTIwaWQlM0QlMjIyNSUyMiUyMHZhbHVlJTNEJTIyRks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I0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MjYlMjIlMjB2YWx1ZSUzRCUyMiVEMCVBMCVEMCVCMCVEMSU4MSVEMSU4NSVEMCVCRSVEMCVCNCUyMCVEMSU4MiVEMCVCRSVEMCVCRiVEMCVCQiVEMCVCOCVEMCVCMiVEMCVCMCUyMCVEMCVCQiVEMCVCNSVEMSU4MiVEMCVCRSUyQyUyMCVEMCVCQiUyMCUyRiUyMDEwMCUyMCVEMCVCQSVEMCVCQy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MjQ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I3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jcwJTIyJTIwd2lkdGglM0QlMjIyODAlMjIlMjBoZWlnaHQlM0QlMjIzMCUyMiUyMGFzJTNEJTIyZ2VvbWV0cnklMjIlMkYlM0UlM0MlMkZteENlbGwlM0UlM0NteENlbGwlMjBpZCUzRCUyMjI4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jc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yOSUyMiUyMHZhbHVlJTNEJTIyJUQwJUEwJUQwJUIwJUQxJTgxJUQxJTg1JUQwJUJFJUQwJUI0JTIwJUQxJTgyJUQwJUJFJUQwJUJGJUQwJUJCJUQwJUI4JUQwJUIyJUQwJUIwJTIwJUQwJUI3JUQwJUI4JUQwJUJDJUQwJUIwJTJDJTIwJUQwJUJCJTIwJTJGJTIwMTAwJTIwJUQwJUJBJUQwJUJD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yNy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zA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zMDAlMjIlMjB3aWR0aCUzRCUyMjI4MCUyMiUyMGhlaWdodCUzRCUyMjMwJTIyJTIwYXMlM0QlMjJnZW9tZXRyeSUyMiUyRiUzRSUzQyUyRm14Q2VsbCUzRSUzQ214Q2VsbCUyMGlkJTNEJTIyMzElMjIlMjB2YWx1ZSUzRCUyMkZL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zMC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MyJTIyJTIwdmFsdWUlM0QlMjIlRDAlQTIlRDAlQjglRDAlQkYlMjAlRDAlQTIlRDAlQTE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Mw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zMy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MzMCUyMiUyMHdpZHRoJTNEJTIyMjgwJTIyJTIwaGVpZ2h0JTNEJTIyMzAlMjIlMjBhcyUzRCUyMmdlb21ldHJ5JTIyJTJGJTNFJTNDJTJGbXhDZWxsJTNFJTNDbXhDZWxsJTIwaWQlM0QlMjIzNCUyMiUyMHZhbHVlJTNEJTIyRks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Mz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MzUlMjIlMjB2YWx1ZSUzRCUyMiVEMCU5QSVEMCVCMCVEMSU4MiVEMCVCNSVEMCVCMyVEMCVCRSVEMSU4MCVEMCVCOCVEMSU4RiUyMCVEMCVBMiVEMCVBM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MzM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M2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zYwJTIyJTIwd2lkdGglM0QlMjIyODAlMjIlMjBoZWlnaHQlM0QlMjIzMCUyMiUyMGFzJTNEJTIyZ2VvbWV0cnklMjIlMkYlM0UlM0MlMkZteENlbGwlM0UlM0NteENlbGwlMjBpZCUzRCUyMjM3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zY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zOCUyMiUyMHZhbHVlJTNEJTIyJUQwJTkzJUQwJUJFJUQwJUI0JTIwJUQwJUI4JUQwJUI3JUQwJUIzJUQwJUJFJUQxJTgyJUQwJUJFJUQwJUIyJUQwJUJCJUQwJUI1JUQwJUJEJUQwJUI4JUQxJThGJTIwJUQwJUEyJUQwJUEx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zNi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zk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zOTAlMjIlMjB3aWR0aCUzRCUyMjI4MCUyMiUyMGhlaWdodCUzRCUyMjMwJTIyJTIwYXMlM0QlMjJnZW9tZXRyeSUyMiUyRiUzRSUzQyUyRm14Q2VsbCUzRSUzQ214Q2VsbCUyMGlkJTNEJTIyNDAlMjIlMjB2YWx1ZSUzRCUyMi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zk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0MSUyMiUyMHZhbHVlJTNEJTIyJUQwJUE4JUQwJUIwJUQxJTgxJUQxJTgxJUQwJUI4JTIwKCVEMSU4MCVEMCVCMCVEMCVCQyVEMCVCMCklMjAlRTIlODQlOTY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M5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0Mi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QyMCUyMiUyMHdpZHRoJTNEJTIyMjgwJTIyJTIwaGVpZ2h0JTNEJTIyMzAlMjIlMjBhcyUzRCUyMmdlb21ldHJ5JTIyJTJGJTNFJTNDJTJGbXhDZWxsJTNFJTNDbXhDZWxsJTIwaWQlM0QlMjI0MyUyMiUyMHZhbHVlJTNEJTIy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0Mi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Q0JTIyJTIwdmFsdWUlM0QlMjIlRDAlOUElRDElODMlRDAlQjclRDAlQkUlRDAlQjIlMjAoJUQwJUJBJUQwJUIwJUQwJUIxJUQwJUI4JUQwJUJEJUQwJUIwJTJDJTIwJUQwJUJGJUQxJTgwJUQwJUI4JUQxJTg2JUQwJUI1JUQwJUJGKSUyMCVFMiU4NCU5Ni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DI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Q1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DUwJTIyJTIwd2lkdGglM0QlMjIyODAlMjIlMjBoZWlnaHQlM0QlMjIzMCUyMiUyMGFzJTNEJTIyZ2VvbWV0cnklMjIlMkYlM0UlM0MlMkZteENlbGwlM0UlM0NteENlbGwlMjBpZCUzRCUyMjQ2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NDU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0NyUyMiUyMHZhbHVlJTNEJTIyJUQwJUE2JUQwJUIyJUQwJUI1JUQxJTgyJTIwJUQwJUJBJUQxJTgzJUQwJUI3JUQwJUJFJUQwJUIyJUQwJUIwJTIwKCVEMCVCQSVEMCVCMCVEMCVCMSVEMCVCOCVEMCVCRCVEMSU4QiUyQyUyMCVEMCVCRiVEMSU4MCVEMCVCOCVEMSU4NiVEMCVCNSVEMCVCRiVEMCVCMCk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Q1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0OC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Q4MCUyMiUyMHdpZHRoJTNEJTIyMjgwJTIyJTIwaGVpZ2h0JTNEJTIyMzAlMjIlMjBhcyUzRCUyMmdlb21ldHJ5JTIyJTJGJTNFJTNDJTJGbXhDZWxsJTNFJTNDbXhDZWxsJTIwaWQlM0QlMjI0OSUyMiUyMHZhbHVlJTNEJTIy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0OC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UwJTIyJTIwdmFsdWUlM0QlMjIlRDAlOTglRDAlQjclRDAlQjMlRDAlQkUlRDElODIlRDAlQkUlRDAlQjIlRDAlQjglRDElODIlRDAlQjUlRDAlQkIlRDElOEMlMjAlRDAlQTIlRDAlQTElMjAoJUQxJTgxJUQxJTgyJUQxJTgwJUQwJUIwJUQwJUJEJUQwJUIwK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Dg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Ux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TEwJTIyJTIwd2lkdGglM0QlMjIyODAlMjIlMjBoZWlnaHQlM0QlMjIzMCUyMiUyMGFzJTNEJTIyZ2VvbWV0cnklMjIlMkYlM0UlM0MlMkZteENlbGwlM0UlM0NteENlbGwlMjBpZCUzRCUyMjUy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Ux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TMlMjIlMjB2YWx1ZSUzRCUyMiVEMCU5RSVEMCVCNCVEMCVCRSVEMCVCMSVEMSU4MCVEMCVCNSVEMCVCRCVEMCVCOCVEMCVCNSUyMCVEMSU4MiVEMCVCOCVEMCVCRiVEMCVCMCUyMCVEMCVBMiVEMCVBM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TE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U0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TQwJTIyJTIwd2lkdGglM0QlMjIyODAlMjIlMjBoZWlnaHQlM0QlMjIzMCUyMiUyMGFzJTNEJTIyZ2VvbWV0cnklMjIlMkYlM0UlM0MlMkZteENlbGwlM0UlM0NteENlbGwlMjBpZCUzRCUyMjU1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U0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TYlMjIlMjB2YWx1ZSUzRCUyMiVEMCVBMSVEMSU4MiVEMSU4MCVEMCVCMCVEMCVCRCVEMCVCMCUyMCVEMCVCMiVEMSU4QiVEMCVCMiVEMCVCRSVEMCVCNyVEMCVCMiUyMCVEMCVBMiVEMCVBM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TQ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U3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TcwJTIyJTIwd2lkdGglM0QlMjIyODAlMjIlMjBoZWlnaHQlM0QlMjIzMCUyMiUyMGFzJTNEJTIyZ2VvbWV0cnklMjIlMkYlM0UlM0MlMkZteENlbGwlM0UlM0NteENlbGwlMjBpZCUzRCUyMjU4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U3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TklMjIlMjB2YWx1ZSUzRCUyMiVEMCVBMSVEMCVCNSVEMSU4MCVEMCVCOCVEMSU4RiUyQyUyMCVFMiU4NCU5NiUyMCVEMCVBMiVEMCU5NCUyQyUyMCVEMCVBMiVEMCU5RiVEMCU5R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Tc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Yw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jAwJTIyJTIwd2lkdGglM0QlMjIyODAlMjIlMjBoZWlnaHQlM0QlMjIzMCUyMiUyMGFzJTNEJTIyZ2VvbWV0cnklMjIlMkYlM0UlM0MlMkZteENlbGwlM0UlM0NteENlbGwlMjBpZCUzRCUyMjYx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Yw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jIlMjIlMjB2YWx1ZSUzRCUyMiVEMCVBMiVEMCVCMCVEMCVCQyVEMCVCRSVEMCVCNiVEMCVCNSVEMCVCRCVEMCVCRCVEMSU4QiVEMCVCNSUyMCVEMCVCRSVEMCVCMyVEMSU4MCVEMCVCMCVEMCVCRCVEMCVCOCVEMSU4NyVEMCVCNSVEMCVCRCVEMCVCOCVEMSU4Ri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jA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Yz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jMwJTIyJTIwd2lkdGglM0QlMjIyODAlMjIlMjBoZWlnaHQlM0QlMjIzMCUyMiUyMGFzJTNEJTIyZ2VvbWV0cnklMjIlMkYlM0UlM0MlMkZteENlbGwlM0UlM0NteENlbGwlMjBpZCUzRCUyMjY0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NjM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2NSUyMiUyMHZhbHVlJTNEJTIyJUQwJTlGJUQwJUIwJUQxJTgxJUQwJUJGJUQwJUJFJUQxJTgwJUQxJTgyJTIwJUQwJUEyJUQwJUEx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2My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yUyRnJvb3QlM0UlM0MlMkZteEdyYXBoTW9kZWwlM0XSpg4rAAAgAElEQVR4XuzdCfS913wv/k/FkuJioebbiy6qWfmbikSDxhhDa0ppKIIr5qEi1xAaQ4ghah5qyq0hiEYahEtMQaUkiKD+tLm36KoxxFXXVRb6X5/jnN///M7vPNP5Ps/3PPuc11mr697m+5zn2fu19/5+u9+/vffzG+FDgAABAgQIECBAgAABAgQIECBAoCCB3yiorIpKgAABAgQIECBAgAABAgQIECBAIARaOgE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EoItP5DMxEgQIAAAQIECBAgQIAAAQIECOyqwKgzo1EXbtpMAq1d7a8eRoAAAQIECBAgQIAAAQIECBCIUWdGoy6cQMvwIUCAAAECBAgQIECAAAECBAisRWDUmdGoCyfQWkuH9VACBAgQIECAAAECBAgQIECAwKgzo1EXblmg9R//YQeiMUWAAAECBAgQIECAAAECBAgQ6FPgN35jn4ho1JnRqAsn0Oqza7oXAQIECBAgQIAAAQIECBAgQGC5gECr/56x15IsK7T6B3ZHAgQIECBAgAABAgQIECBAYLsFBFr9t79Aq39TdyRAgAABAgQIECBAgAABAgQI7BEQaPXfGQRa/Zu6IwECBAgQIECAAAECBAgQIEBAoDVgHxBoDYjr1gQIECBAgAABAgQIECBAgAABK7T67wMCrf5N3ZEAAQIECBAgQIAAAQIECBAgsEdAoNV/ZxBo9W/qjgQIECBAgAABAgQIECBAgAABgdaAfUCgNSCuWxMgQIAAAQIECBAgQIAAAQIErNDqvw8ItPo3dUcCBAgQIECAAAECBAgQIECAwB4BgVb/nUGg1b+pOxIgQIAAAQIECBAgQIAAAQIEBFoD9gGB1oC4bk2AAAECBAgQIECAAAECBAgQsEKr/z4g0Orf1B0JECBAgAABAgQIECBAgAABAnsEBFr9dwaBVv+m7kiAAAECBAgQIECAAAECBAgQEGgN2AcEWgPiujUBAgQIECBAgAABAgQIECBAwAqt/vuAQKt/U3ckQIAAAQIECBAgQIAAAQIECOwREGj13xkEWv2buiMBAgQIECBAgAABAgQIECBAQKA1YB8QaA2I69YECBAgQIAAAQIECBAgQIAAASu0+u8DAq3+Td2RAAECBAgQIECAAAECBAgQILBHQKDVf2cQaPVv6o4ECBAgQIAAAQIECBAgQIAAAYHWgH1AoDUgrlsTIECAAAECBAgQIECAAAECBKzQ6r8PCLT6N3VHAgQIECBAgAABAgQIECBAgMAeAYFW/51BoNW/qTsSIECAAAECBAgQIECAAAECBARaA/YBgdaAuG5NgAABAgQIECBAgAABAgQIELBCq/8+INDq39QdCRAgQIAAAQIECBAgQIAAAQJ7BARa/XcGgVb/pu5IgAABAgQIECBAgAABAgQIEBBoDdgHBFoD4ro1AQIECBAgQIAAAQIECBAgQMAKrf77gECrf1N3JECAAAECBAgQIECAAAECBAjsERBo9d8ZBFr9m7ojAQIECBAgQIAAAQIECBAgQECgNWAfEGgNiOvWBAgQIECAAAECBAgQIECAAAErtPrvAwKt/k3dkQABAgQIECBAgAABAgQIECCwR0Cg1X9nEGj1b+qOBAgQIECAAAECBAgQIECAAAGB1oB9QKA1IK5bEyBAgAABAgQIECBAgAABAgSs0Oq/Dwi0+jd1RwIECBAgQIAAAQIECBAgQIDAHgGBVv+dQaDVv6k7EiBAgAABAgQIECBAgAABAgQEWgP2AYHWgLhuTYAAAQIECBAgQIAAAQIECBCwQqv/PiDQ6t/UHQkQIECAwGgE/uM//iM++9nPxmMf+9g455xz9pTr+OOPj+OOO2405VQQAn0L6Pt9i7ofAQIECOxEQKC1E73l3xVo9W/qjgQIjFzgRz/6URx11FHxzne+s7akxx57bDz72c+O/fbbb+Q1UrxtE8iJ+ne/+90499xzJ/9z/vnnx7e+9a34/Oc/35rilFNOiSOOOKL19S4kMAYBfX8MraAMBAgQILCKgEBrFbX67wi0+jd1RwIERi6QAcA97nGP+Pa3v11b0kMOOSTe9ra3xTWvec2R10jxtkXgZz/7WXz4wx+OF7zgBfF3f/d3K1f7gAMOiFNPPTUOPPDAle/hiwR2U0Df301tzyJAgACBIQQEWv2rCrT6N3VHAgRGLJD/uv+Sl7wkjjnmmFalPO200+Lwww9vda2LCAwp8NWvfjWe+MQnxnvf+94dPyb7/wknnBD777//ju/lBgSGFtD3hxZ2fwIECBDYDQGBVv/KAq3+Td2RAIERC/zwhz+MhzzkIXH66ae3KuXjHve4OPHEE038W2m5aCiBT33qU/HIRz4yvvCFL+z4EYcddli88pWvjOte97o7vpcbEBhaQN8fWtj9CRAgQGC3BARa/UsLtPo3dUcCBEYscPbZZ8ed73zn+PGPf9yqlDe84Q3jHe94R1zvetdrdb2LCPQtcMEFF8QDHvCAvQ507/KMy1zmMnGjG90orn/968fd7373uNWtbhWXvOQlu9zCtQTWIqDvr4XdQwkQIEBgIAGBVv+wAq3+Td2RAIGRCvzyl7+MZz3rWZOD3rt83vCGN0xWdfkQ2G2BPDfoaU97WrzoRS/a59EZTN33vveNW9/61nHVq141Lne5y8XFLnax3S6i5xEYREDfH4TVTQkQIEBgjQICrf7xBVr9m7ojAQIjFchD4I888sjJodqLn0c96lHxla98Jc4666x9fvagBz1oskXr0pe+9EhrplibKvDZz3427nWve8U3vvGNPVXMlxS88IUvjD/5kz8RYG1qw6tX6Ps6AQECBAhsmoBAq/8WFWj1b+qOBAiMVOBDH/pQ5PlBi5+rXe1q8c53vjM+8IEPLF29lT8/44wz4iY3uclIa6ZYmyiQLzDIg9uPO+64vcKsN73pTXHooYduYpXVicBEQN/XEQgQIEBgEwUEWv23qkCrf1N3JEBghAI///nP4ylPecrkDYeLn3ve855x0kknxXnnnRf5/192vlZu+Tr66KNjyR+iEdZ2d4v0i1/8Ij7/+c9PAsE8o+wzn/lMXHTRRZNC3PjGN56cP3bXu941bn/728eVr3zl3S3cLjztpz/96eR8qw9+8IPxyU9+Ms4///w9fejmN795/N7v/d5klVVuEbzsZS/bukTf//73J2dnpevs89KXvjTyRQX6YWtGFw4ooO8PiLvk1vm7Nn/X/M3f/E2ce+658elPf3py1RWucIW42c1uFre4xS3iTne60+T37sUvfvHdLZynESBAgECjgECrkajzBQKtzmS+QIBAiQJf+9rXJucN5WRg8TMLq77zne9UbkmchV6Xv/zlW1f/H//xH+OII45Y+c1084d53+Uud5mclbRs22OGSLe85S1bl6vthXe84x3jrW99a1zxildc+pU84+Zv//Zv43nPe1586Utfarxt1ieDnac//elxrWtdq/H6vCCff//737/y2gwZn//858clLnGJVvdrapMuLwH4yU9+Eq973eviZS972V5bAqsKkpPORzziEfH4xz8+rnSlKzWW93Of+9wkCMytsvlZLFuuYsmtiO9617smW2XzDYizrYkZpB100EGTgPbggw/udAh8hhTp+trXvnafMp588slxv/vdr7bsOel+xjOeEc997nP3ua6pT7Vp80a4igse/vCHTwLtZQfiV/WzLv1h1XKV+L1N6/t5rmL+Xur62a3+8atf/So++tGPxlOf+tTJPxg0fTLcyvF329vetnFbct3vxLrxnn3glFNOmaxuzr9Bs38Iyu37z3nOc+LYY49d+jukqexNP2/zO6jpHn5OgACBdQkItPqXF2j1b+qOBAiMUCCDlzxzaPGT2wkzEMjJf92h8RnGvP/975/8C3jbT1N40vY+s+typVMGBfe+9733+tf3dQRaGZxk6HH66ad3rcZkNcGLX/ziSTDStIqgKdA65JBD4m1ve1vkuVJtPk33aztBzdV8uVIq7bt+sh1zpVWGO3UrrfLtmve5z3323D5Xa73qVa+K7Itf//rXJ33hzW9+c+Pjc3Kb2xb/6I/+qHFymzfbaaD1iU98YlLuWRA3X0CBVmNzjf6CTez7Yw60cjzmP7qceOKJrd/OO+tEGYDl/9Sd/7hKoJXfyRelLPv9l8Fxhmn53GWh+E47uEBrp4K+T4DAOgUEWv3rC7T6N3VHAgRGJlA3QV9cefWRj3ykctthhgIZIuy3336tath3oJUPzTDjmc98Zvz5n//5nnLsdqD1D//wD3HUUUctXe3WCmZ6Ua6sOuaYY2pDraYAKm/17ne/O+52t7s1PjpXFDzmMY+JN77xjZXXNgVauSoqV0P91//6X1utyqp6ULbja17zmsmqwapQK1e+5aRw9sm+l6tIMjDKlV7Zv7p8cstt3i+fXffZSaD1wx/+MHJCe+qppy59hECrS4uN69pN7vtjDbTyd1aGQ8tWO7btHfm3Is/iqwq1ugZaTWM8/zbk7/Z8O6tAq20ruY4AgW0REGj139ICrf5N3ZEAgZEJfPnLX56sasq3GC5+Fs/GqnsTYp4BlSticlVXm88QgVY+N1cj5TaPm970ppNi7GaglSuDcgvgKiuTFs0yWMmJ2qMf/ejKUKdNoJUrpXL1wv7771/bLHX9YPbFpkBr2ZvX2vSFZdfkSrUM13Jb4eJn2ZlvGYDleVwPfOADVw7TcjtQWtWt2Fg10MrA4w1veEM87GEPqyQRaK3aW9b/vU3u+2MMtNqMp7a9ou7sva6BVtVq51lZcoznmZRpKtBq20KuI0BgWwQEWv23tECrf1N3JEBgZAL5f1znvxovC1QWtxHWbTvM7+fB33e4wx1a1bDrRCFvmkHG9773vTjzzDPjhS98YeUqnJws5L+A5x/G3Qq0Muh40pOeFK985SuX1j+30j35yU+Oe9zjHpFnjeVZSv/8z/8cr3jFKyLfzLfssP0M5+re2tcm0Mozot7+9rfHta997dp2qeoH81+qC7QuvPDCyeqjqm2WubUvV1HNzjrLtvziF7842V6Z5Vv2ybL/9V//dRxwwAF7/XhZqJQrtvLQ+fe9732t+l/VRbkqLldsVAWAqwZaF1xwweQQ+2Xn1M1PduvOZcvr2rT5KgDO0FpF7dff2fS+P8ZAK3935NbdZf8Qk7+nssx5RlaG07mSK8/YylXEeZbe4id/v+SqyQMPPHCfn3X5O7VslWv+w0T+Lcqxf9WrXnWyrbnud8jqvfDX37TlcKeCvk+AwDoFBFr96wu0+jd1RwIERiRQt80s3wb1lre8JX7rt35rrxLXbTvscgh5l4nCMrK6CU3d5HzxXn0deF3nkucz5flOy86yygON85yrXB20LNTK1XP5L/nLDtxvG26cdtppcfjhh1f2vDbbDfPLdYFWXSD20Ic+dLLNJlddLX7y8PwMtea3D85fsyxgym09OUGcD69yZeDiuVSzEDG3XOazM5DN881yNVeaLvPOCWgeZj9/Ptd8eVYJtLKOOanNFY91n52u0MpAr+4cu7qyC7RW/8W8LX2/Sqgq8Gpa0bmqeN0/rFSF4PmsDL8e/OAHLw2Vq7bMd/k7tfiiinzmkUceOflHiy5vcP3BD34wOUMx/+Fm8XP88cdPgjkfAgQIbKKAQKv/VhVo9W/qjgQIjEggQ6F8s16uHln8zK9ymv9Z3bbDtquB8n5dJgrLyP793/99csbUq1/96n1+3CYYmH2pj0CrLijISV2uQFpcZTRf6FytlWFHnuO0+MmAJb+fodjip22g1bTtsK4fzD+zaoKaq+YytHrPe96zTxmz3LnVLlcnVH0yUMvVbcvaMkPAfDHBjW50oz1fr5vwzS467LDDJm9YzG2Ii5/crpQryZ7whCcs3Z54m9vcZhLmXuMa19jnu6sEWrk6JLeiLjsIfv4BbfptXZsLtHb/l+s29f0q3d0OtOreytsU3ldtCcyVozm2rn71q+9VzS5/p/Itofk7Zf7TVJ5lpgKt3R/HnkiAwDgEBFr9t4NAq39TdyRAYEQCy/4P8Cxe3VsLm7Ydtt3y0GWisIwsQ4lnPetZk/9Z/GRIlyHK5S53uUbtPgKtLueQVRXom9/85mTVUR6qvvipCqTaBlpNKyVytVIepN70qbpP3eq0thO6uhV3i2e5NQVaGR6ecsopcYMb3KCySk1n8GT/yTeVLX66BlpN29EEWk29btw/36a+P5ZAK4Pzu9/97vsUpyqUmr/wW9/61mT108c+9rF9vv/xj388/vAP/3Cv/97271SuGs3fF/Nbrrv8A8/8QwVa4x7zSkeAwHACAq3+bQVa/Zu6IwECIxFY9n+Az4pWtd1w9vO6SdyDHvSgyTlSdQdr533aThSquHK7WB6YnitpFj9dtj72EWhV3eO6173u5ID6umBlVvYMWPLspmXbSQ455JDJtsTFLYttA618RlXQWOe46Los0Kord5sJ5uwZdUHRYkDZFGgtBmBVfahuDCy+4bNNOReN0+blL395PP7xj2816q3QasU0mou2re+PIdCq+4eM3LadY/83f/M3K/tI3cre3PqcfzvmP23/Ti37m9hl67tAazTDWkEIEFijgECrf3yBVv+m7kiAwEgEzj333MkB5cu2QVVtN5wVvW7bYd0Bu6tMFJZx5aQmJxB5Psli+XN1WYZcy/4Ff9m9dhpoLXvj3uw5ud0uy7Ls/KtlZfnQhz4UuVVu8ZN1ygP3b37zm+/1o2VlzxAtt83kaoP5T9Xkatl2wzyPKg/3z7dWzn+WBVo/+tGPJi8VyOBu8dNmgjn/naqVYje5yU0mK66uc53rTC6vC7Ta9r/Zc6vOP0qDM844I/LZ858uK7TyzJ773ve+ex1EnW2ZfTPDr8WPQGskvxxbFmPb+n4Vy25uOfy///f/xp//+Z9PVuAuftqeL1VV3mX/ENIm0Mot0/nd17/+9XsVqe3q1MV6WKHVcgC6jACBjRMQaPXfpAKt/k3dkQCBEQjUrSyo2244K3rTtsM8dDsDlLpPm4nC4vczTPhf/+t/RZ6DkucjXXTRRUtDlBNPPLFxhdjsizsNtOpWOHX9F/q6s6wy0DniiCP2qu+ysmfolKvknv70p+916HlV0LNs22muTsqtN4urFZYFWnVbeNpOMGeVahvo1U34umw3zecuO8h5Vp5l5m0Draq3XmYIm+247Ew0gdYIfjl2KMK29f0xBFpNqzM7NN8+l2Ywn39XLnWpS+35Wd3fqfzHijxv76UvfWn85V/+5V73yxdRZMB15StfuXORBFqdyXyBAIENERBo9d+QAq3+Td2RAIERCNStsGrabjgr/tlnnx13vvOdl74prk2oUDdRWJUo3wiYb5S6ylWu0voWOw20+px8dA35qgKtDKme+9znxoc//OG9HBbPhapaYZJbb3IilgeZz3+WBVpdy1zXMNmnbnnLWy69ZP7A8762m+aD8q2Hf/ZnfxZ///d/v89z0/DYY4/d67+3DbRyRV2Og/k3KeaW0VzJlm89XFbP0gKttoPsxje+cVzpSlearHbLbai50rDLW9/aPKeuXaq+38a77tnb1ve7Blpt2i2vmfWP/P1y6KGHxq1udavK/lEXIrZ9Xpf+sMrfqRznb3rTmyZ1WeXT59+UVZ7vOwQIEFiXgECrf3mBVv+m7kiAwAgE6s7A6qN4uV0r30x30EEHVd5ulYlC1c1yAvHf/tt/m7ySvensrsV7bGKgledt5eqi3Foz/1k832zZ6qTZuV9f+tKXRhto1YUXXVeFdZ08tgm0vvOd70y2Yb7vfe/byz8Dsnyb46c//emtCrQWx9z1rne9eM5znhOHH354XOxiF+vjV05sS6C1zr4/VKDVpX/0+Xdj8bnLAs6uz7vZzW4Wz3/+8ycrt5ZMzFr19a6/k1rd1EUECBAoQECg1X8jCbT6N3VHAgTWLJDbBfPg8ec973mDlqTpYO6uE4Wmwua/6ufZKn/8x38c+++/f9Ple36+iYHWO97xjvjXf/3XyK2D8yuE5rcd5rbTXMl1zDHHLA29MpAc6wqtuoOd1x1o5WqvZQfB5wQ3tyhd4xrXiKqVaG1WDNW9CGB+FduyAVAXhtRtj+3y8oG2Ay+3NufW5DxjbNWJ//yztiXQWmff361AK59T1T/qVlS27XtV1/URaGW5c2Vmvn33t3/7t1cqkkBrJTZfIkBgAwQEWv03okCrf1N3JEBgzQJDTgjmq9a0dbHvQGv27Ec+8pHxghe8YDIhavPZaaBVd0jxus7QykDrile8YjzgAQ+ID3zgA3sxzM43q3rD32xbYtV2xrx3rrCZfS688MLJlr3F7Y35867hUtsztPLeXQ52rusHfW85vP71rx/3uc99Ig+En30WX1Qg0Pq1zGwL5k1vetM2Q7X2mnUEWtvW96saoGos7rRRM4DPlabzb4nd7bBn1b9TBx98cLzqVa/a56USbUx2u45tyuQaAgQI7IaAQKt/ZYFW/6buSIDAmgXe8573tH4D4E6KmpP4008/PW53u9stvc0q58/kGwXz3Kd/+qd/mkx08pyS+RVIswflBOspT3lKXPziF2+swk4DrboVb+t4y+HsnKvf/d3fjRNOOGGyGm/+kyFXTrQycFl8y+X8GVltA62686yGesth1iffwPjABz5wn/Ztc37b/Jf6PBQ+39J43nnnRf6/85+HPvShk9Vws+2wmxJoLTtTbVbvHKsZmp5zzjnx6le/Os4888ylYzG3YOZ4vcQlLtE4VusuWEegtW19v2ugNUT/qHuz5DOe8YzI/+ljxd+srk1/p/J3aP6d+4u/+IvJeXzznwy1clVmbuPu8hFoddFyLQECmyQg0Oq/NQVa/Zu6IwECaxTIw6hzAplbonbjkwdq52R1v/322+dxTROF+93vfrVFzC1zb3/72+MRj3jEPqFWl5UfOw20spAZYGQ5Fj+z86jmVxhUVaruzZN5kHaW8+pXv/peX28KnZYd3D8rU66oWtxuOL+irOnes4LUBXpV5V5mUBdIzEK4+VV3n/jEJ5Yeulz1Nscq95NOOmly3lXbtqsrZx52/uUvf3mfbZ6Lq0y2IdCa9/y3f/u3eOxjHzsJIRc/hxxySOSZbzlmd/JZR6C1bX2/qn2qVmjVBVqr9o8MSvMfKzIgXvws+z2xkz6V323zdyp/d+fK1oc97GH7PO4xj3lM5Ft3L3nJS7YuikCrNZULCRDYMAGBVv8NKtDq39QdCRBYo8DXvva1yZk1uWpiNz51k9U2E4WmMn7/+99fuq0uv5dv6jv66KObbjEJihbPisovtZ2M5bV1q3yazhKbFfCb3/zmpC5nnXXWPmXOeuRBw4urWJpCpyqfJz7xiZGHvi9uRzzttNMmB3Xnp+ne84WsW/U3f8+6xvjiF7+4z1a92fXL2rJuq+BLX/rSeNzjHte4UqNq22U+t2qlV9fgZFlZti3QSs/cqppbMRc/+QKJM844Y6WtWY2Dexcu2Ka+X8W500Cra/+o+p3dNcxu0z3a/p363ve+F7kSM/vD/CdD+Hyz6WGHHdbmcZNrBFqtqVxIgMCGCQi0+m9QgVb/pu5IgMAaBeoOd85JydOe9rTGEGCx+HXbbvLaqkCj7UShjqsuXGi73a2PQKtuG0wGY7mSLCdbVZ9f/OIXkcFXrjxY/NRt3WwKnepWfS0+J7fHZDmvfe1rT37UdO/579eFS7ntMlcvXPWqV62s/09+8pPJysHcmrb4qZqk1rV9G/O6VRVZhtlZYovl6RJoVdV9iECrTQDb96HwbZ4584ailmgAACAASURBVKuqc/686TD7Nf7KbHz0NvX9Kow+Aq0u/SNXQd773vfe65y6WdmatpvnG36f/OQnT7YB3vjGN44DDzwwfud3fmey+vWyl73sPn//uvydqlrtufh22aZOJdBqEvJzAgQ2VUCg1X/LCrT6N3VHAgTWJJChQW5/eOMb37g0NHn/+98ft7jFLVYqXdWWu7xZrpTJLReLbx7sMlGoKlRdkNT2QPY+Aq2qAGhW7gw28tyqZduqfvWrX022XGUAt+w8sCOPPDJe8YpXTCZbi582odO55567z1lZyzwXV4G1uffsPrn1Ktv4qU996tKmypULucLsCle4wj4/z22wuQKr6rv53/ONYcvOQ3v3u989WdW2zK3OPMOsPPfmCU94wj7n3mQB599IuGqgVbcyYyeBVm61ynIvftqES+sMtKpWaKXTBz/4wcjtmiV+tqnvDxlodekfdVvn83fsX/3VX0W+lGRxYlS39TVXCuabXQ866KC9qtnl79S3v/3tyN/Xiy/I6LpKS6BV4m8CZSZAoA8BgVYfinvfQ6DVv6k7EiCwJoG6f9VueiNhU5Fzu1hu0brgggtaT7S7TBSqnv/Rj350sl0wJxKLn7rzu+av7SvQyu1rGaKdeuqpS4ubbwbMlQF5iPDlL3/5yFVZ//zP/zwJq6oOt286C6xN6FS3rW6+oBkq3OEOd9jzn9rce/77X//61ydtkWHNss/NbnazyYHNea5WHo6eZ+Fkv8kwK1eGLftkwHryySfHta51raU/r5ug5heWmeeKmnzTY4awy4Kwpsln2xVadWfntA20Muz893//97jUpS41qf+//Mu/TALiDPIWP7e//e0nweiVrnSlyuG6rkArw/QMTF//+tfvU7ab3OQmkxc8XOc612n6NTPan29L369qgJ2u0KrrH1Xb1vMMvdzCuux3fwbnudo1w+6rXOUqkaFjvgTjec97XuXvmqpVVF3+TmVQnoHz4tmE6ZYryvJ3Tv7ub/oItJqE/JwAgU0VEGj137ICrf5N3ZEAgTUJ1K2iWnW74awqTdsOl23f6jJRmCfLICTPm8p/Tc865X2Wfdqe3dRXoJVlyEnTgx/84F7OKMtgJYOXPPOs6q1dbUKnuknWzC3DkDywO1cpzD5t7r3o/vGPf3zy5sHFt32t0uUzzMug79BDD639ep/m+aBcSZYT0qo3ZLYJtJq2PLYNtOomtosobVYk7naglaFt9oVcnbjsEO+sQ5tyr9J/dvs729D3+w608nd5hrS51biqf1St8M2+lQH5c5/73B03dd0/HHT9O1X3D0cZzje97CQrI9DacZO6AQEChQoItPpvOIFW/6buSIDAGgTqtuZlcLKT7Yaz6tQFZsv+9btuorBTorvd7W6T1SBXvvKVG2/VZ6CVD8uVA/m2q6qgrbFAEZFtkhO1fHNiVbCS92kbOjVtOzzuuOMmk8P5t1G2vfd8fTI8y61Dj370o+Oiiy5qU9Wl1+QEM1du3fOe92x1pltfYcIzn/nMyVledW8kaxNoNR1KP0SgVXXm1zxw34HWyg08/WK2c/azVbc67/T5fX5/G/p+10Brp75N/eO73/3uJBBdtmKx7bOb/uGga6CVq8Fyi3T+I9Hip+3fJYFW29ZzHQECmyYg0Oq/RQVa/Zu6IwECaxCoCzR2ut1wVp26f5nOA3jzTU83uMEN9tR+qECr7cqeWUH6DrTyvl/96lcj3yT43ve+t3Nr5za55zznOZO3DV7sYher/X7b0Klu22FVoNn23osFzIn9pz71qXj84x8fn/nMZzrXP7cmZiD0B3/wB63CrNkDzjvvvMl2vKotj3UFyS1Kxx9/fBx11FH7nPW2+L2mQCtDuAx367b+9R1otXlm1mNMgVb2u1yVkyv66kLbzh1ojV/Y9L6/24FW02rJLM+FF144WVH5lre8pXPL57jPLd+5dbHqd23XQCsLUff39nWve93k90zVqtv8vkCrc1P6AgECGyIg0Oq/IQVa/Zu6IwECuyzQtOVsp9sNZ9WpO3Q+r8m3+OU5OrM/VkMEWrnS4+Uvf3n8/u//fmvlIQKtfHgeXJyB1gte8IJWwU5O8HNyn5OzqjOjFivVJXSqOky8KtDscu9l2Nkf8gUEOWFss1otJ5fZP3LFRV0YVNew+cycML7sZS9rve0xD3HOg+czSGzzqQuFcstmbiu67W1vW3urPgOt3N6Yh2BnANj0GUuglaFlhhV5+H7dxL6pPmP9+ab2/d0KtHIs5orRPHeqTdiZv2tzi3mG0m1+12Q9cit3nrN4/etfv7YbrRJo1f0tbDoXUKA11lGtXAQI7IaAQKt/ZYFW/6buSIDALgt8//vfnxyO+4EPfGCfJ/e13XB246rXlufPcxVJ/nx2KG4fgVaW/0Y3utHk9et/+qd/GgcffHCrCdA8xFCB1uwZedbLP/3TP03e5HbWWWfFF77whT1hS5Y7A4k73vGOkxCkzRbJprJXve3uc5/7XNz1rnfd5xDlxaBxdv+dBlqz++Q5Oeeff36ceeaZk9VTuWprth0x32yX4eNd7nKXuNWtbrX0TY6rDJcMbs4555yJ+Sc/+cnJ82cHwM+b5wH1eWh0l1ClLhTKMPKEE05oXOXVNtD6P//n/0wC2txSmWdRzSbrs35/2GGHTd6q9l/+y39pxbSuQCsDigMOOGASumWIlW3QJqhoVakRX7RpfX+oQCtX1R544IGRQWeOyfw9Xrftt6oc8+P+05/+9OR37ex3TfbB7Hd5//x985//839uNe5XCbSyfB/5yEcmf/OWvXiiaUuyFVojHtSKRoDAoAICrf55BVr9m7ojAQIECBAgQIAAAQIECBAgQGCPgECr/84g0Orf1B0JECBAgAABAgQIECBAgAABAgKtAfuAQGtAXLcmQIAAAQIECBAgQIAAAQIECFih1X8fEGj1b+qOBAgQIECAAAECBAgQIECAAIE9AgKt/juDQKt/U3ckQIAAAQIECBAgQIAAAQIECAi0BuwDAq0Bcd2aAAECBAgQIECAAAECBAgQIGCFVv99QKDVv6k7EiBAgAABAgQIECBAgAABAgT2CAi0+u8MAq3+Td2RAAECBAgQIECAAAECBAgQICDQGrAPCLQGxHVrAgQIECBAgAABAgQIECBAgIAVWv33AYFW/6buSIAAAQIECBAgQIAAAQIECBDYIyDQ6r8zCLT6N3VHAgQIECBAgAABAgQIECBAgIBAa8A+INAaENetCRAgQIAAAQIECBAgQIAAAQJWaPXfBwRa/Zu6IwECBAgQIECAAAECBAgQIEBgj4BAq//OINDq39QdCRAgQIAAAQIECBAgQIAAAQICrQH7gEBrQFy3JkCAAAECBAgQIECAAAECBAhYodV/HxBo9W/qjgQIECBAgAABAgQIECBAgACBPQICrf47g0Crf1N3JECAAAECBAgQIECAAAECBAgItAbsAwKtAXHdmgABAgQIECBAgAABAgQIECBghVb/fUCg1b+pOxIgQIAAAQIECBAgQIAAAQIE9ggItPrvDAKt/k3dkQABAgQIECBAgAABAgQIECAg0BqwDwi0BsR1awIECBAgQIAAAQIECBAgQICAFVr99wGBVv+m7kiAAAECBAgQIECAAAECBAgQ2CMg0Oq/Mwi0+jd1RwIECBAgQIAAAQIECBAgQICAQGvAPiDQGhDXrQkQIECAAAECBAgQIECAAAECVmj13wcEWv2buiMBAgQIECBAgAABAgQIECBAYI+AQKv/ziDQ6t/UHQkQIECAAAECBAgQIECAAAECAq0B+4BAa0BctyZAgAABAgQIECBAgAABAgQIWKHVfx8QaPVv6o4ECBAgQIAAAQIECBAgQIAAgT0CAq3+O4NAq39TdyRAgAABAgQIECBAgAABAgQICLQG7AMCrQFx3ZoAAQIECBAgQIAAAQIECBAgYIVW/31AoNW/qTsSIECAAAECBAgQIECAAAECBPYICLT67wwCrf5N3ZEAAQIECBAgQIAAAQIECBAgINAasA8ItAbEdWsCBAgQIECAAAECBAgQIECAgBVa/fcBgVb/pu5IgAABAgQIECBAgAABAgQIENgjINDqvzMItPo3dUcCBAgQIECAAAECBAgQIECAgEBrwD4g0BoQ160JECBAgAABAgQIECBAgAABAlZo9d8HBFr9m7ojAQIECBAgQIAAAQIECBAgQGCPgECr/84g0Orf1B0JECBAgAABAgQIECBAgAABAgKtAfuAQGtAXLcmQIAAAQIECBAgQIAAAQIECFih1X8fEGj1b+qOBAgQIECAAAECBAgQIECAAIE9AgKt/juDQKt/U3ckQIAAAQIECBAgQIAAAQIECAi0BuwDAq0Bcd2aAAECBAgQIECAAAECBAgQIGCFVv99QKDVv6k7EiBAgAABAgQIECBAgAABAgT2CAi0+u8MAq3+Td2RAAECBAgQIECAAAECBAgQICDQGrAP7BVoDfgctyZAgAABAgQIECBAgAABAgQIEPi1wG+MGWLUhZvCCbTG3IOUjQABAgQIECBAgAABAgQIENhEgVFnRqMunEBrE8eDOhEgQIAAAQIECBAgQIAAAQIFCIw6Mxp14QRaBXRvRSRAgAABAgQIECBAgAABAgQ2UWDUmdGoC1cRaJVQ5k3syEPVaXFLqfYdStp9CRAgQIAAAQIECBAgQIBAtUBR8/MSwoOiQI2MzgLatzOZLxAgQIAAAQIECBAgQIAAgd4FipqfC7R6b3837ChQ1IDpWDeXEyBAgAABAgQIECBAgACBUgSKmp8LtErpVptbzqIGzOY2g5oRIECAAAECBAgQIECAwJYLFDU/F2hteW8dQfWLGjAj8FIEAgQIECBAgAABAgQIECAwhEBR83OB1hBdwD27CBQ1YLpUzLUECBAgQIAAAQIECBAgQKAggaLm5wKtgnrWhha1qAGzoW2gWgQIECBAgAABAgQIECBAoKj5uUBLh123QFEDZt1Ynk+AAAECBAgQIECAAAECBAYSKGp+LtAaqBe4bWuBogZM61q5kAABAgQIECBAgAABAgQIlCVQ1PxcoFVW59rE0hY1YDaxAdSJAAECBAgQIECAAAECBAhERFHzc4GWPrtugaIGzLqxPJ8AAQIECBAgQIAAAQIECAwkUNT8XKA1UC9w29YCRQ2Y1rVyIQECBAgQIECAAAECBAgQKEugqPm5QKuszrWJpS1qwGxiA6gTAQIECBAgQIAAAQIECBCw5bD/PiDw6N90THfUvmNqDWUhQIAAAQIECBAgQIAAgW0VKGp+boXWtnbT8dS7qAEzHjYlIUCAAAECBAgQIECAAAECvQoUNT8XaPXa9m62gkBRA2aF+vkKAQIECBAgQIAAAQIECBAoQaCo+blAq4QutdllLGrAbHZTqB0BAgQIECBAgAABAgQIbLFAUfNzgdYW99SRVL2oATMSM8UgQIAAAQIECBAgQIAAAQJ9CxQ1Pxdo9d387tdVoKgB07VyridAgAABAgQIECBAgAABAoUIFDU/F2gV0qs2uJhFDZgNbgdVI0CAAAECBAgQIECAAIHtFihqfi7Q2u7OOobaFzVgxgCmDAQIECBAgAABAgQIECBAYACBoubnAq0BeoBbdhIoasB0qpmLCRAgQIAAAQIECBAgQIBAOQJFzc8FWuV0rE0taVEDZlMbQb0IECBAgAABAgQIECBAYOsFipqfC7S2vr+uHaCoAbN2LQUgQIAAAQIECBAgQIAAAQLDCBQ1PxdoDdMJ3LW9QFEDpn21XEmAAAECBAgQIECAAAECBIoSKGp+LtAqqm9tZGGLGjAb2QIqRYAAAQIECBAgQIAAAQIEIoqanwu0dNl1CxQ1YNaN5fkECBAgQIAAAQIECBAgQGAggaLm5wKtgXqB27YWKGrAtK6VCwkQIECAAAECBAgQIECAQFkCRc3PBVplda5NLG1RA2YTG0CdCBAgQIAAAQIECBAgQIBA2HLYeycQePROOqobat9RNYfCECBAgAABAgQIECBAgMCWChQ1P7dCa0t76YiqXdSAGZGbohAgQIAAAQIECBAgQIAAgT4FipqfC7T6bHr3WkWgqAGzSgV9hwABAgQIECBAgAABAgQIFCBQ1PxcoFVAj9rwIhY1YDa8LVSPAAECBAgQIECAAAECBLZXoKj5uUBrezvqWGpe1IAZC5pyECBAgAABAgQIECBAgACBngWKmp8LtHpufbfrLFDUgOlcO18gQIAAAQIECBAgQIAAAQJlCBQ1PxdoldGpNrmURQ2YTW4IdSNAgAABAgQIECBAgACBrRYoan4u0NrqvjqKyhc1YEYhphAECBAgQIAAAQIECBAgQKB/gaLm5wKt6g5wXEQcv2L/+HFEnB8RP42I/xkR50XEByPiXyNisYNUPeJ+EXFyxQ9vGRFndyzbdSPilRFxWM33zomIm3e8704vH9OA6dv8FhHxyQqgp0fEs3eK1/P3q+r/hYg4IiL+sefnud1ygUtGxEsi4uFLflzXFnX9t8l69jvrBxHxqenvl/y9lb/DfAgQIECAAAECBAgQ2A6BMc3PG8UFWsMEWlV3fXNEPCMivt7YMhF9hitXiYjXRsTdG8KsB0fEV1qUrc9LxjRg+jRPI4FWnz1le+61jkBrme5F02Atf3dcuD38akqAAAECBAgQIEBgawXGND9vbASB1u4GWvm0XOXyiIj4eMNqrb7ClctExAsi4pE1vSFXfeTPc2XGbn/GNGD6Mp8ZCrR2uzdtxvPGEmjNNPN31uMj4swOK0w3oyXUggABAgQIECBAgMB2CYxpft4oL9Da/UArn/iNiHjgNNSqKkEf4cqlI+LEiHhUTU9oU5bGjrSDC8Y0YPown6cQaO2gY2zxV8cWaGVT5JbE/D3ytoj41Ra3jaoTIECAAAECBAgQ2GSBMc3PG50FWusJtPKpZ0XEAyLimxVF2Gm4cvGIOCYinj/iMCuLNqYBs1PzRWqBVuOvIBcsERhjoDULtXJ16dut1NJvCRAgQIAAAQIECGykwJjm543AAq31BVr55Ayc8vDnZQfF7yRcyTDr6IjIg+1zy+GyT67Mym2GH1jz5HRMA2Yn5suMBVqNv4JcUFCglUXNF0es46w9HYUAAQIECBAgQIAAgeEFxjQ/b6ytQGu1QKvuLYO5uuKyEXFIRBwbETeraYUPR8SREfHtJdesGq5km943Il5TE2bl9qGxrLQY04BZ1byqiUsLtBp/YbhgVwSGWKF1/4h4a0Xp/1NE5DMPnL7NMsdBVRCet8hD4jMw9wbEXekOHkKAAAECBAgQIEBg1wTGND9vrLRAq/9Aa/6OTQeyZ7B054g4u6dAK9vzThHxVxFxzYqqjSnMyiKOacAItBp/ZbhgFwR2O9BarNLvRcTLIuKwmt8h94yIj+yChUcQIECAAAECBAgQILB7AmOanzfWWqA1bKCVd79qRLwhIv6o4lF5OPybewq0Do2INzWEWbmyIq/5RWPv2J0LxjRgSgy08uD/W0fEvSLiDyLietMDvM+NiA9GxN9MX0KwbFvrUC28/7QsGXrcKiJuPH3QpyPifdP+/i9DPXyX75urMe8SEXef1jP985NvBvx8RHwsIv5HRPxrh6296w602vzeenlEPCkifrbL3h5HgAABAgQIECBAgMBwAmOanzfWUqA1fKCVT8gQ6cUVj3p6RDy7h0DrgIj464g4uKbVnxIRLxpRmJVFHdOAGVOgleefHb+kLWfbXS8WEYdHxHOmIVbdYP/vEfG0iPhOw2+Eqvp/YboVLUOauk/+PrnN9EUEdVttL4qI7PcZ9GYgUvXcqrFRF/i02Q53xen2uzsuqUyb7+fXMkh8WET8RURcofE37a9D62dExNdbXDuGQCuLmSu03lmx/bBtn2hRXZcQIECAAAECBAgQIDASgTHNzxtJBFq7E2jVBSV9BFqlhlkCre79LwOt86YvFMgVMnVnHc3fPVdrPSYiLqj5rbCTQCtfRJDnsj23Q5lyW1sGbfeIiJOXlGusgVZu582XOeQKtC6ffBHDEyLi9IbVWmMJtDK0e2VEPKiikrkq7T1dAFxLgAABAgQIECBAgMCoBQRaPTfPukCrVshk9eoOhV9W/SEDratMD2nOyWXV55kRceJID3FeV/t2baeubZ7338mh8FX9L7cX3ny6CqrrUMtwIkOwqsO8Vw202rxVs6qsuWowV469sZBA67rTkKfqfKmmNsnVaY+OiHfUhFpjCbSyLg+ZrqRbVq/nTd+k+sumSvs5AQIECBAgQIAAAQJFCIxpft4IZoVWNVFfgVYa55bD3Oq37LOTFVpXmt73ATUtPVsF85PG3rCeC8Y0YErYcpgrmTK8bLsya75V84UAdYd5rxpo3Xa6wupqK3ShLNOXpyHd4tfHtkIrz8t6xfTNpCtUdc9XcqVWnnn22YqbjCnQuklEnBERy9r2LdNwLtvQhwABAgQIECBAgACB8gXGND9v1BRoDR9oXSMicuKXZwst+9xnulpj8WdN4cr501VXj6pp5VwFktvA/ndjT1jfBWMaME3my95GWSc3xAqt+ee9NyJeGBF52PrPI+Ly0xU1GQRVBV4Z1J5QsTpolUDryhHx+oi4WwVEnrv1goh4V0T8MCIuMQ2vcqth0yqnMQVa+bvyqIh4XUU93x4RuWLpKxGRK5Zy5WS+8CHruawtckVabgFdFjSPKdDK7ZVvi4hDltT7wxHxZxFx4fp+fXgyAQIECBAgQIAAAQI9Coxpft5YLYHWsIFWHhb9/Ih4aMVjvh0Rd42Izy35eV24crvp4e95XlHdJ1dO5EqQPD9prJ8xDZiSAq2qbaRNwUvdqppVAq08mP60is51TkQ8eBryLF7SZnXhmAKtXKGUB7vffkldXz3dyrkYTmVb3DciXrMk1KpbLTemQKvuAH0Hw4/1t6pyESBAgAABAgQIEFhNYEzz88YaCLT6DbTSM7clZZD1h9PtOHVve8vDofOMmly5svipC1f+vmLFxLLavG+6sqTpDXeNnWWgC8Y0YEoJtPIg7gxJv1fRJnXhy5nTtwr+oEOfqwou6oKXDGvvHxEfrek315uuTrxhxTVjCrSqgrsM7TK0+lpFHfafrqR83JKfV51BNaZA63LTM7QyGF/85AsG8r9/caDfDW5LgAABAgQIECBAgMDuCoxpft5Yc4HWaoFWI2yLC3KFRp599e6Ka+vClRa33+uSPAj8xdOtUF2/O/T1YxowpQRaufXtpJqG+c3p2WrLtqNmGJrbxPIcp8VP1xVa14mIUyIiz1la/Lx8umrpZzXlXPV8ubrA57XTM+uqDr7P4tStOlr2/dwmmSst8yy8xU+bg9HvULFKsmrL3pgCrbqypMUqL0sY+neK+xMgQIAAAQIECBAgsJrAmObnjTUQaFUT1R0K3wjb4oKqbUqzr/YZaDUdQt2iuINdMqYBU0KgVbdNdb6Rqvpv3TaxroFWrkL8eEXPyNVZb23Ra/KcsfdXnDM1lhVauT0yz5Fatt2w6gy8+apXBX9VbSnQatFxXEKAAAECBAgQIECAQO8CY5qfN1ZOoLWeQCvPtMoDoXPLTtWna6CVK2/ys+zw5vzvp0bEwyu2NzZ2lAEvGNOAKSHQantu0bERseyMtT4DrSqvtqFbdqu6VV5jCbR+LyL+JiKuv2QctFmhVLciLN9YmVtI5z8CrQF/4bg1AQIECBAgQIAAAQKVAmOanzc2k0Br9wOtPDcrty4t2/I1X5ougVZuW8ywKs8iemfNG+4eNj0PZ7GTNnaUAS8Y04ApIdCqOwOrTf/pM9BaJTRb7Ep1Yc9YAq26t1XudGjkmxDzsPmxBlp1Z2jltul8U2W+ZdOHAAECBAgQIECAAIHyBcY0P2/UFGjtXqD1jxFx/PSNcHXnCs1K1DbQykPfHz0NyJrOu8kwIw+w/kpjz9i9C8Y0YARaEScvafqqEKxqW2Pb0C0fVUKgVXUGVh+jZFloN6YVWt5y2EcruwcBAgQIECBAgACBMgTGND9vFBNoDRNoZXiVK7AuiojPRsTfRcT5EfHzxhb5/y9oE2idPX1LYj5v9rnpdJXWNSue9crpYd11h2Z3KOaOLx3TgBFoCbSWHQrfZiyuOhDGHmjl75E8P2zZVua6Fwys6uF7BAgQIECAAAECBAisT2BM8/NGBYHWaoFWm3NzGvEbLmiaRJ8TEQ9estrq4hHxrIh4asX9m96uuNNyd/3+mAZMnfmys46a6lq3Va1qO93snjtd/dT1gPd8btfv7LSM+cwSVmjdreZtpE19oOnnYw+08g2WZ0TE1ZZUJLc35xs3f9RUST8nQIAAAQIECBAgQKAIgTHNzxvBBFplBloZZuVE8h8qin/diHhLRBxc8fOzIuIBEfHNxh4y/AVjGjBHRMQpFVVu+9a++a/XBVqPiIhcDVT12WlY1DWcWiXQOjIi3rSkAp+LiHz73/9s0X3q3iBYwhlaQ4TbY9pyWBfyPi8isp/+skU7u4QAAQIECBAgQIAAgfELjGl+3qgl0OoeKOQ3hpjELpakbiJ5l4h4f03rZrtm4PW6hsDk+RHxi8ZeMuwFYxowdQHUKoFW3dlLTfcrIdCqWrmUb++8V0R8sUXXucF0i2yGsIufoQKtuhBt2ZbDulVKh0bEJ1rUs8slYwm09o+IEyPicRWFb+rDXersWgIECBAgQIAAAQIE1i8wpvl5o4ZAq8xAq02gduWIeH1EZOiw7JNnfGVoludwrfMzpgFTF1ysshqlagVTejdtYSwh0KrzaqrfrM/VBberBFptDqS/XkS8Y/pW0MW+vyzQqjtHqmml3SpjayyB1oERcWpEHLCkEnVvy1ylzr5DgAABAgQIECBAgMD6BcY0P2/UEGhtbqA1C01y6+FlKqqZk9WHR8QPG3vKcBeMacBcZ7rlMIOaxc+HIyIDqm+3pGha3dIUSpYQaF09It4aEbdeYtImALx0RORLCh5UYbpKoJXtJzjV7wAAIABJREFU9GcRcWFNO/1hRHy84ufLAq26gOmNEfGYiPhJy37R5rIxBFpZhlydlXVb9nn59OUSbd7Y2qbOriFAgAABAgQIECBAYP0CY5qfN2oItKqJqgKF/EZTGNEI3+KCPt64d9mIeMU0iKl65MMi4g0RsdhxWxSxl0vGNGAuPz177I8qavaUiHhRy22auZUuz+NatrqlzRlTJQRa+0XEsyPi2CVeX5meo1W37fCw6XbDqsC1KtCqe27TdscMGk+IiGM6BFp56UOm42Txaxlw5ta7j1bcL8ua9bhNRHwpIr4cEf/v9HyxH0TEsreNrjvQyqDxiRHxjIo65Ysl7hkRH+nlN4CbECBAgAABAgQIECAwFoExzc8bTQRamx1oZe1uOg0NctvUsk+b4KGxI+3ggjENmLqgJKuYE/mjpweh1509ltavioiqYCxXzT16er8quhICrSz77SLi9IpVgO+ergD87pJK5iq4NKp6cUF+pe5NkNkOL67Ae+40jFlso3wD6AMj4iU1qxaXrdDKx1w7It5eUd73Tdszt/EufuqCzXTLoGxxheQ6Aq3/FBF5ttidpm9PvVnNmK4y2sGvAV8lQIAAAQIECBAgQGAEAmOanzdyCLSqiTZhhVbWLifxz4qIp9b0hjxrKwOCPrdNNXa+6QVjGzB1Ac2sThls5IH7eY7Q/56ubkvnq05XrmRYlec0VX3ywP6TGoBKCbSaVgF+JiL+IiI+FhE/j4hcBZerezKsqgpZZzR1gVbdgfv5/b+MiJdGxLciIoPK34mIx0fEIxvcq8KavMeTIiLDsmWfrGeOs6xnjqNc5XTb6Qq2G1Z8p6ofDBFotR2PTddln79vRGQQ7kOAAAECBAgQIECAwGYJjG1+Xqsr0Krm2ZRAK2tYdwh2/jxXHuXWw9wit9ufsQ2YujChD5s8hD+3qH294WalBFpZjXw7ZJ6l1RRQdfWrC7SuFhFvjojbd71pw/V1q4+uMd2SmtsHd/qpO79urIFW/p7IQ/Az0F3XFuWduvs+AQIECBAgQIAAAQLVAmObnwu0VuytmxRoZXD5uOmKlSqOtkHLipyVXxvjgMlzr/66YTvcKg5dgsOSAq3sX7lq5zU1W/mqvN4bEb9d8cbBukArn5krnHKlXNdPtkNuh8xgcfHTtJ3u0OmW052Ed+dMt/VVrXIaY6CVZo+KiLdFxK+6grueAAECBAgQIECAAIEiBMY4P6+Es0Kruk9tUqCVtcztcHn4e9W5TnlNbqd62i4Ps7EOmD6Ci3nKDATyAPU8v6nu/K3Zd0oKtLLMueUyt61muasOeV/sWnmWWPa53Bp4xyX9ri7QystzW1++iS+DlrafbIfcfpsHtOf2wK6BVl7/BxHxVxUhXFM5MjjON4vm4fBVn7EFWrmdMl+IcJaVWU3N6+cECBAgQIAAAQIEihYY6/x8KapAq7qvbVqglTW9+3TLVFXgkG9su/ouD78xD5jfj4iXT7fU7YTlooh4wnRbXpswK59VWqCVZb5YRBweEc9pOEMsPfKaXNF1qanLKoFWPjPDn9wGl+d0XaGhkTKYyTAr30iYodQnVwy08mt5gHq+KTHDtDYBXtY5w8xXR0T+/+s+Ywm0MvTL4C63dq7jfL2djDnfJUCAAAECBAgQIECgu8CY5+f71EagtV2BVtMB3qmx231i7AMmVwE9KCIe2xDSLOtJuRroTRHxohZnZi1+v8RAa1aH7Gd3mR7+nm8xzO15GeL8fUScERGnRcQPphdfcYeB1uyZV46Ie0TEXSPikGm4lc/MECtXRX0gIj4/tzouz/3aSaA1/9w8/D0Dud+LiJvPNeSnI+K8iPgfEfF3EfFvLf+erCPQyr56fkR8c9pOafbFlqsJW1bLZQQIECBAgAABAgQIjFxg7PPzvfh2O7xYpe2KAl2lglv+nVLa9xIRcf1pWJKBSR4QfqOF1TnfiIgLpsHJx6fBwA+3vH2bqt9XoNX0HD8nQIAAAQIECBAgQIAAgXqBUubnk1oItHTndQsUNWDWjbWBzxdobWCjqhIBAgQIECBAgAABAkUKFDU/F2gV2cc2qtBFDZiNkh9HZQRa42gHpSBAgAABAgQIECBAgEBR83OBlg67boGiBsy6sTbw+QKtDWxUVSJAgAABAgQIECBAoEiBoubnAq0i+9hGFXrdA2bx+RuFO8LKLP7O6Rpoaa8RNmpEvGv6EoBxlk6pCBAgQIAAAQIECBBoI7Du+XmbMu65RqDVicvFAwise8AISAZo1JpbCrR213u3nibQ2i1pzyFAgAABAgQIECAwnMC65+edaibQ6sTl4gEE1j1gBFoDNKpAa3dRR/A0gdYIGkERCBAgQIAAAQIECOxQYN3z807FF2h14nLxAALrHjACrQEaVaC1u6gjeJpAawSNoAgECBAgQIAAAQIEdiiw7vl5p+ILtDpxuXgAgaIGzAD13/Zbdj1Da9u91J8AAQIECBAgQIAAAQJDCRQ1PxdoDdUN3LetQFEDpm2lXNdaQKDVmsqFBAgQIECAAAECBAgQGFSgqPm5QGvQvuDmLQSKGjAt6uMSAgQIECBAgAABAgQIECBQokBR83OBVoldbLPKXNSA2Sx6tSFAgAABAgQIECBAgAABAnsEipqfC7T03HULFDVg1o3l+QQIECBAgAABAgQIECBAYCCBoubnAq2BeoHbthYoasC0rpULCRAgQIAAAQIECBAgQIBAWQJFzc8FWmV1rk0sbVEDZhMbQJ0IECBAgAABAgQIECBAgEBEFDU/F2jps+sWKGrArBvL8wkQIECAAAECBAgQIECAwEACRc3PBVoD9QK3bS1Q1IBpXSsXEiBAgAABAgQIECBAgACBsgSKmp8LtMrqXJtY2qIGzCY2gDoRIECAAAECBAgQIECAAAFbDvvvAwKP/k3HdEftO6bWUBYCBAgQIECAAAECBAgQ2FaBoubnVmhtazcdT72LGjDjYVMSAgQIECBAgAABAgQIECDQq0BR83OBVq9t72YrCBQ1YFaon68QIECAAAECBAgQIECAAIESBIqanwu0SuhSm13GogbMZjeF2hEgQIAAAQIECBAgQIDAFgsUNT8XaG1xTx1J1YsaMCMxUwwCBAgQIECAAAECBAgQINC3QFHzc4FW383vfl0FihowXSvnegIECBAgQIAAAQIECBAgUIhAUfNzgVYhvWqDi1nUgNngdlA1AgQIECBAgAABAgQIENhugaLm5wKt7e6sY6h9UQNmDGDKQIAAAQIECBAgQIAAAQIEBhAoan4u0BqgB7hlJ4GiBkynmrmYAAECBAgQIECAAAECBAiUI1DU/FygVU7H2tSSFjVgNrUR1IsAAQIECBAgQIAAAQIEtl6gqPm5QGvr++vaAYoaMGvXUgACBAgQIECAAAECBAgQIDCMQFHzc4HWMJ3AXdsLFDVg2lfLlQQIECBAgAABAgQIECBAoCiBoubnAq2i+tZGFraoAbORLaBSBAgQIECAAAECBAgQIEAgoqj5uUBLl123QFEDZt1Ynk+AAAECBAgQIECAAAECBAYSKGp+LtAaqBe4bWuBogZM61q5kAABAgQIECBAgAABAgQIlCVQ1PxcoFVW59rE0hY1YDaxAdSJAAECBAgQIECAAAECBAiELYe9dwKBR++ko7qh9h1VcygMAQIECBAgQIAAAQIECGypQFHzcyu0trSXjqjaRQ2YEbkpCgECBAgQIECAAAECBAgQ6FOgqPm5QKvPpnevVQSKGjCrVNB3CBAgQIAAAQIECBAgQIBAAQJFzc8FWgX0qA0vYlEDZsPbQvUIECBAgAABAgQIECBAYHsFipqfC7S2t6OOpeZFDZixoCkHAQIECBAgQIAAAQIECBDoWaCo+blAq+fWd7vOAkUNmM618wUCBAgQIECAAAECBAgQIFCGQFHzc4FWGZ1qk0tZ1IDZ5IZQNwIECBAgQIAAAQIECBDYaoGi5ucCra3uq6OofFEDZhRiCkGAAAECBAgQIECAAAECBPoXKGp+LtDqvwO4YzeBogZMt6q5mgABAgQIECBAgAABAgQIFCNQ1PxcoFVMv9rYghY1YDa2FVSMAAECBAgQIECAAAECBLZdoKj5eYmB1rZ3MPUnQIAAAQIECBAgQIAAAQIECAwtMOrMaNSFm7bMYkI4dIO5PwECBAgQIECAAAECBAgQIEBg2wVGnRmNunACrW0fO+pPgAABAgQIECBAgAABAgQIrElg1JnRqAsn0FpTl/VYAgQIECBAgAABAgQIECBAYNsFRp0ZjbpwFYFWCWXe9k7fpf5FHTrXpWKuJUCAAAECBAgQIECAAAECBQkUNT8vIRwqCrSgjjqWomrfsbSEchAgQIAAAQIECBAgQIDANgsUNT8XaG1zVx1H3YsaMOMgUwoCBAgQIECAAAECBAgQINC7QFHzc4FW7+3vhh0FihowHevmcgIECBAgQIAAAQIECBAgUIpAUfNzgVYp3Wpzy1nUgNncZlAzAgQIECBAgAABAgQIENhygaLm5wKtLe+tI6h+UQNmBF6KQIAAAQIECBAgQIAAAQIEhhAoan4u0BqiC7hnF4GiBkyXirmWAAECBAgQIECAAAECBAgUJFDU/FygVVDP2tCiFjVgNrQNVIsAAQIECBAgQIAAAQIECBQ1Pxdo6bDrFihqwKwby/MJECBAgAABAgQIECBAgMBAAkXNzwVaA/UCt20tUNSAaV0rFxIgQIAAAQIECBAgQIAAgbIEipqfC7TK6lybWNqiBswmNoA6ESBAgAABAgQIECBAgACBiChqfi7Q0mfXLVDUgFk3lucTIECAAAECBAgQIECAAIGBBIqanwu0BuoFbttaoKgB07pWLiRAgAABAgQIECBAgAABAmUJFDU/F2iV1bk2sbRFDZhNbAB1IkCAAAECBAgQIECAAAECthz23wcEHv2bjumO2ndMraEsBAgQIECAAAECBAgQILCtAkXNz63Q2tZuOp56FzVgxsOmJAQIECBAgAABAgQIECBAoFeBoubnAq1e297NVhAoasCsUD9fIUCAAAECBAgQIECAAAECJQgUNT8XaJXQpTa7jEUNmM1uCrUjQIAAAQIECBAgQIAAgS0WKGp+LtDa4p46kqoXNWBGYqYYBAgQIECAAAECBAgQIECgb4Gi5ucCrb6b3/26ChQ1YLpWzvUECBAgQIAAAQIECBAgQKAQgaLm5wKtQnrVBhezqAGzwe2gagQIECBAgAABAgQIECCw3QJFzc8FWtvdWcdQ+6IGzBjAlIEAAQIECBAgQIAAAQIECAwgUNT8XKA1QA9wy04CRQ2YTjVzMQECBAgQIECAAAECBAgQKEegqPm5QKucjrWpJS1qwGxqI6gXAQIECBAgQIAAAQIECGy9QFHzc4HW1vfXtQMUNWDWrqUABAgQIECAAAECBAgQIEBgGIGi5ucCrWE6gbu2FyhqwLSvlisJECBAgAABAgQIECBAgEBRAkXNzwVaRfWtjSxsUQNmI1tApQgQIECAAAECBAgQIECAQERR83OBli67boGiBsy6sTyfAAECBAgQIECAAAECBAgMJFDU/FygNVAvcNvWAkUNmNa1ciEBAgQIECBAgAABAgQIEChLoKj5uUCrrM61iaUtasBsYgOoEwECBAgQIECAAAECBAgQCFsOe+8EAo/eSUd1Q+07quZQGAIECBAgQIAAAQIECBDYUoGi5udWaG1pLx1RtYsaMCNyUxQCBAgQIECAAAECBAgQINCnQFHzc4FWn03vXqsIFDVgVqmg7xAgQIAAAQIECBAgQIAAgQIEipqfC7QK6FEbXsSiBsyGt4XqESBAgAABAgQIECBAgMD2ChQ1PxdobW9HHUvNixowY0FTDgIECBAgQIAAAQIECBAg0LNAUfNzgVbPre92nQWKGjCda+cLBAgQIECAAAECBAgQIECgDIGi5ucCrTI61SaXsqgBs8kNoW4ECBAgQIAAAQIECBAgsNUCRc3PBVpb3VdHUfl1D5ijI+LFcxLfjoh7RMS5PescGBGnRsQBc/f9k4j424Xn3C8iTp77b2dGRP63H1SU54oR8daIuOPcz98dEQ+PiO/usA63iIhPdijLDh/n6wQIECBAgAABAgQIECCwRoF1z887VV2g1YnLxQMIrHvALAuajouIEyJisWw7qf5DIuINczf4cEQcGREZoM1/+gi08n5PmgZ1v9xBoQVaO8DzVQIECBAgQIAAAQIECBQmsO75eScugVYnLhcPILDuAXPJiHjJdEXTrHpVYdOq1b9MRLwqIh4wd4NnR8SzImIxcOor0PrGdGXX2asWOiIEWjvA81UCBAgQIECAAAECBAgUJrDu+XknLoFWJy4XDyAwhgFzeEScNle3H0fEPSPiIz3V96CIeFdEXG16v7ptjX0FWvmo06dB3YUr1kOgtSKcrxEgQIAAAQIECBAgQKBAgTHMz1uzCbRaU7lwIIExDJirT8+huvVcHatWUHVlyDGW53S9aO6Lb4mIR0dEBmeLnz4Drbz34yPi5StunxRodW1t1xMgQIAAAQIECBAgQKBcgTHMz1vrCbRaU7lwIIExDJj9IuIZEZFnZ80+H5tu2fvWDuv9WxGRAdad5u5zVEScVHHfvgOt3Hp4r4j47Ar1EGitgOYrBAgQIECAAAECBAgQKFRgDPPz1nQCrdZULhxIYCwDZnFbYFb3sIj40A7rfbvp1r88Rys/50TEfSPia7sUaOVj8u2K+dbDH3asi0CrI5jLCRAgQIAAAQIECBAgULDAWObnrQgFWq2YXDSgwFgGzOWmbyHM1UyzTx4W/5SI+PmK9c+VX7l18dgO9+xjhdbfR8QhC2VeZeuhQGvFhvc1AgQIECBAgAABAgQIFCgwlvl5KzqBVismFw0oMKYB85BpqDWrbtNqqiaWa0bE2+bCpTaHzfcRaP3pdLvk3ecK+JWIuE9EfLGp0HM/F2h1wHIpAQIECBAgQIAAAQIEChcY0/y8kVKg1UjkgoEFxjRgrhcR74iIG87V+U8i4m9XNFh8e2K+dTBDs7qtf30EWreMiItHxJsiIkO12efNEfHYiPi3lvURaLWEchkBAgQIECBAgAABAgQ2QGBM8/NGToFWI5ELBhYY04DZPyJOjIjHzdU53xD4pIj4WUeHS0ZEblnMs6tmn2Om/22xzvO37ivQytVluV0ytzzOfx42XYVWV4bZ9QKtjo3ucgIECBAgQIAAAQIECBQsMKb5eSOjQKuRyAUDC4xtwNwhIj44V+cvRMQREfGPHR0OnB7GfsD0e7nl794R8eWG+/QVaJ0dEVedhld/tFCfPJQ+y9P0EWg1Cfk5AQIECBAgQIAAAQIENkdgbPPzWlmB1uZ0vFJrMrYBc7WIyK15t58DPSoiTuoIvHge12sj4uiI+OkuBlr5qNtGxMkRkfWafV4/LctPGsoi0OrY6C4nQIAAAQIECBAgQIBAwQJjm58LtAruTNtQ9LENmAx5M3h60Rz+GyPiMRHRFADNvnKZiHhVRDxg7h5tz+Lqc4VWPj7P0lq29TDL9taIqNt6KNDahhGojgQIECBAgAABAgQIEPi1wNjm5wItPXPUAmMcMAdFxLvmVjW13S44g178/ocj4siI+HaLlug70MpHXiMi3hIRt5l7fm6lbNp6KNBq0WAuIUCAAAECBAgQIECAwIYIjHF+Xklry+GG9LqCqzHGAXPpiHhlRDxozvUREZHbBps+y1Z45cHsz4qIXzZ9OSKGCLTysYdFxDsjIlePzT6vnh54X7XyTKDVosFcQoAAAQIECBAgQIAAgQ0RGOP8XKC1IZ1rE6sx1gGzGCxlGJRnaf2ooRF+a7oa6k7T63JV1j0i4tyWjTdUoJVbDzNUe+pcOX4cERnUvb1i66FAq2WjuYwAAQIECBAgQIAAAQIbIDDW+flSWiu0NqDHFV6FsQ6Ya0+DnoPngqm7RsTnGrxvFxGnz62Eyq1+j46IDI/afIYKtPLZ15oeEJ9B1exzzvSsrwuWFE6g1abFXEOAAAECBAgQIECAAIHNEBjr/FygtRn9a+NqMdYBs19E5FbBY+fEj4mIl9QcpL7sO13fkDhkoJVVuft0Bdn81sPcXvmkJW9gFGht3HBTIQIECBAgQIAAAQIECFQKjHV+LtDSaUcpMOYBs7jaKldePSQiflghec2IeFtEHDL9ea5+yoPXv9ZBfuhAa/+IOCEiMpybfXL12MMi4pSFcgq0OjScSwkQIECAAAECBAgQIFC4wJjn5/vQ2nJYeG/bgOKPecBcPiJOioh7Tp2bzsM6PCJOm2uTXM31lIj4eYd2GjrQyqJcd7pKa7adMv/bsq2HAq0ODedSAgQIECBAgAABAgQIFC4w5vm5QKvwzrWJxR/zgFn2xsLjpiucFst9yel2xIdPGylXPWUQ9pGOjbYbgVYW6T4R8bqFtx6+KCKeFhE/m5ZZoNWx8VxOgAABAgQIECBAgACBggXGPD8XaBXcsTa16GMfMAdGxKkRccC0AT4cEUdGRK7Wmv8sXte0PbGqPXcr0MoA7sSIeMxcQTKEe0BEvFugtanDTb0IECBAgAABAgQIECBQKTD2+fleBbflUE9et8DYB8ylIyIPTX/QFKpq5VWerfWGOcymA+TXHWjl85dtPTw7Iu4fEV+PCCu01j06PJ8AAQIECBAgQIAAAQK7JzD2+blAa/f6gie1EChhwCyejZVvP3xWRPxyWr/LTcOse03/969ExL0j4sst6r94yW6t0MrnZqCdh9a/ZmHr4XMj4hkRkWdsfXKugGdGRJbvByvUy1cIECBAgAABAgQIECBAYNwCJczP9whaoTXuzrQNpSthwFw9It4aEbeeNsjHpsHOt6b/+0ER8a6IuNr0f39tRBwdET9doQF3M9DK4uUKtNx6+Ki5suYqtAznfiLQWqEFfYUAAQIECBAgQIAAAQJlCpQwPxdoldm3NrLUJQyY/aYrlvJA+NnnsIj40HSVU4ZXeaD67PMnEfG3K7bWbgdaWcw8H+ztEXHDuTKfNT00Pv/77GOF1oqN6msECBAgQIAAAQIECBAoQKCE+blAq4COtC1FLGXALK7Cel5EZMB1+Yh4S0TcadpgVYfGt23PdQRauVIzn5v1mP/kwfezVWf53wVabVvRdQQIECBAgAABAgQIEChPoJT5+UTWlsPyOtimlbiUAZPB1UkRcc9pA8y2HV47It4/dwbV4vlaXdtrHYFWljG3Hr4kIh5aU2CBVtfWdD0BAgQIECBAgAABAgTKEShlfi7QKqdPbXRJSxowi28yzG2H/09EvHjaQrmi6R4Rce4OWmxdgVYWednWw/mqCLR20LC+SoAAAQIECBAgQIAAgZELlDQ/t0Jr5J1pG4pX0oA5MCJOnQY/2TYvj4jfnlu19c6IOCoifrSDhltnoJUrNrP8r6sov0BrBw3rqwQIECBAgAABAgQIEBi5QEnzc4HWyDvTNhSvpAGz//SNgI+raJgMg3Jb4k4+6wy0styXjYhXRMSRSyoh0NpJy/ouAQIECBAgQIAAAQIExi1Q0vxcoDXuvrQVpStqwETE3SLi3Uta5pyIuG9EfG2HrbbuQCuLf4OIOGVuJdqsSgKtHTaurxMgQIAAAQIECBAgQGDEAkXNzx0KP+KetCVFK2rATN/69+aIuP1C++T2wydFxM922G5jCLTy90KuQnvpQl0EWjtsXF8nQIAAAQIECBAgQIDAiAWKmp8LtEbck7akaEUNmOmbQY+OiBfNtc+Pp+dofaSHNhtDoJXVyLc6vjYi7j1XJ4FWDw3sFgQIECBAgAABAgQIEBipQFHzc4HWSHvRFhWrqAGzRe2iqgQIECBAgAABAgQIECCwXQJFzc8FWtvVOcdY26IGzBgBlYkAAQIECBAgQIAAAQIECPQgUNT8XKDVQ4u7xY4EihowO6qpLxMgQIAAAQIECBAgQIAAgfEKFDU/F2iNtyNtS8mKGjDb0ijqSYAAAQIECBAgQIAAAQJbJ1DU/FygtXX9c3QVLmrAjE5PgQgQIECAAAECBAgQIECAQD8CRc3PBVr9NLq7rC5Q1IBZvZq+SYAAAQIECBAgQIAAAQIERi1Q1PxcoDXqvrQVhStqwGxFi6gkAQIECBAgQIAAAQIECGyjQFHzc4HWNnbRcdW5qAEzLjqlIUCAAAECBAgQIECAAAECvQkUNT8XaPXW7m60okBRA2bFOvoaAQIECBAgQIAAAQIECBAYu0BR83OB1ti70+aXr6gBs/nNoYYECBAgQIAAAQIECBAgsKUCRc3PBVpb2ktHVO2iBsyI3BSFAAECBAgQIECAAAECBAj0KVDU/Fyg1WfTu9cqAkUNmFUq6DsECBAgQIAAAQIECBAgQKAAgaLm5wKtAnrUhhexqAGz4W2hegQIECBAgAABAgQIECCwvQJFzc8FWtvbUcdS86IGzFjQlIMAAQIECBAgQIAAAQIECPQsUNT8XKDVc+u7XWeBogZM59r5AgECBAgQIECAAAECBAgQKEOgqPm5QKuMTrXJpSxqwGxyQ6gbAQIECBAgQIAAAQIECGy1QFHzc4HWVvfVUVS+qAEzCjGFIECAAAECBAgQIECAAAEC/QsUNT8XaPXfAdyxm0BRA6Zb1VxNgAABAgQIECBAgAABAgSKEShqfi7QKqZfbWxBixowG9sKKkaAAAECBAgQIECAAAEC2y5Q1PxcoLXt3XX99S9qwKyfSwkIECBAgAABAgQIECBAgMAgAkXNzwVag/QBN+0gUNSA6VAvlxIgQIAAAQIECBAgQIAAgZIEipqfC7RK6lqbWdaiBsxmNoFaESBAgAABAgQIECBAgACBKGp+LtDSY9ctUNSAWTeW5xMgQIAAAQIECBAgQIAAgYEEipqfC7QG6gVu21qgqAHTulYuJECAAAECBAgQIECAAAECZQkUNT8XaJXVuTaxtEUNmE1sAHUiQIAAAQIECBAgQIAAAQIRthz23QsEHn1QOOusAAAgAElEQVSLjut+2ndc7aE0BAgQIECAAAECBAgQILCdAkXNz63Q2s5OOqZaFzVgxgSnLAQIECBAgAABAgQIECBAoEeBoubnAq0eW96tVhIoasCsVENfIkCAAAECBAgQIECAAAEC4xcoan4u0Bp/h9r0EhY1YDa9MdSPAAECBAgQIECAAAECBLZWoKj5uUBra/vpaCpe1IAZjZqCECBAgAABAgQIECBAgACBfgWKmp8LtPptfHfrLlDUgOlePd8gQIAAAQIECBAgQIAAAQJFCBQ1PxdoFdGnNrqQRQ2YjW4JlSNAgAABAgQIECBAgACBbRYoan4u0NrmrjqOuhc1YMZBphQECBAgQIAAAQIECBAgQKB3gaLm5wKt3tvfDTsKFDVgOtbN5QQIECBAgAABAgQIECBAoBSBoubnAq1SutXmlrOoAbO5zaBmBAgQIECAAAECBAgQILDlAkXNzwVaW95bR1D9ogbMCLwUgQABAgQIECBAgAABAgQIDCFQ1PxcoDVEF3DPLgJFDZguFXMtAQIECBAgQIAAAQIECBAoSKCo+blAq6CetaFFLWrAbGgbqBYBAgQIECBAgAABAgQIEChqfi7Q0mHXLVDUgFk3lucTIECAAAECBAgQIECAAIGBBIqanwu0BuoFbttaoKgB07pWLiRAgAABAgQIECBAgAABAmUJFDU/F2iV1bk2sbRFDZhNbAB1IkCAAAECBAgQIECAAAECEVHU/Fygpc+uW6CoAbNuLM8nQIAAAQIECBAgQIAAAQIDCRQ1PxdoDdQL3La1QFEDpnWtXEiAAAECBAgQIECAAAECBMoSKGp+LtAqq3NtYmmLGjCb2ADqRIAAAQIECBAgQIAAAQIEbDnsvw8IPPo3HdMdte+YWkNZCBAgQIAAAQIECBAgQGBbBYqan1uhta3ddDz1LmrAjIdNSQgQIECAAAECBAgQIECAQK8CRc3PBVq9tr2brSBQ1IBZoX6+QoAAAQIECBAgQIAAAQIEShAoan4u0CqhS212GYsaMJvdFGpHgAABAgQIECBAgAABAlssUNT8XKC1xT11JFUvasCMxEwxCBAgQIAAAQIECBAgQIBA3wJFzc8FWn03v/t1FShqwHStnOsJECBAgAABAgQIECBAgEAhAkXNzwVahfSqDS5mUQNmg9tB1QgQIECAAAECBAgQIEBguwWKmp8LtLa7s46h9kUNmDGAKQMBAgQIECBAgAABAgQIEBhAoKj5uUBrgB7glp0EihownWrmYgIECBAgQIAAAQIECBAgUI5AUfNzgVY5HWtTS1rUgNnURlAvAgQIECBAgAABAgQIENh6gaLm5wKtre+vawcoasCsXUsBCBAgQIAAAQIECBAgQIDAMAJFzc8FWsN0AndtL1DUgGlfLVcSIECAAAECBAgQIECAAIGiBIqanwu0iupbG1nYogbMRraAShEgQIAAAQIECBAgQIAAgYii5ucCLV123QJFDZh1Y3k+AQIECBAgQIAAAQIECBAYSKCo+blAa6Be4LatBYoaMK1r5UICBAgQIECAAAECBAgQIFCWQFHzc4FWWZ1rE0tb1IDZxAZQJwIECBAgQIAAAQIECBAgELYc9t4JBB69k47qhtp3VM2hMAQIECBAgAABAgQIECCwpQJFzc+t0NrSXjqiahc1YEbkpigECBAgQIAAAQIECBAgQKBPgaLm5wKtPpvevVYRKGrArFJB3yFAgAABAgQIECBAgAABAgUIFDU/F2gV0KM2vIhFDZgNbwvVI0CAAAECBAgQIECAAIHtFShqfi7Q2t6OOpaaFzVgxoKmHAQIECBAgAABAgQIECBAoGeBoubnAq2eW9/tOgsUNWA6184XCBAgQIAAAQIECBAgQIBAGQJFzc8FWmV0qk0uZVEDZpMbQt0IECBAgAABAgQIECBAYKsFipqfC7S2uq+OovJFDZhRiCkEAQIECBAgQIAAAQIECBDoX6Co+blAq/8O4I7dBIoaMN2q5moCBAgQIECAAAECBAgQIFCMQFHzc4FWMf1qYwta1IDZ2FZQMQIECBAgQIAAAQIECBDYdoGi5ucCrW3vruuvf1EDZv1cSkCAAAECBAgQIECAAAECBAYRKGp+LtAapA+4aQeBogZMh3q5lAABAgQIECBAgAABAgQIlCRQ1PxcoFVS19rMshY1YDazCdSKAAECBAgQIECAAAECBAhEUfNzgZYeu26BogbMurE8nwABAgQIECBAgAABAgQIDCRQ1PxcoDVQL3Db1gJFDZjWtXIhAQIECBAgQIAAAQIECBAoS6Co+blAq6zOtYmlLWrAbGIDqBMBAgQIECBAgAABAgQIEIiw5bDvXiDw6Ft0XPfTvuNqD6UhQIAAAQIECBAgQIAAge0UKGp+boXWdnbSMdW6qAEzJjhlIUCAAAECBAgQIECAAAECPQoUNT8XaPXY8m61kkBRA2alGvoSAQIECBAgQIAAAQIECBAYv0BR83OB1vg71KaXsKgBs+mNoX4ECBAgQIAAAQIECBAgsLUCRc3PBVpb209HU/GiBsxo1BSEAAECBAgQIECAAAECBAj0K1DU/Fyg1W/ju1t3gaIGTPfq+QYBAgQIECBAgAABAgQIEChCoKj5uUCriD610YUsasBsdEuoHAECBAgQIECAAAECBAhss0BR83OB1jZ31XHUvagBMw4ypSBAgAABAgQIECBAgAABAr0LFDU/F2j13v5u2FGgqAHTsW4uJ0CAAAECBAgQIECAAAECpQgUNT8XaLXrVsdFxPHtLu181f0j4q1LvrX4zNdGxNER8dPOT/j1F7Kt7xsRr4mIy8zd48cR8eyIeElE/GLFe+/ka2MaMPeLiJMrKvOIiMg26ONzuYh4Q0Tca8nNbhkRZ/fxEPcgQIAAAQIECBAgQIAAAQIdBMY0P28stkCrkWhyQemBVl2Y9dRpyLWOMCttxzRg6gKtt0TEoyMiA8Cdfm4SEWdExNUEWjul9H0CBAgQIECAAAECBAgQ6ElgTPPzxioJtBqJig+0so2PiIhXRcQV5qqbwcy6w6ySAq0Lpiuqvtiuy9RelSvtXlxxhRVaPQC7BQECBAgQIECAAAECBAh0FhBodSar/8IYQEtdoZVh1j2n4ck1RxhmlRRoZVn72HZYt90wnyHQ6vkXiNsRIECAAAECBAgQIECAQCuBMeQvrQqaF1mh1Y6q7/Os2jx1p8/Mtr1TRPxVRCyGWblC6E1rOjNrse5jGjB1Ww6z3G+MiMdExE/aNGDFNXXbDQVaO4D1VQIECBAgQIAAAQIECBDYkcCY5ueNFRFoNRJNLthpuNTuKXtftZNnZrveJiL++8jDrKzxmAbMYqD17Yj4t4i43rRpvhIR946IL6/SoNMAOcPEF02//72IuOTCIf1WaK2I62sECBAgQIAAAQIECBAgsCOBMc3PGysi0GokKjLQOnS6AmvMK7Nm8mMaMIuB1pkR8YWIeNJcNzkqIk5q1232uery0+/mNtD85Oq560bE7eeuFGitiOtrBAgQIECAAAECBAgQILAjgTHNzxsrItBqJCou0CopzErcMQ2YZYHWS6cr3WZvJNzJtsODIuJd07cb5qH8D4yIh0fEHQVa7QaiqwgQIECAAAECBAgQIEBgMIExzc8bKynQaiQqKtD6w4h43dwWuSx8BiePioi3RcSv2lV3V68a04BZFmil3QumbzhMmFW3HeZYm99ueHpEPDkiXiHQ2tX+5mEECBAgQIAAAQIECBAgsFxgTPPzxjYSaDUSFRNo/cF0C9sN56o09jArizqmAbMs0Mr/duT0TZEz2lW2HS5uNzwmIt4cESfvMNDK+x4SEbky76YRke1/hbk+8OmI+GpE5PbJj0ZEntvV5rNoMb8V8tIRcdfpGzQPnp7Tln3t3Ij4YET8TUR8Y0nbLntuniH2kulKtdnPm7ZdXisiHjs9J+7G0y/dPyLe2lCxi0fE70bE7aZmeTba7Pv51Sxzno+WZh+IiM+P5MUJ89W6RUR8ckk90//OEXF2m8adu+bAiDg1Ig5Y+F72l+wDP2h5v7RNy7tN++KN5s6GS8/zIuLd0/Kt8lKFphc2/H/svQm0PU1Vn72XRk1M1IQoaBSVJHwxCgpG4xAxalQQJxxR4oRTRFGMEQfkc0BAohFFRFAUxDA4RwUcUFDEKeJANCYYYyBGDYrKggQRP2V967lWa1FvdXf1OX3urTrn6bX+C957q6urntrV5+7f2XtXyzC/MYnKr2hpnNpgn9g4acJEWL5z+vkfRcRz03wQp//Lhi8Maja/YUi3aDo3r0P21jHj8F4JSEACEpCABCQggfEJ9OSfr9JU0FpFdNXgmALtbU+4Zastz+TkvEclx2vqaQQxi7H2tGHmBC0ElKemVEHGfIhjnKcbUmz+HhHxm0mEOSTlkDEhipG2+HqNRoZNfEMqSv/ilXtqgtbPRATCKWmY77hyP2LdAyPif6202+p016IQecSSoPU6EfEBKSJubdz5cBEsHpCEwF6iG+cELcaNPSAOlntqaQk+KSK+udKgVdDayhbR8BEpknSLsHXdghbz+rCI+OIi4nWO5dMi4kuSCLrGX0Gr8YVlMwlIQAISkIAEJCCBayfQk3++OnkFrVVE3Qtad0gOKVEEuZj1aRHxlI3ObRuNfVv1tGHmBK0/S4w/PE2dQvH3jIhfb0RRSzdESHiNAwQt+iJa5OHFCZaNQ7lqRhQPz18af03QwskvT85cei6c7hMRP7vQaIug9UZJTJyK6ufdzgla3MOpkh+7BVCxl748CUXYwU1fS4LWd0cE0YMvbRwkkXZfHxGfUGnfImgRCQgb0nK3XkQ1kYKLwNVyXaeg9cYR8ZUH2AyCMQLoY1Yi+xS0WlbcNhKQgAQkIAEJSEACN0GgJ/98df4KWquIrhpsiZZq63G9VcszSRN6fCUyaxQxCwo9bZg5QYu0K5xvRKTpaklxm9rW0g2JpEEQIE1uS4RWreg/z0GcIkXuVyPizyPiNVP64ZQSWFrcWpRZyQLRggL2eUrrMyPi2RHxpxFB6tr7F+mOPPM/RsS9U+2xmtVvEbTKMeXPZxyktuUXgg3CRCm4IDw8L7WfUur+bkTcJUspy/shou6jIuIn17ftyVssCVqMk1TQX2wcxVy6IbevCVq3SeLiB1eehR3+WEpXJHqQFFLstrxahNXpnnztqWNHWuta6uCbRcR9s4eu2TxN5+Y1pdRiY/z/pXl9QRJR5wTQms2TevyfG9etdV5b9lbjo20mAQlIQAISkIAEJHDmBHryz1dRK2itIrpq0CIutfXU3mrtmTUxi7ounxER3zFAZNZEoqcNsyRokdZ5aNphLd2QelOIKFsErVtHxGNTnaKJH1FQn5fS4moONFFVd4+IryhSp6a0R8ZRu5YiYubSq14/Iu4XEfcv0iCJxkEMq6U5tjrdpSgIB0TGpbS12hz+XRImmX/tevOI+KKI+NTil1+XOL+yfQufpGUpaP37iLhtRLxHehpiNsJNy8WaEE1Uu5YELdYMoTAXi+iDdSZFjzpk5b4mRfbLUj26/HlLtpG3y9dyTWyb7itZrQlaNQF0StMlTbK0GT4/bxcRD46Ij84Gyz3Yz7fPsK3Z/BaBvHVerXurxVZsIwEJSEACEpCABCRwGQR68s9XiStorSK6arAmLrX1sq3V0jMpZv0tEYFjk1+kg312iiDY9rSba93ThlkStN7gwLTDMt0wTwvbKmh9aER8T7ZURKoQOfQrDcv39qkAfV78e0n8mBO0EJKIQEE8rV2kUd4r1erKa3vNFdJvdbop5I74QZ8IBqQdEqE1d5UCGO0emuocraUOIgJSD+kLs85/IhVJ/90G1qdsUooZzAmGiHtcCFyI2jBauuBI3b0pFZP05LfOIvCWRCOisnhOvr6Mg39LAiOF47E52uX38s5CMFyqPZWLb62pla3Cz8SptPnWOoTwR1T+0gz4jye2v1NZBAWtU+4Q+5aABCQgAQlIQAISOIZAT/756jwUtFYRXTUoxaW2u+ZbtUQYzAlapJtQ9+Z9Z7pvcQ6PHf+e9/e0YZYELeZ8SNphKax8TqrHRH9bBK3XjoiHZcIF928pAk4KIvWOcpGGiBn+1YSEmqD19FSj6UUrBoBwgejF86YLMYq6XS8p7m0RtBCYiAj6rHRvi6BRRtSR+kgUzQsajfdtI4Ln3D61J5XzI9OJkY1dnKRZKdIQEUWUHicIciFyfkSKkloaQM6HyKPPT/Y0pZTOvaNqdbc4AIBTJ1/WMGNsA5uj1tR0kXpIhNILF+7P34drkVZTN1sErZoAupY6mA+X6MRHFhFoW0RcI7QajMcmEpCABCQgAQlIQAInJ9CTf746WQWtVURXDXoRtEh7+apUq2hu5BRZ5uQ7agqNcPW0YdYErVIkaUlDw6n+oRSRUtY42iJoIepQo4pIqzslMYyolZborMkOyvktCQM1QYtT37630aiIIiT1dRJIiHZ5v1SQPu+iRdBCXCJ9a4oumxMK8n7/Yaonxb3/ICKek9LhqC/Wcm1Zm5b+9mpTE7QQlJ4cEe+aHtIijuTiLNFW2DKnHa4JWuUeWEtdrc2bND0iwvKDLNbGfGpBK48AZMxLEVZza1n2MSe8GqG1126wHwlIQAISkIAEJCCBvQn05J+vzk1BaxXRVYMeBC0cLNK58uLKiFdPSALWW2RTaY2kaZv9aVv1tGHWBK0y7XAt6of9RT2mKVKpdHCvWzQ5RtCiyPfHVeoIzVlHLaIsj06b7lsTtMqInpZonj0s9rrXpnXMNUGL6LU8gm0tgqmMRiINkJTKXICci9Aq6261pjjm86tFC3JIAhFRHDBQXn89FVmfivsTlZZH/82xa43QKvfp9M5/yMZahH8v1cSb6pn9RkRwMmopOitotVq77SQgAQlIQAISkIAErptAT/756twVtFYRdSNolSOdIrFw8Ek9Ix0tv0hLpK7L2klgbQRO16qnDbMmaEGhTDtcilp6w1Rr6G4JXynoXLdocoygRVF5hN3WCCemjACG4Dpd35Bs9U+yn60JWu+QUv8mwfa6Umqve21ad1hN0ELcydd2TWjNDymYUhSpK7YmaJXCEmOuiZQtc/mgLE2S9ktp2K8bEUSnEpnHRboi9rh2tQpaZT0x+qU2HTy2XOU4uZd6Yz9QdKKgtYWqbSUgAQlIQAISkIAErpNAT/756rwVtFYRXTXooSh8PlLErE9MaTEY3Bulk80olD1dpHgReUFqz1Kx5TYCp2vV04ZpEbS2pB3m6Ya1aI3rEE2IKrtDRCCqUVuJVMDp2pJySBorqW1brlJQqIkWc4LWcyPinVOE21QvjjpRRAj93pZBbGhLNBg16u4SERTgJ4UsL17+bpWUyQ3d79J0TtAqUzxrQgoDKA8p+NZ0WiHzXhO0yghF+pt7ztpkyxpl1AG7Z0T8euXGcp+spSdOXbQKWmVkFffzhcBvr02i+P1rpX2WH9ZRO3jhJgWtpSnxucIJlew9Ivb436Ui/xvx2FwCEpCABCQgAQlIYAACPfnnq7gUtFYRXTXoSdAqxaxpBmUkCz/fcgpeG4n9W/W0YVoErda0wzKNqZaatZegRXofaWTUjbp1ErCwB+oh5amo5eptEbRIdf3Jjctfiha1kwJrzn3tMUR3sQ/nTldsHRrrQgFvRAz+IQS9TapNhoC2dPUsaJXF2udS+Mp0w6keWSmI1cTHvewVxuXzlgQt7JoaaojJXK222CpolWNptaWWdrX0yF4FrXI+7LUHR8Q3KWy1LLVtJCABCUhAAhKQwFkQ6Mk/XwWqoLWK6KpBL4LWnJjFGFlLnFOcj/zidDmiWl7cNtVrb9XThmkRtABUph3WolTKdMNapMYxAgHCFafuUaMnr6u2ZQG3CFqHiDktokWLoPX4iHjQyil4S/Mm8ooC5PeOiPdeEfmW+jmEwZb1aGk7F6HFvXl9q5p4SJs8ajAXkW5a0GJsc3zzqMi5ulQ1dgpaEQib2MUx1zNSFB/svSQgAQlIQAISkIAEzptAT/75KmkFrVVEVw16ELQQs+4TET+8kEJYOzqe8W85fr6NyH6tetowrYJWmXZYi4ZZSzeE4CGCFpE4nxoRD4yIW21YBlK5fjci3jO7p1dB6zER8cZFyh/2T70mBNrWFFreb3eOiC+LiA/YwIp03Z9PEW95hFvvglYZEUeq5o9m8y6jBvP1v2lBa0moyuttzQl1Clq3rJdYE4uXUinfPCLumE5RzVNtYXtdhzFs2KY2lYAEJCABCUhAAhI4AYGe/PPV6SlorSLqRtBaO7lsmsk/TnWzSDebLhx0Inn4pr23q6cN0ypolWmHPxMR94oIRBeulnRD2m0VtKiV9tUR8bEri/jLqRbRL0TEL0bEr6ZUPcb4xOzeUwtapfC3pYYWDvTfj4ivi4j3T2PeUheONaCm3MNXIrJIqyJSCVbPiwjY/WaqnfWkiLhrxqt3Qassbk6xeMS8qZD/m6Q6aESpceUHGty0oLWUcviFEfHQNOZvjoj7RcQfN7zIDo3QWhpLw2NXm9xkymGLDfPFCKI56ZK5sMUafElEcICAlwQkIAEJSEACEpDAeRLoyT9fJaygtYroqkEPEVqtghZr+tERQZRL7oxw8hkpV9TV6unqacO0ClrwW0o7LNMNpzpFJfctghZpc0TaIVLkF2IVIhX1rYhyeUlEvGpmgY855fCQU9/ePSKenY3lu1Na7Euzn62dcohAS8ohKYNciIbMA8Fr6ZoTdp8WEd+VxKsXLZwCumVtrnM/LaUclnZJNCfi5x+kAVLkngg33gvlSYgtgtaeReFLsRPhFRv77wXMUqTjXfyQxii9VkGrrNGFcEp028+daGF7F7SYNu+b8vTcUwt9J8JttxKQgAQkIAEJSEACGwj05J+vDltBaxXRVYORBC3GS1raV0bEpxfTo7D253VW4LenDbNF0FpKO8zTDREQOV2Q08PKa4toQuFyhBiEmul6ZDoFEAe85TpG0CLdj9TKLVde04n7aqmZa4IW9yF0UBtuEmjX6sK9ZookYd9OFymX1DFDYGtJWdyyNluYHNt2TdDK7RK7eL8k/pVMiHzjXfDKNKAWQYvDBx6WxNxpHg+IiK84YFKcaEih9+l6ehLfEGTz63Yp4nQSNLecqtgqaFEon0MbpkhAnt96kuIBU48RBC3mVbLnZ2Ua6yHz9x4JSEACEpCABCQggX4J9OSfr1JS0FpFdNVgNEGLMd8+OWmTIzjN9LNTGleLU99G57hWPW2YLYJWGa0y1fb530lkmiKpvjUVVH55BdMW0aQUh348CQC/04ifvU66EP+ma0vK4dI8akNoddpbBK1abbglO+b0QtIF3yMbGClUpKu12v1bRcR3pppCUzct6VqNy3FwszVBqzzFcBIiSyalMNQiaDHo0g5rp3euTQ5xjf1BKuF0zZ3KmNfP2hoh1Cpo1YS6UvBbmxO/hz17ighNhGyizZ5aiTpr3Rtzz2ydV8veWprX60bEI1JU5dTulEJfC2PbSEACEpCABCQgAQmclkBP/vnqTBW0VhFdNRhR0GLcOK04nHnqISlbH1+kgrVROE2rnjbMFkELGmXaIdEL1GCC+d0Srrl0Q37dKmhtEQDmVqkUOmi3RdBaijSrPbOMKJu7v9XpJn2RiB7qQHEtiRtlcXRExg9M9cRarfhDI+J7isYjCFpl/bYpzfOfZjX0aoXVWwWtMjIRtkTQkfLaepXP4r6aUPI6KdL0s1LHW0XVVuGH7sv1xl6Z16+0TipFL8F7et/O2d0ogtax49yAzqYSkIAEJCABCUhAAp0Q6Mk/X0WioLWK6KrBqIIWdVAoCk1aUH59f4q0+L226Z+0VU8bZqugVTr3pF5R+JyoDJzaNRGoVdCqRZCQPkqNmz9pWB32OcIaaXv5tUXQ4j4K0n9RlqY292iECOocMb7pmot4aRW0an3OFaku12VrTaQ3TaJkfiIk8xhB0GKc5QmbpPeR9jpFRGGnvNOmYvHc0ypokc7MSXmfkK3tt0XEZ0bEyxpssfZOKut5Td2UouiSOFx79BZB6y1TLTruma4tKdoc2MB+4iCC6fqOVFy95FKz+S2pfK3zat1bc8tWi3TcMs4Gc7CJBCQgAQlIQAISkEBnBHryz1fRKGitIrpqMKqgxdjfOKVa5fVh+HmrONFG6PBWPW2YrYJWmXaImPXCJBZCZC2ipFXQoq/8pDf+mwgliv+vFfl/jRRpQr2tWxXLtHRiXMmCWxGGiEp7wsJJZwgW1KpCbMojVeaieLY43UReEaU11REj2pDTOzmhML/KIt/THqb+09oJbYhZpL8hAJXXP98YiXT4rpi/cy3lkDvL0wy/NiKI0HrXtIaILs8sHtEqaHFbLfKT1DTEzlpq7fSomm3wO2p5cRplLrDx2YSt8Z7imhO9lhi3Cj/0wfOIBINVfn1pihJ7xcKDEFtJ7ZxOYpz2CgX5+fKgvLbYfO2xrfM65jm8Nz4lHS4yjWFryucp7N8+JSABCUhAAhKQgAROS6An/3x1pgpaq4iuGowsaDF+HHFEiLfIpos4gfDwlA11hdpobWvV04bZKmgx0zLtMJ/9Wr2ZLYJWfkLd9IxnJKGLNMeSIw7pW0fE/SPi42aWBAGOOf9h5fc1QWty1IlcQWh4cXEfUSqIE59b/HwukopmW5zuWnRPLcqsFkWEvT8oIh49I7pQp+vDIuLzU7RSDdnSetbm0Xoy6ZYd0yJo1VJUp2f8WLIH0uHya4ugxVw5dOK+RR+cIEmNtpo9vnkSvKhlll9z0aLlKZXU3CLaNBe91ri1Cj9TP7UoK37HO5LnP7+yz4jsYlzlHluK7nqziHhyRNwlm8CW6L/WeW3ZW9NQ+JuAyCwi7jhUJE9X7+VLkLV19/cSkIAEJCABCUhAAocT6Mk/X52FgtYqoqsGowtatSPYmVdrlE8bpcNa9bRhDhG0yvS2iUJLNMMWQatWGOp16BMAACAASURBVH161s9FxHMyYYqC5u9SEWZ+OImaU4QT4sa9KsIU/ZYsfj+JT5OD+0cpyud5aRDvGBGIbrkDzK/W0lu3Ot2l8IJQRZQW4l5+kRqV1zOafkdUF9E+rA/iCON95xTBlI+dUxFfkNVC435qz5FeV7t6ErQY3/tUmPDzOWFoi6BFP7dJKXZEa5UXgha2hVAKU8QaRPXyYh3unUUZ/q1US4vIR9bkHtkNiIOsx5YL4SgX3X46ItgD/1+qIci+KS/2xuMjojxMg3b5vEgDZk7YfHlhi/eJiP+RfsFcpvnDg0L3d8xu+sUURUkR+ZbrGEGLdNHfrjyE+bx9in7EFtbWqmWctpGABCQgAQlIQAISGI9AT/75Kj0FrVVEVw1GF7SYw5wD+h9SilwZbdNG5vhWPW2YQwStMu1wItISnbNF0KJfHM1vSTWStpBHfPriVOScNMMp/fRXI+IjU+RJ2V/J4sGpRhJ7oRSt5sZCcXzqaC3Z1lZBq5Ya9gMpPQrRbboQcYme2zLe6V4ijYhse7uU4jj9nEgc/tVOSuxN0KrVP0L8e7+IQNgpr62CFvcT0UQa5yduMcbUFsak6f1Gdm9tPxzQddMtS9F2nBCL8IMouvVCzEJEy+c1F+049b018ukYQWvrfGjf20Eih8zBeyQgAQlIQAISkIAE2gj05J+vjlhBaxXRVYNzELSYB47Qk4rUQ37+BSmFbK2+UButba162jCHCFrMtpZ2uJZuyH1bBS3uuW1EIC7NpRHm9BEwSDXFYaa2V624/Nw4SxYIYhR65zQ4nl+L4pieTXQT6X2cEvjKFXPYKmjRXa1oO6lsiHW5PSFqUQuLNLil8U5DfG5E/NuIQGxh3GX0HdE91EX6g8qcehO0amu9NP5DBC0wUD8Km6DGWx51NLfs2AZF6b8zIsq6VL0IWoydtFVs6n6V92VtbojG7AsOXijriC0JWk+PiM9IolHrm/M6BS32Ap9/UyRm6xhtJwEJSEACEpCABCQwJoGe/PNVggpaq4iuGpyLoDVX+Jh6Oggbz2rDsWurnjbMoYJWKXy0pBseKmhx31Qfi+LeOLek+00F30mL4vnUx2I986gl7kV8QGiarrkT6mqCFulq07ipNzU9n4gthIqfTWl+P7FSHDw3oEMErdqpjUQdYcMId+VFuuZdI+LuKerqzqkBIgQi1pSKBrtc1P07KSJuOrluLr2R7noTtBgTqW15UXKi5Sh4X4swO1TQmlgzf9L0iGoixfBOKZIPZoghP5VSIEkznCuw3pOgNc0LYYs9Rmolgt00L35PyiJ1tUhtJeV37pRH7kVUneyOe5+d7iOK8aUb36inFLTYxxw0wfh4h/Dfr9o4PptLQAISkIAEJCABCYxLoCf/fJWigtYqIhucmMBQG+bELHrqfknQ6mmcPY5lYteSdtrj+G9qTKWg1RLl2DrWU/bdOgbbSUACEpCABCQgAQlIoHcCQ/nnClq9m9P5j2+oDXP+y/GXM1TQOnyxp4hOBa1tDE8pOp2y722ztLUEJCABCUhAAhKQgAT6JTCUf66g1a8hXcrIhtowl7IolVMOqaE1pRxeEIbNUyX98lGp1tYDUr2ozZ1c6A2nFJ1O2feFLpfTloAEJCABCUhAAhI4QwJD+ecKWmdogYNNaagNMxjbY4ZrhNZh9N4rIp4YEX8r1Rh75mHdXORdpxSdTtn3RS6Wk5aABCQgAQlIQAISOEsCQ/nnClpnaYNDTWqoDTMU2eMGq6C1jR+F+v9FRHxVKjw/V2x/W6+X1fqUotMp+76sVXK2EpCABCQgAQlIQALnTGAo/1xB65xNcYy5DbVhxkC6yygVtLZh5CTFR0bEx6VTEz8pnRC3rZfLbn1K0emUfV/2qjl7CUhAAhKQgAQkIIFzIjCUf66gdU6mN+ZchtowYyI+aNQKWtux/bOI+KiIeEhEvGj77Rd/xylFp1P2ffELJwAJSEACEpCABCQggbMhMJR/rqB1NnY37ESG2jDDUt4+cAWt7cy8QwISkIAEJCABCUhAAhKQwMgEhvLPFbRGNrXzGPtQG+Y8kDfNQkGrCZONJCABCUhAAhKQgAQkIAEJnA2BofxzBa2zsbthJzLUhhmW8vaBK2htZ+YdEpCABCQgAQlIQAISkIAERiYwlH+uoDWyqZ3H2IfaMOeB3FlIQAISkIAEJCABCUhAAhKQgARuQWAo/1xBSwu+aQJDbZibhuXzJSABCUhAAhKQgAQkIAEJSEACJyIwlH+uoHUiK7DbZgJDbZjmWdlQAhKQgAQkIAEJSEACEpCABCQwFoGh/HMFrbGM6xxHO9SGOccFcE4SkIAEJCABCUhAAhKQgAQkIIGIGMo/V9DSZm+awFAb5qZh+XwJSEACEpCABCQgAQlIQAISkMCJCAzlnytoncgK7LaZwFAbpnlWNpSABCQgAQlIQAISkIAEJCABCYxFYCj/XEFrLOM6x9EOtWHOcQGckwQkIAEJSEACEpCABCQgAQlIwJTD/W1AwWN/pj316Pr2tBqORQISkIAEJCABCUhAAhKQgAQulcBQ/rkRWpdqpv3Me6gN0w82RyIBCUhAAhKQgAQkIAEJSEACEtiVwFD+uYLWrmtvZwcQGGrDHDA/b5GABCQgAQlIQAISkIAEJCABCYxAYCj/XEFrBJM67zEOtWHOeymcnQQkIAEJSEACEpCABCQgAQlcMIGh/HMFrQu21E6mPtSG6YSZw5CABCQgAQlIQAISkIAEJCABCexNYCj/XEFr7+W3v60EhtowWydnewlIQAISkIAEJCABCUhAAhKQwCAEhvLPFbQGsaozHuZQG+aM18GpSUACEpCABCQgAQlIQAISkMBlExjKP1fQumxj7WH2Q22YHoA5BglIQAISkIAEJCABCUhAAhKQwAkIDOWfK2idwALschOBoTbMppnZWAISkIAEJCABCUhAAhKQgAQkMA6BofxzBa1xDOtcRzrUhjnXRXBeEpCABCQgAQlIQAISkIAEJHDxBIbyzxW0Lt5ebxzAUBvmxmk5AAlIQAISkIAEJCABCUhAAhKQwGkIDOWfK2idxgjstZ3AUBumfVq2lIAEJCABCUhAAhKQgAQkIAEJDEVgKP9cQWso2zrLwQ61Yc5yBZyUBCQgAQlIQAISkIAEJCABCUggYij/XEFLk71pAkNtmJuG5fMlIAEJSEACEpCABCQgAQlIQAInIjCUf66gdSIrsNtmAkNtmOZZ2VACEpCABCQgAQlIQAISkIAEJDAWgaH8cwWtsYzrHEc71IY5xwVwThKQgAQkIAEJSEACEpCABCQggTDlcHcjUPDYHWlXHbq+XS2Hg5GABCQgAQlIQAISkIAEJCCBCyUwlH9uhNaFWmlH0x5qw3TEzaFIQAISkIAEJCABCUhAAhKQgAT2JDCUf66gtefS29chBIbaMIdM0HskIAEJSEACEpCABCQgAQlIQAIDEBjKP1fQGsCiznyIQ22YM18LpycBCUhAAhKQgAQkIAEJSEACl0tgKP9cQetyDbWXmQ+1YXqB5jgkIAEJSEACEpCABCQgAQlIQAI7ExjKP1fQ2nn17W4zgaE2zObZeYMEJCABCUhAAhKQgAQkIAEJSGAMAkP55wpaYxjVOY9yqA1zzgvh3CQgAQlIQAISkIAEJCABCUjgogkM5Z8raF20rXYx+aE2TBfEHIQEJCABCUhAAhKQgAQkIAEJSGB/AkP55wpa+xuAPW4jMNSG2TY1W0tAAhKQgAQkIAEJSEACEpCABIYhMJR/rqA1jF2d7UCH2jBnuwpOTAISkIAEJCABCUhAAhKQgAQuncBQ/rmC1qWb683Pf6gNc/O4HIEEJCABCUhAAhKQgAQkIAEJSOAkBIbyzxW0TmIDdrqBwFAbZsO8bCoBCUhAAhKQgAQkIAEJSEACEhiJwFD+uYLWSKZ1nmMdasOc5xI4KwlIQAISkIAEJCABCUhAAhKQQAzlnytoabE3TWCoDXPTsHy+BCQgAQlIQAISkIAEJCABCUjgRASG8s8VtE5kBXbbTGCoDdM8KxtKQAISkIAEJCABCUhAAhKQgATGIjCUf66gNZZxneNoh9ow57gAzkkCEpCABCQgAQlIQAISkIAEJBBhyuHeVqDgsTfRvvpzfftaD0cjAQlIQAISkIAEJCABCUhAApdJYCj/3AityzTSnmY91IbpCZxjkYAEJCABCUhAAhKQgAQkIAEJ7EhgKP9cQWvHlbergwgMtWEOmqE3SUACEpCABCQgAQlIQAISkIAE+icwlH+uoNW/QZ37CIfaMOe+GM5PAhKQgAQkIAEJSEACEpCABC6WwFD+uYLWxdppNxMfasN0Q82BSEACEpCABCQgAQlIQAISkIAE9iUwlH+uoLXv4tvbdgJDbZjt0/MOCUhAAhKQgAQkIAEJSEACEpDAEASG8s8VtIawqbMe5FAb5qxXwslJQAISkIAEJCABCUhAAhKQwCUTGMo/V9C6ZFPtY+5DbZg+kDkKCUhAAhKQgAQkIAEJSEACEpDA7gSG8s8VtHZffzvcSGCoDbNxbjaXgAQkIAEJSEACEpCABCQgAQmMQmAo/1xBaxSzOt9xDrVhzncZnJkEJCABCUhAAhKQgAQkIAEJXDiBofxzBa0Lt9YOpj/UhumAl0OQgAQkIAEJSEACEpCABCQgAQmcgsBQ/rmC1ilMwD63EBhqw2yZmG0lIAEJSEACEpCABCQgAQlIQAIDERjKP1fQGsiyznSoQ22YM10DpyUBCUhAAhKQgAQkIAEJSEACEhjKP1fQ0mBvmsBQG+amYfl8CUhAAhKQgAQkIAEJSEACEpDAiQgM5Z8raJ3ICuy2mcBQG6Z5VjaUgAQkIAEJSEACEpCABCQgAQmMRWAo/1xBayzjOsfRDrVhznEBnJMEJCABCUhAAhKQgAQkIAEJSCAihvLPFbS02ZsmMNSGuWlYPl8CEpCABCQgAQlIQAISkIAEJHAiAkP55wpaJ7ICu20mMNSGaZ6VDSUgAQlIQAISkIAEJCABCUhAAmMRGMo/V9Aay7jOcbRDbZhzXADnJAEJSEACEpCABCQgAQlIQAISMOVwfxtQ8NifaU89ur49rYZjkYAEJCABCUhAAhKQgAQkIIFLJTCUf26E1qWaaT/zHmrD9IPNkUhAAhKQgAQkIAEJSEACEpCABHYlMJR/rqC169rb2QEEhtowB8zPWyQgAQlIQAISkIAEJCABCUhAAiMQGMo/V9AawaTOe4xDbZjzXgpnJwEJSEACEpCABCQgAQlIQAIXTGAo/1xB64IttZOpD7VhOmHmMCQgAQlIQAISkIAEJCABCUhAAnsTGMo/V9Dae/ntbyuBoTbM1snZXgISkIAEJCABCUhAAhKQgAQkMAiBofxzBa1BrOqMhznUhjnjdXBqEpCABCQgAQlIQAISkIAEJHDZBIbyzxW0LttYe5j9UBumB2COQQISkIAEJCABCUhAAhKQgAQkcAICQ/nnClonsAC73ERgqA2zaWY2loAEJCABCUhAAhKQgAQkIAEJjENgKP9cQWscwzrXkQ61Yc51EZyXBCQgAQlIQAISkIAEJCABCVw8gaH8cwWti7fXGwcw1Ia5cVoOQAISkIAEJCABCUhAAhKQgAQkcBoCQ/nnClqnMQJ7bScw1IZpn5YtJSABCUhAAhKQgAQkIAEJSEACQxEYyj9X0BrKts5ysENtmLNcASclAQlIQAISkIAEJCABCUhAAhKIGMo/V9DSZG+awFAb5qZh+XwJSEACEpCABCQgAQlIQAISkMCJCAzlnytoncgK7LaZwFAbpnlWNpSABCQgAQlIQAISkIAEJCABCYxFYCj/XEFrLOM6x9EOtWHOcQGckwQkIAEJSEACEpCABCQgAQlIIEw53N0IFDx2R9pVh65vV8vhYCQgAQlIQAISkIAEJCABCUjgQgkM5Z8bodVmpf9vRDyorenmVh8TEU+q3FU+8xsj4l9HxCs2P+EvbmCtPzoiHhMRr5f18X8i4ssj4msi4s8O7PuY20bZMLeOiHeOiLtGxD+OiLeLiFulif9RRPyniPiFiHh2RPxMRLzkGCjeKwEJSOBIAu8TEc9IfXxaRPAZUrv4bOCz5asjgs+D942Inzvy2d4uAQlIQAISkIAEJDAmgVH8878UOXrH3APQ0QWtJTHrAUnkugkxC9vrYX3n9gDc3jYiPiciPqQQApf2DU7hd0fEV0XE8ytz7H3POT4JSGB8Av8oIr4jie9Pj4hPjogXVab1phHx7yPiPZMYf6+I+J/jT98ZSEACEpCABCQgAQkcQKBn//wW0zFCq22FRxa0WON7RsSjsogiZo3octNiVs+CFtFXnxcRn75ByCqtCcaPjIiHJd5t1mYrCUhAAscTeJ2IeEhE/JvU1VMi4oER8YIksvPZcLuIeHCK3qUZ0bpfFhF/fvzj7UECEpCABCQgAQlIYEACClo7L1oPQEcVtHBYiCx6eES8RbYuvYhZvQpat4+Ir0+pN3PmTErOy9IvXz+lI861Je3nvhHxGzvvDbuTgAQksESA9OjHR8Q7ZY2IvkLUIvp0Spvm1/8xIj7W95QGJQEJSEACEpCABC6aQA/6S/MCGKHVhmrvelYtTz32mazt3SLi0RUxi3opT7ihmlnl3HvbMLdJtWY+uBgodbIeGxHfFhH/rcLuNSLithHxoRHxryKCdJ/8wlm8d0T815bFt40EJCCBnQhQ++/rIuIdF/r76fTe+rWdnmk3EpCABCQgAQlIQAJjEujNP1+kqKDVZmTHikttT3n1Vsc8k3WlHsrjOhezmHFPG+ZvRsRXpjTDfDX+Q0R8bkT8j8aFpB/qbt2/SFdU1GoEaDMJSGBXAryTEOk5GORdU2QWkVq8k3i/PTUiXr7rE+1MAhKQgAQkIAEJSGBEAj3556v8FLRWEV01OEZcanvCLVsd88x/niKwyjTDniKzphn3tGH+ZUQ8sViK70+RC7+3cSGJ2PqoVEMrT+v5hlSbS+dxI1CbS0ACEpCABCQgAQlIQAISkMBJCfTkn69OVEFrFdFwgtZIYhZwe9kwt04phR+UmcSxEVXsL0QyThDLr4+JiCe1mZ6tJCABCUhAAhKQgAQkIAEJSEAC10KgF/+8abIKWk2YhonQeveI+KaifhMF4Dmp78kR8aq26V5rq142DEIW0Vj59akR8c0V0W0LIFJ9viYiPiW76cci4uMi4n9v6ci2EpCABCQgAQlIQAISkIAEJCCBExLoxT9vmqKCVhOmIQStd0kF4N8um1LvYhZD7WHDvFY6qv4LM3ZEZ1FvhtPAjr3+aUR8X0S8SdbRh0XE9850/M8i4qey331jRJAu+oqZ9q8TER8QEZ+Q1cf5kRQd9ocrg+eExrtExIdHBLZz59SeIvjPjQiKRTN2itn/2QYQfzdFod11wz1LTb84Ir58Q19/Lc0FoZKoxTtl9cw4ofKXkoDJ/FrTP/9GEicp+r/1yqPytq5v/izm9WUR8YDsh/8pIu4ZEb+e/azkX2uzNIdj7yflloMRPjAi3isVJJ9Sb3P+z1mw61bGkw3fPSLePjtxlBpRzPvHkw3z3+X7Jn9GbX3fLe2BubG8ZUR8ZqpZOO2dfK0P6TN/FicRfntEcFrhdM3thWPX7H0j4ruLun97RpMewmKNb86q3Fet9jPXbm3t8/v+Tnr38q55h/QuzVPNsfnnRwTv5WdFxO8fMbjp3cahL8yZYv88i8/756XPjqen+mhb3tnTkE7d/xFT91YJSEACEpCABK6BQA/+efM0FbTaUB1Tz6rtCbdsteWZ/yQiHlUczT6CmMWse9kw7AWcAk4Ee/+IeGlEfElE/OmhC5jdR5TW1yfBafrxkki1RfCg74dExP2Kca4JWm+UaoMhlOWO19x0ER4elJyxlki/mxK0JnHv81dOdZvmicjxiBTZuCZs9SBo4SwjOuT18XoStNhHCDuIboisaxciHHb1PRHxyrXGxe+xfaIosf2cR60b3ocIQ4hBL5p5zlbBpRYRS9d7CVrYMnv73xTjPYWghSDDO+kjimfdpKDVwjcf7k0IWghurM/HF0Lgkilji9RS/OqIePEGm0ckRhxm/fkSYu3inf0FEfGzjVHGp+5/bbz+XgISkIAEJCCBPgj04p830VDQasLUdYTWHVJa3DtlU+EP5k+LiKc0/iHbRuE0rYbaMEcgIKrnMdn9PxMR94oIBJXy2iJoUXieNNPXKzpZErSIYvm69O3+lilhV5wCiSM2Fy029XcTghbCHFFcpNhuvTjpDXGvth5TXzctaBGJ9MiUrprPrxdBCwEGgQkRprTHtfWgzhzCQKuD/zZJgGGvbLmIvPyMiPjFyk1bBC0EYQSgD6n0s5egVYuY4nF7C1r8HfDJ6T1STuemBK1Wvvl4r1PQghlr//AGMXXOPokO/aQisnKuLfuJfUU04JaLd3bLYTCn7n/LmG0rAQlIQAISkMDNEhjKP1fQajOWLdFSbT2ut2p5Jmkoj69EZo0iZkFhqA2zvmyzLYj8ekbh6OOw/mjljlZBqyxkjxjzg0mUIcKMExv/b9F/7dAAmuD44GAhtBGV9uYR8S+KemxTV0Q0fdFKql5N0CJK7bcbGSLU4kxP11rK4W2SwPDBlf5/OSKoW0b6JY4bqURwKK81B7MmeLTO6dkRQdoRV+v6luNjbgg/pVjUg6BFmhKC1MNm+BMl8lsR8Zop/RPbKiMDW08Urb33ttgwotbHRsRvFGPdImiVJ6I+MyJYY/ZOvtZb+syHMxcxRZu9BS2ijHhX1MTBmxK0WvnmzMp9RZr0dzaI7/RB2vmUwjf1uZRyOPceJeKQ982vRsSfJ3snlZsvnGpRhGvp5IyFSES+SKgJ9S3vNt7tCM1EKNauU/ff+Mq3mQQkIAEJSEACnRAYyj9X0GqzmhZxqa2n9lZrz6w5ddQ9IvrgOwaIzJpIDLVh2pfvFi2pJ8S65DXOEB5xaMqrVfD40JSqxf0UmMf5pD7L3HX7JIiU0XwUrSdiq6y3NaWgPLSSvvd5KToBp6121QStLTVpSod2SdBCNMDhu28xEKKuuO/XKvsBJ560OIrz5xf3EE1XixQ6VJw4dH3z+940rd17VmDftKDF5wj15ohAzMW2pyXG1Csr01SJNsPJZn3yexAIsa25CMBa5M6UwoXQWh60wJoRBcNa5wIaUYaIsnmaY+v6IjZ9Sxad9dgUBVNLWW3tM1/WpYgp2u0paNVqsuVjuQlBawvffKzle3Mt7Tq/d8s61U7EZQ9it7x/a3WriF6kxttXFF8SYK/3iIifn3mPIgB/Tnq/5U3m9hbvbDhg39TWmi7EetbyhcVzTt3/wseRv5KABCQgAQlIoFMCQ/nnClptVrQmLrX1sq3V0jMRR3Coym/UHxcRn52ibbY97eZaD7VhjsBUE3hwsvlXMmgRtMq6XN+aBJ25OlC1ejxEdOEsIeIsFctGRMBBIqpluriXQvK/MMPkOgWtWuQSIhz/lupi4cwjKtIuF1XYQwh8JZMtTu+SqbSsb34/7+nPioivnen0pgWtmlj76Iigjhli09zFvIiKoe0UvUJ77IpoxtqFOMXJo9PVUiuwJrjVhITW9SW6jD2DzfB8Us+I0KpdrX3m9y5FTNFuT0GrVpMtH8tNCFpb+OZjvS5BK/8igecTCUbq9680fD6Q7k00XF7kf+6LDbojtfa7ivYte6v2hRcRlHx5kb/X9u6fFEwvCUhAAhKQgATGJjCUf66g1WZspbjUdtd8q5ZvjucErTdLBcZJV6tdc874sWM+1f1DbZgMwh42MZdu0iJ4lCcnIur8wMIi1RwXImQQB5bErKnLWoRQLcplan9dglat4P63pVozL2sw2lqEylw0wyHiRG0ILeub31eedIdDTKTfHVOjmxS0+AyhRg+2MF2tqYO0r0UjzYmzZeQO97MPSXNcO82ttnbUW0NQnqIMW9YXYZhoQARGLgr0U3+KFN/a1dJnfl9pj9giJ+Lltbr2ErTKmmyIcn+SDsWYxnTdgtZWvjm76xC0XjvZGzY/XTWhaO7VQ0QUdpefqDv3xUZtb3F6IfY2d7BB/twyypW0ayJSpyjGU/T/Pg3vXJtIQAISkIAEJNA3gaH8cwWtNmPaQ7zIn3SooEVKzVcVDkc5AyJnOHGJOi4jXENtmAzoHjZxqKBVOr2lo1Jbdxyw/NtzIkyIdnnJBiMpIxNqQsrU3XUJWpzw+dSIeJP04LUUntp0b5cOUMhTMWuO/FZxYg7tFkGrjKz78VQcGgFpSl9tEbSoF0XkU0sUCeMu129ureGOgPjeabJrEVY1JmUfrOEHVgq3w+2Hsmi6JfurPSeP/OH3iANEHU57oGV9S3ERcYFo2bmrpc/83jJiCtEZPoge07WXoJVHNrJufG7cNaXcTs+6bkFrK9+c3XUIWuxHTsEl0upOaZ+Qoty6rxhvKTTNfQ68YUozJorxkPWo7U2+CJtq+Z2if0RSLwlIQAISkIAExiYwlH+uoNVmbHuIF/mTDhG0cGSpj5EXs0a8ekJyRPKCs1u+xW0jcLpWQ22YDMMeNnGooFU6fWtReaRGPapIGVxKc5lb7b8XEU+KiPfIGsxFhl2XoFWeHknRdOrILaW6lfOrRU2QmsOR9xT5nq6t4sQcxy2C1nulFCWcU+aEAPP8oh5bi6DFWLbUMGsVtEqR6YfTGP9gwyujxr9mn6UoS1oodYvyOlhLj8V+2XNEc1HX63kR8ROZraytby16qlaXKB/DWp95W6INsbtPST8k1Qz7pjbcg7KGewhab5yiMxFnuBBIOUWPGk88c7quU9A6hG/O7zoErQ1mPdu0VdAqxXoOM6BW3QsaB8G+Qgh915QaTsF6vvyYTnI9Rf9L4m7jsG0mAQlIQAISkMANExjKP1fQarOWPcSL/EmHCFrlSKdILFJSaqeLrRVXbpv56VsNtWEyHHvYxCGCVhmxM5cel6/cP0wnXOHAFCOVoQAAIABJREFUcM1FwKytdi3dptW5pu8tgkpLUfi/nhzx/PQvaoIhCmy9PigiSJWbrtoe3SJOLD2/VdAqT7qbUikRt/IDBmqCVm2s1PnhvparVdAqBcVvSO8jUte2XKRCIc5PVyko1taaiCKY7HWtrW8ZPbUmJDOutT7zsZcRU1MtsfJd07rn5iLYyppsUw0oovjgflOC1iF8c37nJmjdsziZkPTw+0XEH+9k8Kfuf6dh2o0EJCABCUhAAtdMYCj/XEGrzTp6KAqfjxQx6xMjgqgtDG7u5C+iHJ7SWCOpjcT+rYbaMEdMv+bYbhG0EC2JtMKJ53S2qSB1yxqX38T/TETcK/umfsu0SgFjbg7XEaH1BinKBMd/utZqic3Nlag36iFxEiRXq0i0RaSbnt0iaPFuRtQj4owrL8JfFmGfEy6o00PB++naEtHUImjVIqt+MCJ+cotBpbZ3SKewTbeWkXY1eyJa9ZBnzQ1vTnx6bkS8c9p3U+3C1jphrYJWLWJqOoVxb0GLguF8Lkwpq5Mwh2h4E4LWMXzztexZ0OJdhY2TPvgRxUmHc+/Qct3nam0dsN2ubjl1/4eOy/skIAEJSEACErhZAkP55wpabcbSk6BVilnTDGqnVW05famNxP6thtowR0yfaBuc9CnFh65qaW38vHTMao8lfQRHlEiitaLuxzh65bNb02WuQ9A69hn53FpEolZxYs1MWgSt8qS7vPh5y1gnO8prTpGy2CKAcm+LoFXjsTb31t+XEXKI9k8uanXl9YBa+11q1zofotBYjz9qeGiLzZQRUwiUpJbx/q4JD8dEaJURnnl6em2sp045rCHcwje//5j3XMs6rS03Eay854mIvXUSsPhcRjjMSwKU/dQELWziS9K/qf0DUkro2jhafn/q/lvGYBsJSEACEpCABPokMJR/rqDVZkS9CFpzYhazqJ0Wxs8p/k1UzYvbpnrtrYbaMEfQwaHBIaeeyZqDsiZoYQf3T6cattQPOsbRK6dcClpz6bPHik0tKYfHPiOfWykS8bsy+moPp5d+1wQtaglRv4vT0LjKtNJWQatMWaQvRJjPTbZYsx0iSe6cCsgjqtwqjaE1Yu2ILfJqt5Z21TrnY57fImg9PtWzemHjg1psZi5iano37hmhVavJNqXa9iBobeWbL8Mx77mWdaotOcLVR6b9kte3bDSPq2Y1Qesm1mJP8XLL/G0rAQlIQAISkEBfBIbyzxW02oynB0ELEeM+EUHR5bmInPIY9ml2OMcU/V072r6Nxr6thtowR0ydlKVnZCe00dVcTaPSMUPQIC3n/YpUFSK+SEVcEyuPcfTKKZdC01wR9mPFppsWtGqnAh7q9JYM1wStMtqSQvAU45/2yhZxByeb2lRlhAgRfs+MiN9Kg3urFEmCmFW7LlXQekxEkA7ICYmk+XLxLqZWG18WrEVHrtnMUsTUtA57CVqlwPnYiKDQ/svTg25CRDmWb26rx7zn1tap3BMU8OcEygdmom/LxwP77ncj4j2zxgpaLeRsIwEJSEACEpDAdREYyj9X0Gozix4Erbk6G+UMym/7+T2pRlOB4bYZX1+rXjYM6SJ3jIi7pJMkSffYchT7GrGy9lRNMJn6mBM8XpXqDJGqODnXLbV8jnH0ynmZcvjqRbP3rqE1d9LdS7KF2CJo8Y6n+DOnXE7RVmu2eoygdaooj/KETd5p15FyOK3v348IapBNKcOt6ZtrQslSxNSegtZSTbbpOTchaB3L9yYELdJf+YIIoXnp+uWIQMD6hYj4xYj41RQhSf3CJ64IWrX6dHumHJ66/0PeMd4jAQlIQAISkEAfBHrxz5toKGg1YbpF8dRWcamt93qrQ0U01pRUIb75nkQPnsCR3/fO6rIcM7Y97+1hw5SnADK/T46IvY4gJzKCvj4kA0cBcp7x0grMpQge0tHKUy3XTrTcsyg8ER0Pz8Y8d6rddURo7VkUvmSEA0oE3X/P5romTrTui6X1zU+64zRKBKJnFR1vEbS4lXfCu0TE10bEOzYOkvpNt1lJOaydPLin050P9SaLwhMhycWXBaTEvVP6byK1EHin39fQLtnMWsTU1N8eEVpLNdmm59ykoHUo35z5McJ9694u04Gn5yNWIVJxSAFfViBA8wVE7Wr9UuDURdtP3X/jq8ZmEpCABCQgAQl0RqAH/7wZiYJWG6pDxaW23uutjnkmUR5fGRGfXnSN+PB5WYrJMePb694eNgy8EIU+IZsU6USflByTY+dKJAkCVi4wIkoRaVVLWVpLSStPtSRahPSXb58ZaFm/69Doli0CxnUIWkTVPSylTU1TP1RQKY+wp1g2ERh5ZFSr07tmL3PrOwl0UxQQUSDTSXd5n1sFrVywIAIRwRuBi364iCJBuCOShBMwEfP4bMBBv2tq03qS4qnE/teNiEckEXiaDyd+ftsa7OL3pIixH38zIn4tIljnqfh6y/oicn5TtpfXahTO9QnnuVMsyykdK2gx16WabLl93MQph7kguJVvzuo6BK23iYjvSuLm9OxHpn3Ke7XlahW0Pi6lC099fnNE3C8i/rjlIakNTBgf4usvpX+ULfjziDhF/1Pdvw1DtKkEJCABCUhAAp0R6ME/b0aioNWG6hhxqe0Jt2x17DNvn07Vm6IJpidMR7Sv1X45dNxb7+tlw3xoRHxPNvg1kah1nrXC3DjQHN2OQ1271gQt7ilFsrJweN4vQhopZ3mKDKfdIT5sucq0L+4lougHKp1ch6DFY8tUzrmaXkvzrKXf1E6gbBE8WnjW1heBk4g9oqi4ypPu8n4PFbRaxja1aTnlkLYfFBFTUXH+m0hQBLMXbHgYn0NE/rEnKLZOtMvPRcSzk+M9dfWFEfHQrN+5U0LnHl3bB+yjH003tKxvrU7h0jt1rs/fSYIhtsCVn2JZjv9YQYt5I6hPddTKmmzT8246QotxbOWbs7oOQat83/x4eq+yni1X7XTBORG4rLuICEq6IuJU61WO9yuSrSFonaL/Ef6mbGVnOwlIQAISkMClEujFP2/iP8IfHz0APVZcalqMotEez8zTl6bu+WOYyAacxR6uHtYXDm+Soj3eO4NybJpmLT2Q7okiIoIOp6J2tQhaNedzqd8yVRAR6lMi4vc3GEEZWTAXtUOX1yVolamCpOkR5UHqT+tVO+GwVguqRfBoeWZtfUkR/tZUmJ0+lkSSngSt20XEU7I0PMZOtCDRJK2i+Zsm8T0vlE3RdQSr/KIwOxFRU6TjVvGsjK4pBYLW9X33FA3JO4NraR/U+qRQPzYwiXNLYjT9HyNoEXWKeI2wwUV0Ef8/jzycGPcgaDGWLXxz+zi1oNUqfC+9A2rp53OCVu0z6cMi4ntbXjIRUYs8zr+AOEX/I/xN2YjPZhKQgAQkIIGLJdCLf960ACP88dED0D3EpaYFyRrt8UwElS9LAkr+/JZC4lvHe2j7HtZ3Gnsp2PDzQ1nBHkcSpzVPNVxzXnlmi6BFu/I0PCK/EHNqxexrqTJbhIea6ECRbFJYX1lZ/FLQWiqCX7OdllMOua/mtJGG9pkR8bIGo6ztkTmhpFXwWHtsub6k9r0iCYzcSxoc0VovmumoJ0GrPKWPIW8RghEJEK8QeKcL0f0eEfG8Yv41B3wpsim/nedgq3mEV2m/retbmzP9cpBEeZJsrc/PT+ngaxFT0/iPEbSIOr1/egfN1WSbntOLoLWFb77G5b7aEq3Zsva1FOe5GoK1rcvfW+xrUlbza07QwmaxKdZ/utbeDXm/pTBYvtdO0T9RX14SkIAEJCABCYxNoCf/fJWkgtYqoqsGe4hLbU/6q1Z7PZMj54mWmOryTE+Yq8+zdZzHtu9pw8zVHntGRJDuxKlVLVEn1LjCef7cAg5pjKT75ClaNX6tglZNjJlb15qT+EcR8RkR8R0r86qd6rVWELs1ZW3OfloFLe6vRSJSb4n6Uy9fMNA50ZG1o/B9GUHX4vS27IdyffN7WmykJ0GLsZfCKj/D8ca2ltKj+PwhKutxWToc9y69m6hrx/tsulpOG6w9pxbJt2V93zZFaVEonot5cpIsdcjyq9Zn/vuliKmp3aGCVmmLa+/8XgQtxt3KN59j63uztkdb175Me11KDc6f8xrpywbqWZWnjS7Vxqp9EdFSC5MvIEgz5904XbUI3r37J6XRSwISkIAEJCCBsQn05J+vklTQWkV01WAvcantaX/Ras9nkuLyhMJpbHEEt4z30La9bRjEAk4knGrbTPOCF+lOj01Fs4moKR2W20YEtbhI6ZkKbudtKMyMU1lGcZTstjhmpeO3lHJXq6vGvHCQGNeLK3N6txTVUvJYm8udk1DGM7mW0rJqtrNF0MIZJcLnvkVHT0sRDjUh8s2T4EWUWn4tReS1Or1re2FJ0MK+SA9dEuJ6E7RqUVbTmiMq/lglig/xGPYUac8d/LXorlpNOmz4QSnypYzKY82o6fVVxXNq4s6W9a2JybVImyVBay1iarKjPQStFuGlJ0Grle/EiL9liIjlXTZdWw4oaF37Mu2VZy194YGQ9dYpSo4i7LXrR9IBAX9Y+SXz+qystt7UhDRf9g616vLPUJ7HSabYd/7OnosMPnX/a+9Cfy8BCUhAAhKQQH8EevPPFwkpaLUZ0J7iUtsT9xW05mo5tTg5reM9tF2PG2ZO1MrnyMlwU/TJa6XaR+U371N7HG6+HadO0pqYxT1bBK1aKtVSyl1N3OSZjBGnh7pCfxoRCD44bzVhrhYhQATgHdKE3zAV+J5Sqvhx7dTAJZvZImjRz21Skfs8ImHqH0ELUQWHkfRPRDo4lNeamNLq9K7thTlBay7Kp+yvN0GL8c1FN/I75vUT2WmCRIVgL+V+oR21w75vBSBRUY8v6nZxCxGHz0ypikTX0e49CiGfdnOi5db1LdeBPUSUFgLHdC0JWmsRU1MfewhaLYeB9CRoMfclvn8rIqhzx8mgXG8XER9QpHdvOfG0de1rReundeIgg+ek9ww/e6viNNGpHacM8m6covt4N1HsvfxCYWq/tLeohflT6f1NVCw1IPkyIb/W6maeuv+196G/l4AEJCABCUigLwI9+uezhBS02oxndEGLWc45/GvHzrcROrxVrxuGVM2HRMQnHj61qzufGxFEM3EaVku6IvdsEbRo/5bFiWn8rFbUfJoKdU6oH8Q3+VsuHHZS+R5WiSAq90jZb4tDnd+zVdDiXlIjGdsha0Y0F7WcqPU1d7U6vWtM5wSttcMCpn57FLQYG44xc+Df1gunG/68j1r2CZF/X59O+9zyrKVUyK3rW4tuKQ9bmBO0tkQsHitotR4A0ZugtcQXwfJJEXHXmcVvFYen27esfcsXHrVhIbh+cTpNNy8DwKmeHxkRz18w5EP3FhzuExGIaEv76tT9b9mjtpWABCQgAQlI4GYJ9OqfV6koaLUZyzkIWswURxonII+c4edr6WNtlA5r1fOGIX3jXZOj/SEbp4eT8uh0cuJS+lit262CVq3Y8Npx8og/iEyk6cxFluVjQ/Ch8DVRCDXHaEnQIo0OG8Oha70OEbTom1phpH1S6+aODQ8j0o66L9+ZCrMv3bLF6V3qpyZotRwWMPXZq6DF+Ngz75Uc97s08KcJEYUUv35hY/up2VzaYq0bbO/BKS1xbj8esr61wxLywxbmBK0tAu8xglZLTbaJV2+CFuOa44vwyWEKNUGLOZO2S5p9S0Qsz9m69qSXY09zaYS5DTIexkJEHjZeKy6/9AXE1Ne0t3gPt3wZsXVfnbr/jdvb5hKQgAQkIAEJ3BCBnv3zWyBR0GqzknMRtObqZbTWcmmjta3VCBsGbkS4kb6Ek06qCCkukxCEw8KJbL+Z0j9IAeH/tzpTJbGtgtac49fiNN86CRA4hsxpSlfhm32iSBDGqPGC8POqhaXlVEGKgE8pilMKI04VKWRlzbE1KzlU0Mqd83dKETykGN4ppSNNa8UakRpGmmHr2LY6vXNzrAlaLQ7tCILWNEbSnNknnFZIRCBphpOQji1xIif8EUp/uzEqa44naWDY790rNsz68pynRsTvrxjdIetbE5NzcbLWZ2vE1DTcYwStY+tIbbHLtT29J1/eNfdLRc+n9zDvLNL3ENB/fqNNHTK2qT4WX3awpxGZprGQ5sz7k3fnsyq2h+jOCZTTtfVkVt5tpO2W7zbmTRoigt9/WXlnz60Xe/eU/a/Zib+XgAQkIAEJSOBmCYzgn/8lIQWtmzUWn37LaJ8RbNJ1k4AEJCABCUhAAhKQgAQkIAEJnBsBBa2dV3QooDvP/RK6c30vYZWdowQkIAEJSEACEpCABCQgAQn0TmAo/3yEaJihgPZunR2Oz/XtcFEckgQkIAEJSEACEpCABCQgAQlcHIGh/HMFrYuzz+4mPNSG6Y6eA5KABCQgAQlIQAISkIAEJCABCexDYCj/XEFrn0W3l8MJDLVhDp+md0pAAhKQgAQkIAEJSEACEpCABLomMJR/rqDVtS1dxOCG2jAXsSJOUgISkIAEJCABCUhAAhKQgAQukcBQ/rmC1iWaaF9zHmrD9IXO0UhAAhKQgAQkIAEJSEACEpCABHYjMJR/rqC127rb0YEEhtowB87R2yQgAQlIQAISkIAEJCABCUhAAr0TGMo/V9Dq3ZzOf3xDbZjzXw5nKAEJSEACEpCABCQgAQlIQAIXSmAo/1xB60KttKNpD7VhOuLmUCQgAQlIQAISkIAEJCABCUhAAnsSGMo/V9Dac+nt6xACQ22YQyboPRKQgAQkIAEJSEACEpCABCQggQEIDOWfK2gNYFFnPsShNsyZr4XTk4AEJCABCUhAAhKQgAQkIIHLJTCUf66gdbmG2svMh9owvUBzHBKQgAQkIAEJSEACEpCABCQggZ0JDOWfK2jtvPp2t5nAUBtm8+y8QQISkIAEJCABCUhAAhKQgAQkMAaBofxzBa0xjOqcRznUhjnnhXBuEpCABCQgAQlIQAISkIAEJHDRBIbyzxW0LtpWu5j8UBumC2IOQgISkIAEJCABCUhAAhKQgAQksD+BofxzBa39DcAetxEYasNsm5qtJSABCUhAAhKQgAQkIAEJSEACwxAYyj9X0BrGrs52oENtmLNdBScmAQlIQAISkIAEJCABCUhAApdOYCj/XEHr0s315uc/1Ia5eVyOQAISkIAEJCABCUhAAhKQgAQkcBICQ/nnClonsQE73UBgqA2zYV42lYAEJCABCUhAAhKQgAQkIAEJjERgKP9cQWsk0zrPsQ61Yc5zCZyVBCQgAQlIQAISkIAEJCABCUgghvLPFbS02JsmMNSGuWlYPl8CEpCABCQgAQlIQAISkIAEJHAiAkP55wpaJ7ICu20mMNSGaZ6VDSUgAQlIQAISkIAEJCABCUhAAmMRGMo/V9Aay7jOcbRDbZhzXADnJAEJSEACEpCABCQgAQlIQAISiDDlcG8rUPDYm2hf/bm+fa2Ho5GABCQgAQlIQAISkIAEJCCByyQwlH9uhNZlGmlPsx5qw/QEzrFIQAISkIAEJCABCUhAAhKQgAR2JDCUf66gtePK29VBBIbaMAfN0JskIAEJSEACEpCABCQgAQlIQAL9ExjKP1fQ6t+gzn2EQ22Yc18M5ycBCUhAAhKQgAQkIAEJSEACF0tgKP9cQeti7bSbiQ+1Ybqh5kAkIAEJSEACEpCABCQgAQlIQAL7EhjKP1fQ2nfx7W07gaE2zPbpeYcEJCABCUhAAhKQgAQkIAEJSGAIAkP55wpaQ9jUWQ9yqA1z1ivh5CQgAQlIQAISkIAEJCABCUjgkgkM5Z8raF2yqfYx96E2TB/IHIUEJCABCUhAAhKQgAQkIAEJSGB3AkP55wpau6+/HW4kMNSG2Tg3m0tAAhKQgAQkIAEJSEACEpCABEYhMJR/rqA1ilmd7ziH2jDnuwzOTAISkIAEJCABCUhAAhKQgAQunMBQ/rmC1oVbawfTH2rDdMDLIUhAAhKQgAQkIAEJSEACEpCABE5BYCj/XEHrFCZgn1sIDLVhtkzMthKQgAQkIAEJSEACEpCABCQggYEIDOWfK2gNZFlnOtShNsyZroHTkoAEJCABCUhAAhKQgAQkIAEJDOWfK2hpsDdNYKgNc9OwfL4EJCABCUhAAhKQgAQkIAEJSOBEBIbyzxW0TmQFdttMYKgN0zwrG0pAAhKQgAQkIAEJSEACEpCABMYiMJR/rqA1lnGd42iH2jDnuADOSQISkIAEJCABCUhAAhKQgAQkEBFD+ecKWtrsTRMYasPcNCyfLwEJSEACEpCABCQgAQlIQAISOBGBofxzBa0TWYHdNhMYasM0z8qGEpCABCQgAQlIQAISkIAEJCCBsQgM5Z8raI1lXOc42qE2zDkugHOSgAQkIAEJSEACEpCABCQgAQmYcri/DSh47M+0px5d355Ww7FIQAISkIAEJCABCUhAAhKQwKUSGMo/N0LrUs20n3kPtWH6weZIJCABCUhAAhKQgAQkIAEJSEACuxIYyj9X0Np17e3sAAJDbZgD5uctEpCABCQgAQlIQAISkIAEJCCBEQgM5Z8raI1gUuc9xqE2zHkvhbOTgAQkIAEJSEACEpCABCQggQsmMJR/rqB1wZbaydSH2jCdMHMYEpCABCQgAQlIQAISkIAEJCCBvQkM5Z8raO29/Pa3lcBQG2br5GwvAQlIQAISkIAEJCABCUhAAhIYhMBQ/rmC1iBWdcbDHGrDnPE6ODUJSEACEpCABCQgAQlIQAISuGwCQ/nnClqXbaw9zH6oDdMDMMcgAQlIQAISkIAEJCABCUhAAhI4AYGh/HMFrRNYgF1uIjDUhtk0MxtLQAISkIAEJCABCUhAAhKQgATGITCUf66gNY5hnetIh9ow57oIzksCEpCABCQgAQlIQAISkIAELp7AUP65gtbF2+uNAxhqw9w4LQcgAQlIQAISkIAEJCABCUhAAhI4DYGh/HMFrdMYgb22Exhqw7RPy5YSkIAEJCABCUhAAhKQgAQkIIGhCAzlnytoDWVbZznYoTbMWa6Ak5KABCQgAQlIQAISkIAEJCABCUQM5Z8raGmyN01gqA1z07B8vgQkIAEJSEACEpCABCQgAQlI4EQEhvLPFbROZAV220xgqA3TPCsbSkACEpCABCQgAQlIQAISkIAExiIwlH+uoDWWcZ3jaIfaMOe4AM5JAhKQgAQkIAEJSEACEpCABCQQphzubgQKHrsj7apD17er5XAwEpCABCQgAQlIQAISkIAEJHChBIbyz43QulAr7WjaQ22Yjrg5FAlIQAISkIAEJCABCUhAAhKQwJ4EhvLPFbT2XHr7OoTAUBvmkAl6jwQkIAEJSEACEpCABCQgAQlIYAACQ/nnCloDWNSZD3GoDXPma+H0JCABCUhAAhKQgAQkIAEJSOByCQzlnytoXa6h9jLzoTZML9AchwQkIAEJSEACEpCABCQgAQlIYGcCQ/nnClo7r77dbSYw1IbZPDtvkIAEJCABCUhAAhKQgAQkIAEJjEFgKP9cQWsMozrnUQ61Yc55IZybBCQgAQlIQAISkIAEJCABCVw0gaH8cwWti7bVLiY/1IbpgpiDkIAEJCABCUhAAhKQgAQkIAEJ7E9gKP9cQWt/A7DHbQSG2jDbpmZrCUhAAhKQgAQkIAEJSEACEpDAMASG8s8VtIaxq7Md6FAb5mxXwYlJQAISkIAEJCABCUhAAhKQwKUTGMo/V9C6dHO9+fkPtWFuHpcjkIAEJCABCUhAAhKQgAQkIAEJnITAUP65gtZJbMBONxAYasNsmJdNJSABCUhAAhKQgAQkIAEJSEACIxEYyj9X0BrJtM5zrENtmPNcAmclAQlIQAISkIAEJCABCUhAAhKIofxzBS0t9qYJDLVhbhqWz5eABCQgAQlIQAISkIAEJCABCZyIwFD+uYLWiazAbpsJDLVhmmdlQwlIQAISkIAEJCABCUhAAhKQwFgEhvLPFbTGMq5zHO1QG+YcF8A5SUACEpCABCQgAQlIQAISkIAEIkw53NsKFDz2JtpXf65vX+vhaCQgAQlIQAISkIAEJCABCUjgMgkM5Z8boXWZRtrTrIfaMD2BcywSkIAEJCABCUhAAhKQgAQkIIEdCQzlnyto7bjydnUQgaE2zEEz9CYJSEACEpCABCQgAQlIQAISkED/BIbyzxW0+jeocx/hUBvm3BfD+UlAAhKQgAQkIAEJSEACEpDAxRIYyj9X0LpYO+1m4kNtmG6oORAJSEACEpCABCQgAQlIQAISkMC+BIbyzxW09l18e9tOYKgNs3163iEBCUhAAhKQgAQkIAEJSEACEhiCwFD+uYLWEDZ11oMcasOc9Uo4OQlIQAISkIAEJCABCUhAAhK4ZAJD+ecKWpdsqn3MfagN0wcyRyEBCUhAAhKQgAQkIAEJSEACEtidwFD+uYLW7utvhxsJDLVhNs7N5hKQgAQkIAEJSEACEpCABCQggVEIDOWfK2iNYlbnO86hNsz5LoMzk4AEJCABCUhAAhKQgAQkIIELJzCUf66g1Wat/29EPKit6eZWHxMRT6rcVT7zGyPiX0fEKzY/4S9uYK0/OiIeExGvl/XxfyLiyyPiayLizw7s+5jbetow/ywifuqIyfzPiPiNiPjt1A998d+vOqJPb5WABCQgAQlIQAISkIAEJCABCVwHgZ7889X5KmitIrpqMLqgtSRmPSCJXDchZsG2pw1zrKBVs6bnJDH0WQpbbZvNVhKQgAQkIAEJSEACEpCABCRwIwR68s9XAShorSIaXtBije8ZEY+KiFtl0yUy66bFrEsQtCbkD40I/r28zeRsJQEJSEACEpCABCQgAQlIQAISuFYCClo74+4B6KgRWohZHxIRD4+It+hQzLokQYu5fkFEfPUNpXbuvC3tTgISkIAEJCABCUhAAhKQgATOjEAP+kszUiO02lDtXc+q5anHPpO1vVtEPLoiZlGL6wmdCCs9bZjVB6SEAAAgAElEQVRayuG7RcRPtyxYRPy1iPjbEfF2EfHZEfEBxX1ExX14RDyjsT+bSUACEpCABCQgAQlIQAISkIAErotAT/756pwVtFYRXTU4Vlxqe8qrtzrmmazre0bE4zoXs5hxTxvmWEErX8HXiYjPSWmG+c+/KyL+VUS85BCj8B4JSEACEpCABCQgAQlIQAISkMCJCPTkn69OUUFrFdGQgtY/TxFYZZphT5FZE/meNsyeghbz+5sR8ZUR8emZmRGl9X4bor7aLNRWEpCABCQgAQlIQAISkIAEJCCB4wj05J+vzkRBaxXRcILWSGIWcHvaMHsLWszvn0bE90XEm2SmRuTW17SZnq0kIAEJSEACEpCABCQgAQlIQALXQqAn/3x1wgpaq4iGErTePSK+KSL+UTYtIoKIEHpyRLyqbbrX2qqnDXMKQesNIuKbU+2sCew3RgTRcq+4VtI+TAISkIAEJCABCUhAAhKQgAQkME+gJ/98dZ0UtFYRDSNovUsqAE9B8unqXcxinD1tmFMIWn8jRWNRN2u6/n1EfEZEsD5z19+JiHeNCCLu3iEVmr9V1vjnIuL5EfEjEfGsiPj9NlP+y1bs/f8nIj44It43RZK9XhrTz6fC9d8fEf+tskblo0puHxMRT0qNqCWG0HqviMBGJ7GV8f9YRHxHRPyXI8XW10j9fmBEvFdEvGNETKx4zi9FBHN5zkYRsaxjl89rDndtvVsOFvi7idldU8f/KSLuGRG/vnFd925e2xM849DU2beJCOrI/eNioNjxv4yIP2yYALZ7m4h4j4i4S0TcMSLuFBHY7zS250XEr0bED6Z1f1lDv1vXgHG8bUTcN41jsu2W9Z5slvWm3iHv7SlF/BibbZjmUU3mTvz94Yj42Ij4g429f1IS/MvbvjgivryxLw7j4F32L9I7k3W4c3bv/4yIX4sIuDLOXz7yQJRbp/cMa8e6Tc9ir9I377WnHvBOnoZ8yv5fO+0V9g7vY/Zh/gUYc/ivEfHs9NnCf/f2RRjviSdm67tmK6T+f1xEfFj2OVd+qVT22Wh6McLf0K1zsZ0EJCABCUhgItCTf766KiN8GPcA9JgC7auLMNNgyzP/SUQ8KiLeKetrBDGL4fawvhO26xK0lpz3t4yIfxMRH5856Gs2xFp/Q0R8dUS8eK1xRLxRRHxpUdtr7jb6xRb/aKHfOUHrrSLiqyqnPZZdPS09AxFiy8X7C2fyyxqeQb84Zw+KiO+JiFc2PEhBK2JO0AIfdkrqbLmHl9DOCRgtgtYkIH1+RHx0w/pNTbDdB6fo1Zcv3LdF0GIsCI68d3Ohme6XBK3JZh8YER/SMAdEOfYqacs9CAtzgtb/joh7RARieOuF0PD1EfEJlRvWRApuQSznJFnsARG79XpuRDwgfRGwhSnvTU6v/bTKmpfPxuawDd5/S19c5Pedsn9Yw/kzCwFrjRnv5i9JQt2Wfb7W7zG/3yJoIXw/MiI+oniggtYxK+C9EpCABCRw7gR68s9XWStorSK6arBFXGrrcb1V6zPvkL7hLsUs/uh+ykZnc31U+7foacNcl6BVSzlkL+LgPrw4mXIL8Z+OCASDpageokBwtN5/Q8dENxFh9nsz99QELSKMSLXM7XLpkURRUFvsPzTaLM7sp0bEQzYIf9PziZBDjFkT/xS0lgWt746IT46Ilzba0pKAsSZoEYXDO+2hB6z3NDwiw3Do5+x4i6B1+4jAjmr2PSdoYbP3iwjErCmarBHdlajFARM3naY8J2gxj621Aeei9ehrTdBC/EHAJyrskAuRiQgwBNk/W+mAdzORso/ZKAbR7dNTNC7vt7nr1P1jqwiHROIeciHOEVFMNG0PolaroPWaySbZN+WloHWIJXiPBCQgAQlcCoGe/PNV5gpaq4iuGrSKS229tbVqeSbpAo+vRGaNImZBoqcNcwpB6w2T43u3bNm/ItnUn2c/qxXz59dTGguRGrTnj3TSXHCk81Msp66W6nMhKODAfUphgnwL/50R8b8i4rYR8ZGViCccos+bcahLbl+YolRy0ew/plQcHEnGfffK+HH6iEwj3WXpQtxAkHpYpREpPz8bEb+VWJGKRipSGUWzJtLV9r0ph68OnKgc0jx/se2VFksCxpKgxecUEVkICqUQxHojnpJ+y0VKFQcxkK5brjm/JzIHBzffe9PwWwUt9iB7AXGNC5t+ZkQQ+UO/3xsRv1EwWbJZ9jj3Y7OMn7Gzp8q58kwE79rYG5fg6GZLgtZWgXMuWo9BLglatdNjp3UgypPUwil1lTUlLfWdKzPHfj8qIn5yhcrcuxmhh3XjmawJn8ek8pXvZUR6vhCYE9BP2T8RSnwmkFqeX4wde/2FLILszVMaYp6uOd3TSwo042kVtEilRISbyjCwz34g2QZ7jUjdP00TLPskVXnNLrj13x69o+xAAhKQgAQk0B+BnvzzVToKWquIrhq0iEttPbW3WntmTczq7ZvUltn2tGFOIWghpuDQ5M5pKYxQM+WxEfFBGTAcCBxY6mPVIgiI9kAUQhzLa6Aspf6Uf7RjL0SsfHuRzoTzjbCE+JXXJSKCDAeuvJbS0ubSe6g1hUhBSk4uPCB8EXVRCgLTM+fEDUQ5Ug+pl1WmEb1+iubCSc7XYUmkq+17Ba2/iEpC9MRx50I8x2FuuXDqEaVq15KgVTqm3P+MiPiimfXm94ge2BERfKV9YXcvqAyiVdC6XYp+naKzeFcjri5F+iCccGBHbn/sDebw48W92Djvd5xlUuqmC8H3w5MI0cL7FG3Kz6V/FxGfmx7EnmV8v9LwYDgQKToXYbUkaNXqHTEOxD7ef7ULsQbWRHXm19el9+xcCnItEm9KYf2WiChrs1H7EB68V/O1JlWRZ5Wfd6fsvxRemTfiK2nX2GKtrhy2h/BMmzIl9pAU4wZT2NykRdBiHhy8QhQfF5+n7Hvqg9Wulj43D9QbJCABCUhAAoMS6Mk/X0WooLWK6KrBmrjU1su2VkvPxMHjj2mEhPx6XKrx0VqzY9uITtO6pw2zt6CFc4Ozn9fv4A9q/psixdP1oenb4um/aYMD3OIYvn0qkJsX2a6JDIwFm8mdlKWIj1px81pkGWOeE7TW0m14/1AQG7vNoxpIBUKcqkWi1MSNR6c6Okt2z7OIkqPt9Cza44AjjtQuUw5vubZEJWEbOItcLQcc0K4UMEiHfussemJO0CodU/pCAEII+Z2VV9K05kRp5OICqVc/Wrm3VdDKI4tq+7ns+k0i4tsi4r2zXxAhSBrX0hxq0TVrAsxp3tJ/1Wu5Jyi2zfuGqDKuVoGTYvpEdCHoIEIREQPX6ZoTtGrvMWySOk9rqYN8CUA7Ikin6ydSxM/vVsAhCNGeOU8XouInJhucS7+rReMh1JdC6qn7L4VX5oCgRyr4Wurg304CXC44tu71U9tgi/hU7rmlzxTG29Lnqedl/xKQgAQkIIFeCPTkn68yUdBaRXTVYCnNoq2HV2+1Vi+m9swplezNVuphzH0TfMg4r+OenjbMnoIWNV6IDinT+/jGmEiBKSKAFCOiOyaBAOZbvgnHKeKP9dxJQwziX86WNCwKS/OHPhcnceGMzkU00IbfPyEzgrmUohq3tW/Ep255B+FM4CxNV83543c1caMldTB/FjWfiE6Yrm9Np9TVioUraN1S0EJoYG3hztUi6NCOgys4+Q37w+Yo5I2dT+lAc+/EN0gOOMLjdHFaGWl9LVctEojoQwSm8moRtEpBhSjGL8hSl2pjKgXr1r1BX5wQSgTltG9bebewOaRNuSc4VZS00+n9tbSf8ufRnogqLt4rpHch1k3XnKCV2xFt594Vc3PLhTTakMpNivWUsprfVxOEEHg4wXVNEKpF3fLu4UuF6Tp1/0T8TvuUZxIpjGj4ksaFf59C7Oczg9Nq12oPNnZ/cLMW8Snfcy2p0S19Hjxgb5SABCQgAQkMRqAn/3wVnYLWKqKrBr0IWo9IKVpLBb1b6xC1zfz0rXraMMcIWuwlUtv+YUoFxHEoa6nUHFmiBlhPIq2o94RTTWpWS3TWtDrlH+O1OlqMhQgRIpyoJ4Nz87UrjlnZ75zoUOO2RZSrOX+19L7yW/e1CKua9ZZ9LDk7Clp1QQsx6MlZVE5LKmYuYCBeIl4QKbImaCFI4ZySBkVtH6Jw2Fu1iJq5t1W5jnNiSYugRXQXAgzjwv7m0nCnsdQiHZfqeJVzqBXSJ3qTqLObuEqWFMCH2ySctNRaKkVKorr+b4o0neY0t0a8XxHQEKb+QUQ8J9Xbaq0rVq4xz5sr4l++/6i/xBcUv98IvqwRxomxvBf/JN1/6v45+ZEIWPYNp+ciNramBzPEMhq2ZW0b0RzVbE184nOYkw35QoarRWRd6/OoAXuzBCQgAQlIYDACPfnnq+gUtFYRXTXoQdAizeY10mlL06gRr4igIeIgF09I9eLb4Be1Te9GW/W0YZZqQR0LCef3VMX6WwStrePn3UAkGdFf0zWXclJyOySKJBc8eF4t8oXn/FCWPvbDKfXsDzZMrhbRNpcmpaBVF7Qoqs6/z0rclw4ioEkZ1QRvUr3ygs0tUasblvnVmu4laJWOMqcmIj4vRbzwXs7Fv6Uad3PzQ0QhMohoIlKViWb6z4fCOPK+mqCFuEgK6VRTbE3gzKNFp7pbd2wUtI4c/pX4RoTVXbOOaoLWsZGzdI/oxpdQfA5zeAGHJ/xUis49df/HcuL+UQWtUnRm7+SRajU2Clp7WIx9SEACEpDAuRDoyT9fZaqgtYroqkEPglY50ikS66dnTnxbK3jdNvPTt+ppw5xK0Jorvr4X3VMIWjiYCFhTBA1jnYu6KrkdUmuF1Kr8dENEWRyRXCwoi4qXEQ+tPMtUyrm0MQWtuqCFyJnb3FraVy5gTGInkVajCVqcFIdtT9FZLY4y0ZDUaJtqePWSttW6V8p2NUGLgxjYQ+xPrqU6X2Xa8BQ9c4/OBC1EWNY6j4bmNMKWk+9a2J66/5YxrLUZUdAq61a2iM5wUNBaswZ/LwEJSEACl0SgJ/98lbuC1iqiqqC1FpHQ1utyqyURrSxMS70mxpQX/D5lRNAe85v66GnD7C1osQakJ3Fi1Av3hBYRpO3cIRU6p8h8ftLhofZJMWOKAb9LiszKxSyEUyIvavMoudVqeK1Nf815qkVWtR6tXj4bbsxluuYEOAWteUGrXC/EHlKyymtOwKAW4KkELZ7JyYbUW+KUQGoJ5RGsW1MOfzsiqBWFkDftCcRUDlWo1V7LGZSOMmmW94uIP17bEJ3+viZo8W7I5/kzqdYSn1PlVUbrTXWlTiko8F7D3u6S0lc5eTY/JKAWoVXa91KtrUOW6tT9HzIm7iFyjFROTjGlVh2spqvnlEPqVZJWed+sntuW8guntL9D18L7JCABCUhAAjdFoCf/fJWBgtYqoqsGPZxyOI107pSld0jiSe64bTktr43E/q162jDHClqklZB+8wsRgVP33A0FeGtkcS5wAKkbQ50phBjWGae6rM+V379F0KrV+CnHQgQOJ7KRMlO7Sm5zRbeXrOfvpVQgHCmuKRVpqiXWMs5DrXMu3U1Ba17QKms7zUW5zQkYpUN/SMohNkEKGcW1b5tOTWR/UDsIQWvuahW0avcjUpNuyeEOr2gwuDIa8NCowoZHXUuTOUGLGmdEw0ynrc4JnLVoPdIojxUUphqGvEf4h30xJmoTEiW3dNUErbeKiO+MCCJVuXj3Ubvsv+9E+dT9Lw2T0gV8IcJnCF+G8blCeiSfK9Tbmrt6FbRq40VkJSWa6MGW61j7a3mGbSQgAQlIQAKjEOjJP19lpqC1iuiqQS+C1tKR4axleYIbY6f4N6kgN30y0RzpnjbMMUXh2yxpvRXCFaducaobKS6HXHsKWhRApuYRJyTOnexVcluroVOb01ptGwWtQyzh+HvKtc3FoDwFlJpYOIVlsfa87lnuEB8iaPGOwwnHvigUv+R8L838GEHroSm9rrVuW2v9ruNX6np6mBO0ytMkvyJ9bubF2su6fPl76hBBgcgr6nbdOx14sSTyL9GpCVql3R8iuC4989T9l8/m/cmXBbAi6mpJ8J0b9yiC1s9FxAMjgrqjr2rcFofYX2PXNpOABCQgAQkMR6An/3wVnoLWKqJuBC3ErPtEBIWw54SFsmjxNDuOlSeigLo1vV09bZibFLSIePnU9If4Fmfj15OIwGlW07WnoEWfRKWQbkUUTs2GFLT+in1NeJs7RS3fiy0n7N3E3l0StIjqIKX29mlgFGP+0WyQSwLGVkGLSBJquH16kS62xoToQiJSiNqarlZBiwLuROkQwVKmXvEu/tm1h1e+DJl7dkNXXTSZE7QY3JrA+YapLtXd0kxy4XuLoIBdIWaS2kxKaevFe+znU8RrLn6ds6CF7ZMuixCb74E1ZtR9JOL4rSOCk2G5ehW0SD3n76O7F5HLzJl/a2nBzG2L/a2x8/cSkIAEJCCB0Qn05J+vslTQWkV01aCHCK1WkYKUD06cyusf8Yc8ET8UJ+7t6mnD3JSghbOO4EiR6aULBwMBi5RGUmCo64Ljca+ioHKrrfAsalORVkPtLC5SxHDgP7DiACG4UQOoXLM9BK3yNLjSeaoJRYdEgm2xf1MO51MO4VhG5SB6IjJMUTk4wt+WomdoT02e700LsEXQQjDjkAsEs6WLyIznp1RfUo1IuX7pBlFpTlT8bynV95HZSX6t9Xn2Oshgi92esu2SoJULnHzmUNPxmdlgEAWJGMZuyoMEWgUF/mah34evpF3zXuQdwrvyeUmc+c307JZTDkuxdu+Uw1P3D3Yi2IiuRdTJa4aV9oEtk/Y5ncTI/1I3jlpaeZ27XgWtSSTmS6H7R8SXZBM8tNbd6MLzKd8B9i0BCUhAAudPoCf/fJW2gtYqoqsGIwlarOlHR8Rjij9icSBIN8DJ6+nqacPchKCF00EEHWJAfiFWPTGdqkU9KU77m0ufOMUphzhAD0hjm8Y159CU3LiPlKMtV1lTpiws/deT6EeEznQd8pwtY1LQWha0YPmvk7jA/yd6FFF2SsdbEjBaBS2cVCIDP6VYuOck4Z4oqRdExMsWIldb0/7WouRIAX5CJqTwTmW+7M+561KKwjN/6jIhePPlyfS5SbFu3vEI5wgNrAVXeRJiq6A194XN01INL8SrFy3UN1tLbZ7W8dRF20/dP/MgMovPkCnCip8h9PGFF7z+c0SQUv6nM8a7dlDHlnfpnm2XbIX3BTXu8s8JDm9AAM3TX8vxtNrfnvOwLwlIQAISkECvBHryz1cZKWitIvrLP8w5qW66tkTAtD3hlq2OEdFqf9TxhNZvKw8d8yH39bRhbkLQKospw5BIkC9KqX4tTE8haPHc8gh0fjadSpaPq+Q2VyB8aS7vU0QQksrGs4iwma4vTNEG17UPFbTWBS1OEnxqcpqJynm/iKAg85qA0Spo5aIY684zHhwRj4iIV7Zsjh0itIiK5GJOn5Mc5unRRI7hMM8ViH/3iHh2Ns4fSxGVW2oawoovKEidQrAhCo0C7K3zb8TU1GwpQosO5gTOpWg97msRFEqb4j7WhigkGM+l4ucTaxW0iJp9chZdSB8Imj/ZROkvGhFV+u9SoXy+SKKgPBFP1Jk7df/loQ2Mh31JxCDRWC3XiIIW8yKik5Nrqa/GRQQa9sX8564W+2thZhsJSEACEpDAORDoyT9f5amgtYroqsEx4lLbE27Z6thnln/UTU/47PTteMsf/4eOfct9PW2YmxC0ypQkCtkS9fE7jRDZw0Q+5GkWewqu5SlttWLPJTecdu6jBlHLVdZamvbcFN0x9fFBEfH9WYdl2lLrs3C6PyIiXpjSNklVwyEuv8FX0FoXtMpTDBF8EDTLUyvLU+9aBC0EDCIXETKnixTGz0wRWS3r/bpJ/EIcna7WGlq1iMQ3Tc7yVLMOgY39mttlPi5OKP32iED442JPkM47d2JobU6l2IuzzqmjPPu6rzVBKz/FMJ9rPocy+pI5tAgKpU1x31wa9ByXMhKUdrUaWrWI0Mm2W5kvndx66v7LlMZDyg6UYmzvKYfTutQOyEEA5rOWSOfa1WJ/retuOwlIQAISkMDoBHryz1dZKmitIrpqcKy41PaUV2+1xzNxInF+8voZrbVfDhnzIff0tGGuW9CqOexbo5tKQYE1KAWt107FffnGmjSU30rF51siPFqiv0putfo5S7ZRRm/M3X+7lC4zffN+iENbChL0MeeoKmitC1qlGDlF1iFsTDX7aicgtghaZY2upbWas6+azRwjaNXElx9IKZGkb5VXLVKG4vbs85YvFWpRSVuFlUPey3P3rAlaZeF3xkp6YS5M1kTxFkGhFGkOEQc5HfN7isnNHdrwSSmFcmpO/S9+NieKlMzK6MIy6vSU/ZciaE1EXLIL9jXCP7Udp2sUQYvxclrwYyOCL0Gma6nmYov97bmP7EsCEpCABCTQM4Ge/PNVTgpaq4iuGuwhLrU96a9a7fFM6jNRpJlaQ/lFNAHfVv7e1kGdoH1PG+a6BS2Epoclx2FCS1ooDu+fNLCufRPNbaWgVYoHpL98VET8SsMzygiylggtul37Rnx6NHP4rIj42mwsc47j60QEUVvwma4tteFqKWMIvPdIqVwlDgWtdUELZuybH0rCOfWk7pki4KbIqprNtAhaZU0mnrWlbtrc++9YQauWirsUKVQKFwgD1DlsqWdYckLEwV45re8mrjVBqxQ4+UKFPUvK5HukAZenYfLjFkEhT2/lHoRv+iLCsuWqidncNydo1dLBicajqPyaGFk7xKIUMk/ZfxnNurWoPeIhkYXULJuukQQtxlx+obcU/dxify02ZhsJSEACEpDAORDoyT9f5amgtYroqsEe4lLbk/6q1V7PfOP0LfP7FwPgm1fqNLVE6Wwd+5b2PW2Y6xa04FTWhWp1djmOHVGKelu3KoBTmPl+EfHH6ee1KJGWemo126FeDYJZftW48fsvTfWG5uoLzZ1YtvRN+jtEBJEOnIo4XU9PKViIU3MXzyJN7HHFvUv7QEGrTdAqI+wQJ4nQetckOpSn3bFGLYJWLS2LtSZ9kMLfSxfiJ3vggZUT3hD5+Ve+e9aKwufPQ0jBDqfoV+rzYLeksZZXyYfft3ypQN//NiLuk3W4Zzrxlvf01HZN0KJdHpmEwIm4PX2pMpeO3CIolOmbPIvx8KXAn61MBjGLqDhSjctrrjZWLTquJcKZdzMnz/KOneyjJgadsv93ThGSeXR2qxiH0Iad8V7PLw4q+chUw+0Q29nrnhZb4Vmvnz4fSX+frrmSC6197jUH+5GABCQgAQn0TKAn/3yVk4LWKqKrBnuJS21P+4tWez6zPJ2L/vl2G3GCE4/Wvm3eMu6tbXvaMDchaJVpKfAjVQuhi+PTSz44S2+djifP/1DPuf9Iinj4w+yHtfRT1h5Hs+aEI2ZxWhRO0HQRUYJDWBYVnhO0uI+aR9T3Kp+ByIajTrRM7nSt1UiqRVnxHBxGBFoc5lKk5VlE0CBu5OLfWnRXz4JWKQjB4BRHzZdrW3tGLXV2spk5AaNF0KKPMrqJny3ZLVFZ75IKtX/AzMtoThTaImjVnGX2Enumdppabf+xz7HZXypOMOVzGfEGMQsxcLoQUzhB8Bcq87oue2gRtGq1rqYhk3qImFgyahEUasI8n2Mc2PLoVDS/RMM6fVhEfH4SUWsmsSSgv2U6KTAXd1gH3iWkLpZiPc9DSL1/8V6bE1JO1X9NRJ3GPXegAGl6H59Oti2/JJm4zUWz8fuaDS6x3fq3wtS+xVamtqXwPBdltqXPQ8ftfRKQgAQkIIFRCPTkn68yU9BaRXTVYE9xqe2J+z4TJ490B77Jzq/WaKDWMR/SrqcNcxOCVs0xnjiSSvOciJiEKQoa46zjOOTXD6eooyk9pHaS2tzJlxzjTtQLfXD6Fu04qY6UqNKpmTv+vORGLSFSbiahCqeTCBbquHBEPBEARAyW/a8JTNOc5+bC73HaqNk0pXPNPYt2OJnft2C05b5/YjrqfsnOXysi7lZEN3AS3m+vbA54Ef0wreFaes91CRgtghZTK2v2TNOdEzBaBa25NDFsirQ79gj/H1Ht7dLJZnn0Hr8j1egd00mMjKuMYJzGukXQ4h6KZpOWhXjAtZTKO/cO5j6Ea/Ys+5w9g2jAlxD5tfYFxHXZQ4ugNSdwLtXWaxUUSoFiYsR+5v3BvkEsgyNRSkQK5oI5pyK+IO3R6V5EHIT0uav2hVD5rmHOd0rRaeV7bS0a9hT9z6WjM24Y/GwWaYXd3yXxyhk8N4mEU6oov1s66bFHQauW+vnQ9CVLHtXXan8rr3F/LQEJSEACEjgLAj3556tAFbRWEV01GF3QYg63SWkERArkF/WKqJO05Rj5NmptrXraMDchaEEJR+BbKikeawQRo4iYIVIAJ31KK51LDcEGSFGspd2sPesRKZrk5ZWGJTeK8eJcEq0y901/2Q3RKveNCFKUWi5ELSJiyvpwLffi/FKsGttfik4s931L33u1GU3QqkXlIGAgjiJmlleroMV9CEfftBBhM8ccx51IGmrFPTk7abAm+NLHVkGrVtNtKSUQUYuoWBzqXGRZsxk4UqD7CQupdT0JWsynJnAimhPx+QeVCbcKCjCEBXtzC0Me+bQUOYXwiRA5XXMpqPkw+SKBKDDu3XLxLvyCiOBdvXSdon/ekdQvI2Js60VqNtGD9072Ot2/JP71KGgx7jJNnTp0pOv/ZAal1f62crS9BCQgAQlIYEQCPfnnq/wUtFYRXTU4B0GLeSA8UNA2j2Dg5/zBTS2htTokbbS2teppw9yUoAWx20bEgyNiLo0wp4qDi3PLmpHKVysuP5fqMZd+N7dqiD+kPuHgzNVbK7nh1BMRiPNHPSWiY+YuHD3mjWBRE8uWrIn0S05tRNQjwqDlmkuBrN2roNVWQwt2NRtcEjC2CFr0T/QL0XIDcM4AACAASURBVF5zaYT5+mFT1EvCDhHqy+Lyc0LbVkGLZ5bFs+mbtMDphMfSrvjMvXNKu2uZCyIMKbu19OO8794ELT5jEBGpozZd7CcElpqIvEVQQNRClIdLGa1a28dEGvEOgyXvsLK4/JKd5v29UXqvfXqDmIaYSiokXza01qk8Rf9EKCGilunWc+9K0tVh9eyUBlsWl18SbHsVtGqHQ5Sp7Vvsr+VzxjYSkIAEJCCBkQn05J+vclTQWkV01eBcBK3aiXLMj28sEUCe1YZj11Y9bZibFLSAOtXHom4OY0EImiKccGiJ2sHhYJ1I68uv8jj6tVpUnNT23hFx94gglZH0nOkijev5qeg1KY8vW1nxmqBFFAX1ZRDQPjAiGB/1wpjPlB5EYWzmk9f6OsS4cFhI1eP0N+ZBmuEk2uJYkgqGwIBDS+pfa804Ba12QYt1K53f8lS3fG23Clrcyzq/U4pEJC0PkWuK0sFmqUX1gylNN7dZ3nvYIwLwdNXSjg4RtGrOcssJn0t7nbmQJkkqMJGOLV809CZolQLn2umMhwgKpGvfNb3DEM8RCrkQNBGxiAxErOLdmTPk3UdE7FSfbE2ELN9J1Jrincb7k2dOotqUyocN8l5be2/OvetO0f9cn7yL+VzB3hgzc3hVNrDbpZp17DuupbTaXgUtxl0TnokW5DOI6xD7O+SzynskIAEJSEACIxDoyT9f5aWgtYrIBicmMNSGOTGLUbtfErRGnZPjloAEJCCB7QTyulWnKAq/fUTeIQEJSEACEpDAFgJD+ecKWluW1ranIDDUhjkFgDPoU0HrDBbRKUhAAhLYgUAe6aigtQNQu5CABCQgAQlcM4Gh/HMFrWu2Dh93CwJDbRjXr0pAQUvDkIAEJCABCJDe990R8cYRwamUpNB6SUACEpCABCQwDoGh/HMFrXEM61xHOtSGOddFOHJeClpHAvR2CUhAAmdAgJpyHDLDAQ6cJsohJ9RP85KABCQgAQlIYBwCQ/nnClrjGNa5jnSoDXOui3DkvBS0jgTo7RKQgAQGJ8ABIPdJp85yWMOnRsQ3bziEY/DpO3wJSEACEpDA2RAYyj9X0Dobuxt2IkNtmGEpn3bgClqn5WvvEpCABHonkJ8k+IiI+KKIeHnvg3Z8EpCABCQgAQncgsBQ/rmClhZ80wSG2jA3DavT5ytodbowDksCEpDANRF4zYj4zIh4ZUQ8Lv3vNT3ax0hAAhKQgAQksCOBofxzBa0dV96uDiIw1IY5aIbnf5OC1vmvsTOUgAQkIAEJSEACEpCABM6fwFD+uYLW+Rtk7zMcasP0DvOGxqegdUPgfawEJCABCUhAAhKQgAQkIIEdCQzlnyto7bjydnUQgaE2zEEzPP+bFLTOf42doQQkIAEJSEACEpCABCRw/gSG8s8VtM7fIHuf4VAbpneYjk8CEpCABCQgAQlIQAISkIAEJHAggaH8cwWtA1fZ23YjMNSG2W3WdiQBCUhAAhKQgAQkIAEJSEACEuiLwFD+uYJWX8ZziaMZasNc4gI5ZwlIQAISkIAEJCABCUhAAhK4CAJD+ecKWhdhk11PcqgN0zVJBycBCUhAAhKQgAQkIAEJSEACEjicwFD+uYLW4QvtnfsQGGrD7DNle5GABCQgAQlIQAISkIAEJCABCXRHYCj/XEGrO/u5uAENtWEubnWcsAQkIAEJSEACEpCABCQgAQlcCoGh/HMFrUsxy37nOdSG6RejI5OABCQgAQlIQAISkIAEJCABCRxFYCj/XEHrqLX25h0IDLVhdpivXUhAAhKQgAQkIAEJSEACEpCABHokMJR/rqDVowld1piG2jCXtTTOVgISkIAEJCABCUhAAhKQgAQuiMBQ/rmC1gVZZqdTHWrDdMrQYUlAAhKQgAQkIAEJSEACEpCABI4lMJR/rqB17HJ7/7EEhtowx07W+yUgAQlIQAISkIAEJCABCUhAAp0SGMo/V9Dq1IouaFhDbZgLWhenKgEJSEACEpCABCQgAQlIQAKXRWAo/1xB67KMs8fZDrVhegTomCQgAQlIQAISkIAEJCABCUhAAjsQGMo/V9DaYcXt4igCQ22Yo2bqzRKQgAQkIAEJSEACEpCABCQggX4JDOWfK2j1a0iXMrKhNsylLIrzlIAEJCABCUhAAhKQgAQkIIGLIzCUf66gdXH22d2Eh9ow3dFzQBKQgAQkIAEJSEACEpCABCQggX0IDOWfK2jts+j2cjiBoTbM4dP0TglIQAISkIAEJCABCUhAAhKQQNcEhvLPFbS6tqWLGNxQG+YiVsRJSkACEpCABCQgAQlIQAISkMAlEhjKP1fQukQT7WvOQ22YvtA5GglIQAISkIAEJCABCUhAAhKQwG4EhvLPFbR2W3c7OpDAUBvmwDl6mwQkIAEJSEACEpCABCQgAQlIoHcCQ/nnClq9m9P5j2+oDXP+y+EMJSABCUhAAhKQgAQkIAEJSOBCCQzlnytoXaiVdjTtoTZMR9wcigQkIAEJSEACEpCABCQgAQlIYE8CQ/nnClp7Lr19HUJgqA1zyAS9RwISkIAEJCABCUhAAhKQgAQkMACBofxzBa0BLOrMhzjUhjnztXB6EpCABCQgAQlIQAISkIAEJHC5BIbyzxW0LtdQe5n5UBumF2iOQwISkIAEJCABCUhAAhKQgAQksDOBofxzBa2dV9/uNhMYasNsnp03SEACEpCABCQgAQlIQAISkIAExiAwlH+uoDWGUZ3zKIfaMOe8EM5NAhKQgAQkIAEJSEACEpCABC6awFD+uYLWRdtqF5MfasN0QcxBSEACEpCABCQgAQlIQAISkIAE9icwlH+uoLW/AdjjNgJDbZhtU7O1BCQgAQlIQAISkIAEJCABCUhgGAJD+ecKWsPY1dkOdKgNc7ar4MQkIAEJSEACEpCABCQgAQlI4NIJDOWfK2hdurne/PyH2jA3j8sRSEACEpCABCQgAQlIQAISkIAETkJgKP9cQeskNmCnGwgMtWE2zMum/z97bwL+3zPX/T8vSauUFtrrvnNHCCFRCSlkKUWWQoqUteWfLSVLqO6siexkCSlJSJYsRWSJ3PHXfVF/ZIn+6S9kuf7X82PObcxvzjkz55z3+z3zfj/mun5X+X7mzJl5zMx5n9fzvF6vgQAEIAABCEAAAhCAAAQgAAEI9ESgK/scQaunpXWcfe1qwxznFDAqCEAAAhCAAAQgAAEIQAACEICAurLPEbRYsYcm0NWGOTQs7g8BCEAAAhCAAAQgAAEIQAACENgRga7scwStHa0Cmi0m0NWGKR4VFSEAAQhAAAIQgAAEIAABCEAAAn0R6Mo+R9Dqa3EdY2+72jDHOAGMCQIQgAAEIAABCEAAAhCAAAQgIBFyuPUqQPDYmmhb7TG/bc0HvYEABCAAAQhAAAIQgAAEIACB0yTQlX2Oh9ZpLtKWRt3VhmkJHH2BAAQgAAEIQAACEIAABCAAAQhsSKAr+xxBa8OZp6lFBLraMItGyEUQgAAEIAABCEAAAhCAAAQgAIH2CXRlnyNotb+gjr2HXW2YY58MxgcBCEAAAhCAAAQgAAEIQAACJ0ugK/scQetk12kzA+9qwzRDjY5AAAIQgAAEIAABCEAAAhCAAAS2JdCVfY6gte3k01o9ga42TP3wuAICEIAABCAAAQhAAAIQgAAEINAFga7scwStLtbUUXeyqw1z1DPB4CAAAQhAAAIQgAAEIAABCEDglAl0ZZ8jaJ3yUm1j7F1tmDaQ0QsIQAACEIAABCAAAQhAAAIQgMDmBLqyzxG0Np9/Gqwk0NWGqRwb1SEAAQhAAAIQgAAEIAABCEAAAr0Q6Mo+R9DqZVkdbz+72jDHOw2MDAIQgAAEIAABCEAAAhCAAAROnEBX9jmC1omv1gaG39WGaYAXXYAABCAAAQhAAAIQgAAEIAABCOyCQFf2OYLWLpYAbdYQ6GrD1AyMuhCAAAQgAAEIQAACEIAABCAAgY4IdGWfI2h1tLKOtKtdbZgjnQOGBQEIQAACEIAABCAAAQhAAAIQ6Mo+R9BiwR6aQFcb5tCwuD8EIAABCEAAAhCAAAQgAAEIQGBHBLqyzxG0drQKaLaYQFcbpnhUVIQABCAAAQhAAAIQgAAEIAABCPRFoCv7HEGrr8V1jL3tasMc4wQwJghAAAIQgAAEIAABCEAAAhCAgKSu7HMELdbsoQl0tWEODYv7QwACEIAABCAAAQhAAAIQgAAEdkSgK/scQWtHq4Bmiwl0tWGKR0VFCEAAAhCAAAQgAAEIQAACEIBAXwS6ss8RtPpaXMfY2642zDFOAGOCAAQgAAEIQAACEIAABCAAAQgQcrj9GkDw2J5pSy0yvy3NBn2BAAQgAAEIQAACEIAABCAAgVMl0JV9jofWqS7Tdsbd1YZpBxs9gQAEIAABCEAAAhCAAAQgAAEIbEqgK/scQWvTuaexBQS62jALxsclEIAABCAAAQhAAAIQgAAEIACBHgh0ZZ8jaPWwpI67j11tmOOeCkYHAQhAAAIQgAAEIAABCEAAAidMoCv7HEHrhFdqI0PvasM0woxuQAACEIAABCAAAQhAAAIQgAAEtibQlX2OoLX19NNeLYGuNkzt4KgPAQhAAAIQgAAEIAABCEAAAhDohEBX9jmCVier6oi72dWGOeJ5YGgQgAAEIAABCEAAAhCAAAQgcNoEurLPEbROe7G2MPquNkwLwOgDBCAAAQhAAAIQgAAEIAABCEBgBwS6ss8RtHawAmiyikBXG6ZqZFSGAAQgAAEIQAACEIAABCAAAQj0Q6Ar+xxBq5+Fdaw97WrDHOskMC4IQAACEIAABCAAAQhAAAIQOHkCXdnnCFonv14PDqCrDXNwWnQAAhCAAAQgAAEIQAACEIAABCCwGwJd2ecIWrtZBLRaTqCrDVM+LGpCAAIQgAAEIAABCEAAAhCAAAS6ItCVfY6g1dXaOsrOdrVhjnIGGBQEIAABCEAAAhCAAAQgAAEIQEDqyj5H0GLJHppAVxvm0LC4PwQgAAEIQAACEIAABCAAAQhAYEcEurLPEbR2tApotphAVxumeFRUhAAEIAABCEAAAhCAAAQgAAEI9EWgK/scQauvxXWMve1qwxzjBDAmCEAAAhCAAAQgAAEIQAACEICACDncfBEgeGyOtKkGmd+mpoPOQAACEIAABCAAAQhAAAIQgMCJEujKPsdD60RXaUPD7mrDNMSNrkAAAhCAAAQgAAEIQAACEIAABLYk0JV9jqC15dTT1hICXW2YJQPkGghAAAIQgAAEIAABCEAAAhCAQAcEurLPEbQ6WFFH3sWuNsyRzwXD64vAeSRdT9LNom7/lqQX9DUMegsBCEAAAhCAAAQgAAEINEKgK/scQats1fyKpHuWVa2u9eOSnpS5Kr3n70n6eUkfrr7Dpy7wXN9I0sMlnTdq4z8k3UvSAyR9fGHbay5racP8mKQnjgzmZyR5DrYo55P0qCBGpO19l6S/2uImtNElgXNJupAkrwP/998lXTLZs2MD+xdJ15b0mi5HTqchAAEIQAACEIAABCAAgUMTaMk+n2WBoDWL6KxC74LWlJh11yByHULMMtuWNsyUoPX7km4jyQLg2nJpSX8q6SszDSForaXb5/WfI+mHJd1F0sUXDuF5km4i6V8XXs9lEIAABCAAAQhAAAIQgMBpE2jJPp+dCQStWUTdC1qe4xtIeqik80fDtTBzaDGrJ0HrrcGj6g1lS2aylj3t7j9SA0FrA8CdNXFhSQ4VvNaKfns/24vwKRmReEWzXAoBCEAAAhCAAAQgAAEInBABBK2NJ7sFoL16aFnMum4QT76+QTGrJ0HLfd0i7HAq3ND3QNDa+AHSeHOXl/QwSZdY0c83SrqPpD88UNjwiq5zKQQgAAEIQAACEIAABCDQEIEW9JdiHHholaHaOp9VyV3X3tNze/VgLKdilj2EHt+I8dvShpkKOfScPU7SbSV9qGQCR+pMhRsiaK0A2+GlFwy51K6Z9P0tkl4o6U2S/P9/Ivzd6+7tkj4Z1f+opP+vw7HTZQhAAAIQgAAEIAABCECgPQIt2eezdBC0ZhGdVVgrLpXd5TNrrbmn5/XKkh4jqWUxyyNuacOkgpaTbH9Q0jeHqfkHSdcPQsOSOfW8WEz87XDxeyV9XpLwGw+tJWT7u8Zr4faSHhh1/dWSflnSixsRm/ujSo8hAAEIQAACEIAABCAAgTUEWrLPZ8eBoDWLqEtB63uCB1brYlbrgtafS/o7SXeMlsktJD26bNmco9aXhGsdBuriUDOfaHfVqCaC1kK4nV3mAwGeEM3930i6uSSLphQIQAACEIAABCAAAQhAAAKHIICgtTH1FoCu8ZZaimPpPXsSs3oQtOxBY0+34UTCNWGH3y7pmaEtJ/G+maRbSboagtbSbdLtddeR9Ceh914L15P0/G5HQ8chAAEIQAACEIAABCAAgWMg0IL+UswRD60yVEvFpbLW87WW3POKkh4Rhci5ZRvLt5b05CT3zpq+bXltSxsmDTm0h5bZ/UYQHDzupWGHabjhH0u6k6SHIGhtuZy6aMtr4e7hP3fYa+GnJP1bF72nkxCAAAQgAAEIQAACEIDAsRJoyT6fZYygNYvorMIScams5fFatffMnZbWupjl0be0YXKClv/tpuGkyGG2loQdpuGGvxhCzp64UtByu1eQZM+8y4TT8s4fLatXSnqzJItzL5LkvF1Ly7klXSocNvCdki4ryffyOnu9pJdL+jNJDp/7+IKb7LJ9P+suIOlKkr5b0sUlXTLKXzaMwScGPkfSy0L+tAXDmL0kPenyrpLuG131FZKuLen7JV0u5MHbivFwm3MF4dv3uUo0l/6718xrgweZOXx4dkTnrPClYV3/YDQG13pdYGsR7xWSnNR+FyXdy78q6V4VN1pz/XnC2vJa83P5IslHBif6tzD+krAv/b/jRP9j3fSe8x6rLd77Hs/7Q86+BwTPULcT/83/++sk3TCsPXuUnlfSP4U97Tnz3nBewbGShtK63o9LelJlpz9H0m+GPHPDpd4PfzHSzheEvW1PRzMf8h6ardeZTwD9y4IDPZzTMObj282FgX+DpNuFvJV+PqZjXtJmPMxvlfQHYR0N/167nivxF1VP1+PvhRyRY88Lz+m1JP1E+M3yb0e6/rZY40WdpxIEIAABCEAAAqMEWrLPZ6cJQWsW0VmFWnGprNXpWjX39Ml5Dw2G49BqD2KW+9rShhkTtGyw/GkUdjj34p6b2Tjc0Mnmf0jS/w6G3pKQQ/fJopjDFm10lhSvid8NSenfV3JBqGPxw6KHjSiLQXPFIsidgyGZzm/u2l2272ecDUJ7w91oruPR3z8g6d7B43HNqZa5Wzq3nT0mLUS6DIa6Dd+fkXS3IBROddcJ5C2EWaQsEUOGtszDRvc9gnE5h8SCwD0lPaNQfLLRemNJ/7NgDH8VBAuLZ1uXNYKU+7LkeosqNtYtbgyCSsm4nh289Sz2Te2XLYz9VFwZBAWflGmh3nMdC+Jp/4d98fARodPrywcbxOLhkuel+T01CPTuwwvChwU/O+PiZ8c1wjNtjrnX8s8FEWWMc634lPOKdv9iEa+2zXh83k+/Hp718b/3Jmh5b3gcd0jmD0Gr5AlBHQhAAAIQgMB+CbRkn8+OHEFrFtFZhRpxqazF+Vql97yYpEdlxCwbxk+ZMZDme7H7Gi1tmDFBy95GZuyv/y5OFH8DSTaQSkou3NAhZjbG7LlQI2i5LSeVv39ygmVJP4Y6FhJ8/5L+WyyzIWIjvaZYPPOJjo+f8dbaZfv2+PI+uE+F6JeO8elh7O+pGfxMXQts9hjxgQA20O0l9c/BKL9JxX3M2F4sPjWzxIvKxvFPh/ksFUGH7vx+MKqnhFAb7j5A4dcqxmDvH4uy9lbasiwRpOL7117vufydIE4uGYeFotsEEWdMbNmVoPWTYQ68T0rL1HqIxfslz0tfk/L376GfQzEb72+vHXtUla5n75mp38Ya8enLJVmsGw75iNltJWhZ7PazIh1fb4KWvf6cDiEdB4JW6Y6jHgQgAAEIQGB/BFqyz2dHjaA1i+isQqm4VNZaWa2SezqU5bEdi1km0dKGGRO0HKpjccYi0lBqwmhy4YY2wuwJUSto5ZL+u08Wp+zh4ZC5T0j6rODdMISspauuxGvCX9UtmDiPWFp8L3tNmI2NFIfluG9xsfFoAcXhMrmyy/b9bLNHlj1JUiPKfbco6VBMF4eI2Qi3x1TOO8WeUOZgrluUWJhwPywuWlRIOVvkcYiZOY4xdn8eFLxipjzJbPzbo+9+I3PpsCyLal43DsX83gwLJ7H3IQY5cc+8vX8sdMTF69Fhta+R9LnBm8bzEnN2iKqFvLduATe0UStIpbeuud6hrN5PDq+Mi0Uqe9L9bZhD/80hfQ6JG0LT4vpzQnkqaFmYfp6kj81w+/cwB/bCSgUb72GLCr8VteF+O3T4TWFveF97PaTF3p4WMNN1lz7vfF1NmLafCxYH7e3mMni0virpgL1GvbaGAzv8Zwuk/rdBIHXf/ayOT/x1Hc+v+aWlRtBK18gLw33/K/xfh+661LQZ98ccva6un+lnT4KWQ6gfKckHYQxz5NBVz0O8Nv23Ldb4zHbgzxCAAAQgAAEIzBBoyT6fnSwErVlEZxVKxKWylsprzd0zJ2aVfOUv78F+ara0YaYELYd1Lg07zIUb2jhznqEaQSs1DDxDNoJtVDr0LJe3yl45PxByNMUhOWNG4jDrFjZ+IQg58UpweJTD1RwmFoe62dvMxoi9hZxbayg2Gm1Qvj1ZTrtuPw1Z8u19iqDDodK+D12zIW1hxZ4gqeBiEeZtG22J+IRDizgWfX44avsJIQQtZebn9TeGUMg0fNKhVA8e8cgcE/fG5tJd+aIgRtpwjgVBCw1eb6lHWI63DzwwbwtyccmFSDtEzetqK9GwRpDKTWvp9V7H5hF7N3m8Dt2zR0ou35Tn46KhTurdY9HRYnfOS6s2Z1FuXDlxZag3FpLs/n5TOBwj7a/HbqE/nbf0A0DN6bBmY89I/8a55A5NyD0LfY3v+85k4BazHJJ/zejfx/pTKj6lop0FG987JyqXthl328wtAnoN5UpPgpafbQ5ZdvHvjn8P/HuVK1us8Y0e0zQDAQhAAAIQOFkCLdnns5OAoDWL6KzCnLhU1kpdral72nh8dBAQ4lYfE3KEpAZk3Z33W7ulDTMlaKWJvOe8KQaKabihw0dsqPjLdK2gFRsGbt+JpR3K8YaCKfu24LkwGIm+xKE39gDIldSodJ2HhVxUU+srJ7TmjPRdtp8yd99fHMSq1NhNx+5rrx5Cv2IhZyohdQH+z6iSrrP4jw7XszfYVAhhzrNtai3kxKaSuRxYuO7g4eK5d+itxcGxNe5/twhhb66xEMWUgRN2+9/eVQtzpH6pIDV2u9LrLTA6tNuekEOxV6JDlOfyx31xECHjMFN7uDn0MLfHtjD2xwStkhBh7wef+Pqz0VjHTn1N93fN6bD2WDS/oeSeU+mzcM7Lz7mu7Ck6eHNZSPY6Tp+dpeKTPda8xs3E7Cz02UMrV0rbjK91jkR7mnnOc6UXQSv1tpsTNrdY4xs9QmgGAhCAAAQgcLIEWrLPZycBQWsW0VmFVFwqu2q8Vpo3IldzTND6mplcLVOeGmv7vYvrW9owU4KWx74k7DD9km+vJ3tguNQIWg6Lc7iY+zCUKW+OdK7sSWIvmLtEf7BHjP/LzYHvY2+roTgEyULcuwsWQcoxTeicE5y2bD8VH93lH5H0RwV9dxUbqfboiIUG5+qx59QWZUzQmhOB4nt/dQjvu3L0jzkvpxzrqdDBdHw5T5HUKE3X+JyB73tcWNLTwmmT/t9DLjGHJm5RSgWpsXuVXh9727mtnDfR1Hi+LxEHvVecVD8nBG5h7I8JWv698fNl7nTSCwaxKfZ2yj2HUiHDDErCDtO9lxPCcicgzrXtfFc+iOGq0WQ4RPRZyeSUiE/p/eOPFLm5Lmkzvs7hwX4uO9TZxV6uPp029o7rRdBK86nlmMdj32KNb/H8oA0IQAACEIDAKRNoyT6fnQcErVlEZxVaEbScK8e5TmJjIh3BrpIsl5Gqr9XShpkTtNKwQ4d4OeTmoxPD9gv6c4NIkhrtNYKWjSjPuz2tnOPI19oDpsQ7a+heOr6xPFpfFsQSeyoNpSZnmL0gLP4MxqMFDns4DTlldt2+jWJ7cNhLxLmKbKTb66PG+yfd81sakDlBK+f5NLebUk8We6mkoZG5uUg9rObuk7aRrmPzvlJYl5cJYVf2Mvq3iYZzXmPOw5bLazTXv9zfSwWpsbZLr3d4rUVFrzN71VjsG/N6zN0r5TDl+bmFsZ8TV3LrZop5ysZ5vCz+/mtyUVpvzjvHl6fP2Nw1fhZ6rbiuuft5Yq+4qZDg3LM290wrEZ98qIO9vQZv1zkxraTNGJ33kEWywSvSY/MetMg1lC2fR0v2l6+ZW4+pMDd2UmV8/7k2l/aV6yAAAQhAAAIQKCfQkn0+22sErVlEZxVaELQcMuU8RXHibYtXPkXO3iNx0tsab5cyArur1dKGmRO0Us+fOUMwPcI+/ZJfI2htMQOlglZqVM6NM+2bvcFsfDnJuhNiO2G9jRmv15zRunX7W7Dat6BV69njMebC3VIPiFhQ9TVj4sMUs5x331S4agn/tF9jIWAlbeXqlApSY+2vvb603y0IWrX5y/xbY28n72+XMe+6dH2WzHHqBVvjWTnFPCeg5sKI58SnnPdULkdg3Je5NuO69myzB+8twz86L5g/XNw25Fwb6vYgaKXCX4n3OIJW6ZODehCAAAQgAIHdEWjJPp8dJYLWLKKzCi0IWmlPB08sezTkTi8bS95cNuL91Wppw8wJWqZSY3ClnkhxuKHbalXQukFyMqHz2dxB0n9utCx23f4W3dy3oOX7ORn9XN6lOUPZYUr3jSrZGPZJj0PxyXR+Xnyk4rJnJAAAIABJREFUEtJNg3g+XGaj+86SfKJbbbFHlxOJ27NlKEsEvan7rhWk1l5fyqQFQas2P9znh5M14/lzLr+nJoPOhUlPCaFp6Gqt0D3G3B5d9qR1ov6hjLU9Jz6l3lMlIs1cm3G/LUg7j9qQm2vwptzl86h0rab1psQnM/fzzM8al7HDQWraXNpProMABCAAAQhAoI5AS/b5bM8RtGYRnVVoISl83FOLWT8ZEl17wTk/iMNc4hwbDmGy8eCExTVGchmR7Wq1tGFKBK2asMPYCyXnnbAPQcteZRcLic59/Ht80uFYyGG63sdybS1dBbtuf0m//Cz0yYae32uFI+Zjr8ctPSJyIYdzuWXGxuScaPEJe7FglfOseo6kly4A5DVkT5ShTCUvzzVvvj450UwthMWnNPpZ5ZA15/baqqwVpNZePzUOCz3/PYRp2gPJCcaHsu+QQ5+w+aOS3lwJvlRgSXOETa2bNN/SGtHUw/lCSc75desk96D/NiZEjYlPr5b0HeHUTguALqW56EoFrTQ/mXMY+pRQh7SX8q6cxlXVc4KWBSyLcfYad98HYa70XQQPrVVTwsUQgAAEIACBTQi0ZJ/PDghBaxbRWYWWBK1UzBpGkH459r/XnIJXRmL7Wi1tmBJBqzTsMA03zBlyWwlaNpDt3fBNknycvcUHr4dLJKGo6ezlBC33++7hv6F+6vWzZhXsuv25vtm4NHeHQ32tpG8JrJwLyYLWWNlS0Eo91HzPpfmjpsJIxxKAzzEq+XvJwRZuZ+pER/+95HS9kv6kdebuW9tm7fw7PNzPCgt4/uDgPekQLO9J530aK/sWtKaS0E8xSj3/7BXo38lPJBel+dfGwg5zhxfUeo751qkgkhvD1EmipXvGwrHH+4GChVQiaHn8t5f0wNCe14FFX/+Gu/QgaOVQONzc4qGfFyUf1hC0ChYUVSAAAQhAAAI7JtCSfT47VAStWUTZl8kxz5ay1spq5cIcx8Qst5g7jcz/XnNyWlnPtq3V0oYpEbQ8+jTsMOddk4Yb5kJt1ghaFq7sWeGQlDivWs3s5NZxzviqSQg/d/9dt5/e3/vCooLH4ETxU2LCVN9rBY2ptlKjbamXjO8xtWZLjfO5Ocv9fStBy4dcWGDYKpx16OshBC3zdnL8mwevqymBdIz5vgWt0nlM+1uaj89eghbI/Xs2lDT02v+ePi9LEojnGM4JWvZYtnCUJrAf2irZM48N4YtvL9w4JYKWE8y7bxY8XVIPsh4FLb+v/FI4SXLq4JQYI4JW4aKiGgQgAAEIQGCHBFqyz2eHiaA1i+isQgseWn45/NmQ1HnsS6dDeh4iyflu4uIQH4cvzB3JXkZj21otbZhSQSsNO8yFxsyFG5riEkHLSYN96tXdZjyK0lnyl3Kf8ucT2YZy7IKWPWMcAuOQI4e+lBbn17GHjb22hrJLQWtKxJjrc7pmY0/AEuN8rv2xv5cKISXCkhNf307Se5Z2JnNdyX1rbjc1/14rVwmhn/GamWvf3j2vC16C9mRyOTZBy2NKQwnTwzFcJz0kYElOuaGdl8+Adz4nnxDqZ2JacnvGOegcDujQ0OE54t9jC3P+YDTneTQnaKX5pnKHuvQgaJmrQzOvkYS2+5nk5/D75jZEwcmJBU1QBQIQgAAEIACBlQRass9nh4KgNYvorEILglapV1j6pdf9d1jPkFy2bMT7q9XShikVtNKww7+WdOPoFL+ScEMTrhW0LNBYmHS+oaliI9nGmk8YfI0kewDZeHYfnxhdmFtTubxLW4Yc7rr9YXgXkuSDEYZ8N2O8XhnyB9kQe20I8fn3HYf4pInAS05/G+t/GvoVz+m+veFyfbR3nMM7XT47hN5dXpLzucXlCUHU+uBGj550L9fmDktzho0JWj71zt6XzmM2JZpaAHlTELC8J71H3xFyaTmZ+uCZ04uglXqpTgl+abL39FTE1IvLf/8hSa9asBbs6eW5c3G73mv2ynSYbzw/PjXYz9F3JveYEp/+m6QHS7pmuKY0T+WcoGUx1M9li5pj+eR6ELSGZ88ng0esP/QMzEvzjeGhtWDRcwkEIAABCEBgYwIt2eezQ0PQmkV0VqEnQctz6twb/qocv8Db68ShMENOjrKR775WSxumVNAylamwwzR8xqeBPTqDskbQsuFsT7t7Je1YrLIx5ETfFkb+TZINilwpDRPaddL2XbdvLzYbU7dMILwshPW8QtLbJFk8GfOu2KUBaWHyyZKuGvVvSQ6tXD6y2Fvwc4MAag+1oWwpTi59OtijycnQHW4YJ97fMrR1bVL30utjMWLgYfHY4WPPlvT3kt47cRrkoU85tLjmEwr/sWIyc+suF0YYN5k+L+2x47Xq/Zfm2dr6xEv39wqSHhoJh+6b98JvJnm/5sQnfzByyOHlwuAsVHqt2DtprEy1abHPQtAg8D4y/LZ8KGlsl8+jiqn/jKpT4pN/r9LTl0tOXkbQWjobXAcBCEAAAhDYjkBL9vnsqBC0ZhGdVehJ0HJ/bdD7RT02ZP3vTmTr48vTl+UyCrup1dKGqRG0psIO4/AZC4g2VuydkZYaQeuikhyaZYNqKA4v9UlS/qpfUkoFLYesPj5q8FGS7lCZ58gM3D8bfPZ88n/PC8bjrtt3aJCN4kHQNZ97S3pQODGshNUuDcjPD32x0DkUnwpmL6WaknoK+tpUWEhPQSz19Kzpx5K6aRJst/E4Sbfd6PlUKkiN9b3kej9nbaT/RNSIhQ17zeX2e+5ehxa0Um+pkrn0vrI4FHuKzp3S6YT4DjW056RLHHaY7tdcvsGSfs3VcR8d/jY8F3J5uuYELd/DAuAjonbm8lSOtWnPXq8z98nFz0p7UtuzNi27fB7NcRv7+5z4lJ6+7Oeww+X/YOKGc20u7SvXQQACEIAABCBQTqAl+3y21whas4jOKvQmaLnPNhz8ojx8SR5GOnZceRmJ7Wu1tGFqBK1UTPjLYJzYQLTINHhSTRnpNYJWGlo2FjIzNkM5r4oxccPH0z8/MtjSkMqSVTB1Ctou23ffzN5CzlBqw9lygtOWObTcr9RjJZeHbY5zKhLYYHT+mthb5DqSHO4zFHtq2oPTHmqlZTiBzsKsE2HbK9Chmi/JnGpX2qbrXVjS0yRdPFw07CHneltbSgSpqXuUXJ/jXxvafcXAcejLvkMOfd8xD9IxPjUi3NBGKv4NQpqF7vh5OfUBYO2aSD0jc6G+JYJWLlfl1O/qWJsOd7R3rUUcF79n3G8k12WPgpbH5JBvi5eDiOhnkz0xxxLqI2itXeVcDwEIQAACEFhPoCX7fHY0CFqziP7Pi+Y9o6r78HLYQkRLv0h7CP4KbG8QG6MtlJY2TI2gZXapKOGXd+fGsZB49QB3ylgsFbRyeadqBZA0j427N7aO0xAg13WI2B8VLpic50rswbHL9nPeI3PhUOmwnPPJIWOxGLy1oJUmyq5NDD+ITM6pNpScx0luLPaSsNfdXDLrod2vDms6PlBgYOrwwa+V9G0hhNIhhE7wXiKYLRFGCpfgOU5/rJ2/EkHr+4LwO/SpVvjNzeEhBK1azzgnVPf6GUrp9SlTe2I9I3lezrVlZheQdElJFgOdj+1Ohfm2Sp63JYKWx+1729OoJJl/rk2fTGvxxrnXXOaEnl4FrdzYc6Gew1pC0Cp9wlEPAhCAAAQgsDsCLdnns6NE0JpFdFZhC3Gp7E6frrXFPZ3H4h4hV0h8/9IErbV9XlK/pQ1TK2ilYYf3leTT3/40fJGe8zYoMbDM9Dzhy70FtKE4fNQ5Sj5SAN373MKaw2TiMiZopUmafU3u5K2xW6fGXuoVtMv2c2F4NXmjxvZMrSAyNy050c/G7d0LTyPNHf6Q8xJJT1Bzv2ry6XmuLF45hHkoFsWdtPv1knIGa6lglno49eahlXq/1eaj8vgtisRhxIcQtMYSkefW8DckXkWuUyp2p+Kqnz9PkuSk+IMwNNdWeuCG71+6b74q3O9KYWBLPbR8eW5fjfUjt0cswjklwJBDzuGbZnGInH5zz6qxv5eKT5cJXlrDWP276LDNN2QaLm1zaZ+5DgIQgAAEIACBeQIt2eezvUXQmkV0VmELcansTp+utdU9fdy4v6YPJzMNd7Bnh0M9PlrbsY3rt7RhagWtVDyxmOVQCofbucx5G5QKWm4rzYVkw9ehY3NJ/u1BY+PB+azOn8zdVG6sXM6ukhxs9uZxfh17ZA0l90V+V+3nEqGXinE2Up0r7G6ZE+ssDPu/Uq+mkm2SCn8WFmzkOmH8WGJ/t2sPFYsBMeOpENTUoHQbZnKb6GTOXH/9+2CvrMckydvTZ0fqsVMimOUOObBno/tUmhNuinGJh9Xa69PQWbc3J0wM9/T69xwO4WbDvzuc80fDyZtp/7Yw9nPiiu/jOTN7i3JjJXfK6rPC4QtOfD9XvL8sjN4+VLRHm70KLRYPfSgJh01zbpV4HXstx/mqfL+cgFrqoeXrU0FyLAfWGPOBl3Mj+jfDB3qMlV49tDye3EeCsfePLdb43Drk7xCAAAQgAAEITBNoyT6fnSsErVlEZxW2EpfK7vapWlve0+ENTvIdnyhWeuR4TZ+X1G1pw9QKWh5vGnYYM5g7ta1G0EqNON/Hea4sdDnMMeVoIetbJP2SJCdhzxULcB7z+zN/zCXtdjWH4lnwcUhZfE/f77LhVL3YSB8Lpdll+6nAMvTbwloud4sNLocu+cCEa42w2kWYcU7U8b706X9OYO9TGNPy3yT9T0nXjf7gfEReay8a6XvOy8pVLYpa1LaokArb9iCzp5XnOhZCc2JVzmvHbXvtvTAjzlnYcNu/ngiHtbmcpp43+xC0cqGzFjXMzCJF7mPBV4SQb59YmgrMw3jGTrzcwtifElfeIsmh9Q4DjPvuvXopSfZAdVj1ULxWa3OGpWGa8RyWhlGnJwO6jSnuY6dqOteeRepPRJ2oEbRyQk3uOTHFfG7vDl2rFbTS+lPP+iW/276mZj2m4p/H7Q8tPp03LjVtLu0310EAAhCAAAQgME2gJft8dq4QtGYRnVXYUlwqu+O298wdoT0YtCVePqV9XlKvpQ2zRNBKww4HBiU5kWoErVwi4uFeTtD9skiYcrJtCzTOURQXnzJoUXMIcbKQcWNJ7xuZuLHTMl3dOdheHrxpPI6rBqM3bmrOc2JX7edyPrlfNsBfFRKa+/+30HOJkCsrFXvt8WSBbgiFWnLSY8l+sLeVveeccD1l9xxJfxE8N2zEXy3Ui4UQj8OGucWAj0/ccIq158neKoO3n72H7NGZCi6u57DGZyb38e+InyMPz3i2WdB6dkgk78u8Xyy+DYngh6bmToorYRnX2YegNRbK635YHHpF5GnlPfLdkuzVFZdXh1MdhzA4/80fIFJD3/++hbGfE1csLgzrfOi75+2fw3x6b6eHi7ieRTl72kytu3TeciLgUMdimdd7Scl9pPF1Flztfehn4sfCs85r0+zj4nr2pnPYYVxqBC1fl+aBy4l8U4JWqad074KWn7X+YDDkDDO73GEdW6zxkvVDHQhAAAIQgAAExgm0ZJ/PzhOC1iyiswq9C1oeQy5Myf++tSFZRvTTtVraMEsErVzOJo+uxKOnRtAajKdHZ8KU5ph/IIT12PMiDj+dCm8a2rQQYs8m/1dTLH78rCSLaFNhertq3+F8zhmWinpzY7AQYQ8b53dx6J8FGJc58W+u3am/j4lac22Willr59LXez6dS8vPi9x8WjS3t6KflcOJZnP9H/5uLz571Zn9VmUfgpb76vVrTzOHqtYWh3LaQ+7miaHvQzts7KdlC2M/J644xNGCaiqqjo3H687PAwuYNWKW28vlzxv2lz1JLa6VFL+73CCEN495uo2143VmD8GcaFgraOU8TdMwzDFBq+SjxzCG3gUtjyPnyZl6MW+xxkvWD3UgAAEIQAACEBgn0JJ9PjtPCFqziM4qHIOg5XH4ZdGJZ2NvFP/7ki/tZeTma7W0YZYIWh5hLuxwLtzQ19UKWr7GJ8rdeyKMMCZuw9OhpvYCcKhdLrl8ST8dsnOVYHTba2mu2Bh3cvOxo9nT63fVvk9Cs/fSWBhh3A+LfvZyshBpj7VUqDTLa4TTyObGv+TvYyF+Y23Zs8eigsMMp/JtjbF23qLUa2XsXqXzWTuPZuqk6O7Lu5dAm7hmX4KWu2DBwif2peGZY91z+NdvBC9Hz12aXH5MDN/C2B8TbCzg+nfAJ1ROCZL2tvPezoU5l06hx/Hc5D7+jbUwWJOjbgiFdNhgyR53/yzIet+8eaSztYKWm8l5hMYHI4wJWrlDHMYYHoOglfNoTHP/bbHGS9ch9SAAAQhAAAIQyBNoyT6fnSMErVlEZxWORdAay1tUmsejjFZdrZY2zFJBKw07LP3yvkTQMt0hP5bzKNkAsMg0eCnY0PT9bTRb7EiTNf9wyJEzzFIu7GNsBu2F49Ajh6M5z48FIxu/QyifwxBtMP6vSpFluN8u2h9r0/d0WNJrJTm0zyGbcc4q7xULlRYDh1J6mlrdDvjM2g4tdWjhD4RwSOcuGsrQX59S6v5+eMWNzMWhpz6t0GFwDjMchG57sDj80DnaLGC8o1JosHD67WEMbtthncP6XNt26ZD3KWgNfXJ+rGtH4beDd6C927wnbbx7X5pBLEKmp/+NnQK3hbE/Jdh4zTtc2WHI3uPD2vO6s4eiQ039fKkRUHPz5fBZe5oOeeD8++N16HDgJWVqLZv9m4J46NNnU/bp/ZYIWjmhJs4dmGuzJpl+7h1k7tTV1nJoDZxz4l8s7G2xxpesIa6BAAQgAAEIQODTBFqyz2fnBUFrFhEVdkygqw2zYxY0DwEIQGCXBJYINlv3JxW0LII75HTqlL+t+3Aq7Q0C0S6Swp8KQ8YJAQhAAAIQODUCXdnnCFqntjzbG29XG6Y9fPQIAhCAQDGBFgQte+/Z22tIRO9wTYdZUrYnMHgqImhtz5YWIQABCEAAAsdKoCv7HEHrWJdhP+PqasP0g5WeQgACEDgHgUMLWmlSeIdXOhm9wwIp2xIwa+cQvIuk35X0i5I+su0taA0CEIAABCAAgSMk0JV9jqB1hCuwsyF1tWE6Y0t3IQABCMQEDi1opfnCHizpjpI+yjRtTsA58p4SctjdIuQt2/wmNAgBCEAAAhCAwNER6Mo+R9A6uvXX3YC62jDd0aXDEIAABD5N4JCClpO320vofqE7PkzCieFfyARtSmA4/fG+kr4/HEZwE0nv3PQuNAYBCEAAAhCAwLES6Mo+R9A61mXYz7i62jD9YKWnEIAABM5BYF+C1pdL+rik/zf04Ksk3U7SrcPJqP7np0u6FcngN1+lFg7vIemu4VTHn5b00s3vQoMQgAAEIAABCBwrga7scwStY12G/Yyrqw3TD1Z6CgEIQOBggtYVJb1kgr+9s64n6fnM0U4IXEjSL0m6v6Q37+QONAoBCEAAAhCAwLES6Mo+R9A61mXYz7i62jD9YKWnEIAABA4maF1a0p9GJxmmHbmzpN8OXlxMEwQgAAEIQAACEIBAOwS6ss8RtNpZOKfak642zKlOEuOGAASOgsC+Qg6/WdJTQ0LyFNx9JPm/Dx0FUQYBAQhAAAIQgAAEjotAV/Y5gtZxLb4eR9PVhukRMH2GAAQgEAjsS9D6Qkm3D2GFl5L0AUl/Fk7ae5mkTzIjEIAABCAAAQhAAAJNEujKPkfQanINnVSnutowJzUzDBYCEIAABCAAAQhAAAIQgAAETolAV/Y5gtYpLc02x9rVhmkTIb2CAAQgAAEIQAACEIAABCAAAQisJtCVfY6gtXq+aWAlga42zMqxcjkEIAABCEAAAhCAAAQgAAEIQKBVAl3Z5wharS6j0+lXVxvmdKaFkUIAAhCAAAQgAAEIQAACEIDAiRHoyj5H0Dqx1dngcLvaMA3yo0sQgAAEIAABCEAAAhCAAAQgAIEtCHRlnyNobTHltLGGQFcbZs1AuRYCEIAABCAAAQhAAAIQgAAEINAwga7scwSthlfSiXStqw1zInPCMCEAAQhAAAIQgAAEIAABCEDg9Ah0ZZ8jaJ3eAm1txF1tmNbg0R8IQAACEIAABCAAAQhAAAIQgMBGBLqyzxG0Npp1mllMoKsNs3iUXAgBCEAAAhCAAAQgAAEIQAACEGibQFf2OYJW24vpFHrX1YY5hQlhjBCAAAQgAAEIQAACEIAABCBwkgS6ss8RtE5yjTY16K42TFPk6AwEIAABCEAAAhCAAAQgAAEIQGA7Al3Z5wha2008LS0j0NWGWTZEroIABCAAAQhAAAIQgAAEIAABCDRPoCv7HEGr+fV09B3sasMc/WwwQAhAAAIQgAAEIAABCEAAAhA4VQJd2ecIWqe6TNsZd1cbph1s9AQCEIAABCAAAQhAAAIQgAAEILApga7scwStTeeexhYQ6GrDLBgfl0AAAhCAAAQgAAEIQAACEIAABHog0JV9jqDVw5I67j52tWGOeyoYHQQgAAEIQAACEIAABCAAAQicMIGu7HMErRNeqY0MvasN0wgzugEBCEAAAhCAAAQgAAEIQAACENiaQFf2OYLW1tNPe7UEutowtYOjPgQgAAEIQAACEIAABCAAAQhAoBMCXdnnCFqdrKoj7mZXG+aI54GhQQACEIAABCAAAQhAAAIQgMBpE+jKPkfQOu3F2sLou9owLQCjDxCAAAQgAAEIQAACEIAABCAAgR0Q6Mo+R9DawQqgySoCXW2YqpFRGQIQgAAEIAABCEAAAhCAAAQg0A+BruxzBK1+Ftax9rSrDXOsk8C4IAABCEAAAhCAAAQgAAEIQODkCXRlnyNonfx6PTiArjbMwWnRAQhAAAIQgAAEIAABCEAAAhCAwG4IdGWfI2jtZhHQajmBrjZM+bCoCQEIQAACEIAABCAAAQhAAAIQ6IpAV/Y5glZXa+soO9vVhjnKGWBQEIAABCAAAQhAAAIQgAAEIAABqSv7HEGLJXtoAl1tmEPD4v4QgAAEIAABCEAAAhCAAAQgAIEdEejKPkfQ2tEqoNliAl1tmOJRURECEIAABCAAAQhAAAIQgAAEINAXga7scwStvhbXMfa2qw1zjBPAmCAAAQhAAAIQgAAEIAABCEAAAiLkcPNFgOCxOdKmGmR+m5oOOgMBCEAAAhCAAAQgAAEIQAACJ0qgK/scD60TXaUNDburDdMQN7oCAQhAAAIQgAAEIAABCEAAAhDYkkBX9jmC1pZTT1tLCHS1YZYMkGsgAAEIQAACEIAABCAAAQhAAAIdEOjKPkfQ6mBFHXkXu9owRz4XDA8CEIAABCAAAQhAAAIQgAAETpdAV/Y5gtbpLtRWRt7VhmkFGv2AAAQgAAEIQAACEIAABCAAAQhsTKAr+xxBa+PZp7lqAl1tmOrRcQEEIAABCEAAAhCAAAQgAAEIQKAPAl3Z5whafSyqY+5lVxvmmCeCsUEAAhCAAAQgAAEIQAACEIDASRPoyj5H0DrptdrE4LvaME0QoxMQgAAEIAABCEAAAhCAAAQgAIHtCXRlnyNobb8AaLGOQFcbpm5o1IYABCAAAQhAAAIQgAAEIAABCHRDoCv7HEGrm3V1tB3tasMc7SwwMAhAAAIQgAAEIAABCEAAAhA4dQJd2ecIWqe+XA8//q42zOFx0QMIQAACEIAABCAAAQhAAAIQgMBOCHRlnyNo7WQN0GgFga42TMW4qAoBCEAAAhCAAAQgAAEIQAACEOiJQFf2OYJWT0vrOPva1YY5zilgVBCAAAQgAAEIQAACEIAABCAAAXVlnyNosWIPTaCrDXNoWNwfAhCAAAQgAAEIQAACEIAABCCwIwJd2ecIWjtaBTRbTKCrDVM8KipCAAIQgAAEIAABCEAAAhCAAAT6ItCVfY6g1dfiOsbedrVhjnECGBMEIAABCEAAAhCAAAQgAAEIQEAi5HDrVYDgsTXRttpjftuaD3oDAQhAAAIQgAAEIAABCEAAAqdJoCv7HA+t01ykLY26qw3TEjj6AgEIQAACEIAABCAAAQhAAAIQ2JBAV/Y5gtaGM09Tiwh0tWEWjZCLIAABCEAAAhCAAAQgAAEIQAAC7RPoyj5H0Gp/QR17D7vaMMc+GYwPAhCAAAQgAAEIQAACEIAABE6WQFf2OYLWya7TZgbe1YZphhodgQAEIAABCEAAAhCAAAQgAAEIbEugK/scQWvbyae1egJdbZj64XEFBCAAAQhAAAIQgAAEIAABCECgCwJd2ecIWl2sqaPuZFcb5qhngsFBAAIQgAAEIAABCEAAAhCAwCkT6Mo+R9A65aXaxti72jBtIKMXEIAABCAAAQhAAAIQgAAEIACBzQl0ZZ8jaG0+/zRYSaCrDVM5NqpDAAIQgAAEIAABCEAAAhCAAAR6IdCVfY6g1cuyOt5+drVhjncaGBkEIAABCEAAAhCAAAQgAAEInDiBruxzBK0TX60NDL+rDdMAL7oAAQhAAAIQgAAEIAABCEAAAhDYBYGu7HMErV0sAdqsIdDVhqkZGHUhAAEIQAACEIAABCAAAQhAAAIdEejKPkfQ6mhlHWlXu9owRzoHDAsCEIAABCAAAQhAAAIQgAAEINCVfY6gxYI9NIGuNsyhYXF/CEAAAhCAAAQgAAEIQAACEIDAjgh0ZZ8jaO1oFdBsMYGuNkzxqKgIAQhAAAIQgAAEIAABCEAAAhDoi0BX9jmCVl+L6xh729WGOcYJYEwQgAAEIAABCEAAAhCAAAQgAAFJXdnnCFqs2UMT6GrDHBoW94cABCAAAQhAAAIQgAAEIAABCOyIQFf2OYLWjlYBzRYT6GrDFI+KihCAAAQgAAEIQAACEIAABCAAgb4IdGWfI2j1tbiOsbddbZhjnADGBAEIQAACEIAABCAAAQhAAAIQIORw+zWA4LE905ZaZH5bmg36AgEIQAACEIAABCAAAQhAAAKnSqAr+xwPrVNdpu2Mu6sN0w42egIBCEAAAhCAAAQgAAHIGb1FAAAgAElEQVQIQAACENiUQFf2OYLWpnNPYwsIdLVhFoyPSyAAAQhAAAIQgAAEIAABCEAAAj0Q6Mo+R9DqYUkddx+72jDHPRWMDgIQgAAEIAABCEAAAhCAAAROmEBX9jmC1gmv1EaG3tWGaYQZ3YAABCAAAQhAAAIQgAAEIAABCGxNoCv7HEFr6+mnvVoCXW2Y2sFRHwIQgAAEIAABCEAAAhCAAAQg0AmBruxzBK1OVtURd7OrDXPE88DQIAABCEAAAhCAAAQgAAEIQOC0CXRlnyNonfZibWH0XW2YFoDRBwhAAAIQgAAEIAABCEAAAhCAwA4IdGWfI2jtYAXQZBWBrjZM1cioDAEIQAACEIAABCAAAQhAAAIQ6IdAV/Y5glY/C+tYe9rVhjnWSWBcEIAABCAAAQhAAAIQgAAEIHDyBLqyzxG0Tn69HhxAVxvm4LToAAQgAAEIQAACEIAABCAAAQhAYDcEurLPEbR2swhotZxAVxumfFjUhAAEIAABCEAAAhCAAAQgAAEIdEWgK/scQatsbf2KpHuWVa2u9eOSnpS5Kr3n70n6eUkfrr7Dpy7wXN9I0sMlnTdq4z8k3UvSAyR9fGHbay5rdcN8s6SnSrrEmsEl1/5qYL1hkzQFAQhAAAIQgAAEIAABCEAAAhDYhECr9nl2cAhaZXPeu6A1JWbdNYhchxCzTL/VDYOgVbY3qAUBCEAAAhCAAAQgAAEIQAACx0GgVfscQWvF+upZ0LKYdQNJD5V0/oiBPbMOLWYhaK1YlFwKAQhAAAIQgAAEIAABCEAAAhDYkACC1oYwWxE8ehW0LGZdV9L9JX19g2JWK/ObW7J4aG28kWkOAhCAAAQgAAEIQAACEIAABJomgKC18fS0AHTrfFYliNbe02LW1SU9LCNmORfX4w+UMysdewvzWyJo/V3wdHtLyeRJ+ryQl+xWUX1yaBXCoxoEIAABCEAAAhCAAAQgAAEI7J1Aq/Z5FgQ5tMrWx1pxqewun1lrzT09r1eW9JjGxSyPuNUNk3poIWgtWcVcAwEIQAACEIAABCAAAQhAAAK9EGjVPkfQWrGC1ohLS2+75p7fEzyw0jDDljyzBi6tbhgEraUrl+sgAAEIQAACEIAABCAAAQhAoEcCrdrnCForVtMacWnpbZfesycxy2xa3TAIWktXLtdBAAIQgAAEIAABCEAAAhCAQI8EWrXPEbRWrKal4tKKW2rJPa8o6RGSLMYMxacZ3lrSkyV9ck2HdnRtqxsGQWtHE06zEIAABCAAAQhAAAIQgAAEINAkgVbtcwStFctlibi04nZnl9be8/IhAfwlOhKz3NVWN0wqaL1G0g0l/WPhxC5JCv+dkl5e2L6rfUCSc3v9g6Q/kfQySR+euT7Xr++S9FeF9/1WSX8g6SJR/bFk918q6UmSrlbYdlxtrE/OD3cBSVeS9N2SLi7pkpLOGy62gPt6SW+U9JzA5IMj99/6JMuSPGvnCoLztSVdRdJlJZ0/9O+Vkl5bMZfxsGrXztyUjPFP7/N7khzKPLfu5u7H3yEAAQhAAAIQgAAEIACBwxNo1T7PkiEpfNmCqRWXylqdrlVzz0tLeqiky3UmZrUsaH2HpOdHQsmfS/oxSe8vnNx9CFppV14t6eckvSIjFA511whanyPp1yX9YnLjfQhaflZZTLuTpBsVzoGrWfS7d/Bc/FBy3T4FLff/UpLuIelaBf33aZr3lPQMSR8tqI+gVQCJKhCAAAQgAAEIQAACEIDAJAEErY0XSAtAa8SlrYZfes+LSXpURsz6GUlPmRA2turn2nZamN/cGFKBoAdBy+P4J0k3k/SSkYlZI2h9v6Q/jES+4Ra7FrTOLcnr+T6Ze5euv6dLup2k90QX7EvQshD400EMHDzJSvv9+0FAfN/MBQhapUSpBwEIQAACEIAABCAAAQiMEWjVPs/2Fw+tsoVcKi6VtVZWq+SeDvt6bMdilkm0umFSgcDCwm0kOaStpGzhoeUwwOdJ+ljmhg7nsxdZHG43VHuxpJtIemfmuqWC1pdIcnjZ9TNtlgpa/yLJHO01NVf+SNJbJfkZZY+sh2fErNeFkMs3h8bOI+nbJV0hCuOL73NXSb8p6RPhHy8YwkgtOOWKQwHN8SvDH+f6b08qh2O+O2rMYpw92u6XuYH7b2+6f5b0WWEuvzfTd4eT3ioR49Lm0vXqMNSnFYYCfrakq0tyG0Mh5HBuhfJ3CEAAAhCAAAQgAAEIHB+BVu3zLGkErbIFWCIulbVUXmvunjkxy0KBRZenduCZNZBodcM4wX7s5VSbK2gLQavknl8UvH8sKsXeP7eQ9OjMclsiaPk54fZ84ECulApaJTmm0vZzXlQOBf3lkG8qd9DBFwQhyuGRQ34qt/s3QRx7W+E2XHswwJgY9+wQeuh8WWn/x+bzdyTdcUKgWuNRWLMmyKFVuHioBgEIQAACEIAABCAAgQ4JtGqfI2itWExz4tKKpkcvnbqnDW2LFbFHhRt6TMihVOpFtIt+17bZ6oZxvqwnRoN5gKQ7S/qvwgHuS9Byd+wF5NxM9kAayu8Gz6CPJP2tES+GS78hsEjX2/D3XQlaFoSccPy3ozFMeZ/FQ/W19jqyuBsLfQ6b/IvCOVwraOXEuIeFPGBTe3Tou+t+feir618v5HXLdR9Bq3BSqQYBCEAAAhCAAAQgAAEIjBJo1T7PdhgPrbKVnIpLZVeN1yrJxzQmaH2NJHtr2DDPFScFfzAeWmun6CwBfCxojYk2Yzfap6DlPqQeZWNrrFbQSsUyh0G+V9J1o4HvStA6X8gPZyFnKD8iyeGIJcVClg9LcNjgUJxf7AklF4fTCC2IDSeH1niY5cS4ktDBoWs5r7jHSbqtpDS5va9B0CqcVKpBAAIQgAAEIAABCEAAAqMEELQ2XhwtAG1F0HqQpN+SdM0JxnNJwTeentXNtTC/uUGkc+6k5A4BLC37FrRKBY1aQesyIRH84Cnk5ObOKWWPsKHsStCyIPXDki4aTgj8uKSfkvSu0kmQlM5jjTC5xkPLjCycXTX0dc7DKjektA3n8Lq2pNdkKpfOf+4+NWuCkMOKxUdVCEAAAhCAAAQgAAEIdEagVfs8ixEPrbLV1YKg5VCrc0n6nqjLFq8eH061GwQH//nPQs6jODl12Uj3X6vFDeN9cffw30DkxyU9qQLPvgWt70vC0caS2NeIF85F5VDLW4Zx+6RAJye3l9A99yBoVeAerXooQcvCz3OjcEcn97en2L9WDMqJ4u8l6S7RNWPCKoJWBViqQgACEIAABCAAAQhAAAJZAi3a56NThaBVtopbELTSng6eWA4By52iNpdEumzku6/V4obJiT4WEl9agWOfglYqPLmbXrNOip7yrRG0fjCcSmhPqdjDqFQk8kmMFgGvFrjVhOxVoJ6sWtrXXCNrPLQs/PlkxqGM5TSbG+dNg2g91BvL5YagNUeSv0MAAhCAAAQgAAEIQAACcwRatM8RtOZmbebvLSSFj7toMesnJdlrywvuy0M4XJzXyAKEvTme0ng+rRY3zJcEIWcI7ZwK9RpbOvsStCw2ORm8E9YPxevDeaf+NtO5UkHrgiF/1cDAidl9suBHK8L4DiFoWaT3yYaXlnQtSdeJEqsbxz5CDnOeVc+pFESHqbuYJHsHDmXM8+5Qgtbco/WVkt4s6eWSXiDp/8mc7DjXBn+HAAQgAAEIQAACEIAABPZDoEX7HEFr5dy3JGilYtYwtDTXkf/9HyTdUNIbVo5/l5e3uGEcvvlkSVcIA1/iWbSFoGXvO4eqfSwzAeeR5Dl3wvI43NRV7yjp/pI+sVDQsih0e0kPjMZ/o7Ce/E+lXk+7FLTM1+1/o6SvlfQtgcdlg6A1tmb3IWjl5n6rPTSW7L9VQSsd97NDKO/rGhfat5ov2oEABCAAAQhAAAIQgEBPBFq0zxG0Vq6gVgStMTHLw8udiuZ//+OQ9+h9Kxns6vIWN8y3hkToFwqDLjmVMuWzhaBVy/wDku4m6ZGSnEA9V0o8tC4SPPuG0/3SkzMPIWh5fVu4s7eSE8VfqhZOqI+gdU5wJWtiuCoVzpZMg71H7VXokMyxdbqkXa6BAAQgAAEIQAACEIAABNYRaNE+R9BaN6fn8EjxaXc/L+nDK9udujwVDSxm/Wzw2EkX2dDOF0l6iCTn3YmLw9EcMtai8djihnGY2p9EAJfM9yEELXf5ZZJ+LQpHTdfYnHjxOSH3lvOyueQOGNi3oOWQWvfn1lGS9ZKt9zfhIAV7bQ0FQeuc5ObWRHxFKmjNeRF+myQLpM5HlpZUKC2ZU+pAAAIQgAAEIAABCEAAArsj0KJ9PjpaksKXLYQWPLRKRZXUu8YjjBN6l414f7Va3DAWKx2yNxR7k9y3EsmhBC13055at5H01AVJ4a8i6YmSvjKsG5/MF4t7bn+fgpa95HzAwffP8B9yNb1a0mtDeOS/V/Q11/zSpPC5ua89JbNyuelQIYclzyWfzmphy4cUxPPYQ0h07TxQHwIQgAAEIAABCEAAAj0TaNE+R9BauaJ6ErQsUjrfkcN5nDB8KPZWuXmUB2klks0ub23D5MQIn/b3rMoRbyFozYkF55b0xZLsgeS8WVeK+jgmFkx54zgZvu95/dCOQxct7n0oGfu+BK3c6Y3uir3QfNjBKyS9TdIHJ/IxlfZ1S0Hrc4NHpD3KhrJEFK1Zci0LWsM4LLY/VtLlooGNncZZM3bqQgACEIAABCAAAQhAAALbEGjNPp8cFR5aZZPek6DlEVkI+M0QohWP8HeD8JEKFGUUdlOrtQ3zVZKeFIlDbw0nBtYm1t+HoBXPyAWCGGXxbSj3knSPJDn8mKD115J+LJzu6OunTkosFYnWJoX/3pADbhBm7Wl4b0kPCqctlqzI0r7m2lrqoeW27iLpPlGjc+JkyVim6vQgaPn3xgKpw5+HMnZq41oeXA8BCEAAAhCAAAQgAAEI1BNozT6fHAGCVtkE9yZoeVQO1bKxGHtD+N9by1vT2oZJRZQ/lHQLSQ5fqyn7FrTcNydLf0bUSee/csjgv0X/NiZovTOEGloYcfGav99I3rVSkWiNoPVZkizIWRgayhMk3S54ZJXMxecH8cvzN5R95NDyvdI8bPaQtOekPcpKyyAA2WPu7ZLeKMmhlS/JnGDZg6DlcV8x9H9gsOTAhVJ+1IMABCAAAQhAAAIQgAAE6gi0Zp9P9h5Bq2xyexS0PDJ761jUikMP7Xlzs8SoLKOwm1otbRiLKHcPYs4w2qUhUYcQtC4s6WmSLh46/xpJN5T0j9HU5fr1PdJZDqbBo8iJvp3zySJKruxD0PKafWgQ5IY+/IKkB1Qsw28MoYmxqLsvQSt375+W9KiJ8Mh0aF8d9u+Voz+MMehF0FrTz4qppyoEIAABCEAAAhCAAAQgsIBAS/b5bPcRtGYRnVXoVdByjiWHnDl/T1yc5PtWkt5TNvyd1mppwzgRur2ArhpG7BC3a0iywFNbDiFofYek50cC5l+GMMJ3RZ3P9etOITz160M9e3U57HLsNM19CFrnC+LP9aK+1+ShGlv7+xK00tMiPYyaPHYWVy1eOXR4KBajf0jS6zOLMRWKakL51pxyWBtK6eeO8/sNpaaftXuQ+hCAAAQgAAEIQAACEIBAHYGW7PPZniNozSI6q9CroOW+XzAIA9dMhuo8Nr9ckYuojFR9rZY2jHNI+YS/ofyxpJ9KQvZKR7hvQas0P1GuX/GYnh7EzjhMMR3zPgStXGJ1h1A6fPDdM5NgMekOku6WeCf6Mgu8/m9MrIubXpNDy+1cRpJDVgeh0P/mMfgESotTY8Vzaa+sxyTXTu3ZVNCqEZr2JWh9naTHhbENY1/qAVm6D6kHAQhAAAIQgAAEIAABCJQTaMk+n+01gtYsorMKPQta7r9Dyh6fGMf2PvqZEJJVYtyXkaqv1cqGyQl/Fk8eXT+ksyv2KWj5Xj8SEqbH4skvhhC9mPGUoPUvIdTwRTNj3oeg5S5YTHSIXlx8uqE9tXLhkPbKunw4+OBaI2OoEXrWClo5Lyt36++CmPyCjKDsAx0cmmgx7vzRGKa8u/wc9172oQ9DqRnnrgWt84RDFpzQ3ydyDmXq4IGF247LIAABCEAAAhCAAAQgAIEVBFqxz4uGgKBVhKl7QcuGvsUNJ/mOiw1rJ6r+hzIMO6l16A3zPElX28nIphvNCQ6pl41DHd2/j4005aTr9gK6RCJ+uLoFEIcO+pTGuEwJWqVee/sStHI5pDwWi7GvCgnS/f9bODID58qKBT3/7cVBRHE4qYsFMntv/WfBnK8VtHyLsRNH/TcLOg4LHfbfRSXZkzIWsoZ6PszhmaHPXxiER4dlunjsFvDiXHk14ZlrBK2pNWqPLOdzu2TGU879vnM48fDjBXNBFQhAAAIQgAAEIAABCEBg9wQObZ9XjRBBqwxX7x5aHuUFJFlEcaL4uDisznlt3leGYvNah94wLQtaS2F/IIS1PTUTWjcmaFncvIGktxTcdF+ClrviU/EeIcniUk3xOOzl9AZJT5Z06XCxvaJuXLjetxC0fFuLWhaY0lx2JeOx6OVcWt6nw15JT49M26n1fFojaJWMIVfH3mR3lPShpQ1wHQQgAAEIQAACEIAABCCwOYFD2+dVA0LQKsN1DIKWR2oPICf7jr1Y/O+H9JQ49IY5NkHrZWE+XzGSJ2pM0LIH0IMLc0vtU9Dy+rSHz72CF9LcjrWY55MQLd5apE2Ty9ck+t9K0HKfzyXpKpKclP675wYR/u4DCnzqZhpeOSVoeXw/H0KMSz2f9iloeX4ceujE8B8u5EA1CEAAAhCAAAQgAAEIQGA/BA5tn1eNEkGrDNexCFqe79tLemAy7NLcSWW06modesP0LmjZG+dNIfzOY3mdpCkhIydePEvSLSW9t3Dq9i1ouVsOm3VIoUPyvisJY3ulpNdKeo4kC3ofjMaRS5Z/nyAUzQk+WwpaQ5c8jouE0wp9KqXDDAeB2V5lDj/0SZXPlvSOEYHxS0Konr0th/BErwN7nz0yhGPW5MXbpaBlgc2nMr5xZH4KlxzVIAABCEAAAhCAAAQgAIE9EDi0fV41RAStKlxU3gGBQ2+YWND6c0k+6fD9OxhnKo7UJO3eQXdoEgIQgAAEIAABCEAAAhCAAAQg8BkEDm2fV00HglYVLirvgMChNwyC1g4mlSYhAAEIQAACEIAABCAAAQhAoDsCh7bPq4AhaFXhovIOCBx6wyBo7WBSaRICEIAABCAAAQhAAAIQgAAEuiNwaPu8ChiCVhUuKu+AwKE3DILWDiaVJiEAAQhAAAIQgAAEIAABCECgOwKHts+rgCFoVeGi8g4IHHrDIGjtYFJpEgIQgAAEIAABCEAAAhCAAAS6I3Bo+7wKGIJWFS4q74DAoTcMgtYOJpUmIQABCEAAAhCAAAQgAAEIQKA7Aoe2z6uAIWhV4aLyDggcesMgaO1gUmkSAhCAAAQgAAEIQAACEIAABLojcGj7vAoYglYVLirvgMChNwyC1g4mlSYhAAEIQAACEIAABCAAAQhAoDsCh7bPq4AhaFXhovIOCHS1YXYwfpqEAAQgAAEIQAACEIAABCAAAQi0QKAr+xxBq4Ulc9p96GrDnPZUMXoIQAACEIAABCAAAQhAAAIQOGICXdnnCFpHvBI7GVpXG6YTpnQTAhCAAAQgAAEIQAACEIAABCBQS6Ar+xxBq3Z6qb81ga42zNaDpz0IQAACEIAABCAAAQhAAAIQgEAjBLqyzxG0Glk1J9yNrjbMCc8TQ4cABCAAAQhAAAIQgAAEIACB4ybQlX2OoHXci7GH0XW1YXoASh8hAAEIQAACEIAABCAAAQhAAAILCHRlnyNoLZhhLtmUQFcbZtOR0xgEIAABCEAAAhCAAAQgAAEIQKAdAl3Z5wha7SycU+1JVxvmVCeJcUMAAhCAAAQgAAEIQAACEIDA0RPoyj5H0Dr69dj8ALvaMM3TpIMQgAAEIAABCEAAAhCAAAQgAIFlBLqyzxG0lk0yV21HoKsNs92waQkCEIAABCAAAQhAAAIQgAAEINAUga7scwStptbOSXamqw1zkjPEoCEAAQhAAAIQgAAEIAABCEDgFAh0ZZ8jaJ3Ckmx7jF1tmLZR0jsIQAACEIAABCAAAQhAAAIQgMBiAl3Z5whai+eZCzci0NWG2WjMNAMBCEAAAhCAAAQgAAEIQAACEGiNQFf2OYJWa8vn9PrT1YY5velhxBCAAAQgAAEIQAACEIAABCBwIgS6ss8RtE5kVTY8zK42TMMc6RoEIAABCEAAAhCAAAQgAAEIQGANga7scwStNVPNtVsQ6GrDbDFg2oAABCAAAQhAAAIQgAAEIAABCDRIoCv7HEGrwRV0Yl3qasOc2NwwXAhAAAIQgAAEIAABCEAAAhA4HQJd2ecIWqezMFsdaVcbplWI9AsCEIAABCAAAQhAAAIQgAAEILCSQFf2OYLWytnm8tUEutowq0dLAxCAAAQgAAEIQAACEIAABCAAgTYJdGWfI2i1uYhOqVddbZhTmhjGCgEIQAACEIAABCAAAQhAAAInRaAr+xxB66TWZpOD7WrDNEmQTkEAAhCAAAQgAAEIQAACEIAABNYT6Mo+R9BaP+G0sI5AVxtm3VC5GgIQgAAEIAABCEAAAhCAAAQg0CyBruxzBK1m19HJdKyrDXMys8JAIQABCEAAAhCAAAQgAAEIQODUCHRlnyNondrybG+8XW2Y9vDRIwhAAAIQgAAEIAABCEAAAhCAwCYEurLPEbQ2mXMaWUGgqw2zYpxcCgEIQAACEIAABCAAAQhAAAIQaJlAV/Y5glbLS+k0+tbVhjmNKWGUEIAABCAAAQhAAAIQgAAEIHCCBLqyzxG0TnCFNjbkrjZMY+zoDgQgAAEIQAACEIAABCAAAQhAYCsCXdnnCFpbTTvtLCXQ1YZZOkiugwAEIAABCEAAAhCAAAQgAAEINE6gK/scQavx1XQC3etqw5zAfDBECEAAAhCAAAQgAAEIQAACEDhNAl3Z5whap7lIWxp1VxumJXD0BQIQgAAEIAABCEAAAhCAAAQgsCGBruxzBK0NZ56mFhHoasMsGiEXQQACEIAABCAAAQhAAAIQgAAE2ifQlX2OoNX+gjr2Hna1YY59MhgfBCAAAQhAAAIQgAAEIAABCJwsga7scwStk12nzQy8qw3TDDU6AgEIQAACEIAABCAAAQhAAAIQ2JZAV/Y5gta2k09r9QS62jD1w+MKCEAAAhCAAAQgAAEIQAACEIBAFwS6ss8RtLpYU0fdya42zFHPBIODAAQgAAEIQAACEIAABCAAgVMm0JV9jqB1yku1jbF3tWHaQEYvIAABCEAAAhCAAAQgAAEIQAACmxPoyj5H0Np8/mmwkkBXG6ZybFSHAAQgAAEIQAACEIAABCAAAQj0QqAr+xxBq5dldbz97GrDHO80MDIIQAACEIAABCAAAQhAAAIQOHECXdnnCFonvlobGH5XG6YBXnQBAhCAAAQgAAEIQAACEIAABCCwCwJd2ecIWrtYArRZQ6CrDVMzMOpCAAIQgAAEIAABCEAAAhCAAAQ6ItCVfY6g1dHKOtKudrVhjnQOGBYEIAABCEAAAhCAAAQgAAEIQKAr+xxBiwV7aAJdbZhDw+L+EIAABCAAAQhAAAIQgAAEIACBHRHoyj5H0NrRKqDZYgJdbZjiUVERAhCAAAQgAAEIQAACEIAABCDQF4Gu7HMErb4W1zH2tqsNc4wTwJggAAEIQAACEIAABCAAAQhAAAKSurLPEbRYs4cm0NWGOTQs7g8BCEAAAhCAAAQgAAEIQAACENgRga7scwStHa0Cmi0m0NWGKR4VFSEAAQhAAAIQgAAEIAABCEAAAn0R6Mo+R9Dqa3EdY2+72jDHOAGMCQIQgAAEIAABCEAAAhCAAAQgQMjh9msAwWN7pi21yPy2NBv0BQIQgAAEIAABCEAAAhCAAAROlUBX9jkeWqe6TNsZd1cbph1s9AQCEIAABCAAAQhAAAIQgAAEILApga7scwStTeeexhYQ6GrDLBgfl0AAAhCAAAQgAAEIQAACEIAABHog0JV9jqDVw5I67j52tWGOeyoYHQQgAAEIQAACEIAABCAAAQicMIGu7HMErRNeqY0MvasN0wgzugEBCEAAAhCAAAQgAAEIQAACENiaQFf2OYLW1tNPe7UEutowtYOjPgQgAAEIQAACEIAABCAAAQhAoBMCXdnnCFqdrKoj7mZXG+aI54GhQQACEIAABCAAAQhAAAIQgMBpE+jKPkfQOu3F2sLou9owLQCjDxCAAAQgAAEIQAACEIAABCAAgR0Q6Mo+R9DawQqgySoCXW2YqpFRGQIQgAAEIAABCEAAAhCAAAQg0A+BruxzBK1+Ftax9rSrDXOsk8C4IAABCEAAAhCAAAQgAAEIQODkCXRlnyNonfx6PTiArjbMwWnRAQhAAAIQgAAEIAABCEAAAhCAwG4IdGWfI2jtZhHQajmBrjZM+bCoCQEIQAACEIAABCAAAQhAAAIQ6IpAV/Y5glZXa+soO9vVhjnKGWBQEIAABCAAAQhAAAIQgAAEIAABqSv7HEGLJXtoAl1tmEPD4v4QgAAEIAABCEAAAhCAAAQgAIEdEejKPkfQ2tEqoNliAl1tmOJRURECEIAABCAAAQhAAAIQgAAEINAXga7scwStvhbXMfa2qw1zjBPAmCAAAQhAAAIQgAAEIAABCEAAAiLkcPNFgOCxOdKmGmR+m5oOOgMBCEAAAhCAAAQgAAEIQAACJ0qgK/scD60TXaUNDburDdMQN7oCAQhAAAIQgAAEIAABCEAAAhDYkkBX9jmC1pZTT1tLCHS1YZYMkGsgAAEIQAACEIAABCAAAQhAAAIdEOjKPkfQ6mBFHXkXu9owRz4XDA8CEIAABCAAAQhAAAIQgAAETpdAV/Y5gtbpLtRWRt7VhmkFGv2AAAQgAAEIQECtHP4AACAASURBVAACEIAABCAAAQhsTKAr+xxBa+PZp7lqAl1tmOrRcQEEIAABCEAAAhCAAAQgAAEIQKAPAl3Z5whafSyqY+5lVxvmmCeCsUEAAhCAAAQgAAEIQAACEIDASRPoyj5H0DrptdrE4LvaME0QoxMQgAAEIAABCEAAAhCAAAQgAIHtCXRlnyNobb8AaLGOQFcbpm5o1IYABCAAAQhAAAIQgAAEIAABCHRDoCv7HEGrm3V1tB3tasMc7SwwMAhAAAIQgAAEIAABCEAAAhA4dQJd2ecIWqe+XA8//q42zOFx0QMIQAACEIAABCAAAQhAAAIQgMBOCHRlnyNo7WQN0GgFga42TMW4qAoBCEAAAhCAAAQgAAEIQAACEOiJQFf2OYJWT0vrOPva1YY5zilgVBCAAAQgAAEIQAACEIAABCAAAXVlnyNosWIPTaCrDXNoWNwfAhCAAAQgAAEIQAACEIAABCCwIwJd2ecIWmWr4Fck3bOsanWtH5f0pMxV6T1/T9LPS/pw9R0+dYHn+kaSHi7pvFEb/yHpXpIeIOnjC9tec1lLG+Y7Jb18xWD+SdJbJb0jtOO2/L8/uaJNLoUABCAAAQhA4PgI+J3jueGd7C8l/Zikd+1pmH4nvIWkR4T7fZekv1p5b7f5PyT9oKSrSLqspPNL8nvmqyS9RNIfS/pfG7wXfYGkK0m6nqRLSLpU6PtbJL1C0nMk/bmkD64cE5dDAAIQOEUCLdnns/wRtGYRnVXoXdCaErPuGkSuQ4hZZtvShlkraOVW08uCGPqiDV7gylYrtSAAAQhAAAIQaJ2AP1LeP3TSHxXvLOm/9tTpi0h6ShCDfMu1gtbXSrq3pJsW9P8Jku4u6e0FddMq55Z0/XD9N89cb3HLH6OfIemjC+7FJRCAAAROlUBL9vnsHCBozSLqXtDyHN9A0kPDl7JhxP5idmgx6xQErYH3fST5vw+VLTlqQQACEIAABCBwpATsKe/3spuE8dmr6Vl7GusFJNnr3/ccyhpB6/KSHhaJYyXDsNj005JeWlI51LFXlt9b/V9NeZCkX+b9qwYZdSEAgRMngKC18QJoAWivHloWs64bvgB+fTQvrYhZpyRoeaz++vrbBwrt3Hhb0hwEIAABCEAAAgsJXFTS0yXZU+rvwodHizy7LhaFflPSrZMbLRW03P/HSrpc0t7rJL1A0vslfamk60hKPao8bnt0vaFg0PbM+kVJ90vqfkDSCyW9Pvy7wxy/N0mt4T/ZU8vpNQ4VjVAwRKpAAAIQaIZAC/pLMQw8tMpQbZ3PquSua+/pub16+GqWill2c398Iz/sLW2YXMhhzUueX7i+OHyl/DlJ10om2kKi8z08v2QBUAcCEIAABCAAgaMk4HxZTwwj+31Jtwm5pnY52CkPp5p3naGPXyTpIUmYoUU5C0/OXxWLR58j6Uck/WoibFnUu5Wkf5sZ+PdL+sNEqPrdEOb4L8m13yDpHkm//P5lb7g/2SVg2oYABCBwJARass9nkSJozSI6q7BWXCq7y2fWWnNPz+uVJT1GUstilkfc0oZZK2jFM+iXt18IYYbxv5e+vC1ZM1wDAQhAAAIQgEDbBM4TPI38cdHF7wrOobXL4uTs9m665chNlghaPxzyUw1N+mCcm4Xk72Nj+Z7wQTV+Nx07HGlo40skPTpEHAz/ZjHrjhNhhDlPNId0evzv3SVo2oYABCBwBARass9ncSJozSI6q7BGXCq7wzlrrbln7oXBX6da8swaRtzShtlS0PL4ci9UnodrbHCa0NJ1xXUQgAAEIAABCByOwFeF0619St8+3gkuLMl5pOzlNFZqBa2cyOScWI/KfKiM75k7pMgnH/7UhJdWKpy9OHhbvXNmCnO5wuwl9keHm3ruDAEIQKALAi3Z57PAELRmEXUnaPUkZhluSxtma0HL4/t2Sc+U9JXRUtvH19iylU0tCEAAAhCAAAT2ScDvGs8N4XN/Kcnhh+/aQQfsKX6LkD/KHlpDsYj2YUlfEf1braAVj8HNOF+W82Gl4X+5YaVimPvjfK/OhZWWzwveaw5LHIrHZI+tkpKKYY+TdFsSxJegow4EIHDCBFqyz2enAUFrFtFZhTXeUmV3OGetJfe8oqRHJPkJ/KLg5J9PlvTJpZ3Z4XUtbZhdCFrnC18snTtrKD5dyN5yfqGkQAACEIAABCBwOgT8+3//MFyHGvrAmP/acPjnknSVkK/qu5N2hxxXPuEwDj+sEbRsO/jUQCdZH4r/f+et+kThOCxQPTyqe9/wrp1e70TyT41OUPwHSdeX9KbC+8TecL7krSGXaUki+sJbUA0CEIDA0RFoyT6fhYugNYvorMIScams5fFatffMHZvcupjl0be0YXYhaOW+LpYkgPUXzCtIssfdZcLLXPyF9ZWS3hwSr75oZU4IJ3b1S+8PSPo2Sd8RlqXzYfgUIrv328vM/zudL1f9rJADxCcnxcX5LfzSXvKCm0v4WnIqpF/c/cJ77fAC7xOOBk4+Zcn9f074ejyXdDa3G9OX6SX7essTrLY+cdUJemOjJDe+YX1YlL2EpEuFSj5d6tUhfNbrw4ZG6QlSPvXqSZKutgRo5pq5cezrful9auc+tw/G8svknldTOD1f7o/nyYmRX7ZQVN/ns6l0edSymGu31rj/mnAIiA9i8R4Z8gPFzyAnyf7gxI2PZW/Psd3F3w85/7XjOa+kh4aQOV87lz+qtn3XH+Ph0D6Lac4hZSEt9nqqWfPpGHxPP7v+oqKzfs/wATluy+XPApP0d/r7koN0St6f4m58bjhdOj7V8YZBJKvo7mjV2me+7a5vDV5ifu8aTn6M+efeG4cOLPkg6ne0uwdbJh3ILtbfFlxpAwIQOCyBluzzWRIIWrOIzirUiktlrU7XqrnnpcMLUnxscg9ilgm0tGH2JWjZsHGIgY+zTotP5/EJQU6sOrzoza0nz7UTpP62pPfNVY7+7hxfznlxh+TwgFwTvscfhC++785U+HJJftFy2MBQLIBZBPnbmT59tSS/pPogg6H4xdsv22PjsZBlse9OhaKIjXl/DX5gJaNTFrQ8p54DG0CxmDo2nRZIfDS6BdY5b9B9CUxDX/d1v1rjJmZpoch7yN4HcdlK0ErnzWKkT2N9xUzOm+G6fT6bKh5jZ1UPJWjkTlMb67ufQfcOXtQfylTap6C1y71dO3db1D/U/C/pe/ybUuttVHq/lIe9svxsfoakj0rKCSY1gpYFW3v9+6Obyxsl/Wj4yFbax9I2Ym82t20vMP+X+7g2du8t2hhru+aZb5vrBuF9Pf1NLRW0/kbSjSS9rRR0SHnxBElXzVyDoFUBkqoQOCECLdnns9gRtGYRnVWoEZfKWpyvVXrPi4WQtlTM+hlJT6n80Z/v1fY1Wtow+xK0cl/YvBctBtmjKT79p4b4X4XEqn55nSsXDcazx1xT/DLl48Vfk7nIbdnrJu6/X6JuN+GZcO7wcnrXqD2/5PsL6lhIgF/GLfrZA6xU9BuaN6PbS3pt4aBPVdCyp96Dg1BQiOqsmoVPe+pZXJ0Kqd2XwDT0fV/3qzFuYq7e/84L45DxtOxK0PJ9Sk4l2/ezqWa9DXX3LWhYUHdy6d9a8Ly2V4pz+Dj0KS77ErR2vbeXzN/aa/Y9/2v6G+d0qvU2Kr3vwGPsY9daQSv1rnL+rBtXfiyygO/xXzMalD9SvTT63znvKn/s83tFTbGI5A9yQ3Hien/I+8+aRkbq1jzzLxTGHL+vD82WClqu73BRn9hYWr5Xkj8S5t6XELRKKVIPAqdFoCX7fJY8gtYsorMKpeJSWWtltUrueRFJj5XUq5hlEi1tmF0IWl8WXmAcijKUXK6IXDJ/17c45bAVfwF16J5dxx3S4jnPCV8l7ui5deN7+eXXgs9fh3weXyfJL0KDS/zQf4taN8kYZH6eWCyyF1RcXNdCV+6Lql/M/FIbv2hN1c+dHDncy6ycVPafJflYdH899pymL3GuZ8+0+MV5bFemgtbvSHrHzBa2seCv1ebsUht2NtW8X/4tYo8V59Fz6OhQHG45Nc6/D6EecXtja7F0fbgtn6jlHCs5TxT/PTUCnEjY68BeLCXFDPwiPpQlIYclczm0X3q/GuMmHqc9fZ44IiCWClreu8+T9LEMQPfLRuglM/th7sSwfT6bSuY+Vyd9dlsUf1phSOVnS/LzORb3p7xVcqe0xc8ge7w5HNzFzwCfZJc+q/0MvXkI/xyuPZa9vXQO11y3z/lf00//Lt0veL26nV0dEOO97o9C/i1+e6bDawWttWGA7lKuD+mzbovQRt8rXR9TXvK181v6zPe7mz/C3SfcwL+nfl+xp6zf7Xzy4iByT4Uc+vKavGtT4YZuC0GrdsapD4HTINCSfT5LHEFrFtFZhRJxqayl8lpz98yJEjYG7T3jBJo17tjlvdq+ZksbZheCVu7LWPoC4ZOGHinpOhFeiyB++XH4Vi4vkU8vsnBhcSwWnCwM/JCkV41MVS40cPiKaxEiPaHIL1Y+Ttsu/rGLvD1wLFg4fCEuubCpMQEsZ8Q7dNLjzgkhY7m6bMjbw+vlmVA3j9feXM6fEQtbY31KsaWCVklYRukL7va76ZzPqjmhJ+1D7guy14dfoO2xlYbJDsmH/ZLu/GVxmcqhtpaRQ3YtAA1lbpw5D62SuRzaL73fknHlvBRjjqWCVomY7XxoFnPNK94PY6eG7fPZtGY/rDFYa437nMBno9TPQ4uD6fPa7duby+GGsbA1F1ad8kjfCebW/KH29pp5XHrtPud/aR99XZyg3M/Va4SPSGvaXHJt7ZpP75E+D0uePWkb/j13/sa7RH9IBb61z+2haees+kNJ/n1z8Uc7e5TZQ3VtKX3mf2OImhg+QHs/W9zMvd+l8+P3Qb+z+NntUnMyZpoUPx0vgtbaFcD1EDhOAi3Z57OEEbRmEZ1VmBOXylqpqzV1TxvZPrI4DRd7TMiJ4helXkpLG2ZrQSsn7uRyZqTHSs+F3MVz6/ARG/aDN5D/5nBTv2DmisUpu9sPpSTXWs4jYUo4cxJ7vzzGxlsqgPmFzaFpDr0ZypzIlGvXXj0WrKZyh42FTI2JcjG3+EXYY3by+Vy4ZXxN6QvuLvboGqPXIumvB55D3/zCbyPDxveUSG7h0DztXRdfO5ZDbS2jUoFp6Mtaw6j0fkvGlVvX8drYUtByuzkBzUKy99FHkkW5z2fTmv2wL0EjJ/A5wb4/JL1zZgC5XJc2UP08LvkA1cveXjOPS6/d1/wv7d9wnfv53CAm14gSa++bXr9W0Co9oXCu33NreqsTCtMPU1t6TZc+8+N3r7ncaTlBy7+vvxHyYZlraRL+2JvOQt67Qm7TYW4QtOZWKX+HwGkSaMk+n50BBK1ZRGcVts5tUeLuPCZo+TQlh8r4xyxXnOTXnhQlL8hlo99trZY2zJaClg18iwPxsdgmmYooaQiC69iwtEdMyRzmvnKOJU21wGYhNE7cPvWVMJ753Avw2DHdudBDC2cWN5w/xsXhEM4XNHiJ+O8WQ2wc5krObX4uVCpuJ5ejqCRpfbwmSl+CS19wd7Gz5gyEqXs6r9rTE3G0xuDOJfcfEw3XMioVmIbxtipo2WPqIZJuGjrqEBSLSnFema0FLd/KoakviRZD7jdpn8+mtXthX4JGKvDlQgenxpKeYuncQ5771DM210Yve3vtXC65fl/zv6Rv8TVxcvKasLG1902vXytorVmLcV/m2tlKiNqqndw8lPyWpe9ec3OfE7QsIv5fkRg19v4V9zF9hvu+zm0Z5yxF0Np6d9EeBI6DQEv2+SxRBK1ZRGcVWhG0HBLmJLSxsZOOoCTJb9mo91OrpQ2zRtDyXrJx+k0hFNBf49K8KRZEfDqNv84NxV4xnk97Wjm/jV+O/OIylhA9Nyul7v/x12G3UyrQDPdMwyfHjtl2/dRQ978NITZfnEmMOiespSciuT2H8TjvRGkZE/QsPI6Jh6ckaKUnQXm+vI7TY9SneKcG/9gaKzECpu5zLIJWnEPOoq4THl8tPAOG8e9C0CoRAPb5bCrdw2P1SsYzdm2pce/8ff6Y9BNRQzWCry/LtVGa4HnO+J9iuM+9vXYul1y/j/lf0q/4mjQf1CGFhNI1PzbmNWsxbnOuna2EqK3ayfEo+S2LhWw/5/1R0R8vSp9Jw++o00z44CAX50v0R8B/nWgnfW9yP5xfzSdezv2+rF3vXA8BCPRNoCX7fJYkgtYsorMKLQha9kZxvhrn7xiKxavHByMoFk8sNDgnyrvLhnfQWi1tmK1PSorB+iVmVydPlgpaqVFjTz7nOUrzYI0tCLv/O5TROR98SuDrQy6HsRBXh+v5ZKE4HNLhaxb9nNNqKPbKsoj3nomVmCahXRqukYZKODTSe+XfR+4dn45U4lnpZkpecHe16eYMhLH75pLvToWuTq0RHwDgRNhDyRnsaxkdg6B1wRBuNnygsDebxVXnxfM6HcouBK0tkjqXrOHSZ1NJW1N19iFobGUULw3X6mVvr53LJdfvY/6X9Cu+Jl4/Tv5tj+WaD1dr7x9fj6Al+be95EToOe5zv2Xpxz17QfsZMPWhKOeh5f6eT9IzQ9hhSQ62+APT8M7kj1QIWnOzyt8hAIGW7PPZ2UDQmkV0VqEFQSvt6eCJ5YTYDlFzcsm4+EuyxQq7F7dcWtowuxK0nKz/dkHc+eQOJqPEaNzq+Oua7ufC/MbWcRz+lLuHE8cOpwP573Mu+2P9dB6bP43yUMx5qTkcyKKxy5RHWny/uRfcGoa1dZcavRYZLT6aj0tpvrC0f7kwtVzy6rWMehe00rDcIW+eDV2v7V0KWvYS8j3icGivmylPxdp1ONQveTYtbTu+bh+CRioClj4P0vGl4Z5zovpwfS97e4v5rG1jH/Nf26e0vg99GULqS+d87T3HrkfQ2p+glXrhTqVWGOZrTNDyoSzOGzqcmj2VnsIets5T6pOnXYYQRYcbImjtamfRLgSOh0BL9vksVQStWURnFVpICh/31GLWT4YTlbzgxk6u25VHUBm1slotbZitBS1/QfOLq18eckdnlxHK1/KXuouFF5vrJycd5k4cyuUQsrffS9d0ouDaXOhhfNnUSXhDvZxIsvS489yJP1On3cV7v/Qkp7ViTQHW0SpLjd5U6FtzClTqgVKyHueExXTAvQta9lp8iqRLhIENuQ8tPO9S0LInng2aO0dAS3LJ1azJ2mdTTdtjdfchaKTr2h+THPbzscoBOA9mfBhGqbdpL3u7Escm1fcx/2s6mv6G7UpALu0jgtbuBa13SLpKEJKG5/zUKc7x3I0JWv93OE3V4pTLlDAan6oYhzmmz5FDhr6WrlfqQQAC+yfQkn0+O3oErVlEZxVaErRSMWsYQe6krJrT8spIbF+rpQ2zVtB6XThB5m/DsdA+yr0m/1BK1y/Bzvtk7xmfrmUBy/Psl6M0P1d8bU5AsOj5ZElXDRX9guN8Cq/cfkrP0WJqvA8VnhA81z4404fcy/fSl7Ca5OCpV9tYsv20+z0KWmsMwnT8JV45axn1LGilp0nGIeI1az2dsymBxc+SsWdHiai8y2fTFo+gNeu31Ljf2lN7GHepmLtU0FrDZsne3mI+a9tYM8bS+a/tU1w//pBSEiq25l4l164dcyrulv42pn2bW9PpB6g3SvpRSW8uGWRUZ6tw4dxtc+8UaT3Pub2lHFZeEjUxJmg5RDLOZTrlSR2HG8aHTyBoVS4eqkPgRAm0ZJ/PTgGC1iyiswqtCFpjYpb7OBbeNSTifl/ZUPdeq6UNsyYp/FbgLFz5hc35NeJ8aTXt5wStXb7QzfXNud9sNDs3UFycR+vhBac51hj5c33JvXyOiWP2NHlUdKpQaU6ptWLN3Bim/j5nIIxdu8YgTNtMxaZc7rG1jHoWtPzV/olRHpQ4BKVmra8V4B0KfTdJjwx58ebW3a6eTXP3Lfn7mvVbatwjaEkle7tkvraus4/5X9Pn+ECWUo+8Nfebu7Z0zY+1U/LRYq4PuROaU8/rmg9QU/dzPk97M10oVFrjgZzep0TQcroEe95OJXCP250StFKRL/dekl4fewQiaM2tTP4OAQiYQEv2+eyMIGjNIjqr0IKgZTHrZ0OIw9iJbGPhXQ4v8ZchJ/NurbS0YQ4paDmvjU/MsoF5/opJ8he7d0m6cnRNa4JWLjm8u1vqQVhj5M+hy7182lPtLzIX5k4IytWbe8Et9cCY63vJ31sUtJzz4zaS4sMDTlXQssel96fDhF0sJvmwhg+F/12z1tcKWr7lyyT9WhS+nltju342lazruTr7EDQQtM4paOX29txc7eLv+5j/Nf2OD2RZmv9xzf3Ta9cKWmk+OX/4uYOk/6zoZMmzLndYyZJUCWvWx9yQ0t8ye009LXjU25tqKH4P8Dv8K+YalDQlaKVCYG4Pxh8wU49ABK2CCaAKBCCAoLX1GmhB8GhB0CrN35ML7/IPmj1+nr/15GzQXgvzOwzjUIKWwwEtONpTY6o4pNEClkMaXyPJ7vf2srhx8PgYrs2tlfSr3r5CDudyaJWEHZa8+JYuxZovvj7e2nvGL9U1oQ5rxZrSseTqtShokUPrU/vWH5Ds2WADxCWXu6pmrW8haLkffoZYcHxq5ovcPp5Na9b72LO79ERSX19q3C/dW1uMz20svf+WxvwWnjlb8YjbWTPG0vlf2u9UlFkaLr/0/rnr1o45zblYs9+G/ljc97NwOOXV/57ms8zlz1zCLz6t2PcpfZ8uYT72e+98Vw7zfoiky0XP/JtJmjsEZ0rQclOxoOgPg/5A8qaosz7J0CKji6M0/L+H9BcIWiWzSh0IQKAl+3x2NvDQmkV0VqEnQctzeqMQyuUXqaH8jaSbB6+YslHvp1ZLG+YQgta5Q4LmIcnnQN0CisOSnLTdJ5/5ZWTshMQSI+MQSeFzYbD+eunyldHyGhJij3kebpkUPvW6mhL24jwhTv5swbEkZKBHQWvLpPCxN4Kn2YlwfRrTR6I5X8uox5DDbwh72s+Z4XfFp9PGnrNrBK05I83Pmi+WdNkQAnylaD5y3pL7ejZt8UuzD0EjPWk1t663GMtYG0sFrX3v7V0yGGt7H/O/dFyxt4x/y/1x8Q1LG9vourWCVvo7usQLOW1j7KNR+nuSOzV3DkvaxtKcX7n7zP2W2aPMJyUPeU/9Lu53Ca+FsTInaKXsYpHPHrU+5fwnQuPpSYgIWnOrhb9DAAIm0JJ9PjsjCFqziP6P4REfcztnOJS1Ol1rjYjmHzQnoHSOoriUnrCyRf9L22hpwxxC0LqopKdLsmfdUPxF75eTEK0pniWC1udLepCkW0QN+UuhPaRqikMiHaL3v8MXQSe0tjGcK7lQQ9/TxS94Qyk5Za1EJCkZR+x15fr2dLuhpH9MLk6PvK4JE5l7wS3p59I6S43eGqFvqm9pIn3X9al6af60tYx6E7S8Xxz6PQjXTuBuIyQ9/XSXglY8bxcIXgo+Un4ow7Hunwj/sK9n09K1Hl+3D0Ej9fKoEbm3GGMve3uLsda2sY/5r+3TUP86kv4k/I+pU+mWtr/kurWCVi4UcCx0f6x/6W+x3yUs9KQH6aThjbVhrrnfJP/m2yN1izL3W+YQQecG8zv5UCw4Oa/oWIL4OUEr/cgX2yTxc9sfEH9I0quieyNobTHrtAGB4yfQkn0+SxtBaxbRWYU14lLZHc5Za+09nfzSP/yDq/NwhzlvmKX9XXpdSxvmEIJWelrQi8NL3TsLgXoP3z38N1wyJrimHgY1Io3brnmJTXMF+fohX5Bf8Cza3TQao0U9sxg7FTJ9qV2aWDflPWZgTH0BnZuauRfcuevX/H2p0Zub29Ik+HF/09BW/82iybOSQa1l1JugZb5ea8NXehtuT8p8AduXoOXpiE/B8v9ODcp9PpvWrHlfuw9BI/V0yhmLJeMwd38YsJD/2ujDwEdnLu5lb5cw2LrOPuZ/SZ/TfEdxcu4l7W11zVpBy+8d/ugWe5bXji39SOWPHm5jENSHsa490Cb9Ld/aS67kt+yrw/v4kOvUnuHxYSDpvM4JWunzO05yHz+3c+83CFpb7SLagcBxE2jJPp8ljaA1i+iswlpxqewun1lri3vakLSoFYce+iW6JIZ/SZ+XXNPShtm3oJU75adWZLJw9GhJ143gjwla8XHPrm7Xd4envq1w4lKPjbGTgvxcub2kB0btpiFNzi0RG/iuOiW2pi+lrl+bS8OntFlU8xfzoYy9hMfGfi5HxRSykhfcQuTV1ZYavb5RamBYhLqlpPdW9CIVmsZCUdYy6knQcuiHxUEbGi5T4u0+Ba0Lh+TFFw/9ir0V9/1sqlhi2ar7EDRyz1qfXuYPCqUHruRyCpY+83vZ22vncsn1+5j/Jf1yaL29oK8aLq71Ylpyz5Jr1gpavkd8cqP/9wvCR6ohrcBUP3J7aYxNrq/2NPd7T0lJhftaD6+5e5T+lqW/WVO/ryWCVir0+X3fH0QfGuVjzX2UQtCam1H+DgEImEBL9vnsjCBozSI6q7CFuFR2p0/X2uKezoHiXAEO+YmL3d9tXL2ntlM7qN/Shtm3oJXLDVWTlyWXo8pTNCZopS/Xw9pO8/jkptkGrl3kbcAN5cHh31LPghKxKueGPxV66Po2HL0vhlLjzTaWzyt1x3fbaQ6Kx0m6bXQS3dw2KH3BnWtnyd/XGL25EDOfvOnksmP5zeI+pl+h/bexNbKW0VpBq/Yrfen9cuN6hqRfCh8WbOxZiH3RyOTuU9BKQ35ir8d9P5uWrPX4mvTZXWO0lhr3OaG+9gORQ50eEX1ksqeGPyrYO26u9LK358axi7/vY/6X9DsWfcY+AC1pd+01pWt+6j45Uark9yI9HMP3mBPDUlGq9Lf/guH3K048XyOGlXAu/S3Lea2P8SoRtNI69nDzxxKHUjpCY+w3DkGrZFapAwEItGSfz84GgtYsorMKW4hLZXf6dK2tiRhwqgAAIABJREFU7pn7QfddfKqeXcbnwhxq+11bv6UNs29By6zSMEB7tNjAGctLNfA9V8j95NC98yfQp47Qjk+/8WU2qPwV7ykTooWfE3aVf0wUMmXD3MaZk9bHJffS5lN2LKC+L6mbW5tjdX1pTijzC9ztZsRZ998ebPeP+u/2xvJYfLukZ0aJ639E0h9VLOzSF9yKJourrjF6nTfs10MC9+GGUyfgxZ3KnYZnY99CkPNFpWUto1KBabjvvu6XO3whHvvcc3dfgpb3hD3y3J+hpCLQvp9NxYs8UzF9dtfkuawx7tPE/u6KPV19SqQ93KbKxYJxHacBmAu1jtvrZW+vmcel1+5r/mv7F3u9lnri1d5jSf2aNT/Vfvoc9jP/J4On0NhHkDRJutufE8Jy3tUPk3SniVyjuVyypUJYDdOa3xZ7odkzfYiaKM2lOObpHL/P+YPE34ePb+7/2Ic4BK2a2aUuBE6XQEv2+ewsIGjNIjqrsJW4VHa3T9Xa8p65F4gSIaOmv0vrtrRhDiFopWGA5vj8IHS9LiMyWcj6luDxEeegivlPHaGdE5y8FnzogT0HPphMpF98LbD9ViKc5QzzJR4M6Queb29PMItPaS6NnFeX6786eCHa6yU9CdIvmw5/tGFRcuqnX4JteDjUzmXuy3Fu3de84C7dN2PXrTF63WYu957Xhz0HPeepKOn16KPW7bk3nN439M1J0H1NLhxrLaNaQetS0Zdr96/2VK7S+00JWiVi9T4ELd/DIu29E4E3PQ1r38+mpXvBzx2L8l6jQ9mVoOX2Uy8r/5sNeT9D7R3xoWQgForN26ezOUxoKLXeXb3sbY8vt45r5qRmLex7/kv7luYlrA2RL73PknpbCVq59wmva+eIs1gbfzAd2wdTH7HiseVSaPhDnCMQ0sM1LDw7OiF+R/LvmIWzP1gCbOKamt+yXMix+++E8fH7TomHlrvkg3cskPl3Oy1jnmgIWhsvAJqDwJESaMk+n0WMoDWL6KzCluJS2R23vadDD22sOLQsLiUGVml/l9ZracMcQtDKveAMLF8p6WWS3h/+wTlvLp8YRf6TT9tyjqnhpESLMDfOiA9Du6732MyBAfbGeaGk14eXK9e7UmL0uo2xkFXzc6LrIfH1sHemQhpzYbFTnj1jJ3j6Xm8J/f9nSQ6ZukIQWWIhy/VyhqRDEuxB4bBMf2EerrG46K+6JSF3A1+/jP5oNB/2ZrP3i/m6bw5B+6+lG2bmurVGr5vPCeD+dxsE/qLs0Bn3/+skWfSIjfShe3MnqtYYAbkhzwlMw3z62i+TdP1kXY6dqDWGd+5+w3VTglbJgRxrBC3PjZ8FHxsZhPtmL8dLZLw6c0fJH+LZVLItvjCEbZ4vVPZ4rpUI1rmTNcfarjXux35P3X76DPWz8Acyz1DvJXuX+CNCKtyP9bOXve3+71LQ+v/ZuxP4/b563vvvB06O4+acOjqVjPd9QseQTqgIJRKVpNKASkizcESFFA2mNEto0qiMDUhFowwp0VEHp0xJSXe5O5H0uB/vb3uzW6197bX2cF3rs6/Xfjz+D/p91957redaa1/X+lxrrX3q+i9po04z3OOodolz6T3mpqtt84fuM/Z9Yvh57GeP965MPyv83Pn6ghnpvv9Yvxt+LrkvfXb3uZR+7h/6gWWuo8+r/Sz7gi6o5u8aPtL9RXP9Z+wHmNzLXPpr+jPvNZmCEdBaUtuci8D5CLQ0Pp9UJ6A1SXSRIHpAy2XIvabd/17661iZVH2qljrMKQJa/Rdfb3CaznCZ0vTgyb/6O0DiZYb9PhF/2AVUXnvgAv5Fz0vuPEOq5nAgwMtrHBQaHl5y5l/gh5vTl07vzy3jOdQuHdTyl9NvSQaxJeXwbC7P2HKwcHikfbzkWnPSbDVLoc/LGoNeX8v7K3n/Kw8Oag4PLh7SBc/TmSrD69QOAtI8TAWYpuqzJLg0vOfU/fq0YwGt0g32lwS0auppmPbQslIPQI/9bJoqx9SyzkN78eWuPWdw78G1Z4V5ZmI6cJ7Kv/uIA26PqthM3teM0red1y0DWi3U/1Qd++8O4PjHHx9jb9Mtuc4Waea0+UP58A9tXgLo4HLp4YCXZ0yl2xYcOt+f/e476b6wU/f0Z5K32Dj0mTR1jbG/136W5Zb2p98LSmdoOU/p22j9b4e+ZxDQmlvTnIfAeQm0ND6flCegNUl0kWAPAS2XIzeDxv++1S9XJbotdZhTBbTs9LHdEqCxZYRDSw+IHt8t5/JU+9wGziXLG/zl0F8ovTwg3YcrrTsPer1EyTMK0i+FuaWAU6+lTq+fW8YztvTQ53qp2xd1Ab3PL2hozr9nijn/b8+knwqAFNyiKEmUgJYL4yClAz8euE+1D6d/VjfAd7BwakZb7SAgxZ0KMB2qT7/p0s88t4nSY+p+/XVyg+2avnDsgJZngNritw7U2SmeTYfq5VBAw9ZeXuznY+mbB+cO7v39yUtZ/fwcBvIP5d19xC+3yC0nn2qLawW0tu7bvv6pAlrHrP9D9ZW+JdR15/0Jp56LU21grb/PbfOH7p9b5jeW3m9+dD9IlwqWlG9s6WLuXAfNvBTYP/pttV/snM8yLxX00sd+Vr3b7U267SZy/efQEvmrSHrmYM9Pn3/o+x8BrZJWRhoEEGhpfD5ZGwS0JokuEuwloJXb48jlm3rzVpnSvFQtdZhTBrSs1++P5cGR8+LZMX0gwQMgf6nx/ljeK+rNCXf6FiB/YfRm6emeWLla8tKiL+2WxvgXVg/SfHimg5cEeNmdvzCl9+yvlQuUTm1+neYj3buqv/+tJb3wQNPyTAnn97oZMwdWfl/Sc7qlm4csCGiNI3tDXgcP3UbS9uE26Zl4bpcePKR7mI1ddc4gYHitqQCT275nEvZLXPplKe4X3vD/XZWPq6n79ZfLBVtqgphbB7Tcp70MxX3DyxP9XCkJ/Jzq2ZSrJu/b4+eL99Tpn48ul5daO1j5O5WBg6WDe9t4MO8ZOV6u60Fq3+56bz/D/Ayt6SNp2dcMaPXX3qJv5wbk/reafnCoe7ZW/7m8epmzl5n7c8mHZ0L/euUzZ8vkS9v8WN7cF9z2b9B9ZvTfYfz8db90P/Ds6/9Z8Vkxdi9/b/GPWQ4EDT+X3MccoPfnvj+XSr4DLbGe81mW22ph+IKImhlaXnrtGfp28OHvbN739PUjhSKgtaS2OReB8xFoaXw+qU5Aa5KIBBsLhOowG1tw+dMJDL/krTXw6kuz5bVPJ8adEUAAgWmBPhi89nN1+s6kQAABBBBAAIE5AqHG5wS05lQx56wpEKrDrFlwrtWUwJZBpy2v3RQimUEAAQQSgf75R0CLpoEAAggggEAMgVDjcwJaMRrVnnMZqsPsuSLOvGxbBp22vPaZVxvFRwCBhgWGb2GrefNkw0UiawgggAACCOxeINT4nIDW7ttj8wUM1WGa1ySDcwW2DDptee255eU8BBBAYGsB7733REn/V7dx/vO3viHXRwABBBBAAIHFAqHG5wS0Ftc3F1goEKrDLCwrp7crsGXQactrtytKzhBA4FwFvDn4tSX9cLdhd81LSs7VjHIjgAACCCDQikCo8TkBrVaazfnmI1SHOd9q2n3Jtww6bXnt3VcMBUQAgXACfgPdwyTdStJLJX1D94bHcAUhwwgggAACCJyhQKjxOQGtM2yhjRU5VIdpzI7srCewZdBpy2uvJ8CVEEAAgfUEPk/SzSXdT9Kb1rssV0IAAQQQQACBjQVCjc8JaG3cGrj8pECoDjNZGhIggAACCCCAAAIIIIAAAgggEFMg1PicgFbMRranXIfqMHuCpywIIIAAAggggAACCCCAAAIIDARCjc8JaNF2Ty0QqsOcGov7I4AAAggggAACCCCAAAIIILCRQKjxOQGtjVoBly0WCNVhiktFQgQQQAABBBBAAAEEEEAAAQRiCYQanxPQitW49pjbUB1mjxVAmRBAAAEEEEAAAQQQQAABBBCQFGp8TkCLNntqgVAd5tRY3B8BBBBAAAEEEEAAAQQQQACBjQRCjc8JaG3UCrhssUCoDlNcKhIigAACCCCAAAIIIIAAAgggEEsg1PicgFasxrXH3IbqMHusAMqEAAIIIIAAAggggAACCCCAAEsO128DBDzWN23pitRvS7VBXhBAAAEEEEAAAQQQQAABBM5VINT4nBla59pM2yl3qA7TDhs5QQABBBBAAAEEEEAAAQQQQGBVgVDjcwJaq9Y9F5shEKrDzCgfpyCAAAIIIIAAAggggAACCCAQQSDU+JyAVoQmte88huow+64KSocAAggggAACCCCAAAIIIHDGAqHG5wS0zrilNlL0UB2mETOygQACCCCAAAIIIIAAAggggMDaAqHG5wS01q5+rlcrEKrD1BaO9AgggAACCCCAAAIIIIAAAggEEQg1PiegFaRV7TiboTrMjuuBoiGAAAIIIIAAAggggAACCJy3QKjxOQGt826sLZQ+VIdpAYw8IIAAAggggAACCCCAAAIIILCBQKjxOQGtDVoAl6wSCNVhqkpGYgQQQAABBBBAAAEEEEAAAQTiCIQanxPQitOw9prTUB1mr5VAuRBAAAEEEEAAAQQQQAABBM5eINT4nIDW2bfXkwOE6jAn1yIDCCCAAAIIIIAAAggggAACCGwjEGp8TkBrm0bAVcsFQnWY8mKREgEEEEAAAQQQQAABBBBAAIFQAqHG5wS0QrWtXWY2VIfZZQ1QKAQQQAABBBBAAAEEEEAAAQSkUONzAlo02VMLhOowp8bi/ggggAACCCCAAAIIIIAAAghsJBBqfE5Aa6NWwGWLBUJ1mOJSkRABBBBAAAEEEEAAAQQQQACBWAKhxucEtGI1rj3mNlSH2WMFUCYEEEAAAQQQQAABBBBAAAEExJLD1RsBAY/VSZu6IPXbVHWQGQQQQAABBBBAAAEEEEAAgTMVCDU+Z4bWmbbShoodqsM05EZWEEAAAQQQQAABBBBAAAEEEFhTINT4nIDWmlXPteYIhOowcwrIOQgggAACCCCAAAIIIIAAAggEEAg1PiegFaBF7TyLoTrMzuuC4iGAAAIIIIAAAggggAACCJyvQKjxOQGt822orZQ8VIdpBY18IIAAAggggAACCCCAAAIIILCyQKjxOQGtlWufy1ULhOow1aXjBAQQQAABBBBAAAEEEEAAAQRiCIQanxPQitGo9pzLUB1mzxVB2RBAAAEEEEAAAQQQQAABBM5aINT4nIDWWbfVJgofqsM0IUYmEEAAAQQQQAABBBBAAAEEEFhfINT4nIDW+g2AK9YJhOowdUUjNQIIIIAAAggggAACCCCAAAJhBEKNzwlohWlXu81oqA6z21qgYAgggAACCCCAAAIIIIAAAucuEGp8TkDr3Jvr6csfqsOcnoscIIAAAggggAACCCCAAAIIILCJQKjxOQGtTdoAF60QCNVhKspFUgQQQAABBBBAAAEEEEAAAQQiCYQanxPQitS09pnXUB1mn1VAqRBAAAEEEEAAAQQQQAABBBBQqPE5AS1a7KkFQnWYU2NxfwQQQAABBBBAAAEEEEAAAQQ2Egg1PiegtVEr4LLFAqE6THGpSIgAAggggAACCCCAAAIIIIBALIFQ43MCWrEa1x5zG6rD7LECKBMCCCCAAAIIIIAAAggggAACEksO124FBDzWFm3retRvW/VBbhBAAAEEEEAAAQQQQAABBM5TINT4nBla59lIWyp1qA7TEhx5QQABBBBAAAEEEEAAAQQQQGBFgVDjcwJaK9Y8l5olEKrDzCohJyGAAAIIIIAAAggggAACCCDQvkCo8TkBrfYb1N5zGKrD7L0yKB8CCCCAAAIIIIAAAggggMDZCoQanxPQOtt22kzBQ3WYZtTICAIIIIAAAggggAACCCCAAALrCoQanxPQWrfyuVq9QKgOU188zkAAAQQQQAABBBBAAAEEEEAghECo8TkBrRBtateZDNVhdl0TFA4BBBBAAAEEEEAAAQQQQOCcBUKNzwlonXNTbaPsoTpMG2TkAgEEEEAAAQQQQAABBBBAAIHVBUKNzwlorV7/XLBSIFSHqSwbyRFAAAEEEEAAAQQQQAABBBCIIhBqfE5AK0qz2m8+Q3WY/VYDJUMAAQQQQAABBBBAAAEEEDhzgVDjcwJaZ95aGyh+qA7TgBdZQAABBBBAAAEEEEAAAQQQQGALgVDjcwJaWzQBrlkjEKrD1BSMtAgggAACCCCAAAIIIIAAAggEEgg1PiegFahl7TSroTrMTuuAYiGAAAIIIIAAAggggAACCCAQanxOQIsGe2qBUB3m1FjcHwEEEEAAAQQQQAABBBBAAIGNBEKNzwlobdQKuGyxQKgOU1wqEiKAAAIIIIAAAggggAACCCAQSyDU+JyAVqzGtcfchuowe6wAyoQAAggggAACCCCAAAIIIICApFDjcwJatNlTC4TqMKfG4v4IIIAAAggggAACCCCAAAIIbCQQanxOQGujVsBliwVCdZjiUpEQAQQQQAABBBBAAAEEEEAAgVgCocbnBLRiNa495jZUh9ljBVAmBBBAAAEEEEAAAQQQQAABBFhyuH4bIOCxvmlLV6R+W6oN8oIAAggggAACCCCAAAIIIHCuAqHG58zQOtdm2k65Q3WYdtjICQIIIIAAAggggAACCCCAAAKrCoQanxPQWrXuudgMgVAdZkb5OAUBBBBAAAEEEEAAAQQQQACBCAKhxucEtCI0qX3nMVSH2XdVUDoEEEAAAQQQQAABBBBAAIEzFgg1PiegdcYttZGih+owjZiRDQQQQAABBBBAAAEEEEAAAQTWFgg1PiegtXb1c71agVAdprZwpEcAAQQQQAABBBBAAAEEEEAgiECo8TkBrSCtasfZDNVhdlwPFA0BBBBAAAEEEEAAAQQQQOC8BUKNzwlonXdjbaH0oTpMC2DkAQEEEEAAAQQQQAABBBBAAIENBEKNzwlobdACuGSVQKgOU1UyEiOAAAIIIIAAAggggAACCCAQRyDU+JyAVpyGtdechuowe60EyoUAAggggAACCCCAAAIIIHD2AqHG5wS0zr69nhwgVIc5uRYZQAABBBBAAAEEEEAAAQQQQGAbgVDjcwJa2zQCrlouEKrDlBeLlAgggAACCCCAAAIIIIAAAgiEEgg1PiegFapt7TKzoTrMLmuAQiGAAAIIIIAAAggggAACCCAghRqfE9CiyZ5aIFSHOTUW90cAAQQQQAABBBBAAAEEEEBgI4FQ43MCWhu1Ai5bLBCqwxSXioQIIIAAAggggAACCCCAAAIIxBIINT4noBWrce0xt6E6zB4rgDIhgAACCCCAAAIIIIAAAgggIJYcrt4ICHisTtrUBanfpqqDzCCAAAIIIIAAAggggAACCJypQKjxOTO0zrSVNlTsUB2mITeyggACCCCAAAIIIIAAAggggMCaAqHG5wS01qx6rjVHIFSHmVNAzkEAAQQQQAABBBBAAAEEEEAggECo8TkBrbIW9T2S7luWtDrV10p6Uuas9J4/IelbJb2r+g7vO8F1fQtJj5L0EYNr/IOk75f0Y5LeM/PaS05rqcN8nqSXLCjMn0v6E0l/1V3H1/L/fu+Ca3IqAggggAACCJyXwCdLepqkK3XfI24i6dVHJPgMSU+VdEVJ39t9T1x6+8tL+gpJ1+3K9fHdBV8u6TckPVvSb6/wXfRDJV1d0o0kfY6kq3X38Xc0X/+5kp4p6c1LC8T5CCCAwE4FWhqfTxIT0JokukgQPaB1KJh1zy7IdYpglm1b6jBLA1q51vTiLhj6AgJbZZ2NVAgggAACCJy5gAM/v9QZPEPSN0p6+5FMPrz7kfObuvstDWhdStLdJd0x+UE1V5xnSbq3pFdmvh9OFd/fda8l6YGSPnsi8d9L+gFJj5b0zqkL83cEEEDgzARaGp9P0hPQmiQKH9ByHd9M0iMk+UtFf3hm1qmDWecQ0Oq97y/J//HFqazPkQoBBBBAAIFzFPjgbkbUPbrCf1sXYDqGxYdI+vYuKNTfb0lA6wqSHi7pOhWZd7DpTt0MtXRQNXYZ5/v23fes4SqEqds+XdJdJP3tVEL+jgACCJyRAAGtlSu7BdCoM7QczPKU6wdJ6qd2u3paCWadU0DLZf0uST+6wnT6lbsYl0MAAQQQQACBRgQuJ+kJkr64+772ZZJeeoS8jc3mnxvQuowkb5dxwyTvr5P0fEl/0c3YcjmvmqRxUOvmkn69oNyHViHY7WWS3i3pUyVdL/lx15f/aUkOGr6j4F4kQQABBM5BoIX4S7EzM7TKqNbez6rkrkvv6br1PgU/nglmeS+uxzcSWGmpw+SWHF6j4oukfyH8T93eEHeTdP2koh1I9D4Y3r+BAwEEEEAAAQQQSAX8XeRXumDPb0r6Gklv3Jhp7AdQ33ZOQMvfh+7TrQTos+4g1XdIekqyH+wHSfqibnbVcKmgg1HeZ/YNE2Uf7vfVJ/0FSd8p6U+TpYuX7magpcsf/Z3toTOWOW5cLVweAQQQOIlAS+PzSQACWpNEFwmWBpfK7vL+qZbcs99H4DGNB7Nc4pY6zNKA1rAGvSmpf/HzMsPh4ent3yzpbXMaBecggAACCCCAwK4F/KOjZ9b78At7PLvbM4y2Ohx8unV3r9xyvTkBLW/G/ouSPNvMh3/Q85JAB7PGlhF6A/rHJrO1vDXGD0n6l5HC+7uW/37Xwd+995i/Z40tI8wtq/yDbnsOzx7jQAABBM5doKXx+WRdENCaJLpIsCS4VHaHD0y15J5f2M3ASpcZtjQzqy9xSx1mzYCWy+eNVf1Fy78E9oe/1B1r+cDctsd5CCCAAAIIIHB8AQeUvOfp13W3HnsT9lo58/0cNHLQbOyoDWjlgkz+cc+bvU+9gCj9/uq3EvoN3a8fyVwaOPvjbqni1Bshc9/PvHeYA4il+3atVQdcBwEEEGhNoKXx+aQNAa1JoosES4JLZXf4wFRz7xkpmOVSt9Rh1g5ouXzply3/2zE3eJ3b/jgPAQQQQAABBI4r8MndZuhXkvQn3TYFU8GZOTn09/+rS3pw5o2AfzOYWeVr1wa0hmXw+Q4y3VTSawoymguG+Q2P3ucqPVyGe3Ub6Pd/+/5uqePYjK7hNdLvZ8+TdCtJLj8HAgggcM4CLY3PJ+uBgNYk0UWCucGlsqvnU8255xd0ryD2l4n+8IwgzxB6sqT3LsnQRue21GG2CGj9R0k/1X0p7Qm9Sapny71rI1MuiwACCCCAAALxBL5CkpfM+XiGJAdz3r5yMT6hC1J5T8/hEkN/X/wBSX+XBJBqA1re8+uJgzw/TtKdK97y/CXJXqM/07310PkbHh8lyX/zfrE+/He/CMkbzpcc6Ww4n+O3MZZsRF9yfdIggAACUQVaGp9PGhLQmiS6SDAnuFR25fFUtff0L23eAN6/6vVH68Es57OlDrNFQOvDuins3s+hP8a+nA1bwyUlfa4kz7j7rK5eLzVI8HJJr5X0a5JeIOnNCxrcR0r6fElfLum/S7pad60/l+R9JX6j2wvD/zs3Fd+vGPesMy+vHB537/YBKfml1F8i/eV9+OW65K2Q3kzWAdwbdJvKekPZ3umVXf6fI8m/vM7Ztyz9pXkO85p7c6z9xtWSgUrfPjz48fPlyh2CN/j93e6lCd4rxb/CTy0n6f3+s6QnSfrSOaCZc6bKcaz7pfeprftcPxhbcpR7Xh3idH05P64nD5hfPDOofsxnU03z8PeZT+reqGZHz77w88Sfg7/TDZBd7v9VsKQota35ESK3GfahdjBWj3OXp/tNbt6r0fsRDQ9/VjjQ8NYCVFv6DXXX7D4bPl3SZw6ez87bqyT9oSQ/X92WWn1D3LH6fgHrZBJ/lnqG0T26lH7e36+gvU5eeJBgzMN7R3ljdLeTWyYBqann6/D+aRn8N++d5T5UevxXSU+VdJXuhFd0ywi9wfvw8Gbw/t5whe4f52ygb+vhXqdefvmA0owWpEuDe1OWXgrpWWI3HjzD0udPi8+MAgqSIIBAIIGWxueTbAS0JokuEtQGl8quejhVzT39oe89F4avPY4QzLJASx3mWAGtQwML/3LqfRy8QWtuc9Zcq3FdP1LSj0p6S0Xj8xen20n6luTlAWP38BdMfxl7UyaB3xzkL13+dbQ/HABzEOT3JvJ0+e5X1msN0vkNRQ4CjpXHgSwH+/wWo5KgiAfzj+qWV9QYnXNAy3XqOvBswmEwdaw6Pai9bxdgnZoNeuxB5rHutySg5UCR+5CX5gyPtQJaab05GOkB7G8VDpiP+WyqeIxdJHVb/b5kv8Kxa/hZ6c9XPxPGjiUBLf8A4UH2cA/LOQEt523Onj7f0M0KTstWEtDyd0IHCfxc9b5FpYctPbPn0RWzcEqvvTTdsfr+0nz6/OGMo9rZRqX3Tz1y3x9qgzDDe+dmpfuz+kWlGZRUeo3hbDZf3rPh/X3m/1Tca41rHLpdjaWDyA/LfAaUBrRO8cyooCYpAggEEmhpfD7JRkBrkugiQU1wqeyK06lK7/lp3Yd4GsyaepvMdA6Ok6KlDnOsgFbu1/5Dr8wurQm/4tqDmZK39PhXfOfDZa45vEHrnST5F9P08LU862Y4kHuCpLsc+PU+N5thalNXz3rzQM8zwEqDfn1ebeS3If1+YaHPNaDlmXp+hXlt+/DgyDP1HFw9tKT22IPMY91vbkDL/d9LixwQSI+tAlq+j4PODp6/8EB/OPazqbBr/msyP2/8g871Kk6cegva3ICWZzN6QOoZFsNjbkCrdsmZf6R4uKTbZCymAlp+Fvt7g2er1D5X+9t5Zpif92Nvl6uootWSHqvvr5Hh4Z5Oc2YbleRh6PGsbqN2z2YefherCcKk90xnV3kW31d3M8pL8uc0/777DBm+UMfPKX+fGB7p7Kr7dPtn1Wzq7hnpzx20ec/m9gy1mh++DpWr1HJspruvXRPQOuYzo7Q+SYcAAvEEWhqfT+oR0JokukjHtDAkAAAgAElEQVRQGlwqu1pZqpJ75l5xXPJq5LIcHCdVSx1mi4BWuseDVT2d3fU7XIqX28zfaR2c8pdNfyl0en/p8bIvBzCHgaO+tkqWxuTajc9323HA52XdK8I/TtK1uyV9w9bgoJbfwOQNa4eHnycOFnmT2eHhtA505b5k3rCbnTUcQB1Kn3szUX8vW3nvjL+QdIluyabrNB2cOZ1nppX8YpwGtDxY/KuJruGAm7/A90t+apedHbq8B+0OYo8d3kfPS0f7w8uBDpXzjyQ9O7nYWFssbR++3EO6zXrfOZLRdJDpTXi9FPfQrJnhpWzgQE9/TC3jyA1qS+qyv37p/eYGtDz7yXvO5AKIpQEt991flfTPGXPnywO34bKxPpmXFLvP/fVIXR3z2TTRtT7gz34e+K1k35T8xQP1n5X0l5I+tuuP10/SuP4dFM8FXucGtHLPM992bkDL/cLLqXM/IOSsxpYbOu2hgJaf3Z6R5Vms6fOyX7rtJe4+/Gx14MVL4nMzN71ky0HtkqXmtfU9J/2x+v6cvKXneDbsg7p/dLv2svt3r3HhwTXs4dmMP98FsnOzaUuDMLmsrbEM0NdNvwOnz/g1ljb6Puln/Jqf175+qWWaD39P+eVuibC/0/zcoC0cWm5+rGfGys2SyyGAQGMCLY3PJ2kIaE0SXSQoCS6VXak81dQ9c0EJDwY9e+ZphUtIynOzXcqWOswWAS0HhLx8bjhISAeo/0XST0ry1Pf+8JcqD7a8P1ZuXyK/CciBCwfHhi8B8JeZr+z2jMnVWm5pYL/kwEGI9O0+Ds541pd/+RwOXjwDx28X+qfkJrllU2MBsNwg3suBXO5cIGTsF0wP5D2IeknmxQcur2dz+ZfeYR2M5Sk1S79kXqML+h3qEXODGmv0sqlBwNQ9vBeJA0vpjE8PrjxjK91/x0s/v6ib1eH9y4bHoT3UlhqVDhL6/OQGtSV12Z9fer855crNUhw6lga0SoLZnkHkYK4Hh8P+MPYWsWM+m6baZu7vab34M9AzhLw8ejhQt7FneLgd9+U+tKRrTkArt3R6+Dy/2cjs2fRe7n8Ownn/Kh81+w95ibCDUrnjUEArNxPVs1b8jPds1lzQw8FEB0K9x9Pws8HPVgfHXj+nQjc451h9f2nW0w3Kx/r90vuUnF/6vMtdK23PUzMDx/KTtuU0wJfbn3SO2Ud3P7j1/a02IDTlWWLpsZiDmf5e5cPf/9yHPFu9xPgUz4ypcvN3BBCILdDS+HxSkoDWJNFFgqngUtlV6lIduqe/fPoVxumv+Y/p9kRJ3wRTd+fjpm6pw6wd0MoFd3Kvr/6q7te3Xn5qyd2whrw0zDM7hhsAHxoApfurlOy1lvv1/lDgLLeHTBoA85dR/4rvNx/1x1SQKXddf5FzwOrQ8oCxJVNjQbmh7/DX5tIvunOCGmv1uiUBLQdJPTi1Z394SZo3/HdQ9tAyDgcO7ekB7vDcsT3UlhqVDBKGpsca1M4pV65dD/O+ZkDL180F0BxIdr3/Y9IQj/lsqu0Dfr76c3C4b9+hIGpuAJybLet81Aa0xman9mWqmaHlJX/Oqwe4PkpeIuJ0aUDkKZL+2+BFMWOBhXQw7WtNzdrry+Vz/YY5/4g2DJC29Ka4Y/X92vabph8GFT372c/OVy+96Mzza5+vw9uUvqFwKmtpHtKA/VpvKFzaPmrLkZtNfLluOeUXdxfziwH8I+LYLMf0+XTsZ8ZUmfk7AgjEF2hpfD6pSUBrkugiwdpvFiv5xWosoPUx3R4Z/sKYO7zJr2dS1OwhUKawTaqWOsyaAS0P8B0cSJfCpEEUL9944GDwYuWajYBz0+7H9pHIDQDdznz/qbfT5QaDY1+6coM7B878Bd2/+vu4ebdf0HC2hIMh/evK09bmct6764v930oHXU6f26OoZNP6YZsoXYowJ6ixVu9aEtDKLVfybB5vtFvyPMnNUBkLGi41qh1wLR20lN6vtlzpnkteMuug0nA/qLUDWm5rXpo63Dcr95l0zGfTnPY/3G/I53vvG+9dlc4yHV7bf3/84B/G9pupDWg58O1ZYf0PC/6RwUvD/XZAHzUBLQ94nb5/FuZ+BMl5+eUwz5TkwbENvLG7P0v6Nx+Pfe/IbcDtN6x5SVrJkQss5PY7KrnWFmmO1feX5n24OXntPkhL752eX/q8y913KhBVmtep6yyt1z4fa11nrFwllsMfDkp+OEufT8d+ZpTWIekQQCCuQEvj80lFAlqTRBcJWgloeUnYD09sfluyyW9ZqY+TqqUOsySg5b7kwak3RPVSQM+ESve4yk0j96wYD14908r72/jLlafa1/wyO/XFr69Jl+9XBr+klwZo+vPT5ZPee8lBqLdlmkpuc+T+zYX/KbOsbSqwZssnd/u29LerGXT5nLGA3qHXop9TQGu4f4u9XF9ux7n6HXs6pDN6xtpYbeBn6YBr6aClZFDiPNaWa7jnkoO+DgT4rZ1+BvTHFgGtkmVBx3w2zfm08TPBMxo8s8X7g7m9ev++Q8HXtB7Hgjw1Aa10ZqMD7X6mOJjbB5NqA1re/Hr4vCtZSjXsv57V5R+2HIyeCmg5IOV+64D2lbsfN9zv31hRKUsC6RW3mZX0WH1/Vua6k9Ifpux56HNpyb1Kzi193uWuVfp9ZCofU9dZWq/9/de6zlh5pizT70qP62auj+0/6fvkAlrHfGZM1R1/RwCB+AItjc8nNQloTRJdJGghoOUvyd6vxhv09oeDV/612YOgYfDEgQbvifKmsuKdNFVLHebQRptLkbbcrH/qi1+f9zRg4QGPl+ik+2CNldV7TXjav2dzeV+VV0nym5jGlrimsxZ8XS9fc9Bv+PaiqTeO+bx0GcPcN0Cl+3JM/RLufW8888JHycxKp6sNaixtW8Pz5w4sc7Msavbu6fOQ7kfif3fQxpvbDo+lRlODhNR06aCl9H415bpsF3DoZ2M5AOJBrJfBbR3QWmtZ0FTbLX02TV1njb/7+473hPLM0v4YW85XE9DyHnKekeWZUX4WOsjvDdS9DG9uQMvLsf2fX7LhY2p/tDRY777rZ+QwD6XPrznWc587c+5Ve86x+n5tvobp05fHnHrJZunzLlfmtfr81HWW1muf97WuM1b/U5aua38P8Wdw//wYm6ne3yMX0Ir2zFjSXzgXAQS2F2hpfD5ZWgJak0QXCVoIaKU57WdieUNsLyvwsrHhcegNTmWlPk6qljrMVgGtsY2K1xKe+uLn+5S+BnutPPk6uWV+Y+14uPwpl4f09dxz3wA1XJbj+0zNUhsuUTo0I22Y55qgxpreuWfV1Nv/+vunr1ovWfaQy3tumVouD0uNpgYJad6WDlpK71darnRZbr9vnvfOcdveMqCVezPgVjNCSp5Na/eBset5+Z8DWH2QyenGlneXBrTSfRI9S8Kb0ju4tSSg5aDb0G5qo/Xh8st+iaJ/eCCg9YE/MLjet3ghxJJ2PPxc8luGbynJ3/FOdZQ+73L5W6vPT11n6TO9z/ta1xmrq0OW6fPj6d2zf2pWdC6gFe2Zcaq2zX0RQKBMoKXx+WSOCWhNEl0kaGFT+GFO/UXntt3GrW5wY2+u86+03hi2ZP+bMon1U7XUYdYOaPnXNv/ydl9Jb1iZzvuefFq3Ie9Nkzcd5n7Nz31p82y/F62cr/RyuaWHwzSHNnHu0+WCJJ7p5YF/7ZGbQXRocDPs+1OzJMa+IE8FzWrLcCj93JkSaaBvyaAqnQVX0h5rjWoHXEsHLaX3Kw1oea8lP5v74Eq/96EDz1sGtDwLwG8E/a5BIyrZS66mjdY+m2quXZvWG+B7ifPVu5lZw2CWfwzyUr7cs7kkoOXvT24XDpL5GDqmbw2sXXLowWl6jdxMR9833dS9X7Lk/Ta3Cmj5nn6zoZ8b1+/e0DucJV4aSK+tzznpj9X35+StP2c4e7r0c2bJ/abOLX3e5a4zFYiaunf/96nrLK3Xsc9r/3tNwHOqPDlLz8T1W579Upz+5Q8124WMBbRafmZMOfF3BBBoS6Cl8fmkDAGtSaKLBC0FtNJgVl+C3Juyat6WVyaxfqqWOszSgNYru31Hfk+SAwK/W7n/UKrrQI5/wfPsmf/SBbBczx6UpftzDc/NfSF20NN7svRv0XGwzVPdX75+lX7AFdPBe5+gn83wjok8rPV6bt+m5ktwOqttbLP9NPulQY0t6OcGtEr2VCrN79RAJFcP5xTQSvdcGi4Rr2nraZ05QPOrkv45U1F+low9O0qCyls+m0rbVWm6nGF6rmc83UnSK0YuWhLQ8oDUSw37tw0P9wFcI6DlmXSeaX2bLo9js1LT5YbebsBvf0zzMGfJoS39PPtESR/bvTXR7eizu4DWWJ0Q0CptrR/4dsqS/dLKrz4v5ZKAVrqc2fu4fYuk/1OZlanPkdwy+Tk/0tV8J6gswkXytBy5a/jZ7eXF3sqh5BgLaLXwzCjJP2kQQKB9gZbG55NaBLQmiS4StBLQGgtmOY9jy7v6jbjfUlbUo6dqqcMs2RR+LTgHrr66eyPgcL+0muvnAlo1A6yae5Wk9d5vHjR7b6Dh4X20HlUwg7BmkD+Vn9yX17EBRPr2r9I9pQhovW+g3x+5gfRSo9oB19JBS+n9SsqV23Op3zOlpq0vDcB7KfR3S/rJgrecui63ejZN9dnav08FtN4syX35Fw88e6YCWp755Vlu/X5c6Wyvmuft2ODU5R7OdhzbN3D4so9hYHhOQMvfI/xjiZ+J3ijem8TPOQholasN68lLjv024JqXwpTfqTxl6fMud8W1fhxJZ/qmAd2aZ+Whkqeztucutx+7x1RAyz8q+jnsfXLfW1hFLT0zCrNMMgQQCCbQ0vh8ko6A1iTRRYIWAloOZt2h+wV+bAnh2PIuf/H2hsPeU6O1o6UOc8qAln9Zu133xcZLOUqP13Wzwq41OKG1gFZuc3hnt3QG4VpfXH3PXGBjbAPe9M2KpRv1lgQ1Suu3Nl2LM7RyG28vNaodcLUS0Er3THEwyUtO+jda1bT1pQEtt60XS/q+wfL1XHvb+tlU28an0k8FtHy+Z6g6GOVBcu5zcSqglc6I9kbwTxoEyNYKaPnZ6WXrV+gKnT6D0o3uh8/+2oCWZ/F6TzH/0ODZL6WHZ7v5RwvP2uoPAlqletJXSOoD2lMvKSm/6rKUtc/X4d3SNvu8bk+w2h9Vpz7L0jdDOg9+QZJnftccNX215rp92tTyOd3yZL8NezjT/v6S/N+htxv21zwU0DrmM2OOB+cggEAMgZbG55NiBLQmiS4StBDQKt1XIbe8y1/e/avfc8uKe9RULXWYUwW0PJBwwNGDokOHlzQ6gOUljV4q84eSPMvCG8gOZ8Tk2kr6K+SxlhxO7aFVsuywZpA/1XhrAhtX6/qMB3e29sw5v71s6lgarJm6/qG/Tw0Cxs5d61d1X39qqYjTLDWqHXDV1HvOqPR+h8p1aM+l/p41bX2NgJbv62eIl995v6X0eXyMZ9OS9p471wNdbwDvvbN8OIjo/QZvkARd/Df/iOAlUWm5DwW00k31cxs51wySDw1O02VVDsJ56fO/dGXz5vN+hvZLyW8s6ee7v9UEtBww8/JGB8wOHZ5N4megl9N7eZR/lHh75jsSAa2yVp0GZbZ6OUNZbv4tVenzLnfd9Ieg2uXkvmbuJTa5mdTpm5vntLvh57zvPWdp7iHfMUs/R75D0r0HJz+ym80+FdRq4ZlR26ZIjwACsQRaGp9PyhHQmiS6SBApoOU6vUW3lGv4K6t/Rf367gtoWamPk6qlDnOKgFa6dKVXdwDFQSpv2u5lCH7rzdh09DkBBN9nzn4TNa0itwzW0/l9eCDWH/2G2GMzD9fcFD79sn0osDdc8uC9iRxw/LsCgKXBmoJbjCaZG9Bac1P4dJDhL+me+fGPg1wvNaodcLUQ0Dq051JPsySgNfWjR79BumfSeAnwNQf1kZsteaxn05L2XnNubkP8scH2oYCWN2f3rENfz88zD7RfkGRkrYCWLzvsT+lz6NqSvK2A85K+CbE0oJV766Xv69l7fnHBb0l6vSTvdTj2jJ773Kmpv7lpj9X35+Tvo7q2dN3u5NJZwHPuVXNO7fN1eO10qb7/VrvJeu4aue8rw9ltvs/UMzBnkF5j7p5fY76HLN33fqibFdmfX7Kn4aGA1jGeGTVtibQIIBBToKXx+aQgAa1JoosEkQJazm/uQ9L/XvrrT5nKOqla6jCnCGh9qiT/wu+Zdf3xMEn36pbFlCiXBLT+g6SHSPKGwf0xZ3q+93rwl+4/k/QaSd7Q2oPh3JFbauh7+nj84ISSt6yVBElKrNJfYz3T7eaS/jQ52Rt3+4umN2r1MbYhc+6eS4M1JeUYSzN3YFkT6DuUv9wv636rXrp/2lKj2gHXsQa1Y+Vyfzm051JvumVAa1hvl+kGfw7O9Ec6++dYz6Yl7b323HTJp8/vN1EfXmssoNUPtK/XJfbMWj+r/ynJyJoBrWGw2QH4L5PkPbs8u8ezO9znfTy0C1T2eSkNaA2DYr6O7/ED3edFWq61nzu19Tcn/bH6/py8Det2yZtl59z70Dm1z9fhtXJLAUv3n+yv4xfhPLV7i6b/bexzOl1eN7bP3KGy3qNb6tenyX1eLfGdsvTsSAfIr9rdxN+HfI77+NgxFdDa+pmxxINzEUAghkBL4/NJMQJak0QXCaIFtJzn9EOyL+nUbJgykfVStdRhThHQSjc+9cagngn014XE7sMe1AynrY/9Spl+casJ0jg7ubcKjf2inBs49vsF+Quvg3a3GpQxt2xnSJC+OWnOF1dfL/Ue27MkDfDUvHlqabCmsOqzyeYGtHJ1WzsIcYbSpa3+NwdNfjnJ7VKjqUFCinOsQe1YuezrttbvmZLuudTn91gBLd/Pm37/3ADKwWnny7NBc31ly2fTkjZfe66fO8OAuoOt7jf9Mj5fLxfQ8ixDB78e3N3Qs7s8GzoX0F8zoJW+xfDbugB72tfSflYS0MoFH0qWgQ/Ncz+WzFn6VVuPpemP1fdL8zNMN/w8mjO7aM49S86pfb6m1yz5ke1QPtJZU7l9GH1+OsNtGPAtKWduJtjas+SmLHMz2ae+D00FtLZ8ZpS4kgYBBOILtDQ+n9QkoDVJdJEgYkDL+R4ujehL6l9/PEvmhWVF3zxVSx3m2AGt3GCiNsiUfnFxhY19MU5/iU+XqExVdjpjY+wXZT9XPLOpH/j5uumSpnRTZac5FGxNA0xOXxNkcnq/pc1BNX9Z7o+xPUuGg33n/abdjLQpI/99abCm5B5jaeYGtHy9dBacg1DfJMlvhSs90i/vY0u6lhpNDRLS/B5rUJsr1226t+p58Orj0GDlmAGtT5H0s91+U87XcBbEsZ9Npe2rT+dlyP+tm9Xgt0b+RfdCjZIZRSWD7VxAy29kfZykK3WZOPS8WjOglW783gfhP2ewL2YuwF8S0MoFsvuAWWmdfGK3NLGfYeLzCGhN63kmvfct8/PBx5wfEKbvMi9F7fM1vUva9mo+Q9PZ0Yds0r7htOlM00MC7kN+22m/BcLcH8oO3aPEMvfd5ND3m6mA1pbPjHktirMQQCCaQEvj80k7AlqTRBcJoga0vAeKN5D1FOrh4TfqeHD1t2XF3zRVSx3m2AGt3N5Quf2Gxiog98ue044FtNINhPu2/cCCN2B6gOu9HfwWnv5Il7j0/14SrPL1PHDysr7+OLT0MF1e43NqZoyM7ef1lZJ+JwFOBxoexN658O1DvtTSYM2SDrckoJVbYja2aXYuj5fvlk4M37g51kaWGpUMEoZ5TO/nfen8ooxXF2KX3i9XLs+C8ua/h/Zc6rNxzIBWuvx2OJg79rOpsBr+NVluwOylwyX1mc7SLJmh5f0M39UFeJ0Jz2bzbK03jWR8zYCWb+HPpl/p2pDb7s26ILtn3frIlaEkoJWboVKz5GrsO0bLAa2t+v6SNuy92PzSAgeVWzhKn3djec0FpfzdwTPJp9627QC1+1sfZJoKhqVBqdK3J+f2jqsJhpXWU6ll+gP0oe83UwGtLZ8ZpeUmHQIIxBZoaXw+KUlAa5LoIkHUgJbzftnuLU79nh99icf2/igTWS9VSx3m2AEtK6bLAA8tYxmq+zXpHsB56d6lkuo4tKnpN3TtoT/FU/T9y7A3/x3b8NfPCQcpHjNYMuUv4L6/N60fHrmlht602IPI9LXdubY5ltb3yAXKPNvlLhPBWef/RpIelLwm27+OO0jngerwSL8gD98cVtLylwZrSu4xlmZJQMuDkPt1G7j31z/0BrxhHnJvwzu0F8hSo9JBQp/HY90vNxNs6DT13D1WQMt9wjPynJ/+SJf1HPvZVNPu06Czzy3ZIzL3zMnNjDn0Bkk/M7000z8MjR1rB7TSHyM8+9XPqc/t9rzy8+35SWZKAlq5Pe+mgnX9bfy8+JZuZtzwBTT+u39I839jnyk1db007bH6fm0+h8vqxpa+115zrfS1z9fcfb+g2werD0y539xR0pMPvODGe4k+drCflK87FQjLPTPdN/3m1rGtGxyI9RJi/5jXH6WBsFrjUsvcG6HHZoGWBLS2embUlp/0CCAQU6Cl8fmkIAGtSaKLBJEDWs6/3w7jPUP6/Vv8byWBjDKdZala6jCnCGilywCt+dwu0PXKzIDAgSwvtfGMj+EeVMNaOPTa6VzAyW3hvpIe3b3Jangtf1n0PjE/nATOcgPz3FLDqSWu3q/CX+aHA6Kxt/zkZnU5r36FvGcV+E1j6ZsgPZjx8kcP3kve+pn+avu8zrl/O2NJa186gCq5x1iaJQEtXzO3957bh4MFrvM0KOn26DdYedDh/jM8vAm6z8n9Ir/UqHSQ0OfnypKe1pXP/1b7KvnS+x0KaJUEq48R0PI9HKT1xt/DzwQP8LzkuX8mH/vZVNvuc0vqHZj3s+ANmYs5mOUZoQ5G9cfY7I9DAa1+L8B3Hsjw2gGt3BLQ/vZjz6iSgJavkf7I4X875OhgwNW7HwOuP2IwtR9U+pw69JlV2y7S9Mfq+zX5TOtzbOl7zTXXTFv6vDt0z9wPJP13jR9PZjz7c8Qzs/w54rew9oe3RXB/9ay6Q0fux66x71H+8cXPOgfXSr53LHWtsUy/D5W+hTU3I3LLZ8ZSE85HAIH2BVoan09qEdCaJLpIED2glfs1yuUqGWCVCc1P1VKHOUVAK/erXK/58u7V6W/t/sF73ngg4YHK8PCr3D0w7d+U6AHOLTPBh/6c3K+g/ptn4/hX/ld1GyQ73TWTQa/TjS1Ztd+TkvTuO4eWNOaWrBya2TP2Bk/n63Vd/r2fjpdMefaC85TOHsgF2TyD8dO6ZQ63HZzjL8We+l8z08ABg68e1IeDYZ79Yl/nzUvQ3j2/yxw8c2lAyxfPBcD97x6M+M1L3jvN+f84SQ56pO3Raadmy2wd0Orr03nxxsHeA20YvEk3QJ+qjtJByaGAVskLOZYEtFw3fhb880hhnDcP/LwHVDqrMzdwPMWzaaoehn8fexa4n7l+bfHG7q2/fjOgA/NpuceC52MBrZI3sjqPawe0fM30xRi9xdgyqdKAVm6pcN/fvRzbn0Pu+x4gu+14r6z0xzE/Ix2I6GfjHJolnPtOtWZA61R9v6btppuZr70ReU1ecmlLn3dT98m9TdXnuB95ibMDyv58/uJkVlafpnS/V49l3L+9z136ee/9Yl/StWEvq3f7SJ8DU59XU+U89Pcay9zzPzdDrWSG1pbPjCUenIsAAjEEWhqfT4oR0JokukgQPaDlMox9sTi0xKtMZ1mqljrMKQJa/eDnpzMzXKZkPXDzL3MOkHgA0S8r/cMuoPLaAxfwTBwvufMX6ZrDA0VP5fcX0uHhXz39q7yXvvRH6R5Xn9DtmTGc4XOoXXog69k/Xu6SfnmdKotnc3nGlgdpwyPt41PXmfv3qZkLc6/bn7dGQMvX8v5K3v9q+Gt5Sd488H1IF8Q8NINl64DWVH2WBJeG5S0dlIwFtEo32F8S0Cqpn1yaQ8tKHRQ59rOpphz+XPOyawcsaw+303uN7I03FtDy7C/P8hq+ETF33y0CWrk3iB56q1tpQMv59/Iwz9DNBacPufpHhO/u9i7zUrKrdImnflTZcobWqfp+Tfuz0zO7AODYy1Vqrrd22tLnXcl953zXKF3qPry/fxzz8mEHgGq+F5RsW1BSzrE0tZbpbLPc9g6lAa0tnxlLTDgXAQTaF2hpfD6pRUBrkugiwR4CWi5HbgaN//3Q0qAyofmpWuowpwpoWe9juyVAY8sIh8IexHgJqZdzeWlNbgPnkjcAOjDkTb89IEl/sUxr1F8wvUTJg540UJFbCliyz8zwHt6Py9cuXQLQL1FwQO/zC5qf8++ZYr7H2zPppwZBBbcoShIloOXCOEjpwI8HCVPtw+mf1Q0mHCycmtF2yoCWl4z5mec2UXqUDkpyAa2avnDsgNaLO4vfOlBnp3g2ldaL09U8x5zewfgf7PYEHHsrYu6zwDPg/FzNLWdM87tFQCv3nPcsNC/J+rsMWE1Ay6d/ZveGuLFlhMNbuO94eaqfZ16GnG4ufyjQlvtOteYMrUPP8i37fk2bHb6YYOvPhJp89WlLn3el1x5b5pc7358j3jw+t+XC1P3Gli7mzjv0nWbqPjV/r7XMzVp/QrdX6Du6G5cGtLZ+ZtQ4kBYBBGIJtDQ+n5QjoDVJdJFgLwGt3B5HLp9/AfIXde9BdOyjpQ5zyoCW3fv9sTzLyXnx7Jg+kOAvd14i6i/+rqc3JxX1Vd1Mrf6f0y9Ah+rVS4u+VNKXd0tKvOeIDw/8vBTJy+78a3J6z/6auUDp1ObXaX5ybxya2n/L1/CXP+f3uhkzB1Z+X9JzuqWb/ZfBnAUBrfEW4leKe38TtxEvORq2D7dJz8Rzu/RsjXQPs7Grbh3Q8osCPJOwn3HSL5d0v/Br2tMXAUw990oHJbmAVs2AdeuAlvvUa7oZionfJ+EAACAASURBVA6G+Lky9daxUz6bpupl+HfvD+ilS36OeXm2Zxn2h58FnrHq/focxDv0LPA5uc+Ckh8J+vttEdDytYcbift/p/ueDT1qA1r989RLCj3b13vjOcjV/8hw6Hmae8nAoc28t5yhdaq+X9pW0z6eeylB6bW2Slf6vKu5v9vIx0hywNSf1/4s6Zeuum35c8QzwP2do+SZdOjeNnY79ncpvzyhfxaUfqepKddU2jmWn9FtqN9vI5H+KFIa0DrGM2Oq/PwdAQRiCrQ0Pp8UJKA1SUSCjQVCdZiNLbj86QSGA6yaAERJjre8dsn9SYMAAgi0KNAPzNecodViOckTAggggAACkQRCjc8JaEVqWvvMa6gOs88qoFTJLEwCWjQJBBBAYHuBfvYKAa3trbkDAggggAACpQKhxucEtEqrlXRbCYTqMFshcN2TC2w5i2rLa58cjgwggAACMwS896Lf0HiP7q2oXj75jzOuwykIIIAAAgggsK5AqPE5Aa11K5+r1QuE6jD1xeOMIAJbBp22vHYQXrKJAAIIvJ+A9wd6SreX0jd2b9OECAEEEEAAAQROLxBqfE5A6/QN5txzEKrDnHtl7bj8Wwadtrz2jquEoiGAwA4F/L3TL5Z4gKTrdJuB+02Nf73DslIkBBBAAAEEIgqEGp8T0IrYxPaV51AdZl/0lGYgsGXQactrU4kIIIBAJAG/mfY+ku7ZvRn1dpJeFKkA5BUBBBBAAIGdC4QanxPQ2nlrDFC8UB0mgCdZnCewZdBpy2vPKy1nIYAAAqcTuIKk75D0IEmvPV02uDMCCCCAAAIIZARCjc8JaNGGTy0QqsOcGov7I4AAAggggAACCCCAAAIIILCRQKjxOQGtjVoBly0WCNVhiktFQgQQQAABBBBAAAEEEEAAAQRiCYQanxPQitW49pjbUB1mjxVAmRBAAAEEEEAAAQQQQAABBBCQFGp8TkCLNntqgVAd5tRY3B8BBBBAAAEEEEAAAQQQQACBjQRCjc8JaG3UCrhssUCoDlNcKhIigAACCCCAAAIIIIAAAgggEEsg1PicgFasxrXH3IbqMHusAMqEAAIIIIAAAggggAACCCCAAEsO128DBDzWN23pitRvS7VBXhBAAAEEEEAAAQQQQAABBM5VINT4nBla59pM2yl3qA7TDhs5QQABBBBAAAEEEEAAAQQQQGBVgVDjcwJaq9Y9F5shEKrDzCgfpyCAAAIIIIAAAggggAACCCAQQSDU+JyAVoQmte88huow+64KSocAAggggAACCCCAAAIIIHDGAqHG5wS0zrilNlL0UB2mETOygQACCCCAAAIIIIAAAggggMDaAqHG5wS01q5+rlcrEKrD1BaO9AgggAACCCCAAAIIIIAAAggEEQg1PiegFaRV7TiboTrMjuuBoiGAAAIIIIAAAggggAACCJy3QKjxOQGt826sLZQ+VIdpAYw8IIAAAggggAACCCCAAAIIILCBQKjxOQGtDVoAl6wSCNVhqkpGYgQQQAABBBBAAAEEEEAAAQTiCIQanxPQitOw9prTUB1mr5VAuRBAAAEEEEAAAQQQQAABBM5eINT4nIDW2bfXkwOE6jAn1yIDCCCAAAIIIIAAAggggAACCGwjEGp8TkBrm0bAVcsFQnWY8mKREgEEEEAAAQQQQAABBBBAAIFQAqHG5wS0QrWtXWY2VIfZZQ1QKAQQQAABBBBAAAEEEEAAAQSkUONzAlo02VMLhOowp8bi/ggggAACCCCAAAIIIIAAAghsJBBqfE5Aa6NWwGWLBUJ1mOJSkRABBBBAAAEEEEAAAQQQQACBWAKhxucEtGI1rj3mNlSH2WMFUCYEEEAAAQQQQAABBBBAAAEExJLD1RsBAY/VSZu6IPXbVHWQGQQQQAABBBBAAAEEEEAAgTMVCDU+Z4bWmbbShoodqsM05EZWEEAAAQQQQAABBBBAAAEEEFhTINT4nIDWmlXPteYIhOowcwrIOQgggAACCCCAAAIIIIAAAggEEAg1PiegFaBF7TyLoTrMzuuC4iGAAAIIIIAAAggggAACCJyvQKjxOQGt822orZQ8VIdpBY18IIAAAggggAACCCCAAAIIILCyQKjxOQGtlWufy1ULhOow1aXjBAQQQAABBBBAAAEEEEAAAQRiCIQanxPQitGo9pzLUB1mzxVB2RBAAAEEEEAAAQQQQAABBM5aINT4nIDWWbfVJgofqsM0IUYmEEAAAQQQQAABBBBAAAEEEFhfINT4nIDW+g2AK9YJhOowdUUjNQIIIIAAAggggAACCCCAAAJhBEKNzwlohWlXu81oqA6z21qgYAgggAACCCCAAAIIIIAAAucuEGp8TkDr3Jvr6csfqsOcnoscIIAAAggggAACCCCAAAIIILCJQKjxOQGtTdoAF60QCNVhKspFUgQQQAABBBBAAAEEEEAAAQQiCYQanxPQitS09pnXUB1mn1VAqRBAAAEEEEAAAQQQQAABBBBQqPE5AS1a7KkFQnWYU2NxfwQQQAABBBBAAAEEEEAAAQQ2Egg1PiegtVEr4LLFAqE6THGpSIgAAggggAACCCCAAAIIIIBALIFQ43MCWrEa1x5zG6rD7LECKBMCCCCAAAIIIIAAAggggAACEksO124FBDzWFm3retRvW/VBbhBAAAEEEEAAAQQQQAABBM5TINT4nBla59lIWyp1qA7TEhx5QQABBBBAAAEEEEAAAQQQQGBFgVDjcwJaK9Y8l5olEKrDzCohJyGAAAIIIIAAAggggAACCCDQvkCo8TkBrfYb1N5zGKrD7L0yKB8CCCCAAAIIIIAAAggggMDZCoQanxPQOtt22kzBQ3WYZtTICAIIIIAAAggggAACCCCAAALrCoQanxPQWrfyuVq9QKgOU188zkAAAQQQQAABBBBAAAEEEEAghECo8TkBrRBtateZDNVhdl0TFA4BBBBAAAEEEEAAAQQQQOCcBUKNzwlonXNTbaPsoTpMG2TkAgEEEEAAAQQQQAABBBBAAIHVBUKNzwlorV7/XLBSIFSHqSwbyRFAAAEEEEAAAQQQQAABBBCIIhBqfE5AK0qz2m8+Q3WY/VYDJUMAAQQQQAABBBBAAAEEEDhzgVDjcwJaZ95aGyh+qA7TgBdZQAABBBBAAAEEEEAAAQQQQGALgVDjcwJaWzQBrlkjEKrD1BSMtAgggAACCCCAAAIIIIAAAggEEgg1PiegFahl7TSroTrMTuuAYiGAAAIIIIAAAggggAACCCAQanxOQIsGe2qBUB3m1FjcHwEEEEAAAQQQQAABBBBAAIGNBEKNzwlobdQKuGyxQKgOU1wqEiKAAAIIIIAAAggggAACCCAQSyDU+JyAVqzGtcfchuowe6wAyoQAAggggAACCCCAAAIIIICApFDjcwJatNlTC4TqMKfG4v4IIIAAAggggAACCCCAAAIIbCQQanxOQGujVsBliwVCdZjiUpEQAQQQQAABBBBAAAEEEEAAgVgCocbnBLRiNa495jZUh9ljBVAmBBBAAAEEEEAAAQQQQAABBFhyuH4bIOCxvmlLV6R+W6oN8oIAAggggAACCCCAAAIIIHCuAqHG58zQOtdm2k65Q3WYdtjICQIIIIAAAggggAACCCCAAAKrCoQanxPQWrXuudgMgVAdZkb5OAUBBBBAAAEEEEAAAQQQQACBCAKhxucEtCI0qX3nMVSH2XdVUDoEEEAAAQQQQAABBBBAAIEzFgg1PiegdcYttZGih+owjZiRDQQQQAABBBBAAAEEEEAAAQTWFgg1PiegtXb1c71agVAdprZwpEcAAQQQQAABBBBAAAEEEEAgiECo8TkBrSCtasfZDNVhdlwPFA0BBBBAAAEEEEAAAQQQQOC8BUKNzwlonXdjbaH0oTpMC2DkAQEEEEAAAQQQQAABBBBAAIENBEKNzwlobdACuGSVQKgOU1UyEiOAAAIIIIAAAggggAACCCAQRyDU+JyAVpyGtdechuowe60EyoUAAggggAACCCCAAAIIIHD2AqHG5wS0zr69nhwgVIc5uRYZQAABBBBAAAEEEEAAAQQQQGAbgVDjcwJa2zQCrlouEKrDlBeLlAgggAACCCCAAAIIIIAAAgiEEgg1PiegFapt7TKzoTrMLmuAQiGAAAIIIIAAAggggAACCCAghRqfE9CiyZ5aIFSHOTUW90cAAQQQQAABBBBAAAEEEEBgI4FQ43MCWhu1Ai5bLBCqwxSXioQIIIAAAggggAACCCCAAAIIxBIINT4noBWrce0xt6E6zB4rgDIhgAACCCCAAAIIIIAAAgggIJYcrt4ICHisTtrUBanfpqqDzCCAAAIIIIAAAggggAACCJypQKjxOTO0zrSVNlTsUB2mITeyggACCCCAAAIIIIAAAggggMCaAqHG5wS01qx6rjVHIFSHmVNAzkEAAQQQQAABBBBAAAEEEEAggECo8TkBrQAtaudZDNVhdl4XFA8BBBBAAAEEEEAAAQQQQOB8BUKNzwlonW9DbaXkoTpMK2jkAwEEEEAAAQQQQAABBBBAAIGVBUKNzwloldX+90i6b1nS6lRfK+lJmbPSe/6EpG+V9K7qO7zvBNf1LSQ9StJHDK7xD5K+X9KPSXrPzGsvOe3UHebDurJ/85JCVJx7DUkvrUi/16RfI+mJRyrc93ZtvPZ2HyLpMyR9gaQvlPTxkq48uMjLJb1W0kskPU/SX0p6b+1NSI8AAggggAACCCCAAAIINCJw6vF5FQMBrTKu6AGtQ8Gse3ZBrlMEs6x/6g5DQKusD6ydquWA1uUkfb2k23VBrNKy/5qkH5T0QgJbpWSkQwABBBBAAAEEEEAAgYYETj0+r6IgoFXGFTmg5Tq+maRHSLrUoLiemXXqYBYBrbL2t8dULQa0PrwLYn130ldq/R8j6V6S3lR7IukRQAABBBBAAAEEEEAAgRMKENBaGb8F0KgBLQezbiTpQclMk1aCWQS0Vu4sgS7XWkDLywm97Nb9Zex4naQ/7/747yRd6UDgy8tKvYz1NYHqhKwigAACCCCAAAIIIIDAeQu0EH8prgFmaJVRrb2fVcldl97TdXtdST+eCWZ5L67Hn2jPrLTsoTqMpDQQ42Vm/re3llQqaWYJfLKkp3UBpP4Ca+5FdkVJj5V01SR3fy/pZyQ9WdKrJL07+fsHSbpstzfdXTLLE3+7W7r4x7NKzUkIIIAAAggggAACCCCAwHEFQo3PCWiVNY6lwaWyu7x/qiX3dL1eS5KXPnnmSX94ZlZLwSznK1SHIaA1pykvPmfLgNZlJPmFCzdMcvmUbknuGwpz78DWD0n6uiT907uZWm8rvA7JEEAAAQQQQAABBBBAAIFTCYQanxPQKmsmS4JLZXf4wFRL7uk3snkGVuvBLAJac1vHeZ23VUDLLwRwEOrOCef3df9e+0ZR78Hl690xuZ43l/+pTPD2vGqR0iKAAAIIIIAAAggggEDrAgS0Vq6hFkCXBJfmcsy9Z6RgFgGtua3jvM7bKqDlWVleUvgRA07vN+dN4WuDWf0lLt9d0zMk+8P7aX2tpNLZXudVu5QWAQQQQAABBBBAAAEEWhFoIf5SbMEMrTKqucGlsqvnU8255xdIerQkBwD6w8sMPWPE+wC9d0mGNjo3VIdhyeFGreDwZbcIaF1S0k8nm8A/W9I3rvB2wtyG976u78eBAAIIIIAAAggggAACCLQqEGp8TkCrrBnNCS6VXXk8Ve09r95tAO83r0UJZjmfoTrMigGtNOjxvZK+v7DRfKSkh0m61SD92Ob0Xlbnt/f5jXtrHN5vyvuwzZ3BNCcPWwS0ri3pF5LZWTeW9PNzMpicczlJT5D0xYN/f1y3tPGdK1yfSyCAAAIIIIAAAggggAACWwiEGp8T0CprArXBpbKrHk5Vc8+rSHpE8pa21mdm9aUP1WEaCWjllsoR0CrvdZeQ9MAuMNef9Ztd3b6x/DKjKf1c/RZJnyvp+ZJeJOnPMm9JXOFWXAIBBBBAAAEEEEAAAQQQWE0g1PicgFZZvdcEl8quOJ2q9J6f1m04fdXBJR3Mur0kv6ktbZDTdz5uilAdpoGAVm6PJtcYAa3ydvvRkp4k6ZqDUx4gyX3uX8ovQ0oEEEAAAQQQQAABBBBAYFcCocbnBLTK2l5pcKnsamWpSu55RUmPzczMihLMskSoDnPigJb7610lPTjThGoCWg+X9FdlzVAfk7wFcA9LDq8m6bnJcsObS3paoQnJEEAAAQQQQAABBBBAAIE9CoQanxPQKmuCJcGlsiuVp5q6Zy6Y9feS7tQNzFufmdVLhOowJw5ofYakp0py3adHTUDrGpL85r2S4/MkvWSQcA8BrXT/sr+RdANJrygBIQ0CCCCAAAIIIIAAAgggsFOBUONzAlplrXAquFR2lbpUh+7pTbL9xjQHG4bHYyTdTZKXHEY5QnWYEwa0PlTS/SR9+0jFEtAqb/Fp33qZpFtK+vPyS5ASAQQQQAABBBBAAAEEENidQKjxOQGtsvaXDoDLzhpPNRZ8GJ4xFtDyEjAvGbvOyOUd0HpogL2z+uyH6jAnDGi5vp/RLZNzwPLJyZsLCWiV98q0b5X0x/KrkxIBBBBAAAEEEEAAAQQQiCkQanxOQKuskbUS0HqIpB+WdL0D2fYsk1tLemFZ0U6eKlSHOVFA65KSvNTvpl1tPaFbVvrsQe0R0Cpryh8m6ceSYKAdv07S28ouQSoEEEAAAQQQQAABBBBAYJcCocbnBLTK2mALAa3fkPRBkr5wkGUHrx7fBbA+fvDvHqB/o6Q3lRXvpKlCdZgTBLTcR73n0890teQ6v4kkL0Ec7m1FQKusGecCWqfYF6wst6RCAAEEEEAAAQQQQAABBI4nEGp8TkCrrGG0ENBKc9rPxPLm3t5X6YFJAi9LvLukd5UV8WSpQnWYEwS0PkHSEwf7pd1f0r27N1sS0Kpvtpfo+sq3Dk5lyWG9I2cggAACCCCAAAIIIIDA/gRCjc8JaJU1wBY2hR/m1MGs20ryrC03uEt3S9JuNEjkfZZuL+kpje+nFarDHDmg9SGSvkvS93f16uDl10p6QxfgIqBV1n/TVOyhNc+NsxBAAAEEEEAAAQQQQGDfAqHG5wS0yhpjSwGtNJjVl+Czuk3Dh0sP/1jSzSW9uqyYJ0kVqsMcOaCV1qn3eXpSF6D0Gy4JaM1rst8s6VGDU1/R9ZM/nXc5zkIAAQQQQAABBBBAAAEEdiEQanxOQKuszbUS0BoLZrkUrkvvm/XopEi/0G2A/Zayoh49VagOc8SA1od3m5d/U1cjT+/qsd+4nICW5Blrc44vkfTcwYl/I+kGkhzY4kAAAQQQQAABBBBAAAEEzlUg1PicgFZZM20hoOVg1h0k/eqBJYQfKelhkm6VFMvL1n5U0nvKinvUVKE6zBEDWjfsNoL/CEkOuHip4QsGNUNAa35A6zO62YxXGHh6JuPTjtryuRkCCCCAAAIIIIAAAggg0JZAqPE5Aa2yxtNCQKv0TWxX7PbNutKgaN5Py2/GG85KKSv59qlCdZgjBbQuK+mnJF2v43cw8l6S/omA1r8KXEPzA1r/sfN1n+iPB0hyP/+XlZr8R3cz7P6oC0T6/759pWtzGQQQQAABBBBAAAEEEEBgC4FQ43MCWmVNIFJAy3V6i26PIM/u6Y/flvT1kryvVktHqA5zhICW6++ukh7cVdIfdPWZ1hsztOYHtGzsAGG/2b6pf7Or2zeu1DmuLcnLfYd9kFlgK+FyGQQQQAABBBBAAAEEENhEINT4nIBWWRuIFNByibz/0g9JumNSvEdKurukd5YV+yipQnWYIwS00hl2d5P00MwyUwJa8wNabtifI+kXJV1u0Mq9rNOb7i89PrTrfw5M9ocDkjeV9JqlF+d8BBBAAAEEEEAAAQQQQGAjgVDjcwJaZa0gWkDLpfL+QD8j6apJEccCJGUS66cK1WE2Dmg5CHk/Sd/eMT+72+j/TRl2AlrLAloO+j5c0m0Gtr8hyW+S/OuFzTz3xlEHJR1MHi4bXXgbTkcAAQQQQAABBBBAAAEEVhUINT4noFVW9xEDWi7ZcGPxvqTeXP7Wkl5YVvTNU4XqMBsHtFwnT+1mDXnfMwdXfmmkBghoLQtomfU63ebww2WB95d07wUvULiMJO93577XH97U38sNX7R5b+IGCCCAAAIIIIAAAggggMB8gVDjcwJaZRUdNaD1IZLuI+meSTEdJPlmSX9bVvxNU4XqMBsGtLwc9NLdsjSD/6Skbz2wPJSA1vKA1od1SwPvnLRw95cHzZhNNbbUN7ep/6adiosjgAACCCCAAAIIIIAAAjMEQo3PCWiV1XDUgJZLl74xry9xK4PsUB1mw4DWsCV6Fp3fwPd7B5onAa3lAS3zes+yx2aW5j6hm6n1hrJHhP5vST8i6UZJer+MwTPt/qTwOiRDAAEEEEAAAQQQQAABBE4lEGp8TkCrrJlEDmi5hF8o6fGSPn5QXC9pu72kp2Q2HC9TWSdVqA5zpICW29sDJ5a9EdBaJ6A11j/873/f7UP3ZEmvkvTupMlfQtKnSLptF7S6VPL31pb3rtNjuQoCCCCAAAIIIIAAAgjsVSDU+JyAVlkzjB7Q8tJDbzTuIMnw+ANJt5DkN7Cd6gjVYY4Q0HqpJL9tb2pmEAGt9QJafg466PsoSZ98oCO8XNI7ur9/pKSrHUj7ui5g7H3R0jZ+qr7GfRFAAAEEEEAAAQQQQACBQwKhxucEtMoac/SAlkuZ26za//4L3X5abymjWD1VqA5zhICWg1lPKlAmoLVeQKvnHls2WFAd75fEfep/SPrftSeSHgEEEEAAAQQQQAABBBA4oUCo8TkBrbKWsoeAlkvqIIiDJcOlh/7375LkPbXeU8axaqpQHWbjgNbTu+Di2wqECWitH9Ayu2czerbW3SRdv6AehkleLOkHJT1vxobylbciOQIIIIAAAggggAACCCCwukCo8TkBrbL630tAy/V9V0kPTor9N90ytxeUcayaKlSH2TCg5Tq4uaQXFeoS0NomoNXzu694VuM1JX2+pE+SdIUkGOwliK+V9JIuiPWXkt5bWH8kQwABBBBAAAEEEEAAAQRaEwg1Pieg1VrzOb/8hOow51c9lBgBBBBAAAEEEEAAAQQQQOBMBEKNzwlonUmrbLiYoTpMw45kDQEEEEAAAQQQQAABBBBAAIElAqHG5wS0llQ1564hEKrDrFFgroEAAggggAACCCCAAAIIIIBAgwKhxucEtBpsQWeWpVAd5szqhuIigAACCCCAAAIIIIAAAgicj0Co8TkBrfNpmK2WNFSHaRWRfCGAAAIIIIAAAggggAACCCCwUCDU+JyA1sLa5vTFAqE6zOLScgEEEEAAAQQQQAABBBBAAAEE2hQINT4noNVmIzqnXIXqMOdUMZQVAQQQQAABBBBAAAEEEEDgrARCjc8JaJ1V22yysKE6TJOCZAoBBBBAAAEEEEAAAQQQQACB5QKhxucEtJZXOFdYJhCqwywrKmcjgAACCCCAAAIIIIAAAggg0KxAqPE5Aa1m29HZZCxUhzmbWqGgCCCAAAIIIIAAAggggAAC5yYQanxOQOvcmmd75Q3VYdrjI0cIIIAAAggggAACCCCAAAIIrCIQanxOQGuVOuciCwRCdZgF5eRUBBBAAAEEEEAAAQQQQAABBFoWCDU+J6DVclM6j7yF6jDnUSWUEgEEEEAAAQQQQAABBBBA4AwFQo3PCWidYQttrMihOkxjdmQHAQQQQAABBBBAAAEEEEAAgbUEQo3PCWitVe1cZ65AqA4zt5CchwACCCCAAAIIIIAAAggggEDjAqHG5wS0Gm9NZ5C9UB3mDOqDIiKAAAIIIIAAAggggAACCJynQKjxOQGt82ykLZU6VIdpCY68IIAAAggggAACCCCAAAIIILCiQKjxOQGtFWueS80SCNVhZpWQkxBAAAEEEEAAAQQQQAABBBBoXyDU+JyAVvsNau85DNVh9l4ZlA8BBBBAAAEEEEAAAQQQQOBsBUKNzwlonW07babgoTpMM2pkBAEEEEAAAQQQQAABBBBAAIF1BUKNzwlorVv5XK1eIFSHqS8eZyCAAAIIIIAAAggggAACCCAQQiDU+JyAVog2tetMhuowu64JCocAAggggAACCCCAAAIIIHDOAqHG5wS0zrmptlH2UB2mDTJygQACCCCAAAIIIIAAAggggMDqAqHG5wS0Vq9/LlgpEKrDVJaN5AgggAACCCCAAAIIIIAAAghEEQg1PiegFaVZ7TefoTrMfquBkiGAAAIIIIAAAggggAACCJy5QKjxOQGtM2+tDRQ/VIdpwIssIIAAAggggAACCCCAAAIIILCFQKjxOQGtLZoA16wRCNVhagpGWgQQQAABBBBAAAEEEEAAAQQCCYQanxPQCtSydprVUB1mp3VAsRBAAAEEEEAAAQQQQAABBBAINT4noEWDPbVAqA5zaizujwACCCCAAAIIIIAAAggggMBGAqHG5wS0NmoFXLZYIFSHKS4VCRFAAAEEEEAAAQQQQAABBBCIJRBqfE5AK1bj2mNuQ3WYPVYAZUIAAQQQQAABBBBAAAEEEEBAUqjxOQEt2uypBUJ1mFNjcX8EEEAAAQQQQAABBBBAAAEENhIINT4noLVRK+CyxQKhOkxxqUiIAAIIIIAAAggggAACCCCAQCyBUONzAlqxGtcecxuqw+yxAigTAggggAACCCCAAAIIIIAAAiw5XL8NEPBY37SlK1K/LdUGeUEAAQQQQAABBBBAAAEEEDhXgVDjc2ZonWszbafcoTpMO2zkBAEEEEAAAQQQQAABBBBAAIFVBUKNzwlorVr3XGyGQKgOM6N8nIIAAggggAACCCCAAAIIIIBABIFQ43MCWhGa1L7zGKrD7LsqKB0CCCCAAAIIIIAAAggggMAZC4QanxPQOuOW2kjRQ3WYRszIBgIIIIAAAggggAACkw9DUQAAIABJREFUCCCAAAJrC4QanxPQWrv6uV6tQKgOU1s40iOAAAIIIIAAAggggAACCCAQRCDU+JyAVpBWteNshuowO64HioYAAggggAACCCCAAAIIIHDeAqHG5wS0zruxtlD6UB2mBTDygAACCCCAAAIIIIAAAggggMAGAqHG5wS0NmgBXLJKIFSHqSoZiRFAAAEEEEAAAQQQQAABBBCIIxBqfE5AK07D2mtOQ3WYvVYC5UIAAQQQQAABBBBAAAEEEDh7gVDjcwJaZ99eTw4QqsOcXIsMIIAAAggggAACCCCAAAIIILCNQKjxOQGtbRoBVy0XCNVhyotFSgQQQAABBBBAAAEEEEAAAQRCCYQanxPQCtW2dpnZUB1mlzVAoRBAAAEEEEAAAQQQQAABBBCQQo3PCWjRZE8tEKrDnBqL+yOAAAIIIIAAAggggAACCCCwkUCo8TkBrY1aAZctFgjVYYpLRUIEEEAAAQQQQAABBBBAAAEEYgmEGp8T0IrVuPaY21AdZo8VQJkQQAABBBBAAAEEEEAAAQQQEEsOV28EBDxWJ23qgtRvU9VBZhBAAAEEEEAAAQQQQAABBM5UINT4nBlaZ9pKGyp2qA7TkBtZQQABBBBAAAEEEEAAAQQQQGBNgVDjcwJaa1Y915ojEKrDzCkg5yCAAAIIIIAAAggggAACCCAQQCDU+JyAVoAWtfMshuowO68LiocAAggggAACCCCAAAIIIHC+AqHG5wS0zrehtlLyUB2mFTTygQACCCCAAAIIIIAAAggggMDKAqHG5wS0Vq59LlctEKrDVJeOExBAAAEEEEAAAQQQQAABBBCIIRBqfE5AK0aj2nMuQ3WYPVcEZUMAAQQQQAABBBBAAAEEEDhrgVDjcwJaZ91Wmyh8qA7ThBiZQAABBBBAAAEEEEAAAQQQQGB9gVDjcwJa6zcArlgnEKrD1BWN1AgggAACCCCAAAIIIIAAAgiEEQg1PiegFaZd7TajoTrMbmuBgiGAAAIIIIAAAggggAACCJy7QKjxOQGtc2+upy9/qA5zei5ygAACCCCAAAIIIIAAAggggMAmAqHG5wS0NmkDXLRCIFSHqSgXSRFAAAEEEEAAAQQQQAABBBCIJBBqfE5AK1LT2mdeQ3WYfVYBpUIAAQQQQAABBBBAAAEEEEBAocbnBLRosacWCNVhTo3F/RFAAAEEEEAAAQQQQAABBBDYSCDU+JyA1katgMsWC4TqMMWlIiECCCCAAAIIIIAAAggggAACsQRCjc8JaMVqXHvMbagOs8cKoEwIIIAAAggggAACCCCAAAIISCw5XLsVEPBYW7St61G/bdUHuUEAAQQQQAABBBBAAAEEEDhPgVDjc2ZonWcjbanUoTpMS3DkBQEEEEAAAQQQQAABBBBAAIEVBUKNzwlorVjzXGqWQKgOM6uEnIQAAggggAACCCCAAAIIIIBA+wKhxucEtNpvUHvPYagOs/fKoHwIIIAAAggggAACCCCAAAJnKxBqfE5A62zbaTMFD9VhmlEjIwgggAACCCCAAAIIIIAAAgisKxBqfE5Aa93K52r1AqE6TH3xOAMBBBBAAAEEEEAAAQQQQACBEAKhxucEtEK0qV1nMlSH2XVNUDgEEEAAAQQQQAABBBBAAIFzFgg1Piegdc5NtY2yh+owbZCRCwQQQAABBBBAAAEEEEAAAQRWFwg1PiegtXr9c8FKgVAdprJsJEcAAQQQQAABBBBAAAEEEEAgikCo8TkBrSjNar/5DNVh9lsNlAwBBBBAAAEEEEAAAQQQQODMBUKNzwlonXlrbaD4oTpMA15kAQEEEEAAAQQQQAABBBBAAIEtBEKNzwlobdEEuGaNQKgOU1Mw0iKAAAIIIIAAAggggAACCCAQSCDU+JyAVqCWtdOshuowO60DioUAAggggAACCCCAAAIIIIBAqPE5AS0a7KkFQnWYU2NxfwQQQAABBBBAAAEEEEAAAQQ2Egg1PiegtVEr4LLFAqE6THGpSIgAAggggAACCCCAAAIIIIBALIFQ43MCWrEa1x5zG6rD7LECKBMCCCCAAAIIIIAAAggggAACkkKNzwlo0WZPLRCqw5wai/sjgAACCCCAAAIIIIAAAgggsJFAqPE5Aa2NWgGXLRYI1WGKS0VCBBBAAAEEEEAAAQQQQAABBGIJhBqfE9CK1bj2mNtQHWaPFUCZEEAAAQQQQAABBBBAAAEEEGDJ4fptoIWAx/dIuu/6Rbu44tdKelLm2uk9f0LSt0p618x8OHh5C0mPkvQRg2v8g6Tvl/Rjkt4z89pLTmuhfvv8f7Kkp0m60qBA15D00ooCfpCkq0q6uaQvleRr9sdYXVdcnqQIICDpP3fPTfexrY8/kHQzSa+rvJGfBVeQdM3uv0+QdLXBNV7ZXfNlkp4v6X+d6BlcWSySI4AAAggggAACCOxYoKXx+SQzM7QmiS4SRA9oHQpm3bMLcp0imGXbljrM0oDWZSXdT9JtR5oVAa2y/kYqBKYEWg5ofaSkr5F0B0mfPlWQwd9/V9IPSnqWpH+qOI+kCCCAAAIIIIAAAgisJdDS+HyyTAS0JonCB7Rcx55d8AhJlxoU1zOzTh3M2lNAyzMxHi7pOgeaFAGtsv5GKgSmBFoMaH2opBtL+t5kZuZUWdK/O6D1HZJeW3si6RFAAAEEEEAAAQQQWChAQGshYHp6C6BRZ2g5mHUjSQ+S9PENBrP2EtD6cEk/JOmOmbb/cknv6P79kZJ+aeX+weUQOEeB1gJa/rHAS7dzz4C+fv5c0p9Ieq+kfjni8Lk8rEcvb7y9pBdmZrGeY31TZgQQQAABBBBAAIHjCLQQfykuKTO0yqjW3s+q5K5L7+m6va6kH88Es7wX1+Mb2a+lpQ4zd8mhZ2U9I9mb7Ee6QOLflFQ2aRBAYFOBpc/TQ5m7jCTvcXjDJJFnwf6CpMdK8nLCdyZ/9zPagbDrS/r2zPJEB8Bu3QW1NsXh4ggggAACCCCAAAIIdAItjc8nK4WA1iTRRYItB0NjOVhyT9frtSQ9pvFglsveUoeZE9C6ZDeYvemgIn+y28A/HcCWtTZSIYDA2gJLnqeH8jI2O/O5ku4hyRu/p8+43PX8og4vAf+u5I9+IYWXKr9hbRCuhwACCCCAAAIIIIBARqCl8flkBRHQmiQKGdD6wm4GVrrMsKWZWb18Sx1mTkDr2t0sjP7NkZ5VcRNJv1fWtEiFAAJHENgioPXBkr6tW248LIID2g5M/X1luT6km6n1wOS8+0u6dyMzaiuLRHIEEEAAAQQQQACBYAItjc8n6QhoTRKFC2hFCmYZt6UOUxvQ+jBJPybpmwfN6Ecl3Yu3lJV1LFIhcCSBLQJan9UtNR7+cPBUSXeV9JaZ5fIbEh8m6VaD8wmSz8TkNAQQQAABBBBAAIFqgZbG55OZJ6A1SRQqoPUFkh6dvGHL+7h4o+Ind5sRl5X4eKla6jC1Aa3PkfSLki7XcXm/rK+U9DvH4+NOCCBQILB2QMtvNPSLIBy86o8/kHQLSX9ckJ9DSfwcd2Csf644rTecv4+kf1l4bU5HAAEEEEAAAQQQQOCQQEvj88maIqA1SRQmoHX1bgP4Kw2K1Howy1ltqcPUBLS83MjLgDxQ7o/HSbpzZvPnslYmecnRJ0nyMsbP7QKTVx6c7Jkar5HkNyf+arc/z3tGLr72mzm/txtUHyqLZ6xdtXuzpoN9V+sSe+mVN8X2fkDeJPt/VgRXl7zN7hrdPXN5trVtv0KSZzV+5mBTf/v+fvdGSue5dC+0dMber0n6Gklv7TLwcZJuLskvEbCPl6m6Tn+7c3nO4I2YU23m8yS9ZJDIm5J7SfG7pk7U+9qZgyPes6k/HIy5mSS/Xe/QMXRzHvy88cbmNceheqm5Tk3atQNanyrp6ZKuOMiEN3b3jM2SPbMO5d37cj1c0m0GiZ7XzdriJRM1tU5aBBBAAAEEEEAAgVqBlsbnk3knoDVJdJFg7cFQyV1r7nkVSY/oggn9tSMEs5zXljpMTUArN6C9saSfL6ncJI1ne/hNZ98p6bMrzneQyEGJF2QCRMcMaDn/LruDXjacOp7VBQNLNsxeO6BVa+2A00O6mY9Tga2xgNb/J+kbJd13IvjjwN8PSHpUQWBqSUArt1SuJKDloJ9nCrmtLjn2ENBy8PBBA4Q/6fbOe/USmMG5N5J0O0kOir64CwKXBCtXuj2XQQABBBBAAAEEEDhTgZbG55NVQEBrkqj5gNanSfqpTDDr9pKessJsgTKh+ala6jClAa3cDJe5MyguLcn7bn3dTEIHLh1k8MyQ4WytYwW0LtstvarNv/PtYJyDN2OzzEyyZkDLM4ls5SW4tYdnljmI4QDX2JELaN1W0q0leWPv0uNnus3BD+3DNDegldujyfmaCmjl9uYrLU+aLnpAyzPr/APCsM27zu4kye2aAwEEEEAAAQQQQACBqAItjc8nDQloTRJdJKiZLVV2xelUJff0cpfHBg5mWaGlDlMa0HIw4UmShptB303SQysDiF5a5H140gCLB8Wv6pYW9svVHNj5/MEyvmEL8jIkL2V70eAfryfJwc6xw/v0fPngj17uNjw/Pe+PJD07+cfLSPJStxsm/+78ex8xL93z/+8AgIMYDoqkh98G54DeWFArDWi5rA4elLxBzrPlPHPGx1he/TfPFHNA0taH8urlh99wYFleGtDyNT3D5ocHhXa+7eilo5foTLzEND0eKenuB5Y7zg1oua7s17+Vs7/voYDWJ0h6oiTfc3i4LC/r6vrdIw3NJl+dLM2LHtD6r90eV54Z2x8Ozj7gQH/jTwgggAACCCCAAAIIRBBoaXw+6UVAa5LoIkFJcKnsSuWppu6ZC2Z5gOlZAk+rDKyU52r9lC11mJKAVi4w8hvdbI2/ruTx/koOFAyPH+mWMo3tleN9mPwWRS9HGh4OpjkA8k+FeUjbV8keWcNL54JxDl45EOMlemn+/az5xG5JnTfO7g+f47J4E+zckQa0pmYS5a7hoIoDh97fbHh41pXL7eBS2g4dxPE+U8O3zflcn+O3WuZmT+Xeejksp20cvBueaxcHSH6w23tsmD/Xp5e15TYCnxPQunwXzLpWBmnM1fnzzDTne1gW7xfltju1DC43wy56QCu1t4sDhb9c2PdIhgACCCCAAAIIIIBAqwItjc8njQhoTRJdJJgKLpVdpS7VoXs68PLTmRkTj5HkmUKRlr201GHGAlq/1S19+5LOd7jPlZegeUnZC+uqV5fs6tB75fSHl6V5o/lDS/Cc1vtAOd09Buf+ZrcB+RsL87E0oJUG40r3bHPQx4Ga7xvk81BAcI2AVm5Wkq3936F9sby01Et3nW44o2lsNt5YQMs2Dgo9/kDd+voOat1h4OK35d20C7il1Vob0PKz3m/ke/BI+xgLaP3HbknzTQbnue08sKCd+pQ9BrTStu/g7Q0kvaKw75EMAQQQQAABBBBAAIFWBVoan08aEdCaJMoGtMrOGk+Vvv0sl3IsoPUx3Ruw/Ka03DFn6dvS8iw5v6UOkwtoHSqbgwCeEedlV7VvNvNypWdKulx3A7/pzjOXXl+I+RmSniHpCl36P+yWdr228PwlAa1cMG5q6eAwW7l9nLxpuoO06bE0oJV7Y9wTJN2l8I2Cuf3SvPTwayW9IcnsWECrNADk/ci8H56Xi/bH2JvzagNabi+eBde/lc+zq/yGwk/vbjQW0EqX19Vufn4OAa05swYLuynJEEAAAQQQQAABBBA4qkBL4/PJghPQmiS6SLD2BttzA1peyuX9eIYD3rQEc2cMlUmsn6qlDlMa0HpzF1T0ErJ+j6taGQcKPKvDgYb/p3uTmZe/5ZaX5a69NFCwJKDlPZ+89K6ftTRnyWV6DQfnHNR6e1LYpQGtNHDo2TRf2e37VFpnXirpFyxcdXCCA1reR2145AJatYHKdPbPr3bLWf8uuVdNQMsz+u7XbTTvy7i+/L+9jNBBLR9jQZm0T9QGb5a209I6mkq35izb9FqemeU97P50KhP8HQEEEEAAAQQQQACBxgVaGp9PUhHQmiS6SNBCQMuD0A9KNtZ28MrLmLzkbbhBuTeddnDgTWXFO2mqljpMaUDLYP1+Ud6bqWSD8rWRlwYK5ga0/MzwHl5+W2B/+FoOkNTMUvvoLiB0ze4iYzN/lga0vN+V36TYH3PeRvfBXXmHSzz9VknPShtuhp4LaNnJe3GVBirdj58s6XO7DI8tZ6sJaH1Rt9+VZwO63frtfJ7J5732pgJaaX5qZwIubadr9ZstA1olP1CsVQ6ugwACCCCAAAIIIIDAlgItjc8ny0lAa5KomYBWmtN+JpaXP3lZkve0GR4P7/Yqmtq0uUxgu1QtdZhcQOvLusCg39DnN9z1S7R6ked2m433b9PbTur9r7w0UDA3oOVZWY/ogiJ9jjw7xcGRmuM/dJvHO/DaH7mNtZcEtP59Nwtp+BbJb5PkYFTt8RWSfmlwUi6IkQtoeWnwr1fcLOeS8y0NaHl5qN9E6b24fPTLLR3cKglo5fbQurEkv0Gy5FjaTkvuUZJmzYCW90PzZv39UTtrrSS/pEEAAQQQQAABBBBA4BQCLY3PJ8tPQGuS6CLBmoOhsjsenhXmYNZtu6VDbnCX7gatww3GPRPDG1p7qVTNzJnS/K2VrqUOM/WWQwdzPBPJ+y8NDy8r+3pJ3sR7y8P7OXkPtc+X9FWSvGxvuFl5zdvj5ga00plVLq+Dp39VWfB/J+m6yYsN3F4dfBkeSwJauWDM3LfRpXuW5YIYaUCrdjZTX+6SuikJaPn57iWMnpXmw88Nb+7+e5JqlhL67ZAPG1SK27sDkX9UUOd7DGily0IJaBU0BJIggAACCCCAAAIIhBBoaXw+CUZAa5LoIkFLAa00mNWX4LO6TcKHSw8dYPHsjleXFfMkqVrqMFMBLQN5k3EvMxzO+vG/e/aOl7f97UJF90lvmu7Akf9znj5V0n+XdLWJax8joFWzLLOWwnuIDZcy+vwlAa01gyklAaA0oPU8SbeU9JZKiHSZ5AO6Z9Bw2WJJQOsTuqWGTts/x/q3E5aUp8/25bug2LUG5fAyWy/lfI6k10n6f0feerhmHVQyvl/yNZ/hftupZ2b2h3888Ey8ly/JIOcigAACCCCAAAIIINCAQEvj80kOAlqTRP86ELzvIKlnkXjZyZbL+XL7do0Fs5w116VnTTw6KZI37/YAuXZQXSazPFVLHaYkoOUSX6abSeTZPsOj5k1/w/M888objnuW1xcn+6HVCBPQen+tNYMpJW0jDWjN3VspnQGUe95MBbTcptwe+wBh+mbGmoCWVb3k1vv1DQPmNW1zmLamnc69R3remgGtdLae7zV35t9a5eM6CCCAAAIIIIAAAgisIdDS+HyyPAS0JokuEqw5GCq74wfe08GsO0jyW8/GlhB6Zo+XBt1qpUBLaV6XpGupw5QELfqy5gb43sDbb797QSGI+9+Vu03Dr194jpN5RsjvSPKbEocBhppAQcmytlyWmKH1PpXcJvYtBbTSGZveCN5vZez7W21Ay23Vm8sP34xY0WTfL2lNO517j/S8NZ/huWW395TkmXQcCCCAAAIIIIAAAghEFmhpfD7pSEBrkugiwZqDobI7zr/nFbt9s/q3l/UBEO+dM1wmU5qPrdO11GFqAlrpDJje6endjLi3TcC573nPM28ufWjWi5d2eY8e73v0KkmvlPRn3d5ZDlB86eA+NYGCtQJaW+8fFHnJ4dwZWumm47mlmIdmaHlZrDe+/6aubeTaZG1Aq29mvrZnIzlA5jwM93ArfVbUtNPSa06lW/MZfonuJRyup/6Y8/bMQ3m2649Iequk35T0iu5tqi3vhzhVB/wdAQQQQAABBBBAoH2Blsbnk1oEtCaJwgW0XKe36Pa3GQ42j7VxeZnov6VqqcPUBLRcgtzeQv7320n6qYnN+McCj8+S5ACEg1dvOrCsdelyurkBLc8Ke6qkq3RVuPX+QUsCWmtuCu/yPlOS3w7owwEG70/3p4MGn87QyqWZ6h/uv/fu/uvT5t7MeCig5YCTAyzu/2OzBucGtPo8+W2f/6MLyvbPGQdfX9bNHnx3l9AmXy3J7b0/oge0XI50WWhuxt5UXR/6u/fN83Ng6MYssCWinIsAAggggAACCCBQItDS+HwyvwS0JokuEqz5637ZHZfdc2zj8kdKurukd5Zm4gjpWuowtQEt8wyDBz2Xg4eeweJBbu744C5g4XbVH95Y22/5e2HhWylPFdC6ZBcsud4g715m6dliWxxLAlq5mTRzgwI36wJ5fRmf3dXxcCZeGtByMOkGXfCr1MbBoUd01+7Pye3PNBbQ6oN4ff14ieC9JP1TkoG5AS1/ZvjtlD+ezCz8ye4+6V59S9tpqdtUurWf4Z/YzYT13nf94bblF0YMN++fylfu7zb27C/XXX84cOwZnc+fc0HOQQABBBBAAAEEEECgUKCl8flklgloTRJdJFh7MFRy16X3vEIXeBgOuHzfu0l6aGHQpCSfS9O01GHmBLTS5V29x/27oNV7MkC5PXhKZnUNL/Upkn5WkmfK9EfNzJe5M7RyQSK3JwdK06DJobbhwJg3O/8oSX4bp2c6eQbUcMaTz18S0PL56RsD5ywNcwDSm6vfY1AgL+nzpuv9TCT/KQ1o+d/8ooafrugkpYGmXEDr27v7Pbi7n5eDeramfdOj9D7pebm94w694XOvAa1cUHqtt8qmb6d0HfjlHt8gaWopc0VTIykCCCCAAAIIIIAAAh8g0NL4fLJ6CGhNEl0kWBpcKrvL+6da45652UPeXP7W3UygOfla+5yWOsycgJY90g24/W+eneMlaS/KgKVvSZszk+erJP1ccu1jBLR8y/Tecwby15H0jMEeTGMGSwNa6VLBQ/Uy1rZz7SI3Ky0X0HqcpDtXzIp00MLLVftj7PxcQOtRkpy+3z/vUPB6TkAr93bPqbrfa0DL9eN+7OW3w2WBT5B0F0nvmPmgHJtdu+UsyJlZ5TQEEEAAAQQQQACBHQq0ND6f5CWgNUkUOqDljcvvI8lLYYbHoRkVZSLrpWqpw8wNaNVuEJ8GWWr3oRrbu+tYAa3cDJKa5ayX7mZneQlVfzyt23ssDQQsDWg5QPBwSbcZ3Ksm6JDrQ15S6plPr0+6QS6g5br18lP3uakj53pjST+fOTENaD2x22+t3wjeSyI9O8z7sOWO2oCWZyR5Ly8vqRseUzML9xzQGjPxcszv7N5GOlXnw7+7rXmW3QOTk0pfNFFzL9IigAACCCCAAAIIIJATaGl8PllDBLQmiS4SrDFbquxO/5ZqrXtetpvxMdzzyHcZ21unNp9L07fUYeYGtGyQC0b43x3M8P5Sw3KmG6v3bcwD2dwSxaGxg1le7nbTDLyXg+VmhOXqaO6SQ1/Lz427SuqXtvXX/74u4PGuA43iQ7vAiJdk9sehoM/SgJbvkZup+JBuz6dD+8k5wOB9zZzX4QsWvLzSb6dM90rKBbR8fwfA7jSxl5aDfO6Tbi/98cvdmwrfnPFMA1rDJCVBtNqAVm4WYkmgZc8BLZvnZq353/1yB2/u77eSlryZ0PXv/nPHpK49o9Yb0L906YOW8xFAAAEEEEAAAQQQKBBoaXw+mV0CWpNEFwnWCi6V3e19qda8Z27fGw96PVh/SuGAqybvNWlb6jBLAlouc/rmM/+bB6JeLvSGAUpu1pDr477dZtu5IMtHSvJsHc/8cD5zR82ypCUBLd87N8vK/+725P2mXptpVw76ecbgrZLMH5rdtUZAy4Emzyzy0r/hcSjo8HFdwMszkIbHodmNYwEtn+9N/12/XiY63GvMz+ArS3qAJC/D7A+3h5tIeu5IXR8KaHmDdm8qfihYVxPQctt7WFJvpYGWvQe0XD1ecvhYSel+ha5D733lv/1upj4cMP14Sbfs9sfy/z88WnlG1zzPSYsAAggggAACCCAQW6Cl8fmkJAGtSaKLBGsGl8ruuO49x5ayHNo0ujSfS9O11GGWBrRyA3/75DaIT/eQ6h0dKPCMHteNZwB5ZtDVJH1OMkvIARIvefMb5/rDe6N5OV3JsTSg5XuMDeT9N89MeZ6kt0ryRvIOql47kzEHbO4g6X+PZHqNgJYvPTaTJs3r/8/eu4Dt94x1399DG22e9KYHlQrPkyIJZZcIpf6EULJrQ0oim7RHJUJSdpFEQghRUSgKySahiLyRnjf1RPaO9Ei8ON7j+2uWd5lmrZlZ11r3NbOuzzqO38H/vmfNmvnMOeu6z+91nueYt1M3Pd748rp8z0SRdbdNCVqu2fX5o468bj6p7p/Cel4nIYS4uQvOO2JrKmJvStCy/VgIe3XGCEoFLX9GOHXx0VF/ufENzU9B0PJcLxPSaL0uU5f3xHAKpG3l8tGeHt/33lCLyzW6PlayoWkDAQhAAAIQgAAEIACBFQi05J9np4OglUV0rkHvgpbnMOXQO4LAJ8ENjlYZkfVatbRhDhW0TOXrQqHosYiRimaxyOgoGtvWOJ2thKwji34sFP+2wztcjn7yv5IUpzUELT/Xp2m6RtU4uqhkDm5jMctRU2+euWEtQcuPcFSZ0zpvWzrAUTszdw2pubGmBK2bhfTQVIpoahiOynHNOxd4n0s/nRK0fK+j0eJ0yPhZpYKWRUtH3Q2F5t1Prj7X+FmnImgN9pVKG6w1N0d1uqD/Xxbu5dr+aQ8BCEAAAhCAAAQgAIEpAi3559lVQtDKIjrXYA+CludhJ9j1nOLUltJoizJada1a2jBrCFpThfhThcjd1kKHa+1MpRGOaTpt6RdCfR6nrcXF5f8o1GB6d8ESrCVo+VFOoXRq3l0TtpUaiqNP7huifubS4nzvmoKW+3MNL5/SeHdJly3g5IgqpwP+dii6PndLStBytNfrQsSVT7+bEy9r6i6lBK1UeuvUeEsErVSqZi4VMn7eKQlanvv5QuSV94IPPaj+hLmcAAAgAElEQVQRq18fovJ8+mduXxSYLk0gAAEIQAACEIAABCBQTaAl/zw7eAStLKJdCVpTxbydFuX6Sy8sw7Fqq5Y2zBqCluE4aumJiVSyqRpXTlU8T9I3h0gY11TyZeHHIpaFCotVTlkaR+18jqTHBsfZ7WvEhjUFrcEgLGxZaHERdotF45SqV4S6WnbWXyIpPs1wyqjWFrSG51iscc0jR5ZZdBrGaoavlfTSEEHmNMO5IvfjcU8JWl4/771LhXpJPqBhWGNzcWrmM8P6lqaXpQStmhpqJYJWqph+7WESpyZoje3B+/NqIX3VEW7+ImEsXHs/WzB9eUhD/buCQyFWffnSGQQgAAEIQAACEIAABCICLfnn2cVB0MoiosHGBLraMBuzoPu+CcwJWn3PjNFDAAIQgAAEIAABCEAAAqdAoCv/HEHrFEyy7Tl2tWHaRsnojkwAQevIC8DjIQABCEAAAhCAAAQgAIGDCHTlnyNoHbTW3LwCga42zArzpYv9EkDQ2u/aMjMIQAACEIAABCAAAQicAoGu/HMErVMwybbn2NWGaRslozsyAQStIy8Aj4cABCAAAQhAAAIQgAAEDiLQlX+OoHXQWnPzCgS62jArzJcu9ksAQWu/a8vMIAABCEAAAhCAAAQgcAoEuvLPEbROwSTbnmNXG6ZtlIzuyAQQtI68ADweAhCAAAQgAAEIQAACEDiIQFf+OYLWQWvNzSsQ6GrDrDBfutgvAQSt/a4tM4MABCAAAQhAAAIQgMApEOjKP0fQOgWTbHuOXW2YtlEyuiMTQNA68gLweAhAAAIQgAAEIAABCEDgIAJd+ecIWgetNTevQKCrDbPCfOlivwQQtPa7tswMAhCAAAQgAAEIQAACp0CgK/8cQesUTLLtOXa1YdpGyeiOTABB68gLwOMhAAEIQAACEIAABCAAgYMIdOWfI2gdtNbcvAKBrjbMCvOlCwhAAAIQgAAEIAABCEAAAhCAQIsEuvLPEbRaNKHTGlNXG+a0lobZQgACEIAABCAAAQhAAAIQgMAJEejKP0fQOiHLbHSqXW2YRhkyLAhAAAIQgAAEIAABCEAAAhCAwKEEuvLPEbQOXW7uP5RAVxvm0MlyPwQgAAEIQAACEIAABCAAAQhAoFECXfnnCFqNWtEJDaurDXNC68JUIQABCEAAAhCAAAQgAAEIQOC0CHTlnyNonZZxtjjbrjZMiwAZEwQgAAEIQAACEIAABCAAAQhAYAUCXfnnCForrDhdHESgqw1z0Ey5GQIQgAAEIAABCEAAAhCAAAQg0C6BrvxzBK12DelURtbVhjmVRWGeEIAABCAAAQhAAAIQgAAEIHByBLryzxG0Ts4+m5twVxumOXoMCAIQgAAEIAABCEAAAhCAAAQgsA6BrvxzBK11Fp1elhPoasMsnyZ3QgACEIAABCAAAQhAAAIQgAAEmibQlX+OoNW0LZ3E4LraMCexIkwSAhCAAAQgAAEIQAACEIAABE6RQFf+OYLWKZpoW3PuasO0hY7RQAACEIAABCAAAQhAAAIQgAAEViPQlX+OoLXautPRQgJdbZiFc+Q2CEAAAhCAAAQgAAEIQAACEIBA6wS68s8RtFo3p/2Pr6sNs//lYIYQgAAEIAABCEAAAhCAAAQgcKIEuvLPEbRO1EobmnZXG6YhbgwFAhCAAAQgAAEIQAACEIAABCCwJoGu/HMErTWXnr6WEOhqwyyZIPdAAAIQgAAEIAABCEAAAhCAAAQ6INCVf46g1YFF7XyIXW2Yna8F04MABCAAAQhAAAIQgAAEIACB0yXQlX+OoHW6htrKzLvaMK1AYxwQgAAEIAABCEAAAhCAAAQgAIGVCXTlnyNorbz6dFdNoKsNUz07boAABCAAAQhAAAIQgAAEIAABCPRBoCv/HEGrD6Pa8yi72jB7XgjmBgEIQAACEIAABCAAAQhAAAInTaAr/xxB66RttYnJd7VhmiDGICAAAQhAAAIQgAAEIAABCEAAAusT6Mo/R9Ba3wDosY5AVxumbmq0hgAEIAABCEAAAhCAAAQgAAEIdEOgK/8cQasbu9rtQLvaMLtdBSYGAQhAAAIQgAAEIAABCEAAAqdOoCv/HEHr1M31+PPvasMcHxcjgAAEIAABCEAAAhCAAAQgAAEIbEKgK/8cQWsTG6DTCgJdbZiKedEUAhCAAAQgAAEIQAACEIAABCDQE4Gu/HMErZ5Ma59j7WrD7HMJmBUEIAABCEAAAhCAAAQgAAEIQEBd+ecIWljssQl0tWGODYvnQwACEIAABCAAAQhAAAIQgAAENiLQlX+OoLWRFdBtMYGuNkzxrGgIAQhAAAIQgAAEIAABCEAAAhDoi0BX/jmCVl/GtcfRdrVh9rgAzAkCEIAABCAAAQhAAAIQgAAEICCRcri2FSB4rE20rf5Y37bWg9FAAAIQgAAEIAABCEAAAhCAwGkS6Mo/J0LrNI20pVl3tWFaAsdYIAABCEAAAhCAAAQgAAEIQAACKxLoyj9H0Fpx5elqEYGuNsyiGXITBCAAAQhAAAIQgAAEIAABCECgfQJd+ecIWu0b1N5H2NWG2ftiMD8IQAACEIAABCAAAQhAAAIQOFkCXfnnCFona6fNTLyrDdMMNQYCAQhAAAIQgAAEIAABCEAAAhBYl0BX/jmC1rqLT2/1BLraMPXT4w4IQAACEIAABCAAAQhAAAIQgEAXBLryzxG0urCpXQ+yqw2z65VgchCAAAQgAAEIQAACEIAABCBwygS68s8RtE7ZVNuYe1cbpg1kjAICEIAABCAAAQhAAAIQgAAEILA6ga78cwSt1defDisJdLVhKudGcwhAAAIQgAAEIAABCEAAAhCAQC8EuvLPEbR6Mav9jrOrDbPfZWBmEIAABCAAAQhAAAIQgAAEIHDiBLryzxG0TtxaG5h+VxumAV4MAQIQgAAEIAABCEAAAhCAAAQgsAWBrvxzBK0tTIA+awh0tWFqJkZbCEAAAhCAAAQgAAEIQAACEIBARwS68s8RtDqyrJ0OtasNs9M1YFoQgAAEIAABCEAAAhCAAAQgAIGu/HMELQz22AS62jDHhsXzIQABCEAAAhCAAAQgAAEIQAACGxHoyj9H0NrICui2mEBXG6Z4VjSEAAQgAAEIQAACEIAABCAAAQj0RaAr/xxBqy/j2uNou9owe1wA5gQBCEAAAhCAAAQgAAEIQAACEJDUlX+OoIXNHptAVxvm2LB4PgQgAAEIQAACEIAABCAAAQhAYCMCXfnnCFobWQHdFhPoasMUz4qGEIAABCAAAQhAAAIQgAAEIACBvgh05Z8jaPVlXHscbVcbZo8LwJwgAAEIQAACEIAABCAAAQhAAAKkHK5vAwge6zNtqUfWt6XVYCwQgAAEIAABCEAAAhCAAAQgcKoEuvLPidA6VTNtZ95dbZh2sDESCEAAAhCAAAQgAAEIQAACEIDAqgS68s8RtFZdezpbQKCrDbNgftwCAQhAAAIQgAAEIAABCEAAAhDogUBX/jmCVg8mte8xdrVh9r0UzA4CEIAABCAAAQhAAAIQgAAETphAV/45gtYJW2ojU+9qwzTCjGFAAAIQgAAEIAABCEAAAhCAAATWJtCVf46gtfby018tga42TO3kaA8BCEAAAhCAAAQgAAEIQAACEOiEQFf+OYJWJ1a142F2tWF2vA5MDQIQgAAEIAABCEAAAhCAAAROm0BX/jmC1mkbawuz72rDtACMMUAAAhCAAAQgAAEIQAACEIAABDYg0JV/jqC1gQXQZRWBrjZM1cxoDAEIQAACEIAABCAAAQhAAAIQ6IdAV/45glY/hrXXkXa1Yfa6CMwLAhCAAAQgAAEIQAACEIAABE6eQFf+OYLWydvr0QF0tWGOTosBQAACEIAABCAAAQhAAAIQgAAEtiHQlX+OoLWNEdBrOYGuNkz5tGgJAQhAAAIQgAAEIAABCEAAAhDoikBX/jmCVle2tcvBdrVhdrkCTAoCEIAABCAAAQhAAAIQgAAEICB15Z8jaGGyxybQ1YY5NiyeDwEIQAACEIAABCAAAQhAAAIQ2IhAV/45gtZGVkC3xQS62jDFs6IhBCAAAQhAAAIQgAAEIAABCECgLwJd+ecIWn0Z1x5H29WG2eMCMCcIQAACEIAABCAAAQhAAAIQgIBIOVzdCBA8VkfaVIesb1PLwWAgAAEIQAACEIAABCAAAQhA4EQJdOWfE6F1olba0LS72jANcWMoEIAABCAAAQhAAAIQgAAEIACBNQl05Z8jaK259PS1hEBXG2bJBLkHAhCAAAQgAAEIQAACEIAABCDQAYGu/HMErQ4saudD7GrD7HwtmB4EIAABCEAAAhCAAAQgAAEInC6BrvxzBK3TNdRWZt7VhmkFGuOAAAQgAAEIQAACEIAABCAAAQisTKAr/xxBa+XVp7tqAl1tmOrZcQMEIAABCEAAAhCAAAQgAAEIQKAPAl355whafRjVnkfZ1YbZ80IwNwhAAAIQgAAEIAABCEAAAhA4aQJd+ecIWidtq01MvqsN0wQxBgEBCEAAAhCAAAQgAAEIQAACEFifQFf+OYLW+gZAj3UEutowdVOjNQQgAAEIQAACEIAABCAAAQhAoBsCXfnnCFrd2NVuB9rVhtntKjAxCEAAAhCAAAQgAAEIQAACEDh1Al355whap26ux59/Vxvm+LgYAQQgAAEIQAACEIAABCAAAQhAYBMCXfnnCFplNvDTku5T1rS61XdKenLirviZvybpbpI+WP2E/7zBa31LSY+S9FmjPv5N0s9Jeoikjyzs+5DbWtowXybpaZIud8iEEvc+T9J3SHrPyv3SHQQgAAEIHJfA10p66RkNYenfAeeTdElJ1wr/Li7pqqMxv0bSmyS9XNILJP3dkf4eOCOMPAYCEIAABCAAgRkCLfnn2YVC0MoiOtegd0FrTsy6RxC5jiFmmW1LGwZBq2w/0AoCEIAABP6TQMuC1gXClyl3kHTZigV7laRfkPRsSR+quI+mEIAABCAAAQj0T6Al/zxLE0Eri6h7QctrfHNJvyLpgqPpOjLr2GIWglaZ/dEKAhCAAATaJNCioHV+Sd8m6Wck+YuapZcFrR+T9MalHXAfBCAAAQhAAALdEUDQWnnJWgDaa4SWxaybSHqwpIs1KGYhaK28WegOAhCAAATOlEBrgpa/uHIZgTvOUPhHSW+W9DFJQzri+G+E8a1ORfwBSS9ORFSfKWgeBgEIQAACEIDAmRBoQX8pnigRWmWo1q5nVfLUQ5/ptb2upF9NiFmuxfWERmpktLRhUimHV5f0spIFow0EIAABCEBghsDnhpqZ543aTNXRXALyIpJcZ+tG0c2OyP49SY+T5HTCD0S/998LFsJuIOlHEumJFsBuHUStJePiHghAAAIQgAAE+iHQkn+epYaglUV0rsGh4lLZUz6x1SHP9LpeW9JvNC5mecYtbRgErSWWyj0QgAAEIFBCYEtB6zMlPTARmfV8SXeX5MLv8edtasw+NMblCH4y+qW/2LH49paSidIGAhCAAAQgAIFuCbTkn2chImhlEXUpaF0zRGDFaYYtRWYN5FvaMAhaZfuBVhCAAAQgUE9gK0HrkyT9cBC0xqN6TBCm3ls51E8OkVoPiO67v6R7NRLdXTklmkMAAhCAAAQgUEigJf88O2QErSyi7gStnsQsw21pwyBole0HWkEAAhCAQD2BrQStK0p6RhSR/VRJd5H0rvphnrvDJyQ+XNJ3j+536uFNJb16YZ/cBgEIQAACEIBA+wRa8s+ztBC0soi6ErS+TtKjo1ONXDvDxWF/KxSALZvx2bVqacMgaJ3duvMkCEAAAqdGYAtByycaOtXQ4tVw/bWkW0r62wMB+28KC2OfP+rHBefvLemjB/bN7RCAAAQgAAEItEmgJf88SwhBK4uoG0Hra0IB+MuNptS6mOWhtrRhzlrQurCk60i6oaQrjIRIfwtuh+RFkn4/1CzxaVQ1V8pxqrl/aLt2Ufx4XJ7nzSX5JK2S65tCJILrvAxXSVFlv+u+NBRLdh9XluQ+vEdeKcl1Zp4l6e8K6swsPdXseZK+Q9J7JibqiIhrhAgI72PbhC+nC7mQs2vYPDM4qR+ZgbV0fFNd5sbt+5yi5PF+iyRHiV4+8PXvXiHprwJfzyEuSD313CU27Ge5xs+fSPoDSe8sMaqwLk8qbJtrVmvTPmXO7x6/B75e0pVCge6Y3UskfTD38PD7T5f0EEm3H7Wv2cs198f25qLkTm8vGavtxuKIazYNVyk/j/Eq4SRf297Y5kowlT6npK/SNlsIWpeR9HRJlx4NwoXdvf4lNbPmxu66XI+QdJtRI+8tR239S+mkaQcBCEAAAhCAQFcEWvLPs+AQtLKIzjU4pEB72RP+a6uaZ361pF8Jf9wPPfUgZnmsLW2YsxK0Lh7qk/jUqLEwM2UrPp3qvhVFfd3PEjEg9fwaJ7jE1g8RtD4nnOD17dGDcoLWhST9bOYY+6HLR4b9PldzZqlgNCUMeXwWHiwC+KSx3GVh4z6SXjgRdbl0fFPPnRO0HB3ik9F+IggxubFbrH1YiCTNCVuH2rDX8Gck/bqkD2UGZqHxrAUtf/5aiLGgY4a5y6Kv1/13CuZTI0ilnltz/yGCVipVLic0DYeeuL6Txb+lV+45S/udu28LQcvvjQePHvrmIIq/bqUJ3ETS90vye8Dvnv+7UKxc6fF0AwEIQAACEIDAGRNoyT/PTh1BK4voXIMacamsx3yr0md+RXDY/E31cFnM+gFJT1nhG9r8SA9r0dKG2VrQ8n7zce0PjdJCSwjaOXfR3ycXFuQ9VAwYxtSKoGV23xeEkJjXnKDlgxEs9l6/BHJo40gtC0zvmLhnqWCUEoa+StIvS3KfNZf3uNOMHpRwLpeOb+r5U4KWxTenHzmlufaySGtH3ALX1LWWDfu0NnOai2o7a0HLQqBFgvsVitpjRk8MgvhcbaQaQSrFv+b+pYJWqkaTxzInNPk94FS6Ry3gFs9zD4KWvxDx++27RpOzffxgiD6t3Ze0hwAEIAABCEAAAi3559nVQNDKIjrXoFRcKuutrFXJM51i8LhEZFYvYpZJtLRhthS05hwxi1UvkPTaUJfE63qtqMCvWVnEsIDgVJI559xtYzHA0Sd/kzG9T5F03UhcaUXQclSb55ASfqYELafLmNXtonk/W9JvS/rfkr5I0s0SETJOs/nxiUiE2IF3Gt0fSfp/M3z/Nczh/4R2qQMchnV2ny+X9GFJXyzpGyZEUEc73TNK47ukpG+dGcsXSrrT6Peus2MeUyli8bh960VCtNyNEs95TUj5c2qlHW7bkOcaX57j986km8Y27BQnO+up6LlPleRoH6dqjk93HXi6kLXTSqeuWNAqXVP3Z/HHNjSkfOWEkqkT5NyX2f25pH+S5JPrnEbntY8j93Kia40glWJSc/9SQcu24/WMo1Tn+KUiujx+C6N/EcSwqdpOZmjhZ6gHlVunsk/qulZrR2h9Sahx5Sjt4XL65s/XDYvWEIAABCAAAQhA4OMEWvLPs8uCoJVFdK5BibhU1lN5q9wzU2KWHT1/M/u0DiKzBhItbZgtBS07fY6uGjvbXi+LEXbq4vQrR3B8W0iZ8riGy6KWIztcqHfuih2nXFqe+6pxYsst+RNbLkk5TNXZGfc6NbdYpDDvOwd245pk7t/pnxa/BufanJ1qY6ExvpY68ON+LDp53ePISo/BEVtxnS3XWXJ9pfsn0qwsvDnlqLRIczz+khpZ47HbThwdNhbF/HtHXTnF7w2J948FSafWjU9MG+5xNFwq2miprZiTxzeuJ/j4MN6pNMfYVmrqQNWMc0rYtshqPq41FtfLcyST97zZjsWfOdH10L1cc/+S/XDRYP/XTuyvKaEpVfzcQpb39B8WiPzx+30PglYqGtNCoWsvckEAAhCAAAQgAIElBFryz7PjR9DKIjrXICculfVS12rumf7D/LGJaJXfkPRDnaUatLRhthK0UrWf7EzdIURjzFmGhQ87ri5kPlyOHrGI4+LXU9cXBAHNkV6+SpycGie2zpr//9Y1zv9w11RUxvD7lKBl5t4jFqWGa074Sc3dUQ7eh7FQtMSBH/OyY+5UMxduHi475k4ptSg0V8jZ9bacPjdOMfK9jkB6deGiHCpopSJrLLT531xdLAuHjh51u7Ew43eWRbx43ktsZUAQHx7wl5JuIenvJxidlaCVesf8aqhBZhF16vJntaMn3XYQxd1+KvLs0L1cc3/tfvBcfCKfU69T15TQ5Hn7tN6rjW7yPvAXBSXFz/coaMV26yhGHy5ge+eCAAQgAAEIQAACSwi05J9nx4+glUV0rkEsLpXdNd2qJCJiStByulAscIyfNOUcHjrmre5vacNsJWg5ZchCxTj6J5cCNeb9lSGqaHyKVW6d47mUpA7WOLFL7aFWpIjr7Dhi6j+imlgpQcunGPpEwCG9qORkLkcPPWE0sWeEul1OuRtftQ58zCp1KpkjcFy8vMQxT0W3WORytF+u+LnHcoiglTr17DdDlMz7C4wiFW03JdDW2sr48Rb+LH74FNHhmtsDZyFo+fPWdcO8VsOVSx0czylVR24q8uzQvVxzf+1+iN9nTiV2NN1lw2SnBK2rhrTR4T36p+F0yrcV2J2bnIKgdYyos0L8NIMABCAAAQhAoBMCLfnnWWQIWllE5xq0Imi5Xs4vZgpcO1rD6VMvLpva0Vu1tGG2ELRc28encdmRHS5HozhaqER88D0pR9g1mxyd8O6JFdyLoDWOBnJEim3bhfWdpjZcKUHL0RwWM8zBjrAFRUeEzAlGsagxJTzXOvDxEsWnknlsriX1vord6BpZPu1uuGoc2UMELdfq+YORUOiIkBtLemXF2C8RDqwYp1um1vAQQStVq+jYgpbFVYt/g8g2F2E1hTPuYyoip0aQSj2r5v6a/RBHJ74oRCta5BtSRKds+RC79Rz3KGjFf5vkIhErtilNIQABCEAAAhA4UQIt+efZJUDQyiI616AFQct/+LuOzri4ssUrR5TYyR/XZnpOiCx5e9n0jtqqpQ2zhaAVp/4ZttOh/riSuqMaHDHkFERfudSScTRDqdhR48RWDv/jzWtEis8LUUvDCYV2ep2q51TAnKBVOz6/Cx3h5KL7wzV1WliNAx+PI3UqmdPwXLOp5krZVUlaqZ9xiDBg7j5hLsdobi4udm7Odx81cu0wn0boIvjDVWMr8fNiPm8O6XmvmxjYWURombtrPQ0RRjlROjXUFLuU/Ry6l2vur9kPrm/miCwLcxb0LMq/MdR9zAlasZjqqMtbTdRfS7E7BUGrJPq75j1DWwhAAAIQgAAETo9AS/55lj6CVhbRuQYtCFrxSIdILKfruBaPo4DG11zB4LJZn02rljbMFoJWnCbjk+vshHn9aq7PDuKOUxWHa67Q+9eNovRKv7WvcWJrxj5uWypSxHV2fBKfayBZmLD4sbag5XQnC1jjQuLeV35WbKM1DnzMKT6VLCdMTnFORf65aPhYkJu6d6mg9WkhXe6Oo45d98uMaq9vkeR0u+FKOeKlthI/27ZjgcrrOVw58egsBK1YDHxkeHc7hbbmilNjU2LgoXu55v7S/RDXEhxSVS1u+SCTnKAV19CqjQ7co6AVR3uWfnlRY2+0hQAEIAABCEDgtAi05J9nySNoZRGda9BCUfjxSC2G3FaSo7ZscK4X4wiPcQFsf/vtb+6fUliXp4zE+q1a2jBbCFqx4z5VlylHNhWZMSdgjB300m/ta5zY3Hinfl8qUrhemG13cHKHmmEWVdYStFzP6f+S9DVBCBqLWXOF90sd+BSDOMpkqcDpvmOBpPRkvqWCVkpULY0Ki1nEEYcpR7zUVsZ9O4rVp4M6NXsctZqrObe1oJXav8+V9GcLNtJXhEMhhltTkYSH7uWa+0v2Qywyjg8yKBWaLOJasHW69nBZFPXJvm8t4Fj6nIKuFjdJpcKWnEA79cDYbhG0Fi8NN0IAAhCAAAQgEAi05J9nFwVBK4voXIOWBK1YzBpmkDoJbohqmUqzKZv9tq1a2jBbCFqHOMox+dgO5wQtp3P5NDlfLjZ+V0n/nlnKGid2qVWUiBRxnZ1xCm1qjDUOYer+eC5/EZzkqZPCShz4KT5LxaRUf0tta+kYautSzdlIibgQP88RORZv3jvR8aWCAHqF6PeuUWbx710zA1rK0l2W2HSJ3S3dUynBeovnTdUgK9kPFw+phm47fKY6qvgjlbWtUgdkvEnS4yQ5BfH/keRDHD6WgFlic0vXoPS+tQWtbwyF8ofn+4ssp7S/onRAtIMABCAAAQhAAAIRgZb88+ziIGhlEX38j+/7jJqWRkKU9Z5ulUpznBKz3EPqBCz/vMSZO2Sch97b0obpTdCassM4Hc01p2xPH80sViuCVqrOzpCetrWg9c4Q2egTEqcKyJc48FOol4pJqf5Ki9jH9y4dw5aClscYCyap59W+b34j1OaaE7PcJ4JWnuxSQcuRkK6PNqTDxtGPNUKTP+duGeq4DbXI8iNPtzhGNNPaglYc6eiZLo2aXMqR+yAAAQhAAAIQ2BeBlvzzLFkErSyiZgQti1l3kORaMFOO9gUkPVySa6yMLzsTLqjtb8Nbu1raML0JWlNCVZwaVlp0vAVBK66z85hwQuQHguFuLWj5MY5ysPPt1MbUnmlV0JoqYt+DoJUq2r6GoOX3ptfx0ZI+OPPyQ9DKfzIsFbTi6GEXgn/y6HOsRtDyKC2Q3SxEoI7TSvMz+MQWexC0UodD3CMcnFHLg/YQgAAEIAABCEDABFryz7MrgqCVRdSMoFUaFRbXHhocdBcTf37ZdM+0VUsbpjdBayrlMC487pMxS2r1HFvQmquzMxjloYKWaxm5ALxrZ/mygOaaRDeUdKXI8r8/pGuuWRR+aXRUalMuFWGWjmHLCK2SGlqHvJgeFk6xHITRuK+lLN3P0pTDmlTZ2rmn9okPCog4wDkAACAASURBVPnnwo4+RdJ1w4mYwy1LBK3PDILi7UInTw/pn+8bjaNW0BpuNXdHa/mzbXz6b+EUtQdBK3U4RKmwXcrJkXC/JOk9kv5UklOxnfY79cVaab+0gwAEIAABCECgTQIt+edZQghaWUTnGrRQQ6tU0JpKyXBdoO+R5LpaLV0tbZgtBK21isKnHJepb+LHdVVqnLZjC1pzdXYGmz1U0JqyfTtt5uloxuGaYndIhNaaReHjE85KT81bKmitWRQ+5pA6ibNEKBqvp999jlJ11I6jEh3ROr6mBEq32VrQSp0QuWUkzaF7ueb+uf3g9DcLLN5froFmEe+F0bosFbTcjdfcJ7r+qKQbjPp1ZJ4/87yHh1TrC0pydJhPVfRV825c6zNz7ZTDlO2moh0PGf9lJFmI9Jdlw7Wl7R4yVu6FAAQgAAEIQOBwAi3559nZIGhlEZ1r0JOg5fH6W/EHSrpjND07vD4haipKoYzGuq1a2jBbCFoljnsJUUcS2TG8/qjxLcJx9+P7vactdDjF1FfNqYo1TmzJmFNtpkSK/5WpszP0tZWg5f7jdEf/7PskPTaayCGClsWW35J0tdDn0iLOhwgkSwWtGlE1Zx83l/TUUSMX/rfYMI7cqRW0xs90WtqPSHLh8eFy0XCnY1tYia+tBS0/b3xQg/+79EuKHMvU7w/dyzX3T+2HQQAd3ll+J91T0oeiAS8VtLzGtw4RYON6WvcOp1zGn3NLn7OE/9Q9Wwhalwgnwl5l9FALTv4bIFc3MTe3+PPE7f3O8onKL8jdzO8hAAEIQAACEOiSQEv+eRYgglYW0bkGvQlaHvMlgwAy/iPXP88dX19GZL1WLW2YLQStVI0Tn0L1x5UI4+K/dsqdJhefxBdH0dh271eYHlLjxFYO/+PNp0QKO6QW34aaOHGdnaGDLQUtP8OCxxNGk0vVKTtE0PI8fyWIN8NjSmucjZmn7Kq0GPRSQcvP92mBjxoNZEl6k9M+XaPMAs9wuc6Vo+M+PPrZIYKWu4kd/Tnx8CwErTha0xFETpn7h4rNNAgM3y7pLZJeH060e3EkXhy6l2vuT+0Hi4kWgx8a5uZoKM81FSG8RGiaikSe+9JmyXMqlqao6RaClvfTvcLfKcMg1jrhOI6adf8+aOZ7I/G5aPI0ggAEIAABCECgCwIt+edZYAhaWUTnGvQoaHnc43SPYaZOxfC32naAWrha2jBbCFqpqJbayAw7LI6su/9owXw4gEWfd0eLeGVJPqHPaTW136TXOLFLbSclUtwmpIhZLPGVqrMzPK9E0DLzL5dkMdcnJv6TpJ9KRIak5lAibBwiaPmZcarg70tyjSGfsFh6xeOsSZ86RNCKIw4trDpSsKRG2zC31D5L1ZM6VND6DEmunWVhZbhSUY3+Xcm6T61N6ThTkTRzaZCp5100fFFx7dEvfzhEKY3bH7qXa+5P7QeLno+XdLkwqLkvUpYITU5/e1zY48O8XxTeiW+dWKglzyndj6XtthC0/Gx/4eGIx3Fa4G9KurOk95cOLmo3Fem9Ze23hUPlNghAAAIQgAAEViTQkn+enRaCVhbRuQa9ClpOyXD6hdMPxtezQqTFO8qmv2mrljbMFoKW4X1D+FZ7SIux0FRTpD/lrDgCwlEtY37xN/VzKVapRa1xYpcaRcr5/x1JP5apszM8r0TQitexJlohjkBaO0LL80jVpKkRNlKixi8H0TNO50qt0yGClp1cFxe3CDlcNY5z6p00FalUKhRN2WIqTXcqOjIWtKZOEE09q3Sc5w/Rkt67w1VT29D72+KVU8mGy19Q3FjSa6OBHbqXa+6P7elJ4UTJoRC800ktKr59YqFqhSaPzQzuNOqv5J1a+5yl77i5+7YStFK24XH8qqSfCF9u1MwnlbLr++e+bKjpn7YQgAAEIAABCLRLoCX/PEsJQSuL6FyDXgUtj/3zwklt49pL/vlUPZMyIuu1amnDbCVopWozvUmSRYxcZItTRy0g2BEfLjvBjs5y8d/xFUeApESvuZWrcWKXWkDKoRv3lbPLEkErJbqU1I9L7ZVUOuChEVopYcOnhv1gqIk2d3rYhcLe9foPl0UNCzIvK1yUQwQtPyIV+Zk7RdD32Uk2T0cajmseOfrwwYl6P6VC0dS0x9GKbjNXLDsWtKZOEE09q2acV4xSa92fBR+vvddx6vJntaOyfmOUljv3Hj90L9fcH9vTeA4Wmmyr/hJl6qoVmlL2l3tv+Nm1zyncTlXNthK0PIiLhLps5jO+nh1SEl9TmHrud8zPJmpw1r5nqsDQGAIQgAAEIACBZgi05J9noSBoZRGda9CzoOXx+0hz1wUa6hP5Z3Y07Fw+pfCP3DJS9a1a2jBbCVqmYqfvydEaWMS4r6RHJwr1W/T4ZkmOFPG4hmtq3SwWuAaRaxP5clSS6+y8oWJJapzYim4/oemcoDVXZ2fopETQctuU02tbd7Siaw/Fl8UsR32MhaIphocKWn52qsad19bCm53zd0UDPJ+kqwcxyM8fX1533/ORwkU5VNBKRcj40XOO8xeHguAWccfXXLRojVA07tOsvipEQ42F4KnaP947rjNnYW24thK0piJpbPsumO6oyjjKzgKtuTlt1if1DddcdNehe7nm/jlB6zEhxXbuIJIaoSkVnTgl8MfboeY5hVuputmWgpYHk0rF9M/9brH9O03zVYnPG+8B/31wq1Afa/y3wnB/C38vVAPnBghAAAIQgAAEqgm05J9nB4+glUV0rkHvgtZU+kCJgFBGaHmrljbMloLWVBFjk7Ow5ROjnDbkU6nslFwrEr8GwrF4cdUgWLoYvJ2RwRGxk+fIj3GR7dwqfYqk6wbxbWjr6LB/lvSvkpxK9H9ynWR+PydolRxYUCpoTdV/MWtzcQ2yt4UTQa8XClaPxQJPYypyaA1By/2nhObBeXS01cvD+lkMctrqWNgcMJdEnsVLcqig5f6mokH8O0eCWJh5T4jEshDnucZXLt0uthXX63IReq9h6nLtNAtZ3j8xKzv0FoVcZ8jipWtpWTS2wPQ1km4QdThVayv13Frhbco23bejYP50VDzd6amOro1t0+28X1wvL3XVCFKH3j8laHmMTq1+deadUCo0pdJVa76YKX3Oga+42du3FrT8cNuM6zTGwvd4YN6jg2huW7l8FDU5buv95lpc3jsf2xIOfUMAAhCAAAQg0ASBlvzzLBAErSyicw16F7Q8hykH1N/aum5QHBFSRubwVi1tmC0FLZPyfnO9mzjqqoSinQpHaDjiYRyJE6dKlfS1pM3zQlqbRYpDrilBq7QweqmgNdj8w0OkWu2Y51Lo1hK0PCYLkq5/daXKAdqR9xgfkIi2yHW1hqDlZzg1yc+/be6Bid87msv1oOK02XHTXHpqzWPH65na5+O+LCa68HUqki/1zFpBy31Y1HK0YFzfsGROForMzu/uqfTUFgQtz81Rjxbp565SockHPFhU94EXw1USATa0LX1OyRosbXMWgtawN1Npg7Xj9l6wcOrTdOdSoWv7pT0EIAABCEAAAu0SaMk/z1JC0MoiOtdgD4KW55FKe/PPa1OWyqiVtWppw2wtaA1EfBS6U5ocvTCuJTRFzEW3XXfIdbfiaw+CVkmdnWHeNYKW75lK15pibbHgF0KtoqkC62sKWoPzaafRKT1xJE5qnBaDbA+vWOhkriVoeWyOcvpWSXeXdNmCLW8btqD726Fw+NwtawhaqfWcE7Tc/g4hgq/UgV8iaHneTo20SON3wTUK2LmJ3wX3KhDbji1o1YiCJUKTxVNHHd1kxKnmsAffVvKcwmVY3OysBK3Bvhx5ddfAreSzZpjY60Ma8zMWCOaL4XAjBCAAAQhAAAJNEGjJP88CQdDKIjrXYC+Cltf7LpIeGk3bqTyOSHhhGY5VW7W0Yc5K0DJAr8UXhjpZTi+8wihNyk6/U0KcevTckPI35VzvQdCyo3q3AoHD3GoFrcFYXZj/OoH3pUJk1PA7C0NvDMW6X1JwzP3agtYwjgsHgeM8SZcLNuHfWWRxevCLJDlSzvZxSOrPmoLWMHavy1XC4QVOMRxSmCxWOpX2pZKeL8lphh8sfIMsEbSG59kh995Jref/CEXoLSYNTr6ZOhXV9exSwvHckJcKWkOfTqVzmqSjNx2x55SxIXXYY7FwY3YWMp3+WyK0HVvQ8ueJawaWXDmhaepzqyRFefz83HNKxnpom7MUtMZj9fvvaiH11+8W29c4LdefN7Y1pzk7/f3vKmryHcqE+yEAAQhAAAIQaItAS/55lgyCVhYRDTYm0NWG2ZjFku7HgtZaaYHDOLbse8lcuQcCEIAABCAAAQhAAAIQgAAEtiPQlX+OoLWdIdBzGYGuNkzZlM601Zai05Z9nykkHgYBCEAAAhCAAAQgAAEIQAACWQJd+ecIWtn1pMHGBLraMBuzWNL9lqLTln0vmSv3QAACEIAABCAAAQhAAAIQgMB2BLryzxG0tjMEei4j0NWGKZvSmbbaUnTasu8zhcTDIAABCEAAAhCAAAQgAAEIQCBLoCv/HEEru5402JhAVxtmYxZLut9SdNqy7yVz5R4IQAACEIAABCAAAQhAAAIQ2I5AV/45gtZ2hkDPZQS62jBlUzrTVluKTlv2faaQeBgEIAABCEAAAhCAAAQgAAEIZAl05Z8jaGXXkwYbE+hqw2zMYkn3W4pOW/a9ZK7cAwEIQAACEIAABCAAAQhAAALbEejKP0fQ2s4Q6LmMQFcbpmxKtIIABCAAAQhAAAIQgAAEIAABCHRHoCv/HEGrO/va3YC72jC7o8+EIAABCEAAAhCAAAQgAAEIQAAC/0mgK/8cQQuzPTaBrjbMsWHxfAhAAAIQgAAEIAABCEAAAhCAwEYEuvLPEbQ2sgK6LSbQ1YYpnhUNIQABCEAAAhCAAAQgAAEIQAACfRHoyj9H0OrLuPY42q42zB4XgDlBAAIQgAAEIAABCEAAAhCAAARIOVzfBhA81mfaUo+sb0urwVggAAEIQAACEIAABCAAAQhA4FQJdOWfE6F1qmbazry72jDtYGMkEIAABCAAAQhAAAIQgAAEIACBVQl05Z8jaK269nS2gEBXG2bB/LgFAhCAAAQgAAEIQAACEIAABCDQA4Gu/HMErR5Mat9j7GrD7HspmB0EIAABCEAAAhCAAAQgAAEInDCBrvxzBK0TttRGpt7VhmmEGcOAAAQgAAEIQAACEIAABCAAAQisTaAr/xxBa+3lp79aAl1tmNrJ0R4CEIAABCAAAQhAAAIQgAAEINAJga78cwStTqxqx8PsasPseB2YGgQgAAEIQAACEIAABCAAAQicNoGu/HMErdM21hZm39WGaQEYY4AABCAAAQhAAAIQgAAEIAABCGxAoCv/HEFrAwugyyoCXW2YqpnRGAIQgAAEIAABCEAAAhCAAAQg0A+BrvxzBK1+DGuvI+1qw+x1EZgXBCAAAQhAAAIQgAAEIAABCJw8ga78cwStk7fXowPoasMcnRYDgAAEIAABCEAAAhCAAAQgAAEIbEOgK/8cQWsbI6DXcgJdbZjyadESAhCAAAQgAAEIQAACEIAABCDQFYGu/HMEra5sa5eD7WrD7HIFmBQEIAABCEAAAhCAAAQgAAEIQEDqyj9H0MJkj02gqw1zbFg8HwIQgAAEIAABCEAAAhCAAAQgsBGBrvxzBK2NrIBuiwl0tWGKZ0VDCEAAAhCAAAQgAAEIQAACEIBAXwS68s8RtPoyrj2OtqsNs8cFYE4QgAAEIAABCEAAAhCAAAQgAAGRcri6ESB4rI60qQ5Z36aWg8FAAAIQgAAEIAABCEAAAhCAwIkS6Mo/J0LrRK20oWl3tWEa4sZQIAABCEAAAhCAAAQgAAEIQAACaxLoyj9H0Fpz6elrCYGuNsySCXIPBCAAAQhAAAIQgAAEIAABCECgAwJd+ecIWh1Y1M6H2NWG2flaMD0IQAACEIAABCAAAQhAAAIQOF0CXfnnCFqna6itzLyrDdMKNMYBAQhAAAIQgAAEIAABCEAAAhBYmUBX/jmC1sqrT3fVBLraMNWz4wYIQAACEIAABCAAAQhAAAIQgEAfBLryzxG0+jCqPY+yqw2z54VgbhCAAAQgAAEIQAACEIAABCBw0gS68s8RtE7aVpuYfFcbpgliDAICEIAABCAAAQhAAAIQgAAEILA+ga78cwSt9Q2AHusIdLVh6qZGawhAAAIQgAAEIAABCEAAAhCAQDcEuvLPEbS6savdDrSrDbPbVWBiEIAABCAAAQhAAAIQgAAEIHDqBLryzxG0Tt1cjz//rjbM8XExAghAAAIQgAAEIAABCEAAAhCAwCYEuvLPEbQ2sQE6rSDQ1YapmBdNIQABCEAAAhCAAAQgAAEIQAACPRHoyj9H0OrJtPY51q42zD6XgFlBAAIQgAAEIAABCEAAAhCAAATUlX+OoIXFHptAVxvm2LB4PgQgAAEIQAACEIAABCAAAQhAYCMCXfnnCFobWQHdFhPoasMUz4qGEIAABCAAAQhAAAIQgAAEIACBvgh05Z8jaPVlXHscbVcbZo8LwJwgAAEIQAACEIAABCAAAQhAAAISKYdrWwGCx9pE2+qP9W1rPRgNBCAAAQhAAAIQgAAEIAABCJwmga78cyK0TtNIW5p1VxumJXCMBQIQgAAEIAABCEAAAhCAAAQgsCKBrvxzBK0VV56uFhHoasMsmiE3QQACEIAABCAAAQhAAAIQgAAE2ifQlX+OoNW+Qe19hF1tmL0vBvODAAQgAAEIQAACEIAABCAAgZMl0JV/jqB1snbazMS72jDNUGMgEIAABCAAAQhAAAIQgAAEIACBdQl05Z8jaK27+PRWT6CrDVM/Pe6AAAQgAAEIQAACEIAABCAAAQh0QaAr/xxBqwub2vUgu9owu14JJgcBCEAAAhCAAAQgAAEIQAACp0ygK/8cQeuUTbWNuXe1YdpAxiggAAEIQAACEIAABCAAAQhAAAKrE+jKP0fQWn396bCSQFcbpnJuNIcABCAAAQhAAAIQgAAEIAABCPRCoCv/HEGrF7Pa7zi72jD7XQZmBgEIQAACEIAABCAAAQhAAAInTqAr/xxB68SttYHpd7VhGuDFECAAAQhAAAIQgAAEIAABCEAAAlsQ6Mo/R9DawgTos4ZAVxumZmK0hQAEIAABCEAAAhCAAAQgAAEIdESgK/8cQasjy9rpULvaMDtdA6YFAQhAAAIQgAAEIAABCEAAAhDoyj9H0MJgj02gqw1zbFg8HwIQgAAEIAABCEAAAhCAAAQgsBGBrvxzBK2NrIBuiwl0tWGKZ0VDCEAAAhCAAAQgAAEIQAACEIBAXwS68s8RtPoyrj2OtqsNs8cFYE4QgAAEIAABCEAAAhCAAAQgAAFJXfnnCFrY7LEJdLVhjg2L50MAAhCAAAQgAAEIQAACEIAABDYi0JV/jqC1kRXQbTGBrjZM8axoCAEIQAACEIAABCAAAQhAAAIQ6ItAV/45glZfxrXH0Xa1Yfa4AMwJAhCAAAQgAAEIQAACEIAABCBAyuH6NoDgsT7TlnpkfVtaDcYCAQhAAAIQgAAEIAABCEAAAqdKoCv/nAitUzXTdubd1YZpBxsjgQAEIAABCEAAAhCAAAQgAAEIrEqgK/8cQWvVtaezBQS62jAL5sctEIAABCAAAQhAAAIQgAAEIACBHgh05Z8jaPVgUvseY1cbZt9LwewgAAEIQAACEIAABCAAAQhA4IQJdOWfI2idsKU2MvWuNkwjzBgGBCAAAQhAAAIQgAAEIAABCEBgbQJd+ecIWmsvP/3VEuhqw9ROjvYQgAAEIAABCEAAAhCAAAQgAIFOCHTlnyNodWJVOx5mVxtmx+vA1CAAAQhAAAIQgAAEIAABCEDgtAl05Z8jaJ22sbYw+642TAvAGAMEIAABCEAAAhCAAAQgAAEIQGADAl355whaG1gAXVYR6GrDVM2MxhCAAAQgAAEIQAACEIAABCAAgX4IdOWfI2j1Y1h7HWlXG2avi8C8IAABCEAAAhCAAAQgAAEIQODkCXTlnyNonby9Hh1AVxvm6LQYAAQgAAEIQAACEIAABCAAAQhAYBsCXfnnCFrbGAG9lhPoasOUT4uWEIAABCAAAQhAAAIQgAAEIACBrgh05Z8jaHVlW7scbFcbZpcrwKQgAAEIQAACEIAABCAAAQhAAAJSV/45ghYme2wCXW2YY8Pi+RCAAAQgAAEIQAACEIAABCAAgY0IdOWfI2htZAV0W0ygqw1TPCsaQgACEIAABCAAAQhAAAIQgAAE+iLQlX+OoNWXce1xtF1tmD0uAHOCAAQgAAEIQAACEIAABCAAAQiIlMPVjQDBY3WkTXXI+ja1HAwGAhCAAAQgAAEIQAACEIAABE6UQFf+ORFaJ2qlDU27qw3TEDeGAgEIQAACEIAABCAAAQhAAAIQWJNAV/45gtaaS09fSwh0tWGWTJB7IAABCEAAAhCAAAQgAAEIQAACHRDoyj9H0OrAonY+xK42zM7XgulBAAIQgAAEIAABCEAAAhCAwOkS6Mo/R9A6XUNtZeZdbZhWoDEOCEAAAhCAAAQgAAEIQAACEIDAygS68s8RtFZefbqrJtDVhqmeHTdAAAIQgAAEIAABCEAAAhCAAAT6INCVf46g1YdR7XmULW2YL5P0NEmXGwG/uqSXFS7A10p6adT2LO8vHCbNOiNwTUlPkHQxSQ+SdE9JH+psDgx3nsCnS3qgpDtJ+kdJt5b04jOA9rmSnizpvNGzfk/S7SW964Dnf4ekJ43u/zVJd5P0wQP65FYIQAACEIAABCAAge0JtOSfZ2eLoJVFRIONCbS0YRC0Nl5suq8mcBFJFgNuJOlvJd1C0uuqe+GGHgh8paSnSrq0pGcFUekdGw88JWj5kd8v6dclxe/n0uEgaJWSoh0EIAABCEAAAhBoi0BL/nmWDIJWFhENNibQ0oZB0Np4sem+isAnS/pJST8X7rpHiOL5aFUvNO6FwCdJ+nFJ9w8D/mlJD5D0kQ0nMCVo/bWkWwYRdcnjEbSWUOMeCEAAAhCAAAQgcHwCLfnnWRoIWllENNiYQEsbBkFr48Wm+yoCXx/Stj4/pL1+p6S3VPVA494IXDysudOX/0WS1/yFG05iStDyIx8RBLYlaYIIWhsuGl1DAAIQgAAEIACBDQm05J9np4mglUVEg40JtLRhELQ2Xmy6LyZwoZBqeJNwx6EpYMUPpuFRCfgz+fskPTqMYo16VnMTmhO0/k3STSU9fwERBK0F0LgFAhCAAAQgAAEINECgJf88iwNBK4uIBhsTaGnDIGhtvNh0X0QgFjX+RNJ3h4idog5o1DWBi0p6oqRrn4GYOSdo+fHPCQLb2yuJImhVAqM5BCAAAQhAAAIQaIRAS/55FgmCVhYRDTYm0NKGQdDaeLHpvojAOO3MNzhi57FFd9JoLwS+NxRl93x8yupW6aY5QcvPd12vB0uqqd2GoLUXS2QeEIAABCAAAQicGoGW/PMsewStLCIabEygpQ2DoLXxYtN9loDfyXeR9NDQ8i9Cce5/yN5Jgz0RuISkp0i6SpjUD0n65QNOHZxiUyJoLTlds1bQurCkG0u6oaSrSbqgpH+UZPt32uVzJb1/TwvMXCAAAQhAAAIQgECjBFryz7OIELSyiGiwMYGWNgyC1saLTfdZAnF0lk84vHdldEz2ITRonoBPPLyXJJ906GurKK2UoPXzkm4jyYcRDNdjJN1N0gcKyZUKWucPEYj3CSLWVPdvkmRR73kbiHqFU6IZBCAAAQhAAAIQOAkCLfnnWeAIWllENNiYQEsbpndB65MlfamkbwhRDp7PFUbr54iHN0h6haQ/kvQaSR85YH0dVeGT+M6TdLnRs+x8um/XfvoDSe9c+Iy1+o+d9r+WdHNJHmfJ9U2SniHps0aNnQL25JKbK9uMU818yp2jVl6Z6SOe368F8cGn0/kdfylJt5J0HUlXDX157n8eooBeImnJSXbDsD4n2Ns1JV0x2IIjbIbL9vbGIEb4xL5Se/BJfy9NzN3Fyq8XRJ4avJeR9HRJl45uskhiAeY9BZ2Z50UkXUvSNSRdVtLlR7bhsb1W0utDVJHZLo0s8vz/cNT3FqmnKUHLc7PN32PEw/PywQRPLWDkJiWC1qeHdMafLezTY/iBYLPx50ZhFzSDAAQgAAEIQAACEMgQaMk/zy4WglYWEQ02JtDShulV0HKUww0k/YSkK1Ws16uC02qR4WMV9/kEPkdL2LkcCxepLt4r6Vck/aIkO6Ql19r9HyJoWayxQPTt0cC3ELT8LNfKGk42dKqVBa73ZaBNCVoWOH9S0p0jMS7uzuKWo8As9tQInI4m+xFJt870P36ebeCRkh4k6V2ZeU0JWr7Nz31IZbTOWCwcP7pE0PJn5VeGPXbLEiMObWz/9w2nFpZGNw3d//dQHP664Qel9lAxPKUEratLequkJ0nyGgzXiyR9V/hd7hk5Qcs8zfFRkRjoVNvfDDZv4dHpt+O9Z1HeJy++OjcAfg8BCEAAAhCAAAQgsIhAS/55dgIIWllENNiYQEsbpkdBy+KPxQE7mksuCwxOa7M4kBMz/L5wFI6dULOquXxa2g+GujhT923V/1JBKz5tcDzuLQStOCLH6Wb3KxBtUoKW09X87w4Vi3R/Sf6XE17MxaKbC4VfrKL/cVOn0FlgmouSmxO0HDHniKV/LXz+Z0p6REili2/JCVoWBi3ems04Sq/w0eeaWSy0sPiOipvM+Z5hf/o271Vzf0FFH7mmU4KW1+cWQYgbz9k2+YCCd0VO0IpTa6eir7xujhQbR4uNIxBz8+P3EIAABCAAAQhAAAJ1BFryz7MjR9DKIqLBxgRa2jC9CVp29h4o6Y7RGg1pT071GtKo7Lg6RWpIORvf4tQ2O69/lllri1lPSIgYjkKxk+1UK5+E5sgKpy3FYocjTG4/E5mzVf9LBa3Y6d5S3reFGwAAIABJREFU0IprJvlZTvv644L9F8/v8UE4ccTecDmyxYW1/b8WKJx+OBQcHz/CEV0WSOfEzal1GlJNnW5nO/CcnIrq56SEr5wwMSdo2WZdQPwvC/i4yVS6oX83J2ilIomGRzqt1umrTqf09amSrjwqah4PzaKM92vNaYHfKOn5o47Wrqk2J2il3i+2H4tVFrzmrpygFf/eBe99muKHEp1eNESqXTv87s0hSut1hWtPMwhAAAIQgAAEIACBcgIt+efZUSNoZRHRYGMCLW2Y3gSt2Cn0Uv1SiJyxw5+6vjhEfbgezviacyjd7pLBqRyLIEM6ldPk4jpBTp/70US629RpbVv2v0TQclSO0/DGkSFjXmtHaMXpZRZqLDL+fcH+mzupbirl7XwhPdXi1TitLFcryXXNXCD8W0bjsqhjMcKpqykhzCmx3yzJxcbHkX25GmGxoPVESV8UxFI/3lFTFsVKLgupjixMXXOCVuqdYIHJkVN/NZGqayHIEZOOrhun5C45sTJ+vmvfue93l0y6oM2coOXbLU77tEULk8PllEBHm83VBpsTtCz8OcrLReaHa0689d8pbmtbHS6nuXocXBCAAAQgAAEIQAAC6xJoyT/PzgxBK4uIBhsTaGnD9CRoxfWWvExOiXKaWS510AKD2919tLZ/GiIv3pZY71T0kCM1bivJdXWmCjRbFHKtIzuvw5Vy6rfuf4mg5eLmTmubSqlbW9D66lBAfzhZzuKNUzRL6o5NCVpeI6ccWgSZWiNHv7jG2Y1Ga+Ri/t8tKSWKfquk3xm1/dsgvJVEy3xVqMs0Lso+J0rFgpbt24XEByGklJEj0jzHIS3XAs2Xj0SaKUErJaSU1pHyva599bQoTbE06m5A/NmSfj1EJPlntZFpudd3TtCaSrs1Sx+KMGVXc4KW311eu+uHwZUc0hBHqlls9j+Kw+dWmN9DAAIQgAAEIACBOgIt+efZkSNoZRHRYGMCLW2YngStWACpjf5wgWsLNo6M8uU0sZuN0qfGy36JEKUxjs7KObTD/amInvi0tq37rxW0LiDp4UHU8TycTvkfIwfcP1tb0LKA5HTO4XI0k+sVlaSnTQlapWuUisL5Nkm/G+39VGRNTXF2C5dOmRsLqXPCRCxo/UxI8XtWGJfFNBcM98mdc9d4r1gQciqmxz1EHU0JWrGY5GekuEw9OxbS3K42sijFrLaPOTY5Qcv3pg5G8PvG9uX0v9Q1J2jFz7SA6lM45w4JiG0hl6668ccW3UMAAhCAAAQgAIHdEmjJP89CRtDKIqLBxgRa2jA9CVpfEmoIWZj6n5JeIskOf4kA4iUtcWSHpY+d09+XdDtJ7yy0jfh0OZ9yZ0HBIpGvrfuvFbQcreQIEgsSjpCygHBeqP81THlNQetQ0SK1ljUn4vn5Thl0BNRwpQQDR/Y5qsaRVpcPNuRUvpLorClbmhMmUoKW08x+K9Spcp8l6+CILhew9+V1dXqto55ygpbX3xFprr91hRD5aFtORTFObQWLkvcZ/dJ71KJezRWnS64ZnVT6HvBaOCJrHLE4FxFaI2jlivKbFYJWjcXQFgIQgAAEIAABCCwn0JJ/np0FglYWEQ02JtDShulJ0Dp0WUod2UOjcjxOi24Pk/R2SS6k7fpQLw0FoLfu38+vEbQ+L4gdQzqU6/a4FpIjpiwsDFeJkFK6Rp8R+DhybbhqUtNSaxlHweXGEkf8vTxEzThtcc0rVyx8/KyUoOWi6v53l9AwF6kTp+Y6xdHptU4FzAlaa8x7DUErTrezGHdXSf++wgBL3wNOH/aBAWMxztFu3geunRZfNYLWXLrz0C+C1gqLTRcQgAAEIAABCECggEBL/nl2uAhaWUQ02JhASxsGQeu/nl4W17uxOfiUu9yJiKVms3X/HkepoOX3oYWSh4bBD/WhnFb1kA0FrXh8jgqzoOVTKkuu+P4lp8BdKEQ++fRDX7VjKBmn2xwqaFlQGfeRS7X1qYPPlOTaZEOKomvM9SRo+WRSF6J3xJivkoim0vUoFbTcX3zaoH82dXLp3DrHqZgl9upDCIZUUz93SaRbKRPaQQACEIAABCAAgVMm0JJ/nl0HBK0sIhpsTKClDbN3QctRFl8o6RohleobooLVV9d/FbRiJnO1tpaYytb9e0ylglZcS2o4kfHTNha0YgYlRbLHrJfUJIrXysXWtxLtXIvqK0KRdNe8Gp90WJtyaEEr5uUUUafBxldc1P3xku4U9sBWgpaf6ZMNHfF2g3Aa5DhNb4kQE8+35gTM3J6sEbTc1zgdd+jbJ6Y6amz8Lp8TtFIptnO1yczUp0qOo8PWjJDMMeL3EIAABCAAAQhA4JQItOSfZ7kjaGUR0WBjAi1tmD0IWt7TLmr+BeGf5+QaQK575EiPuSslaF1K0m9Lumy4cU1n2l1u3X+poOX6UE4tdG0vX8+R5LQ9p0luKfb4WWsLWktS0lIiw9wJhLEdOXXU0Xau7eaDACxg+aRIp/VNnRTpPpYIWp8p6RGSbhMGYSHO6XAfjgYVpxsOaZgx7yURT7YJi0E+0OCLwqmJnu+VgqA1tc/WELRqBc+5PV8raHneTvm0MDhcHs8tQwTc8LNcJF58WqZro91Z0vsTg714OB3TaYe+Sg8D2Piji+4hAAEIQAACEIDALgm05J9nASNoZRHRYGMCLW2YXgUtR175BMLvkeSUsTkBYW45U4JWXLtmifM/98yt+/ezSyK0vj44zU5Nc7qdT3AbUpy2FrTiEydrBYt4frm6UlPrUVvvycKVT8a8aUhDXfKqWCJo+TnjQulTNZhsW38YohDHTJcIWv6s9L5yZJDFGBeJX3ItEbT83HEh/Fr7mBtnraDlvlKnYrrWnKOoPhQelhO0YpHKtznS63Gh+P4wZqcn/oKkO4wm4aL+PsRgeNaSdeAeCEAAAhCAAAQgAIE0gZb88+waIWhlEdFgYwItbZjeBC3vXzvWPvXM6U2llwWbV4ZomrH4daqCliN5LKw4Hc7XYyT5ZLwPhP/eWtCKRb1aweKsBS1HSFl8+KlMNFJsj28KJwRee/SLpYJWLALGRfTjNLXxc2oFLdcXc+TeHaMU3dx+c32v84WoraHtEkGrRJDNjWXq90sELbN1tNujR536nWJh07W+fOUErVQfvu9XJTk19B/CYRJO+x2/21LRYEvnzn0QgAAEIAABCEAAAv+VQEv+eXZ9ELSyiGiwMYGWNkxPgpb37k0kPTgTkfVeSXYCXy3pteGUwf8VHPMnSzpvtL4pQSsWDtZOOdy6f09vThAwRzvfTwwcfKqfHXPzGq6tBa0WIrRSp02m6hRZ3HE0jiPY5i6fZmkByxxtM669Zlu8VYiEG+5dKmjFhcVdX8nC7kdDx460cxrbUOR+XKOpRtC6ZEhvtGA2d7mA/xslvUrSX4W0uH+VVBv1lnqG0zifGupy+fe1gufcuJcIWu4vFoH9s3Gabk7QcnsLo/cI/0o+Zrw3fzgUoo8/N0rupw0EIAABCEAAAhCAQJ5AS/55drQIWllENNiYQEsbpidBK5X24yiJZ0t6ehCvXP/pgxPrV+rIbl20fev+Pf05QStOfbIA8YAo7WlrQWvtGloWFiw4va9i736GpIeFyJvhtrjYulNbXatqXJzbbS1WPSmcfOkT6/zcj008u0ToGG6NI9fi6CZH0VnQ9fVHYc7vDv/tAw98Ap+Fr/gkxFJBy4KL63PdLprLSyQ9RdKfh0gi132aEljWELQOtY85Myh9D6T68PpYFB9HeQ4HKZQKl65d57a/lIn2s1Dovs0cMatiY9MUAhCAAAQgAAEIVBJoyT/PDh1BK4uIBhsTaGnD9CJouYD3vUL0x7A8joZxEe8XFzp8pY6sI3Jcv2eIdPHzrhnEi1LTsCBkh9UinAs6/70knzL3Nklb9z8naDlSbSzQvCzUSHpLNLGtBa1DI3DitXx5EAkc0VJ6+RABixPXCjf8i6QbhuiqoQ8fLmCx1Os4XA8PtZMsppZcawpaPknwDyQNdc+uF07pjPdHXHOpVNAai2Kem+d43yD8ldZv2kLQWjNKsvQ9kFrblMDp/X2LcIiERc7hytV18zgcReeoUwtlFiL9TrOAZfHQIuKUOF9id7SBAAQgAAEIQAACECgj0JJ/nh0xglYWEQ02JtDShulF0IrFBy+Raxr5dLvS6IX4dEH3kUo5/LSQYub6QcPltB9HrpRe8XgdxeO0vtdJ2rp/j3EqQstO8zNGESaOarKoEzPcWtA6RFRIzc/Ci4WBF5QuUBARhgLqvi2OePLPxoXY/d8vClFRby18jj9vLMT633AtTTn0/fEphoNdxvYWR5qVCFqpUx/nTuJLIUhFvS2pobXlwQmH2t5FQ7ruuC6aa9A57dL1sErWudB8aAYBCEAAAhCAAAQgcAYEWvLPs9NF0MoiosHGBFraML0IWnHNpVQ0TW7ZfFLb70SNUoKWm3xvEMuG5k7l8s9KU9riSBeLSC4q7RpDZ9F/StC6TYhos0jjy5FH/v+pOW0taJWk+82tZ0qUiGtKzd2fiviL708JPBY1HeH24Zyxhd/HApR/fIigFRd+H+zqyqPi5KkTEEsErbhGl8daK+ReIkQX+QTS4VoiaH3L6MTNHLPCpfh4s0MFLXdkwdA16MzMlwXVN0i66mgwuQit2nHTHgIQgAAEIAABCEBgGwIt+efZGSJoZRHRYGMCLW2YXgStcarV4EC6aLULU5dcqagK3zclaKVSzaaimeLnp8QgnxhnMWRY+637TwlaFvN+LDjhFgRdAP2FE/C2FrRSkUtOH7UIUHKlRIlUcfupvq4YRaqZx43DSZjDPami8Y8Mp//9R8Egp061O0TQ8mMdvTREljny7+bhtMq7hzH9fEjNHYrF+8clgtZnBxHXkYTD5QLm7q/kcjqei9T7nvG1RNCKI+Pcr/+VRmPOjXcNQcv744GS7jTzIAStEquhDQQgAAEIQAACEDg+gZb88ywNBK0sIhpsTKClDdOLoBXXXPISpYqZp5bOYpbFpG9P/HKqNlYqgseCya1Dza4pEzlfqOVk4WOI3kid0LZ1/ymnfTxmn9p3T0lTdZG2FrQ8FgsxPsluuGqin6bm5+LwPyhprpZW6hS/KfHBItH9R2P0Wt4y1EWbe03YDlxXyfW2Lhg1dJrsXSX9e6KDXFF43xKfZvhQSY7QulqIFEqlXpYIWqlU2PEpfnPzdaFzz+mnRnY/tK8Vo1JColm6Bt0a1xqClseROqRiPL7YpuLaYrVzmRLfa/uhPQQgAAEIQAACEIDAJxJoyT/Prg2CVhYRDTYm0NKG6UXQ8ulrj5DktLnhcprPfULdmg8k1uwCoejyT4QIldSyOkrJNaRSV3waoNtYKLHT7minuGCzn2enfoiCGvocTkGL133L/ucErRJR5iwErTiNtOakwrn5+XQ4Rwk5+mx88qBFJqeC/qKky40WfCjq7fpm8RWnjvr3z5dkoes1iYghP+PLgw1894RdPU+SC8W/J/H7EkErlQo5dPUnkvxcR5yNrxJBy+3jVFv/zAXKzTM+OMC/c1TW10j6cUk3mJhvbaSS0zSdznf90N+4/twar+a1BK2pCLxhjAhaa6wWfUAAAhCAAAQgAIHtCbTkn2dni6CVRUSDjQm0tGFSgtbG0892PxWJ4BRD1wwaIp+Gjiwy/YUkCzVOs/LvXcvGUSvjtj5B7B8kXXc0AkdcufD11OUIrieMiqiPn+laRRZDLDBcPoglcTSOI7Xs7KcEN/e1Vf9zgs+UwDZmcBaCVpziViNcxPOzuGmB8cKjSVhwssBj4cjtXZfJ9j6+fJ9THS3apNLZLFI6yiolTjnd1SfRDcKUDx2wuBM/w8XmLzY6KdFjupWkdyWMrkTQ8m3fOKqZNe5mqo5YqaA1lZprTq8MKb7+/7Z5i4KuleW5DZd/58L5VwqRZP75XERaat/FhzfE9eeyL5BMg7UELT/G4puFq1T0J4LWoSvF/RCAAAQgAAEIQOBsCLTkn2dnjKCVRUSDjQm0tGF6ErQcDXK3kGoYi1q5JXt2iJqxEz5OcytJh7JI4dPLxlE9uef59z75zAXE35tpvEX/U4LW70u6naR3ZsZ0FoJWXODcQ4pP55saZqpGmNfStcosCpVcFkJd9NwF/+dqM3mPPLai3+HZXnfXj3I0n0WdIeLo9ZJuJumNiUGWClqpUz8tJl1P0ssS/ZYKWr716yQ9eiaqcYqtBWNHLzrS7bckue6drzkBL9VXXBA+rj9XsrZzbdYUtPwcr5mjPMfCnn8eC1pOUbzIAYP/G0nvPuB+boUABCAAAQhAAAIQSBNoyT/PrhGCVhYRDTYm0NKG6UnQ8rJY1HI0xL0KHW6nn/2CJAtarhcVF5d39IyLveccxQsFseSOiQix2Fzs2DsV0kLGVI2q+J61+0857RY8PNdnFdj3WQhaHoaj6J45iuYpraOVErRck8unSN5P0m0zc3RUnm0olUaXuvWLJN13IlIrbm/OjupznTL3n6oJNZXqWipopfqcs+UaQcvzccSho72m0gjHc7Zw53WzgOOoszjybk5oi9nF80oV6y8w39kmawtafidZuDav8VWbannovLgfAhCAAAQgAAEIQGAZgZb88+wMELSyiGiwMYGWNkxvgtawNE4FO0/SN4fIqSuEX9i5tojlKBU7+E47+8hoPZ0i5GgbF872ZWfbp7q5LlLJ5ZS2G0q6jiQ/c0gvs4j155KeK8k1kt5f0lmizVr9p5z2Ggf7rAStWPxwGqfrS70tw29K0PI6uI6VU+FcSNw24jUaUua8zhb0/m7BiXlDfSzbjoUnp9UNKaa2M6e8eu1duyuOgPvWIHAO07KgdueEnZQKWu6nJpKpVtBy/xZqzNGRZU4Dtsg1REY63fKvgr077XJs7/6MdSSlBb3hcmF9C4jjvZha4jjy7PHhJMGplN0l22xtQctjSKVq1uy3JfPgHghAAAIQgAAEIACBdQi05J9nZ4SglUVEg40JdLVhNmZB9xCIC5GXpB3OCVoQ7ZdAXBvs2yT9br/TYeQQgAAEIAABCEAAAh0Q6Mo/R9DqwKJ2PsSuNszO14LpHZ/A54fC/I568/XLoZD+XLomgtbx123tEZxf0gMl3SV0PHVi49rPpT8IQAACEIAABCAAgdMm0JV/jqB12sbawuy72jAtAGMMuybgd7JFjIeGWfrkSNdJe8PMrBG09mcSl5H09NFpkN8fiunPFezfHwVmBAEIQAACEIAABCBw1gS68s8RtM7aPHheTKCrDcPyQeAMCFxc0pNGJwnmTrZD0DqDRTnDR8R1t14UDjB46xmOgUdBAAIQgAAEIAABCJwmga78cwSt0zTSlmbd1YZpCRxj2S0Bv5e/T9KjwwxzggaC1r5MIS6qTnTWvtaX2UAAAhCAAAQgAIGWCXTlnyNotWxKpzG2rjbMaSwJs2yAgE94fEw4vc/DmRM1ELQaWLCVhhCLmb8n6faS3rVS/3QDAQhAAAIQgAAEIACBOQJd+ecIWhjzsQl0tWGODYvnnxSBb5L0DEmfJWkuSgtBaz9mMY7O+jdJN5X0/P1Mj5lAAAIQgAAEIAABCDROoCv/HEGrcWs6geF1tWFOYD2YYjsEPlnSvSXdIwzph8Kph/GeQdBqZ80OGUl8IMD9Jd1L0kcO6ZR7IQABCEAAAhCAAAQgUEGgK/8cQatiZWm6CYGuNswmBOgUAtMExhE7fy3p5pLeFDVH0NqHBV1a0lMkXU7Sc0IdtbfvY2rMAgIQgAAEIAABCECgEwJd+ecIWp1Y1Y6H2dWG2fE6MLV2CVxT0hMkXUzSgyTdU9KHRsNF0Gp37UpHdn5J95PkEy3/UdKtJb249GbaQQACEIAABCAAAQhAYCUCXfnnCForrTrdLCbQ1YZZPEtuhAAEIAABCEAAAhCAAAQgAAEItE2gK/8cQattYzqF0XW1YU5hQZgjBCAAAQhAAAIQgAAEIAABCJwkga78cwStk7TRpibd1YZpihyDgQAEIAABCEAAAhCAAAQgAAEIrEegK/8cQWu9haenZQS62jDLpshdEIAABCAAAQhAAAIQgAAEIACB5gl05Z8jaDVvT7sfYFcbZverwQQhAAEIQAACEIAABCAAAQhA4FQJdOWfI2idqpm2M++uNkw72BgJBCAAAQhAAAIQgAAEIAABCEBgVQJd+ecIWquuPZ0tINDVhlkwP26BAAQgAAEIQAACEIAABCAAAQj0QKAr/xxBqweT2vcYu9ow+14KZgcBCEAAAhCAAAQgAAEIQAACJ0ygK/8cQeuELbWRqXe1YRphxjAgAAEIQAACEIAABCAAAQhAAAJrE+jKP0fQWnv56a+WQFcbpnZytIcABCAAAQhAAAIQgAAEIAABCHRCoCv/HEGrE6va8TC72jA7XgemBgEIQAACEIAABCAAAQhAAAKnTaAr/xxB67SNtYXZd7VhWgDGGCAAAQhAAAIQgAAEIAABCEAAAhsQ6Mo/R9DawALosopAVxumamY0hgAEIAABCEAAAhCAAAQgAAEI9EOgK/8cQasfw9rrSLvaMHtdBOYFAQhAAAIQgAAEIAABCEAAAidPoCv/HEHr5O316AC62jBHp8UAIAABCEAAAhCAAAQgAAEIQAAC2xDoyj9H0NrGCOi1nEBXG6Z8WrSEAAQgAAEIQAACEIAABCAAAQh0RaAr/xxBqyvb2uVgu9owu1wBJgUBCEAAAhCAAAQgAAEIQAACEJC68s8RtDDZYxPoasMcGxbPhwAEIAABCEAAAhCAAAQgAAEIbESgK/8cQWsjK6DbYgJdbZjiWdEQAhCAAAQgAAEIQAACEIAABCDQF4Gu/HMErb6Ma4+j7WrD7HEBmBMEIAABCEAAAhCAAAQgAAEIQECkHK5uBAgeqyNtqkPWt6nlYDAQgAAEIAABCEAAAhCAAAQgcKIEuvLPidA6USttaNpdbZiGuDEUCEAAAhCAAAQgAAEIQAACEIDAmgS68s8RtNZcevpaQqCrDbNkgtwDAQhAAAIQgAAEIAABCEAAAhDogEBX/jmCVgcWtfMhdrVhdr4WTA8CEIAABCAAAQhAAAIQgAAETpdAV/45gtbpGmorM+9qw7QCjXFAAAIQgAAEIAABCEAAAhCAAARWJtCVf46gtfLq0101ga42TPXsuAECEIAABCAAAQhAAAIQgAAEINAHga78cwStPoxqz6PsasPseSGYGwQgAAEIQAACEIAABCAAAQicNIGu/HMErZO21SYm39WGaYIYg4AABCAAAQhAAAIQgAAEIAABCKxPoCv/HEFrfQOgxzoCXW2YuqnRGgIQgAAEIAABCEAAAhCAAAQg0A2BrvxzBK1u7Gq3A+1qw+x2FZgYBCAAAQhAAAIQgAAEIAABCJw6ga78cwStUzfX48+/qw1zfFyMAAIQgAAEIAABCEAAAhCAAAQgsAmBrvxzBK1NbIBOKwh0tWEq5kVTCEAAAhCAAAQgAAEIQAACEIBATwS68s8RtHoyrX2OtasNs88lYFYQgAAEIAABCEAAAhCAAAQgAAF15Z8jaGGxxybQ1YY5NiyeDwEIQAACEIAABCAAAQhAAAIQ2IhAV/45gtZGVkC3xQS62jDFs6IhBCAAAQhAAAIQgAAEIAABCECgLwJd+ecIWn0Z1x5H29WG2eMCMCcIQAACEIAABCAAAQhAAAIQgIBEyuHaVoDgsTbRtvpjfdtaD0YDAQhAAAIQgAAEIAABCEAAAqdJoCv/nAit0zTSlmbd1YZpCRxjgQAEIAABCEAAAhCAAAQgAAEIrEigK/8cQWvFlaerRQS62jCLZshNEIAABCAAAQhAAAIQgAAEIACB9gl05Z8jaLVvUHsfYVcbZu+LwfwgAAEIQAACEIAABCAAAQhA4GQJdOWfI2idrJ02M/GuNkwz1BgIBCAAAQhAAAIQgAAEIAABCEBgXQJd+ecIWusuPr3VE+hqw9RPjzsgAAEIQAACEIAABCAAAQhAAAJdEOjKP0fQ6sKmdj3IrjbMrleCyUEAAhCAAAQgAAEIQAACEIDAKRPoyj9H0DplU21j7l1tmDaQMQoIQAACEIAABCAAAQhAAAIQgMDqBLryzxG0Vl9/Oqwk0NWGqZwbzSEAAQhAAAIQgAAEIAABCEAAAr0Q6Mo/R9Dqxaz2O86uNsx+l4GZQQACEIAABCAAAQhAAAIQgMCJE+jKP0fQOnFrbWD6XW2YBngxBAhAAAIQgAAEIAABCEAAAhCAwBYEuvLPEbS2MAH6rCHQ1YapmRhtIQABCEAAAhCAAAQgAAEIQAACHRHoyj9H0OrIsnY61K42zE7XgGlBAAIQgAAEIAABCEAAAhCAAAS68s8RtDDYYxPoasMcGxbPhwAEIAABCEAAAhCAAAQgAAEIbESgK/8cQWsjK6DbYgJdbZjiWdEQAhCAAAQgAAEIQAACEIAABCDQF4Gu/HMErb6Ma4+j7WrD7HEBmBMEIAABCEAAAhCAAAQgAAEIQEBSV/45ghY2e2wCXW2YY8Pi+RCAAAQgAAEIQAACEIAABCAAgY0IdOWfI2htZAV0W0ygqw1TPCsaQgACEIAABCAAAQhAAAIQgAAE+iLQlX+OoNWXce1xtF1tmD0uAHOCAAQgAAEIQAACEIAABCAAAQiQcri+DSB4rM+0pR5Z35ZWg7FAAAIQgAAEIAABCEAAAhCAwKkS6Mo/J0LrVM20nXl3tWHawcZIIAABCEAAAhCAAAQgAAEIQAACqxLoyj9H0Fp17elsAYGuNsyC+XELBCAAAQhAAAIQgAAEIAABCECgBwJd+ecIWj2Y1L7H2NWG2fdSMDsIQAACEIAABCAAAQhAAAIQOGECXfnnCFonbKmNTL2rDdMIM4YBAQhAAAIQgAAEIAABCEAAAhBYm0BX/jmC1trLT3+1BLraMLWToz0EIAABCEAAAhCAAAQgAAEIQKATAl355whanVjVjofZ1YbZ8TowNQhM6av+AAAgAElEQVRAAAIQgAAEIAABCEAAAhA4bQJd+ecIWqdtrC3MvqsN0wIwxgABCEAAAhCAAAQgAAEIQAACENiAQFf+OYLWBhZAl1UEutowVTOjMQQgAAEIQAACEIAABCAAAQhAoB8CXfnnCFr9GNZeR9rVhtnrIjAvCEAAAhCAAAQgAAEIQAACEDh5Al355whaJ2+vRwfQ1YY5Oi0GAAEIQAACEIAABCAAAQhAAAIQ2IZAV/45gtY2RkCv5QS62jDl06IlBCAAAQhAAAIQgAAEIAABCECgKwJd+ecIWl3Z1i4H29WG2eUKMCkIQAACEIAABCAAAQhAAAIQgIDUlX+OoIXJHptAVxvm2LB4PgQgAAEIQAACEIAABCAAAQhAYCMCXfnnCFobWQHdFhPoasMUz4qGEIAABCAAAQhAAAIQgAAEIACBvgh05Z8jaPVlXHscbVcbZo8LwJwgAAEIQAACEIAABCAAAQhAAAIi5XB1I0DwWB1pUx2yvk0tB4OBAAQgAAEIQAACEIAABCAAgRMl0JV/ToTWiVppQ9PuasM0xI2hQAACEIAABCAAAQhAAAIQgAAE1iTQlX+OoLXm0tPXEgJdbZglE+QeCEAAAhCAAAQgAAEIQAACEIBABwS68s8RtDqwqJ0PsasNs/O1YHoQOEsC/vy5mKR7Svri8OA3SvopSf92lgPhWRCAAAQgAAEIQAACEIDAOQJd+ecIWljtsQm0tGG+TNLTJF1uBOXqkl5WAel8kq4i6RaSzpPkPofrOyU9uaIvmvZJ4NKSHhfs4OmSbi/pfX1OZdGoLyDpqpKuJumKkr4k2gdznT5E0k9K+vCiJ3MTBCBwqgQ+XdIDJd1J0j9KurWkF58BjM8Nn+v+vB+u3wvv/Xcd8PzvkPSk0f2/Julukj54QJ/cCgEIQAACECgh0JJ/nh0vglYWEQ02JtDShjlU0Po8SfeTdNsJZghaGxtTA91/ZnCq7hiijG4q6fkNjOsshnBxST8jyXP+rIUPZI8sBMdtEICAvlLSUyX5S4VnBVHpHRtzSQlafuT3S/r1xLfcpcNB0ColRTsIQAACEFibQEv+eXZuCFpZRDTYmEBLG+YQQeuSkh4h6ZtmeOGsb2xMR+7e71M7IU8M4ziVb9TPL+n7JN1H0gUPWIOzckAPGCK3QgACDRP4JEk/Lun+YYw/LekBkj6y4ZinBK2/lnRLSX+78NkIWgvBcRsEIAABCBxMoCX/PDsZBK0sIhpsTKClDbNU0BpH5cS4XiHp/eGHjwzfGm+MlO6PRMBRAU8JKatOeXGk0quPNJazeqxt/x7h39Jnul7WMyTdS9L/XtoJ90EAAhCQ5EhRp+p9raR/keQvkl64IZkpQcuP9JdcFtiWpAkiaG24aHQNAQhAAAKzBFryz7NLhaCVRUSDjQm0tGGWClqOyrJDPk6z+iVJDw5/UG+MkO4bIDCu3+LhOELAAs2WkQHHnnYckTaMxwKV6869XNLfRPXDLPQNAq/bfyykZu6Z07HXiedD4JQI+L3kiNFHh0mvUc9qjt+coOV34dK0cwStU7Ja5goBCECgLQIt+edZMghaWUQ02JhASxtmiaD1OZKcWvbtI06PCcVbP7AxO7pvh8BY1HSKie3hDe0Mb5ORjCMh/AA7b45CfBhC7ia86RQCECgjcNGQ+n3t0PzQelZLBS3f95wgsL29bOgfb4WgVQmM5hCAAAQgsBqBlvzz7KQQtLKIaLAxgZY2zBJB6xsk+RvgITrrVFLNNjaLrrqPRc2fk3RvSR/tahb1g/3eUPR4uNOnEz5o51Fp9ZS4AwIQOAaB8fvJEaNOPXzLBgOZi9AaHue0Q0ds13wmIGhtsFh0CQEIQAACRQRa8s+zA0bQyiKiwcYEWtowtYKW08weEk5SGjDZob+npA9tzI3u2yFwoxANYFHTNVtuLOmV7Qxvk5F8dhCznE7j6zcl3TlKJ9zkwXQKAQhAoIDAJUJNw6uEtj8k6ZcPOHVw6pElgpajdm8h6XUF4x6a1ApaFw6fPTeUdLVwQIe/YPuL8KXbc3k/V9CnKQQgAIHTJtCSf55dCQStLCIabEygpQ1TK2hdWdIzJX1+YHQqYsbGJtFV93F01uMl3UnS3tNNLyXptyVdNqzWt0n63a5WjsFCAAJ7JuATD13H0Ccd+toqSislaP28pNuM/jbw82tLEZQKWqWnzL5JkkW9520g6u3ZjpgbBCAAgVMk0JJ/nuWPoJVFRIONCbS0YWoErfiPZWMqETMsfjma5Tojrk6FeHIlZ/8R+0BJdxnd5zpOfzzRj0+ju1YoUPs1kjxXX/4j989DUfs/XSjEnC/052+Gv17SlcK3w+7/NZJ8fLm/Hf6TqEB4bsrxH/S59v42+s2SXhXqlvib6a2LjccppyXCTiqy7+rB4Zqao+tVOQLKNWGuEBqV2M0nS/pSSR6nv7X3ug/3uxszc60vn8b5R2G9Sph9y+jEzr8M0Qd/H8blZzoq4vphvFcd2ZrtwXbwB5LemVvQ0e9jW/gZSU7tLLkuIOnhkr571NhOnft8T9TBkrUZd3Ho/RZIvU7XlHTFcGLmBUcP8Dq9MTilPrmthmEJq0PbpOZ/SJ+uT3i3xClxsYgwbue/ayy43iq8Z8f253edTyJ9ScXJcz4t76WjSUyNKTVP7wWnH/sk0OHy+/Dm4d0b3xM/a8pOp5geMlb3Ofcut+39Vdj3NfzOyiZSTMzjD0clAVws/rGHGGTi3pSg5c9afx6P1901Bl3L66mFzy8RtMzW6Yw/W9inx/ADYQ/Ef3sVdkEzCEAAAhA4AQIt+edZ3AhaWUQ02JhASxumRtC6jKSnS7r0iE+JmOE955TEsTNe4yANj4vHapHADrujxMaXHZTrhdpGg4g1taS13+C6bzvePyHpvAI7ea+kR0l6qKR3FbSvFbTiLp8t6ceCAFDwuOomsahoAe2Wkv4h01Ot6PF14cSueP3mBC2P7QZhbSwwll4WA+2EWSzxCYRTl0UG14Tx9URJPxiKwl8+2LafPXcNBeSdorvEFmoErXFK6DCm1gQtC5Y/IunW0WmpazIstYFD2p2VeDElaFlAci03i7/jU2fjOfldZ6HJ7/CcgHuISGRR0ifgXmw0gBYFLX8uWeg2k9ze9VTM7z6Sfqcgvf6sbCJlt/89vJ+uG37pepeurfW+Q4w8ujclaPkLirdKepIk289wvUjSd4Xf5YaQE7S8Zv688WfqYOt+r/rz1V+aeY7++8Rfeo0PraHOZ448v4cABCAAgZb88+xqIGhlEdFgYwItbZhSQSv1rfuUoJTCF6cqzjk4U/jjP3adVnG/KJXA47SD7Dpfc87d+Bml3+DaSbED7m+HS/senuPUD/+R7W/7565DBS33bZHpeyS5hsnaV2wvpcJkjaB1oXCK5k0Sg58StHyPhSI7Tksu24AFV9tNytl3dKJ/f/fQudv5/zsiyyLX2HnPPX+pLZQKWvFpZ8N4WhG0/Bnsta3lNuZqhnbSLTIc+zor8SIlaDm9zP/uUAHh/pL8by5FeKmglYoM9NBaE7QsfjtyyJ8fte9yi9n+HJgTpc/KJlLLHn+B5Heb99sLKmwk13RK0PK+dN2sR0dc/Vn9gAIhNSdopU6ZTUVfOTrbX1KMo8VKP6tyc+f3EIAABCCwTwIt+edZwghaWUQ02JhASxumVNCyg+MUwbHjXlNw1mlFTnsYixQ1qRD+A/URoUaHl2eqdpfT//wN8VDjy2397ax/9uKwro6wsjAynovb+I9p/0Geuvx8pzveMfFLO9V2Fv5J0qeG9Cnzih0lt7MT9Wcz9hX/Qe+0xan2XyzpqyQN6UXjbrcqWB6f8mdnwo5C7qoRtGIGZuu1+3D4X6cBja+ptbEj99qQWjik2dkRu8YEM9uUnbEU73j8Fpfc7gkJO3Ia6yAmOlrAqTix4LXEFkoELX++WTh1xEJ8tSJoef/F3DxWM3F65uvDyWgWES8XUjlTgmErDmrKtv2u+ufcpgi//8JQg25oXppy6HTvd4SIxOFev8f8zvD/+v3jNO+hQPh4OLnTOZcKWqnIQD+3JUHLX3pYkLLAEl+2P6do+l1u+3P0pVOXxymwvudZ4WAU809dZ2UTUyb2jZKeP/rl2qfQzglaqfdx7vN1GGpO0Ip/74L3/oIpdSBNLOw7Nd8HetQUqS/cwjSDAAQgAIEdEGjJP8/iRNDKIqLBxgRa2jAlgtZFgmhhZ2W4atIIhnvGKVv+WUn9reHeON0xlUbhE49chNa1jobL6TV+rlMhxpcd5F8JETbDz6fGY8fmh4OgNe7D4pe/AXatmThVzRFDdposgI2FLUdPOYrIf1ynriV1kyzeeXw/Oupwi2/lYyfNz3DNlFhgSs2rVNCKhc+SosKpqLZfChFAcTrqMDaLgU6DtcA4vqYcpPiEQ9fe8lgHsWAuHclzd2rufSNhK1eweYktfGWoVzNOCx7m14KgldqjFjvslDrlMxUd52iab5bkotPjFNRWDqQote2pj5VS8WjuZDmnNtu+HBkzjrxyirTTbx29OE4Dy9U2Kh3TeE5TkYFu04qglUpZ8/icqu3UQ0fQxu9yR535PWFBefwut2hpu/1gYmHPyiambCr+XPf7yp877566ofLnc4KWu/L7x3XbLEgPV8mXLHOClr8ssgjpz/Phmquh6bV2W9v+cDl62+PgggAEIAABCMQEWvLPs6uDoJVFRIONCbS0YaYELX9L7T9a/U2vI7HGNYn8bav/MBwinkpxxaKUo1hc58IFunNXSWTQt4b6JkNfOfHIdZpcrHaI5pr6BjdVE6Yk7WQqtcp/YFtMSX2rvETE8HxTqT4W2ywCrHVZBPytEIHmPh2J5PG+reABpQ7euOB8iSiXivxzOpXTsHJ1giyUuN2QRjg3pzkxwXbmelouFD93pSKT5sZaawuej1OoLKSmrhYErXiP+h3gqLiSqAlHIzrScizWlUYIFpjo4ialtj31gFLxaMoG/T52yqFFi6mi1xabLOCPv5SYSxkvHdMwp7nIQLdpRdBKfd79aohy8/tm6vL8XJPKbYdoQbd3xM84Emq4/6xsYmq8sQBv8dcHmOTeUaWbICdomZcjsC2wji+Lao70nrLTOUHL73p/7jrNO2dTwzPjSDWLlqXF5EtZ0A4CEIAABPZBoCX/PEsUQSuLiAYbE2hpw6T+wJ+bvh0TO+8vX3AMdpw26OeUpB36W3E7Y0N9pJQQljoBMde3o6gs0IxPX7TD9/sjAKmTHWui01J/2M8VqK0VMcZr5QL5TuUarrVTsiwAjkXMcWH03JYpcfDiNXRhaa/hv850/tXh9MBBlCwtUj906YgmP+eS4QdOd7tZoqj+lJiQi3QZDz1lC3Oibq0tOFrBc/F+8bhs27cfDeDYglYqwsLim+uRlZw+Ftcx89TsoPpfyf05G136+xLbnuu7VDyassGcSDA8OxU1M3WoR+mYxvvIXw4MYqOFR0fnXDY0aEHQSkXs5FIHc/t3Kqr3rGxiyq5Se2XN6KScoOVxWYDyZ9C4OHvuS6Y5QSt+pgVZn+o5V8ssZccWwbkgAAEIQAACMYGW/PPs6iBoZRHRYGMCLW2YUkHrnaGG1SMlDfWIlmCK/2AtSTuMRYvUPRZDfMqS2/rkKp/05DSRudP3Un+Ux0XH46gkz7nkZMcxm1QUUaqgve+pFTHGz8nVH1myXuN7LI74dKnhqhETShy8OF0uJ0h6HF8SIg987/+U9JKQGvTRwsmWOGbuakpMKEmjGQ/FwpvvGYuoU6JOjS3EzqOf8TRJzxk9/NiClveooyscaeXaRGZqmyqJzhqmsbWNF5rNJzQrse25fkvFo5QN1pxgZ5HDKXKOChyuKdG7dEzuJ44MtODvSEFHog4pZy0IWvHem4uwmlqvuI+pyKezsok5uzrkfZ3bB6XvzVTtzZqo1LF9xs+cep+Nx46glVtJfg8BCEAAAgOBlvzz7KogaGUR0WBjAi1tmFJBy0jsAFjQcnF012xZcl0i1NYYag+VFGqNa2/VCkpT40zNPa7JEacs1KTZjZ8bOxdT0Uc1IkY8r/gZTje0cFYq7sytp9+bw4lqQ7uadK+cgxefopmrL7XE9lL3lDpmU4JWrS2mokQOtQX3abtxxJyvIQLQQoPruw3XsQWtNdYMQUs6bwSyRPQdc4+/HHCkraNcbDPjq0bQGh/E4c8IR4y9MQiqLQlantMfjupgLakrlYp8Sr0Hc++73F6o4T/VV/zZ9euS7irp33MPL/h96XvT73UfQOCi9MNlEdBfHLlmXnzVRGiVfBYjaBUsJk0gAAEIQOAcgZb88+ySIGhlEdFgYwItbZiUqHM9SW+X5Jo/rl01pI0MWFwz5E4zhc3n8KXSjuaEkTi6qTalbGosdvYdrXCfUYNU366vNI5ocHqU/0D3iXs1V+xITkUsLBW0Pk+SHZahvojHFkeb1Yw3bpty0Fz7yFFAJVfOwYvrlNWcoFny/Kk2pY5Zqt1c1MncmGLH2nVtzPLvo5tKbSE+yn6IgLBojKB1iHWU3Zuz7VwvpeJFbIMlXwbEz47TrKcOdigdUyoy8M6hLqHfDS0JWrHg7y9nHB35H7kFin4fp3anPhPOyibmhu7Tb/1ZPRSyL4loKkVR+t50f6nDAhxZ6PWI0wXnBK249ECJ/fuAGKeVDlfJSbGlDGgHAQhAAAL7ItCSf54li6CVRUSDjQm0tGFypxz6j0inj9hJGV8Wf75HkmsA1V7xN8dztZiuLOmZo8LtSwWlYYz/TZLFH58+OD4tyb+PRZSU+ObTBD2G2usLQjHca41udIqkI5HGV6mIMb7H83HU3FBjzL9bO8KpxoFJsZly8F4lyY6Xi+Q7Os5XTV2b2nVwe0cNfKGka0hykXIXoh+fXpZal9T8S2p8pcbnNEnXG7LI6WtKVCixhTgCYrzusSjRa4SWC1x/RSjK7Xo845MO164Tt8Sezkq8WFJDKJ5Paqwp4btE0JqKDHx1WKOWBK1UZNVzJf3ZggW3LZrZcKU+v87KJuaGH3+2TwnnCxAkU7BT782hb9emNKfxe9YlAfwlzPjvoTlBK7WGcxGytk9/royjw9b8kmcJN+6BAAQgAIF2CbTkn2cpIWhlEdFgYwItbZicoGUULuZuwcQi0PhaKjzEdUimvmlNpWfNHdM9tWyxc5Zq55OPPMfxEeylzl+JuZQKQvEf9HNOl50DRzb5BMoLjgZRU6i8ZOxuUzr+qf5SLFNtHTXhNMmlKa1Dn7Ydn/xoIdH/bOc+ZdP1myygzV0pxyw+Ycv3LxVTSlmWCFpxZNu4QPghglapXUy1m3NuU/dYPDZji30XDgKW5+YIn+FUudR9S9fg0PmN7z8r8SK2myUpZKUpcyWCVhwZ6H37gHC6aPy5cuwaWqXvnyV2kRKKz8om5sZbswa18y59hw39moc/Xx3ZPVy2iVtGX4rlUorjU1LnahjG9llzqnItD9pDAAIQgED/BFryz7M0EbSyiGiwMYGWNkyJoGUcFwkO/PjYd//c6Xcu/vuRCmapkwNTkU8u7O5vdX1cuq+5Y+bnHp8TtJ4i6S6S3h11srWglfq2OP6DvgLruaZvkuQ0SUe1rXnyW2mE2dR4SxzKx4UU0LfUTjq0d7SS0+wcOeii63NCyNwjUmJMavw1RfHHzys5jMDtc4KWhWZHC94udP70kMbzvvDfrQtaFq58ouRNQ3rzkmU/ZUFr6dwtPI1TrVNpWDlB6/9j7zyg99nJOv8c7Ki4skoRQVBZsVClCAp6UQHhgqBUF4G7gApSF0EEFAUuiyD1giC9c6lLF+lVkC5lBVePooB0FlZgqWfP938TyQ2ZSTLlfZOZT865R/n/Mpnkk2Tmfb7zPE/GPAM1jzViSuk6HVofub7qupLnz5T1p2taFbTiA02mhkinuNQKWmojdcqmfjvIi+qL7iY5QSsWqXSZPL307gh/g+hjz5+a2S2Czj/EpRnw95o631wHAQhAAALbJNCSfZ4ljKCVRUSFlQm0tGFKBS0hUU6tJ0RCwViC1zGMcShhKnwrzjU0dDJgbrpygpauV6iW8oVJEPJlbUEr5W02V9BS35WfRAbrO3NgKv5es05SzaZY6sREhUuGIX9KTi1xU2MoFeT0TNfJlhKYTq4YkzzZ3uy8gkLxq1TQmpqPJWUMlqyF+H5hGE9qH5YKBWsY+2MeWhLiZITeLfIszE2d9uaHzeykoOJUUSd3r5q/H8obJ143U8e+hKA15hkodghaZ4jNyhPlS43XYolIl1uj8Xo5tqCl57QOMXhk0PH4pMmcoJVqQ8093Mx0+rFONdaJt0ofEL4LUt5gOX78HQIQgAAE9kWgJfs8Sx5BK4uICisTaGnD1AgVqROLhCr2DCnBFyd7j48/j7249PdrOgGipP2wjjy9lPdERe1qzBJArhfl9NBx8wrZ+pCru7agVZJDq3asvr6Mf4kGU3LEpO65hoeWH/8Pm5m+nvuE9jJydFCAPOdyopae59cyswdkPLIUwiijRvl9JPS9w8z+0c3/U+zMJ8cNGZ6xEDD1FMlSlmMeWvEhALGng+ZwjqD1UDP7YOHi+xbnRan75Yx3JSVXX8N8b6nbaH60hjVfyv3zbheGqhP5nhxcMFXUKRxaUbWeBK1UXsDaHFo5z0BB60HQWjOf0qHWxNgCjXP1HVvQUl/jQwT0by9yQpcOoskJWqqv9XcX91/JBp3ykaSkXepAAAIQgMC2CLRkn2fJImhlEVFhZQItbZgaQUtYUicW6d9TCV5zGJWUXUKELzpxSl+1xSfOsyWPHXlQ+XCqXNu5v+s5cDkze1hwEpeu0Q9l5fr4qpktmRQ+Dv+Ykwg8HJvPPaRE+78XjSUW6HJMxv4+JcQkbC9n4CkcRWEjChlUkREi4yZOmh/3MRXGIrYvdEKrxCsZSmFutLCNmnHFp5tNFVMuZGbPCE4PjcVc378hQUtrVyGyD3IVh7wP5ghaNd4kubn14xkSxCVWSaSS+Kp8etrjXxtYjCUG75x1PuXa0vEPtV3qjROvVQkBEgZrnolnNbMHOwHB90eefs+POjfWp5xnoJpqTdD6diekhnkg9ayXKL1GOdSaGOt7zRzUMqh5bsZta23pI0LoFesPZCkVrHVKser+WcbLU4eOqO03FnwcqWVAfQhAAAIQ2BaBluzzLFkErSwiKqxMoKUNUytoCU3qxCKdeijjSgZpaVFogEINL+guCMMOFYYmEcufiiSPHQkIS5d4LHGerlh0m3rUe3yE+tCJU7m8SWPjj0Uh1VWIx2MWgJZKir606HF9F47i53zoaHc/nFQuNnn1aK28ptCAqTHMruDa9ffXWpFRFR89n8MdHyX/164diXhhGVoLsYgXn87p22hN0FJSfnlzqv++nOZy6EiELCkIWl/3JhxaN2McY+/AITF1SNDSiZNKRu+9KVOegbp/jZhSuk6HxlUqCCq34L2DRqYK0iXrtEVB65inHIbMUsK2Erbr+X/hSg9MPb910qG8dLUO9O7QO0ACljx8XzfyMaNkHqkDAQhAAAL7IdCSfZ6ljqCVRUSFlQm0tGGmCFpxyInHJWPh7hUJ4tWOQptu4hrwxtXbo+O21zydSCFQT3VJxNWN+MRFeT69NFgPr3aeQ8rlU1OUS0U5o3xJ5QzT3+YIWqlTIacKcPHY5oZflhh4OpVQAoc8oXwZEmv091ToXq2nYOwtpXaHhLrYy25IDBhbF6lT5oYM69RakPfgqWYmb0aVMFwnvm+pUFAyN2NjKr0+3gO1HoRa33q+6D9f1hQlSvd36fiH2isVZGLxVSKgDPlXlHbUGf1/GXwoeIn7EBEfiJHqk9acBPKcZ6C606KgFQvJ+gijU/aUd6m0+GfsdcxMh1fIu/BNTuiWV68vh1oTY/0u3f+lYw/r1XwISLWf8vR+lJnp3a98WC3t7yl8uAYCEIAABPoj0JJ9nqWHoJVFRIWVCbS0YaYIWsITJwXWv8nA11fWmrxNsdEu75pnR6cbKtmrjvv+3MC8aE/rFMaLmZm8aC5rZr9fmG8r98M8FjHUhdrcKzrNTT/WZVD5MpTgfo6gpbZjL6IpYUkpzCkxIXUy5dDWKTXw1P/TXcip2hrL+xJ7+E0RmOJj4HXPIUFLYS4SlBTu50sYolry2LiA8xzwoZW6ZsiLLrUW5Hnm+UjQkFfk8wZuXGrQls7NnLlNCXkKL9YpqV8qAefy78jbUCKOL3sWtMTgnu4whFBMGcKZ8mgcuj4laEmQ17P4ou4GY2Jzi4JWau/VCuApISb1HJy7p0pFzrGtEwt4S+6V3HuzZEvH3tF6nr3XzOTN3NL+LhkLdSAAAQhAoH8CLdnnWZoIWllEVFiZQEsbZqqgtVSC+NjI0I9u5dd4eiBqKKTgOSNzoj2to79lnPlS6i0We/nEHlopI7DGsyR1KtNYgvu5gpYS3Uvw8OVJZva7ZlYa0jW29OMcUjVJ0UsNPIlGoQeS+jM0lz9tZi8I1slQXrKhMQ3lgxsLpYxDYX2ozLsKnhmpPaMcYRJI5e0Rl3gtyNtOHoXyDlGRSKqQ2CGhtyVBK5WPrsZ7cOh0syWN9IIpTFYpXdtD7ZeKFykRQWGq13bJ83P9jz9CjD2H4j4px5ny0N3c3WTMM1BVWhS0Us8WeWmdYmbax7mid4HEK4navoi/DiuJT5Q91JoY63PsEalTYPVf7qCNHAf9fQlBS4zEUh+rhkoL+7uEB3UgAAEIQKB/Ai3Z51maCFpZRFRYmUBLG2aqoCVE53f5LsLTzfTv8hqRKFXywzn2elFeGOUm+iM3B6VhIbHQIEPjxlHOo3ha9SyQaCDRx5dUSGHKG025gG5tZh8dWStDJ/ApzPJOA7k95ghaKQ+iGtEpt+zjPGBDYZOpdmoMPHleSZTzuZaGjPb4FC/dV55v9ykIe5WYJQ8hLw6Fff75ES/D1DjkISXR0J+OmRq/1oLCm+Tl4nOEqZ0RWe8AACAASURBVN6Yh0i8FsJ2S4SMlgQt9T3OYTSUzD7mdxbn+alw1LNHf1Q+p9ua2edzi3fFv9es7VQ35ghaak/iktZfnIMtvJfyFOq5c6XgH8fEgrhPYVs5z0DVbVHQUr9Sz/ISftq/J5nZY6Nk5kM5xA61JoaWdUpAlve0PhQtUZYQtNSP1KEeYf/iNRqfNFs7lpq8j7VtUx8CEIAABPom0JJ9niWJoJVFRIWVCbS0YeYIWsKUMrrHvE5SaOM8VWGd0rCk1HHgMvDu5hJRfzG6sYxkeX7dLzJQUiE4qS/zak4nKCnk7JWJU9n0g1+hafKgCQWMnEfAVEFL+ackjkgIDO+X826rWeqxN1tNkuEaA0+eTPIkEFtfUsZ3nINNdWVs38PlYUl5LomTmCgkVWs/VXIhpSkjTGteOYa0JuIT+oZO5Mp5WI0JWiXCXWuCViw6i73y00noekdCANce/Qkzu2OUVy2cs79yz6BPDsxlSphZ2qitWdupbs4VtMaeRWIo7nrO+VBB1c95Fo4JWrl1q/ZbFbSGnuUSV+Xlq48p8btCzxk9W/UuCQXVsWf5odbE0PM7PsQj9jyuee6n6i4laA15Xg499xG05s4c10MAAhCAwBCBluzz7CwhaGURUWFlAi1tmLmCViqRt/CVhvyp7rnN7IlBYvYQvzwKXlY4H/KseUIkUOlSGR76Cq/kvV92X4XlLXP5qN2xkxpl1Cg8Ijz23V+uU5WUmPlfzExfxi8XnLgU3qLEaywWMV6cyUl2PncylPKHhUKW7ps7JbAQ639US331L52fWgMvXpcSqhRaFSboV8d0f3mKxWMXa82nDFXlF9Lf5WF26aiu5k5Joa8SwJBnn9bjUNE7RKGdD0t4DGkdvNAli9b1OrVLebritSYB7KbuRK6h+wwJWqWCcWuC1tCzQuPX3tSJZF6YUrJ+5cKLRUclMVdeO++9lztpcsuClvaEwgCVo88XCYNiIo4SHZRHKWao65SrUKfADXnRDglaJZ6B6sscQUti2zMqTqf7wShsTftD60TPeuWc09oKy9izXOOTl64PQdTJnDrRMfYMVD3lEHvuwOatfd7FzZSKnEPPjviwixpv2pL3wlKClu6V+hjl+4CHVslsUAcCEIAABJYg0JJ9nh0PglYWERVWJtDShpkraAlVnMhb/6Yf/DLIZVzkSipPla6RYaa8Tcr1UlLGhIbc9RI29BV+LKG9DCElsVaIUyyg5NqX5448tmLjKr5uzCsnd4/w7yXjqWnP1437V5oYvtbA01yKlz9RTfd/vsvh87Gg4/LmkhecvtzXzomEJ3n/yHMlzDtWkmtmzlorEbM0xKG1kPMg83haE7TULz1vlNg9DlPOrcVPOe9DHRihMEOJDCo6Ze66Zva+gQa2LGhJrNValWdgKU89l7VnJXaPhYQPCVqlhyDMEbRya6Hm70N7Rc9yjSX0Ai1tt4Rh7fMuvvdcQStOCK81Im/nkjQAJRyWFLR0P41XaQokVoclFrQkZOsAmKnlPWYWn+g5tS2ugwAEIACBbRFoyT7PkkXQyiKiwsoEWtowSwhaqRAxIZSXi/JMfbaAp37QhsfJ65KhkwDHmtP+vrgz9E4uuK+qyLiTYTNkFIfNKITnis64jr1uUreTIa6cTo80s88U9GcJQatmPAVdOlOVOIl/6Zf/KQZeKml7KueU1p9yYd19JIwwHITExT91nlQKL4qTy8u7Q3ngcoZP7VqTZ4wSoSvvzscLwKfWgnK3Kdnzpwuub1HQUrfPa2b3GgkjDIcmZvK6FDMlzk95CY4JfFsXtOQpqOeKDlL4b5k1oeex9kjqAIL40hS3Us9AtdW6oKU+1j7L/TuthOGU5104B3MErXiPjCX/L3iMJKssLWgNHTJDUvipM8R1EIAABCBQS6Al+zzbdwStLCIqrEygpQ2zhKAlXEo6rOTql4nYlXqTKOxAnhvXctfP/RGuH8j6mqsTqBRqptAR//VXX9h1PLjCUXRKnryZ4rxHuSWg9iWcKVRNxselgrAUeWG93cwULqgwqhJBz99viqCl/itERuNRTqEp48mN1/89NpZKc7NMMfBS+VXGjGqFtF3ZzK7qvK40PyoSFSVi+VAkhWV9JRhwvPaGwhuHGPlcT1q78VrQWpMnjU7GVHiS/nepl0S8FrQnlNh5zItwzCgeyjc1ZW7C+0y5foyZ5kfM1F/lpws98nRfhXDKU8uXMeF8D4KW9rt46tmr9aE9oOe61vGbXZiuDi74+4q1l+JW+izXvPQgaPn1M/au8M9WhTrLo/ODhQyn7ImxvVsj7MS5Dh/vQjKHTkMtffaH9ZYWtNR26gNGzbinjINrIAABCEAAAp5AS/Z5dlYQtLKIqLAyga42zMosfPOxqCAvI+UYKvFEOVAXuY0jECf3Lg07BCAEjkUgNMCXTgp/qDHFIoJEP3loSXShnEEgFpJqRLitMIwPWVnyYJCtMGIcEIAABCAAgZhAV/Y5ghYL+NgEutowB4KlZN3yYFGCeBUlLdbXWUp7BOLTBREf25sjenRmAqHHEILWdlfH3gUtnaiqw0uUf1ClNg/ldlcGI4MABCAAAQiME+jKPkfQYjkfm0BXG+YAsOKk8AqfU04khQVS2iTwqy7EVInYFdqkcDud8EeBQIsEvNfK21xY3j+02MlMn/DQyk/a3gUthdYrz54/BTSVczBPkRoQgAAEIACB/RHoyj5H0NrfAm1txF1tmAPAixONP8TM7mRmSthNaZNAfNQ6c9bmPNErM3kU6oS3m5vZGvmEDsUYQStPes+Cln7b6sRXHaCgorx9OtziQ3ls1IAABCAAAQjsnkBX9jmC1u7X69EBdLVhVqalhLw6UlwnAarg7bMy8AWbv5KZ6ZRDeWnJq04Jqd+1YPs0BYG5BL7fieO/554t13ZJ0ue2e4zrEbTy1PcsaMVJ1fHOyq8XakAAAhCAAAQ8ga7scwQtFu6xCXS1YRaEJeNSp8v9H9emTmO6tZnd0oki+meFS/w2yeAXpL5eU7HxeG8z05H24QmC692dliGQJ+BFV9W8p/PU6nV9Imjl53uvglZ8IqzyGuo9+vE8MmpAAAIQgAAEIJA4xbhpzajpzrnltFfBYy+7aa/zewUze83IJMs7q2cPir2s33CcFzGz013OFry09rgC2h6zBI4/NLO3ukMnvtZ2d0d7h6CVn7y9Clqhdxbv0fw6oQYEIAABCEAgJtCVfY6gxQI+NoGuNsyCsH7azF4QnGQYN31nl/+jVw+KBVF101TsGaD8LXcl/1k380dH+yGAoNXPXB2yp3oG61TDB7mb4il7SPrcCwIQgAAEtkKgK/scQWsry67fcXS1YRbE/GNm9nQzu2iiTf0I13+fW/B+NHUYAmczs9PM7EZm9m8ul9ZrD3Nr7gKB3RBA0NrNVFcNVCcaPs29V19kZjczs49UtUBlCEAAAhCAAAS6ss8RtFiwxybQ1YZZENZ3uS/JCiu8uJl9ysz0A/wxZvY6M+s5HGhBTF02JaPqcWZ2GfKgdTl/dLp9Agha7c/RoXv4bWZ2qjtY5QNmduNMWP+h+8f9IAABCEAAAr0Q6Mo+R9DqZVltt59dbZjtTgMjgwAEIAABCEAAAhCAAAQgAIGdE+jKPkfQ2vlqbWD4XW2YBnjRBQhAAAIQgAAEIAABCEAAAhCAwBoEurLPEbTWWAK0WUOgqw1TMzDqQgACEIAABCAAAQhAAAIQgAAEOiLQlX2OoNXRytpoV7vaMBudA4YFAQhAAAIQgAAEIAABCEAAAhDoyj5H0GLBHptAVxvm2LC4PwQgAAEIQAACEIAABCAAAQhAYCUCXdnnCForrQKaLSbQ1YYpHhUVIQABCEAAAhCAAAQgAAEIQAACfRHoyj5H0OprcW2xt11tmC1OAGOCAAQgAAEIQAACEIAABCAAAQiYWVf2OYIWa/bYBLraMMeGxf0hAAEIQAACEIAABCAAAQhAAAIrEejKPkfQWmkV0Gwxga42TPGoqAgBCEAAAhCAAAQgAAEIQAACEOiLQFf2OYJWX4tri73tasNscQIYEwQgAAEIQAACEIAABCAAAQhAgJDD5dcAgsfyTFtqkfltaTboCwQgAAEIQAACEIAABCAAAQjslUBX9jkeWntdpu2Mu6sN0w42egIBCEAAAhCAAAQgAAEIQAACEFiUQFf2OYLWonNPYxMIdLVhJoyPSyAAAQhAAAIQgAAEIAABCEAAAj0Q6Mo+R9DqYUltu49dbZhtTwWjgwAEIAABCEAAAhCAAAQgAIEdE+jKPkfQ2vFKbWToXW2YRpjRDQhAAAIQgAAEIAABCEAAAhCAwNIEurLPEbSWnn7aqyXQ1YapHRz1IQABCEAAAhCAAAQgAAEIQAACnRDoyj5H0OpkVW24m11tmA3PA0ODAAQgAAEIQAACEIAABCAAgX0T6Mo+R9Da92JtYfRdbZgWgNEHCEAAAhCAAAQgAAEIQAACEIDACgS6ss8RtFZYATRZRaCrDVM1MipDAAIQgAAEIAABCEAAAhCAAAT6IdCVfY6g1c/C2mpPu9owW50ExgUBCEAAAhCAAAQgAAEIQAACuyfQlX2OoLX79Xp0AF1tmKPTogMQgAAEIAABCEAAAhCAAAQgAIF1CHRlnyNorbMIaLWcQFcbpnxY1IQABCAAAQhAAAIQgAAEIAABCHRFoCv7HEGrq7W1yc52tWE2OQMMCgIQgAAEIAABCEAAAhCAAAQgYNaVfY6gxZI9NoGuNsyxYXF/CEAAAhCAAAQgAAEIQAACEIDASgS6ss8RtFZaBTRbTKCrDVM8KipCAAIQgAAEIAABCEAAAhCAAAT6ItCVfY6g1dfi2mJvu9owW5wAxgQBCEAAAhCAAAQgAAEIQAACEDBCDhdfBAgeiyNtqkHmt6npoDMQgAAEIAABCEAAAhCAAAQgsFMCXdnneGjtdJU2NOyuNkxD3OgKBCAAAQhAAAIQgAAEIAABCEBgSQJd2ecIWktOPW1NIdDVhpkyQK6BAAQgAAEIQAACEIAABCAAAQh0QKAr+xxBq4MVtfEudrVhNj4XDA8CEIAABCAAAQhAAAIQgAAE9kugK/scQWu/C7WVkXe1YVqBRj8gAAEIQAACEIAABCAAAQhAAAILE+jKPkfQWnj2aa6aQFcbpnp0XAABCEAAAhCAAAQgAAEIQAACEOiDQFf2OYJWH4tqy73sasNseSIYGwQgAAEIQAACEIAABCAAAQjsmkBX9jmC1q7XahOD72rDNEGMTkAAAhCAAAQgAAEIQAACEIAABJYn0JV9jqC1/AKgxToCXW2YuqFRGwIQgAAEIAABCEAAAhCAAAQg0A2BruxzBK1u1tVmO9rVhtnsLDAwCEAAAhCAAAQgAAEIQAACENg7ga7scwStvS/X44+/qw1zfFz0AAIQgAAEIAABCEAAAhCAAAQgsAqBruxzBK1V1gCNVhDoasNUjIuqEIAABCAAAQhAAAIQgAAEIACBngh0ZZ8jaPW0tLbZ1642zDangFFBAAIQgAAEIAABCEAAAhCAAASsK/scQYsVe2wCXW2YY8Pi/hCAAAQgAAEIQAACEIAABCAAgZUIdGWfI2ittApotphAVxumeFRUhAAEIAABCEAAAhCAAAQgAAEI9EWgK/scQauvxbXF3na1YbY4AYwJAhCAAAQgAAEIQAACEIAABCBgRsjh0qsAwWNpom21x/y2NR/0BgIQgAAEIAABCEAAAhCAAAT2SaAr+xwPrX0u0pZG3dWGaQkcfYEABCAAAQhAAAIQgAAEIAABCCxIoCv7HEFrwZmnqUkEutowk0bIRRCAAAQgAAEIQAACEIAABCAAgfYJdGWfI2i1v6C23sOuNszWJ4PxQQACEIAABCAAAQhAAAIQgMBuCXRlnyNo7XadNjPwrjZMM9ToCAQgAAEIQAACEIAABCAAAQhAYFkCXdnnCFrLTj6t1RPoasPUD48rIAABCEAAAhCAAAQgAAEIQAACXRDoyj5H0OpiTW26k11tmE3PBIODAAQgAAEIQAACEIAABCAAgT0T6Mo+R9Da81JtY+xdbZg2kNELCEAAAhCAAAQgAAEIQAACEIDA4gS6ss8RtBaffxqsJNDVhqkcG9UhAAEIQAACEIAABCAAAQhAAAK9EOjKPkfQ6mVZbbefXW2Y7U4DI4MABCAAAQhAAAIQgAAEIACBnRPoyj5H0Nr5am1g+F1tmAZ40QUIQAACEIAABCAAAQhAAAIQgMAaBLqyzxG01lgCtFlDoKsNUzMw6kIAAhCAAAQgAAEIQAACEIAABDoi0JV9jqDV0craaFe72jAbnQOGBQEIQAACEIAABCAAAQhAAAIQ6Mo+R9BiwR6bQFcb5tiwuD8EIAABCEAAAhCAAAQgAAEIQGAlAl3Z5whaK60Cmi0m0NWGKR4VFSEAAQhAAAIQgAAEIAABCEAAAn0R6Mo+R9Dqa3FtsbddbZgtTgBjggAEIAABCEAAAhCAAAQgAAEImFlX9jmCFmv22AS62jDHhsX9IQABCEAAAhCAAAQgAAEIQAACKxHoyj5H0FppFdBsMYGuNkzxqKgIAQhAAAIQgAAEIAABCEAAAhDoi0BX9jmCVl+La4u97WrDbHECGBMEIAABCEAAAhCAAAQgAAEIQICQw+XXAILH8kxbapH5bWk26AsEIAABCEAAAhCAAAQgAAEI7JVAV/Y5Hlp7XabtjLurDdMONnoCAQhAAAIQgAAEIAABCEAAAhBYlEBX9jmC1qJzT2MTCHS1YSaMj0sgAAEIQAACEIAABCAAAQhAAAI9EOjKPkfQ6mFJbbuPXW2YbU8Fo4MABCAAAQhAAAIQgAAEIACBHRPoyj5H0NrxSm1k6F1tmEaY0Q0IQAACEIAABCAAAQhAAAIQgMDSBLqyzxG0lp5+2qsl0NWGqR0c9SEAAQhAAAIQgAAEIAABCEAAAp0Q6Mo+R9DqZFVtuJtdbZgNzwNDgwAEIAABCEAAAhCAAAQgAIF9E+jKPkfQ2vdibWH0XW2YFoDRBwhAAAIQgAAEIAABCEAAAhCAwAoEurLPEbRWWAE0WUWgqw1TNTIqQwACEIAABCAAAQhAAAIQgAAE+iHQlX2OoNXPwtpqT7vaMFudBMYFAQhAAAIQgAAEIAABCEAAArsn0JV9jqC1+/V6dABdbZij06IDEIAABCAAAQhAAAIQgAAEIACBdQh0ZZ8jaK2zCGi1nEBXG6Z8WNSEAAQgAAEIQAACEIAABCAAAQh0RaAr+xxBq6u1tcnOdrVhNjkDDAoCEIAABCAAAQhAAAIQgAAEIGDWlX2OoMWSPTaBrjbMsWFxfwhAAAI7JvCtZnZtM7txwOB+ZvbyHTNh6BCAAAQgAAEIQGBJAl3Z5whaZVP/h2Z2j7Kq1bVuaGZPSVwV3/MvzOz2ZvaF6juccYHm+gZm9ggz++6gjf9rZvc0swea2Vcmtj3nspY2zM+a2eujwfycmb1hzgDN7Dsc398O2pk7nzO7xOUQgEAjBL7ZzO5gZvcxMz2Pf9PMntdI3w7RjbOY2QXNTM9a/fcjZnax6D011I9/M7Orm9nbDtFR7gEBCEBgJQLXN7NHuufenc3s/kf6Tb7S8GgWAhDojEBL9nkWHYJWFtGJCr0LWmNi1l2cyHUMMUtsW9owCFpl+4FaEIDAcgR+3syeYGY/ZGZPNLNbm9lnl2u+2Za+zcx+zcz+wMwuPLGXL3EC4CcmXs9lEIAABFogcDYzO83MbmRmH3BeqK9poWP0AQIQ2CWBluzz7AQgaGURdS9oaY6vZ2YPM7OzB8OVJ8CxxSwEreked2Url1oQgEDLBM5lZo82s6uZmbyN9JX+tS13eKG+XcjMFCp48oz29A77HTN7WuLDyIxmuRQCEIDAUQhcwcxON7Nzm9mLzOxmZvaRo/SEm0IAAnsngKC18ApoAWivHloSs65lZg9wX//91LQiZiFoIWgt/LigOQh0Q0ChhgotUci3ikJM7mpmX+xmBNM6elkze7iZXXTa5SeuereZ3dvMnkVYzgyKXAoBCLREQF6rp7oQdPVLtodC0Y8VQdESG/oCAQgclkAL+kvxiPHQKkO1dD6rkrvOvafm9irOcFAoSyhmKReXQlxaeEm2tGEIOSxZmdSBAASWIKDnjfIn6vn8d847611LNNxwG6FHWtjN95vZK8zsvWam//+r7o+fM7N/NrOvBZUl+P17w2OkaxCAAASmEriI89L6cRd6+F8XyOM6tS9cBwEI7JdAS/Z5dhYQtLKITlSYKy6V3eXMtebcU/N6kpk9NuGZ1ZKYpRG3tGEQtKasVK6BAARqCYT5UnStvLT+JBByatvrob7eS7cxswcFnX2L80p7VSMfWHrgSB8hAIHtEpDnrt4FSgmisqe8itudVUYGgf4ItGSfZ+khaGURdSlohUmG/QgVZtiamIWgRchh2Q6kFgS2ReBXzexJ7kQreWddx3knbWuUZx6N8sLIOPsl989/Y2anOO+0LY+bsUEAAhCoIfCTZvZMM5OX1h5Pvq1hRV0IQGAdAghaC3NtAegcb6mpOKbesycxC0ELQWvq/uA6CPRK4HvN7C+ciKUxPMTM7rSD3FnXMLPnuUmTkXZtM3tpr5NIvyEAAQisREC5tO7rPFp1C4lbv21mn17pfjQLAQhAICbQgv5SPCt4aJWhmioulbWerjXlnjoh5ZFm9mNBkzIcbmlmT43ykMzp25LXtrRhCDlccmZpCwIQSBEIvbP0fNbBHcofteWi3xp3d/9pnP/TzG6KgbblKWdsEIDADAK/6J6T342X1gyKXAoBCEwl0JJ9nh0DglYW0YkKU8SlspaHa9XeM3VyVOtilkbf0oZpSdBK9WVsTX3KzP7Whe/IC+J1Ns37S8+EHzSzk92hAjqJzB8q8A53jxeb2V+Z2WdHOrT0yaB/FJwGN3VvfYeZPdB96fRt/Fwm4er5zezWLifdxd1FN3TJvGWQPzrozEvM7DfN7BOVHby0mT3XHdWtSxWK9rvuR2zclObnv5iZRJErmZmu9T943+w8XjT/f5/YWyXdUm6nyzvvGc29H7PWl/IdvcH1VWFypYdKHGstyxPqcmYmr9VLulP1zh5AeJOZvc+t5Vea2cdKAM2s851m9lAzu4lrp1TYiRnKw0sh5F8Y6I++8GsP6z5ioHFrzyrB8CczY/hWM7uYmf2Cmem9orCX8COJkrZr/l/j2tT/DpO2p5r/HrdX5JWlovww/yOoeA4zu7pb05dxzxy9v95pZq93R9grRLF0zf1nt0ev7O6hZ+P1XML5kinU3tIJitpbvvh9H18/914119eug5Kx+jpTno817U+tqzX75KkXR9eNrYP4PuG7QftW61Pic7g+/TP3GS6Bd/x7JtXtuZzDpOG+/aH3Y7y2VD/3zgv7XLM2h6Zo6J3yAfd7Qvnz9P7T/y7hp/vUvlNyy6eGyaHeK9/nfgvocCeVx5vZrcxMB2VQIAABCKxNoCX7PDtWBK0sohMVasWlslbHa9Xc86fN7GHuh5ZvtQcxS31tacP0LGjFq0niw+3M7I0VPxIl3igZ6Y0KFrAEjns5j8DUD6wtCFopj0eh8YatjPynO6FE/6499yuVJxLpGXzXSKy7mZk9JjEH329mf+w8LnNT9OfuuaV5KilqWyENEklC0WfoWgmm9zAzCUE5MWOu8VG7lrWO72BmN44EiTEOmjsxu7+ZfbwE2MQ6sXipfkpkzRlyNUKGjG8d/X7bqI85QUvXSQCTgBsKWLmhvtB5XknwHhqHRHF5CUtcU5Fg9DIzk3H/O2Z2t4J1p3UgIaxkzc0xxOOQUD9+BK3cSljn78cUtP7aibo6yOBSmeEpP5zW8b9m6s0RtCRUa2/ruRGWFgUtPU9+q3BvayziJy9OnWqaK3PfKXH7JYLWod8r8W+DfzOza5qZRFQKBCAAgbUJtGSfZ8eKoJVFdKJCjbhU1mK+Vuk9f8p9+dZXQ19knMlIeFqBoZTvybo1WtowWxK0NGv64imjXp4UY+UsZvbrZna/6FTMkplXDhx9NfzfUeXeBS0JPPKC0Rf5uHjDNs5z4Z8VMjhyAoVvM/4KO+RBIEFAovXVSibF1ZGnlkSqj2auuYTL46T1X1P0nFGeD4lAQ55Cam8J46NkLet9pvl6wIR17MctDzR53snraOkSGyg1AmiNoHV9JzSH3kUay5igdUHnOSahaUqRcCqvQgm8qbUvrxJ5POk+Mszk7fIvbu3Iq7G0lK65qYKW5kiCskL3h/Z9/O9T7+Xbqbm+Zh2UMvX15ggttfeqqX9MQUvP+Pi06LG+6/l9C/chaajeHM4pz0HdpzVB60Jm9mAnXNfMtZ7z/92F2o29Q5d4p4T9GhO0jvle0Tj/Mvgws4fTcGvWC3UhAIH1CLRkn2dHiaCVRXSiQqm4VNZaWa2SeyoU5HEJz6xexCyRaGnDtCxoydBWSNuXE8tHBtHPuDCh2IiVO78Mxg8NLDs9A25gZo9IeLPIqJeHl8KyVLTeFIbkQxB9k6nTyiS8SGwdKvJ+umrwR4Uxvnak/ntc2FHZ7knXqjEkYiNKOY4kDH7J/V+Fq6n8mpk9O7jdy52Hm4z2khLmyVD9VIJwfemWF8/NowblGaNQF3kEnNfMruvCzMJqCm9TwvEhwSl1iISul3CgNScPBY35fGamvqY8d2S4yMtsKBQi3ldrreWhsWgdy3vo3Wb2VTP7JudV50OH4nnKhfOVzGuqTnzK36tdCOCHCxosFTIUuvcoM1MCdhUZiNpb+r+fcaFb/x7d75xOvFUYa1h8mOlbg/BXrQOFIfpQ1LD+WDhX2H/Vk2j43xLehtpjCjHU+tOzTIam5jUuuTVXIxKFbcsLQ+FtKXEXD62ChbpClfhZnHtXhF3QM1/PRb27VGpCDpV7VB8EFHrtS/ge0El0es/FHq250ztr3kPhWIY8B1WnJUEr9btUfdTzRO8TeRjpnaI9qhNP42dJlR+ZlAAAIABJREFUyQfZmndKvCS/xaVTCPf4mKB1zPfKD7jQaf3uUqn9fbHCdqRJCEBgJwRass+zyBG0sohOVCgRl8paKq+Vu2fqR0PuK3n53Q9Xs6UN07KgVWJkK1eFXPz14zYUtoZC2DTLqR9rCu2RQCExLM5Zox/j8uZSuGEobCkXkH78l4Zrxet7iRxZuVVbakjIcFDIn/fOkkCgULyUYBOHUtUk+ZawohALsfBFbJ8TDSQ26LTPFRZ2ehTu983OI0/il5//sf7IW0b5umLvTl0vYS3OtSRPviua2b0T4TcSzeQZJcEoLqViTHhd7VqOhRy1JeNV/VKIWir3krwvJKoql1Mo1K0V2hF/bVeIo0KH/l9u4Sa83IaeB6HAqnFIhNH4h4rWoBhpTn3RmlE4qbyUUnny9LtBxrzqxB6MQyGU4QmH8uaUuKi++jIUbqR7XcA9byS8h0Uh1VqnKU+OKYKW9o9CrhXWmCoIWgULdYUq8fOv5l1Rsw7GPMGGwmr1nFJo7x2jd+7Y+7D0PRSiHPMcVL1WBK2UOO7TE+idGj9P9E6Rh7C8mkPvUAnwmg99/EiVKe8U304N/2O/V+K+1nj1rrAVaRICENgRgZbs8yx2BK0sohMVcuJSWSt1tcbuKeNLPw7ir8hyjdePfL30eiktbZjeBS3NecooGzKcUz/WFKam0KEhjy6/rlJ52ySmKUl6Sbhdy4JWfLrQ2Cl0KVGqNCygxGMnFtfEf0w8Sv1Yl2Aj3qHYlMrFUhruoXBMhRmGoWK6Vgm/5c0Tl6nGR81ajj3llLRcoXfvKngQyqCSV4734tAl8nKVaLRkkSgq0c+XmnuUMIwTzpckEZZYpND0UNQs3cf/yQlK4ToYOtBgTCxQXjiFro6FrWpsqiOvGV/G5rhGyPDt6eAAhUXGHqj+7whaS+6G8raOLWjpg8adnYdRqtcSZX7D5eAr+ZBUI6j4+415DqpOC4JWShzXe0GemPo4Nva7QF5u94m8kCVy68NNSlQveR4OrbAa/i28V+L3hkIy9dGJAgEIQGBNAi3Z59lxImhlEZ2osHQ+oFxy3tQ9/Rd5nUCnMKKhXCdjX63LRnvYWi1tmC0IWpo9hfOFebOG1lv8Yy0XKhGvjDifR407fKuCVpwXSwauPNwUrjVU4rDBUg6/7E4l9O2mhLA4iXhJ20rq/4Sgs6kxyMPmmZGIUypkqOnzOO+uk4L7SOSSZ98XI1BzjI+StaxT+WQM6Ye/L6XJ1lVfhpjY/0FwvTx19F+JOFvyxDyryymjteSLT4xecn0Jw3itKITw+ZnGQ88pVS09ddE3G69hrU8Z97Gn5pCgVePZmVpzQ+JxraAlT5vTggMxFFomz7kwZx2CVslKXb7OMQWtF7nn/0cyw5L4LtFL69GXob1UI6iorVjYl9eSTmQNvSNbELRicbwkdDDEGu/vMe/ikufh0JSV8m/lvRI/Y/XRUF6Bn19+q9EiBCAAgf8g0JJ9np0WBK0sohMVWhG0lDdEibvHEkOXJE8uG/VharW0YbYiaMXjSAlasTeHZrtG0FD9VBslRnRqT9WEkUxdmSU/ZOMj0cfCNX0/4sTuJWGH8Y/loWvkLaI8I/LKVJ40GUk6cWtMaIkNwNT8x199a4UMjT0WRIfy08wxPkrWskRIPRPlaXUxl5tF4a8l3ll+DmNmJSG+NeswzoWikDvl9vH56XJt5RjGRm+J8Kl76uQ2iZLKYyMvEHl11XimxSd9Dq2BlKClNS+vPh0sUVqUe0sGnS8S4RWK+E9RA7WClp5b8i6Th436pcM0ruzCqH3TCFqls7RsvWMKWqkQ8KHRlZ56W/IeCu8Rew7qPS3vXgnuvrQgaMV7c8zDaohh3IY8kSQUKudWWHLPw7EVWMq/lfdKeKCGxjX00WDZXUdrEIDA3gm0ZJ9n5wJBK4voRIUWBC25bMu1PUyQK/FKnhj68R2GSZR+VSwb/bq1WtowWxG04i96qTCgUkM0N/sSDpRQ3pdUeFuqjRY9tFJfwmXE5o4R13NUApE8lEo5xLm3pghKKa7xSXqqE8+/jHadmBiGitWEv/n7xiKN/j0laM4xPkrWcm6Nlvx9bUFLp34pgf+FXWdqEsLrkhzDWIg9lKdu6XMkJWhNWfOpEMnUmqsRtM7lRDL/oUj7WDl99CzT880XBK2SnbR8nWMJWqWisB9xyqMnFR5WKqio3fhAEHnVak3qZGHlsPPl2IJWakxD+2VshcTizdBzMvc8HLtHDf+5q3mJ98rcjyFzx8D1EIDAPgm0ZJ9nZwBBK4voRIUWBK24p94TS+7nCq9RyE1YcqeblY18/VotbZgtCFqpE/G0fmWghaxjoUAiqASOT1dOeRwSVhKil9pTLXhoxV/Ca0QB5RR7gftyrvHlBIvYu6kmRG5siiSYSMAKT+aK2/5Rl1BefVZR8vCrm9nbKuc+ZcCl5nGq8VG6liu7nay+hOEx1o+YQe1+G2MY50PTO6FEiF2C2xxBK/VcyvUpZYwqibvEp7CUClr6DXQb5/Wo631eLiWul3cIgtZwYu7cXC3192MJWqUfZ8JxxuHeqfyVNYJK7DnoPRpLPwjF+0B9HTvRL56z0n0Uiy7yclRItT8NuHQtKD/jU51X8ti7aeo7RW3W8C/t91C9Jd4ryqOpd3oYmVEzh3PHwPUQgMA+CbRkn2dnAEEri+hEhRaSwoc9jRNt6keAwkTCnAq1+QvKSCxfq6UN07ugJc8bGXdy0fdlKFl37FklI/glZvblyilWTjd9LfYlJ+T4eqU/yCu7M1p96IesTnVUOJ/yP/ncdEqOL0YfLexAyutpKEdSnKdrqqDkuybPMiXovqzL4RKKWSlxIxbfdJS68h5prdSWeB2lQvWmGB81a7m2z77+95jZT7kj3K8TnXS4dMjhXMMmxVBCpTjJQ1dr14fLydtOid6Xyv8V85WQ+SNmpqPkFZKlHHK+1IQcloYnx/dXrrPwVMaUaFBqiOsgALHye8aL2N+OoHUCewuG87EELe0rhc3VlJIQ6VJBJeU56HMUlr4/DyVoxZ5VeqdJhNEJhzVFbBSKHR7QkXqPTnmn+H6U8q/pd1h36fdKqr868OTpUzvIdRCAAAQKCLRkn2e7i6CVRXSiQkuC1tCpMakTmmpO+iojsXytljZMy4LWmOAkA1PzL6MsPqFr6ES8pb0OcwZtvHJKf5AvueJSPwxT7ctAVv9qf4zH+T+GvvDHYVNDJ8ONjb1kLMovpBMrY8+rEqOrlHuJUBPfb+m1PNZX7Q194ZZXmk71lIA1tFfCdloXtFJjfr875VY50+aKWQpvl2Gm54k+mIibjFY9Y5Rva6gMCVrXc16B4XVTxZKSNVciaMWebWGofk0IVUo0KN0/qXpDDFU39Y4au5c8ZBQyLdFaIXRaI18buGBtQ38qk2MJWkrv8NrKTpeEzJVwjj0HtSaUK06/6VK/SY8dcli7LmuwpkIXjy1oHfK9UvMsquFKXQhAAAJjBFqyz7MzhaCVRZT88bC0sZPqRUpwGDsCWXOpBNaPjBqrOUWqjMaytVraMC0LWrXUJcbczcx05PhXEhcjaKWJPs7lJsnlzUpdHZ8cOOT5FBtoJYnn4/vlBC2dgiVPnecmxI01Ba1UAvq5xk5uLcdsJFzpK7/Cc8KcgzV7aOlnfIkn21j/cgz1brijO9UwPmWydNxaU/K6OsV5XZ299MKgXunBALVJ8cOulBx6UCJoXdHMnuzChOXRrJBreWaq1BiRLQta8RS+zj3fXpkQtkqElglLYvYlxxK0pgiuJSG4JZyHPAf976XSD0KH8tDKPZ/mLIJWBK1jvVdSof1T8pPNmQOuhQAE9kegJfs8Sx9BK4uoGUFLBsstXFjY0Nf3+OhxPzqFoCnRbUrYKCOwXq2WNsyWBC3NmIyXPzYzHSgQc0bQOmNNK6G9QjsUNqWQLRXtNSXzlRhc4+kShxKqrTisKjZmxrwxxnZdTtDStTLSdYy8cgGFe39NQSvlbbaEsTO2lj0n5dzSCWAScmvEGHmtfNid9ufbWlrQmuvlm/JyU6jsr0ShkuKvUMSPVzyy5Y0lcUdhfDr1sLRIaHyHmf1EkDuuVNCauu7Vt1jgSK25nKAlrz3NsUJNVST862CHz7n/vVVBy8/taS5MVc8IX0qEltK1sWS9vQlaY56DniuCltnrg0VW87yuXectvFfi+UbQWvIJQ1sQgECKQEv2eXaGELSyiE5UmGuMlN3lzLWm3jP+sqdWpxyPPqXPU65pacNsTdDSfMjoVNiZ8i2ErEt/EE+Z05JrjnH/sR+yP2xmDwkSr07NQRcne4+PHY+9uHRPhYXWetV8kzsxT7mzVGSgKyxMyd1jUUIiz6OD+V9T0CrJoVWyPlJ1htay6iosTqJ9eHJjqg0JMBKw3upCMeUppHaVQ0zeOr7UGEgl41naQ8v3T+FjMm60zrwgW5P/TfnX5MknMctfnxqPRN73OgFLIazi+EGXS0vPFp+Dakioij1XlHRdHnTvKoEX1SlhOSZo6XePRBIJYSqpPINzBK3a/EFx3qCakMNc+O4lXD4i8Y9LfHBMraE/YeomXdKToBXnJ0x5rOY4j3kOeoCl789jeWilxj1p8gcuOlTIYQvvFeXz07vtlgELBK0lVxNtQQACKQIt2efZGULQyiI6UWGquFTWerrW1HtqTpVrQZ4noYGifDoKJfE5GOb0bclrW9owLQtaOQPbJwaXmCGBRKFDvqRyqZUkVl5ynuO2Sn+QL9mHnCEhMVghh5dxN5WhK2NKRmNpUc4hndJ0OXeB9p324z+5/x3n2VJS7eeUNl5QL5VMPTaQl0wKL6+WBwT9SiXorjU+atey6ssLVd5oYZFYJZFKeXAkoOgEz6H8QSV5mQrwD1aZ2/4YQ40/Pum29JTb0Hj2nZfAp0TpLzSz95iZwle/NDCykhArXRqfXqZ/mxLSpffb3d1/vkuxaKx/HxO0zu/WhZiq6FmkU4JDL8Y5glat91nOmyxEX7uXdK2YKW/fvdyzyLcn0V4HybzC/UPu+Thn/c+59liC1pTE2yWn/o5xznkOeo6l789DCVo6VOWlwW9Oid7i9w9zJn7k2in7wDdXus5bea/UPItWwk2zEIDADgm0ZJ9n8SNoZRH9xw/eewRVc+JCWavjtaYKWmpVLtL3jb7o6N9lbErs8GEVS/RzbhstbZieBa1wHs7pwmkU7uaLjP0/MbOvun+IkzTrhEN5t3xi7oQWXl/6g7ywuaJqJT9k9SNceei8GFybg06eU2ItwdAXH3aofSmh4SbuD6UnQhYNLqgUG0X6U5inKxbdph6xnvpyrFM2lQw/LHOMj5K1HHu96d6pkKoxjnMFp9wcxfut9h2SYxifdKs5lWfe6SMdi9ejqkq8lQeUvLFKSqmgdVYze7Bbh77dKafIKVG9vA3l3eWLwoMlaoVlSCT6x0j8TJ0CqnZqjMgaQSrFtOb63DoYm7PUXgrFwJLnY8maWLrOsQSt1LrKjS32HkyJrUOclXMx5zno71/6/jyUoKVDN/Ss0ccSFT1/FA5d8zEox3apd0rpOm/lvZLq7xSxtYYvdSEAAQi0ZJ9nZwNBK4voRIU54lLZHb6x1tx7XtCFVHhvE38Hfyx5TW6gqWMoua6lDbMVQUvc49A3neAlwUpeKiqxl47CZK5pZm8umbSgju6jnEXyZnq7M4R1r1wIXekP8srujFYv+SGbykNXu2eUj0tCmBfFvFEjL4kwPCsWGZcc643M7AlBg+GJi+rXw6LwPIWdSWSpKT9gZk+JvAHjnGFqb44RXrKWYyNSOeO01j9UOJiU10+t4JS71dwwzxKGOt7+WcG6GxJrfF/jE9mmhKbHHilj3kmxN1/K2M9xTPU5ZTgPiURa+2LkT4PVOtEajt9DWxS0xDYWh8L3QsnzMTc/a/z9WILW483sVhUfAEvXzBBnPa/kUTrmOej5lr4/DyVopYRmeY1qj9f81tQ78rHOW1JhzTqc5dlm9tFoYZU8D4fWYuk6b+W9MncO19iTtAkBCGyfQEv2eZY2glYW0YkKc8WlsrucudYS95RxqTwhYeihhAd9GX/NlE6tcE1LG2ZLgtaFzOwZLs+Spi0OAZAXz2NcyImfVuXRUThP6eEBKfGn1Egt/UG+5JIr/SErI11fm8/tbl4bQvR9bt9dxV3vPbFOCvI0xeE+qXHqdCMl3JYordCwf3HiYU4sTBmusUATiwvPN7Obu/CyUuaxoVmaELxWLBpbyymPuNI16MeZ2gu1fcwxi8cwdALmUDslBlxqfctjTt663jMzbP+XXZiQ/7faPun3g9aR8rv4MrZXLu1O3Zy6r1L3e7mZSbyVIB+WlKAlz0gJtzJUVZ7p/n8v8ofXl4oTuqbGwyo1vzXXl6yDsbU4JqyWPh9za33pvx9L0FKovg4NKPVWjD16hq5PcdZprJobvYNVcmJ06ftzrhhSujZTe3PKh4X4pO6hZ9KcfVCyzlt6r8Qe1bW/R5bej7QHAQjsg0BL9nmWOIJWFtGJCkuIS2V3+nqtJe6pHAAKM5NRE5aapMG1/a6t39KG2ZKgFee0iMPbtPdvY2YPCiasVuyMw/Mk0ihflL7650rpD/JcOzV/L/khq/biU6b0bzViX/zjXlzk/XayEwDUnjy4lE8rZUz7McXhXKlcaEPjj78uhx5auiYVThEnjx9jex4n2kmk82Uowf0c40Ntj63l1JHmqTxeQ2PRXMVGlOouLWjFOaRqk6KXMrxk5IE0tmauYWZ6F/hSm/dG3lISfpV7zpcxYysV4lizr1IHngx5T6YMcXl63NF94JEApsTKrxxYGFsVtOI5x0Pr6wsgFs70F4m1dy3wOE69M4aeh6m19fsuRUTOc9D3tvT9eShBS/2Knz36t5oTtlNRBRLjNdY4h1/p8zC1vUt+B7T0Xom9UiXi6xCTmpNsa34nURcCEICACLRkn2dnBEEri+hEhSXEpbI7fb3WUvc8l8s5crWoA6U/1Gr7XVu/pQ2zFUEr9bU0dbR9nBxZc6ck5joVUcbtWNGJesplE4a0jnk8xG2V/iCvXU9j9Ut+yPrrY2M9dRLa2L1ib5T7OW8577VVEo6REgBK8uCl9nwcUpgywMZOEQzHmjr5aSyB/hzjo2QtxwccSFSRsJo7AOMsLnGx8m2dPZpMre3bmtnnF1qAqXxjqfDModuVMkx9xBh61sdCoe49FIIX90uCqEQ/Hx7l/65E/Nc1s/cNDCT2fpTYq9O7dJDCUMJ+NZXK/zTmAZIy5MMu5d5/WxS0dCKqRJbwJFByaH19VaQELa1PeSEqfHvIczl1UqgEU33w0YEUcUmtrbBOyXu09P15SEEr9U4p4aexK4rgT83sFgGIsXdu6fMw9Rgq/R3QynslFqFrPtgs9PqiGQhAYIcEWrLPs/gRtLKITlRYSlwqu9sZtZa8p9zZ9YPMf/1T+/qhISNXp1nV5DioGUNJ3ZY2zBYELf1Y08l5OtEqnO8hASX2stKc6YekDkFQvqf4AAH9aFX7f2Rm4VHwtd5dpT/IS9ZQaZ3SH7JqLyUM1HjtpPJU+X7K2Ll6gWio+qmwYe1ZeV0qv0hcJGbpq3ZotA6FvqS+iOu5oB/MMvjjL8ASgHQynbxqYiFj7Ev8VOOjdC3HOcvERCduySBRHpb4GaNxKJRT3joKV0uVNY6dj73mUgn0h9ZyDcNYjB0yrhX690Qz+6XgptrHyoknozoV2noOF7Ku+Y5FQN/M2OmFqZPDtOYk+Cpp/GcTAH7YzP4sCo/OeViNCVolgueWBC0xv7h7ZstL1Je5pxymGNU8I0uf28cKOQw5DT0TJe7roJ3fiwYz5nk4Jmjl1rW/Ten785CClvo2lLtVwqm8wRU2HxbZIFqbiiQI16bqrPFOUbulvwNaea/EwtqUfJele416EIAABDyBluzz7KwgaGURnaiwpLhUdsdl75k61l39KPlhX9rfqfVa2jApQWvquGquSxkBcV+UU0MnEX55oGH9cJXL/0UThqa8riRwKMwpLkNrQ/XksaMj3d/pcvBIILtqJJSpngwjhUzodMBUrp5Ul0t/kNdwzNUt/SHr24lD/mqTZiukUJ4+cUl5yw31fejEUs2NwoW0Jj7sTjZVcmx5JsVCgwyuBwzMTUrs9nOqNaccJgr3OJ+Z6Qd+KGL6Pue8xtZey6lcbr5vbzKz15nZJ90/KJfVZRPjEEetbx8+t0ZYR3wQQ806qBG0lP9Fc+7z8WjoEq5uHQlGQ+GWqv9+M3tj4Gml58vlXfhnuFbf4kTvXwj+UWsq5Zniq8jbSl5xyk8UFolpLzazl7lQXOU2u7KrF65p7UMdqCAjechrZkzQKjnkoRdBa+y9MPZOEHeduKp18gU3CbXPx60LWh9z4ofPQRq+D4XsUu6ZGOYo1b/nUjqMCVo5z0G/X0rfn6l9oHn/YO5lGawJeVz656IENz23xELilMJ443DAoXeKmlTu1te73wziJjE9PrhI9fQBVh/h/HM77m7N8zC+tnSdt/BeiU+HrfkYVjjFVIMABCCQJNCSfZ6dIgStLKITFXoXtDSGVMiG/l25fOQ5cKx4/JY2TMuCVtlK/cZaJWFkqZCJ0vvJuJSnySMqksmn9pQ8vmSkrllKf8j6PqTyjNUkT0/lqVLbytmkhPylZUgAKLleXi/KARN72oXXKvRMoUgy0GqK5l7t3yfT/lL7amwtS2gT09hzLDcetam1J8NM4qMPzc6FzuXaTf09PiygJgl7rQGXCidWziid6BcWCaanuvDK2jHpNDKtrVMi8UyHjkhAGytT13SJmKX7Dglapfu3F0Grds58fXngSeAMT4+rfT5uXdCSl7M8BvX7LxathrhL7JEQM/Z7akjQqkn2PUfQmrpm4uvGvPH00eDh7gNb7f1KGNY+D8M+1KzzY79X4oTwJbk3a3lTHwIQgECKQEv2eXaGELSyiE5U2IKgpXHoR4AMmjAUTf9ek7izjFh5rZY2zFKGd/noz6hZ4qFV26bqyzNFcytPi1xYqXf9V7jRtQpv9kJ3KmIqrCvXROkP8lw7NX+v+SHr200lPy9Nnp66X43REo5NwoPuq/kZCvUK68vbRTlJJDqUnIqo0Bl5riicoaR9zb08gOQBlVtbS+yrkrV8XhdqOxRGGPKRMCIvAHlEKHQzlQQ4JQDVrLe4biofWGkerVoDLuV9NZRzSutU8166thSOqbUlbwvlvYpzvJSGndWuaXmDSTxXIvexfFvinhK0NOfyVA0T4Q/N51YFLQm4D3MhnuIRltrn49YFLQndEnt/zT1XUt6pnp88GhWmL2E897wdErRKPAf9/Urfn7lccnOeZ7l9XvtOqWFY+zycs86P+V6Jn60luTfnzCnXQgACEPAEWrLPs7OCoJVFdKLCVgStlMeJxleat6GMVl2tljbMEoZ33ejPqL2UoCURQ0eMS2RQCJWEpqGQnKF+Kr+QvDv0Q0qhAwo18D/kffsyZF/gwpJyhuXQfUp/kE/hWWOkjuX7UTspYSB3pHp4fxlDMnJ8GTr5qnScCsNSmIZCPxU+J+8qXzTvSsb9LCdmpvIR5e6jHElXdKFeCl9VfhMVzb3EOIkiEjRkfJTO/ZR9NXUt+/xYEmV1X3mdeYFO+0FjUP8liiikaGyuUmF6OX65v8dhh/Hpk0PXTzHgUmLsmNGsuVduN60vzXu478fm/gIuF6MPHao5jVPjVWiPQgu1psM1p79pTb/diVASNX14XI5zypDPGeBhm1sRtCRaKWT8H0fWvR83gpbZk4NFEHoNaz0pd6R/rshjy4fl6nmrU4THvGBza6vUc9C3U/r+PKag5fs69M7ya1PPZXkeKTVC6f6e8jycus513THeKwodl9e6cmipDOXCzD0L+TsEIACBKQRass+z/UfQyiKiwsoEutowC7GIczPVGFoLdYFmDkQgFrRkFD3nQPfmNu0RiE+urAk7bG809AgCZxDwidt7fpfNST6/l3UQMup5rnuYrx9wERU+P+Hcj2E9jJk+QgAC7RDoyj5H0Gpn4ey1J11tmIUmCUFrIZCNN6MTIXXi4G1cP/UVXwaBkrhT9ksgPj0LkXO/a2ErI/ceQz2LHAha+dWIoJVntFSN8GNYfCLpUvegHQhAAAJDBLqyzxG0WMjHJtDVhlkIFoLWQiAbbyZOCq/wAR1PXnoSZOPDo3sTCSgER4a/P+Xv8WZ2q4qQpYm35TIIrEJA4XfKy6X8ZMpxpjDaHguCVn7WELTyjJaoEXvyrhH+vkQ/aQMCENguga7scwSt7S7EXkbW1YZZCCqC1kIgG24mTgCuPHXXNLM3N9xnunY4AkoGr9O8JAawNg7HnTstT0A595R76rtcjqlXLH+Lg7SIoJXHjKCVZ7REjUub2XPN7NxmJu+sa5vZS5domDYgAAEIFBLoyj5H0CqcVaqtRqCrDbMQBQSthUA23IyS6T/OzHyibLxwGp6sI3RNidBPMzN/IqNOjLz7hEMcjtB1bgmBEwSUKFvhs/dzyfx79yJB0MovbAStPKO5Nb7ZeXLL21Gl9301lwfXQwACxyHQlX2OoHWcRcJdv06gqw2z0MQhaC0EsoFmlCdLJ0l9wsy+ZGbfamZK4novd8KeuqgvrArHeV4D/aUL7RC4gpmd7r7C154M2M4o6MleCYSirE5+vak7+a9XHgha+ZlD0MozmlvjIu69oI9iOu1XzLW/KBCAAAQOSaAr+xxB65BLg3ulCHS1YRaaQgSthUA20MxZzezBZnazkb7whbWBiWqwC/GXeLy0GpwkujRK4GfN7PpmdqqZfaRzVgha+QlE0MozmlODd8IcelwLAQgsSaAr+xxBa8mpp60pBLraMFMGmLgGQWshkA00I4+s+5jZ7Qf68jdmdoqZyQOHAoGYwHlcLq2T3Nd45Up5K5ggAIGDE0DQOjhybhgRuKSZPcvMfsjMXuU8uz8EJQhAAAJHINDBHa8UAAAgAElEQVSVfY6gdYQVwi3PRKCrDbPQ3CFoLQSykWb8kfVxd/7WzG5hZm9spJ90o00CV3JGjBLE6/RDiaNfaLOr9AoCmyWAoLXZqe1iYDrZ8IFmdnN3UMgNzeyVXfScTkIAAlsk0JV9jqC1xSXY15i62jALoUXQWghkI81czsxu5xIkn93M5JX1TJfM9eON9JFutEtAYSZ3cJ5+5Ftrd57o2bYJIGhte35bH1148u2dzez+HBLS+pTRPwhsmkBX9jmC1qbXYheD62rDdEGUTkIAAhCAAAQgAAEIQAACEIAABOoJdGWfI2jVTzBXLEugqw2z7NBpDQIQgAAEIAABCEAAAhCAAAQg0AyBruxzBK1m1s1uO9LVhtntLDFwCEAAAhCAAAQgAAEIQAACENg6ga7scwStrS/H9sfX1YZpHyc9hAAEIAABCEAAAhCAAAQgAAEITCLQlX2OoDVpjrloQQJdbZgFx01TEIAABCAAAQhAAAIQgAAEIACBlgh0ZZ8jaLW0dPbZl642zD6niFFDAAIQgAAEIAABCEAAAhCAwA4IdGWfI2jtYEU2PsSuNkzjLOkeBCAAAQhAAAIQgAAEIAABCEBgKoGu7HMEranTzHVLEehqwyw1aNqBAAQgAAEIQAACEIAABCAAAQg0RqAr+xxBq7HVs8PudLVhdjg/DBkCEIAABCAAAQhAAAIQgAAE9kGgK/scQWsfi7LlUXa1YVoGSd8gAAEIQAACEIAABCAAAQhAAAIzCHRlnyNozZhpLl2EQFcbZpER0wgEIAABCEAAAhCAAAQgAAEIQKA9Al3Z5wha7S2gvfWoqw2zt8lhvBCAAAQgAAEIQAACEIAABCCwGwJd2ecIWrtZl80OtKsN0yxFOgYBCEAAAhCAAAQgAAEIQAACEJhHoCv7HEFr3mRz9XwCXW2Y+cOlBQhAAAIQgAAEIAABCEAAAhCAQJMEurLPEbSaXEO76lRXG2ZXM8NgIQABCEAAAhCAAAQgAAEIQGBPBLqyzxG09rQ02xxrVxumTYT0CgIQgAAEIAABCEAAAhCAAAQgMJtAV/Y5gtbs+aaBmQS62jAzx8rlEIAABCAAAQhAAAIQgAAEIACBVgl0ZZ8jaLW6jPbTr642zH6mhZFCAAIQgAAEIAABCEAAAhCAwM4IdGWfI2jtbHU2ONyuNkyD/OgSBCAAAQhAAAIQgAAEIAABCEBgCQJd2ecIWktMOW3MIdDVhpkzUK6FAAQgAAEIQAACEIAABCAAAQg0TKAr+xxBq+GVtJOudbVhdjInDBMCEIAABCAAAQhAAAIQgAAE9kegK/scQWt/C7S1EXe1YVqDR38gAAEIQAACEIAABCAAAQhAAAILEejKPkfQWmjWaWYyga42zORRciEEIAABCEAAAhCAAAQgAAEIQKBtAl3Z5whabS+mPfSuqw2zhwlhjBCAAAQgAAEIQAACEIAABCCwSwJd2ecIWrtco00NuqsN0xQ5OgMBCEAAAhCAAAQgAAEIQAACEFiOQFf2OYLWchNPS9MIdLVhpg2RqyAAAQhAAAIQgAAEIAABCEAAAs0T6Mo+R9Bqfj1tvoNdbZjNzwYDhAAEIAABCEAAAhCAAAQgAIG9EujKPkfQ2usybWfcXW2YdrDREwhAAAIQgAAEIAABCEAAAhCAwKIEurLPEbQWnXsam0Cgqw0zYXxcAgEIQAACEIAABCAAAQhAAAIQ6IFAV/Y5glYPS2rbfexqw2x7KhgdBCAAAQhAAAIQgAAEIAABCOyYQFf2OYLWjldqI0PvasM0woxuQAACEIAABCAAAQhAAAIQgAAElibQlX2OoLX09NNeLYGuNkzt4KgPAQhAAAIQgAAEIAABCEAAAhDohEBX9jmCVierasPd7GrDbHgeGBoEIAABCEAAAhCAAAQgAAEI7JtAV/Y5gta+F2sLo+9qw7QAjD5AAAIQgAAEIAABCEAAAhCAAARWINCVfY6gtcIKoMkqAl1tmKqRURkCEIAABCAAAQhAAAIQgAAEINAPga7scwStfhbWVnva1YbZ6iQwLghAAAIQgAAEIAABCEAAAhDYPYGu7HMErd2v16MD6GrDHJ0WHYAABCAAAQhAAAIQgAAEIAABCKxDoCv7HEFrnUVAq+UEutow5cOiJgQgAAEIQAACEIAABCAAAQhAoCsCXdnnCFpdra1NdrarDbPJGWBQEIAABCAAAQhAAAIQgAAEIAABs67scwQtluyxCXS1YY4Ni/tDAAIQgAAEIAABCEAAAhCAAARWItCVfY6gtdIqoNliAl1tmOJRURECEIAABCAAAQhAAAIQgAAEINAXga7scwStvhbXFnvb1YbZ4gQwJghAAAIQgAAEIAABCEAAAhCAgBFyuPgiQPBYHGlTDTK/TU0HnYEABCAAAQhAAAIQgAAEIACBnRLoyj7HQ2unq7ShYXe1YRriRlcgAAEIQAACEIAABCAAAQhAAAJLEujKPkfQWnLqaWsKga42zJQBcg0EIAABCEAAAhCAAAQgAAEIQKADAl3Z5whaHayojXexqw2z8blgeBCAAAQgAAEIQAACEIAABCCwXwJd2ecIWvtdqK2MvKsN0wo0+gEBCEAAAhCAAAQgAAEIQAACEFiYQFf2OYLWwrNPc9UEutow1aPjAghAAAIQgAAEIAABCEAAAhCAQB8EurLPEbT6WFRb7mVXG2bLE8HYIAABCEAAAhCAAAQgAAEIQGDXBLqyzxG0dr1Wmxh8VxumCWJ0AgIQgAAEIAABCEAAAhCAAAQgsDyBruxzBK3lFwAt1hHoasPUDY3aEIAABCAAAQhAAAIQgAAEIACBbgh0ZZ8jaHWzrjbb0a42zGZngYFBAAIQgAAEIAABCEAAAhCAwN4JdGWfI2jtfbkef/xdbZjj46IHEIAABCAAAQhAAAIQgAAEIACBVQh0ZZ8jaK2yBmi0gkBXG6ZiXFSFAAQgAAEIQAACEIAABCAAAQj0RKAr+xxBq6eltc2+drVhtjkFjAoCEIAABCAAAQhAAAIQgAAEIGBd2ecIWqzYYxPoasMcGxb3hwAEIAABCEAAAhCAAAQgAAEIrESgK/scQWulVUCzxQS62jDFo6IiBCAAAQhAAAIQgAAEIAABCECgLwJd2ecIWn0tri32tqsNs8UJYEwQgAAEIAABCEAAAhCAAAQgAAEzQg6XXgUIHksTbas95ret+aA3EIAABCAAAQhAAAIQgAAEILBPAl3Z53ho7XORtjTqrjZMS+DoCwQgAAEIQAACEIAABCAAAQhAYEECXdnnCFoLzjxNTSLQ1YaZNEIuggAEIAABCEAAAhCAAAQgAAEItE+gK/scQav9BbX1Hna1YbY+GYwPAhCAAAQgAAEIQAACEIAABHZLoCv7HEFrt+u0mYF3tWGaoUZHIAABCEAAAhCAAAQgAAEIQAACyxLoyj5H0Fp28mmtnkBXG6Z+eFwBAQhAAAIQgAAEIAABCEAAAhDogkBX9jmCVhdratOd7GrDbHomGBwEIAABCEAAAhCAAAQgAAEI7JlAV/Y5gtael2obY+9qw7SBjF5AAAIQgAAEIAABCEAAAhCAAAQWJ9CVfY6gtfj802Alga42TOXYqA4BCEAAAhCAAAQgAAEIQAACEOiFQFf2OYJWL8tqu/3sasNsdxoYGQQgAAEIQAACEIAABCAAAQjsnEBX9jmC1s5XawPD72rDNMCLLkAAAhCAAAQgAAEIQAACEIAABNYg0JV9jqC1xhKgzRoCXW2YmoFRFwIQgAAEIAABCEAAAhCAAAQg0BGBruxzBK2OVtZGu9rVhtnoHDAsCEAAAhCAAAQgAAEIQAACEIBAV/Y5ghYL9tgEutowx4bF/SEAAQhAAAIQgAAEIAABCEAAAisR6Mo+R9BaaRXQbDGBrjZM8aioCAEIQAACEIAABCAAAQhAAAIQ6ItAV/Y5glZfi2uLve1qw2xxAhgTBCAAAQhAAAIQgAAEIAABCEDAzLqyzxG0WLPHJtDVhjk2LO4PAQhAAAIQgAAEIAABCEAAAhBYiUBX9jmC1kqrgGaLCbS0YX7MzJ5uZhd1vf8LM7u9mX2heDTpihc0syeZ2WWCPy/V9syucTkEILBhAt9hZg80s98+0Bh/zszeMOFe5zCznzGzK5vZj7tn8NldOx8ws/ea2VvM7NXu/35uwj2WvuQ7zey+ZnZLM1Mfr21mb136JrQHgREC329m+i1xLTP7GzM7xcz+DmIQgAAEIACBmQRass+zQ0HQyiKiwsoEWtowawhaMihl9Nwq4oigtfLConkIQMBaFrS+2cx+3sxuZ2YnV8zVp5xIp2foxyuuW7KqfjvdwMweYWbfbWb3NrO7m9lXlrwJbUGggMCVzOxZbh3+uZndycxaEHwLuk4VCEAAAhBolEBL9nkWEYJWFhEVVibQ0oZZQ9C6vpk90v3YDFEiaK28sGgeAhBoUtDS746Lm9mfVApZ8XS+38zuZmbPMbOvHXiu5UX2NOdJ9rdmdj0zU38oEDg0gVi0/k0ze0oi/8mh+8X9IAABCECgXwIt2edZighaWURUWJlASxtmaUErFWrocSJorbywaB4CEGhO0JJX1n81sweYmQ8pjKfp/5rZO4NQb4VVSQBLFdW9l5k92My+eKD5Vqihwjhv7u4nD7OHICAciD63SRG4pPPS+iEzk8Aq70FCD1krEIAABCAwlUBL9nl2DAhaWURUWJlASxtmSUHr28zsVDO7wwA/BK2VFxbNQwAC1QQkNj05uOqvnAD1yeqWvvECiVl6Ht4n0dbrzOxRZvYyM/toQhySF8qlXHii8gXF5c5mdv8DhfyFXrevMjN5xHxoAT40AYGpBLS35PF4F9fAQ13o4dz8n1P7w3UQgAAEINA3gZbs8yxJBK0sIiqsTKClDbOkoPWrLhG88qukCoLWyguL5iEAgWoCawlacc4p3zElU1fY4DMLPazOYma/bmb3MzN5o/giTy0JS8+rHnHdBedxz/WT3GU3M7PH1DVBbQisQuAiZna6O1RB+0GHFLx0lTvRKAQgAAEIbJ1AS/Z5ljWCVhYRFVYm0NKGWUrQOr/zcvjZEXYIWisvLJqHAASqCawlaOlZqLw+oQilU9l+18zeVt3LM5LJPyFqb21vKf1euo2ZPcj19+VmdiMz+7cJ/ecSCCxN4JvcwQR/6BqWSKzTTT+99I1oDwIQgAAENk+gJfs8CxtBK4uICisTaGnDLCFoDYUaPt0lDvY4EbRWXlg0DwEIVBNYQ9D6XjPT8+46QW+U3+emZvbG6h6ecYF+u8g7SgduhGXNfFbxhwqFTyqXVvwOmzgkLoPAbAKXNrPnmtm5zexQXouzO00DEIAABCDQHIGW7PMsHAStLCIqrEygpQ2zhKCVCjVUbphnm9lLApYIWisvLJqHAASqCawhaP2ae/6FnVniJLZzuLxb1wgaXstrKvbOkiAnge691YS5AALrEdCBBcqfdRN3C7y01mNNyxCAAAS2TKAl+zzLGUEri4gKKxNoacPMFbTi/CpC508c0oler58gaGmP/hczk1B2JTPTF1jl5dLX1ze7HBnKG/P3BZ4CCvsJ+1A6tbnE0Gczs8u7nB0XDU4k+5SZvcXM3uC+GssI/MrITRUqcY/SThXU+yMzu2em3lJ9D2/zn1141ZUL+uirvMnM/tnMZJC/wMw+VnBtLD6UjNc3q3Gf5kKm/L/F8xzvh4IujVbRXriemb1/pJbW+w+a2clmdhUz03ryYWrvcPvpxWamvn62okNT1/7QLX7Orev47/F9ehOulxa0YgNbvP6n885aIhRKXl6PDiZBz0UljX9FxdooqSqPlyea2S+5yjrV8E6Feb/i9pXAW6c2an1rvSjZvd4P/nRHPaNfZGYKyUw9L5UgX55hCidbqtzQPbN8e/E6CNe75vTqjvNl3P4M30fPMDPlRpvquSY+euf9opldzsz0HApPuVTbEhL1zNRHIj0Xxt4rfkzxc7nkeTT2XK+5Xs+1c5rZL7h35YXN7GLuXa57+Ll/t5np+aZDEmqeb2E/w7lbaz8ste5oBwIQgAAE2iTQkn2eJYSglUVEhZUJtLRh5gha8SlDHpv3RNAP81pBS8fV/7GZ3bJgDv7czCQISUQaKlON+iFBS/2TUXV7Z5Dluqkf6RKsXmlmX0tUPqSgtXTfxwyfHJf475pDiVMy1L84cvEcQSvlSXhsQUshXTqpS3mJckWM7uVCzj6Xq+yEgyli7lDTCFoF0M3sp51AK0HIl99xIYhlLYzXuoATZt9lZq92+bi0NqaKKUN3i73MlJj+OZUDUEL7K7q9rQ8AuaLnpU5vVFhmOJ5jCVp/bWaXdTnEJMKNFYl/Svb/r7lBBn9XuL6E7N93Il/ppfpootP9ht4rvp1jCFr6ja1k7RrTDUoH5N7jNc+3sOn4d8wc8bWiy1SFAAQgAIENEWjJPs9iRdDKIqLCygRa2jBzBC15Tz0r+OIqbPpRf2v3pbXWc0NeKQ8zs6tV8JenlgQmHXufKksKWpcwM/1QHkt8n+qDvhjf18zub2bxkeKHErTW6Hs41ikeWilWMmbFacj7YKqglfIk1P2PJWgNnVxXsvR1itetzOx/ZypPXftDzSJolczOGc+jRwRVNU86fU0CVC8lFpBqPHP8GOVVe6p7H9SMW89LfTBQAnz/HDiWoCXB6bFRIv6xsYjTLQrzpOkDg551+gA0pYiTvHHluTb0vDy0oKWPXBJv7x39LqgZn0IG9Rti6J2eaiteH4TH1hCnLgQgAAEIiEBL9nl2RhC0soiosDKBljbMVEErJRDoR+T1A8OtRtBSSId+mN88Yv9CM1M4h756n9fMruu+aIfVlD9DoTCxWKQ6cR8UCqiQjS9n5vgz7tTGf3f1UieM6U8yKtSmvuR/yczO58JGxDUuDzazu5pZ6F0j8e6nRvpyBTO7avB3hWa8dqT+e1zoTlhlrb6H94gNJ52C9qQB77lvNbNLRqF1vq3c0etTBK04F1DY71jQOpdbwzJkU0VhUjJAvffN2Dh1vbzNdKz8R4LG1B95Lkj0kNEfFoUmyjvlfe4ff9yF7IQn5elPCs06xcy054ZKvPZVV3sptU/iNr4lCA/zf0PQyjw0zOzbnUgRepgqlE5rZolww3wPlqnxk2YmYUHrT0V7Waczan+WFD3PJeKnPG0VLqcw40+69a91pWdUWHSf33J7R/+uZ4Y8xPR8TZXUen2ymel5OFRe40L4/N/jZ4v6LnFSIcC+KKxT1+lZL0Z6fuuZEJaSvTnEx4fhKbRQfFT0bJV3288kBqLnj965Q++EQwpaY881Hzrtn2uaT6USkBd3zE/DlPeZ1s9XSxabqxMLyTpA4TEV11MVAhCAAAT2TaAl+zw7EwhaWURUWJlASxtmiqA1FGooA0QhY358NYJWbEwohEZfaSUGhKF6uveNnfjlxYCxnBk1fRia9gs6g065U3zRPSXAyWPLGx7+bz7MRl+p4zAVCW8PqPihHntw1eSMUn8O1fcphpPmUuFIMlxCo/HxzgMpFVY3RdBS+IvWkTfOw3nO5UqL10S8X6Z4rqQERoUQSex8VcLbQt4HMuYVjhMKW8rLJCPu4wMLN177NWNNecQgaOVfDClPRT0n5HkoEaSXEu8zCQz/o7Dz32Rm/93t6/ASfZxQeO3bo2e6npdaq/JWCp+X+lCgPFfKs5crqfUa58jKtRGPOe773V3uqvD9rbx8tzWzO0bidG5vpu71Z+7dIJEqVSTm6Rmh92xYxsLrpjyXw7Zrrk/lH5Q3qfocz7m/h4Q9ib3y5AuFLYmCEv3/KTdpwd+1hv4ymIfecvlVDJWqEIAABCCwAoGW7PPs8BC0soiosDKBljbMFEFLIoS+foc5YsJQQ4+vVEzSEff6kqrExr6MCT8p40XGlsSf+ItuaR+GplyeOvqxrePqfVGCXhlsMlrG8takQkp0rcKP3lq4xuYIWofse43hEw89Dl19m/M6+IcEo1pBK8UgbLZG5NF1cwWt1Cl1CpuV98uHMmtCuZkUkhsKq7GIHDaBoFW2yZZMCp8y6vWskKjVS5H3zH1c2J/vs/boywoHEHt36bKHu5xKYx5eEpwfF61vPXfFLpcfbE1BSyf2SpAcytUoQe43zEw5HUOPyyEPodT7Th8/JJjlEr3reaZ6fxDMhfKoaQ1/ODE/c57Laq70ev2uVpioRElfJM5LrMo913StDgt4esSvZs3pnhL7n+q8vvS/5TWtedE7lwIBCEAAAhDIEWjJPs/11RC0soiosDKBljZMraClkCx5YYV5ruJQQ4+vVExS6MFzA4Gs5Bh6JdFWjhVflMtLBoRCBcNS2oehKU8ZZ2MiQtxOKjRTP/r11Xos+blvZ46gdci+lxo+Kc4S/mSI+NPUVGfIG6hW0ArFMhnTuk94UtqhBa040XZJeFLILBb/xvYKglbZg3xtQavWU6is1+vVivdjTQ6wlLChkEs9m8Ow26Hex3NR8i5QW2sJWqV9l7epRK/whNmhky3jQwNqvZHkcar3nbxvVXRKoELxfThfyHbOc1ntlF7/Pe53gT7W+FJziICEQIn1YT4xeWLrQ1lpSbUhb9ixEP3StqkHAQhAAALbJ9CSfZ6ljaCVRUSFlQm0tGFqBK3Uj3ahGhJ4SsUkfVmVmKG+KE+IDIEHZb7KlxqhpX0YmnJ9dVaIoC9DRsrYkolFjJowtTmC1iH7Xmr4pDilwrSWELTkCaGwk+u4m8o4kheAjFRfDiloKbxG+d5uEty/RhzVZak2dHrj8xNgEbTKHuSlz5KS1lKJ+JXjSOuulxILJhKV5OkyFNoajuv7XHi2PG58qRH05PWrferFbYnQEnGVU2qsrCVo1Ygy8btUff8Vl2Mx7PuPmtnV3UmAP2JmOtlRoeSl+aJqnpdznsvqc+n1EpP0ntNHlIs7T7ObDniNDc3jnHed2lSoqwTF0HutVhTrZY/STwhAAAIQWJ5AS/Z5dnQIWllEVFiZQEsbpkbQKg019PjmiklD06A9LA+n8Gv4UNLiOX1IffHVCU4SSWrKD5jZU1xyb3/dkAgRtzv1R/6h+15q+KS4xXzGPEJKPbS0RlRX60LFh3oqZOf1QScOKWjNDVf03Y6TH5eG29aMlRxa35gbr2TPpwStIXG2pL1j1NFBFEp87ktNQvi53kcSJZRnS8nCFZatQxIkqOXCxtYQtEq9wzynVKjmGuGmLQpaS6zTqe+68N7xs1Fr6Y+X6BxtQAACEIDA5gm0ZJ9nYSNoZRFRYWUCLW2YUkHrnE7IkRDjSy4f1BwxaWwKLuyEijCR+FCulTl90Jd0JROXkaaiZL36sq4cTzUlZeiUJnef+iP/0H2fKmjFwpO46hRKhZ58IgG5VNA6v8vzpvlX8TlqlH/qWILWL5uZkiT7MvX0u1hwKA23RdBK79olPbRiQUd3rPFQqnmurFU35qHcUHq+/r+CG14vOJlQ1RWerqTpny+4dk6VNQStIaF4rJ9xKHwNu9LxI2gNk4rXnz4+6SMUBQIQgAAEIJAj0JJ9nusrObSyhKiwNoGWNkyJoKVQQxk0ShQcltu5U/6GEvbOEZPiOVAf/pOZXdZ5ZoVi1thpWHP6EBunc5LMxl+OS09gmipoHbrvUwQtJVNWSM/9otP7xtZViaAVh8aG62NOGJ7W5Bwvq3gNqF8S775c+cD5QXcKpL9sKCn0nLHO8dDKDUfhY8r3I2FRXjD/Gp16l7t+6b8vKWilksL3JmhNfeZoXuJr5SGj/3JJ3efO6RqC1pRwtTl7boyBnmna95d3oX2/GCVQH/ICnPJcDvsx9/qxMeljhk421LvqZDO7RvQeKP3oE94j5q+PBmqbAgEIQAACEMgRaMk+z/UVQStLiAprE2hpw5QIWkqsqgTsynXlyzNdcu1Pj8CaIyap2ZSREt9OCXV1QtyQ19ScPixpnMRG89qC1qH7Hhs+8mZTqNLQyWAXMjOJksq3Epba4+5TRs8lXdJkv17l7aWQT+27uVzmCFqxsb/Uc2YoJ9ucsa4paMXjfqE7ue0dBxA+UsyXFLRS4cV3MTN5+/RSpgpaEih0Ap/+8+VQY19D0JqSUDzOPzZ2AmG8HsTvbGamNaT/9KxRTqpLuNySY+unVNCauwZr8j/6e2lu9H64gJmd18x+wsz0jL6UE7SG+rSEoCWv1DCf29zxcz0EIAABCGyXQEv2eZYyIYdZRFRYmUBLGyYnaE0JNfT45ohJaiMnaH3MhRPohMQ1vMTmCALxEppqNE81Lg/d91QYTO02eqw7KWws+XTOQ0tJ0x9oZjd3N4+F17lcELS+cVZTeaNq514JtCV+PMIllK69fk79qXszdc9U7jqtR52A96U5nTzQtanE2qXCwhKi0tRhLnHveB1MyX1W+3yQ55XCoE9xifDDj0Y1LFoStPQbW+OQZ6ISxccfLUrHVbruwvZiz2QErVLa1IMABCAAgZbs8+xsIGhlEVFhZQItbZgxQUvGjZLa3jfikQs1PJSgpfvIEFZyeBmNX0nM2xxRba74EXYnNpZKEy23KGil+r6EoKWcbJrHR5rZFwb2YE7QUo439U/CgrzEZFS9Mmhr7pzWGqzhMPbioTUWSql8cvI4+XHngRJPc+mzZclH9JKCVkoQmporbckxlraVEoZKhYUlRKXSfsb1lrj3IQUt/Q6V0KNwzJqQOL3v3mxmypEYil+tCFrf79IT3DIKiczNqzytFYIury1fStdd2Hb8fEbQypHn7xCAAAQg4Am0ZJ9nZwVBK4uICisTaGnDjAlaMv4VqlUbariUoCXjUAnglTtL5XvN7KdcYvbwh6/+9lsuAXHMtlVBa+shh3O20IPdKZafSzQyJmidy62Bq7nr7u/a+WLQTkuC1hSDrYbrnLHOCTksWdsyXiVsnWpmVwoG9Xdmdn0ze1fNQGfWXVLQUleUC+h5QZ/GTu2c2vWbmplC4pSDTbn9PriQZ9scD63UtQN0WigAACAASURBVD2HHE7x0Ep5CGl9fTKYaP0GvZaZPSB6t8ZrQeHaCvHTaY/vNDOF5P6jE4r0Xr5ycEGpoJULBY/7oOfAdZ0Arb+NhRxe0MweGu3n1Pr2OfTeYmZvNzPt+c8k8q9NeT7+jDt4Qx80VBC0pj5huA4CEIDA/gi0ZJ9n6SNoZRFRYWUCLW2YIUHru9yphvrh7UvuVMMY2xwxaWwK9GNVhpLCeHwpzSNUYmz7NpdMrH57Z8D4tktPv5rqoXXovtcmD/b5YiSW6hSqW0QTPiRQDglaau82ZvYg147Www2csRQ2PUfkUTtzPLT+wJ22WLsGpj6O5ox1bUHLj0meWo9zYVf+37TmJXStnUjc329pQSuVGF5rXM+eJYrCaiUc3CRobEkvsKnPHHVnS0nhJaw+vXLCSk4g1Zp/mssh6JuX55VyySlEWuLVR0a8VFs85TAO9fbjep0b6xvN7J/M7LMj+3rOuvP3Sz3zyKFVuYipDgEIQGCnBFqyz7NTgKCVRUSFlQm0tGFSgtYdncgwNdRw6MdljZiUmwJ5a6m96wQVb2Zmj4kunCOqSWx5qpldzrUpo0PeJPrCXFO+3czkLaQwDF9KPRem/sg/dN9rBa2QX+oUTZ1+dyMXNhjWHRK0YiNxKHRtjsijfswRtOIj5eVdo4T1n6hZTBV154z1UIKW3scSe7U/fCkNx61AMVp1aUHr21yYtgRWX57v8rop79/ccmkzU97AcwcNKexa4Wtfndu4mcXCa42njPasDhDx5dFmdlsz+3xFv7RuTzMzfUCRB4/+014ZG9saIYcKt1cIdE2JTzKN86fJi01J8/Vc9+X97n37mkIRt0VBS6cu6kAP7xmld+W9zEzetqGH7BjLqe+6sE1OOaxZrdSFAAQgAIGQQEv2eXZmELSyiKiwMoGWNkxK0HqOy2MUhhrmTp9LIZsjJpVMQWw86SQx/SgODZ85fUgleJ7iaZE6+Uy5nmTk5srUH/mH7vscQUsMdAKWvBaUIFllSDxMCVoSXuXRcwd3rbxVJG7KyyEuc0QetTVH0Iq95hT+c02XEye3DsK/K9Hy3QKD/71mpjHHhuOcsR5K0NK4Yq8WhQnFYVo1fGrrLi1o6f6xga9/G/I6rOmvxLJwrevaqeto6L5TT2RVe3HIl8Ihf8Ot1dJxxqJQ6rket7WGoPV4M7uVmaVCn1NjKelD6l1Quy50QuwzXDi+70dpyGHtKYUlz/VUqOkTzezWziOrZN7P6sQvPbd9qRFS/TWptat3NgUCEIAABCCQI9CSfZ7rqyFoZRFRYWUCLW2Y2ECXYSyPIhlkvuhLuX4oKtlzTSkRk5QkWsd4S8i4opn9izPWS77qlhheJX0YG1McKjjF0yLuZ41RMVXQ0pgO2fcSw2eMc8qgSYX8pAQteTac7jxWJITJ6ynMYRTed47Io3bmCFryKpQHYRjGe2/nsZE60CDF62zOe0Viri9Dp+jNGeshBa05/ax5Hg3VXUPQSs3T3Pxg+u2iMFqdBOk9YTSmJT1f1V5J2NwQS3mNScz4paDCr5uZPpKUlFQ4ZYn4XyIm5e4frwPNlzyAJRiXlJ90IYPyFlVJXX8RM3uWmSnflIrEyKub2dtKbuDqSNB+dlT/mIJW6uNJrXdb/EFDw5siaMXvvCltVEwFVSEAAQhAYEMEWrLPs1gRtLKIqLAygZY2TCrfSzz8O7n8T7XhLCViUnz/GqOv5Et+SR/Gpjs2UlS35ov6edypeycFN3mImYlpiWg3R9A6ZN/nCloSexRq5hO6C5fCO18WTU5sdCoXmU7W8qGnj3JC3pBXxVzxZI6gFef50tAkFt/YzCTKlRSJfDoFMgztkcghITou8VhrQvkOKWjF+7imnyXMcnXWELR0z9ShGjrNTV4o78l1KvF3JYFXOF/oOVub17DktrEH0KvdB40PF1ycCqkb85iMm5SY5sVp/U28tL6Vf2msrCFo6X6pgyVS/Uh5zqWe87GXZm0Ye+p9ov4cU9D6HncYx7UDMKUh9bpEIecKl9U1YakVo1KeYnq2SmClQAACEIAABHIEWrLPc33FQytLiAprE2hpw+QErSmhhp5fiZiU+iIvkUKCz1ioR3yine6ZCgcs6cPYfKcMFZ0+9bsuYfBY4moJLTKI5DHkS6232xxB65B9nytoxXmBhk6Gi8WHcO5KjPtjClrq6/nN7MlO7PB9l9Gu9ZTz0tAJn8pJ5MMydb2SSEsQ+nRiEc9Z+4cStM5nZgrtCgXf3pPC+6lI5YbT35Qz6R7Oy6ZE1NY+Vtjen5nZ2aN5nvqxYeyZF4vLtV5EKSG95JkuseZhZiaPLF8kciikOPcxZS1BS4KTvH4kJA55UWqe9e6Rt6UXmsVM4vNrI9A/6gQ7CVu+aL3fp+CUSvGRN2aYN9K3IbEzvpf+Nve5XHJ9KkdkqYipta0cawqhDr0O1XeJXPqv9HCIWFirFQvX/t1H+xCAAAQg0DaBluzzLCk8tLKIqLAygZY2zJigVSu+xNhKDWoZMPLKCH/QKp+SjJl/TsyFxCwZOaFQNBQeUtqHsSlXeIj6FwoJ+rEsI02C1ceji8/ivpjLwNH9w6KTGXVNaYjZHEFL9z1U30sMnxRjsbqEywskjyxfJKTeNCHUjAlaJYbhsQUtjS/2stK/aa9J5NCparGQK6NPYVvyWNB+9WXMu0vvORnZWqO+1ISmrS1oKdT4F1zi6EtFY5Knx1tXfgaHza/loaV7SLDXsyo8EMLfWyfAyaNQXogfjQx3zZ/Eqyu7ebx8gkeJSDQFY8rTpebEv5QnovqhZ7qEC3lbhe9APQO0BvRcDJ+XCnG/4cA7IB7XWoKW7jP2rNdHC4mKvxd1aCiUOPUBR+1r7z984COOwle1/38/2v/hLcXpKYnJnvpc9k2VXq9ntcT2sIy9wyUCXtaxO3lgkdY8r9RELBbWeBZO2SdcAwEIQAAC2yLQkn2eJYuglUVEhZUJtLRhxgStuV//S8WkIaNPnlD60qsTrhTuonq/4kJQSj0VSvuQm/JUuI83dmR4Kfnxl8xMHifKPxYKD77tKQboXEFL9z5E32PDRx4KEgE1h6kiQUNClvLNxKxk4CmsU6FHcRkStEqN3xYErSHPHY1VvF5hZu90XikKL7tqFGbm150MXIUfynvlu5zxLy8FlYuamQzFUCSuCQOaI2hpLrRnv5yYP+2PC5vZxRIeGapeK/jm9m3J39cUtHR/zYESuStJ9lCROCmvxK+ZmQQeCdFhaGF8nU4BvKsTW0rGWFvnGlEeupLE7OE9xoQ8hde+3vVdzw3l27p41MHaUNw1BC2dSKl2/R4K96a6KxFOz/rYs0j5++Q1KZEyVSTcK49WfJ3GLG9N5VjUntbflWRf3qthXXn4SRS8StD4UGhdqSA1tD5Krx8KhdSz/M3uZGD9/xJL9WzSx6Fwfetvr3JM/emdtSdkxrnfhnIL1u4F6kMAAhCAwD4ItGSfZ4kjaGURUWFlAi1tmCFBa06oocdXIyad0yW7ToVT5KZDR4PLuEuFKNb0IXcfGRfKixJ6lOSu0d/1Y119VFhJ6YlZvt0lBC21tXbfU0fJl7BJ1RmbzyFBa8hDIW6/BUFLfUqFKZXy0nqSOKXk4N7TL8e/JBwzvP8cQat0HHG9KYLv1HuF160taOleY2GDNWOQqCJvoKcW5uCraTusG78XJMAo99dnKhqUqKV1GudGyjWhtXoLJ4qWhputIWjdy53Sp2dwLD4NjUEivk5bjb12w/ra+wpjrGnXX/9CM7ujE4VCwX8oPK9UkBoaT831EpQksKc+5ozNuQQ6ee69y61rH475chdqO8YybDdOCF9zGEFuTfJ3CEAAAhDYPoGW7PMsbQStLCIqrEygpQ2TErRqv44P4aoVk2QAyTNHP25jD6zUPdTPPzWzx44Yd7V9yE29Qkxu58KASvooA0ThJ2+qyAUS9mEpQUttrtn3nKCS46q/l8xnStAayyMV37cVQUv90rtInila7+HJh2OstJ7ubmbviNbTGP+SPEDxPQ8paEmkkXggge4LJQtl4TqHELR8l+V9cop7zo15YMVDFCOFJ0r000mwaxcJcAqVvI27UW0eLd8/eZvp9Fo9A0s+BCiBt9Z3KtR8bMxrCFoK8ZVnnU4V1PocE2pq86JJ1NLHG421RAB6i3vXaf8r71qcXF4ekQrB/0QEqUaQSvGtvV6el/d03qG5Nao1LS8qhRZKtErlwJJHdsnpyvG1pYcJ5PrI3yEAAQhAYD8EWrLPs9QRtLKIqLAygZY2TErQWirsZ6qYpKTECkNRqJVO3JJ3kS8Sht7nQjaUg+azmbma2ofcEjiHM9SU40YhFD5kRqKMQkYUPvFXLgG0woimliUFLd+HNfo+RdCS0KLQuneb2YvNrGQ+Y/FhKPnyEO+WBK3Q6FeyeIV5KTw0DMPUenqvOwXxBSPrSXtGOYiUj84LrbpWXg4SQhT2U+rton6tKWhNmfep+6fkukMKWr4/CrmV8a88YsolpLyA4XPOz7uEDOUC0v+t9e4sGftYnTjsMHXoRuk9JOAozEynmOpEPh9y6kPSFIYor+D/5cIuS9v19dYStCTOqOj5Jo8fCc96hshjSyLWG927SHM0ZX6UH0vvEL3rwveIxB7NuQ/flYAd5l3Ufn9MIISLo3LPvTQCVytIxdynXD8012pb7++3Dzzv9dtcXlZ6jvkylIss7udF3DwoVFdF8yavtdxhArXrjPoQgAAEILBdAi3Z51nKCFpZRFRYmUBXG2ZlFjQPAQhAAALtEZA3mTym9HFBZUrYYXujGu5RLGzKQ8sLWj2NY499Vc4yeXiq6CPHNZ2Iv0cWjBkCEIAABKYR6Mo+R9CaNslctRyBrjbMcsOmJQhAAAIQ6IhAeHrd1oUCBK2OFmbQ1dhb7fFmdquJHnN9EqDXEIAABCCwBIGu7HMErSWmnDbmEOhqw8wZKNdCAAIQgEC3BBQK+2QXZqdBbDmUC0Grz2WqkyYVrqow0KHQyz5HRq8hAAEIQOCQBLqyzxG0Drk0uFeKQFcbhimEAAQgAIFdEtDvJSWGf5Ab/ZaTbSNo9bfE48MLFCJ764Lcmv2NlB5DAAIQgMDaBLqyzxG01l4OtJ8j0NWGyQ2Gv0MAAhCAwGYJnMfMnmRmJ7kR6iTaR1ceMtADHAStHmbpzH1UMvjT3UEaeGf1N3/0GAIQgEBLBLqyzxG0Wlo6++xLVxtmn1PEqCEAAQhAwBEIxR6d4PqbZvahjdFB0OprQnWaok4yvIvr9kPN7E5m9oW+hkFvIQABCECgEQJd2ecIWo2smh13o6sNs+N5YugQgAAEIGB2NjM7zcxu5GBs0UsLQauvlR56Z/2dmV3fzN7V1xDoLQQgAAEINESgK/scQauhlbPTrnS1YXY6RwwbAhCAAAS+TiAUEN5gZjc0s3/eECAErX4mU7mzTjWzO2xYYO1nNugpBCAAgW0Q6Mo+R9DaxqLreRRdbZieQdN3CEAAAhBYhIB+O93MzB7pWlOo133N7KuLtH78RhC0jj8HpT24ojt989xm9igzu72Zfa70YupBAAIQgAAEEgS6ss8RtFjDxybQ1YY5NizuDwEIQAACTRD4Tidi3dLMPmBm1zaztzbRs/mdQNCaz/AQLXyvmf2FmV3HzHTq5ilmppBDCgQgAAEIQGAOga7scwStOVPNtUsQ6GrDLDFg2oAABCAAAQhAAAIQgAAEIAABCDRIoCv7HEGrwRW0sy51tWF2NjcMFwIQgAAEIAABCEAAAhCAAAT2Q6Ar+xxBaz8Ls9WRdrVhWoVIvyAAAQhAAAIQgAAEIAABCEAAAjMJdGWfI2jNnG0un02gqw0ze7Q0AAEIQAACEIAABCAAAQhAAAIQaJNAV/Y5glabi2hPvepqw+xpYhgrBCAAAQhAAAIQgAAEIAABCOyKQFf2OYLWrtZmk4PtasM0SZBOQQACEIAABCAAAQhAAAIQgAAE5hPoyj5H0Jo/4bQwj0BXG2beULkaAhCAAAQgAAEIQAACEIAABCDQLIGu7HMErWbX0W461tWG2c2sMFAIQAACEIAABCAAAQhAAAIQ2BuBruxzBK29Lc/2xtvVhmkPHz2CAAQgAAEIQAACEIAABCAAAQgsQqAr+xxBa5E5p5EZBLraMDPGyaUQgAAEIAABCEAAAhCAAAQgAIGWCXRlnyNotbyU9tG3rjbMPqaEUUIAAhCAAAQgAAEIQAACEIDADgl0ZZ8jaO1whTY25K42TGPs6A4EIAABCEAAAhCAAAQgAAEIQGApAl3Z5whaS0077Uwl0NWGmTpIroMABCAAAQhAAAIQgAAEIAABCDROoCv7HEGr8dW0g+51tWF2MB8MEQIQgAAEIAABCEAAAhCAAAT2SaAr+xxBa5+LtKVRd7VhWgJHXyAAAQhAAAIQgAAEIAABCEAAAgsS6Mo+R9BacOZpahKBrjbMpBFyEQQgAAEIQAACEIAABCAAAQhAoH0CXdnnCFrtL6it97CrDbP1yWB8EIAABCAAAQhAAAIQgAAEILBbAl3Z5whau12nzQy8qw3TDDU6AgEIQAACEIAABCAAAQhAAAIQWJZAV/Y5gtayk09r9QS62jD1w+MKCEAAAhCAAAQgAAEIQAACEIBAFwS6ss8RtLpYU5vuZFcbZtMzweAgAAEIQAACEIAABCAAAQhAYM8EurLPEbT2vFTbGHtXG6YNZPQCAhCAAAQgAAEIQAACEIAABCCwOIGu7HMErcXnnwYrCXS1YSrHRnUIQAACEIAABCAAAQhAAAIQgEAvBLqyzxG0ellW2+1nVxtmu9PAyCAAAQhAAAIQgAAEIAABCEBg5wS6ss8RtHa+WhsYflcbpgFedAECEIAABCAAAQhAAAIQgAAEILAGga7scwStNZYAbdYQ6GrD1AyMuhCAAAQgAAEIQAACEIAABCAAgY4IdGWfI2h1tLI22tWuNsxG54BhQQACEIAABCAAAQhAAAIQgAAEurLPEbRYsMcm0NWGOTYs7g8BCEAAAhCAAAQgAAEIQAACEFiJQFf2OYLWSquAZosJdLVhikdFRQhAAAIQgAAEIAABCEAAAhCAQF8EurLPEbT6Wlxb7G1XG2aLE8CYIAABCEAAAhCAAAQgAAEIQAACZtaVfY6gxZo9NoGuNsyxYXF/CEAAAhCAAAQgAAEIQAACEIDASgS6ss8RtFZaBTRbTKCrDVM8KipCAAIQgAAEIAABCEAAAhCAAAT6ItCVfY6g1dfi2mJvu9owW5wAxgQBCEAAAhCAAAQgAAEIQAACECDkcPk1gOCxPNOWWmR+W5oN+gIBCEAAAhCAAAQgAAEIQAACeyXQlX2Oh9Zel2k74+5qw7SDjZ5AAAIQgAAEIAABCEAAAhCAAAQWJdCVfY6gtejc09gEAl1tmAnj4xIIQAACEIAABCAAAQhAAAIQgEAPBLqyzxG0elhS2+5jVxtm21PB6CAAAQhAAAIQgAAEIAABCEBgxwS6ss8RtHa8UhsZelcbphFmdAMCEPj/7L0J1H/fWP/9XprrSQ+tQvFPT/wjmSpjZkpEQpkyJENmomTKLEORITLP81REZZ6nCJEQ/4cGZQgrPRJhPevNPnXs7z7n7H2Gz73357z2Wt9lue999tnXa+/9uX/X+3Nd14YABCAAAQhAAAIQgAAEILA2gab8cwSttZef8UoJNHVgSo2jPwQgAAEIQAACEIAABCAAAQhAoBECTfnnCFqN7KojnmZTB+aI1wHTIAABCEAAAhCAAAQgAAEIQGDfBJryzxG09r1Za7C+qQNTAzDmAAEIQAACEIAABCAAAQhAAAIQ2IBAU/45gtYGO4Ahiwg0dWCKLKMzBCAAAQhAAAIQgAAEIAABCECgHQJN+ecIWu1srGOdaVMH5lgXAbsgAAEIQAACEIAABCAAAQhAYPcEmvLPEbR2v19PHEBTB+bEaTEBCEAAAhCAAAQgAAEIQAACEIDANgSa8s8RtLbZBIyaT6CpA5NvFj0hAAEIQAACEIAABCAAAQhAAAJNEWjKP0fQampvHeVkmzowR7kCGAUBCEAAAhCAAAQgAAEIQAACEJCa8s8RtNiyJ02gqQNz0rB4PwQgAAEIQAACEIAABCAAAQhAYCMCTfnnCFob7QKGzSbQ1IHJtoqOEIAABCAAAQhAAAIQgAAEIACBtgg05Z8jaLW1uY5xtk0dmGNcAGyCAAQgAAEIQAACEIAABCAAAQiIlMPVNwGCx+pIqxqQ9a1qOZgMBCAAAQhAAAIQgAAEIAABCOyUQFP+ORFaO92lFZnd1IGpiBtTgQAEIAABCEAAAhCAAAQgAAEIrEmgKf8cQWvNpWesOQSaOjBzDOQZCEAAAhCAAAQgAAEIQAACEIBAAwSa8s8RtBrYUUc+xaYOzJGvBeZBAAIQgAAEIAABCEAAAhCAwH4JNOWfI2jtd6PWYnlTB6YWaMwDAhCAAAQgAAEIQAACEIAABCCwMoGm/HMErZVXn+GKCTR1YIqt4wEIQAACEIAABCAAAQhAAAIQgEAbBJryzxG02thUxzzLpg7MMS8EtkEAAhCAAAQgAAEIQAACEIDArgk05Z8jaO16r1ZhfFMHpgpiTAICEIAABCAAAQhAAAIQgAAEILA+gab8cwSt9TcAI5YRaOrAlJlGbwhAAAIQgAAEIAABCEAAAhCAQDMEmvLPEbSa2VdHO9GmDszRrgKGQQACEIAABCAAAQhAAAIQgMDeCTTlnyNo7X27nrz9TR2Yk8fFDCAAAQhAAAIQgAAEIAABCEAAApsQaMo/R9DaZA8waAGBpg5MgV10hQAEIAABCEAAAhCAAAQgAAEItESgKf8cQaulrXWcc23qwBznEmAVBCAAAQhAAAIQgAAEIAABCEBATfnnCFrs2JMm0NSBOWlYvB8CEIAABCAAAQhAAAIQgAAEILARgab8cwStjXYBw2YTaOrAZFtFRwhAAAIQgAAEIAABCEAAAhCAQFsEmvLPEbTa2lzHONumDswxLgA2QQACEIAABCAAAQhAAAIQgAAEJFIO194FCB5rE61rPNa3rvVgNhCAAAQgAAEIQAACEIAABCCwTwJN+edEaO1zk9ZkdVMHpiZwzAUCEIAABCAAAQhAAAIQgAAEILAigab8cwStFVeeoWYRaOrAzLKQhyAAAQhAAAIQgAAEIAABCEAAAvUTaMo/R9Cqf0Md+wybOjDHvhjYBwEIQAACEIAABCAAAQhAAAK7JdCUf46gtdt9Wo3hTR2YaqgxEQhAAAIQgAAEIAABCEAAAhCAwLoEmvLPEbTWXXxGKyfQ1IEpN48nIAABCEAAAhCAAAQgAAEIQAACTRBoyj9H0GpiTx31JJs6MEe9EhgHAQhAAAIQgAAEIAABCEAAAnsm0JR/jqC1561ah+1NHZg6kDELCEAAAhCAAAQgAAEIQAACEIDA6gSa8s8RtFZffwYsJNDUgSm0je4QgAAEIAABCEAAAhCAAAQgAIFWCDTlnyNotbKtjneeTR2Y410GLIMABCAAAQhAAAIQgAAEIACBnRNoyj9H0Nr5bq3A/KYOTAW8mML/EPheSXeUdL7wo09KupOkjwEJAhCAAAQgAAEIQAACEIAABIoJNOWfI2gVry8PrEygqQMj6TSSziLpcpIuJukcki7cY/JBSR+W9DZJr5b0bkmfX5nZMQ/3HZJ+QtJPS7qIpB+SdP5Mg58v6caS/i2zP90gAIF9EfDnyx9I+vUDme2/EW+a8a7vD39XLi/pnJLOK+n0YZy/l/Q+SW+X9Nrwv/yNmQGZRyAAAQhAAAIQSBJoyj9H0GIXnzSBVg7Md0m6iqSbSbp4AbTPSHqapIdL+oik2N6CoY666/dJul3g2zlupQb/jqT7wbgUG/0hsBsCNQta3yzpkuFz8EoFK+K/MRbpHiPpUwXP0RUCEIAABCAAAQikCLTin39t7ghabOKTJlD7gXFE1mUk/a6kCyyA9e+SHiXpQZLsgNC+TsB8rybpvpJ+dAEUR8TdUNL7F4zBoxCAwHETqFHQ8n+HOQr1XpJKhKx4pRwdfDdJL5T01eNeRqyDAAQgAAEIQGBDArX7599gOoLWhjuBobMI1Hxg7PzcIdRp+u4BayxUOa3wC+H3TpEbE2acfnIbSe/MonPcnRyR4Ig3i4VDfHMI/LGke4d1yOlPHwhAYJ8EahO0/Bn4K5Ie0kspjFcm/hvjaNahNGz39ZcDD5P0xX0uMVZDAAIQgAAEILCQQM3++SmmIWgtXG0eX0yg1gPjFEOnr902YeF7JT02fBP+8cS34XaaflLSTSRdNSHW+Jv0m0p6/WJ6bQ/gyLenSzpTZMbrJL1R0t9K+ufe7z4hyYXf+80O3JfaxsDsIQCBSglYbPJnVNdeFgSoT68wX4tZ/sLkAYmx3iDpcZJeIcmfe/HfSf+NccSw07T9NyZuvhzjwZK+vMI8GQICEIAABCAAgX0RqNU/T64Cgta+NmeN1tZ4YIYcDRfjdUrHC3oRWWNMfb7OJumBCadj7ylypws1X365B/CpIe2GWmM1nlTmBIH9EdhK0PLfhmtLenT0hUf3N+Z5mRFWTtm+uqTfCxdodCtkof96kl60vyXDYghAAAIQgAAEFhKo0T8fNAlBa+Fq8/hiArUdmCFH4+UhWusDMyz2t+l3lHTP6Fk7G75ty9/A761dVpJTBbtUQ9cXMyNu69rbTsBeCNRLYCtBy7e4PiMSofwlxy0l/dUMHC4m/5RovNcEUetjM8bjEQhAAAIQgAAE9kugNv98dCUQtPa7UWuxvLYDc/ZwK+GFeoBeGhwNf3s+tw1FfVnEcf2Ur8wduMHnvjWk2fxGmDuOV4OLyJQhsAMCWwhaqehUX2ZxI0lvmcnU/y1345AK3x/CKYm+YZfbdWeC5TEIQAACEIDADgnU5p8jaO1wE7Zkck0H5psk3UPS7/QAWsSyU+Ni7kvbkCPjtLv3LR28oedd1PiZ0v4WPQAAIABJREFUki4X5uw6Mr52HqeroUVkqhDYAYEtBC3f6uq09X5zeqAjtpZ8Bn5/qLv1C72BXynp+pL+ZQdrhYkQgAAEIAABCKxDoCb/fNIiIrQmEdFhYwI1HZgflvQsSf3orLtIetCKEVSXkPTsqBB6jqDjmxOfI+m8C9bjryVdU5KL0uc2R5b5Ri07SU5rOV8vTfCt4bZGp05a8MtNF3TB/D8NDFzr5WcleSw314T5sVBzzO+7YHifhUXP39FcfyLJ/z/X+XN6j4vMd+26wXn0//82SV6T60i6SO+GSs/HzqCZuzj9V3OBJfrZJq/flSW5EL6LOZ8+9OszdCHo7rbMqdd9b7Dh8qFj6dqWPB/ze4wkR9flzNX7516SfI66VjrXLfhN8e3/foub8fp70O+KhZO7S7pP5iRPK+kRQbjoHhkqXr62LaV74X9LcrrxRcOZ6N/W5zNtYd9n4i8kvauCouZrC1q+bOQPJf1qb22deu3orM9mrvdYN4/z+F4Hf766aPyrVhibISAAAQhAAAIQ2AeBmvzzSeIIWpOI6LAxgZoOTOwMOA1k7eiplEOZ8y36oQUtCz1XkvTbQYCZ2gZ2Rn1VvG9/nBK2LI51xYpfG5x532Z4lnDlvCMKppoLyDua7qNTHSUNCVrnCMWUbedYe0mI2nt3xrv6Xfz5aofdgs7UO/ychcZ7h+iNL068q0SQSg1V8vwSQeunJD0/qu2TK2htya9kKdcWgfzuNQWtq4Q06a4encevSdAq/Szp1ubtQQh99UJBuWSt475rC1p9Mb97183CBRlL5tk96y9lLG6+R5I/W12P6zMF4v8ac2AMCEAAAhCAAATaJlCTfz5JEkFrEhEdNiZQy4FJfXP+ZEm3yhBoShH1BR0/m/Mt+iEFLUcPOTrkFqWGhULvjt4ZqzfmQvi+3cvNYodrvzgq648KI9AsALlGjJ33sWitlKBlUcWRDP1ovDFzbc/tg305kWF24m8q6X7RLWY5SJ8myVF7nxrpXCJIpYYpeX6uoJWKHPJccgStrfnlrEPXp2ZB6weDmHXpyKBaBC2nFz84FCcvYd719WejP4uckvzlOQMsfGZtQav/2eepfUjSLwUBauFUeRwCEIAABCAAAQisQqAW/zzLGAStLEx02pBALQfmh0JdJ6fCdM0Chh2ptducd8WCltNW/mliYnbEryHpnKFfjpBwhhAt4KiPuDkFyNFknw4izcVCGmLcz+mHjnYbSm10jTJHIrk5Zelxkh4ZiUuOKnCajKOiXDD/f4VUJXPoN/fzzWBODRwSmmJB5s6SPPef7w3kG8Zsmx1or88Vo6gid7WodQNJr5vgPnQBgB8zQxd+/gdJrtnmFE6nYHUpiN3QUzdglghSqemWPD9X0EpFDnkuU/vwEPxKzrQvMbh62IOp575F0s+FSMDu90+X9DcjL/Ee6tJs3W1OyqH/ft9G0kMT7ykRtHI+S7pXnDmI/N3/H0s59JcETteOhXGfMZ9r2+/PEjfvx4tLunDCFtd/upak15cs2kp91xS0vj2Ie30evnDE9bPWSDdcyWSGgQAEIAABCEBg5wRq8c+zlgFBKwsTnTYkUMuBsSP18iiaxrWdXrGB7U4NsoBjRybHMXSfWNCyIDNVqL5EtPA7LIDZAXVUWr+5xotr+ri+TbxeZw0pdXGaoJ9xNEIcZZS64dA1klwvy80C1X0HUhctdLgGlefYryVmoclRDu8YWKtYkOl3G0prMotrh5TEvthk4cvr5siKVPNnqp9zBFo/Bcxpi049fGcifcqRTI7mMuP+MxYafAtmqlZV6drGcy15fo6gNRQ55HmMCVqH4rfmsU5FcMUphVPvmyNonSfU4+sE6/47SgStnM+SbuySvRDb5DF+P9zqOlSk3ML1XcN56Nvjm/p8FqZScac4l/5+TUErPnOei78wuZOkL5VOjP4QgAAEIAABCEBgIwK1+OdZ5iFoZWGi04YEajkwLpbuYu1d2zIVxOfO9Z/8r2tDDmj3ezuvTs87e7ixygXGXR9lrJWIFh4nFVHzu5L8b6wuloUm14Fxv74gk7oyfix9y8LUzUNB6LG0PjvwT4oiulxT69aSPpcAMiRoOTrC0V1D6ZFeJ6dyPTGK1nIKlMUpR47FLZUa6lRK1yJzZMpQ87sc5eO+jhBzc38LdRZa41a6tkueLxEx/J6xyCH/fkzQOhS/iaNT9OuTELSckul0VqemptpJC1q+0fUJoSB5Nz9/Pvgzbyp10La5nyMpu9avtVe0OAs7rylopfb2VlHAC83mcQhAAAIQgAAEdkygFv88awkQtLIw0WlDArUcmLi2yVRa1FIkrjP1kN4gbw437Q2JK31RIXduJaJHqobYmEgU25+6zc4RZI5U6RduHxO0HIFhJimhKH6fo+cs8HUC2lgdspSgZYaOpHLh/7Hmz0g7ta5r1TVHafnZj0QPuq/X1TWDujaVOtgfws+7npgL63dtqI5bydqm7Ct5vlTQiiOHnH7niLpzh4kM7d9D8lt6fvvPn4Sg1d//3vvPDBGR3bxOWtCKi58PnZmhdegL+O7z3pA+/YE1Fy5jrK0FrdJIvowp0wUCEIAABCAAAQgsIlCLf55lBIJWFiY6bUiglgPTr+tkc6cippYiiR2lKZFqa0ErdkCdEvSLkv6ywFDfsPWsKHIqdtiGBK3XhFS+j2W+LyXADaUlpQQtR7Y43SenwPv3hzpfLubftZQjeiZJFgEvFzqNRVgNmRmP4XVIReOVCFKpd5U8XyJoxZFDXldHElnk69JEh/b6IfllbrOsbocWtBz95NpVvoHVzXvONeQccdi1kxa0zhb2rYWpH5H0hpBSmyNW24ZUel5JamTWwmV0WlPQSn0OuTaY144GAQhAAAIQgAAEaiFQi3+exQNBKwsTnTYkUMuBqV3Q6qdE5optJaJFHKHmiCSn442lycXbwkXOnY7XTxWKa8QMCVolAlP33qtJekFvEkNRbrEj6agsiwGuCZbb4oi6VO0bv+fPe1FjfxFEun/NfUkoFB8zdDqnBYx+K1nb1OtLni8RtFzjzBFZFqe8d1xvzFE1dtqnBK1D8itYksmuhxS04ojBrn6chcQ39mZ60oLWJLSJDnsRtE5CpFu6NjwPAQhAAAIQgMBxE6jFP8+ijKCVhYlOGxKo5cDULmi56PpTwjrk3oyVK1qkbt+aW9vFUUxOs+ta7FinnH8LH1fIKHIfb8O4Jo3HcSpW//Y4PxMLMnPEuktEtxum1iAWBR8Vahz9Z+H56a+1H02JZ7lrO/TqkudzBa1U5JDrmlncyhG0DsmvcElGux9S0PIlDBYMvSZuXV2qCyForbmk/z3WmhFacRSsX0LK4SbLxqAQgAAEIAABCCwgUIt/nmUCglYWJjptSKCWA+OoIjuHXXtlqGkV39K3ForYeXeBd6effHjgBX3BzdE6jhhK3X7XfzxXtPgeSY8PBci7510g/sUzjI1r38TpZSnnf6p+2NA0LKBYnPr5XodUCk8syLigu//lpBt2Q8fiWWxXKjrtzyS9fgbDHw+ObvdoSoDLXduh15c8nyNoDUUO+ebJKXae46H5zViWwUcOJWi5Tp1vxHMEn1u/Rl28Ri1GaNm+M0u6uCRHX142umTiJKKZ1hS0UkXhEbTWPImMBQEIQAACEIDAGgRq8c+zbEHQysJEpw0J1HJgSmtaLUFSesthHEGVK8jkihZrpvdMiRepaLDcFMqYea6QEDv7Nwh1h0rW8AckPUPSpcJD8S2YY8XuS96T6pvik1qzJe8Zq+GWI2jFkUMWYB8QbrSb2hOe96H5LWE1dx+OvTP+/Ll7T7jqnvupcBFCdwum0zm9J/0Z2oqg5c++00ryefI/741zSfoJSReeWJTWBa34M8Tm3kXS/dfcjIwFAQhAAAIQgAAEFhKoxT/PMgNBKwsTnTYkUMuBiR3CofS1NVB8p6SHhRvtuvEcIXVbSf+ReEEcQZWqqZSaVw2ClucVO6JxeueY7WO8UyJISgiI13ZOVMSU6HdoQaYmQWsscsjrh6A1/akxJWj5EgSnnt4kDPW8cKvhZ8P/r1nQ8v5wSuQNw4UJnSA3TeUbe7QuaPlG1keGunKdZal04lIu9IcABCAAAQhAAAJrEqjFP8+yCUErCxOdNiRQy4Gxk/VMSRft2ZorHJXiSb1r7Jv6uL/rRL0i46U1CFpxJJOnHQtauSmUsckpESm1Zgha05tlSYTWWOQQgtY0e/eYErScAuzUU4sivvnSouyre0PXKGj5vy/OH9J7r5SH4Wu9/GWCb1f1TYl98at1QSuVVptbD7EAH10hAAEIQAACEIDAIgK1+OdZRiBoZWGi04YEajkwKXHkyZJuJenzK9v/M5JeHo05JlI5Fcf97cy+V9I1ws1xU9OqQdBKCSWx8z6nSLttT0U8pKKv1hC0YlExpzbYnEiwqTXtfh+vrUUOc/xM5gDe795H5wz95wpaU5FDSwStLfllYsrqlpv6OjbYmKB1xlDjrqsV92BJd5X0xYoFLf+3xVUlPSQSpWIG3q/ee6619m5J75L0f8LZdjrl5XsPtC5o2ZT40oyU4J+16UY63UjSJSX5llXXJ/ynkPq7dFyehwAEIAABCEBgHwRq8c+zaCNoZWGi04YEajowdgSc/ta194dC7e9Z0f5vk/QgSbfpjekC9L7ZzqJEqvULyNtJce2cf82YU66gtWZR+Pgmr1Sx+/jGwLk1tL4vRNVdrsciVcw+FrTm1K05h6TnSjp3eFdcyD5VG2zOezKW9Wtdctd2aLyS58dqaE1FDvn9OSmHh+aXyzmn35aClv9G+7PioWEiFn+uLcmfTf1WW4SWhdJnSTpvb5KOvHqJJKdLWrz6+MjFFlMpvjnrskafNYvCp86Cf7ZmJLAF5j+U9Ks944kCW2MnMAYEIAABCEBgPwRq8s8nqSNoTSKiw8YEajowPxycMNd76ZpvPrzHit9wx+lZfo+FD4tcX0mwjgWwkporuaLFt4YC3r45sWtzxZhrSnr2hDMVi0MlUWd9RLF4ZkHwypIsovVb7OyXMOzGiaPqnh9qoP1b70XxTZlzUylzjlzu2g6NVfL8kKDVCaFjkUN+f46g5X6H5JfDOLfPloJWLAzdTtLDEzd01iRoObXOn5lOLe7aB4Nw87rM20WPVdBKfaHh22RdG+2TuRtupN8FJf2JpDP1+vhWTF8kkvr7ssIrGQICEIAABCAAgSMjUJN/PokWQWsSER02JlDTgfF5sKjjlJ6uperVzEXi270eEaKxujEcafHLkt43MGic6laShlUiWvSjwDyVOWmAqRoxKfForYiweM5D0Wuxsz8VERcvhfeFU7zsGHbNzvr9Iuc8Tid6W4im+UjBhun2oPfER0OK6VslWQjoO6Qla5t6fcnzKUHrDkHQm4oc8rtzBa1D8itYksmuWwlaFrm9x8zazZE2Nw6RTfGkahK0Urf53TREv8af90NwY9Hb/Y4h5dB2XFbSH4e0ys7+Uj4pbhbL+vvFffz36xdDTbLJjUwHCEAAAhCAAAQgkPjysWrNqOrJhe1Uk+DBDl+fQG3re1ZJT5dkB7FrFiZ8Q1ec5lNCwzd92TF9QPTQWHSWu15N0gvCM1PiVzyfEtEiFe10LUmvLzAyFi78aEqASwmHpdFMp5P0hFCnp5viUCRC6gZL1/d5VaZtjnZ4arihzY84dSr1fCrCr9RR/cEgJl66N7fbhxvu+tMtWduUmSXPpwStR0tyjbkupWwocsjvzhW0Dskvc+mzum0laFnEdLSj95/3nFONXzQwo5oErfNIcgTj2cNchyInx+D2P/e6fsciaA19seHP27np7f5MdSqqz6VrC3at9HM1a8PTCQIQgAAEIACBoyZQm38+ChtB66j3YhPG1Xhg7Fg8NnIMLGrdMpHOlgPZDu8dJd0z6mzn1FFGnxgYJK6HUlqkvkS0SNVesYhza0mfyzDSgp3TWizQdW0sQulcoZZOV5TcDvsvJYrlp17tzy3XtnEUWdf+Pjzv4tJxi519/951fMz+sxO2xTWM3N3RFa63Fj+bipAoEUMd4WbxypE5fbscYeGaQ/1WsrYpE0uej/lZ8P1CSJPy2GORQ/59rqB1SH4ZWzq7yxaC1qMkuUacI/XcHheiR4cuqKhJ0IrFcZ9tX3rhSMOclhJ1/dyxCFq2xevlovf9Wxz9WeEIvL/JgRT1cRH4p0TjjX0mzngFj0AAAhCAAAQgsBMCNfrng+gRtHayKys2s8YDMxRNZQfhbkEM6d8wNobXEV+uw+Vvz/vNY90gpJINPR/XQ7m6pBcWrGWJaOFh+wW+u9c8LKTbjd30aF4ubGw7+9EBFvF8y1mqdovFG//ez3Qt16FLOW9jtc5SgpbfaYHR4pHFmVQbuqltLO0zVSPNgo/FUK/5UPO7HJX1xMgpTd1o5zFK1zZ+b8nzQ/w85lTkkPvkClrueyh+BcdosusWglb8WWGxNyXWdv1qErTOFiLLLGx1zSm6jk798gRNi1lOU+6EvH53n/uSiNHJhcvosHZR+O6VQ39jXGvs3iEqN+dvjEXg60j6fUmnj+wZ+/zNMJ0uEIAABCAAAQjslECN/vmoE1X7OjUFtHaYFc6v1vV1xJKjjfoRRx2+t4daWE5Z801dX4242sH1bXhOEbJo1Rd53NXCxq9Jes1IgWS/346diwW7ldZ98jMlooX7e94WeG4V2eObyVzk+V2J+f6vIHg5ta7fpqLP3PeMoa5OV1TcP7ND59RM33wYO7+nkXSFUOPMIknXpiKExgQZR6HZNter6jfzv7mku0frNxW1loqy8ri+nc51uLyOsaPqd5mfxdK+UzoW3VW6tvHRL3l+jN9U5JDfWyJoHYrfmh+FWwtaOWJQTYJWKtrTwqeFmj+SlBLHnYZnwf63w35JrU9J/cC11ncrQcvzMyd/3t4iMdk3hKi8V4QI3v7fSYvf/py4fPgi4eKJ5x3hZ0Fr7IuItRgxDgQgAAEIQAACx0WgVv88SZkIrePafC1aU/OB8bffFhpcaDcWpTrWdtScDtZF+ThN6PwjC/EmSbeR9M6BPhZ3fjzUzbHo1b335RMCWGo4O9rXkNSl9bmWjdP0PiPpH0IUwJeiB88gyXVXHK0VNwtaFmQ+HeblFCBHTcStJM3uEiG9sy9QeTyPYaHKaUr/FZzcK0nyv36zAOY1GovciJ193yZmNh1br6HX5c2SzMPpkF6HOOIh164xR9Vi5mt79diG3uV+rkvlG8tSrUSQWvr8kKCVm9JUImh5rofgt+Zn5ZaClvelhZxYcI3nX5Og5bk5xdB1tFJivs+RBV5Hbvr3F5bkaNR+X59rX6bwcz1D/eWABeVDti0FLdthm/33xandQ83n7EPhixOL+q5N1k9VjJ/zxSMWz/25RoMABCAAAQhAAAKlBGr2z0+xBUGrdHnpvzaB2g+Mz4gFKteHisWUEhZ2LvytuVPIPjXyoKMxHMmwdRsrFmxRzulBFtRKm6O5XAfKDlhuGxK1pp7PEbM8RuzsO6rITrWjI2LRauidFhQduZZr11iE35RddmDN0LW6hm6Fq0HQmrrQoLOzVNDyc1vzm1qDkt9vKWjlRiXVJmg5pc43xvrzbOjLgCHG/gz5rXDhgIvid82fwf6Xe1NiyRoO9d1a0PJ7x9IGS2zwFxW/KemZiSjQknHoCwEIQAACEIDAvgnU7p9/w+ogaO17s9ZgfSsHxk7H5UJKTCrFY4ilnQwLKBazHBU11WoQtDonyzeN3TmkT07N2+LS/SU9d6Qm1dgYrjVmZ/X6Uy8Kvx9KFUw9nrqlz2mNvqHvoZIuMPJOr999QxRZafqOoykuE9IWc/dMrl0nLWjlRg4Z7RxBy89tyS9zm2V120rQyr24wJOsTdDynCxquRaWU3rjCMwUWKdyP1CSBS2n5cbF5f8ipHH/a9aqrNPpEIJWN1PfZunbdB1xOhaBFVtW+jdmHTKMAgEIQAACEIDAsRJoxT//Gn8ErWPdhu3Y1dSBCWfmzJIsUPyMpB+RdL5eFIKFnfdLektILXM6YpzWN7Y6tQha3RztrF8opBA5xbCztUu1fGO4mdART0PF1XN3oz+P7Mj5Vj8XSLfg1Dl2dtrs8FpIceTS3yZqlw29JyVoOXrE83Uk0JUlWby7bIjYcoSU7XEdMNfycorlkmbH3mmftsvpVU4z7Ozq9osjwOzI/1NmBMpJC1q5kUNLBK2O+Rb8lqxn/OwWgpbTg33bam4R9BoFrY6T62O53tMVw5nuUrL7Z9pilVOa+3XzTifpCZKuGgYquQl1rfU9pKDVzflbw+fspSRdJNQa9OdG1/z59L7weej0ZX8ulorta/FhHAhAAAIQgAAEjo9AU/45gtbxbcDWLGrqwBwAbl/QGksLnDOVLceeM59DPTMmaB1qDrwHAhCAAAQgAAEIQAACEIBA7QSa8s8RtGrfTsc/v6YOzAGWY0vRacuxD4Bm9isQtGaj40EIQAACEIAABCAAAQhAYEcEmvLPEbR2tDMrNbWpA3MAhluKTluOfQA0s1+BoDUbHQ9CAAIQgAAEIAABCEAAAjsi0JR/jqC1o51ZqalNHZgDMNxSdNpy7AOgmf0KBK3Z6HgQAhCAAAQgAAEIQAACENgRgab8cwStHe3MSk1t6sAcgOGWotOWYx8AzexXIGjNRseDEIAABCAAAQhAAAIQgMCOCDTlnyNo7WhnVmpqUwfmAAy3FJ22HPsAaGa/AkFrNjoehAAEIAABCEAAAhCAAAR2RKAp/xxBa0c7s1JTmzowB2C4pei05dgHQDP7FQhas9HxIAQgAAEIQAACEIAABCCwIwJN+ecIWjvamZWa2tSBqZQh0xongKDFDoEABCAAAQhAAAIQgAAEIDBNoCn/HEFrekHpsS2Bpg7MtigYfSMCCFobgWVYCEAAAhCAAAQgAAEIQOCoCDTlnyNoHdXea9KYpg5Mk4SZNIIWewACEIAABCAAAQhAAAIQgMA0gab8cwSt6QWlx7YEmjow26JgdAhAAAIQgAAEIAABCEAAAhCAwIkRaMo/R9A6sX3CiwOBpg4MqwYBCEAAAhCAAAQgAAEIQAACEDhSAk355whaR7oLGzKrqQPTEFemCgEIQAACEIAABCAAAQhAAAIQKCHQlH+OoFWytPTdgkBTB2YLAIwJAQhAAAIQgAAEIAABCEAAAhCogEBT/jmCVgU7ZudTaOrA7HytMB8CEIAABCAAAQhAAAIQgAAEjpdAU/45gtbxbsRWLGvqwLQClXlCAAIQgAAEIAABCEAAAhCAAAQKCTTlnyNoFa4u3Vcn0NSBWd16BoQABCAAAQhAAAIQgAAEIAABCNRBoCn/HEGrjk2z51k0dWD2vFDYDgEIQAACEIAABCAAAQhAAAJHTaAp/xxB66j3YhPGNXVgmiDKJCEAAQhAAAIQgAAEIAABCEAAAuUEmvLPEbTKF5gn1iXQ1IFZ13RGgwAEIAABCEAAAhCAAAQgAAEIVEOgKf8cQauafbPbiTR1YHa7ShgOAQhAAAIQgAAEIAABCEAAAsdOoCn/HEHr2Ldj/fY1dWDqx8kMIQABCEAAAhCAAAQgAAEIQAACswg05Z8jaM1aYx5akUBTB2ZFuxkKAhCAAAQgAAEIQAACEIAABCBQE4Gm/HMErZq2zj7n0tSB2ecSYTUEIAABCEAAAhCAAAQgAAEI7IBAU/45gtYOdmTlJjZ1YCpnyfQgAAEIQAACEIAABCAAAQhAAAJzCTTlnyNozV1mnluLQFMHZi2jGQcCEIAABCAAAQhAAAIQgAAEIFAZgab8cwStynbPDqfT1IHZ4fpgMgQgAAEIQAACEIAABCAAAQjsg0BT/jmC1j42Zc1WNnVgagbJ3CAAAQhAAAIQgAAEIAABCEAAAgsINOWfI2gtWGkeXYVAUwdmFYsZBAIQgAAEIAABCEAAAhCAAAQgUB+BpvxzBK36NtDeZtTUgdnb4mAvBCAAAQhAAAIQgAAEIAABCOyGQFP+OYLWbvZltYY2dWCqpcjEIAABCEAAAhCAAAQgAAEIQAACywg05Z8jaC1bbJ5eTqCpA7PcXEaAAAQgAAEIQAACEIAABCAAAQhUSaAp/xxBq8o9tKtJNXVgdrUyGAsBCEAAAhCAAAQgAAEIQAACeyLQlH+OoLWnrVmnrU0dmDoRMisIQAACEIAABCAAAQhAAAIQgMBiAk355whai9ebARYSaOrALLSVxyEAAQhAAAIQgAAEIAABCEAAArUSaMo/R9CqdRvtZ15NHZj9LAuWQgACEIAABCAAAQhAAAIQgMDOCDTlnyNo7Wx3VmhuUwemQn5MCQIQgAAEIAABCEAAAhCAAAQgsAaBpvxzBK01lpwxlhBo6sAsMZRnIQABCEAAAhCAAAQgAAEIQAACFRNoyj9H0Kp4J+1kak0dmJ2sCWZCAAIQgAAEIAABCEAAAhCAwP4INOWfI2jtb4PWZnFTB6Y2eMwHAhCAAAQgAAEIQAACEIAABCCwEoGm/HMErZVWnWFmE2jqwMy2kgchAAEIQAACEIAABCAAAQhAAAJ1E2jKP0fQqnsz7WF2TR2YPSwINkIAAhCAAAQgAAEIQAACEIDALgk05Z8jaO1yj1ZldFMHpipyTAYCEIAABCAAAQhAAAIQgAAEILAegab8cwSt9RaekeYRaOrAzDORpyAAAQhAAAIQgAAEIAABCEAAAtUTaMo/R9Cqfj8d/QSbOjBHvxoYCAEIQAACEIAABCAAAQhAAAJ7JdCUf46gtddtWo/dTR2YerAxEwhAAAIQgAAEIAABCEAAAhCAwKoEmvLPEbRWXXsGm0GgqQMzwz4egQAEIAABCEAAAhCAAAQgAAEItECgKf8cQauFLXXcc2zqwBz3UmAdBCAAAQhAAAIQgAAEIAABCOyYQFP+OYLWjndqJaY3dWAqYcY0IAABCEAAAhCAAAQgAAEIQAACaxNoyj9H0FqH7kzgAAAgAElEQVR7+RmvlEBTB6bUOPpDAAIQgAAEIAABCEAAAhCAAAQaIdCUf46g1ciuOuJpNnVgjngdMA0CEIAABCAAAQhAAAIQgAAE9k2gKf8cQWvfm7UG65s6MDUAYw4QgAAEIAABCEAAAhCAAAQgAIENCDTlnyNobbADGLKIQFMHpsgyOkMAAhCAAAQgAAEIQAACEIAABNoh0JR/jqDVzsY61pk2dWCOdRGwCwIQgAAEIAABCEAAAhCAAAR2T6Ap/xxBa/f79cQBNHVgTpwWE4AABCAAAQhAAAIQgAAEIAABCGxDoCn/HEFrm03AqPkEmjow+WbREwIQgAAEIAABCEAAAhCAAAQg0BSBpvxzBK2m9tZRTrapA3OUK4BREIAABCAAAQhAAAIQgAAEIAABqSn/HEGLLXvSBJo6MCcNi/dDAAIQgAAEIAABCEAAAhCAAAQ2ItCUf46gtdEuYNhsAk0dmGyr6AgBCEAAAhCAAAQgAAEIQAACEGiLQFP+OYJWW5vrGGfb1IE5xgXAJghAAAIQgAAEIAABCEAAAhCAgEg5XH0TIHisjrSqAVnfqpaDyUAAAhCAAAQgAAEIQAACEIDATgk05Z8TobXTXVqR2U0dmIq4MRUIQAACEIAABCAAAQhAAAIQgMCaBJryzxG01lx6xppDoKkDM8dAnoEABCAAAQhAAAIQgAAEIAABCDRAoCn/HEGrgR115FNs6sAc+VpgHgQgAAEIQAACEIAABCAAAQjsl0BT/jmC1n43ai2WN3VgaoHGPCAAAQhAAAIQgAAEIAABCEAAAisTaMo/R9BaefUZrphAUwem2DoegAAEIAABCEAAAhCAAAQgAAEItEGgKf8cQauNTXXMs2zqwBzzQmAbBCAAAQhAAAIQgAAEIAABCOyaQFP+OYLWrvdqFcY3dWCqIMYkIAABCEAAAhCAAAQgAAEIQAAC6xNoyj9H0Fp/AzBiGYGmDkyZafSGAAQgAAEIQAACEIAABCAAAQg0Q6Ap/xxBq5l9dbQTberAHO0qYBgEIAABCEAAAhCAAAQgAAEI7J1AU/45gtbet+vJ29/UgTl5XMwAAhCAAAQgAAEIQAACEIAABCCwCYGm/HMErU32AIMWEGjqwBTYRVcIQAACEIAABCAAAQhAAAIQgEBLBJryzxG0WtpaxznXpg7McS4BVkEAAhCAAAQgAAEIQAACEIAABNSUf46gxY49aQJNHZiThsX7IQABCEAAAhCAAAQgAAEIQAACGxFoyj9H0NpoFzBsNoGmDky2VXSEAAQgAAEIQAACEIAABCAAAQi0RaAp/xxBq63NdYyzberAHOMCYBMEIAABCEAAAhCAAAQgAAEIQEAi5XDtXYDgsTbRusZjfetaD2YDAQhAAAIQgAAEIAABCEAAAvsk0JR/ToTWPjdpTVY3dWBqAsdcIAABCEAAAhCAAAQgAAEIQAACKxJoyj9H0Fpx5RlqFoGmDswsC3kIAhCAAAQgAAEIQAACEIAABCBQP4Gm/HMErfo31LHPsKkDc+yLgX0QgAAEIAABCEAAAhCAAAQgsFsCTfnnCFq73afVGN7UgamGGhOBAAQgAAEIQAACEIAABCAAAQisS6Ap/xxBa93FZ7RyAk0dmHLzeAICEIAABCAAAQhAAAIQgAAEINAEgab8cwStJvbUUU+yqQNz1CuBcRCAAAQgAAEIQAACEIAABCCwZwJN+ecIWnveqnXY3tSBqQMZs4AABCAAAQhAAAIQgAAEIAABCKxOoCn/HEFr9fVnwEICTR2YQtvoDgEIQAACEIAABCAAAQhAAAIQaIVAU/45glYr2+p459nUgZF0Gklnl3Sp8O+ski7cW553SfqgpDdLepWkv5P05eNdPiyDAAQgUETgpyW9seiJ+Z0fI+k3JH2hcIhvlnQeSZeQdElJPyTp/L0x3irpA8GOV0r6R0lfLXwH3SEAAQhAAAIQgECNBJryzxG0atxC+5pTKwfmtJJ+RdLNJZ27YIneLumBkl4i6YsFz9EVAhCAwDESqFnQOpOkG0q6aRCxcvm/LHzOvw5hKxcZ/SAAAQhAAAIQqJRAK/751/AhaFW6i3Y0rdoPzLdJurqku0v60QXrYkHrt8K3+guG4VEIQAACTROoUdD6riBi3U3S6RfQfaKku0r6+IIxeBQCEIAABCAAAQicJIHa/fNvYIOgdZJbhXebQM0Hxo7NfSTdYmSp/l7Sh8K38l06otNTUs2piDeT5G/xY7vZDRCAAAT2QKA2Qcuf138g6aoj8P3Z7c96t2+RdN4R4etNkn5d0vv2sJjYCAEIQAACEIDA0RGo2T8/BTaC1tHtv+YMqvXAnEGS669cJSL675L+WNKTJDmd8PPR732mLIRdSdIdEumJdopuEESt5haLCUMAAhA4IIHvlfQMSZfvvfO64WdrTOOc4bP8QtFgn5H0NEnPlPRuSV+Kfu8vL84o6dqSbp1IT3xbSF18/xqTZAwIQAACEIAABCBwQAK1+udJBAhaB9wZvCpJoMYD4/STByUis14u6c6SXPg9J8LquyXdRdKdIsv9Db6dso+yJyAAAQhAYJDAloLW0JcWzwqf27mfzxa2/PfiepEVzwuRWp9lfSEAAQhAAAIQgEBDBGr0zwfxIWg1tLOOdKq1HZhvknT74KD0kT8uCFP+5r6k+bYsR2o9IHrodyXdgxsQS1DSFwIQ2BmBrQSt7wif8beKeN4z/Lz0VsShL0FcXP7xmV+A7GxpMRcCEIAABCAAgUoJ1Oafj2JC0Kp0F+1oWrUdmJ+S9PwoheTZkm4j6VMz18U3JD5C0vV7zzv18JckvWPmmDwGAQhA4NgJbCVoOZXcKYWOou3aQyS5KHypmNU9/4NhzEv3xiQa99h3KPZBAAIQgAAEjo9Abf45gtbx7bGjsqimA+MbDZ06YvGqa38d6qQsrYVyCUkWxnwtfNdccP5ekr5yVCuKMRCAAATWIbCFoHU6SU+IisC/VNKNV7id8FckPT0y3eP6fTQIQAACEIAABCDQAoGa/PNJXkRoTSKiw8YEajow55LkuicuFNw1pwv6BqycmlljqJyS8oeSfrXX6ZUhautfws/Wvv3rZZLsYH06jB87hy56/xshIsGfBeeQdB1Jl5N04fCMb/d6iyTXlXnDgugFj++aNZeSdPFQLP98vQgJF9t38eX3Svqz8K7PZew9pw55fXyrWNcuJsmRETlt6fN2ji8q6ZKSHN0X3372VkkfkOS1eLWkT+ZMamaf0v3j9FkLthZrX1Swvr8j6d69Oa5ZpPtHJT0ncPQr4j3cR3Moe+PlcEFwz/PKki4j6QK9G+9cX89MvYd9vufWT/JZdSF0RxK5YHl3c6rH9zn0xRQ+l1+c2CspQWhqe3nPun6U5/+nG+/ZqblsIWhdNvDrR2ddXdILpyaT8Xt/YfHU8BnadX+yJKc2xheIZAxHFwhAAAIQgAAEIHBwAjX555PGI2hNIqLDxgRqOjAWd5x20rUPhbTA96zEwNfCu6aKnXQ7pX8bCUSlDvrUtHIFLdf5cuF639bVd/Li8S1uOaLMot+Xp14efu/PmPNI+u0Q6Zb5mCy23FfSYyccwaWC1Nznzxpqo/nGyjFmfXst2j1K0oMXpK+O8Vu6f3xr5+2CUDIm4LYqaMXscu3tnrOQZeHSe7l/697QmngPP1rSQwvW21GiFpV/vyeSDY1v0dbRpO8c2RRzBK3+cLbh7qEO1JR4lnu2S/qtLWh9a6hn6M/6rr02CP//XDKxgb7+vLttELlfJen1kv5P4pbEFV7FEBCAAAQgAAEIQGATAjX555MGImhNIqLDxgRqOTAWJR4Z3VTlGiu3lGQh4hBtqSARzzFH0HJhev+7eYGBLmjvf1MRBxbKbhb65oo+8TQsnllo+8TA/OYKUt1wpc/7M9PCpIXPLmqmAN3XulqIuJEkC4RrtjX2j2u7WaR73cjEjkXQsok59rqf94mjNe9YIGB2CHOEp+4dHt+FyXPb1PyXClrdPCx4W4jNFbJz5z/Vb21B6wckPSNEinbvvr8k72lSv6dWg99DAAIQgAAEILAHArX451msEbSyMNFpQwK1HJizhRpXP9mz9S6S7Owcqp1d0tVGXnbmkLrSdXGq2HNH0gD/LdRz+f/CA7Fz6FQYC0WOOOmaHWSnS/l/LUI5/dApT3GbcnD92XLtEKESi1ldWpZT8dwcNXHBENVw+sS7vA6ubZZyOEsFqXj40ucdofOUhJhlccp2OWXS8/RtmU4/7KeL9d/dT/dca3/FgpaFlL+Q9F+JF3gvOK20n/bZdXtNEHY/NjCxWgWtrewdusHOeLzujsT5h7CPnX7qdYj3vPs5OtMRO6nm8+L0YIvo/eb95JpMfyXp2yVdIZyr/jl5W1gvR5TGLT7zTm/2O1K3tfocdmmzsVhrUd+XWLx8rc2aOc7agpb3vG3or8+1Qppr5pToBgEIQAACEIAABI6aQC3+eRZkBK0sTHTakEAtByYV3eL6NS/e0PbSoeM5jtUXSo09Fq0xlOLnNCvXCHJ0ht/fNTu4dtBd6D7V4lpI7mNH8q4hReqriYcsHFxP0v2idCs77BbHPpJ4plSQiocoef77JT1O0i/0BnG9JEfVuD5WKnrFKWRXDMKomXTNwsIvSvrL0k0w0j/eHzmimW/g9Do6razv5I8Vsq5V0NrCXguTtw+Cah+9xTMLrW+UFO/l7wvRXLeImI4JT6nz4ptRfV7iCFGL7o4m7QvNQxdMxGfe+/WaE9GBjqx0bTCLyBZlu3YStaDWFrTiou0+h66FZsGQBgEIQAACEIAABCBwau3oqjWjqicXdlMtggebexsCtaxvC47OVoKWo7GccuhonqHaSb6S3k60Rb6uxUXtu5/7c8U1aiyCdW0q6qf/7M+FiIm+wPKzkl6R2IIlglRqB5c87+i5F/QGcYScoztyaqz9RIi06V844HRMizBrtTmClt9tAcO10SzQdM21vpxi95+JybUsaJXa64il50cReY5wMptPjSzcUGqqz4RFqn49qtR5cdF3X3Qw9I7482qoDtQcQaszy2fOtnfn0KKP9/uH19qwGeOsLWjFe/fNoWaZPwNpEIAABCAAAQhAAAIIWqvvgVoEj9UNY8CvEahlfWMHMSeS4dBLuJWg5ago15WZusnRYoxvO+xHbaRuB/ueUETaKUpdK7lFLFXPzHWdfHtY3EoEqdR65T6fKiZdcgOmI30cRXPn3iQsIvnfFPfcfTZX0PL4l4jqZo1F/7UuaOXa6zVzfTnb27VcYdb9LVQ50s0XG3TNwonPxTt6P/NNmU8Itdn8Y0dkuU6bUxmHmm8kdbrxuUOHoUijJYKWI82eGd3YV3KDaO6+Heu3taBVGuW6hk2MAQEIQAACEIAABGomUIt/nsWICK0sTHTakEAtByZ20k8iGmEK8xaCliNBXKD8s1MvD3WhnF7ngvBdS6V5WZByNNO5JJ0/pOL5HSW3iMXr4ZQ4C0JxyxWkhszLfd6pgz8vyZFWrjtlR9sRNDnRWd27Y9E0J0UuY1n+u8sSQatkbx2DoJVjr+tIWdBxXayulQizfiYWq/wz83NabffZ5/NyqbCvHBHmyxZ8GcXYmUylKKbEpiWCVkpMalnQSp31l4Y055zPv5KzSF8IQAACEIAABCDQKoFa/PMsfghaWZjotCGBWg5M7KTX+M19jhM+tlQpB3WsVlJqLNfv+VNJZwq/3CplpzZBa40jULOg9TNRwe+xGz6PQdDKsTfuM5TWN7U3LHw+utfJaXw+d760YW7zZ8Gf99IBXRDekV+xwLpE0IpvBBx6x1wbcp5bM0IrJWitLSrn2EQfCEAAAhCAAAQgUDOBWvzzLEYIWlmY6LQhgVoOjGs+PaRn5x5SDuc4qHEaktOjXGvnrSvvEQStcqBzI7RcjP8PJN2k98o4iqg/m9YFrVx7nR7aj0Y0I9/u+aXCpYlF4KWfLY7o8meVRbGuDUVazhW0Urcuusae05P/tdD+Jd3XFLRSacM1fnGxhBfPQgACEIAABCAAgaUEavHPs+xA0MrCRKcNCdRyYPZYQ8tF3a8zUdw6XvpUlMN1Qw2uJdvEn0Wnl2Tn/0rhJkGnfHXtpFMO59rmemI/LsmF7n9ZUv+mw7WjQ+YIWhZHXAzeQk3XUnWe+va3LGjl2psSP3zboUWt0hZHOvn50tQ9nw/fSOkz4bXyrZ9ds6hsoelFiYnNEbR8s6lTK38vKoZ/O0kPX7HmWw7HNQUtv6+FSNwcLvSBAAQgAAEIQAACWxGoxT/Psg9BKwsTnTYkUMuBidOLtoo8WoJy7ZTDx0u6raT/KJhUqrh5yW19FsTspP6wpLNI+jFJrht0gSBoDU2lRNAqMCfZtVRssPjhWklnk/T9QcCyTS6e3xfl4pdtLWi9Kdxc+V8JKz3noTm6TpojgL4yADIWBcZ4f0aSI5J8I+QbJL1a0idHHohrQ41F0MTnYU171xRul9SiioX2GJ0/pxxd+pRQqy7+ffxuF493OqnXJdVcbN771rXv+m3q1sWlZ27o+bUFrTj9s8ZaiVuxZFwIQAACEIAABCCQQ6AW/zxnrl+7han21hTQ2mFWOL9a1vc84Yr6s/cYXUXSiytitragNVdQyU0HNDp/xljUcRSXC8XHjnIu3toELQtX1wh1iy6Za0TUby7/odfF+6N0WhY57ibpcQPiSDdeiaAVz8ECjGtI3VvSRxMTXCJorWnv1oJWblTjlKDlKKp7jojSKUGolNMTQ1TYp0ofXKH/2oJW/MXF0O2QK0ydISAAAQhAAAIQgECTBGrxz7PgIWhlYaLThgRqOTCptCCnYt1/Q9tLh25N0HK9rTtIukWveHWOzW+T5LQnR211rRZBy/WXbhqEH6dI5rYPhlseL917oDZBy1NzFJUFkteMpJYtEbQ68y2e3VrSsyV9tcfkkILWmL1bC1quO/eKjM0zJWh5iOcFlp9IjLeGoOUUVKdaPlbSFzLmvGaXtQWt1BcX15L0nDUnzVgQgAAEIAABCECgYQK1+OdZCBG0sjDRaUMCtRyYVM2csZve5iBx/Z7fl/RpSb4xzekuduxjBkNj1yBopTilok0c6faHoWD8GCsXk/+ApLdLemdITfPtb7lRYCnhwe/9p8wF+pZQ38psuzaUcmiB7sGhXtHY8O+SZAHrHWGN3xvW2fXKnt57sEZBy9PznrxlcPJTezNeG9v0NwNALEh0qY2xAOhoLYuDFrW6dmhBa8jerQWt3LRWRzc6PdfNe9X12C4S6rH1kT81iFqfi9ZhDUGrG/Jhku4q6fOZZ2uNbmsLWq5p51Rr3wjZNX9p4T09lGJbaoe/HLEA6DPhFFv/75IbLUvfT38IQAACEIAABCCwhEAt/nmWDQhaWZjotCGBmg5MHA0x5xbAMVTnCtEU5+x1KokCW1vQemkQZz5bsL7fKcmObf+GtTg1M3WLnF/h6J9nSXqLpI9IsvM9JOYtEbRyxQLPKSVcpJ7/5pB2dZ+IlcUqCzqvl+T9Ypb9iKN+93h/bS1oTY1vm/7vEAnnulmX6k3WNa8cufKexN6YUxTe77qMpAeFGk3dsL6Y4PqSnPrltkTQWtPeNYvCW5R6pqSLBhuX1ucbKtqeEpZLi8L3i8+7Nt7No/W3AGlBKFeEL/hoSXZdW9CyfRbl+ufYXy74bP7z0smG5y8ryTXH/AVG14gCWwkuw0AAAhCAAAQgsDmBmvzzSWMRtCYR0WFjAjUdGEdCWHC5UM9mC052wpd+e++z5uLNjvDpmh3bq0p6VSbjtQWtN4dbDp1SlNvi1MxUDZrYobOd9w1C2BczX1SboJUSIx8RnGPbl9NqE7T6cz6DJAtCFie7Zqf/Xom9P0fQ6sZ0vTEXMO8Xy+8LolsKWqX2+ry6OH7XHhVSaP8zZ7F7fS4s6eU9gWONQuT+PLmNpIf23vNkSbeKIqhKBa2+aRYhnTL8gN4PYwGyEEVx97UFLU/ggpL+RNKZerPJrWk2ZcC3hb8XXpuuWRz2Dafvm3qY30MAAhCAAAQgAIEKCNTkn0/iQNCaRESHjQnUdGB8g989QvpJ3xkZilQpQXPWEMnTT23zt/g3ClE9OWOtLWiVCmqeo+fw5z3n/C9ClNe/BgNStyAOpUMN2ZyKAiupobVFhFZ8O5prTF1P0sdyFi4Ux/fe8r+uTUUUZQ79393i/VE6vov2v6D30qEIviWCVioirh+leChBy2ZO2RsXEJ8byRPvHRfFd4Tj0jQ030j4XEnnDmuWmt8SQcvDxiL/0uiy0j29haDlCFKnJf9qbzKl53nIDqfXen37gu3DJTkCMlfML2VEfwhAAAIQgAAEILAmgZr880m7ELQmEdFhYwK1HRgXDXZNn35aYKkgEyOzA+UoLxdH77fSqIC1BS3PZSgKJ7XsKcEvft5pNo+M6kzdPtSUyd1KqUi5kxS0UiKda+TcSdKXMo06naQnhIi87pFSwWnqVUsFrVggGYokWiJo2Yax6LtDClpT9sapgp576Zn1bZi+NfIXeotn++8X0vacPngWST8h6XJBCHGxfKfkTrWY1V9Lumao39Y9u1TQSonLh0yf20LQMhsX5bfw1E8L/N0gOH95CvzA71NRjo5gNS+nJNMgAAEIQAACEIBACwRq889HmSFotbCljnuOtR0YixcWYCxA9dsfSfptSbnpZd2zqbQd/843kzlyo6R+1RaCltMNXSDZBcynWhx9YGftFyX9Ze/BVNHlkjph5uU0Nz/TbycpaKXqKZWkn/lz1hE5viWu32oTtOLUuKGIpCWCVorlSUVoTdmbEnBLInlS6x6fmVTEWm6dqvjGvi0itCzE+nKMn+9t3NwbGqc+T3J+v5WgZe7+jHeKZr95LzrNtDSaauhLC6eYu2ZX6Xg5bOgDAQhAAAIQgAAEtiBQm38+aiOC1hZbgDFLCNR4YFLftNuml4Rv8H2LXU5RZN+Kd89EZJZFJNdTelMJqJDu98beMy8L4/jWxJw2dOOZU8t8q91YLa3UrYUpQebbQ52wfjSax7eg8/GJSbr+zG0l3S2KnPBjFrn8L+aeW9R96NW5z99ZkiM4uuZomGuHWxnHzHIEjiM0XG8rvuXPxbVt73/kLF5GnyURWqkab0O3fC4RtByJ5CL6/QjIk6ihlWtvKoXMYrSjqD4xsiYe3/XxLI7008+c6ub0sy/0nnXasfdC194m6YYTeyt1SUFqvZZGaMX1pta+KGNqW28laPm93oNPimom+ueOyHVq8EenJhd+//+E22u93v3mdXRaspnRIAABCEAAAhCAQCsEavTPB9khaLWyrY53nrUemCFnxxFarn1lR+jtiSvs7Wjagb1OqI/Vd2a9in7et4e5+HyOKNZf+S0itLrxbYujE3zNfP+WPgsyLvL+e9HtdGO34MUOut9hez1+ykk0s4sER/9KA1t9KJopV5AaOkG5z6duLnOhbwtdKYHT3H5M0m+FW/xS7y8VJKc+BeYKWmZw9VC4v79fXRDcqZXxPp0jaDmCxQ6/xUqnynXtkLccdu8ssXcoYnPovPgdFmFcFNxF5fspbUNCVaq+ngVT7x1fGBHfmmnh11FcTlvsj2/R2Gmt/TZX0PL+tfjodzgiq2uldf+m9uzU77cUtPzu1CUF/vlnQmSab6d8dyK12JGGTln9tSBaxWK1vxy4gaTXTRnI7yEAAQhAAAIQgEBlBGr1z5OYELQq2z07nE7NB8Y321lI6Rdyj5fIYsanwg/tKJ8vEV3UPWMnyZEdrtEVO6k5S7+2oGVxzZEirvPTNdtjkcFRX3YmXfunL0C435Qo94PBGbx0ZJSfc3riW8MYFgvOGyIk+kKK+zm16wK9m8iGoplyBakhvrnPnzZEWV0/MZDteUNg5l/b0bVAF3NzAX3b2UUnmbOFz27/5OyBsT7x/nAEoN/5XwMPeX0dgeQ1iB3yseiSWNByxNXfDLzDLPzP6X1x8zpbmPF56NqSGlpb2TuUTuY5fzCITv8gySLHRcPnRV9ocr8xgcN/hx3t9+jEZ4cFLUeGvjcA+slQx6srBN9xs9DkFOZ4L8WCkFMeHcnlz6JUsw0WsrxHU+c+Xq+le3bq+a0FLbO3qGX2sb39ufmMfy78wJ8Fqf3c9fee8JcWFrNKv7SY4sHvIQABCEAAAhCAwNYEavbPT7EdQWvr7cD4UwRqPzBDaYNTdsW/t7N9O0kutD3XyVlb0HIUiNP4HIkzJtr1bbFj7hpjdqDH7LhEqBk15iSmGNoZdBTPeyQ5OsIOvNuQ+JMrSA2tV8nztsURMLmsundaPHANMN8gaGGuq0dkkeIakj5QupkG+sf7Y+6wnq9TUJ8zsMaxoDXnPRazfKGAI8D6RbiXCFpz5uFnpux1H4tavgTAKaKxWDX1XkdzOWLLoshQc5SiI7rMtnR8f7Y4KtJnJ25DacZTc079/mGhHtTn5zw885mtBa1uWkNpg6XT9ufib0r6f0sfpD8EIAABCEAAAhCohEDt/vk3YELQqmTX7HgaLRwYp9848srOrNOmShxOixYuDOwbtZY6glsIWr4V7d9CapHTZ8ZaaW0ZM7NoMZRG2H+XRQWLG46Ic5RJXFzeAsgVEnXHSgSplG2lz/tGuvuOpBH23+E5PyWsv1MtUwXRS2/NG1ufNQQtR5pZuHnLiGC5VNDymXBtuT9JRCoeWtDKsbdj7s+BywRx8uIZn9ne0w8Iwq7P2FTrxnetNkcnTjXvL0e3WSwdqk+3hqBlEfuBkp54AsXNDyVombVFRUdr+YuHnM+s/vp4H5mRhXcKwE/tXH4PAQhAAAIQgEDNBFrwz/+bH4JWzVtpH3Nr6sBI8q1fTiuy4+NULaeQ9aOQnLLnSIk3h1Skv4siUJas6laCludrZ/pCoYD55YNNXYqga0W9SJJtKY0us5PocR2VdLEoJdMRK++U9GchZa9L6TGjVNFuO/ou1tyP6CkVpGL+c57v6mNZ3PSaWCLSMdYAACAASURBVHzoUva8/o58c30s1yP7ZPTCq4VIre7HFgmdhtq3fe4emSNoWax4X4gecnqi59/nm5pLqaDld7gwtiOVvJecztgvit5/x9aC1hx7Ywbe0+eX9HOJ9R/b07nrauHTxdivGFLb+imhPquuX2eOTkX8p4kzOUfQ8rl33SgLj6mzmWvHGv0OKWh18/Vnjy8GuZQkC5f/W5IvxeinRXudHVnpSzosYv3jzDTyNRgxBgQgAAEIQAACEFiTQFP+OYLWmkvPWHMINHVg5hhY0TNzC0RXZAJTgQAEIAABCEAAAhCAAAQgAIGNCDTlnyNobbQLGDabQFMHJtuqOjsiaNW5LswKAhCAAAQgAAEIQAACEIBADQSa8s8RtGrYMvueQ1MHpvGlQtBqfAGZPgQgAAEIQAACEIAABCAAgQ0JNOWfI2htuBMYOotAUwcmy6J6OyFo1bs2zAwCEIAABCAAAQhAAAIQgMBJE2jKP0fQOuntwvubOjCNLxeCVuMLyPQhAAEIQAACEIAABCAAAQhsSKAp/xxBa8OdwNBZBJo6MFkW1dsJQavetWFmEIAABCAAAQhAAAIQgAAETppAU/45gtZJbxfe39SBaXy5ELQaX0CmDwEIQAACEIAABCAAAQhAYEMCTfnnCFob7gSGziLQ1IHJsqjeTgha9a4NM4MABCAAAQhAAAIQgAAEIHDSBJryzxG0Tnq78P6mDkzjy4Wg1fgCMn0IQAACEIAABCAAAQhAAAIbEmjKP0fQ2nAnMHQWgaYOTJZF9XZC0Kp3bZgZBCAAAQhAAAIQgAAEIACBkybQlH+OoHXS24X3N3VgWC4IQAACEIAABCAAAQhAAAIQgMCREmjKP0fQOtJd2JBZTR2YhrgyVQhAAAIQgAAEIAABCEAAAhCAQAmBpvxzBK2SpaXvFgSaOjBbAGBMCEAAAhCAAAQgAAEIQAACEIBABQSa8s8RtCrYMTufQlMHZudrhfkQgAAEIAABCEAAAhCAAAQgcLwEmvLPEbSOdyO2YllTB6YVqMwTAhCAAAQgAAEIQAACEIAABCBQSKAp/xxBq3B16b46gaYOzOrWMyAEIAABCEAAAhCAAAQgAAEIQKAOAk355whadWyaPc+iqQOz54XCdghAAAIQgAAEIAABCEAAAhA4agJN+ecIWke9F5swrqkD0wRRJgkBCEAAAhCAAAQgAAEIQAACECgn0JR/jqBVvsA8sS6Bpg7MuqYzGgQgAAEIQAACEIAABCAAAQhAoBoCTfnnCFrV7JvdTqSpA7PbVcJwCEAAAhCAAAQgAAEIQAACEDh2Ak355whax74d67evqQNTP05mCAEIQAACEIAABCAAAQhAAAIQmEWgKf8cQWvWGvPQigSaOjAr2s1QEIAABCAAAQhAAAIQgAAEIACBmgg05Z8jaNW0dfY5l6YOzD6XCKshAAEIQAACEIAABCAAAQhAYAcEmvLPEbR2sCMrN7GpA1M5S6YHAQhAAAIQgAAEIAABCEAAAhCYS6Ap/xxBa+4y89xaBJo6MGsZzTgQgAAEIAABCEAAAhCAAAQgAIHKCDTlnyNoVbZ7djidpg7MDtcHkyEAAQhAAAIQgAAEIAABCEBgHwSa8s8RtPaxKWu2sqkDUzNI5gYBCEAAAhCAAAQgAAEIQAACEFhAoCn/HEFrwUrz6CoEmjowq1jMIBCAAAQgAAEIQAACEIAABCAAgfoINOWfI2jVt4H2NqOmDszeFgd7IQABCEAAAhCAAAQgAAEIQGA3BJryzxG0drMvqzW0qQNTLUUmBgEIQAACEIAABCAAAQhAAAIQWEagKf8cQWvZYvP0cgJNHZjl5jICBCAAAQhAAAIQgAAEIAABCECgSgJN+ecIWlXuoV1NqqkDs6uVwVgIQAACEIAABCAAAQhAAAIQ2BOBpvxzBK09bc06bW3qwNSJkFlBAAIQgAAEIAABCEAAAhCAAAQWE2jKP0fQWrzeDLCQQFMHZqGtPA4BCEAAAhCAAAQgAAEIQAACEKiVQFP+OYJWrdtoP/Nq6sDsZ1mwFAIQgAAEIAABCEAAAhCAAAR2RqAp/xxBa2e7s0JzmzowFfJjShCAAAQgAAEIQAACEIAABCAAgTUINOWfI2itseSMsYRAUwdmiaE8CwEIQAACEIAABCAAAQhAAAIQqJhAU/45glbFO2knU2vqwOxkTTATAhCAAAQgAAEIQAACEIAABPZHoCn/HEFrfxu0NoubOjC1wWM+EIAABCAAAQhAAAIQgAAEIACBlQg05Z8jaK206gwzm0BTB2a2lTwIAQhAAAIQgAAEIAABCEAAAhCom0BT/jmCVt2baQ+za+rA7GFBsBECEIAABCAAAQhAAAIQgAAEdkmgKf8cQWuXe7Qqo5s6MFWRYzIQgAAEIAABCEAAAhCAAAQgAIH1CDTlnyNorbfwjDSPQFMHZp6JPAUBCEAAAhCAAAQgAAEIQAACEKieQFP+OYJW9fvp6CfY1IE5+tXAQAhAAAIQgAAEIAABCEAAAhDYK4Gm/HMErb1u03rsburA1IONmUAAAhCAAAQgAAEIQAACEIAABFYl0JR/jqC16toz2AwCTR2YGfbxCAQgAAEIQAACEIAABCAAAQhAoAUCTfnnCFotbKnjnmNTB+a4lwLrIAABCEAAAhCAAAQgAAEIQGDHBJryzxG0drxTKzG9qQNTCTOmAQEIQAACEIAABCAAAQhAAAIQWJtAU/45gtbay894pQSaOjClxtEfAhCAAAQgAAEIQAACEIAABCDQCIGm/HMErUZ21RFPs6kDc8TrgGkQgAAEIAABCEAAAhCAAAQgsG8CTfnnCFr73qw1WN/UgakBGHOAAAQgAAEIQAACEIAABCAAAQhsQKAp/xxBa4MdwJBFBJo6MEWW0RkCEIAABCAAAQhAAAIQgAAEINAOgab8cwStdjbWsc60qQNzrIuAXRCAAAQgAAEIQAACEIAABCCwewJN+ecIWrvfrycOoKkDc+K0mAAEIAABCEAAAhCAAAQgAAEIQGAbAk355wha22wCRs0n0NSByTeLnhCAAAQgAAEIQAACEIAABCAAgaYINOWfI2g1tbeOcrJNHZijXAGMggAEIAABCEAAAhCAAAQgAAEISE355whabNmTJtDUgTlpWLwfAhCAAAQgAAEIQAACEIAABCCwEYGm/HMErY12AcNmE2jqwGRbRUcIQAACEIAABCAAAQhAAAIQgEBbBJryzxG02tpcxzjbpg7MMS4ANkEAAhCAAAQgAAEIQAACEIAABETK4eqbAMFjdaRVDcj6VrUcTAYCEIAABCAAAQhAAAIQgAAEdkqgKf+cCK2d7tKKzG7qwFTEjalAAAIQgAAEIAABCEAAAhCAAATWJNCUf46gtebSM9YcAk0dmDkG8gwEIAABCEAAAhCAAAQgAAEIQKABAk355whaDeyoI59iUwfmyNcC8yAAAQhAAAIQgAAEIAABCEBgvwSa8s8RtPa7UWuxvKkDUws05gEBCEAAAhCAAAQgAAEIQAACEFiZQFP+OYLWyqvPcMUEmjowxdbxAAQgAAEIQAACEIAABCAAAQhAoA0CTfnnCFptbKpjnmVTB+aYFwLbIAABCEAAAhCAAAQgAAEIQGDXBJryzxG0dr1XqzC+qQNTBTEmAQEIQAACEIAABCAAAQhAAAIQWJ9AU/45gtb6G4ARywg0dWDKTKM3BCAAAQhAAAIQgAAEIAABCECgGQJN+ecIWs3sq6OdaFMH5mhXAcMgAAEIQAACEIAABCAAAQhAYO8EmvLPEbT2vl1P3v6mDszJ42IGEIAABCAAAQhAAAIQgAAEIACBTQg05Z8jaG2yBxi0gEBTB6bALrpCAAIQgAAEIAABCEAAAhCAAARaItCUf46g1dLWOs65NnVgjnMJsAoCEIAABCAAAQhAAAIQgAAEIKCm/HMELXbsSRNo6sCcNCzeDwEIQAACEIAABCAAAQhAAAIQ2IhAU/45gtZGu4Bhswk0dWCyraIjBCAAAQhAAAIQgAAEIAABCECgLQJN+ecIWm1trmOcbVMH5hgXAJsgAAEIQAACEIAABCAAAQhAAAISKYdr7wIEj7WJ1jUe61vXejAbCEAAAhCAAAQgAAEIQAACENgngab8cyK09rlJa7K6qQNTEzjmAgEIQAACEIAABCAAAQhAAAIQWJFAU/45gtaKK89Qswg0dWBmWchDEIAABCAAAQhAAAIQgAAEIACB+gk05Z8jaNW/oY59hk0dmGNfDOyDAAQgAAEIQAACEIAABCAAgd0SaMo/R9Da7T6txvCmDkw11JgIBCAAAQhAAAIQgAAEIAABCEBgXQJN+ecIWusuPqOVE2jqwJSbxxMQgAAEIAABCEAAAhCAAAQgAIEmCDTlnyNoNbGnjnqSTR2Yo14JjIMABCAAAQhAAAIQgAAEIACBPRNoyj9H0NrzVq3D9qYOTB3ImAUEIAABCEAAAhCAAAQgAAEIQGB1Ak355whaq68/AxYSaOrAFNpGdwhAAAIQgAAEIAABCEAAAhCAQCsEmvLPEbRa2VbHO8+mDszxLgOWQQACEIAABCAAAQhAAAIQgMDOCTTlnyNo7Xy3VmB+UwdG0mkknV3SpcK/s0q6cI/juyR9UNKbJb1K0t9J+nIFnJlC2wS+Q9IfSPr1nhlvk3Q9SR9aYNpPS3pj7/mXSfoVSZ9eMObaj3o+T1970IHx7i7pPonf/aik50g674rzGHrXiq+YHOok2ab29OSEF3S4mKQ3LXjen/1nkXQ5SR7rHNFnvz/3PyzJ5/LVkt4t6fML3sejEIAABCAAAQhA4CQINOWfI2idxBbhnX0CrRyY0wZH/+aSzl2whG+X9EBJL5H0xYLn6AqBPoEh5/93Jd1jgWiKoPWN+wxBa7tzF7NtRdD6LklXkXQzSRcvwPMZSU+T9HBJH5EU/60rGIquEIAABCAAAQhA4GAEWvHPvwYEQetg+4IXDRCo/cB8m6SrS7Iz5iiNuc2C1m9J+sDcAXhu1wSGnP9/kXTdEBEyBxCCFoLWSUW/1S5oOSLrMpIsGl9gzuEKz/y7pEdJepAki1w0CEAAAhCAAAQgUDOB2v3zb2CHoFXzVtrH3Go+MKcP6Ue3GFmKvw8pX1/tpSP+0EB/p6T4W/7X8W39Pjb3ilaOOf9/HFIRPzXjfQhaCFoIWqceHJ+3O0i6o6TvHjhXFqqcVviF8Ht/7o996eF0x9tIeueMc8ojEIAABCAAAQhA4FAEavbPT2GAoHWobcF7hgjUemDOIOkxIdWkP3c7MRYQniTJ6YRxjRSfKQthVwoOUZyeaAHsBkHUYldAIJfAVDTLTSU9foZQ2oKglcvI/VK1rpbWTkqN+9eSrhnq5eXML7V+NdTQypl712dttikm/sz9jZ5IVDK/ft94X/t3ufvAKYb3k3TbxMvfK+mxkl4o6eOS/EVGv9mmn5R0E0lXTYhh/lLDZ/X1cw3jOQhAAAIQgAAEILAxgVr986TZCFob7waGnyRQ44GxQ+P0kDgy6+WS7izJhd9z6qH4m/27SLpTRMHf1DtN7KOTdOgAga8TmBK0LLBcW9L7C4EhaOUBi8UcBK2vc8sViVKUaxS0vjl8EfGAaML+IuJukl6QKbb5v63OFuonWtjqNxeNv+GMs5q3U+kFAQhAAAIQgAAElhGo0T8ftAhBa9li8/RyArUdmG+SdPsgaPWte1wQpkproAw5SEuLeS8nzwgtEZgStGzLH4YUqS4FKsc+BK0cSqdGfiFoHZ+g5f8esij86Ciyyl9kOFprTv1Dn1unLd4z2mYvCmnCn8jbfvSCAAQgAAEIQAACByNQm38+ajiC1sH2BS8aIFDbgfkpSc+X1K+D9exQ+2ROjSKb7RsSHyHp+j0G/sb/lyS9g50BgQwCOYKW02G9p+yA57ZSQct7+YohnepC4ZxY5H2zpD+V9CeSPpn78g36rZ0W102RCK310zlri9A6e7iV0Pu6ay+VdEtJ/rye24a+1LDQ9RBJX5k7MM9BAAIQgAAEIACBDQjU5p+PmoigtcEOYMgiAjUdGN9o6FRDF+7t2txUrhjCJSRZGDtT7xf3kXQvHJqi/bLXzinn/6GSLi3pvJEDfuNQ3yeHVa6g5RvfribpvhOFry1uOcLxGZK+nDOBlfsgaK0MtDfc2mxrErQcmXsPSb/Ts9ci1q9Icor40na6UJPxl3sDOT3Y//99SwfneQhAAAIQgAAEILAigZr880mzELQmEdFhYwI1HZhzSXqepHP2bPZNV3+QWTNrDJXrcjkl7Fd7nV4Zorb+JZOxo2MuHqJwLGKcPzxnx8vC22tChIz/f06NLz9uh61/y1m/Jo7nfOUoGsdRQH8ZooCeGyIXct6Vcl5L6u+cJwiC/bXJKartz7gzhyL9PxvWduwmstRS5Lwncwlnd0vxu16oreUi1f1WEvmRI2g5wsQXGfgcDN34FhvmunEPPgFRa23RpbMrHvevJF1L0oczV5Si8KeCqknQ+mFJz5LUj85y/UN/wbFWBFXqS421/r5kbkO6QQACEIAABCAAgUkCNfnnk5NF0JpERIeNCdR0YHy7llNAuvahIB69ZyUGLg7sG65eJukNkv42s8CwhSU/56LEvkFxqj01RBvkFJ1PCVpOH7uIJEcAXWDiZX6X5/WPE/2WCFqOnPOtY3b++m1KaDIrizsu7p8rxKTMmHrP1Hqs8fsUP18s8GcDkR8WW3L2bY6gdUlJT4nScP8o1Br6mKQflHQzSTfvGWrh04KbawUdsm0laF04iLjdPvIZ9tn5dKZxCFqngqpJ0LpRuCW0m+UW0VMpe0u/1MjcbnSDAAQgAAEIQAACswnU5J9PGoGgNYmIDhsTqOXA2FF9ZHDCO5OfFuqn2Dk/qXYOSQ+T5OiikuYoLad+/fFEtFZK0LKA9MRIwBh7t6PDLGa8ZaTTEkHLtruuWSxKjQlNZwhCz1VKoA30rVnQcmqfRSn/b7/umy8xsED7+Qn7pwStVKpUKvrKUVwWtXzZQbdOL5Z0kwPX1NpK0JriNLXNELTqFbRS0bNPlnSrjPMzte7x738hEnn9t8VfdLyqdCD6QwACEIAABCAAgY0I1OKfZ5mHoJWFiU4bEqjlwPiKdde4+smerU45uf+Gtk8N7fS6J0VpMH6mK8Lt1L8vSfpeSZfrpSB249pZssjgVJqhtMBY0HI0069HdZnsbL0uvMtpmT+fiBSbuop+rqCVElQ6+4aEpqGILj/31hAdNxZZ49QgFz6fes/U+q35+6EILQtZqaLTXntH9XlPj7Upoca///OeSGWB1NEsn00Mmrr8wGLkK9YEMTHWoQStUrEbQevUhaslQstC8DMlXbQ3RX8Z4BTbtdsh37X23BkPAhCAAAQgAIF9EKjFP8+ijaCVhYlOGxKo5cDEjr1NdnSPo0xOoqUijCxkuSj3EyR9LpqUi3b/REjN60dzTRU2jgWt/rAvCamL74oEMQsXvsb+t6KoKYsdFsNSt0HOEbT8+eQC53GNqG6OQ4LWBUMtsX4BfkcsuehzTr0yF4a+dw9E7RFanuoZQ8qUxcauuaaa0/6cFjjUpgStOA3XAuljRsZz4fgX9H7vSw/8L6fO2hrnbCtByyKnRd2umYHZfCFz0ghap4KqRdCK00k9062E2FQkcOleytxydIMABCAAAQhAAAKzCNTin2dNHkErCxOdNiRQy4GJhR0LHy6I7uLPh26+ccu1n5y+1TULU78WCr+PiQOuG/WAkOrVPes6V7dOiGD+/ZCgZQHIqWUW0VLNAtp1JD0qErUsQFlwi9scQeusoWC9RZdUGxKaYhHmpUEY+3jmQrYoaNm0VGqmbfF+GLpxcEzQ+vZQ2N1Re12bKuTv4v1ODz17eODxQfz8j0z2S7ttJWjF58TROz4fjpDMaQhaeZ8Ja4k7qS8ohvbuNaNIxrVrJ/Yt939zWVj3v66V1mPL2W/0gQAEIAABCEAAAnMJ1OKfZ80fQSsLE502JFDLgYkdVteFsqPzwQ1tHxo6vnErJ3WwP5aLdDsl6tLhh2N1WlKCVq4A5FQ3O/X36b18KCWtVNDy2I7scdqn25tCLSbXm+laStBKiTBTUUXxOrQqaKVSLaci9MYErXjN3ivpGpI+MHImYkHp0M76oQSt0qg9BK1TN00tEVqOKn10b3pbf/bHgrsv4fCXAz6rNAhAAAIQgAAEIHDSBGrxz7M4IGhlYaLThgRqOTCxiOHILN8U9+ENbR8aOr5xayzCKneMoYiSlKB1dUkvzLQ7FhAsnl0hCFD9IUoFrZ8KkT5doXPXg3IKoUWuMUFrrNZUpklqVdCyfY6Msph5oZ6xY/unRNDKcfSPVdCK90SpSIqgVa+gFa/t1iJsTV+e5H4m0g8CEIAABCAAgf0QqMU/zyKOoJWFiU4bEqjlwBzaqRlCuoYg47Hj1K/XhvTCf45eHDtXpdfIf2tIaXPUQddSBZVLBC3fOmYBzjfkuT0v1ObyrWNTta1S87mBJIs6ua1lQcuf6V5Ti1r95lpaLiAfn7cSQSsnFesYBa1Umth1A8/cPYWgdSqpWiK0Dv3Zj6CVe2roBwEIQAACEIDASRCoxT/Psh1BKwsTnTYkUMuBidNAcqJRtsDyA8FRvlQY3BFPro3k2/lK2veFm7t8+6HbUE2w2LnyrY528L5S8LLrS3pKr7/rat1B0n/2flYiaLkYvwUZF1C2/b8k6eVhXlOCll8Zr+XDQ02yL2ba1LKgZRNTtw36FkqLWhal+m1M0HItN6eT3rn3wFSxbN8S+qchms6PrVUTKXPptEXKYWrvXlLS63MnJQlB61RYCFpfZ3JSf2sKti9dIQABCEAAAhDYEYFa/PMs5AhaWZjotCGBWg5MLd+ax5FVFqIs7gwVZx9aGjuLrnd0zgkxIra7NJrJw0/dlOc+uYJWfFvfgyXdVZLFqFyh6XzhlsMuXdGimAubP1PSVzP2cu57MoZarUtp5F6csumJ+JIBF6PuF4ifWru4vpCFSkfPDV1MEO8ns7xf47ccni6cwe4GyTkXRiBo1StoWbDtX8DhKFXXtErd1rrGgY7P1Emmt69hD2NAAAIQgAAEIHBcBGrxz7OoImhlYaLThgRqOTA/E6KAOlPnRkYtRZW6nWvpmN3zqTSpWIAojTzx2DnpjTmClj+PbiPpoWHCjly4tqT3h/+fKzTFBeU7+526+HRJ75T0aUlfGACb+5611iVnnFJBy9FVTv18UG9wCzHeA6/u/WxK0LpgEAddv8ztNSHS62OJSVv4cUTWL4ffjV1GkGPznD5bRGhZGLUYetHeviy9MAJB69TVrCVC65BfZnDL4ZxTzTMQgAAEIAABCBySQC3+eZbNCFpZmOi0IYFaDkwsythkp769eEPbU0OftKA1dLX9GIZYREil0OQIWo4me5ak84aX3U6S0wW7PVIiNJ0hiCtew6Wt9Ea7pe9LPV8qaHmMONrNP+vqkX02vGRK0IpFKj923xDR0hcEfcOiBbR+pMvQjZdb8OnG3ELQij8b5hQNR9CqV9CKz8CWX2Z8p6SHSbpxD8fjJd1W0n9seTAYGwIQgAAEIAABCGQSqMU/z5ouglYWJjptSKCWAxPXrrLJd5HkmlKHbHsVtCyIODXNKW1uLw1O38d78EsELT92FkkPDFFeS9awVUHLNrvm1fNDPbKOgW+MtBPtszclaA2NYWHMtdLeJ+mHJd1SkmupdS0VDbZkDXKf3ULQ+gVJL+pNYE5dMAStU1ewlgitOALPMy29xTJ3f6bedRJ/Z3LnSz8IQAACEIAABPZHoBb/PIs8glYWJjptSKCWA5O6Hc+1q+yo+xv7NZqLnP9+SHfzrYOuneLaWH0GOQLDGnPpxojTbeZEaMWFwFMRLFMRWpcJ6YBObTNvFzDviwieb6mg5WdOI+lCkm4kyQXyu7paJQxbFrRiodB291M5c/abUzjt4Dv6ynt4qnn97KQ/OqrXNfXcGr/fQtCKLxmYI0AgaNUraKXW5smSfKvq59fYlL0x4tR2/2rqooWVp8BwEIAABCAAAQhAYJRALf551jIhaGVhotOGBGo6MLG44xvhfMPee1ay/1wh5atfqD12ji8canl1wsHWBYNjm68l6TmF9l5C0ut6zzgiyCk1/9b72ZigFae1PS7cVBg7k3MErW4Kpw+ijKOT+qKWb498QxAZu76254q9ubcsaNmMs4ei5hb2utYV23fx+Df2fj6UTmdh8AqS/JxFo6H2QUl3k/TCzAL8hVttsvvaglZq385JRUbQOnXpaonQ8swseDtqsWuu2+fPwrU++z2uxWXXtHOdwK65AL0jGx3RSIMABCAAAQhAAAI1EKjJP5/kgaA1iYgOGxOo6cA4dco1nPqOvwUnOyFfWcjBZ82RHhYEupYqmn02Sc+W5KgnN/exkPCmhe8fejwWtFwHybfYlbT41i4/fydJX+oNMiRovVmS5+BoOLe/DyLiOxITmCtoWcB6pKTuljoP/TZJt5bk98R7cO57SpiV9p1TQ6t7h/den3G3ryzWWjTMEbS6sb5L0pUlXU3SZSVZKPSamadrZv2ZpM+VGrdi/7UFrTgVea7IjaB16iLXJGilPvtTt4Iu2aqpm0fX+vuyZF48CwEIQAACEIAABPoEavLPJ1cGQWsSER02JlDTgfHNcPcIqW2d2Wt9U3/WkFLnFK+upYpmf0+IFLDY0DXXlbJIFLMaWxo7aE8MKV/vkvRRSS+Q9InooVjQKk21yRVahgQt35bnmwc7LhaTHjCQqjZHaEoVh7cAc4MoqqyPZc57Nj4myuU8NI/TSnpEVOfKdcqeIum5vYfmFDzf2vaS8dcWtCza+Zx2EZOp6MOc+SFonUqpJkEr9YXDmnXgUufPf1t8I6jr0NEgAAEIQAACEIBALQRq8s8nmSBoTSKiw8YEajswvtHMEVL9tMCnhmieuZEnjmpxlNctIpbXlfSM6Gcpx+o1oaaUTBvVRwAAIABJREFUxZ+c5jGc8vfYXmdHQl0nRNP0x4gFrVInK06jHHo+5bxeMghZ3c14jkIzE4tvqVYqNLn2k8VAC2T91i+KvsZ7ctZkaZ+lgpbfn4oQ8b64aG9yCFr/AyMlcHsP+vKCEnHZIyJonXoCahK0PLvUlw6OPLyhJH+uzW1Dn0NEZ80lynMQgAAEIAABCGxJoDb/fNRWBK0ttwJj5xCo7cDYiXXanQWofvsjSb89o0D8kDPjW+KcqvfZBKSU8OAUPqcrfjkDaqpmku2xM95PA/RQsaDln3X1lb448a5UwfGHS7qjpPjZlPNqnhb5uppWLgRvgW9ILCgVtBz15fH6NbNyxMnS92QsyeIuawhaQ3u7PzkErf+h4QsKvF98mYDbkvRfBK1Tj0BtgpZn6LpZ/iKgf/mBRS1fDuJ6hqXNNvrz8J7Rg77wwp//ccRs6fj0hwAEIAABCEAAAmsTqM0/H7UPQWvt5We8UgI1HphUmprteklISXQKX06ExvcFRyaOzHLKm4WkobpYKaHIzrRrcDlFbEzUsiP2QEk37y3EWF2qlKCV867UzXdO0bFD+PrEJkg5r/1uYwJf169EaIoLzXuMMQ79uZS8p3S/z+2/hqDld58xpLT264n15xQLWqn9UWJDKgqx5PnSvmumHMa2p1KEc+eHoHUqqRoFraEvIPzZ4csO/Dk1JfR3ljriy9Gn145Mn0p5zt1T9IMABCAAAQhAAAJbEKjRPx+0E0Friy3AmCUEaj0wTjl8UlQg3nZZ7LFj69+9PXGtux0iRwQ5vc83Z/Wjg7rnbxaKz4+JYqkoKz/vWloPlfQPEWSf5fNLupekK0W/G4vuGhIsbOejQrTWp6LxLNQ56uA3o5+PFVEeE7Rya9XkCk2plEtP1XN+SEaB/9z3eMwtnfI+3rUELY/5s5JcC6ofhdK9C0Hr6yRSwp/TeJ9Q8uHW6ztX0EoJdIcWCTsz1hQLtz47js7sX3bg910s83INp4g7HdD/4ubPfNeie5Wkjydu8vQ6nzukiLtOX3zGLGb9miSnked8KTJzu/EYBCAAAQhAAAIQmE2gVv88aRCC1ux15sGVCNR8YFwf6jG9guUpkx2t1Qk+dmbONyAU+NnPhFpcrtH11Qx+rjHliKxYFPOjrwsOm4UnO01Oi+rfztgN7+ddR+rTA++LBa1PBpGmc8Q8Zztv7w7PXyDcbhc7alMpNGOCVm6KY67QlKqDNjW/Pp7c92ztlPfntKaglYoA7N61Z0Hre0OK6uUzzubaXfw54wjML0QDI2jNI71E0PIbfUZca8/10lLCr/v4s9efi92aWej3lwpDzRG5t5H0znkm8RQEIAABCEAAAhA4CIGa/fNTACBoHWRP8JIRArUfmKG0wdJFtTNzu1CHpeSb+YtIcv2u85a+UNLTgpgVR1j1h4oFrftKcvF7izpDjlw8lZz3DAlafy3pmpI+mGFfjtDk6ApHsd2kN15uBFj3SM57ur4tRmh57kMRgLGgZTHVN2bObR9JXEQwd6yc55ZEESFojRNewjY18pZnZ6mg5fmORb3m7MWuz1i0a8k49IUABCAAAQhAAAKHIFC7f/4NDBC0DrEleMcYgRYOzGlC5NVtJV21QOix3e8NaXtO8fr8zK1gUc1imFMVT58xhsWhe0t6QUa9l1jQunuISriaJItbdmKHWsl7hgQt2+VC8jkiX47QlCrqPJYKmbIt5z3dc1s65f25rRmh1TnrXnuLkf2256LwCFrjHy57E7Q6Go7WcgSsL7G4eMbnb9fF0a2PC6nbcYp4wTB0hQAEIAABCEAAAgcl0IJ//t9AELQOujd4WYJAUwdGkouNX1SS0wEdNeUIlr7o4xRECz1vDql6f5d5M2HO5vC77VhdUdI5JF04PNSlvvjdru/lW7ni1KWh8VOC1n1CZzv4Vw8iniMeHLFl294SajC9tkCkSwkyLw6RVE5zzGlTQpOLMD89ShF1ZJxrDn005wWhz9R7+kO1KmjZhtOGekDX7xmEoCWRcpg+LHsVtDoa/u+lMwdR62ck/UiUYu7PxveHz0d/NjodMb5VtuBjiK4QgAAEIAABCEDgRAg05Z8jaJ3IHuGlPQJNHZgjXLkxQesIzd3UpI7lUD2kTV/O4IsJxBFaW4p7sTg0tWf6wulJFYVfDJgBIAABCEAAAhCAAASqJ9CUf46gVf1+OvoJNnVgjnA1ELTWW9QusmtKnFjvjYy0JoGaBa3+3BC01lx1xoIABCAAAQhAAAIQ6BNoyj9H0GLznjSBpg7MScPa4P0IWutAdTrmIyVdT9JdJN1/nWEZ5YAEaha0fHOn6/CdUdLPSnrrAbnwKghAAAIQgAAEIACB/RBoyj9H0NrPxqzV0qYOTK0QF8wLQWsBvN6jlwn1u/6vUHPsVesMyygHJFCroPXNku4kybXtXinJNc98cycNAhCAAAQgAAEIQAACaxNoyj9H0Fp7+RmvlEBTB6bUuAb6I2gtWyTfgHlZSb8XLgl4qqRbS/rcsmF5+gQI1ChofZekm0vy7aOOAryppMdn3gp6Agh5JQQgAAEIQAACEIBA4wSa8s8RtBrfbUcw/aYOzBHwjk1A0Fq2qP2bAn2j4o3CTZDLRuXpkyBQo6DlVMNnSzqnpIdJumvBzaInwZB3QgACEIAABCAAAQi0TaAp/xxBq+3Ndgyzb+rAHAPwyAYEreWL+tOSriXpfpI+vnw4RjghAjUKWt8UIv6+KOmJkvy/NAhAAAIQgAAEIAABCGxFoCn/HEFrq23AuLkEmjowuUY11A9Bq6HFYqqbEqhR0NrUYAaHAAQgAAEIQAACEIBARKAp/xxBi/170gSaOjAnDWuD9yNobQCVISEAAQhAAAIQgAAEIAABCDRIoCn/HEGrwR12ZFNu6sAcGXubg6B1hIuKSRCAAAQgAAEIQAACEIAABGYQaMo/R9CascI8siqBpg7MqpYzGAQgAAEIQAACEIAABCAAAQhAoB4CTfnnCFr1bJy9zqSpA7PXRcJuCEAAAhCAAAQgAAEIQAACEDh6Ak355whaR78fqzewqQNTPU0mCAEIQAACEIAABCAAAQhAAAIQmEegKf8cQWveIvPUegSaOjDrmc1IEIAABCAAAQhAAAIQgAAEIACBqgg05Z8jaFW1d3Y5maYOzC5XCKMhAAEIQAACEIAABCAAAQhAYA8EmvLPEbT2sCXrtrGpA1M3SmYHAQhAAAIQgAAEIAABCEAAAhCYTaAp/xxBa/Y68+BKBJo6MCvZzDAQgAAEIAABCEAAAhCAAAQgAIHaCDTlnyNo1bZ99jefpg7M/pYHiyEAAQhAAAIQgAAEIAABCEBgJwSa8s8RtHayKys2s6kDUzFHpgYBCEAAAhCAAAQgAAEIQAACEFhCoCn/HEFryVLz7BoEmjowaxjMGBCAAAQgAAEIQAACEIAABCAAgQoJNOWfI2hVuIN2NqWmDszO1gZzIQABCEAAAhCAAAQgAAEIQGA/BJryzxG09rMxa7W0qQNTK0TmBQEIQAACEIAABCAAAQhAAAIQWEigKf8cQWvhavP4YgJNHZjF1jIABCAAAQhAAAIQgAAEIAABCECgTgJN+ecIWnVuoj3NqqkDs6eFwVYIQAACEIAABCAAAQhAAAIQ2BWBpvxzBK1d7c0qjW3qwFRJkElBAAIQgAAEIAABCEAAAhCAAASWE2jKP0fQWr7gjLCMQFMHZpmpPA0BCEAAAhCAAAQgAAEIQAACEKiWQFP+OYJWtftoNxNr6sDsZlUwFAIQgAAEIAABCEAAAhCAAAT2RqAp/xxBa2/bsz57mzow9eFjRhCAAAQgAAEIQAACEIAABCAAgVUINOWfI2itsuYMsoBAUwdmgZ08CgEIQAACEIAABCAAAQhAAAIQqJlAU/45glbNW2kfc2vqwOxjSbASAhCAAAQgAAEIQAACEIAABHZIoCn/HEFrhzu0MpObOjCVsWM6EIAABCAAAQhAAAIQgAAEIACBtQg05Z8jaK217Iwzl0BTB2aukTwHAQhAAAIQgAAEIAABCEAAAhConEBT/jmCVuW7aQfTa+rA7GA9MBECEIAABCAAAQhAAAIQgAAE9kmgKf8cQWufm7Qmq5s6MDWBYy4QgAAEIAABCEAAAhCAAAQgAIEVCTTlnyNorbjyDDWLQFMHZpaFPAQBCEAAAhCAAAQgAAEIQOD/b+9egP/75nqPv0addBk1yKWbNFNTkqIIRSRFuZQkUUlXuZVLpyhxcok47pSIInSRiuS45JJLRC6F4tQcaqgQzdGRNDJnXr/WHrtl7c9e6/PZn89nvfd+fmb+Y/x+e+/PXo+11v591+u71toIINC/QKjxOYFW/w1q7XcYqsOsvTIoHwIIIIAAAggggAACCCCAwGYFQo3PCbQ22067KXioDtONGjeCAAIIIIAAAggggAACCCCAwLICocbnBFrLVj5XaxcI1WHai8cZCCCAAAIIIIAAAggggAACCIQQCDU+J9AK0aZWfZOhOsyqa4LCIYAAAggggAACCCCAAAIIbFkg1PicQGvLTbWPsofqMH2QcRcIIIAAAggggAACCCCAAAIILC4QanxOoLV4/XPBRoFQHaaxbByOAAIIIIAAAggggAACCCCAQBSBUONzAq0ozWq99xmqw6y3GigZAggggAACCCCAAAIIIIDAxgVCjc8JtDbeWjsofqgO04EXt4AAAggggAACCCCAAAIIIIDAMQRCjc8JtI7RBLhmi0CoDtNSMI5FAAEEEEAAAQQQQAABBBBAIJBAqPE5gVaglrXSWw3VYVZaBxQLAQQQQAABBBBAAAEEEEAAgVDjcwItGuy5BUJ1mHNj8f0IIIAAAggggAACCCCAAAIIHEkg1PicQOtIrYDLVguE6jDVpeJABBBAAAEEEEAAAQQQQAABBGIJhBqfE2jFalxrvNtQHWaNFUCZEEAAAQQQQAABBBBAAAEEEJAUanxOoEWbPbdAqA5zbiy+HwEEEEAAAQQQQAABBBBAAIEjCYQanxNoHakVcNlqgVAdprpUHIgAAggggAACCCCAAAIIIIBALIFQ43MCrViNa413G6rDrLECKBMCCCCAAAIIIIAAAggggAACLDlcvg0QeCxv2tMVqd+eaoN7QQABBBBAAAEEEEAAAQQQ2KpAqPE5M7S22kz7KXeoDtMPG3eCAAIIIIAAAggggAACCCCAwKICocbnBFqL1j0X20MgVIfZo3ycggACCCCAAAIIIIAAAggggEAEgVDjcwKtCE1q3fcYqsOsuyooHQIIIIAAAggggAACCCCAwIYFQo3PCbQ23FI7KXqoDtOJGbeBAAIIIIAAAggggAACCCCAwNICocbnBFpLVz/XaxUI1WFaC8fxCCCAAAIIIIAAAggggAACCAQRCDU+J9AK0qpWfJuhOsyK64GiIYAAAggggAACCCCAAAIIbFsg1PicQGvbjbWH0ofqMD2AcQ8IIIAAAggggAACCCCAAAIIHEEg1PicQOsILYBLNgmE6jBNJeNgBBBAAAEEEEAAAQQQQAABBOIIhBqfE2jFaVhrvdNQHWatlUC5EEAAAQQQQAABBBBAAAEENi8QanxOoLX59np2gFAd5uxa3AACCCCAAAIIIIAAAggggAACxxEINT4n0DpOI+Cq9QKhOkx9sTgSAQQQQAABBBBAAAEEEEAAgVACocbnBFqh2tYqbzZUh1llDVAoBBBAAAEEEEAAAQQQQAABBKRQ43MCLZrsuQVCdZhzY/H9CCCAAAIIIIAAAggggAACCBxJINT4nEDrSK2Ay1YLhOow1aXiQAQQQAABBBBAAAEEEEAAAQRiCYQanxNoxWpca7zbUB1mjRVAmRBAAAEEEEAAAQQQQAABBBAQSw4XbwQEHouTdnVB6rer6uBmEEAAAQQQQAABBBBAAAEENioQanzODK2NttKOih2qw3Tkxq0ggAACCCCAAAIIIIAAAgggsKRAqPE5gdaSVc+19hEI1WH2KSDnIIAAAggggAACCCCAAAIIIBBAINT4nEArQIta+S2G6jArrwuKhwACCCCAAAIIIIAAAgggsF2BUONzAq3tNtReSh6qw/SCxn0ggAACCCCAAAIIIIAAAgggsLBAqPE5gdbCtc/lmgVCdZjm0nECAggggAACCCCAAAIIIIAAAjEEQo3PCbRiNKo132WoDrPmiqBsCCCAAAIIIIAAAggggAACmxYINT4n0Np0W+2i8KE6TBdi3AQCCCCAAAIIIIAAAggggAACywuEGp8TaC3fALhim0CoDtNWNI5GAAEEEEAAAQQQQAABBBBAIIxAqPE5gVaYdrXaGw3VYVZbCxQMAQQQQAABBBBAAAEEEEBg6wKhxucEWltvrucvf6gOc34u7gABBBBAAAEEEEAAAQQQQACBowiEGp8TaB2lDXDRBoFQHaahXByKAAIIIIAAAggggAACCCCAQCSBUONzAq1ITWud9xqqw6yzCigVAggggAACCCCAAAIIIIAAAgo1PifQosWeWyBUhzk3Ft+PAAIIIIAAAggggAACCCCAwJEEQo3PCbSO1Aq4bLVAqA5TXSoORAABBBBAAAEEEEAAAQQQQCCWQKjxOYFWrMa1xrsN1WHWWAGUCQEEEEAAAQQQQAABBBBAAAGJJYdLtwICj6VF+7oe9dtXfXA3CCCAAAIIIIAAAggggAAC2xQINT5nhtY2G2lPpQ7VYXqC414QQAABBBBAAAEEEEAAAQQQWFAg1PicQGvBmudSewmcu8N8iqSHS7rdXnffftK1JL2y/TTOQAABBBBAAAEEEEAAAQQQQOCoAucenzcVjkCriYuDjyBw7g5DoHWESuWSCCCAAAIIIIAAAggggAAC4QTOPT5vAiPQauLi4CMInLvDEGgdoVK5JAIIIIAAAggggAACCCCAQDiBc4/Pm8AItJq4OPgIAufuMARaR6hULokAAggggAACCCCAAAIIIBBO4Nzj8yYwAq0mLg4+gkCoDiPpuyU9deTw/PRn7zuCDZdEAAEEEEAAAQQQQAABBBBA4FQCocbnBFqnahZ8z5RAqA5DoEVDRgABBBBAAAEEEEAAAQQQWKlAqPE5gdZKW2GgYoXqMARagVoWt4oAAggggAACCCCAAAIIINAiEGp8TqDVUrUcewyBUB2GQOsYTYBrIoAAAggggAACCCCAAAIIdCAQanxOoNVBi9n4LYTqMARaG2+tFB8BBBBAAAEEEEAAAQQQWK9AqPE5gdZ6G2KUkoXqMEcMtNwXLyPpupKuLelKkq4s6WKpIv9F0hslvUnScyW9XNIHKip511scf1nSXSV9qOI6wyGfIOk+kn62cM73SHpaw7UuLen6km4i6SqSvjid+7eS/lzSSyQ9W9I7JH10x3V93m9J+gpJPvdPJT1O0h/vOG98ji/t77ulpLdNfI/r58sl3SnVz3Cv15L0ypkyXySVzeW8nqSrSbpEOufVkl4v6VmpTmvr4pLJ+gbpOnP3n99iy/n5ixDuLel+DfVce36prdb41t7K10p6xejg1vZ/jHqsvfea4z4x9aObSrpO9vwYtzO31w/WXFDSIW+BHT8Pcvvx311U0tdJurWka46eA77nP0p9+y9nngG7inPKZ2tLe21p74e0XbeLn5P00yOk0vOi5ZlQ8j70/GP0rxbjUplazj9FHU3d49Ul3Sz1//HPDTXdvPXfjpprcgwCCCCAQGyBUONzAq3YjW0Ndx+qwxwh0BqCkp+SdKuGCn2/pPtLevzM4HTXgNTBj7/z7Q3f+1mSnpKCqPy02kDr8pLuLun7RoHdrlv4vVTWN0jK24vPy8Mp/5kDQId1T6o8Z+6HegcET5b0+dmN7hrAum4d1HkweeMKY4dp95X0TEkfnjn+0MFjy/m1gdTULdee3zJ4rOD8uEP2HXAesx73KUd+jgMhty8/QxyWzn0c+j6y4tnh6xw70PoSSQ+p6B/PSSG6Q/3azzmerT0GWleV9DvZs6unQOuY/evQZ0rL+fs+X9yea+to3Pbt9vWSHlTZ76f6zdy/fbX9jeMQQAABBNYjEGp8TqC1noYXtSShOszCgZZ/c/6jkn6+Mtgp1fEzJN1Z0rsnGsDcgPRb0yyo2vbzDZIcMA0zx8bnzQVaft54RtEjRrMwar/XAd7d0qykj2QnlQItH+KB+3dI+rPCl7TM0PocSb+eBg/5paYGsA4ZfkTSA/aoW3+XA7/37sBpCaRKl2k5vzaQmrrd2vNbBo+17WZ83D4DzmPX4z7lGJ/jmX6eLXeHPS7kfuzQ1/1k6jP3/Nj1tXMztDyQ/hVJnl1S8/F9+hng+y4F2+NrnOvZ2lug9emSHi3pNhlwL4HWsfvXoc+UlvP3eb64WlrqaKhG/1vqX0Z5JnLp3+Ka/jQcQ6DVosWxCCCAwDYEQo3PCbS20Sh7LmWoDrNgoLXrB1LPRPIPmW9NFfdJkr5a0teMlqqN69RLSR4s6T8KFT03IH24pHtI+veKRrJruaFP3xVo7Sqvw6oXpSWVLsMV0tLLfDaUZ1158O57Hodal5X0XZI8OPKyQ89WGX7If6iknynMeKoNtHzfP5ZCOJfR9+B7fW3y/l1Jf53ZeTDtQMq/Oc8/rttXSfo7Sfb08hCHhMMSxOF4L0G83Y6gsiWQKlVty/m1gdRUE6o9v2XwWNFcP+6Q1gHnKepxn3IM53iJspdNOpQutTMv13tf6gsOWjzLMP94+eEP7lhqW6qTx0h6Z8WNe8mvlw36k9vfU5Lv6Uaj63jGqO/Zfcx9/1sKMyIdanlmp6899Tnns7W3QMttwwF5Hnr0EGidon8d+kxpOb/1+TK035Y6Gs4pzejy3w1L7l2/pZ8HfIz/rfleSZ5t7Q+BVsXDjEMQQACBjQmEGp8TaG2sdXZY3FAdZsFAqzSr6AUpfPGeSqU9oz4t/SDqWT/jAGTX0sH8B3L/8OrjPXvIn5emMv19Rdv47DRDyvt8lT67Ai3/sO/9tcYhlYMsh00ecOV7+jicurkk79c07Ffl7/Rg1/f+mxP34GeaAxRf05+/knQLSW/Jjq8NtLw88qlpQO5LeDad9xDLZ4kNl58aTHvJlJcelurWv6F3mVzW8cDTwcFPTuxx1hJIlahazq8NpKaaUO35LYPHiub6cYe0DDhPVY/7lMPn2Mohtvd0G388e8ntyO09f7a6LbsN5rN1fI7D09KMwKXqJLcf37PDYYfyL86ee/5uz0LxksT8eecBeR4kD9c817PV399ToLVrZum5A61T9a9D22/L+S3Pl6GtttaRz/O/je77/kXL8HGQ5Zna/2vHv01T/YNAa9+nMOchgAAC6xUINT4n0FpvQ4xSslAdZqFAy/3OS308e2j4eAN0D9LeNVNxPveGaaPkcfjxTZJeWDi3FGj5e39h9BvaqXPzy32jJIdu/vyJJIdgXtI3fKYCrYunmSQOloaPf4i+fZqttKvIXyTJwY7vcfh4Vom/y5vFlz6fmQItO/nj2VKe1TVua7WBlmeveFmUP1Ph2PgeSoPpX0r7GzmMm/oM9epjh9DPx9t3MB+f2xJIlb6z5fzaQGqqbLXntwwed7WZqb9rGXCeqh73KYfPKc3qcNjq/3Zt+D61FO8ukh5VCMGWqpOpQOsPJd1xx7LHYZ8g74U3DsM9U9PhXD4L5ZzPVtdLL4FWPrM0b2fnDrRO1b8Obb8t57c8X1wf+9SRz3M/eHqasT3Uq3928C+M5pbi+vjaf/v2fTZxHgIIIIBAfIFQ43MCrfgNLnoJQnWYhQKtz0ghyTgM8mwkL1+r+TjIemwKwIbjvQzHm7Xnn1Kg5dkYPzEKo6YGh+Nredmjl9A5iPPHAZHfyDd+c9ZUoJXvu7UrqCmV328X9IwsL0UcPlMD8GGgMA4MS2FhzQ/1DuKemN4e5et6wO8ZU1MbtpcG03NLB8fl9fk/lDbrHv7819IsnDykaAmkSqYt59cGUlNtt/b8lsFjTT/Jj6kdcJ6yHvcph2dqOuS97ehk933P0Kh582nprXdTIfFSdVIKtByqeAaWg+Jdn3zWpY+dmpV6zmer76uXQCt/ZnqWqZdj++25/pwz0Dpl/zq0/bacX/t8Gdr6PnXkc6+Rfskx/EKrZZa1z6/5t2+f5xLnIIAAAgisRyDU+JxAaz0NL2pJQnWYhQIt/yD67ZKumN6C5+VrnglUs+xvqOefTW/EG/6/lxk5mMo/pUDrlml/moelg5+XwrF/2tGI8t8Ke8aUf7D2W/mGTynQyoMwHzsXDOW3URoAzd2zbb1h/hCCOShyODV8an6oHwdxDuH8WnTvnzX1yd8A2Rrc+br5Nf5B0k0kvS770pZAqnS/LefXBlJTLrXntwwe93ne1Q44T1mP+5TjqyT9wWiGpdvIt0l6TcPFvkDSb2Qbspf671J1Ugq0SjMnp4pwaUlPkHTTmefNOZ+tvrUeAi0vSfOydPv640Df/98zcx1q+VMTaHlJp3/p8heV7ar2mXLK/nVo+205v/b5Ys5968jn5t/z/PRziffLq/nU/NtXcx2OQQABBBBYr0Co8TmB1nobYpSSheowCwVaS9TNoYGWZzL8fhoUO3j5ZkmepTH1cQD3zPSXw2+EHcLNBVqlfbdqlziO78W/zfar570E0Z+poGc4J99n5NmSfljSe9IBcz/U57NgvM+Qy/vPO4w80PAeJsNvzudCt9KlvFG8g0lvmj18/CZMb/49/tQOHqdut+X82kBq6rtqz28ZPO7Th2oHnKesx33K4RmWfrvZ8PF+cV62t2tJa/49pXZWekHEUnWS29cs383v2bMuhxDef9fyQosW532frf6OHgKt66V9/xwcuU14OZpfMPJbjYFWa3lqnymn7F+Htt+W82ufL3bdt458bh5o+0UKt555K+64/c/929fSVzgWAQQQQGCdAqHG5wRa62yEkUoVqsOsKNDyb3M9EN61z9TQjvJwaFii6OWGc4FWvjzCe2/5h29vYtvyKS1UtV+bAAAgAElEQVQl2rUJva/tN0MOoZ3/vzde935YbnNzP9Q7dHOA5nBqGBR6+eCuTx40/GKaJfFvLQVNm3Y/eXROaeBeO3ic+uqW82sDqanvqj2/ZfDYSHrh8NoB5ynrsbUcn5xm2txhdOLdUrjTei3Pdhq36dJMj6XqJLffJ4T7uuztht5/y2HNrpC51cTHRw608v0Kh6WoDrfmAq1SXfvtsT6v5lP7TDll/zq0/bacX/t8OaSOXA/5bOnWGZpz//bV1DXHIIAAAgisWyDU+JxAa92NMULpQnWYMwZa7qt+05d/O3vjtPRmvEly65LD/53eMDgsU3R442V5/7fQaMbLk8ZL7/KBXylgygfNu75nV3stzSiZKvNwnfy18A7R7pWWa112YoD3zvTbc7sMy3McTHnvrF2bbZfu77mSXrZHJ/yytOn9cGpp8F87eCTQ+phAzYDz1PXY2jxKwa43iPcMxNZPPuuxtAytZUC/6/tze2/o7v9qNrEernusgfhSz1bf5zlnaOV7jfl55yWDf1YR4A/GnhnqFwsMn5bl4TXPpFP3r0Pbb8v5Nc+XJerIy/j975P/TRo+DqY9S3PupTI+/lj9qPX5w/EIIIAAAv0KhBqfE2j125C2cmehOswJAi3/AO2BgUOkz5P0pZKuKulq2avr8/bRGmi9TdJ4j6hdS/jGyw29vOE2aclfTaCVz87x0jkvHfKG8q2f2pkT4+t6dpmDOs8kcyDY8nF49+i0Gf7ccq7SwKflu3YdW5o5kw8eD/2uXa9uz+vw0O+qbatz3+MBu/f5eUOaufPymU3Rawacp67HuTLmf1+q95YQZXy9moFty4B+V1ly+6mXWOy6Rr58uXWPp2M/W1vrsnT8VF3WtN3Lp6WGPtYfPy/9Ig/v0VhT1z4nXw7o556XPHu/tbnwsSbQOnX/Osb3nbuOXE+lF6X43/RfleR/o/9P+uXURwuNrLYtLNGeuQYCCCCAQEyBUONzAq2YjWxNdx2qwxwh0HIf9Ewrz25ycHSVPSu3NiQYBxf5ALG0V1M+IPAgyRsMu97OHWjVhmPeD8tLtB7caOuZCl7ut2uz/OGSxxg4Ddcm0KqruPenvaUeMbGfTE0ocOp6rCvZx446ZqDlb8kH68cKtOaWC5dcWst+6mdra10uGWh5Nuo9Ri8Gyd9aWRti5MvhfI/uV34r7tMn3vDqWYP+d8uzwfzWyuEXB7Uz/pZw8zVql8we+n37BlpL1ZHv323b1t5Lb9izcd9y7fplxr7X5DwEEEAAgdgCocbnBFqxG9sa7j5Uh1k40LpU2mPJYUvLD6V+Zf1F0qytoQ3sE2jlyz9KS9vGA6F88/hzB1oPTKHaf+zoCF+Z3qo4zFrwoX5T4ZslfWf2prjfTjMZfOxQH/5h30s5vPfXrhkKpw5CmKE1XemeqeBw9o+zOiPQ+q9mechRmvEUNdA6x7N1iX+P9w1LPIvXy7mHZejeW+xpo/ZfG2i5DNeR5D38xkva/efuV352/l0q6JekZdlTv4Qh0Pqvs5GXrCNXgQMy/xvmX7zkddXSFgm0WrQ4FgEEENiGQKjxOYHWNhplz6UM1WEWDLT8tr7HSPLm47s+r05vqHqtpNdL8tvBvM9V7fK7fECa//D6jZJekG6g9OYxv9nPG6n7k7/p79yB1tweWldISzCunu7fAzK/yt5vIrR/aZNk7y3mgYeXGg7neWmbl0g5IJn6lAb++8xCqe2reaDlJaMOJD2boubj+/VgyEb+tCw5bN0bLN8TrDZ89X25j3hfs9LncpKuJOnKhUDYdealkuM3d+4baB2zHmvqanxM6yylXdevCTl6CrTyzbCn2uy5nq1z7TWvi/+WXsoxDtv3CbQ8A9UzSf0WV3+eIckbr483y6+p6+H+/HPhLSU9do9l2uMy1gZax+xfpfa765kSpY7yZ4Jna3mGnMPI1g+BVqsYxyOAAALrFwg1PifQWn+D7L2EoTrMQoFWPgAZ6sh7AHmvkldJenvaD2hqVtBSgVY+SBwPLnyf/uH/tukGHQZ54DTcU02gtdSm8N4I1/vBeP+t4eO3LHqWVulzGUlekugNs/3J31Q4N8DLZyl4Vtz3p0Cx9H2lt8/tur9D+2XNfjW7vqPl/Nq3FE59X+35+4YnPu/mku6fzVT4NUl3Gm3mXxNonboeW9vBkpvC+wUTfzCapfg6SX6r3d+MbmrfOsnLldvv0zc8I8izKB1i+lN6Y+o5n62+p5b9zFpsd7VdP+McZntWqYNtP8NfnFXA3PMury//bHhNSV6+6/0baz7+hYifu7uWHJ66f7UYl8rYcv6p62h8v64vvwXUS0P90pjh42Df/3Y5tBpmMrt+PIPPb770h0CrpnVzDAIIILAtgVDjcwKtbTXOHksbqsMsFGiNN2N3nThs8WD8kRN7lJTqbalAKw+KxvtSXTH9tt+zeEqvBq8JtGoGzTXt0nu7eNB2o9HBU6+U91IMv0HNg+bh42UZ90kbJPvP5gZ4fjb+WBrQDdeYe9th/oaw2j2+asqfH9MSSJWu33J+bSA1VY7a81sGj/l3lfaUyV90UBNo+bqnrMfWum8Ndndd37NwfnN0wB+mge54Zs8hdTL+7tzewbj3fPr3BoDxbFKfVnpj6jmfrb6nUwdaQ8A5PBcfmt5e++HMde55N1UNrv9rp/2aHHD5Ov54tquDT79B0cGiw1D3wadKukE6ZiooOWX/OrT9tpw/9Xw5dh353zvPIHafGm9d4H8DH1J4O+++baGhq3IoAggggEBwgVDjcwKt4K1tBbcfqsMsEGiVXlv+FEl3nnlD27iqPzWFX3573/CpXcZVGmSM32I4nvXgZSvedHZq8FgTaOUbz/taXmb5wsa267c6eQDr5UT+7Horo39T7YH6rt9A1/xQf9m03HIYLOazvPIi5LPR/JtxLwXxbLvaj5/JnoV2C0nvkPQmSV526uWO473CWgKp0ne3nF8bSE2Vsfb8lsFj6bs+M4WeNxz95Tj0rA20TlmPte1ifNy4X/rPS3vfzV239BwqhUyH1slwH7n9+G2pc/fqv3e/+JnRpuf+s/ELKvz/z/1s9T2cMtDyjFn/G+BZVP742e7njWdK5Z+a511NPew6pvaZcsr+dWj7bTm/9Hw5dh1NbQ6/65cvp2gLh7YlzkcAAQQQOK9AqPE5gdZ5Gwvf/vEbbffeJvPBeenNSrvq1b9B9d4knvI/fO6Wfrta2x6+IC1NHPZ48nmHBFr5D7hewvKS7D5Lb0CsCbRKM0paZy55oPqTafPbweh5yTB/A+Gnp/2vbjPCvEvaGH78cK79oX4c9vmSz0571bynUFmlevmRFIrNvfJ+uNznpIDi62faR+3gcapNtZxfG0hNfVft+S2Dx9J3ze1jVhtonbIea/v8+Lh81qPDXQd3L2u4WN7+fWppL6ND62S4pdze4fDN0ibjNbftcNrB//XTwaXzz/1s9a2dMtDyLxu8rPYrkknpOTfY1j7vauri0GfKKfvXoe235fzS8+XYdZTvE+m68b/d/vniXRMVdYq2cEg74lwEEEAAgfMLEGgtXAehQBcu+xYuF61+Dw20SnvgtOwnU1pO53ZySKCV/9Dufam8sbA3TfeMqNLbz/ydNYGWjystA/IGtsNm9HPt3LOzPONq2MDcx+f7eQ3XGO8ns+uH+9of6kuvsZ8aOF5U0gPSvQ33M7f31rjsDu4cbj549IfeA+XbJL0xQ2oJpEq+LefXBlJT9Vh7fsvgsfRdpb61zwytU9bjXNsv/X2+t52PaZnlWXqGTM0mPLROhvvPB/v+89Lm5aXylpb/5i+o8Hnnfrb6Hk4VaHlp34dGG8F7uahna/3jRIOqfd7t0x6Hc2qfKafsX4e235bz8zZ+7DryvfnfCu8TOHwc9M7923qKtnBIO+JcBBBAAIHzC4Qan/c+G8bVGQr0/O0v3B1Eq99DA63Sprhzg5GhUj0Q+HFJ9yq81c37Zfi/3HPuLYfDtcdvM3yppDePflDON9cezqkNtEqhkPdg8eyluVklpTeWefDt30A7aBt/SrObpt6g1fJDvZdIernjsD/Jrk1081ez+/5cv3eU5HBq6uNnsWdlPSnb2HxqT5zawePU97WcXxtITX1X7fktg8f8u+znpYYOYYd62ncPLV/7VPW47wM7D259He/B52V5H9xxUYdZnm3pPeXG++14BuTDsmWtvswhdTK+jVKg5b//H2lQ7nCm9HG9eiaX780vsBg+pX597mer7+1UgdbYam4ptI9ted7t2yZbnimn6l+Htt+W86fauD2PUUelZ8DUvxfjOj1FW9i3DXEeAggggEAfAqHG5wRafTSaLd9FqA6zwB5arutxeDTUvd9u6Jla3jcp/3gQ6g15Pegcv8FofNzUMr7aQCvfo2p8bf/m/4mF+6oNtHyqf9h/WjYofX/aDP/xhUG4w7tvSW8xHDYiHgYGHpDba9x2SrM4di0PbPmhvjSoyTeZH3hKs6z8dw7BHDZ476B8w2bPuHG456ByeEOYz9k1u6tl8Fh6vrScXxtITT3Has9vGTyOv8uBqd/Emfvt85bDU9fjvs/+0uwMX+s56eUHbyiE25dLbdBtbfx5liTvy/Xuws3sWyf5pXYN9j27zC9syJ997he3T7NPx+Hbrtlo53y2usznCLSekPbd2xVktjzv9m2TLc+UUz0nD22/LefvauNL11HplzdTv+jJ6/MUbWHfNsR5CCCAAAJ9CIQanxNo9dFotnwXoTrMQoFW6YfRIax5TdoE3L/R9Q/93h/Fe2WNZyf477xPhl+nPmx8/itp9ta/Zo2pNtAq7T/jS3mDYW9Q/pZCI20JtKY2r/VlHWy9KC2r88bnXlp43azMw9f7zWj+LfRHsvvJf0if+4146w/1+YwCz7by0g6/5Sv/eCDupSB3KPydz/MMuGHjZr9J0pvOj4Msn+bjvLTx9yceDi2Dx9IlWs6vDaSmnmO155cGj4+R9M7Chd03rpRmnlxlwtnf+8rR39XuoTWccop6POTZfxlJDrI9UyP/ONByePq+NBPLQct1CsfNLYltGdDvKktu7z3ofO0hqHJ/dV35pRR+8+FUv5i733M+W13+Uwdau55D4/pofd7t0y5bnim+/in616Htt+X8qUBr6ToqLRl2/yn9oqdUj6doC/u0H85BAAEEEOhHINT4nECrn4az1TsJ1WEWCrRc134Tn2cmjWcf1bQBL9XzTJS/kPR0Sd4g2h8PXm8t6b3ZRWoDLZ+Wvz3Nf7ZrA/eWQMvX8vPG+0F5j67Wcjv0crn9m+48zCr9gD+3p1DrD/WlfV922Xiw5hl3/q/14wGQ99LyPkFTm8m3Dh7ze2g5vzaQmipn7fmlwWOrnY93W/ESTy8/HPu1BlrDoPuY9bhP+cbnXErSgyT9wB4X8mwut7N86e74Ui0D+l23kNu7HzuccvCbh7lT1/Gee94vaNf9nvPZ6u8+daDltmnD8RtQS36tz7s9mpNaninD9Y/9nDy0/bacPxVoLV1H15Pk/bmGX2bZsmYG2GB+irawT/vhHAQQQACBfgRCjc8JtPppOFu9k1AdZsFAy/V95fQa+qllhOM24UH6w1PA5NAq3wDZv6H95mxGis9vCbTyt6f5/Kk9qPx3rYHWUJ7Lp2VEnuE0Xko01QccTnmJn8O80iefPVXz1rd9fqjPN6ef24D3IpI8+PCG/deu7OBTy6/y0/cZPI6v0XJ+bSA1VcTa85cItF4uybP4XlUIA/cJtFymY9ZjZbPYeZjDVr+N855p1trcNd2PHCr/dtpYfNfxLQP6Xdcp2fvFDp6B+og023Tq/F1Lk6fOOcez1fdyykDLM9r8fC4tU89d9nnezbWjpZ5Jx+xfh7bflvNLgdbSdeQA279I8b5yw8ezff3yC/+Sq+ZzirZQcx8cgwACCCDQr0Co8TmBVr8NaSt3FqrDLBxouY49u8hLCr3szIMhD8SGkOfVkl4v6bmSPFD/wKhRuO/eNS2/G/64tK9TS6CVh2RTbz4bvm/fQMvn+/4/N+2T5eWFXjY2zNrygNtLprw0z2X3krOpmUqlAcej0n5j+V5V4z61zw/1XubmfczsPHxq3tTmOvYySs9Ou0ZaTjUsIXVZPSDx7BPPmNlV1vH9twRSpWdJy/m1gdTUM6v2/H0CLfv9TZrt87zUbvIZfMN97RtoDecfox6XfM7bz88Sv8Rg/Cxx8Oq3ZL4itTP366lN2PP7aRnQ7yrLLnvP0rlJCuX8RlTP2PIsRd+n9/d6flo62Wp16mer7++UgdauXzbkVvs871q9W54ppWsfo38d2n5bzi8FWkvWUWmfSDtOvXV3qv5O0RZa2w7HI4AAAgj0JRBqfE6g1Vfj2eLdhOowW6wgyowAAggcKHBomHjg13M6AggggAACCCCAQKVAqPE5gVZlrXLY0QRCdZijKXBhBBBAYL0CBFrrrVtKhgACCCCAAALrEgg1PifQWlfji1iaUB0mIjD3jAACCJxZgEDrzBXA1yOAAAIIIIAAApUCocbnBFqVtcphRxMI1WGOpsCFEUAAgfUKEGitt24pGQIIIIAAAgisSyDU+JxAa12NL2JpQnWYiMDcMwIIIHBmAQKtM1cAX48AAggggAACCFQKhBqfE2hV1iqHHU0gVIc5mgIXRgABBNYrQKC13rqlZAgggAACCCCwLoFQ43MCrXU1voilCdVhIgJzzwgggMCZBQi0zlwBfD0CCCCAAAIIIFApEGp8TqBVWascdjSBUB3maApcGAEEEFivAIHWeuuWkiGAAAIIIIDAugRCjc8JtNbV+CKWJlSHiQjMPSOAAAJnFiDQOnMF8PUIIIAAAggggEClQKjxOYFWZa1y2NEEQnWYoylwYQQQQGC9AgRa661bSoYAAggggAAC6xIINT4n0FpX44tYmlAdJiIw94wAAggggAACCCCAAAIIIIBAhUCo8TmBVkWNcshRBUJ1mKNKcHEEEEAAAQQQQAABBBBAAAEEzicQanxOoHW+hsI3/6dAqA5DpSGAAAIIIIAAAggggAACCCCwUoFQ43MCrZW2wkDFCtVhArlyqwgggAACCCCAAAIIIIAAAgi0CIQanxNotVQtxx5DIFSHOQYA10QAAQQQQAABBBBAAAEEEECgA4FQ43MCrQ5azMZvIVSH2XhdUXwEEEAAAQQQQAABBBBAAIH1CoQanxNorbchRilZqA4TBZX7RAABBBBAAAEEEEAAAQQQQKBRINT4nECrsXY5fHGBUB1m8dJzQQQQQAABBBBAAAEEEEAAAQT6EAg1PifQ6qPRbPkuQnWYLVcUZUcAAQQQQAABBBBAAAEEEFi1QKjxOYHWqttiiMKF6jAhRLlJBBBAAAEEEEAAAQQQQAABBNoFQo3PCbTaK5gzlhUI1WGWLTpXQwABBBBAAAEEEEAAAQQQQKAbgVDjcwKtbtrNZm8kVIfZbC1RcAQQQAABBBBAAAEEEEAAgbULhBqfE2itvTn2X75QHaZ/Tu4QAQQQQAABBBBAAAEEEEAAgb0EQo3PCbT2qmNOWlAgVIdZsNxcCgEEEEAAAQQQQAABBBBAAIGeBEKNzwm0emo627yXUB1mm1VEqRFAAAEEEEAAAQQQQAABBDYgEGp8TqC1gRbZeRFDdZjOLbk9BBBAAAEEEEAAAQQQQAABBPYVCDU+J9Dat5o5bymBUB1mqUJzHQQQQAABBBBAAAEEEEAAAQQ6Ewg1PifQ6qz1bPB2QnWYDdYPRUYAAQQQQAABBBBAAAEEENiGQKjxOYHWNhplz6UM1WF6huTeEEAAAQQQQAABBBBAAAEEEDhAINT4nEDrgJrm1EUEQnWYRUrMRRBAAAEEEEAAAQQQQAABBBDoTyDU+JxAq78GtLU7CtVhtlY5lBcBBBBAAAEEEEAAAQQQQGAzAqHG5wRam2mX3RY0VIfpVpEbQwABBBBAAAEEEEAAAQQQQOAwgVDjcwKtwyqbsw8XCNVhDi8uV0AAAQQQQAABBBBAAAEEEECgS4FQ43MCrS7b0KZuKlSH2VTNUFgEEEAAAQQQQAABBBBAAIEtCYQanxNobalp9lnWUB2mT0LuCgEEEEAAAQQQQAABBBBAAIGDBUKNzwm0Dq5vLnCgQKgOc2BZOR0BBBBAAAEEEEAAAQQQQACBXgVCjc8JtHptRtu5r1AdZjvVQkkRQAABBBBAAAEEEEAAAQQ2JhBqfE6gtbHW2WFxQ3WYDv24JQQQQAABBBBAAAEEEEAAAQSWEAg1PifQWqLKucYhAqE6zCEF5VwEEEAAAQQQQAABBBBAAAEEOhYINT4n0Oq4JW3k1kJ1mI3UCcVEAAEEEEAAAQQQQAABBBDYnkCo8TmB1vYaaG8lDtVhesPjfhBAAAEEEEAAAQQQQAABBBBYSCDU+JxAa6Fa5zJ7C4TqMHuXkhMRQAABBBBAAAEEEEAAAQQQ6Fsg1PicQKvvxrSFuwvVYbZQIZQRAQQQQAABBBBAAAEEEEBgkwKhxucEWptso10VOlSH6UqOm0EAAQQQQAABBBBAAAEEEEBgOYFQ43MCreUqnivtJxCqw+xXRM5CAAEEEEAAAQQQQAABBBBAoHuBUONzAq3u29PqbzBUh1l9bVBABBBAAAEEEEAAAQQQQACBrQqEGp8TaG21mfZT7lAdph827gQBBBBAAAEEEEAAAQQQQACBRQVCjc8JtBatey62h0CoDrNH+TgFAQQQQAABBBBAAAEEEEAAgQgCocbnBFoRmtS67zFUh1l3VVA6BBBAAAEEEEAAAQQQQACBDQuEGp8TaG24pXZS9FAdphMzbgMBBBBAAAEEEEAAAQQQQACBpQVCjc8JtJaufq7XKhCqw7QWjuMRQAABBBBAAAEEEEAAAQQQCCIQanxOoBWkVa34NkN1mBXXA0VDAAEEEEAAAQQQQAABBBDYtkCo8TmB1rYbaw+lD9VhegDjHhBAAAEEEEAAAQQQQAABBBA4gkCo8TmB1hFaAJdsEgjVYZpKxsEIIIAAAggggAACCCCAAAIIxBEINT4n0IrTsNZ6p6E6zForgXIhgAACCCCAAAIIIIAAAghsXiDU+JxAa/Pt9ewAoTrM2bW4AQQQQAABBBBAAAEEEEAAAQSOIxBqfE6gdZxGwFXrBUJ1mPpicSQCCCCAAAIIIIAAAggggAACoQRCjc8JtEK1rVXebKgOs8oaoFAIIIAAAggggAACCCCAAAIISKHG5wRaNNlzC4TqMOfG4vsRQAABBBBAAAEEEEAAAQQQOJJAqPE5gdaRWgGXrRYI1WGqS8WBCCCAAAIIIIAAAggggAACCMQSCDU+J9CK1bjWeLehOswaK4AyIYAAAggggAACCCCAAAIIICCWHC7eCAg8Fift6oLUb1fVwc0ggAACCCCAAAIIIIAAAghsVCDU+JwZWhttpR0VO1SH6ciNW0EAAQQQQAABBBBAAAEEEEBgSYFQ43MCrSWrnmvtIxCqw+xTQM5BAAEEEEAAAQQQQAABBBBAIIBAqPE5gVaAFrXyWwzVYVZeFxQPAQQQQAABBBBAAAEEEEBguwKhxucEWtttqL2UPFSH6QWN+0AAAQQQQAABBBBAAAEEEEBgYYFQ43MCrYVrn8s1C4TqMM2l4wQEEEAAAQQQQAABBBBAAAEEYgiEGp8TaMVoVGu+y1AdZs0VQdkQQAABBBBAAAEEEEAAAQQ2LRBqfE6gtem22kXhQ3WYLsS4CQQQQAABBBBAAAEEEEAAAQSWFwg1PifQWr4BcMU2gVAdpq1oHI0AAggggAACCCCAAAIIIIBAGIFQ43MCrTDtarU3GqrDrLYWKBgCCCCAAAIIIIAAAggggMDWBUKNzwm0tt5cz1/+UB3m/FzcAQIIIIAAAggggAACCCCAAAJHEQg1PifQOkob4KINAqE6TEO5OBQBBBBAAAEEEEAAAQQQQACBSAKhxucEWpGa1jrvNVSHWWcVUCoEEEAAAQQQQAABBBBAAAEEFGp8TqBFiz23QKgOc24svh8BBBBAAAEEEEAAAQQQQACBIwmEGp8TaB2pFXDZaoFQHaa6VByIAAIIIIAAAggggAACCCCAQCyBUONzAq1YjWuNdxuqw6yxAigTAggggAACCCCAAAIIIIAAAhJLDpduBQQeS4v2dT3qt6/64G4QQAABBBBAAAEEEEAAAQS2KRBqfM4MrW020p5KHarD9ATHvSCAAAIIIIAAAggggAACCCCwoECo8TmB1oI1z6X2EgjVYfYqISchgAACCCCAAAIIIIAAAggg0L9AqPE5gVb/DWrtdxiqw6y9MigfAggggAACCCCAAAIIIIDAZgVCjc8JtDbbTrspeKgO040aN4IAAggggAACCCCAAAIIIIDAsgKhxucEWstWPldrFwjVYdqLxxkIIIAAAggggAACCCCAAAIIhBAINT4n0ArRplZ9k6E6zKprgsIhgAACCCCAAAIIIIAAAghsWSDU+JxAa8tNtY+yh+owfZBxFwgggAACCCCAAAIIIIAAAggsLhBqfE6gVVf/PyvpvnWHNh/1PZKeVjgr/85flnRXSR9q/ob/PMF1fStJj5N0sdE1/kXS/SQ9XNJH9rz2Iaf11GG+VtIrDilMw7mH1mfDV3EoAnsJXDI9m26w19ltJ/25pFtKelvbaReOvrSka0jyfV5B0ldIukS6zt9Keouk10p6afrfD+7xHZyCAAIIIIAAAggggMAWBHoan896E2jNEl04IHqgtSvM+ukUcp0jzLJtTx2GQKuuP3DUNgR6DrQ+UdJ1JN1F0o0bquP9Kbx3oPzehvM4FAEEEEAAAQQQQACBLQj0ND6f9SbQmiUKH2i5jj3z4bGjWQsulGdmnTvMItDaf8ZdXcvlKAT2F+gx0PLz7CqSfq4xyMoVPBPsXpJ+V9JH9yfiTAQQQAABBBBAAAEEViVAoLVwdfYAGnWGlgd/N5P0MEmfP6qXXsIsAi0CrYUfF1xuQYHeApaeMCIAAB69SURBVC3Pyvru9DwblhTmxfWz7Y2jpdmXSgFYicXH3l/SIyV9eEE3LoUAAggggAACCCCAQFSBHvKXajtmaNVRLb2fVc23HvqdrtsbSvqlQpjlvbiefKY9s/Ky99RhSksOryXplTUVtuOYT0nLnG43OoY9tA5E5fTuBA59Zu0qkMOsu0t6UOGgl0t6gqQXSnp3YRmz+9/V0vJEB/z55x6SHtrJ87C7SuWGEEAAAQQQQAABBDYl0NP4fBaeQGuW6MIBxxyoTd3BId/pev16SU/qPMxy2XvqMARadf2BoxAoCRzyzNolOrUHoDd897LBZ1TOsLqIpJtLekjhufi9kp5FtSKAAAIIIIAAAgggsHGBnsbns1VBoDVLFDLQ8mbJnoGVLzPsaWbWIN9ThyHQqusPHIXAKQMt90u/CXb8PPtTSXeU9Lo9qqL0fHyJJIda79rjepyCAAIIIIAAAggggMBaBHoan8+aEmjNEoULtCKFWcbtqcMQaNX1B45C4FSB1sUleXnuLUZf+FeSflDSq/asBv+790OSHp+d7zcmPqrwTNrzazgNAQQQQAABBBBAAIFwAj2Nz2fxCLRmiUIFWl+XBmlfPCqWNz6+g6Snd/o2r546DIFWXX/gKAROFWh9u6RnZl/mmVSesZU/O1pq5dJp362bjk76I0m3kfQPLRfiWAQQQAABBBBAAAEEViTQ0/h8lpVAa5YoTKB1zbQB/FcECrN8qz11mJ4DLc9U+RpJnoF3VUmu5/Gb3l4t6a2Sni/pxZLeU9e0i0d5A+6rpJcK2MQbavu7hjfIvULSH0rysq+PzHyP30r31APuZXzqn0u6paS3VV5vKIdDC7tdWdLF0rn2en3aN8mb/n+w8pr5Bv/2dhnfl86/nKTvkvRNkr46fZ/3erLV70l6rqQP7Piupd+oem9J96ss26GHLb2H1qdJeoyk245uzIaenfXPh95sus6vZM9Lbxr/ogWuzSUQQAABBBBAAAEEEIgo0NP4fNaPQGuWKESg9VWSHivp6sHCLAIt6UMzTfDy6e1u3zcKY+ZarYOnX0xvbnvv3MGjv/em2deT5BDk2hXn+e1yfkOcl35NzZY5R6B1UUk3lvRTKYybK4oDp0em2Y1zwdZUoPX/0jK2+2ZBY/7d75d0f0mPU7nuCbQ+Jubn2h9I+qwR4o+mJYhzdVrz918g6dGS/kLSS9N+XK6fQ2Z+1XwvxyCAAAIIIIAAAggg0KsAgdbCNdMD6NIzD2qIar/zyyR5lkEeZnng9xsBBmc91O9QHz3N0HLY7NkiD8s2w65pO8Mxnnnk2Sw1M5o8c+kBku7c8gVp1taulw2cOtDyTDLPSPIy29aPZ/+4LA64pj6lQOsHJDlw/PmGL/z1FFTmgSOB1scQb5eCv+FP/lrSd6QAqoGaQxFAAAEEEEAAAQQQQKBSoKfx+ewtM0NrlujCAbXhUt3V6o6q+c4rSPrVwGGWJXrqMD0FWqXN/e3lcOoNkt4k6T8kfUJafuhAc/wWuKGVeUNthzS7ZoJ5adeDJ0Igf5f3FvKSOode10rL98at2DPCfkTSbxaadh5oecndy+q6gBwefackt3N/5pYcXibN3vnWwvVryuHT5kLAPNCyjZcdPmT0nZ7l4yWZb5H0ScnrGwr35Fl0P5ktd7yRJIfUUx/vk/cto7+c83xzupdK8oMOq3lm1X7BJ6cZhuNg0qbeP2uJ5Ya198FxCCCAAAIIIIAAAghsSaCn8fmsO4HWLNGFA5YcqNV94/x3lsIsD6T9KvvfCjAza3DoqcP0EmiVNqx2mOPww/tjlfat8jI7Bx0PlDR+KYA3uP42Sa+ZaHgOxO6WAq3xIc+R9HNpn6mPjv7CyxLt9NBsOZ+DoO+R9I7se/JAq2VPp0umzb9vkK65K9By0ORQ7k7Z93vWlb/T4VLe1ryc02X0RuDjj8/x7KDScs080BqfN7XU08/ZL5T0C2nW3fgc16ln4TmcrPnkz6IWz5rrH3LMks/JvO59Xw9PS1z//ZCb5FwEEEAAAQQQQAABBBCYFOhpfD5bTQRas0QXDlhyoFb3jbu/04HFE1OwML7ekyT51fMeWEf59NRhegm08je7/VXaaNx7/cx9vjJtwj7MavLxu/YduqKkZ4xmQfn4X0r7T+1qR6VA9e4pdBjX6akCLc/K8jK+YdN3l8NLAP3frn2xvHG8fXzc+Fz3o0cVQrCpQMtWu5Ze+n58fYdatx9Vouv2Filwm6vb0rNorYGWn3EO5scvuXDw6lCLDwIIIIAAAggggAACCBxHoKfx+WwJCbRmiS4csPS+Nvmb0Up3MRWifW5685ffolb6TA3E60p6+qN66jA9BFpeovagFI4MtVEKiqZqyjOuvIfUPUcHeBaS/ytZO4TxbKvh42VdPyTpHyuaQh5WefmdZzt5VtjwOUWgVXob3lPSfmC73ig43KNDLfv89Oi+p2acTQVa7q+ut7m3Pl427XnnpYX71O9WZmiVAi3PAHxaRbvkEAQQQAABBBBAAAEEENhPoKfx+WwJCLRmiS4c0Eug5Texea+e8WA4L4E3tPYG1X9cV7SzH9VTh+kh0PLSQdevZ1pdWZKXXnn5W83srKkQaWofrc9Ms5puOGoFLaGB3z7n4Oj66XzPUnLQ+urR9U4RaOVvw5tbZllq9H7jnV+iMH65QsmiFGj9qaRbSXp7ZW/KTZ6X9ob6p4rztxJolfrid6VZWxVMHIIAAggggAACCCCAAAJ7CPQ0Pp+9fQKtWaJuAq2XSPL+Rd4sfPg4vHpyCrDGG4K3zLKpEzjeUT11mB4CrSWk88BkKtDKg6DWYMazwTyz6Wsk/VnasN6ztMZvCTxFoJW/Dc9LD72XXMvS29LMttKeTaVAyzPi7FC7D5b76tOTm+vbAdxNJL2uovK3HGj5hQSeOccHAQQQQAABBBBAAAEEjiPQ0/h8toQEWrNE3QRa+Z0OM7E8wPOSNC93Gn8ekzYR3/V2u7rSH/eonjrM1gKtW2ZvJvwVST8u6V8XrPJjB1qlt+Htu9fSTSU9a1T20tLgUqDlWWkvbDD7VEmebemlncOndvbRVgKtPGy1U8vswYbq4FAEEEAAAQQQQAABBBBIAj2Nz2crhUBrlqgYaE3NeKm7Wt1Ru5Y5Osz6AUmeteUGdylJvqebjS7t2Sne7NrLqPJGWXcHpzmqpw4TOdD6DElfJsnLB73J+PhNh1PtNW9jU3ttHdISjh1oudwO4r5jdJPeIP7Ze9z0l0v6HUlflM4tvVUxD7TeJOk7Jb218fv2Dab2Pa/x9vY6fMmXZ7CH1l5VwEkIIIAAAggggAACCBwk0NP4fLYgBFqzRN0FWnmYNZTgqmkwPl562PJ2vDqJ5Y/qqcP0Hmh5w/iLS/pCSZdOAZbr3W+CG9d7XkulQMt9/z7pv+F4b4r+wIWr+NiBlvcY80bhNxjd975L0/IQpSbQ8hLLW0t6b6NbvkzS7g6E5pYtbiXQ+uxUr9cduR6jfTZWG4cjgAACCCCAAAIIILBqgZ7G57PQBFqzRF0FWlNhlm/SdeklTI/PivR7aVPx1gF3nczhR/XUYXoMtBxceQaQZyCN909rkS8FWqWlc8dY0hU50LJxHo7lbjVvLC3VVe0+Z/m5Wwm0LibpsWmz/MGgtKdZSz/gWAQQQAABBBBAAAEEENgt0NP4fLauCLRmiboJtBxm3V6S34g2tYTw0yU9WtJtsmLdQ9JDJX2krrgnPaqnDtNToPVpkn5E0r0kXaKhRt4m6e8lff3oHAKtOsB8htZfpyBx/IZJAq1pyyWXHJY26ffLLr5X0j/XVSdHIYAAAggggAACCCCAQKNAT+Pz2Vsn0Jol6ibQqt236wpp3ywvQxs+3k/LM3xeUFfckx7VU4fpJdDynmgOID143/V5Q3qzoN8w6DfkeT+n96clcE+dCbRKgcExlnRFnqFVs+Rw3xlad5X0sFEd3VuS35Y499nKDC075Jv0lwLGOa+5v//BNPPRvyj4E0nv7DT4nysHf48AAggggAACCCCAwBICPY3PZ8tDoDVLdOGAJWce1H3j/t/pOr2VpMdJ8rKd4fOnkr5fkvfV6unTU4fpIdD6REmeUZeHGw6rHFK9TJIH9p6l8tGJiqxdzsam8P8VMH+znkNCv33wb0aH5TO0SsfM9a/S/mW1b2bcUqBV2hjeL7pwuL/Ex7Mg/TbY244uxiywJWS5BgIIIIAAAggggEBUgZ7G57OGBFqzRBcOiBRo+X49UHuwpDtkxftFST8p6YN1xT7JUT11mB4CrStKeoYkz7QbPl5G+jOSPNOu5lMbaHlp6pNHF/TbAn9c0r/WfEk6xma+Py+JfX36z7Ndhs3Njz1DyxvlP0iSZzwNn31nmt1S0m+OrlMKN/JA6x8k3STNkKtlK+0PVftmxi0FWhdNz7EfG8H67ZU/LOk9tdg7jvtqSb8v6bNGxzhI9ts+5zbnX+DruQQCCCCAAAIIIIAAAt0J9DQ+n8Uh0JolunBAtEDL9/xFkn5d0tWzIt5F0qN27MNVJ7LcUT11mB4Crfztdy9JSw/fVUlemv0ztVz1GmkZ6jCTz0uu/MY+h1O1n7m39R070PJ95vfgdn/HhgDQ1ygtwSxtQl7aTN8vY3hiLZikmrcpTl1uS4GWDb5Bkl9sMZ5t6r3lHL5O7SVYUxUOyx4g6e6jgx1Ofpuk19RcgGMQQAABBBBAAAEEEFihQE/j81leAq1ZorCBlm/csz48uB8PBh1WfJ+kP64r+tGP6qnDnDvQqg1VdlXKxVO4crPRQVOBlmemPEXS9UfH3lzS71bWemnJVj7T6BSBVr5U0MGElwp6eWbtp7S8rfTWx1Kg9WuS7tQw89H7NjmQGT4t528t0Cq96MLLpl2/4836a+vZx00ty67dp7DluzgWAQQQQAABBBBAAIFIAj2Nz2fdCLRmiUIHWt6PyctnvARr/HlWmtXy7rriH/WonjrMuQOt0vI5LxP1LJJ/q6gF92fPFnp8duzUQN0B2n3SDMThFC+z8zX+seL7vi4t0RuWbHmfNu/f9vbRuacItErBmoO6O0v6QEU5Sv2kVBZfqhRoeSmoN/B3v5r7XD7thea2NnxaQsStBVo2stXTJH3+yMz143b65jnwwt9fJy21HV/PQb9fnOEXLPBBAAEEEEAAAQQQQGCrAj2Nz2frgEBrlujCARGXHA4lu2yaDXKjrKh+i573ZfpwHcHRjuqpw5w70DLyPSX9/Ejbb9pzSDS3mf9F0qwV72d1iay2du2NVdqzq2avtc+R9Ng0C3D4Ogen3rttvP/QKQItf39pNuIjUxvftWecwyxvNG7z8UxG7zXntxDmeymVAi1/vwMWL3P0JvFTn9LbK1v3hNpioOU6cqjrvdLGn7dJuq+kZ1Y+x7zM0Etq/2ehj0zV99EefFwYAQQQQAABBBBAAIEOBXoan8/yEGjNEl04IHKg5fsvzUjwrBIP5H/jwL1o6gSnj+qpw/QQaJX2DHpBCrreUKgrB1lfKum/S/Im76XP8yU5WHpf4S/9DPCm24/I/s7t4l5pttW4jvx9V5PkQHQ8y+iVkrxE7x3ZdU4VaDlocpjmpX/jz3PSLLSS3eVS4OU9mcafXTMYpwItnz8VsNj4KpIeKOmbRl/kPuhZQa7f2s8WAy3bTL3own/3cklPkPRCSZ51Om6vtnfAe4P0vLt2AbomwK2tH45DAAEEEEAAAQQQQCCyQE/j81lHAq1ZogsHRA+0pmY41M7+qVPa76ieOkwPgVZpz6BB9tVp8D4EU18i6Zppk/Gxvt8y6OVUw5sS/yjNTHnvRBXtCgu819or0gbrl0z7bTmcGX927ct2qkDL93MZSV5e6dla+ceBlh1s55lY10pBb36cZ1p9/44ZcaVAy3t2jd+U52DrRZL+Ln2X9yjLX87g771HCgY/0tB1thpomcj15o3cvZR06uO2+NeSPirJ4atfjjFeWpif1/oG0Yaq4lAEEEAAAQQQQAABBMIJ9DQ+n8Uj0JolunBA9EBr12DfbxDzW+Kmwo46of2P6qnD9BBoWdIblPuteeMZUDXC75d077QEy8sMh2Wmb5L0nZLeuuMiDrW8ZDDfb23uex0g3F6SQ7TSW+dOGWj5Xr2sz0vTfmDuxgt/79lcd0uByNTppUDLtrdI/9V8rWdm2flxklrCrNKzyPV9v5ovPcExp3hO7lo22FJE95WfkPT0yuWKLdfmWAQQQAABBBBAAAEEogr0ND6fNSTQmiVaTaDlgpQ2V/af7zNTpE5u/qieOkwvgZbVPk/S/XcsIxzLOiB5cprt4yV/pc3lS2/sy2vHM1qul/aT8rLCuY83Xvem8vkyw/F5pw60/N0OPb49LdO80lwh0lJBLwf8bUkfmjm+FGh5tpffuOd+5NlD47248svtWgJZcasfF65vLdAajDwjzjPpvFx01wys3NRBlpcnepmhZ9DxQQABBBBAAAEEEEAAgY8J9DQ+n60XAq1ZogsHnGLmQX4nx/jOqf2SvGTKgceL6zgWPaqnDtNToGXkYX+sm6Uw0iHTsOG7l9B5yaj3x3K9vSerFQc63ix7+LS+9c9L5DzDy2HNlVNI4+DsNZK8DNEz+/4yLe3a1SDOEWgN9+PwyeXwvlV5Od6YllJ6/yovM5wLssbXfHia1Tj8ma/tPcTcv7wM1BuP225Ymumlol7u+PuSXG9eDrfvZ8tLDktmDm/dPq+blt/6JRjXGB3oGYRvkfRaSS9N/7vrJQH71gvnIYAAAggggAACCCCwBoGexuezngRas0QccGSBUB3myBZcvn+BqRlaDrT4IIAAAggggAACCCCAAAKRBUKNzwm0Ije1ddx7qA6zDnJKcYAAgdYBeJyKAAIIIIAAAggggAACXQuEGp8TaHXdljZxc6E6zCZqhELuEiDQon0ggAACCCCAAAIIIIDAWgVCjc8JtNbaDOOUK1SHicPKnR5JgEDrSLBcFgEEEEAAAQQQQAABBM4uEGp8TqB19vay+RsI1WE2X1sAEGjRBhBAAAEEEEAAAQQQQGCtAqHG5wRaa22GccoVqsPEYeVOjyRAoHUkWC6LAAIIIIAAAggggAACZxcINT4n0Dp7e9n8DYTqMJuvLQAItGgDCCCAAAIIIIAAAgggsFaBUONzAq21NsM45QrVYeKwcqdHEiDQOhIsl0UAAQQQQAABBBBAAIGzC4QanxNonb29bP4GQnWYzdcWAARatAEEEEAAAQQQQAABBBBYq0Co8TmB1lqbYZxyheowcVi50yMJEGgdCZbLIoAAAggggAACCCCAwNkFQo3PCbTO3l42fwOhOszmawsABBBAAAEEEEAAAQQQQACBtQqEGp8TaK21GcYpV6gOE4eVO0UAAQQQQAABBBBAAAEEEECgSSDU+JxAq6luOfgIAqE6zBHKzyURQAABBBBAAAEEEEAAAQQQ6EEg1PicQKuHJrPtewjVYbZdVZQeAQQQQAABBBBAAAEEEEBgxQKhxucEWituiUGKFqrDBDHlNhFAAAEEEEAAAQQQQAABBBBoFQg1PifQaq1ejl9aIFSHWbrwXA8BBBBAAAEEEEAAAQQQQACBTgRCjc8JtDppNRu+jVAdZsP1RNERQAABBBBAAAEEEEAAAQTWLRBqfE6gte7GGKF0oTpMBFDuEQEEEEAAAQQQQAABBBBAAIE9BEKNzwm09qhhTllUIFSHWbTkXAwBBBBAAAEEEEAAAQQQQACBfgRCjc8JtPppOFu9k1AdZquVRLkRQAABBBBAAAEEEEAAAQRWLxBqfE6gtfr22H0BQ3WY7jW5QQQQQAABBBBAAAEEEEAAAQT2Ewg1PifQ2q+SOWs5gVAdZrlicyUEEEAAAQQQQAABBBBAAAEEuhIINT4n0Oqq7WzyZkJ1mE3WEIVGAAEEEEAAAQQQQAABBBDYgkCo8TmB1haaZN9lDNVh+qbk7hBAAAEEEEAAAQQQQAABBBDYWyDU+JxAa+965sSFBEJ1mIXKzGUQQAABBBBAAAEEEEAAAQQQ6E0g1PicQKu35rO9+wnVYbZXPZQYAQQQQAABBBBAAAEEEEBgIwKhxucEWhtplR0XM1SH6diRW0MAAQQQQAABBBBAAAEEEEDgEIFQ43MCrUOqmnOXEAjVYZYoMNdAAAEEEEAAAQQQQAABBBBAoEOBUONzAq0OW9DGbilUh9lY3VBcBBBAAAEEEEAAAQQQQACB7QiEGp8TaG2nYfZa0lAdpldE7gsBBBBAAAEEEEAAAQQQQACBAwVCjc8JtA6sbU4/WCBUhzm4tFwAAQQQQAABBBBAAAEEEEAAgT4FQo3PCbT6bERbuqtQHWZLFUNZEUAAAQQQQAABBBBAAAEENiUQanxOoLWpttllYUN1mC4FuSkEEEAAAQQQQAABBBBAAAEEDhcINT4n0Dq8wrnCYQKhOsxhReVsBBBAAAEEEEAAAQQQQAABBLoVCDU+J9Dqth1t5sZCdZjN1AoFRQABBBBAAAEEEEAAAQQQ2JpAqPE5gdbWmmd/5Q3VYfrj444QQAABBBBAAAEEEEAAAQQQWEQg1PicQGuROuciBwiE6jAHlJNTEUAAAQQQQAABBBBAAAEEEOhZINT4nECr56a0jXsL1WG2USWUEgEEEEAAAQQQQAABBBBAYIMCocbnBFobbKGdFTlUh+nMjttBAAEEEEAAAQQQQAABBBBAYCmBUONzAq2lqp3r7CsQqsPsW0jOQwABBBBAAAEEEEAAAQQQQKBzgVDjcwKtzlvTBm4vVIfZQH1QRAQQQAABBBBAAAEEEEAAgW0KhBqfE2hts5H2VOpQHaYnOO4FAQQQQAABBBBAAAEEEEAAgQUFQo3PCbQWrHkutZdAqA6zVwk5CQEEEEAAAQQQQAABBBBAAIH+BUKNzwm0+m9Qa7/DUB1m7ZVB+RBAAAEEEEAAAQQQQAABBDYrEGp8HjHQ2mzLouAIIIAAAggggAACCCCAAAIIIIDAiQS6zoy6vrlUQXlCeKJ642sQQAABBBBAAAEEEEAAAQQQQACBzQp0nRl1fXMEWpvtNBQcAQQQQAABBBBAAAEEEEAAAQTOK9B1ZtT1zRFonbfl8u0IIIAAAggggAACCCCAAAIIILBZga4zo65vbrNNhoIjgAACCCCAAAIIIIAAAggggAACCEwKEGjROBBAAAEEEEAAAQQQQAABBBBAAAEEQgkQaIWqLm4WAQQQQAABBBBAAAEEEEAAAQQQQIBAizaAAAIIIIAAAggggAACCCCAAAIIIBBKgEArVHVxswgggAACCCCAAAIIIIAAAggggAACBFq0AQQQQAABBBBAAAEEEEAAAQQQQACBUAIEWqGqi5tFAAEEEEAAAQQQQAABBBBAAAEEECDQog0ggAACCCCAAAIIIIAAAggggAACCIQSINAKVV3cLAIIIIAAAggggAACCCCAAAIIIIAAgRZtAAEEEEAAAQQQQAABBBBAAAEEEEAglACBVqjq4mYRQAABBBBAAAEEEEAAAQQQQAABBAi0aAMIIIAAAggggAACCCCAAAIIIIAAAqEECLRCVRc3iwACCCCAAAIIIIAAAggggAACCCBAoEUbQAABBBBAAAEEEEAAAQQQQAABBBAIJUCgFaq6uFkEEEAAAQQQQAABBBBAAAEEEEAAAQIt2gACCCCAAAIIIIAAAggggAACCCCAQCgBAq1Q1cXNIoAAAggggAACCCCAAAIIIIAAAggQaNEGEEAAAQQQQAABBBBAAAEEEEAAAQRCCRBohaoubhYBBBBAAAEEEEAAAQQQQAABBBBAgECLNoAAAggggAACCCCAAAIIIIAAAgggEEqAQCtUdXGzCCCAAAIIIIAAAggggAACCCCAAAIEWrQBBBBAAAEEEEAAAQQQQAABBBBAAIFQAgRaoaqLm0UAAQQQQAABBBBAAAEEEEAAAQQQINCiDSCAAAIIIIAAAggggAACCCCAAAIIhBIg0ApVXdwsAggggAACCCCAAAIIIIAAAggggACBFm0AAQQQQAABBBBAAAEEEEAAAQQQQCCUAIFWqOriZhFAAAEEEEAAAQQQQAABBBBAAAEECLRoAwgggAACCCCAAAIIIIAAAggggAACoQQItEJVFzeLAAIIIIAAAggggAACCCCAAAIIIECgRRtAAAEEEEAAAQQQQAABBBBAAAEEEAglQKAVqrq4WQQQQAABBBBAAAEEEEAAAQQQQAABAi3aAAIIIIAAAggggAACCCCAAAIIIIBAKAECrVDVxc0igAACCCCAAAIIIIAAAggggAACCBBo0QYQQAABBBBAAAEEEEAAAQQQQAABBEIJEGiFqi5uFgEEEEAAAQQQQAABBBBAAAEEEECAQIs2gAACCCCAAAIIIIAAAggggAACCCAQSoBAK1R1cbMIIIAAAggggAACCCCAAAIIIIAAAgRatAEEEEAAAQQQQAABBBBAAAEEEEAAgVACBFqhqoubRQABBBBAAAEEEEAAAQQQQAABBBAg0KINIIAAAggggAACCCCAAAIIIIAAAgiEEvj/0j5lDx0x3n4AAAAASUVORK5CYII=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5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Полис ОСАГО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Диагностическая карта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Тахограф</text:p>
          </table:table-cell>
          <table:table-cell table:number-columns-repeated="3" table:style-name="ce1"/>
          <table:table-cell table:style-name="ce1">
            <draw:custom-shape svg:x="0in" svg:y="0in" svg:width="3.13542in" svg:height="7.09375in" draw:z-index="1" draw:id="id0" draw:style-name="a0" draw:name="AutoShape 3">
              <svg:title/>
              <svg:desc>data:image/png;base64,iVBORw0KGgoAAAANSUhEUgAABLQAAAqkCAYAAAAqsihlAAAAAXNSR0IArs4c6QAAgkx0RVh0bXhmaWxlACUzQ214R3JhcGhNb2RlbCUzRSUzQ3Jvb3QlM0UlM0NteENlbGwlMjBpZCUzRCUyMjAlMjIlMkYlM0UlM0NteENlbGwlMjBpZCUzRCUyMjElMjIlMjBwYXJlbnQlM0QlMjIwJTIyJTJGJTNFJTNDbXhDZWxsJTIwaWQlM0QlMjIyJTIyJTIwdmFsdWUlM0QlMjIlRDAlOTAlRDAlQjIlRDElODIlRDAlQkUlRDAlQkMlRDAlQkUlRDAlQjElRDAlQjglRDAlQkIlRDElOEMlMjAtJTIwJUQwJUJFJUQwJUIxJUQxJThBJUQwJUI1JUQwJUJBJUQxJTgyJTIyJTIwc3R5bGUlM0QlMjJzaGFwZSUzRHRhYmxlJTNCc3RhcnRTaXplJTNEMzAlM0Jjb250YWluZXIlM0QxJTNCY29sbGFwc2libGUlM0QxJTNCY2hpbGRMYXlvdXQlM0R0YWJsZUxheW91dCUzQmZpeGVkUm93cyUzRDElM0Jyb3dMaW5lcyUzRDAlM0Jmb250U3R5bGUlM0QxJTNCYWxpZ24lM0RjZW50ZXIlM0JyZXNpemVMYXN0JTNEMSUzQmh0bWwlM0QxJTNCJTIyJTIwdmVydGV4JTNEJTIyMSUyMiUyMHBhcmVudCUzRCUyMjElMjIlM0UlM0NteEdlb21ldHJ5JTIweCUzRCUyMjExNCUyMiUyMHklM0QlMjI0MCUyMiUyMHdpZHRoJTNEJTIyMjgwJTIyJTIwaGVpZ2h0JTNEJTIyNjYwJTIyJTIwYXMlM0QlMjJnZW9tZXRyeSUyMiUyRiUzRSUzQyUyRm14Q2VsbCUzRSUzQ214Q2VsbCUyMGlkJTNEJTIyMy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xJTNCJTIyJTIwdmVydGV4JTNEJTIyMSUyMiUyMHBhcmVudCUzRCUyMjIlMjIlM0UlM0NteEdlb21ldHJ5JTIweSUzRCUyMjMwJTIyJTIwd2lkdGglM0QlMjIyODAlMjIlMjBoZWlnaHQlM0QlMjIzMCUyMiUyMGFzJTNEJTIyZ2VvbWV0cnklMjIlMkYlM0UlM0MlMkZteENlbGwlM0UlM0NteENlbGwlMjBpZCUzRCUyMjQlMjIlMjB2YWx1ZSUzRCUyMlBLJTIyJTIwc3R5bGUlM0QlMjJzaGFwZSUzRHBhcnRpYWxSZWN0YW5nbGUlM0Jjb25uZWN0YWJsZSUzRDAlM0JmaWxsQ29sb3IlM0Rub25lJTNCdG9wJTNEMCUzQmxlZnQlM0QwJTNCYm90dG9tJTNEMCUzQnJpZ2h0JTNEMCUzQmZvbnRTdHlsZSUzRDElM0JvdmVyZmxvdyUzRGhpZGRlbiUzQndoaXRlU3BhY2UlM0R3cmFwJTNCaHRtbCUzRDElM0IlMjIlMjB2ZXJ0ZXglM0QlMjIxJTIyJTIwcGFyZW50JTNEJTIyMy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UlMjIlMjB2YWx1ZSUzRCUyMlVuaXF1ZUlEJTIyJTIwc3R5bGUlM0QlMjJzaGFwZSUzRHBhcnRpYWxSZWN0YW5nbGUlM0Jjb25uZWN0YWJsZSUzRDAlM0JmaWxsQ29sb3IlM0Rub25lJTNCdG9wJTNEMCUzQmxlZnQlM0QwJTNCYm90dG9tJTNEMCUzQnJpZ2h0JTNEMCUzQmFsaWduJTNEbGVmdCUzQnNwYWNpbmdMZWZ0JTNENiUzQmZvbnRTdHlsZSUzRDUlM0JvdmVyZmxvdyUzRGhpZGRlbiUzQndoaXRlU3BhY2UlM0R3cmFwJTNCaHRtbCUzRDElM0IlMjIlMjB2ZXJ0ZXglM0QlMjIxJTIyJTIwcGFyZW50JTNEJTIyMy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Ni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YwJTIyJTIwd2lkdGglM0QlMjIyODAlMjIlMjBoZWlnaHQlM0QlMjIzMCUyMiUyMGFzJTNEJTIyZ2VvbWV0cnklMjIlMkYlM0UlM0MlMkZteENlbGwlM0UlM0NteENlbGwlMjBpZCUzRCUyMjclMjIlMjB2YWx1ZSUzRCUyMi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Ni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glMjIlMjB2YWx1ZSUzRCUyMlZJTi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i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OS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kwJTIyJTIwd2lkdGglM0QlMjIyODAlMjIlMjBoZWlnaHQlM0QlMjIzMCUyMiUyMGFzJTNEJTIyZ2VvbWV0cnklMjIlMkYlM0UlM0MlMkZteENlbGwlM0UlM0NteENlbGwlMjBpZCUzRCUyMjEw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OS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ExJTIyJTIwdmFsdWUlM0QlMjIlRDAlOUMlRDAlQjAlRDElODAlRDAlQkElRDAlQjAlMkMlMjAlRDAlQkMlRDAlQkUlRDAlQjQlRDAlQjUlRDAlQkIlRDElOEM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k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Ey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TIwJTIyJTIwd2lkdGglM0QlMjIyODAlMjIlMjBoZWlnaHQlM0QlMjIzMCUyMiUyMGFzJTNEJTIyZ2VvbWV0cnklMjIlMkYlM0UlM0MlMkZteENlbGwlM0UlM0NteENlbGwlMjBpZCUzRCUyMjEz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TI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xNCUyMiUyMHZhbHVlJTNEJTIyJUQwJUFEJUQwJUJBJUQwJUJFJUQwJUJCJUQwJUJFJUQwJUIzJUQwJUI4JUQxJTg3JUQwJUI1JUQxJTgxJUQwJUJBJUQwJUI4JUQwJUI5JTIwJUQwJUJBJUQwJUJCJUQwJUIwJUQxJTgxJUQxJTgx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xMi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TU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xNTAlMjIlMjB3aWR0aCUzRCUyMjI4MCUyMiUyMGhlaWdodCUzRCUyMjMwJTIyJTIwYXMlM0QlMjJnZW9tZXRyeSUyMiUyRiUzRSUzQyUyRm14Q2VsbCUzRSUzQ214Q2VsbCUyMGlkJTNEJTIyMTYlMjIlMjB2YWx1ZSUzRCUyMkZL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xNS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E3JTIyJTIwdmFsdWUlM0QlMjIlRDAlQTAlRDAlQjAlRDAlQjclRDElODAlRDAlQjUlRDElODguJTIwJUQwJUJDJUQwJUIwJUQwJUJBJUQxJTgxLiUyMCVEMCVCQyVEMCVCMCVEMSU4MSVEMSU4MSVEMCVCMCUyQyUyMCVEMCVCQSVEMCVCMy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MTU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E4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TgwJTIyJTIwd2lkdGglM0QlMjIyODAlMjIlMjBoZWlnaHQlM0QlMjIzMCUyMiUyMGFzJTNEJTIyZ2VvbWV0cnklMjIlMkYlM0UlM0MlMkZteENlbGwlM0UlM0NteENlbGwlMjBpZCUzRCUyMjE5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Tg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yMCUyMiUyMHZhbHVlJTNEJTIyJUQwJTlDJUQwJUIwJUQxJTgxJUQxJTgxJUQwJUIwJTIwJUQwJUIxJUQwJUI1JUQwJUI3JTIwJUQwJUJEJUQwJUIwJUQwJUIzJUQxJTgwJUQxJTgzJUQwJUI3JUQwJUJBJUQwJUI4JTJDJTIwJUQwJUJBJUQwJUIz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xOC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jE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yMTAlMjIlMjB3aWR0aCUzRCUyMjI4MCUyMiUyMGhlaWdodCUzRCUyMjMwJTIyJTIwYXMlM0QlMjJnZW9tZXRyeSUyMiUyRiUzRSUzQyUyRm14Q2VsbCUzRSUzQ214Q2VsbCUyMGlkJTNEJTIyMjIlMjIlMjB2YWx1ZSUzRCUyMkZL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yMS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IzJTIyJTIwdmFsdWUlM0QlMjIlRDAlOTQlRDAlQjIlRDAlQjglRDAlQjMlRDAlQjAlRDElODIlRDAlQjUlRDAlQkIlRDElOEM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Ix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yNC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I0MCUyMiUyMHdpZHRoJTNEJTIyMjgwJTIyJTIwaGVpZ2h0JTNEJTIyMzAlMjIlMjBhcyUzRCUyMmdlb21ldHJ5JTIyJTJGJTNFJTNDJTJGbXhDZWxsJTNFJTNDbXhDZWxsJTIwaWQlM0QlMjIyNSUyMiUyMHZhbHVlJTNEJTIyRks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I0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MjYlMjIlMjB2YWx1ZSUzRCUyMiVEMCVBMCVEMCVCMCVEMSU4MSVEMSU4NSVEMCVCRSVEMCVCNCUyMCVEMSU4MiVEMCVCRSVEMCVCRiVEMCVCQiVEMCVCOCVEMCVCMiVEMCVCMCUyMCVEMCVCQiVEMCVCNSVEMSU4MiVEMCVCRSUyQyUyMCVEMCVCQiUyMCUyRiUyMDEwMCUyMCVEMCVCQSVEMCVCQy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MjQ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I3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jcwJTIyJTIwd2lkdGglM0QlMjIyODAlMjIlMjBoZWlnaHQlM0QlMjIzMCUyMiUyMGFzJTNEJTIyZ2VvbWV0cnklMjIlMkYlM0UlM0MlMkZteENlbGwlM0UlM0NteENlbGwlMjBpZCUzRCUyMjI4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jc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yOSUyMiUyMHZhbHVlJTNEJTIyJUQwJUEwJUQwJUIwJUQxJTgxJUQxJTg1JUQwJUJFJUQwJUI0JTIwJUQxJTgyJUQwJUJFJUQwJUJGJUQwJUJCJUQwJUI4JUQwJUIyJUQwJUIwJTIwJUQwJUI3JUQwJUI4JUQwJUJDJUQwJUIwJTJDJTIwJUQwJUJCJTIwJTJGJTIwMTAwJTIwJUQwJUJBJUQwJUJD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yNy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zA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zMDAlMjIlMjB3aWR0aCUzRCUyMjI4MCUyMiUyMGhlaWdodCUzRCUyMjMwJTIyJTIwYXMlM0QlMjJnZW9tZXRyeSUyMiUyRiUzRSUzQyUyRm14Q2VsbCUzRSUzQ214Q2VsbCUyMGlkJTNEJTIyMzElMjIlMjB2YWx1ZSUzRCUyMkZL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zMC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MyJTIyJTIwdmFsdWUlM0QlMjIlRDAlQTIlRDAlQjglRDAlQkYlMjAlRDAlQTIlRDAlQTE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Mw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zMy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MzMCUyMiUyMHdpZHRoJTNEJTIyMjgwJTIyJTIwaGVpZ2h0JTNEJTIyMzAlMjIlMjBhcyUzRCUyMmdlb21ldHJ5JTIyJTJGJTNFJTNDJTJGbXhDZWxsJTNFJTNDbXhDZWxsJTIwaWQlM0QlMjIzNCUyMiUyMHZhbHVlJTNEJTIyRks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Mz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MzUlMjIlMjB2YWx1ZSUzRCUyMiVEMCU5QSVEMCVCMCVEMSU4MiVEMCVCNSVEMCVCMyVEMCVCRSVEMSU4MCVEMCVCOCVEMSU4RiUyMCVEMCVBMiVEMCVBM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MzM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M2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MzYwJTIyJTIwd2lkdGglM0QlMjIyODAlMjIlMjBoZWlnaHQlM0QlMjIzMCUyMiUyMGFzJTNEJTIyZ2VvbWV0cnklMjIlMkYlM0UlM0MlMkZteENlbGwlM0UlM0NteENlbGwlMjBpZCUzRCUyMjM3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zY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zOCUyMiUyMHZhbHVlJTNEJTIyJUQwJTkzJUQwJUJFJUQwJUI0JTIwJUQwJUI4JUQwJUI3JUQwJUIzJUQwJUJFJUQxJTgyJUQwJUJFJUQwJUIyJUQwJUJCJUQwJUI1JUQwJUJEJUQwJUI4JUQxJThGJTIwJUQwJUEyJUQwJUEx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zNi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214Q2VsbCUyMGlkJTNEJTIyMzklMjIlMjB2YWx1ZSUzRCUyMiUyMiUyMHN0eWxlJTNEJTIyc2hhcGUlM0R0YWJsZVJvdyUzQmhvcml6b250YWwlM0QwJTNCc3RhcnRTaXplJTNEMCUzQnN3aW1sYW5lSGVhZCUzRDAlM0Jzd2ltbGFuZUJvZHklM0QwJTNCZmlsbENvbG9yJTNEbm9uZSUzQmNvbGxhcHNpYmxlJTNEMCUzQmRyb3BUYXJnZXQlM0QwJTNCcG9pbnRzJTNEJTVCJTVCMCUyQzAuNSU1RCUyQyU1QjElMkMwLjUlNUQlNUQlM0Jwb3J0Q29uc3RyYWludCUzRGVhc3R3ZXN0JTNCdG9wJTNEMCUzQmxlZnQlM0QwJTNCcmlnaHQlM0QwJTNCYm90dG9tJTNEMCUzQiUyMiUyMHZlcnRleCUzRCUyMjElMjIlMjBwYXJlbnQlM0QlMjIyJTIyJTNFJTNDbXhHZW9tZXRyeSUyMHklM0QlMjIzOTAlMjIlMjB3aWR0aCUzRCUyMjI4MCUyMiUyMGhlaWdodCUzRCUyMjMwJTIyJTIwYXMlM0QlMjJnZW9tZXRyeSUyMiUyRiUzRSUzQyUyRm14Q2VsbCUzRSUzQ214Q2VsbCUyMGlkJTNEJTIyNDAlMjIlMjB2YWx1ZSUzRCUyMi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Mzk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0MSUyMiUyMHZhbHVlJTNEJTIyJUQwJUE4JUQwJUIwJUQxJTgxJUQxJTgxJUQwJUI4JTIwKCVEMSU4MCVEMCVCMCVEMCVCQyVEMCVCMCklMjAlRTIlODQlOTY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M5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0Mi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QyMCUyMiUyMHdpZHRoJTNEJTIyMjgwJTIyJTIwaGVpZ2h0JTNEJTIyMzAlMjIlMjBhcyUzRCUyMmdlb21ldHJ5JTIyJTJGJTNFJTNDJTJGbXhDZWxsJTNFJTNDbXhDZWxsJTIwaWQlM0QlMjI0MyUyMiUyMHZhbHVlJTNEJTIy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0Mi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Q0JTIyJTIwdmFsdWUlM0QlMjIlRDAlOUElRDElODMlRDAlQjclRDAlQkUlRDAlQjIlMjAoJUQwJUJBJUQwJUIwJUQwJUIxJUQwJUI4JUQwJUJEJUQwJUIwJTJDJTIwJUQwJUJGJUQxJTgwJUQwJUI4JUQxJTg2JUQwJUI1JUQwJUJGKSUyMCVFMiU4NCU5Ni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DI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Q1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DUwJTIyJTIwd2lkdGglM0QlMjIyODAlMjIlMjBoZWlnaHQlM0QlMjIzMCUyMiUyMGFzJTNEJTIyZ2VvbWV0cnklMjIlMkYlM0UlM0MlMkZteENlbGwlM0UlM0NteENlbGwlMjBpZCUzRCUyMjQ2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NDU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0NyUyMiUyMHZhbHVlJTNEJTIyJUQwJUE2JUQwJUIyJUQwJUI1JUQxJTgyJTIwJUQwJUJBJUQxJTgzJUQwJUI3JUQwJUJFJUQwJUIyJUQwJUIwJTIwKCVEMCVCQSVEMCVCMCVEMCVCMSVEMCVCOCVEMCVCRCVEMSU4QiUyQyUyMCVEMCVCRiVEMSU4MCVEMCVCOCVEMSU4NiVEMCVCNSVEMCVCRiVEMCVCMCklMjIlMjBzdHlsZSUzRCUyMnNoYXBlJTNEcGFydGlhbFJlY3RhbmdsZSUzQmNvbm5lY3RhYmxlJTNEMCUzQmZpbGxDb2xvciUzRG5vbmUlM0J0b3AlM0QwJTNCbGVmdCUzRDAlM0Jib3R0b20lM0QwJTNCcmlnaHQlM0QwJTNCYWxpZ24lM0RsZWZ0JTNCc3BhY2luZ0xlZnQlM0Q2JTNCb3ZlcmZsb3clM0RoaWRkZW4lM0J3aGl0ZVNwYWNlJTNEd3JhcCUzQmh0bWwlM0QxJTNCJTIyJTIwdmVydGV4JTNEJTIyMSUyMiUyMHBhcmVudCUzRCUyMjQ1JTIyJTNFJTNDbXhHZW9tZXRyeSUyMHglM0QlMjIzMCUyMiUyMHdpZHRoJTNEJTIyMjUwJTIyJTIwaGVpZ2h0JTNEJTIyMzAlMjIlMjBhcyUzRCUyMmdlb21ldHJ5JTIyJTNFJTNDbXhSZWN0YW5nbGUlMjB3aWR0aCUzRCUyMjI1MCUyMiUyMGhlaWdodCUzRCUyMjMwJTIyJTIwYXMlM0QlMjJhbHRlcm5hdGVCb3VuZHMlMjIlMkYlM0UlM0MlMkZteEdlb21ldHJ5JTNFJTNDJTJGbXhDZWxsJTNFJTNDbXhDZWxsJTIwaWQlM0QlMjI0OCUyMiUyMHZhbHVlJTNEJTIyJTIyJTIwc3R5bGUlM0QlMjJzaGFwZSUzRHRhYmxlUm93JTNCaG9yaXpvbnRhbCUzRDAlM0JzdGFydFNpemUlM0QwJTNCc3dpbWxhbmVIZWFkJTNEMCUzQnN3aW1sYW5lQm9keSUzRDAlM0JmaWxsQ29sb3IlM0Rub25lJTNCY29sbGFwc2libGUlM0QwJTNCZHJvcFRhcmdldCUzRDAlM0Jwb2ludHMlM0QlNUIlNUIwJTJDMC41JTVEJTJDJTVCMSUyQzAuNSU1RCU1RCUzQnBvcnRDb25zdHJhaW50JTNEZWFzdHdlc3QlM0J0b3AlM0QwJTNCbGVmdCUzRDAlM0JyaWdodCUzRDAlM0Jib3R0b20lM0QwJTNCJTIyJTIwdmVydGV4JTNEJTIyMSUyMiUyMHBhcmVudCUzRCUyMjIlMjIlM0UlM0NteEdlb21ldHJ5JTIweSUzRCUyMjQ4MCUyMiUyMHdpZHRoJTNEJTIyMjgwJTIyJTIwaGVpZ2h0JTNEJTIyMzAlMjIlMjBhcyUzRCUyMmdlb21ldHJ5JTIyJTJGJTNFJTNDJTJGbXhDZWxsJTNFJTNDbXhDZWxsJTIwaWQlM0QlMjI0OSUyMiUyMHZhbHVlJTNEJTIyJTIyJTIwc3R5bGUlM0QlMjJzaGFwZSUzRHBhcnRpYWxSZWN0YW5nbGUlM0Jjb25uZWN0YWJsZSUzRDAlM0JmaWxsQ29sb3IlM0Rub25lJTNCdG9wJTNEMCUzQmxlZnQlM0QwJTNCYm90dG9tJTNEMCUzQnJpZ2h0JTNEMCUzQmVkaXRhYmxlJTNEMSUzQm92ZXJmbG93JTNEaGlkZGVuJTNCd2hpdGVTcGFjZSUzRHdyYXAlM0JodG1sJTNEMSUzQiUyMiUyMHZlcnRleCUzRCUyMjElMjIlMjBwYXJlbnQlM0QlMjI0OCUyMiUzRSUzQ214R2VvbWV0cnklMjB3aWR0aCUzRCUyMjMwJTIyJTIwaGVpZ2h0JTNEJTIyMzAlMjIlMjBhcyUzRCUyMmdlb21ldHJ5JTIyJTNFJTNDbXhSZWN0YW5nbGUlMjB3aWR0aCUzRCUyMjMwJTIyJTIwaGVpZ2h0JTNEJTIyMzAlMjIlMjBhcyUzRCUyMmFsdGVybmF0ZUJvdW5kcyUyMiUyRiUzRSUzQyUyRm14R2VvbWV0cnklM0UlM0MlMkZteENlbGwlM0UlM0NteENlbGwlMjBpZCUzRCUyMjUwJTIyJTIwdmFsdWUlM0QlMjIlRDAlOTglRDAlQjclRDAlQjMlRDAlQkUlRDElODIlRDAlQkUlRDAlQjIlRDAlQjglRDElODIlRDAlQjUlRDAlQkIlRDElOEMlMjAlRDAlQTIlRDAlQTElMjAoJUQxJTgxJUQxJTgyJUQxJTgwJUQwJUIwJUQwJUJEJUQwJUIwK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Dg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Ux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TEwJTIyJTIwd2lkdGglM0QlMjIyODAlMjIlMjBoZWlnaHQlM0QlMjIzMCUyMiUyMGFzJTNEJTIyZ2VvbWV0cnklMjIlMkYlM0UlM0MlMkZteENlbGwlM0UlM0NteENlbGwlMjBpZCUzRCUyMjUy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Ux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TMlMjIlMjB2YWx1ZSUzRCUyMiVEMCU5RSVEMCVCNCVEMCVCRSVEMCVCMSVEMSU4MCVEMCVCNSVEMCVCRCVEMCVCOCVEMCVCNSUyMCVEMSU4MiVEMCVCOCVEMCVCRiVEMCVCMCUyMCVEMCVBMiVEMCVBM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TE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U0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TQwJTIyJTIwd2lkdGglM0QlMjIyODAlMjIlMjBoZWlnaHQlM0QlMjIzMCUyMiUyMGFzJTNEJTIyZ2VvbWV0cnklMjIlMkYlM0UlM0MlMkZteENlbGwlM0UlM0NteENlbGwlMjBpZCUzRCUyMjU1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U0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TYlMjIlMjB2YWx1ZSUzRCUyMiVEMCVBMSVEMSU4MiVEMSU4MCVEMCVCMCVEMCVCRCVEMCVCMCUyMCVEMCVCMiVEMSU4QiVEMCVCMiVEMCVCRSVEMCVCNyVEMCVCMiUyMCVEMCVBMiVEMCVBM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TQ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U3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TcwJTIyJTIwd2lkdGglM0QlMjIyODAlMjIlMjBoZWlnaHQlM0QlMjIzMCUyMiUyMGFzJTNEJTIyZ2VvbWV0cnklMjIlMkYlM0UlM0MlMkZteENlbGwlM0UlM0NteENlbGwlMjBpZCUzRCUyMjU4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U3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TklMjIlMjB2YWx1ZSUzRCUyMiVEMCVBMSVEMCVCNSVEMSU4MCVEMCVCOCVEMSU4RiUyQyUyMCVFMiU4NCU5NiUyMCVEMCVBMiVEMCU5NCUyQyUyMCVEMCVBMiVEMCU5RiVEMCU5RS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Tc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Yw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jAwJTIyJTIwd2lkdGglM0QlMjIyODAlMjIlMjBoZWlnaHQlM0QlMjIzMCUyMiUyMGFzJTNEJTIyZ2VvbWV0cnklMjIlMkYlM0UlM0MlMkZteENlbGwlM0UlM0NteENlbGwlMjBpZCUzRCUyMjYxJTIyJTIwdmFsdWUlM0QlMjIlMjIlMjBzdHlsZSUzRCUyMnNoYXBlJTNEcGFydGlhbFJlY3RhbmdsZSUzQmNvbm5lY3RhYmxlJTNEMCUzQmZpbGxDb2xvciUzRG5vbmUlM0J0b3AlM0QwJTNCbGVmdCUzRDAlM0Jib3R0b20lM0QwJTNCcmlnaHQlM0QwJTNCZWRpdGFibGUlM0QxJTNCb3ZlcmZsb3clM0RoaWRkZW4lM0J3aGl0ZVNwYWNlJTNEd3JhcCUzQmh0bWwlM0QxJTNCJTIyJTIwdmVydGV4JTNEJTIyMSUyMiUyMHBhcmVudCUzRCUyMjYwJTIyJTNFJTNDbXhHZW9tZXRyeSUyMHdpZHRoJTNEJTIyMzAlMjIlMjBoZWlnaHQlM0QlMjIzMCUyMiUyMGFzJTNEJTIyZ2VvbWV0cnklMjIlM0UlM0NteFJlY3RhbmdsZSUyMHdpZHRoJTNEJTIyMzAlMjIlMjBoZWlnaHQlM0QlMjIzMCUyMiUyMGFzJTNEJTIyYWx0ZXJuYXRlQm91bmRzJTIyJTJGJTNFJTNDJTJGbXhHZW9tZXRyeSUzRSUzQyUyRm14Q2VsbCUzRSUzQ214Q2VsbCUyMGlkJTNEJTIyNjIlMjIlMjB2YWx1ZSUzRCUyMiVEMCVBMiVEMCVCMCVEMCVCQyVEMCVCRSVEMCVCNiVEMCVCNSVEMCVCRCVEMCVCRCVEMSU4QiVEMCVCNSUyMCVEMCVCRSVEMCVCMyVEMSU4MCVEMCVCMCVEMCVCRCVEMCVCOCVEMSU4NyVEMCVCNSVEMCVCRCVEMCVCOCVEMSU4RiUyMiUyMHN0eWxlJTNEJTIyc2hhcGUlM0RwYXJ0aWFsUmVjdGFuZ2xlJTNCY29ubmVjdGFibGUlM0QwJTNCZmlsbENvbG9yJTNEbm9uZSUzQnRvcCUzRDAlM0JsZWZ0JTNEMCUzQmJvdHRvbSUzRDAlM0JyaWdodCUzRDAlM0JhbGlnbiUzRGxlZnQlM0JzcGFjaW5nTGVmdCUzRDYlM0JvdmVyZmxvdyUzRGhpZGRlbiUzQndoaXRlU3BhY2UlM0R3cmFwJTNCaHRtbCUzRDElM0IlMjIlMjB2ZXJ0ZXglM0QlMjIxJTIyJTIwcGFyZW50JTNEJTIyNjAlMjIlM0UlM0NteEdlb21ldHJ5JTIweCUzRCUyMjMwJTIyJTIwd2lkdGglM0QlMjIyNTAlMjIlMjBoZWlnaHQlM0QlMjIzMCUyMiUyMGFzJTNEJTIyZ2VvbWV0cnklMjIlM0UlM0NteFJlY3RhbmdsZSUyMHdpZHRoJTNEJTIyMjUwJTIyJTIwaGVpZ2h0JTNEJTIyMzAlMjIlMjBhcyUzRCUyMmFsdGVybmF0ZUJvdW5kcyUyMiUyRiUzRSUzQyUyRm14R2VvbWV0cnklM0UlM0MlMkZteENlbGwlM0UlM0NteENlbGwlMjBpZCUzRCUyMjYzJTIyJTIwdmFsdWUlM0QlMjIlMjIlMjBzdHlsZSUzRCUyMnNoYXBlJTNEdGFibGVSb3clM0Job3Jpem9udGFsJTNEMCUzQnN0YXJ0U2l6ZSUzRDAlM0Jzd2ltbGFuZUhlYWQlM0QwJTNCc3dpbWxhbmVCb2R5JTNEMCUzQmZpbGxDb2xvciUzRG5vbmUlM0Jjb2xsYXBzaWJsZSUzRDAlM0Jkcm9wVGFyZ2V0JTNEMCUzQnBvaW50cyUzRCU1QiU1QjAlMkMwLjUlNUQlMkMlNUIxJTJDMC41JTVEJTVEJTNCcG9ydENvbnN0cmFpbnQlM0RlYXN0d2VzdCUzQnRvcCUzRDAlM0JsZWZ0JTNEMCUzQnJpZ2h0JTNEMCUzQmJvdHRvbSUzRDAlM0IlMjIlMjB2ZXJ0ZXglM0QlMjIxJTIyJTIwcGFyZW50JTNEJTIyMiUyMiUzRSUzQ214R2VvbWV0cnklMjB5JTNEJTIyNjMwJTIyJTIwd2lkdGglM0QlMjIyODAlMjIlMjBoZWlnaHQlM0QlMjIzMCUyMiUyMGFzJTNEJTIyZ2VvbWV0cnklMjIlMkYlM0UlM0MlMkZteENlbGwlM0UlM0NteENlbGwlMjBpZCUzRCUyMjY0JTIyJTIwdmFsdWUlM0QlMjJGSyUyMiUyMHN0eWxlJTNEJTIyc2hhcGUlM0RwYXJ0aWFsUmVjdGFuZ2xlJTNCY29ubmVjdGFibGUlM0QwJTNCZmlsbENvbG9yJTNEbm9uZSUzQnRvcCUzRDAlM0JsZWZ0JTNEMCUzQmJvdHRvbSUzRDAlM0JyaWdodCUzRDAlM0JlZGl0YWJsZSUzRDElM0JvdmVyZmxvdyUzRGhpZGRlbiUzQndoaXRlU3BhY2UlM0R3cmFwJTNCaHRtbCUzRDElM0IlMjIlMjB2ZXJ0ZXglM0QlMjIxJTIyJTIwcGFyZW50JTNEJTIyNjMlMjIlM0UlM0NteEdlb21ldHJ5JTIwd2lkdGglM0QlMjIzMCUyMiUyMGhlaWdodCUzRCUyMjMwJTIyJTIwYXMlM0QlMjJnZW9tZXRyeSUyMiUzRSUzQ214UmVjdGFuZ2xlJTIwd2lkdGglM0QlMjIzMCUyMiUyMGhlaWdodCUzRCUyMjMwJTIyJTIwYXMlM0QlMjJhbHRlcm5hdGVCb3VuZHMlMjIlMkYlM0UlM0MlMkZteEdlb21ldHJ5JTNFJTNDJTJGbXhDZWxsJTNFJTNDbXhDZWxsJTIwaWQlM0QlMjI2NSUyMiUyMHZhbHVlJTNEJTIyJUQwJTlGJUQwJUIwJUQxJTgxJUQwJUJGJUQwJUJFJUQxJTgwJUQxJTgyJTIwJUQwJUEyJUQwJUExJTIyJTIwc3R5bGUlM0QlMjJzaGFwZSUzRHBhcnRpYWxSZWN0YW5nbGUlM0Jjb25uZWN0YWJsZSUzRDAlM0JmaWxsQ29sb3IlM0Rub25lJTNCdG9wJTNEMCUzQmxlZnQlM0QwJTNCYm90dG9tJTNEMCUzQnJpZ2h0JTNEMCUzQmFsaWduJTNEbGVmdCUzQnNwYWNpbmdMZWZ0JTNENiUzQm92ZXJmbG93JTNEaGlkZGVuJTNCd2hpdGVTcGFjZSUzRHdyYXAlM0JodG1sJTNEMSUzQiUyMiUyMHZlcnRleCUzRCUyMjElMjIlMjBwYXJlbnQlM0QlMjI2MyUyMiUzRSUzQ214R2VvbWV0cnklMjB4JTNEJTIyMzAlMjIlMjB3aWR0aCUzRCUyMjI1MCUyMiUyMGhlaWdodCUzRCUyMjMwJTIyJTIwYXMlM0QlMjJnZW9tZXRyeSUyMiUzRSUzQ214UmVjdGFuZ2xlJTIwd2lkdGglM0QlMjIyNTAlMjIlMjBoZWlnaHQlM0QlMjIzMCUyMiUyMGFzJTNEJTIyYWx0ZXJuYXRlQm91bmRzJTIyJTJGJTNFJTNDJTJGbXhHZW9tZXRyeSUzRSUzQyUyRm14Q2VsbCUzRSUzQyUyRnJvb3QlM0UlM0MlMkZteEdyYXBoTW9kZWwlM0XSpg4rAAAgAElEQVR4XuzdCfS913wv/k/FkuJioebbiy6qWfmbikSDxhhDa0ppKIIr5qEi1xAaQ4ghah5qyq0hiEYahEtMQaUkiKD+tLm36KoxxFXXVRb6X5/jnN///M7vPNP5Ps/3PPuc11mr697m+5zn2fu19/5+u9+/vffzG+FDgAABAgQIECBAgAABAgQIECBAoCCB3yiorIpKgAABAgQIECBAgAABAgQIECBAIARaOgE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ARa+gABAgQIECBAgAABAgQIECBAgEBRAgKtoppLYQkQIECAAAECBAgQIECAAAECBEoItP5DMxEgQIAAAQIECBAgQIAAAQIECOyqwKgzo1EXbtpMAq1d7a8eRoAAAQIECBAgQIAAAQIECBCIUWdGoy6cQMvwIUCAAAECBAgQIECAAAECBAisRWDUmdGoCyfQWkuH9VACBAgQIECAAAECBAgQIECAwKgzo1EXblmg9R//YQeiMUWAAAECBAgQIECAAAECBAgQ6FPgN35jn4ho1JnRqAsn0Oqza7oXAQIECBAgQIAAAQIECBAgQGC5gECr/56x15IsK7T6B3ZHAgQIECBAgAABAgQIECBAYLsFBFr9t79Aq39TdyRAgAABAgQIECBAgAABAgQI7BEQaPXfGQRa/Zu6IwECBAgQIECAAAECBAgQIEBAoDVgHxBoDYjr1gQIECBAgAABAgQIECBAgAABK7T67wMCrf5N3ZEAAQIECBAgQIAAAQIECBAgsEdAoNV/ZxBo9W/qjgQIECBAgAABAgQIECBAgAABgdaAfUCgNSCuWxMgQIAAAQIECBAgQIAAAQIErNDqvw8ItPo3dUcCBAgQIECAAAECBAgQIECAwB4BgVb/nUGg1b+pOxIgQIAAAQIECBAgQIAAAQIEBFoD9gGB1oC4bk2AAAECBAgQIECAAAECBAgQsEKr/z4g0Orf1B0JECBAgAABAgQIECBAgAABAnsEBFr9dwaBVv+m7kiAAAECBAgQIECAAAECBAgQEGgN2AcEWgPiujUBAgQIECBAgAABAgQIECBAwAqt/vuAQKt/U3ckQIAAAQIECBAgQIAAAQIECOwREGj13xkEWv2buiMBAgQIECBAgAABAgQIECBAQKA1YB8QaA2I69YECBAgQIAAAQIECBAgQIAAASu0+u8DAq3+Td2RAAECBAgQIECAAAECBAgQILBHQKDVf2cQaPVv6o4ECBAgQIAAAQIECBAgQIAAAYHWgH1AoDUgrlsTIECAAAECBAgQIECAAAECBKzQ6r8PCLT6N3VHAgQIECBAgAABAgQIECBAgMAeAYFW/51BoNW/qTsSIECAAAECBAgQIECAAAECBARaA/YBgdaAuG5NgAABAgQIECBAgAABAgQIELBCq/8+INDq39QdCRAgQIAAAQIECBAgQIAAAQJ7BARa/XcGgVb/pu5IgAABAgQIECBAgAABAgQIEBBoDdgHBFoD4ro1AQIECBAgQIAAAQIECBAgQMAKrf77gECrf1N3JECAAAECBAgQIECAAAECBAjsERBo9d8ZBFr9m7ojAQIECBAgQIAAAQIECBAgQECgNWAfEGgNiOvWBAgQIECAAAECBAgQIECAAAErtPrvAwKt/k3dkQABAgQIECBAgAABAgQIECCwR0Cg1X9nEGj1b+qOBAgQIECAAAECBAgQIECAAAGB1oB9QKA1IK5bEyBAgAABAgQIECBAgAABAgSs0Oq/Dwi0+jd1RwIECBAgQIAAAQIECBAgQIDAHgGBVv+dQaDVv6k7EiBAgAABAgQIECBAgAABAgQEWgP2AYHWgLhuTYAAAQIECBAgQIAAAQIECBCwQqv/PiDQ6t/UHQkQIECAwGgE/uM//iM++9nPxmMf+9g455xz9pTr+OOPj+OOO2405VQQAn0L6Pt9i7ofAQIECOxEQKC1E73l3xVo9W/qjgQIjFzgRz/6URx11FHxzne+s7akxx57bDz72c+O/fbbb+Q1UrxtE8iJ+ne/+90499xzJ/9z/vnnx7e+9a34/Oc/35rilFNOiSOOOKL19S4kMAYBfX8MraAMBAgQILCKgEBrFbX67wi0+jd1RwIERi6QAcA97nGP+Pa3v11b0kMOOSTe9ra3xTWvec2R10jxtkXgZz/7WXz4wx+OF7zgBfF3f/d3K1f7gAMOiFNPPTUOPPDAle/hiwR2U0Df301tzyJAgACBIQQEWv2rCrT6N3VHAgRGLJD/uv+Sl7wkjjnmmFalPO200+Lwww9vda2LCAwp8NWvfjWe+MQnxnvf+94dPyb7/wknnBD777//ju/lBgSGFtD3hxZ2fwIECBDYDQGBVv/KAq3+Td2RAIERC/zwhz+MhzzkIXH66ae3KuXjHve4OPHEE038W2m5aCiBT33qU/HIRz4yvvCFL+z4EYcddli88pWvjOte97o7vpcbEBhaQN8fWtj9CRAgQGC3BARa/UsLtPo3dUcCBEYscPbZZ8ed73zn+PGPf9yqlDe84Q3jHe94R1zvetdrdb2LCPQtcMEFF8QDHvCAvQ507/KMy1zmMnGjG90orn/968fd7373uNWtbhWXvOQlu9zCtQTWIqDvr4XdQwkQIEBgIAGBVv+wAq3+Td2RAIGRCvzyl7+MZz3rWZOD3rt83vCGN0xWdfkQ2G2BPDfoaU97WrzoRS/a59EZTN33vveNW9/61nHVq141Lne5y8XFLnax3S6i5xEYREDfH4TVTQkQIEBgjQICrf7xBVr9m7ojAQIjFchD4I888sjJodqLn0c96lHxla98Jc4666x9fvagBz1oskXr0pe+9EhrplibKvDZz3427nWve8U3vvGNPVXMlxS88IUvjD/5kz8RYG1qw6tX6Ps6AQECBAhsmoBAq/8WFWj1b+qOBAiMVOBDH/pQ5PlBi5+rXe1q8c53vjM+8IEPLF29lT8/44wz4iY3uclIa6ZYmyiQLzDIg9uPO+64vcKsN73pTXHooYduYpXVicBEQN/XEQgQIEBgEwUEWv23qkCrf1N3JEBghAI///nP4ylPecrkDYeLn3ve855x0kknxXnnnRf5/192vlZu+Tr66KNjyR+iEdZ2d4v0i1/8Ij7/+c9PAsE8o+wzn/lMXHTRRZNC3PjGN56cP3bXu941bn/728eVr3zl3S3cLjztpz/96eR8qw9+8IPxyU9+Ms4///w9fejmN795/N7v/d5klVVuEbzsZS/bukTf//73J2dnpevs89KXvjTyRQX6YWtGFw4ooO8PiLvk1vm7Nn/X/M3f/E2ce+658elPf3py1RWucIW42c1uFre4xS3iTne60+T37sUvfvHdLZynESBAgECjgECrkajzBQKtzmS+QIBAiQJf+9rXJucN5WRg8TMLq77zne9UbkmchV6Xv/zlW1f/H//xH+OII45Y+c1084d53+Uud5mclbRs22OGSLe85S1bl6vthXe84x3jrW99a1zxildc+pU84+Zv//Zv43nPe1586Utfarxt1ieDnac//elxrWtdq/H6vCCff//737/y2gwZn//858clLnGJVvdrapMuLwH4yU9+Eq973eviZS972V5bAqsKkpPORzziEfH4xz8+rnSlKzWW93Of+9wkCMytsvlZLFuuYsmtiO9617smW2XzDYizrYkZpB100EGTgPbggw/udAh8hhTp+trXvnafMp588slxv/vdr7bsOel+xjOeEc997nP3ua6pT7Vp80a4igse/vCHTwLtZQfiV/WzLv1h1XKV+L1N6/t5rmL+Xur62a3+8atf/So++tGPxlOf+tTJPxg0fTLcyvF329vetnFbct3vxLrxnn3glFNOmaxuzr9Bs38Iyu37z3nOc+LYY49d+jukqexNP2/zO6jpHn5OgACBdQkItPqXF2j1b+qOBAiMUCCDlzxzaPGT2wkzEMjJf92h8RnGvP/975/8C3jbT1N40vY+s+typVMGBfe+9733+tf3dQRaGZxk6HH66ad3rcZkNcGLX/ziSTDStIqgKdA65JBD4m1ve1vkuVJtPk33aztBzdV8uVIq7bt+sh1zpVWGO3UrrfLtmve5z3323D5Xa73qVa+K7Itf//rXJ33hzW9+c+Pjc3Kb2xb/6I/+qHFymzfbaaD1iU98YlLuWRA3X0CBVmNzjf6CTez7Yw60cjzmP7qceOKJrd/OO+tEGYDl/9Sd/7hKoJXfyRelLPv9l8Fxhmn53GWh+E47uEBrp4K+T4DAOgUEWv3rC7T6N3VHAgRGJlA3QV9cefWRj3ykctthhgIZIuy3336tath3oJUPzTDjmc98Zvz5n//5nnLsdqD1D//wD3HUUUctXe3WCmZ6Ua6sOuaYY2pDraYAKm/17ne/O+52t7s1PjpXFDzmMY+JN77xjZXXNgVauSoqV0P91//6X1utyqp6ULbja17zmsmqwapQK1e+5aRw9sm+l6tIMjDKlV7Zv7p8cstt3i+fXffZSaD1wx/+MHJCe+qppy59hECrS4uN69pN7vtjDbTyd1aGQ8tWO7btHfm3Is/iqwq1ugZaTWM8/zbk7/Z8O6tAq20ruY4AgW0REGj139ICrf5N3ZEAgZEJfPnLX56sasq3GC5+Fs/GqnsTYp4BlSticlVXm88QgVY+N1cj5TaPm970ppNi7GaglSuDcgvgKiuTFs0yWMmJ2qMf/ejKUKdNoJUrpXL1wv7771/bLHX9YPbFpkBr2ZvX2vSFZdfkSrUM13Jb4eJn2ZlvGYDleVwPfOADVw7TcjtQWtWt2Fg10MrA4w1veEM87GEPqyQRaK3aW9b/vU3u+2MMtNqMp7a9ou7sva6BVtVq51lZcoznmZRpKtBq20KuI0BgWwQEWv23tECrf1N3JEBgZAL5f1znvxovC1QWtxHWbTvM7+fB33e4wx1a1bDrRCFvmkHG9773vTjzzDPjhS98YeUqnJws5L+A5x/G3Qq0Muh40pOeFK985SuX1j+30j35yU+Oe9zjHpFnjeVZSv/8z/8cr3jFKyLfzLfssP0M5+re2tcm0Mozot7+9rfHta997dp2qeoH81+qC7QuvPDCyeqjqm2WubUvV1HNzjrLtvziF7842V6Z5Vv2ybL/9V//dRxwwAF7/XhZqJQrtvLQ+fe9732t+l/VRbkqLldsVAWAqwZaF1xwweQQ+2Xn1M1PduvOZcvr2rT5KgDO0FpF7dff2fS+P8ZAK3935NbdZf8Qk7+nssx5RlaG07mSK8/YylXEeZbe4id/v+SqyQMPPHCfn3X5O7VslWv+w0T+Lcqxf9WrXnWyrbnud8jqvfDX37TlcKeCvk+AwDoFBFr96wu0+jd1RwIERiRQt80s3wb1lre8JX7rt35rrxLXbTvscgh5l4nCMrK6CU3d5HzxXn0deF3nkucz5flOy86yygON85yrXB20LNTK1XP5L/nLDtxvG26cdtppcfjhh1f2vDbbDfPLdYFWXSD20Ic+dLLNJlddLX7y8PwMtea3D85fsyxgym09OUGcD69yZeDiuVSzEDG3XOazM5DN881yNVeaLvPOCWgeZj9/Ptd8eVYJtLKOOanNFY91n52u0MpAr+4cu7qyC7RW/8W8LX2/Sqgq8Gpa0bmqeN0/rFSF4PmsDL8e/OAHLw2Vq7bMd/k7tfiiinzmkUceOflHiy5vcP3BD34wOUMx/+Fm8XP88cdPgjkfAgQIbKKAQKv/VhVo9W/qjgQIjEggQ6F8s16uHln8zK9ymv9Z3bbDtquB8n5dJgrLyP793/99csbUq1/96n1+3CYYmH2pj0CrLijISV2uQFpcZTRf6FytlWFHnuO0+MmAJb+fodjip22g1bTtsK4fzD+zaoKaq+YytHrPe96zTxmz3LnVLlcnVH0yUMvVbcvaMkPAfDHBjW50oz1fr5vwzS467LDDJm9YzG2Ii5/crpQryZ7whCcs3Z54m9vcZhLmXuMa19jnu6sEWrk6JLeiLjsIfv4BbfptXZsLtHb/l+s29f0q3d0OtOreytsU3ldtCcyVozm2rn71q+9VzS5/p/Itofk7Zf7TVJ5lpgKt3R/HnkiAwDgEBFr9t4NAq39TdyRAYEQCy/4P8Cxe3VsLm7Ydtt3y0GWisIwsQ4lnPetZk/9Z/GRIlyHK5S53uUbtPgKtLueQVRXom9/85mTVUR6qvvipCqTaBlpNKyVytVIepN70qbpP3eq0thO6uhV3i2e5NQVaGR6ecsopcYMb3KCySk1n8GT/yTeVLX66BlpN29EEWk29btw/36a+P5ZAK4Pzu9/97vsUpyqUmr/wW9/61mT108c+9rF9vv/xj388/vAP/3Cv/97271SuGs3fF/Nbrrv8A8/8QwVa4x7zSkeAwHACAq3+bQVa/Zu6IwECIxFY9n+Az4pWtd1w9vO6SdyDHvSgyTlSdQdr533aThSquHK7WB6YnitpFj9dtj72EWhV3eO6173u5ID6umBlVvYMWPLspmXbSQ455JDJtsTFLYttA618RlXQWOe46Los0Kord5sJ5uwZdUHRYkDZFGgtBmBVfahuDCy+4bNNOReN0+blL395PP7xj2816q3QasU0mou2re+PIdCq+4eM3LadY/83f/M3K/tI3cre3PqcfzvmP23/Ti37m9hl67tAazTDWkEIEFijgECrf3yBVv+m7kiAwEgEzj333MkB5cu2QVVtN5wVvW7bYd0Bu6tMFJZx5aQmJxB5Psli+XN1WYZcy/4Ff9m9dhpoLXvj3uw5ud0uy7Ls/KtlZfnQhz4UuVVu8ZN1ygP3b37zm+/1o2VlzxAtt83kaoP5T9Xkatl2wzyPKg/3z7dWzn+WBVo/+tGPJi8VyOBu8dNmgjn/naqVYje5yU0mK66uc53rTC6vC7Ta9r/Zc6vOP0qDM844I/LZ858uK7TyzJ773ve+ex1EnW2ZfTPDr8WPQGskvxxbFmPb+n4Vy25uOfy///f/xp//+Z9PVuAuftqeL1VV3mX/ENIm0Mot0/nd17/+9XsVqe3q1MV6WKHVcgC6jACBjRMQaPXfpAKt/k3dkQCBEQjUrSyo2244K3rTtsM8dDsDlLpPm4nC4vczTPhf/+t/RZ6DkucjXXTRRUtDlBNPPLFxhdjsizsNtOpWOHX9F/q6s6wy0DniiCP2qu+ysmfolKvknv70p+916HlV0LNs22muTsqtN4urFZYFWnVbeNpOMGeVahvo1U34umw3zecuO8h5Vp5l5m0Draq3XmYIm+247Ew0gdYIfjl2KMK29f0xBFpNqzM7NN8+l2Ywn39XLnWpS+35Wd3fqfzHijxv76UvfWn85V/+5V73yxdRZMB15StfuXORBFqdyXyBAIENERBo9d+QAq3+Td2RAIERCNStsGrabjgr/tlnnx13vvOdl74prk2oUDdRWJUo3wiYb5S6ylWu0voWOw20+px8dA35qgKtDKme+9znxoc//OG9HBbPhapaYZJbb3IilgeZz3+WBVpdy1zXMNmnbnnLWy69ZP7A8762m+aD8q2Hf/ZnfxZ///d/v89z0/DYY4/d67+3DbRyRV2Og/k3KeaW0VzJlm89XFbP0gKttoPsxje+cVzpSlearHbLbai50rDLW9/aPKeuXaq+38a77tnb1ve7Blpt2i2vmfWP/P1y6KGHxq1udavK/lEXIrZ9Xpf+sMrfqRznb3rTmyZ1WeXT59+UVZ7vOwQIEFiXgECrf3mBVv+m7kiAwAgE6s7A6qN4uV0r30x30EEHVd5ulYlC1c1yAvHf/tt/m7ySvensrsV7bGKgledt5eqi3Foz/1k832zZ6qTZuV9f+tKXRhto1YUXXVeFdZ08tgm0vvOd70y2Yb7vfe/byz8Dsnyb46c//emtCrQWx9z1rne9eM5znhOHH354XOxiF+vjV05sS6C1zr4/VKDVpX/0+Xdj8bnLAs6uz7vZzW4Wz3/+8ycrt5ZMzFr19a6/k1rd1EUECBAoQECg1X8jCbT6N3VHAgTWLJDbBfPg8ec973mDlqTpYO6uE4Wmwua/6ufZKn/8x38c+++/f9Ple36+iYHWO97xjvjXf/3XyK2D8yuE5rcd5rbTXMl1zDHHLA29MpAc6wqtuoOd1x1o5WqvZQfB5wQ3tyhd4xrXiKqVaG1WDNW9CGB+FduyAVAXhtRtj+3y8oG2Ay+3NufW5DxjbNWJ//yztiXQWmff361AK59T1T/qVlS27XtV1/URaGW5c2Vmvn33t3/7t1cqkkBrJTZfIkBgAwQEWv03okCrf1N3JEBgzQJDTgjmq9a0dbHvQGv27Ec+8pHxghe8YDIhavPZaaBVd0jxus7QykDrile8YjzgAQ+ID3zgA3sxzM43q3rD32xbYtV2xrx3rrCZfS688MLJlr3F7Y35867hUtsztPLeXQ52rusHfW85vP71rx/3uc99Ig+En30WX1Qg0Pq1zGwL5k1vetM2Q7X2mnUEWtvW96saoGos7rRRM4DPlabzb4nd7bBn1b9TBx98cLzqVa/a56USbUx2u45tyuQaAgQI7IaAQKt/ZYFW/6buSIDAmgXe8573tH4D4E6KmpP4008/PW53u9stvc0q58/kGwXz3Kd/+qd/mkx08pyS+RVIswflBOspT3lKXPziF2+swk4DrboVb+t4y+HsnKvf/d3fjRNOOGGyGm/+kyFXTrQycFl8y+X8GVltA62686yGesth1iffwPjABz5wn/Ztc37b/Jf6PBQ+39J43nnnRf6/85+HPvShk9Vws+2wmxJoLTtTbVbvHKsZmp5zzjnx6le/Os4888ylYzG3YOZ4vcQlLtE4VusuWEegtW19v2ugNUT/qHuz5DOe8YzI/+ljxd+srk1/p/J3aP6d+4u/+IvJeXzznwy1clVmbuPu8hFoddFyLQECmyQg0Oq/NQVa/Zu6IwECaxTIw6hzAplbonbjkwdq52R1v/322+dxTROF+93vfrVFzC1zb3/72+MRj3jEPqFWl5UfOw20spAZYGQ5Fj+z86jmVxhUVaruzZN5kHaW8+pXv/peX28KnZYd3D8rU66oWtxuOL+irOnes4LUBXpV5V5mUBdIzEK4+VV3n/jEJ5Yeulz1Nscq95NOOmly3lXbtqsrZx52/uUvf3mfbZ6Lq0y2IdCa9/y3f/u3eOxjHzsJIRc/hxxySOSZbzlmd/JZR6C1bX2/qn2qVmjVBVqr9o8MSvMfKzIgXvws+z2xkz6V323zdyp/d+fK1oc97GH7PO4xj3lM5Ft3L3nJS7YuikCrNZULCRDYMAGBVv8NKtDq39QdCRBYo8DXvva1yZk1uWpiNz51k9U2E4WmMn7/+99fuq0uv5dv6jv66KObbjEJihbPisovtZ2M5bV1q3yazhKbFfCb3/zmpC5nnXXWPmXOeuRBw4urWJpCpyqfJz7xiZGHvi9uRzzttNMmB3Xnp+ne84WsW/U3f8+6xvjiF7+4z1a92fXL2rJuq+BLX/rSeNzjHte4UqNq22U+t2qlV9fgZFlZti3QSs/cqppbMRc/+QKJM844Y6WtWY2Dexcu2Ka+X8W500Cra/+o+p3dNcxu0z3a/p363ve+F7kSM/vD/CdD+Hyz6WGHHdbmcZNrBFqtqVxIgMCGCQi0+m9QgVb/pu5IgMAaBeoOd85JydOe9rTGEGCx+HXbbvLaqkCj7UShjqsuXGi73a2PQKtuG0wGY7mSLCdbVZ9f/OIXkcFXrjxY/NRt3WwKnepWfS0+J7fHZDmvfe1rT37UdO/579eFS7ntMlcvXPWqV62s/09+8pPJysHcmrb4qZqk1rV9G/O6VRVZhtlZYovl6RJoVdV9iECrTQDb96HwbZ4584ailmgAACAASURBVKuqc/686TD7Nf7KbHz0NvX9Kow+Aq0u/SNXQd773vfe65y6WdmatpvnG36f/OQnT7YB3vjGN44DDzwwfud3fmey+vWyl73sPn//uvydqlrtufh22aZOJdBqEvJzAgQ2VUCg1X/LCrT6N3VHAgTWJJChQW5/eOMb37g0NHn/+98ft7jFLVYqXdWWu7xZrpTJLReLbx7sMlGoKlRdkNT2QPY+Aq2qAGhW7gw28tyqZduqfvWrX022XGUAt+w8sCOPPDJe8YpXTCZbi582odO55567z1lZyzwXV4G1uffsPrn1Ktv4qU996tKmypULucLsCle4wj4/z22wuQKr6rv53/ONYcvOQ3v3u989WdW2zK3OPMOsPPfmCU94wj7n3mQB599IuGqgVbcyYyeBVm61ynIvftqES+sMtKpWaKXTBz/4wcjtmiV+tqnvDxlodekfdVvn83fsX/3VX0W+lGRxYlS39TVXCuabXQ866KC9qtnl79S3v/3tyN/Xiy/I6LpKS6BV4m8CZSZAoA8BgVYfinvfQ6DVv6k7EiCwJoG6f9VueiNhU5Fzu1hu0brgggtaT7S7TBSqnv/Rj350sl0wJxKLn7rzu+av7SvQyu1rGaKdeuqpS4ubbwbMlQF5iPDlL3/5yFVZ//zP/zwJq6oOt286C6xN6FS3rW6+oBkq3OEOd9jzn9rce/77X//61ydtkWHNss/NbnazyYHNea5WHo6eZ+Fkv8kwK1eGLftkwHryySfHta51raU/r5ug5heWmeeKmnzTY4awy4Kwpsln2xVadWfntA20Muz893//97jUpS41qf+//Mu/TALiDPIWP7e//e0nweiVrnSlyuG6rkArw/QMTF//+tfvU7ab3OQmkxc8XOc612n6NTPan29L369qgJ2u0KrrH1Xb1vMMvdzCuux3fwbnudo1w+6rXOUqkaFjvgTjec97XuXvmqpVVF3+TmVQnoHz4tmE6ZYryvJ3Tv7ub/oItJqE/JwAgU0VEGj137ICrf5N3ZEAgTUJ1K2iWnW74awqTdsOl23f6jJRmCfLICTPm8p/Tc865X2Wfdqe3dRXoJVlyEnTgx/84F7OKMtgJYOXPPOs6q1dbUKnuknWzC3DkDywO1cpzD5t7r3o/vGPf3zy5sHFt32t0uUzzMug79BDD639ep/m+aBcSZYT0qo3ZLYJtJq2PLYNtOomtosobVYk7naglaFt9oVcnbjsEO+sQ5tyr9J/dvs729D3+w608nd5hrS51biqf1St8M2+lQH5c5/73B03dd0/HHT9O1X3D0cZzje97CQrI9DacZO6AQEChQoItPpvOIFW/6buSIDAGgTqtuZlcLKT7Yaz6tQFZsv+9btuorBTorvd7W6T1SBXvvKVG2/VZ6CVD8uVA/m2q6qgrbFAEZFtkhO1fHNiVbCS92kbOjVtOzzuuOMmk8P5t1G2vfd8fTI8y61Dj370o+Oiiy5qU9Wl1+QEM1du3fOe92x1pltfYcIzn/nMyVledW8kaxNoNR1KP0SgVXXm1zxw34HWyg08/WK2c/azVbc67/T5fX5/G/p+10Brp75N/eO73/3uJBBdtmKx7bOb/uGga6CVq8Fyi3T+I9Hip+3fJYFW29ZzHQECmyYg0Oq/RQVa/Zu6IwECaxCoCzR2ut1wVp26f5nOA3jzTU83uMEN9tR+qECr7cqeWUH6DrTyvl/96lcj3yT43ve+t3Nr5za55zznOZO3DV7sYher/X7b0Klu22FVoNn23osFzIn9pz71qXj84x8fn/nMZzrXP7cmZiD0B3/wB63CrNkDzjvvvMl2vKotj3UFyS1Kxx9/fBx11FH7nPW2+L2mQCtDuAx367b+9R1otXlm1mNMgVb2u1yVkyv66kLbzh1ojV/Y9L6/24FW02rJLM+FF144WVH5lre8pXPL57jPLd+5dbHqd23XQCsLUff39nWve93k90zVqtv8vkCrc1P6AgECGyIg0Oq/IQVa/Zu6IwECuyzQtOVsp9sNZ9WpO3Q+r8m3+OU5OrM/VkMEWrnS4+Uvf3n8/u//fmvlIQKtfHgeXJyB1gte8IJWwU5O8HNyn5OzqjOjFivVJXSqOky8KtDscu9l2Nkf8gUEOWFss1otJ5fZP3LFRV0YVNew+cycML7sZS9rve0xD3HOg+czSGzzqQuFcstmbiu67W1vW3urPgOt3N6Yh2BnANj0GUuglaFlhhV5+H7dxL6pPmP9+ab2/d0KtHIs5orRPHeqTdiZv2tzi3mG0m1+12Q9cit3nrN4/etfv7YbrRJo1f0tbDoXUKA11lGtXAQI7IaAQKt/ZYFW/6buSIDALgt8//vfnxyO+4EPfGCfJ/e13XB246rXlufPcxVJ/nx2KG4fgVaW/0Y3utHk9et/+qd/GgcffHCrCdA8xFCB1uwZedbLP/3TP03e5HbWWWfFF77whT1hS5Y7A4k73vGOkxCkzRbJprJXve3uc5/7XNz1rnfd5xDlxaBxdv+dBlqz++Q5Oeeff36ceeaZk9VTuWprth0x32yX4eNd7nKXuNWtbrX0TY6rDJcMbs4555yJ+Sc/+cnJ82cHwM+b5wH1eWh0l1ClLhTKMPKEE05oXOXVNtD6P//n/0wC2txSmWdRzSbrs35/2GGHTd6q9l/+y39pxbSuQCsDigMOOGASumWIlW3QJqhoVakRX7RpfX+oQCtX1R544IGRQWeOyfw9Xrftt6oc8+P+05/+9OR37ex3TfbB7Hd5//x985//839uNe5XCbSyfB/5yEcmf/OWvXiiaUuyFVojHtSKRoDAoAICrf55BVr9m7ojAQIECBAgQIAAAQIECBAgQGCPgECr/84g0Orf1B0JECBAgAABAgQIECBAgAABAgKtAfuAQGtAXLcmQIAAAQIECBAgQIAAAQIECFih1X8fEGj1b+qOBAgQIECAAAECBAgQIECAAIE9AgKt/juDQKt/U3ckQIAAAQIECBAgQIAAAQIECAi0BuwDAq0Bcd2aAAECBAgQIECAAAECBAgQIGCFVv99QKDVv6k7EiBAgAABAgQIECBAgAABAgT2CAi0+u8MAq3+Td2RAAECBAgQIECAAAECBAgQICDQGrAPCLQGxHVrAgQIECBAgAABAgQIECBAgIAVWv33AYFW/6buSIAAAQIECBAgQIAAAQIECBDYIyDQ6r8zCLT6N3VHAgQIECBAgAABAgQIECBAgIBAa8A+INAaENetCRAgQIAAAQIECBAgQIAAAQJWaPXfBwRa/Zu6IwECBAgQIECAAAECBAgQIEBgj4BAq//OINDq39QdCRAgQIAAAQIECBAgQIAAAQICrQH7gEBrQFy3JkCAAAECBAgQIECAAAECBAhYodV/HxBo9W/qjgQIECBAgAABAgQIECBAgACBPQICrf47g0Crf1N3JECAAAECBAgQIECAAAECBAgItAbsAwKtAXHdmgABAgQIECBAgAABAgQIECBghVb/fUCg1b+pOxIgQIAAAQIECBAgQIAAAQIE9ggItPrvDAKt/k3dkQABAgQIECBAgAABAgQIECAg0BqwDwi0BsR1awIECBAgQIAAAQIECBAgQICAFVr99wGBVv+m7kiAAAECBAgQIECAAAECBAgQ2CMg0Oq/Mwi0+jd1RwIECBAgQIAAAQIECBAgQICAQGvAPiDQGhDXrQkQIECAAAECBAgQIECAAAECVmj13wcEWv2buiMBAgQIECBAgAABAgQIECBAYI+AQKv/ziDQ6t/UHQkQIECAAAECBAgQIECAAAECAq0B+4BAa0BctyZAgAABAgQIECBAgAABAgQIWKHVfx8QaPVv6o4ECBAgQIAAAQIECBAgQIAAgT0CAq3+O4NAq39TdyRAgAABAgQIECBAgAABAgQICLQG7AMCrQFx3ZoAAQIECBAgQIAAAQIECBAgYIVW/31AoNW/qTsSIECAAAECBAgQIECAAAECBPYICLT67wwCrf5N3ZEAAQIECBAgQIAAAQIECBAgINAasA8ItAbEdWsCBAgQIECAAAECBAgQIECAgBVa/fcBgVb/pu5IgAABAgQIECBAgAABAgQIENgjINDqvzMItPo3dUcCBAgQIECAAAECBAgQIECAgEBrwD4g0BoQ160JECBAgAABAgQIECBAgAABAlZo9d8HBFr9m7ojAQIECBAgQIAAAQIECBAgQGCPgECr/84g0Orf1B0JECBAgAABAgQIECBAgAABAgKtAfuAQGtAXLcmQIAAAQIECBAgQIAAAQIECFih1X8fEGj1b+qOBAgQIECAAAECBAgQIECAAIE9AgKt/juDQKt/U3ckQIAAAQIECBAgQIAAAQIECAi0BuwDAq0Bcd2aAAECBAgQIECAAAECBAgQIGCFVv99QKDVv6k7EiBAgAABAgQIECBAgAABAgT2CAi0+u8MAq3+Td2RAAECBAgQIECAAAECBAgQICDQGrAP7BVoDfgctyZAgAABAgQIECBAgAABAgQIEPi1wG+MGWLUhZvCCbTG3IOUjQABAgQIECBAgAABAgQIENhEgVFnRqMunEBrE8eDOhEgQIAAAQIECBAgQIAAAQIFCIw6Mxp14QRaBXRvRSRAgAABAgQIECBAgAABAgQ2UWDUmdGoC1cRaJVQ5k3syEPVaXFLqfYdStp9CRAgQIAAAQIECBAgQIBAtUBR8/MSwoOiQI2MzgLatzOZLxAgQIAAAQIECBAgQIAAgd4FipqfC7R6b3837ChQ1IDpWDeXEyBAgAABAgQIECBAgACBUgSKmp8LtErpVptbzqIGzOY2g5oRIECAAAECBAgQIECAwJYLFDU/F2hteW8dQfWLGjAj8FIEAgQIECBAgAABAgQIECAwhEBR83OB1hBdwD27CBQ1YLpUzLUECBAgQIAAAQIECBAgQKAggaLm5wKtgnrWhha1qAGzoW2gWgQIECBAgAABAgQIECBAoKj5uUBLh123QFEDZt1Ynk+AAAECBAgQIECAAAECBAYSKGp+LtAaqBe4bWuBogZM61q5kAABAgQIECBAgAABAgQIlCVQ1PxcoFVW59rE0hY1YDaxAdSJAAECBAgQIECAAAECBAhERFHzc4GWPrtugaIGzLqxPJ8AAQIECBAgQIAAAQIECAwkUNT8XKA1UC9w29YCRQ2Y1rVyIQECBAgQIECAAAECBAgQKEugqPm5QKuszrWJpS1qwGxiA6gTAQIECBAgQIAAAQIECBCw5bD/PiDw6N90THfUvmNqDWUhQIAAAQIECBAgQIAAgW0VKGp+boXWtnbT8dS7qAEzHjYlIUCAAAECBAgQIECAAAECvQoUNT8XaPXa9m62gkBRA2aF+vkKAQIECBAgQIAAAQIECBAoQaCo+blAq4QutdllLGrAbHZTqB0BAgQIECBAgAABAgQIbLFAUfNzgdYW99SRVL2oATMSM8UgQIAAAQIECBAgQIAAAQJ9CxQ1Pxdo9d387tdVoKgB07VyridAgAABAgQIECBAgAABAoUIFDU/F2gV0qs2uJhFDZgNbgdVI0CAAAECBAgQIECAAIHtFihqfi7Q2u7OOobaFzVgxgCmDAQIECBAgAABAgQIECBAYACBoubnAq0BeoBbdhIoasB0qpmLCRAgQIAAAQIECBAgQIBAOQJFzc8FWuV0rE0taVEDZlMbQb0IECBAgAABAgQIECBAYOsFipqfC7S2vr+uHaCoAbN2LQUgQIAAAQIECBAgQIAAAQLDCBQ1PxdoDdMJ3LW9QFEDpn21XEmAAAECBAgQIECAAAECBIoSKGp+LtAqqm9tZGGLGjAb2QIqRYAAAQIECBAgQIAAAQIEIoqanwu0dNl1CxQ1YNaN5fkECBAgQIAAAQIECBAgQGAggaLm5wKtgXqB27YWKGrAtK6VCwkQIECAAAECBAgQIECAQFkCRc3PBVplda5NLG1RA2YTG0CdCBAgQIAAAQIECBAgQIBA2HLYeycQePROOqobat9RNYfCECBAgAABAgQIECBAgMCWChQ1P7dCa0t76YiqXdSAGZGbohAgQIAAAQIECBAgQIAAgT4FipqfC7T6bHr3WkWgqAGzSgV9hwABAgQIECBAgAABAgQIFCBQ1PxcoFVAj9rwIhY1YDa8LVSPAAECBAgQIECAAAECBLZXoKj5uUBrezvqWGpe1IAZC5pyECBAgAABAgQIECBAgACBngWKmp8LtHpufbfrLFDUgOlcO18gQIAAAQIECBAgQIAAAQJlCBQ1PxdoldGpNrmURQ2YTW4IdSNAgAABAgQIECBAgACBrRYoan4u0NrqvjqKyhc1YEYhphAECBAgQIAAAQIECBAgQKB/gaLm5wKt6g5wXEQcv2L/+HFEnB8RP42I/xkR50XEByPiXyNisYNUPeJ+EXFyxQ9vGRFndyzbdSPilRFxWM33zomIm3e8704vH9OA6dv8FhHxyQqgp0fEs3eK1/P3q+r/hYg4IiL+sefnud1ygUtGxEsi4uFLflzXFnX9t8l69jvrBxHxqenvl/y9lb/DfAgQIECAAAECBAgQ2A6BMc3PG8UFWsMEWlV3fXNEPCMivt7YMhF9hitXiYjXRsTdG8KsB0fEV1qUrc9LxjRg+jRPI4FWnz1le+61jkBrme5F02Atf3dcuD38akqAAAECBAgQIEBgawXGND9vbASB1u4GWvm0XOXyiIj4eMNqrb7ClctExAsi4pE1vSFXfeTPc2XGbn/GNGD6Mp8ZCrR2uzdtxvPGEmjNNPN31uMj4swOK0w3oyXUggABAgQIECBAgMB2CYxpft4oL9Da/UArn/iNiHjgNNSqKkEf4cqlI+LEiHhUTU9oU5bGjrSDC8Y0YPown6cQaO2gY2zxV8cWaGVT5JbE/D3ytoj41Ra3jaoTIECAAAECBAgQ2GSBMc3PG50FWusJtPKpZ0XEAyLimxVF2Gm4cvGIOCYinj/iMCuLNqYBs1PzRWqBVuOvIBcsERhjoDULtXJ16dut1NJvCRAgQIAAAQIECGykwJjm543AAq31BVr55Ayc8vDnZQfF7yRcyTDr6IjIg+1zy+GyT67Mym2GH1jz5HRMA2Yn5suMBVqNv4JcUFCglUXNF0es46w9HYUAAQIECBAgQIAAgeEFxjQ/b6ytQGu1QKvuLYO5uuKyEXFIRBwbETeraYUPR8SREfHtJdesGq5km943Il5TE2bl9qGxrLQY04BZ1byqiUsLtBp/YbhgVwSGWKF1/4h4a0Xp/1NE5DMPnL7NMsdBVRCet8hD4jMw9wbEXekOHkKAAAECBAgQIEBg1wTGND9vrLRAq/9Aa/6OTQeyZ7B054g4u6dAK9vzThHxVxFxzYqqjSnMyiKOacAItBp/ZbhgFwR2O9BarNLvRcTLIuKwmt8h94yIj+yChUcQIECAAAECBAgQILB7AmOanzfWWqA1bKCVd79qRLwhIv6o4lF5OPybewq0Do2INzWEWbmyIq/5RWPv2J0LxjRgSgy08uD/W0fEvSLiDyLietMDvM+NiA9GxN9MX0KwbFvrUC28/7QsGXrcKiJuPH3QpyPifdP+/i9DPXyX75urMe8SEXef1jP985NvBvx8RHwsIv5HRPxrh6296w602vzeenlEPCkifrbL3h5HgAABAgQIECBAgMBwAmOanzfWUqA1fKCVT8gQ6cUVj3p6RDy7h0DrgIj464g4uKbVnxIRLxpRmJVFHdOAGVOgleefHb+kLWfbXS8WEYdHxHOmIVbdYP/vEfG0iPhOw2+Eqvp/YboVLUOauk/+PrnN9EUEdVttL4qI7PcZ9GYgUvXcqrFRF/i02Q53xen2uzsuqUyb7+fXMkh8WET8RURcofE37a9D62dExNdbXDuGQCuLmSu03lmx/bBtn2hRXZcQIECAAAECBAgQIDASgTHNzxtJBFq7E2jVBSV9BFqlhlkCre79LwOt86YvFMgVMnVnHc3fPVdrPSYiLqj5rbCTQCtfRJDnsj23Q5lyW1sGbfeIiJOXlGusgVZu582XOeQKtC6ffBHDEyLi9IbVWmMJtDK0e2VEPKiikrkq7T1dAFxLgAABAgQIECBAgMCoBQRaPTfPukCrVshk9eoOhV9W/SEDratMD2nOyWXV55kRceJID3FeV/t2baeubZ7338mh8FX9L7cX3ny6CqrrUMtwIkOwqsO8Vw202rxVs6qsuWowV469sZBA67rTkKfqfKmmNsnVaY+OiHfUhFpjCbSyLg+ZrqRbVq/nTd+k+sumSvs5AQIECBAgQIAAAQJFCIxpft4IZoVWNVFfgVYa55bD3Oq37LOTFVpXmt73ATUtPVsF85PG3rCeC8Y0YErYcpgrmTK8bLsya75V84UAdYd5rxpo3Xa6wupqK3ShLNOXpyHd4tfHtkIrz8t6xfTNpCtUdc9XcqVWnnn22YqbjCnQuklEnBERy9r2LdNwLtvQhwABAgQIECBAgACB8gXGND9v1BRoDR9oXSMicuKXZwst+9xnulpj8WdN4cr501VXj6pp5VwFktvA/ndjT1jfBWMaME3my95GWSc3xAqt+ee9NyJeGBF52PrPI+Ly0xU1GQRVBV4Z1J5QsTpolUDryhHx+oi4WwVEnrv1goh4V0T8MCIuMQ2vcqth0yqnMQVa+bvyqIh4XUU93x4RuWLpKxGRK5Zy5WS+8CHruawtckVabgFdFjSPKdDK7ZVvi4hDltT7wxHxZxFx4fp+fXgyAQIECBAgQIAAAQI9Coxpft5YLYHWsIFWHhb9/Ih4aMVjvh0Rd42Izy35eV24crvp4e95XlHdJ1dO5EqQPD9prJ8xDZiSAq2qbaRNwUvdqppVAq08mP60is51TkQ8eBryLF7SZnXhmAKtXKGUB7vffkldXz3dyrkYTmVb3DciXrMk1KpbLTemQKvuAH0Hw4/1t6pyESBAgAABAgQIEFhNYEzz88YaCLT6DbTSM7clZZD1h9PtOHVve8vDofOMmly5svipC1f+vmLFxLLavG+6sqTpDXeNnWWgC8Y0YEoJtPIg7gxJv1fRJnXhy5nTtwr+oEOfqwou6oKXDGvvHxEfrek315uuTrxhxTVjCrSqgrsM7TK0+lpFHfafrqR83JKfV51BNaZA63LTM7QyGF/85AsG8r9/caDfDW5LgAABAgQIECBAgMDuCoxpft5Yc4HWaoFWI2yLC3KFRp599e6Ka+vClRa33+uSPAj8xdOtUF2/O/T1YxowpQRaufXtpJqG+c3p2WrLtqNmGJrbxPIcp8VP1xVa14mIUyIiz1la/Lx8umrpZzXlXPV8ubrA57XTM+uqDr7P4tStOlr2/dwmmSst8yy8xU+bg9HvULFKsmrL3pgCrbqypMUqL0sY+neK+xMgQIAAAQIECBAgsJrAmObnjTUQaFUT1R0K3wjb4oKqbUqzr/YZaDUdQt2iuINdMqYBU0KgVbdNdb6Rqvpv3TaxroFWrkL8eEXPyNVZb23Ra/KcsfdXnDM1lhVauT0yz5Fatt2w6gy8+apXBX9VbSnQatFxXEKAAAECBAgQIECAQO8CY5qfN1ZOoLWeQCvPtMoDoXPLTtWna6CVK2/ys+zw5vzvp0bEwyu2NzZ2lAEvGNOAKSHQantu0bERseyMtT4DrSqvtqFbdqu6VV5jCbR+LyL+JiKuv2QctFmhVLciLN9YmVtI5z8CrQF/4bg1AQIECBAgQIAAAQKVAmOanzc2k0Br9wOtPDcrty4t2/I1X5ougVZuW8ywKs8iemfNG+4eNj0PZ7GTNnaUAS8Y04ApIdCqOwOrTf/pM9BaJTRb7Ep1Yc9YAq26t1XudGjkmxDzsPmxBlp1Z2jltul8U2W+ZdOHAAECBAgQIECAAIHyBcY0P2/UFGjtXqD1jxFx/PSNcHXnCs1K1DbQykPfHz0NyJrOu8kwIw+w/kpjz9i9C8Y0YARaEScvafqqEKxqW2Pb0C0fVUKgVXUGVh+jZFloN6YVWt5y2EcruwcBAgQIECBAgACBMgTGND9vFBNoDRNoZXiVK7AuiojPRsTfRcT5EfHzxhb5/y9oE2idPX1LYj5v9rnpdJXWNSue9crpYd11h2Z3KOaOLx3TgBFoCbSWHQrfZiyuOhDGHmjl75E8P2zZVua6Fwys6uF7BAgQIECAAAECBAisT2BM8/NGBYHWaoFWm3NzGvEbLmiaRJ8TEQ9estrq4hHxrIh4asX9m96uuNNyd/3+mAZMnfmys46a6lq3Va1qO93snjtd/dT1gPd8btfv7LSM+cwSVmjdreZtpE19oOnnYw+08g2WZ0TE1ZZUJLc35xs3f9RUST8nQIAAAQIECBAgQKAIgTHNzxvBBFplBloZZuVE8h8qin/diHhLRBxc8fOzIuIBEfHNxh4y/AVjGjBHRMQpFVVu+9a++a/XBVqPiIhcDVT12WlY1DWcWiXQOjIi3rSkAp+LiHz73/9s0X3q3iBYwhlaQ4TbY9pyWBfyPi8isp/+skU7u4QAAQIECBAgQIAAgfELjGl+3qgl0OoeKOQ3hpjELpakbiJ5l4h4f03rZrtm4PW6hsDk+RHxi8ZeMuwFYxowdQHUKoFW3dlLTfcrIdCqWrmUb++8V0R8sUXXucF0i2yGsIufoQKtuhBt2ZbDulVKh0bEJ1rUs8slYwm09o+IEyPicRWFb+rDXersWgIECBAgQIAAAQIE1i8wpvl5o4ZAq8xAq02gduWIeH1EZOiw7JNnfGVoludwrfMzpgFTF1ysshqlagVTejdtYSwh0KrzaqrfrM/VBberBFptDqS/XkS8Y/pW0MW+vyzQqjtHqmml3SpjayyB1oERcWpEHLCkEnVvy1ylzr5DgAABAgQIECBAgMD6BcY0P2/UEGhtbqA1C01y6+FlKqqZk9WHR8QPG3vKcBeMacBcZ7rlMIOaxc+HIyIDqm+3pGha3dIUSpYQaF09It4aEbdeYtImALx0RORLCh5UYbpKoJXtJzjV7wAAIABJREFU9GcRcWFNO/1hRHy84ufLAq26gOmNEfGYiPhJy37R5rIxBFpZhlydlXVb9nn59OUSbd7Y2qbOriFAgAABAgQIECBAYP0CY5qfN2oItKqJqgKF/EZTGNEI3+KCPt64d9mIeMU0iKl65MMi4g0RsdhxWxSxl0vGNGAuPz177I8qavaUiHhRy22auZUuz+NatrqlzRlTJQRa+0XEsyPi2CVeX5meo1W37fCw6XbDqsC1KtCqe27TdscMGk+IiGM6BFp56UOm42Txaxlw5ta7j1bcL8ua9bhNRHwpIr4cEf/v9HyxH0TEsreNrjvQyqDxiRHxjIo65Ysl7hkRH+nlN4CbECBAgAABAgQIECAwFoExzc8bTQRamx1oZe1uOg0NctvUsk+b4KGxI+3ggjENmLqgJKuYE/mjpweh1509ltavioiqYCxXzT16er8quhICrSz77SLi9IpVgO+ergD87pJK5iq4NKp6cUF+pe5NkNkOL67Ae+40jFlso3wD6AMj4iU1qxaXrdDKx1w7It5eUd73Tdszt/EufuqCzXTLoGxxheQ6Aq3/FBF5ttidpm9PvVnNmK4y2sGvAV8lQIAAAQIECBAgQGAEAmOanzdyCLSqiTZhhVbWLifxz4qIp9b0hjxrKwOCPrdNNXa+6QVjGzB1Ac2sThls5IH7eY7Q/56ubkvnq05XrmRYlec0VX3ywP6TGoBKCbSaVgF+JiL+IiI+FhE/j4hcBZerezKsqgpZZzR1gVbdgfv5/b+MiJdGxLciIoPK34mIx0fEIxvcq8KavMeTIiLDsmWfrGeOs6xnjqNc5XTb6Qq2G1Z8p6ofDBFotR2PTddln79vRGQQ7kOAAAECBAgQIECAwGYJjG1+Xqsr0Krm2ZRAK2tYdwh2/jxXHuXWw9wit9ufsQ2YujChD5s8hD+3qH294WalBFpZjXw7ZJ6l1RRQdfWrC7SuFhFvjojbd71pw/V1q4+uMd2SmtsHd/qpO79urIFW/p7IQ/Az0F3XFuWduvs+AQIECBAgQIAAAQLVAmObnwu0VuytmxRoZXD5uOmKlSqOtkHLipyVXxvjgMlzr/66YTvcKg5dgsOSAq3sX7lq5zU1W/mqvN4bEb9d8cbBukArn5krnHKlXNdPtkNuh8xgcfHTtJ3u0OmW052Ed+dMt/VVrXIaY6CVZo+KiLdFxK+6grueAAECBAgQIECAAIEiBMY4P6+Es0Kruk9tUqCVtcztcHn4e9W5TnlNbqd62i4Ps7EOmD6Ci3nKDATyAPU8v6nu/K3Zd0oKtLLMueUyt61muasOeV/sWnmWWPa53Bp4xyX9ri7QystzW1++iS+DlrafbIfcfpsHtOf2wK6BVl7/BxHxVxUhXFM5MjjON4vm4fBVn7EFWrmdMl+IcJaVWU3N6+cECBAgQIAAAQIEihYY6/x8KapAq7qvbVqglTW9+3TLVFXgkG9su/ouD78xD5jfj4iXT7fU7YTlooh4wnRbXpswK59VWqCVZb5YRBweEc9pOEMsPfKaXNF1qanLKoFWPjPDn9wGl+d0XaGhkTKYyTAr30iYodQnVwy08mt5gHq+KTHDtDYBXtY5w8xXR0T+/+s+Ywm0MvTL4C63dq7jfL2djDnfJUCAAAECBAgQIECgu8CY5+f71EagtV2BVtMB3qmx231i7AMmVwE9KCIe2xDSLOtJuRroTRHxohZnZi1+v8RAa1aH7Gd3mR7+nm8xzO15GeL8fUScERGnRcQPphdfcYeB1uyZV46Ie0TEXSPikGm4lc/MECtXRX0gIj4/tzouz/3aSaA1/9w8/D0Dud+LiJvPNeSnI+K8iPgfEfF3EfFvLf+erCPQyr56fkR8c9pOafbFlqsJW1bLZQQIECBAgAABAgQIjFxg7PPzvfh2O7xYpe2KAl2lglv+nVLa9xIRcf1pWJKBSR4QfqOF1TnfiIgLpsHJx6fBwA+3vH2bqt9XoNX0HD8nQIAAAQIECBAgQIAAgXqBUubnk1oItHTndQsUNWDWjbWBzxdobWCjqhIBAgQIECBAgAABAkUKFDU/F2gV2cc2qtBFDZiNkh9HZQRa42gHpSBAgAABAgQIECBAgEBR83OBlg67boGiBsy6sTbw+QKtDWxUVSJAgAABAgQIECBAoEiBoubnAq0i+9hGFXrdA2bx+RuFO8LKLP7O6Rpoaa8RNmpEvGv6EoBxlk6pCBAgQIAAAQIECBBoI7Du+XmbMu65RqDVicvFAwise8AISAZo1JpbCrR213u3nibQ2i1pzyFAgAABAgQIECAwnMC65+edaibQ6sTl4gEE1j1gBFoDNKpAa3dRR/A0gdYIGkERCBAgQIAAAQIECOxQYN3z807FF2h14nLxAALrHjACrQEaVaC1u6gjeJpAawSNoAgECBAgQIAAAQIEdiiw7vl5p+ILtDpxuXgAgaIGzAD13/Zbdj1Da9u91J8AAQIECBAgQIAAAQJDCRQ1PxdoDdUN3LetQFEDpm2lXNdaQKDVmsqFBAgQIECAAAECBAgQGFSgqPm5QGvQvuDmLQSKGjAt6uMSAgQIECBAgAABAgQIECBQokBR83OBVoldbLPKXNSA2Sx6tSFAgAABAgQIECBAgAABAnsEipqfC7T03HULFDVg1o3l+QQIECBAgAABAgQIECBAYCCBoubnAq2BeoHbthYoasC0rpULCRAgQIAAAQIECBAgQIBAWQJFzc8FWmV1rk0sbVEDZhMbQJ0IECBAgAABAgQIECBAgEBEFDU/F2jps+sWKGrArBvL8wkQIECAAAECBAgQIECAwEACRc3PBVoD9QK3bS1Q1IBpXSsXEiBAgAABAgQIECBAgACBsgSKmp8LtMrqXJtY2qIGzCY2gDoRIECAAAECBAgQIECAAAFbDvvvAwKP/k3HdEftO6bWUBYCBAgQIECAAAECBAgQ2FaBoubnVmhtazcdT72LGjDjYVMSAgQIECBAgAABAgQIECDQq0BR83OBVq9t72YrCBQ1YFaon68QIECAAAECBAgQIECAAIESBIqanwu0SuhSm13GogbMZjeF2hEgQIAAAQIECBAgQIDAFgsUNT8XaG1xTx1J1YsaMCMxUwwCBAgQIECAAAECBAgQINC3QFHzc4FW383vfl0FihowXSvnegIECBAgQIAAAQIECBAgUIhAUfNzgVYhvWqDi1nUgNngdlA1AgQIECBAgAABAgQIENhugaLm5wKt7e6sY6h9UQNmDGDKQIAAAQIECBAgQIAAAQIEBhAoan4u0BqgB7hlJ4GiBkynmrmYAAECBAgQIECAAAECBAiUI1DU/FygVU7H2tSSFjVgNrUR1IsAAQIECBAgQIAAAQIEtl6gqPm5QGvr++vaAYoaMGvXUgACBAgQIECAAAECBAgQIDCMQFHzc4HWMJ3AXdsLFDVg2lfLlQQIECBAgAABAgQIECBAoCiBoubnAq2i+tZGFraoAbORLaBSBAgQIECAAAECBAgQIEAgoqj5uUBLl123QFEDZt1Ynk+AAAECBAgQIECAAAECBAYSKGp+LtAaqBe4bWuBogZM61q5kAABAgQIECBAgAABAgQIlCVQ1PxcoFVW59rE0hY1YDaxAdSJAAECBAgQIECAAAECBAiELYe9dwKBR++ko7qh9h1VcygMAQIECBAgQIAAAQIECGypQFHzcyu0trSXjqjaRQ2YEbkpCgECBAgQIECAAAECBAgQ6FOgqPm5QKvPpnevVQSKGjCrVNB3CBAgQIAAAQIECBAgQIBAAQJFzc8FWgX0qA0vYlEDZsPbQvUIECBAgAABAgQIECBAYHsFipqfC7S2t6OOpeZFDZixoCkHAQIECBAgQIAAAQIECBDoWaCo+blAq+fWd7vOAkUNmM618wUCBAgQIECAAAECBAgQIFCGQFHzc4FWGZ1qk0tZ1IDZ5IZQNwIECBAgQIAAAQIECBDYaoGi5ucCra3uq6OofFEDZhRiCkGAAAECBAgQIECAAAECBPoXKGp+LtDqvwO4YzeBogZMt6q5mgABAgQIECBAgAABAgQIFCNQ1PxcoFVMv9rYghY1YDa2FVSMAAECBAgQIECAAAECBLZdoKj5eYmB1rZ3MPUnQIAAAQIECBAgQIAAAQIECAwtMOrMaNSFm7bMYkI4dIO5PwECBAgQIECAAAECBAgQIEBg2wVGnRmNunACrW0fO+pPgAABAgQIECBAgAABAgQIrElg1JnRqAsn0FpTl/VYAgQIECBAgAABAgQIECBAYNsFRp0ZjbpwFYFWCWXe9k7fpf5FHTrXpWKuJUCAAAECBAgQIECAAAECBQkUNT8vIRwqCrSgjjqWomrfsbSEchAgQIAAAQIECBAgQIDANgsUNT8XaG1zVx1H3YsaMOMgUwoCBAgQIECAAAECBAgQINC7QFHzc4FW7+3vhh0FihowHevmcgIECBAgQIAAAQIECBAgUIpAUfNzgVYp3Wpzy1nUgNncZlAzAgQIECBAgAABAgQIENhygaLm5wKtLe+tI6h+UQNmBF6KQIAAAQIECBAgQIAAAQIEhhAoan4u0BqiC7hnF4GiBkyXirmWAAECBAgQIECAAAECBAgUJFDU/FygVVDP2tCiFjVgNrQNVIsAAQIECBAgQIAAAQIECBQ1Pxdo6bDrFihqwKwby/MJECBAgAABAgQIECBAgMBAAkXNzwVaA/UCt20tUNSAaV0rFxIgQIAAAQIECBAgQIAAgbIEipqfC7TK6lybWNqiBswmNoA6ESBAgAABAgQIECBAgACBiChqfi7Q0mfXLVDUgFk3lucTIECAAAECBAgQIECAAIGBBIqanwu0BuoFbttaoKgB07pWLiRAgAABAgQIECBAgAABAmUJFDU/F2iV1bk2sbRFDZhNbAB1IkCAAAECBAgQIECAAAECthz23wcEHv2bjumO2ndMraEsBAgQIECAAAECBAgQILCtAkXNz63Q2tZuOp56FzVgxsOmJAQIECBAgAABAgQIECBAoFeBoubnAq1e297NVhAoasCsUD9fIUCAAAECBAgQIECAAAECJQgUNT8XaJXQpTa7jEUNmM1uCrUjQIAAAQIECBAgQIAAgS0WKGp+LtDa4p46kqoXNWBGYqYYBAgQIECAAAECBAgQIECgb4Gi5ucCrb6b3/26ChQ1YLpWzvUECBAgQIAAAQIECBAgQKAQgaLm5wKtQnrVBhezqAGzwe2gagQIECBAgAABAgQIECCw3QJFzc8FWtvdWcdQ+6IGzBjAlIEAAQIECBAgQIAAAQIECAwgUNT8XKA1QA9wy04CRQ2YTjVzMQECBAgQIECAAAECBAgQKEegqPm5QKucjrWpJS1qwGxqI6gXAQIECBAgQIAAAQIECGy9QFHzc4HW1vfXtQMUNWDWrqUABAgQIECAAAECBAgQIEBgGIGi5ucCrWE6gbu2FyhqwLSvlisJECBAgAABAgQIECBAgEBRAkXNzwVaRfWtjSxsUQNmI1tApQgQIECAAAECBAgQIECAQERR83OBli67boGiBsy6sTyfAAECBAgQIECAAAECBAgMJFDU/FygNVAvcNvWAkUNmNa1ciEBAgQIECBAgAABAgQIEChLoKj5uUCrrM61iaUtasBsYgOoEwECBAgQIECAAAECBAgQCFsOe+8EAo/eSUd1Q+07quZQGAIECBAgQIAAAQIECBDYUoGi5udWaG1pLx1RtYsaMCNyUxQCBAgQIECAAAECBAgQINCnQFHzc4FWn03vXqsIFDVgVqmg7xAgQIAAAQIECBAgQIAAgQIEipqfC7QK6FEbXsSiBsyGt4XqESBAgAABAgQIECBAgMD2ChQ1PxdobW9HHUvNixowY0FTDgIECBAgQIAAAQIECBAg0LNAUfNzgVbPre92nQWKGjCda+cLBAgQIECAAAECBAgQIECgDIGi5ucCrTI61SaXsqgBs8kNoW4ECBAgQIAAAQIECBAgsNUCRc3PBVpb3VdHUfl1D5ijI+LFcxLfjoh7RMS5PescGBGnRsQBc/f9k4j424Xn3C8iTp77b2dGRP63H1SU54oR8daIuOPcz98dEQ+PiO/usA63iIhPdijLDh/n6wQIECBAgAABAgQIECCwRoF1z887VV2g1YnLxQMIrHvALAuajouIEyJisWw7qf5DIuINczf4cEQcGREZoM1/+gi08n5PmgZ1v9xBoQVaO8DzVQIECBAgQIAAAQIECBQmsO75eScugVYnLhcPILDuAXPJiHjJdEXTrHpVYdOq1b9MRLwqIh4wd4NnR8SzImIxcOor0PrGdGXX2asWOiIEWjvA81UCBAgQIECAAAECBAgUJrDu+XknLoFWJy4XDyAwhgFzeEScNle3H0fEPSPiIz3V96CIeFdEXG16v7ptjX0FWvmo06dB3YUr1kOgtSKcrxEgQIAAAQIECBAgQKBAgTHMz1uzCbRaU7lwIIExDJirT8+huvVcHatWUHVlyDGW53S9aO6Lb4mIR0dEBmeLnz4Drbz34yPi5StunxRodW1t1xMgQIAAAQIECBAgQKBcgTHMz1vrCbRaU7lwIIExDJj9IuIZEZFnZ80+H5tu2fvWDuv9WxGRAdad5u5zVEScVHHfvgOt3Hp4r4j47Ar1EGitgOYrBAgQIECAAAECBAgQKFRgDPPz1nQCrdZULhxIYCwDZnFbYFb3sIj40A7rfbvp1r88Rys/50TEfSPia7sUaOVj8u2K+dbDH3asi0CrI5jLCRAgQIAAAQIECBAgULDAWObnrQgFWq2YXDSgwFgGzOWmbyHM1UyzTx4W/5SI+PmK9c+VX7l18dgO9+xjhdbfR8QhC2VeZeuhQGvFhvc1AgQIECBAgAABAgQIFCgwlvl5KzqBVismFw0oMKYB85BpqDWrbtNqqiaWa0bE2+bCpTaHzfcRaP3pdLvk3ecK+JWIuE9EfLGp0HM/F2h1wHIpAQIECBAgQIAAAQIEChcY0/y8kVKg1UjkgoEFxjRgrhcR74iIG87V+U8i4m9XNFh8e2K+dTBDs7qtf30EWreMiItHxJsiIkO12efNEfHYiPi3lvURaLWEchkBAgQIECBAgAABAgQ2QGBM8/NGToFWI5ELBhYY04DZPyJOjIjHzdU53xD4pIj4WUeHS0ZEblnMs6tmn2Om/22xzvO37ivQytVluV0ytzzOfx42XYVWV4bZ9QKtjo3ucgIECBAgQIAAAQIECBQsMKb5eSOjQKuRyAUDC4xtwNwhIj44V+cvRMQREfGPHR0OnB7GfsD0e7nl794R8eWG+/QVaJ0dEVedhld/tFCfPJQ+y9P0EWg1Cfk5AQIECBAgQIAAAQIENkdgbPPzWlmB1uZ0vFJrMrYBc7WIyK15t58DPSoiTuoIvHge12sj4uiI+OkuBlr5qNtGxMkRkfWafV4/LctPGsoi0OrY6C4nQIAAAQIECBAgQIBAwQJjm58LtAruTNtQ9LENmAx5M3h60Rz+GyPiMRHRFADNvnKZiHhVRDxg7h5tz+Lqc4VWPj7P0lq29TDL9taIqNt6KNDahhGojgQIECBAgAABAgQIEPi1wNjm5wItPXPUAmMcMAdFxLvmVjW13S44g178/ocj4siI+HaLlug70MpHXiMi3hIRt5l7fm6lbNp6KNBq0WAuIUCAAAECBAgQIECAwIYIjHF+Xklry+GG9LqCqzHGAXPpiHhlRDxozvUREZHbBps+y1Z45cHsz4qIXzZ9OSKGCLTysYdFxDsjIlePzT6vnh54X7XyTKDVosFcQoAAAQIECBAgQIAAgQ0RGOP8XKC1IZ1rE6sx1gGzGCxlGJRnaf2ooRF+a7oa6k7T63JV1j0i4tyWjTdUoJVbDzNUe+pcOX4cERnUvb1i66FAq2WjuYwAAQIECBAgQIAAAQIbIDDW+flSWiu0NqDHFV6FsQ6Ya0+DnoPngqm7RsTnGrxvFxGnz62Eyq1+j46IDI/afIYKtPLZ15oeEJ9B1exzzvSsrwuWFE6g1abFXEOAAAECBAgQIECAAIHNEBjr/FygtRn9a+NqMdYBs19E5FbBY+fEj4mIl9QcpL7sO13fkDhkoJVVuft0Bdn81sPcXvmkJW9gFGht3HBTIQIECBAgQIAAAQIECFQKjHV+LtDSaUcpMOYBs7jaKldePSQiflghec2IeFtEHDL9ea5+yoPXv9ZBfuhAa/+IOCEiMpybfXL12MMi4pSFcgq0OjScSwkQIECAAAECBAgQIFC4wJjn5/vQ2nJYeG/bgOKPecBcPiJOioh7Tp2bzsM6PCJOm2uTXM31lIj4eYd2GjrQyqJcd7pKa7adMv/bsq2HAq0ODedSAgQIECBAgAABAgQIFC4w5vm5QKvwzrWJxR/zgFn2xsLjpiucFst9yel2xIdPGylXPWUQ9pGOjbYbgVYW6T4R8bqFtx6+KCKeFhE/m5ZZoNWx8VxOgAABAgQIECBAgACBggXGPD8XaBXcsTa16GMfMAdGxKkRccC0AT4cEUdGRK7Wmv8sXte0PbGqPXcr0MoA7sSIeMxcQTKEe0BEvFugtanDTb0IECBAgAABAgQIECBQKTD2+fleBbflUE9et8DYB8ylIyIPTX/QFKpq5VWerfWGOcymA+TXHWjl85dtPTw7Iu4fEV+PCCu01j06PJ8AAQIECBAgQIAAAQK7JzD2+blAa/f6gie1EChhwCyejZVvP3xWRPxyWr/LTcOse03/969ExL0j4sst6r94yW6t0MrnZqCdh9a/ZmHr4XMj4hkRkWdsfXKugGdGRJbvByvUy1cIECBAgAABAgQIECBAYNwCJczP9whaoTXuzrQNpSthwFw9It4aEbeeNsjHpsHOt6b/+0ER8a6IuNr0f39tRBwdET9doQF3M9DK4uUKtNx6+Ki5suYqtAznfiLQWqEFfYUAAQIECBAgQIAAAQJlCpQwPxdoldm3NrLUJQyY/aYrlvJA+NnnsIj40HSVU4ZXeaD67PMnEfG3K7bWbgdaWcw8H+ztEXHDuTKfNT00Pv/77GOF1oqN6msECBAgQIAAAQIECBAoQKCE+blAq4COtC1FLGXALK7Cel5EZMB1+Yh4S0TcadpgVYfGt23PdQRauVIzn5v1mP/kwfezVWf53wVabVvRdQQIECBAgAABAgQIEChPoJT5+UTWlsPyOtimlbiUAZPB1UkRcc9pA8y2HV47It4/dwbV4vlaXdtrHYFWljG3Hr4kIh5aU2CBVtfWdD0BAgQIECBAgAABAgTKEShlfi7QKqdPbXRJSxowi28yzG2H/09EvHjaQrmi6R4Rce4OWmxdgVYWednWw/mqCLR20LC+SoAAAQIECBAgQIAAgZELlDQ/t0Jr5J1pG4pX0oA5MCJOnQY/2TYvj4jfnlu19c6IOCoifrSDhltnoJUrNrP8r6sov0BrBw3rqwQIECBAgAABAgQIEBi5QEnzc4HWyDvTNhSvpAGz//SNgI+raJgMg3Jb4k4+6wy0styXjYhXRMSRSyoh0NpJy/ouAQIECBAgQIAAAQIExi1Q0vxcoDXuvrQVpStqwETE3SLi3Uta5pyIuG9EfG2HrbbuQCuLf4OIOGVuJdqsSgKtHTaurxMgQIAAAQIECBAgQGDEAkXNzx0KP+KetCVFK2rATN/69+aIuP1C++T2wydFxM922G5jCLTy90KuQnvpQl0EWjtsXF8nQIAAAQIECBAgQIDAiAWKmp8LtEbck7akaEUNmOmbQY+OiBfNtc+Pp+dofaSHNhtDoJXVyLc6vjYi7j1XJ4FWDw3sFgQIECBAgAABAgQIEBipQFHzc4HWSHvRFhWrqAGzRe2iqgQIECBAgAABAgQIECCwXQJFzc8FWtvVOcdY26IGzBgBlYkAAQIECBAgQIAAAQIECPQgUNT8XKDVQ4u7xY4EihowO6qpLxMgQIAAAQIECBAgQIAAgfEKFDU/F2iNtyNtS8mKGjDb0ijqSYAAAQIECBAgQIAAAQJbJ1DU/FygtXX9c3QVLmrAjE5PgQgQIECAAAECBAgQIECAQD8CRc3PBVr9NLq7rC5Q1IBZvZq+SYAAAQIECBAgQIAAAQIERi1Q1PxcoDXqvrQVhStqwGxFi6gkAQIECBAgQIAAAQIECGyjQFHzc4HWNnbRcdW5qAEzLjqlIUCAAAECBAgQIECAAAECvQkUNT8XaPXW7m60okBRA2bFOvoaAQIECBAgQIAAAQIECBAYu0BR83OB1ti70+aXr6gBs/nNoYYECBAgQIAAAQIECBAgsKUCRc3PBVpb2ktHVO2iBsyI3BSFAAECBAgQIECAAAECBAj0KVDU/Fyg1WfTu9cqAkUNmFUq6DsECBAgQIAAAQIECBAgQKAAgaLm5wKtAnrUhhexqAGz4W2hegQIECBAgAABAgQIECCwvQJFzc8FWtvbUcdS86IGzFjQlIMAAQIECBAgQIAAAQIECPQsUNT8XKDVc+u7XWeBogZM59r5AgECBAgQIECAAAECBAgQKEOgqPm5QKuMTrXJpSxqwGxyQ6gbAQIECBAgQIAAAQIECGy1QFHzc4HWVvfVUVS+qAEzCjGFIECAAAECBAgQIECAAAEC/QsUNT8XaPXfAdyxm0BRA6Zb1VxNgAABAgQIECBAgAABAgSKEShqfi7QKqZfbWxBixowG9sKKkaAAAECBAgQIECAAAEC2y5Q1PxcoLXt3XX99S9qwKyfSwkIECBAgAABAgQIECBAgMAgAkXNzwVag/QBN+0gUNSA6VAvlxIgQIAAAQIECBAgQIAAgZIEipqfC7RK6lqbWdaiBsxmNoFaESBAgAABAgQIECBAgACBKGp+LtDSY9ctUNSAWTeW5xMgQIAAAQIECBAgQIAAgYEEipqfC7QG6gVu21qgqAHTulYuJECAAAECBAgQIECAAAECZQkUNT8XaJXVuTaxtEUNmE1sAHUiQIAAAQIECBAgQIAAAQIRthz23QsEHn1QOOusAAAgAElEQVSLjut+2ndc7aE0BAgQIECAAAECBAgQILCdAkXNz63Q2s5OOqZaFzVgxgSnLAQIECBAgAABAgQIECBAoEeBoubnAq0eW96tVhIoasCsVENfIkCAAAECBAgQIECAAAEC4xcoan4u0Bp/h9r0EhY1YDa9MdSPAAECBAgQIECAAAECBLZWoKj5uUBra/vpaCpe1IAZjZqCECBAgAABAgQIECBAgACBfgWKmp8LtPptfHfrLlDUgOlePd8gQIAAAQIECBAgQIAAAQJFCBQ1PxdoFdGnNrqQRQ2YjW4JlSNAgAABAgQIECBAgACBbRYoan4u0NrmrjqOuhc1YMZBphQECBAgQIAAAQIECBAgQKB3gaLm5wKt3tvfDTsKFDVgOtbN5QQIECBAgAABAgQIECBAoBSBoubnAq1SutXmlrOoAbO5zaBmBAgQIECAAAECBAgQILDlAkXNzwVaW95bR1D9ogbMCLwUgQABAgQIECBAgAABAgQIDCFQ1PxcoDVEF3DPLgJFDZguFXMtAQIECBAgQIAAAQIECBAoSKCo+blAq6CetaFFLWrAbGgbqBYBAgQIECBAgAABAgQIEChqfi7Q0mHXLVDUgFk3lucTIECAAAECBAgQIECAAIGBBIqanwu0BuoFbttaoKgB07pWLiRAgAABAgQIECBAgAABAmUJFDU/F2iV1bk2sbRFDZhNbAB1IkCAAAECBAgQIECAAAECEVHU/Fygpc+uW6CoAbNuLM8nQIAAAQIECBAgQIAAAQIDCRQ1PxdoDdQL3La1QFEDpnWtXEiAAAECBAgQIECAAAECBMoSKGp+LtAqq3NtYmmLGjCb2ADqRIAAAQIECBAgQIAAAQIEbDnsvw8IPPo3HdMdte+YWkNZCBAgQIAAAQIECBAgQGBbBYqan1uhta3ddDz1LmrAjIdNSQgQIECAAAECBAgQIECAQK8CRc3PBVq9tr2brSBQ1IBZoX6+QoAAAQIECBAgQIAAAQIEShAoan4u0CqhS212GYsaMJvdFGpHgAABAgQIECBAgAABAlssUNT8XKC1xT11JFUvasCMxEwxCBAgQIAAAQIECBAgQIBA3wJFzc8FWn03v/t1FShqwHStnOsJECBAgAABAgQIECBAgEAhAkXNzwVahfSqDS5mUQNmg9tB1QgQIECAAAECBAgQIEBguwWKmp8LtLa7s46h9kUNmDGAKQMBAgQIECBAgAABAgQIEBhAoKj5uUBrgB7glp0EihownWrmYgIECBAgQIAAAQIECBAgUI5AUfNzgVY5HWtTS1rUgNnURlAvAgQIECBAgAABAgQIENh6gaLm5wKtre+vawcoasCsXUsBCBAgQIAAAQIECBAgQIDAMAJFzc8FWsN0AndtL1DUgGlfLVcSIECAAAECBAgQIECAAIGiBIqanwu0iupbG1nYogbMRraAShEgQIAAAQIECBAgQIAAgYii5ucCLV123QJFDZh1Y3k+AQIECBAgQIAAAQIECBAYSKCo+blAa6Be4LatBYoaMK1r5UICBAgQIECAAAECBAgQIFCWQFHzc4FWWZ1rE0tb1IDZxAZQJwIECBAgQIAAAQIECBAgELYc9t4JBB69k47qhtp3VM2hMAQIECBAgAABAgQIECCwpQJFzc+t0NrSXjqiahc1YEbkpigECBAgQIAAAQIECBAgQKBPgaLm5wKtPpvevVYRKGrArFJB3yFAgAABAgQIECBAgAABAgUIFDU/F2gV0KM2vIhFDZgNbwvVI0CAAAECBAgQIECAAIHtFShqfi7Q2t6OOpaaFzVgxoKmHAQIECBAgAABAgQIECBAoGeBoubnAq2eW9/tOgsUNWA6184XCBAgQIAAAQIECBAgQIBAGQJFzc8FWmV0qk0uZVEDZpMbQt0IECBAgAABAgQIECBAYKsFipqfC7S2uq+OovJFDZhRiCkEAQIECBAgQIAAAQIECBDoX6Co+blAq/8O4I7dBIoaMN2q5moCBAgQIECAAAECBAgQIFCMQFHzc4FWMf1qYwta1IDZ2FZQMQIECBAgQIAAAQIECBDYdoGi5ucCrW3vruuvf1EDZv1cSkCAAAECBAgQIECAAAECBAYRKGp+LtAapA+4aQeBogZMh3q5lAABAgQIECBAgAABAgQIlCRQ1PxcoFVS19rMshY1YDazCdSKAAECBAgQIECAAAECBAhEUfNzgZYeu26BogbMurE8nwABAgQIECBAgAABAgQIDCRQ1PxcoDVQL3Db1gJFDZjWtXIhAQIECBAgQIAAAQIECBAoS6Co+blAq6zOtYmlLWrAbGIDqBMBAgQIECBAgAABAgQIEIiw5bDvXiDw6Ft0XPfTvuNqD6UhQIAAAQIECBAgQIAAge0UKGp+boXWdnbSMdW6qAEzJjhlIUCAAAECBAgQIECAAAECPQoUNT8XaPXY8m61kkBRA2alGvoSAQIECBAgQIAAAQIECBAYv0BR83OB1vg71KaXsKgBs+mNoX4ECBAgQIAAAQIECBAgsLUCRc3PBVpb209HU/GiBsxo1BSEAAECBAgQIECAAAECBAj0K1DU/Fyg1W/ju1t3gaIGTPfq+QYBAgQIECBAgAABAgQIEChCoKj5uUCriD610YUsasBsdEuoHAECBAgQIECAAAECBAhss0BR83OB1jZ31XHUvagBMw4ypSBAgAABAgQIECBAgAABAr0LFDU/F2j13v5u2FGgqAHTsW4uJ0CAAAECBAgQIECAAAECpQgUNT8XaLXrVsdFxPHtLu181f0j4q1LvrX4zNdGxNER8dPOT/j1F7Kt7xsRr4mIy8zd48cR8eyIeElE/GLFe+/ka2MaMPeLiJMrKvOIiMg26ONzuYh4Q0Tca8nNbhkRZ/fxEPcgQIAAAQIECBAgQIAAAQIdBMY0P28stkCrkWhyQemBVl2Y9dRpyLWOMCttxzRg6gKtt0TEoyMiA8Cdfm4SEWdExNUEWjul9H0CBAgQIECAAAECBAgQ6ElgTPPzxioJtBqJig+0so2PiIhXRcQV5qqbwcy6w6ySAq0Lpiuqvtiuy9RelSvtXlxxhRVaPQC7BQECBAgQIECAAAECBAh0FhBodSar/8IYQEtdoZVh1j2n4ck1RxhmlRRoZVn72HZYt90wnyHQ6vkXiNsRIECAAAECBAgQIECAQCuBMeQvrQqaF1mh1Y6q7/Os2jx1p8/Mtr1TRPxVRCyGWblC6E1rOjNrse5jGjB1Ww6z3G+MiMdExE/aNGDFNXXbDQVaO4D1VQIECBAgQIAAAQIECBDYkcCY5ueNFRFoNRJNLthpuNTuKXtftZNnZrveJiL++8jDrKzxmAbMYqD17Yj4t4i43rRpvhIR946IL6/SoNMAOcPEF02//72IuOTCIf1WaK2I62sECBAgQIAAAQIECBAgsCOBMc3PGysi0GokKjLQOnS6AmvMK7Nm8mMaMIuB1pkR8YWIeNJcNzkqIk5q1232uery0+/mNtD85Oq560bE7eeuFGitiOtrBAgQIECAAAECBAgQILAjgTHNzxsrItBqJCou0CopzErcMQ2YZYHWS6cr3WZvJNzJtsODIuJd07cb5qH8D4yIh0fEHQVa7QaiqwgQIECAAAECBAgQIEBgMIExzc8bKynQaiQqKtD6w4h43dwWuSx8BiePioi3RcSv2lV3V68a04BZFmil3QumbzhMmFW3HeZYm99ueHpEPDkiXiHQ2tX+5mEECBAgQIAAAQIECBAgsFxgTPPzxjYSaDUSFRNo/cF0C9sN56o09jArizqmAbMs0Mr/duT0TZEz2lW2HS5uNzwmIt4cESfvMNDK+x4SEbky76YRke1/hbk+8OmI+GpE5PbJj0ZEntvV5rNoMb8V8tIRcdfpGzQPnp7Tln3t3Ij4YET8TUR8Y0nbLntuniH2kulKtdnPm7ZdXisiHjs9J+7G0y/dPyLe2lCxi0fE70bE7aZmeTba7Pv51Sxzno+WZh+IiM+P5MUJ89W6RUR8ckk90//OEXF2m8adu+bAiDg1Ig5Y+F72l+wDP2h5v7RNy7tN++KN5s6GS8/zIuLd0/Kt8lKFphc2/H/svQm0PU1Vn72XRk1M1IQoaBSVJHwxCgpG4xAxalQQJxxR4oRTRFGMEQfkc0BAohFFRFAUxDA4RwUcUFDEKeJANCYYYyBGDYrKggQRP2V967lWa1FvdXf1OX3urTrn6bX+C957q6urntrV5+7f2XtXyzC/MYnKr2hpnNpgn9g4acJEWL5z+vkfRcRz03wQp//Lhi8Maja/YUi3aDo3r0P21jHj8F4JSEACEpCABCQggfEJ9OSfr9JU0FpFdNXgmALtbU+4Zastz+TkvEclx2vqaQQxi7H2tGHmBC0ElKemVEHGfIhjnKcbUmz+HhHxm0mEOSTlkDEhipG2+HqNRoZNfEMqSv/ilXtqgtbPRATCKWmY77hyP2LdAyPif6202+p016IQecSSoPU6EfEBKSJubdz5cBEsHpCEwF6iG+cELcaNPSAOlntqaQk+KSK+udKgVdDayhbR8BEpknSLsHXdghbz+rCI+OIi4nWO5dMi4kuSCLrGX0Gr8YVlMwlIQAISkIAEJCCBayfQk3++OnkFrVVE3Qtad0gOKVEEuZj1aRHxlI3ObRuNfVv1tGHmBK0/S4w/PE2dQvH3jIhfb0RRSzdESHiNAwQt+iJa5OHFCZaNQ7lqRhQPz18af03QwskvT85cei6c7hMRP7vQaIug9UZJTJyK6ufdzgla3MOpkh+7BVCxl748CUXYwU1fS4LWd0cE0YMvbRwkkXZfHxGfUGnfImgRCQgb0nK3XkQ1kYKLwNVyXaeg9cYR8ZUH2AyCMQLoY1Yi+xS0WlbcNhKQgAQkIAEJSEACN0GgJ/98df4KWquIrhpsiZZq63G9VcszSRN6fCUyaxQxCwo9bZg5QYu0K5xvRKTpaklxm9rW0g2JpEEQIE1uS4RWreg/z0GcIkXuVyPizyPiNVP64ZQSWFrcWpRZyQLRggL2eUrrMyPi2RHxpxFB6tr7F+mOPPM/RsS9U+2xmtVvEbTKMeXPZxyktuUXgg3CRCm4IDw8L7WfUur+bkTcJUspy/shou6jIuIn17ftyVssCVqMk1TQX2wcxVy6IbevCVq3SeLiB1eehR3+WEpXJHqQFFLstrxahNXpnnztqWNHWuta6uCbRcR9s4eu2TxN5+Y1pdRiY/z/pXl9QRJR5wTQms2TevyfG9etdV5b9lbjo20mAQlIQAISkIAEJHDmBHryz1dRK2itIrpq0CIutfXU3mrtmTUxi7ounxER3zFAZNZEoqcNsyRokdZ5aNphLd2QelOIKFsErVtHxGNTnaKJH1FQn5fS4moONFFVd4+IryhSp6a0R8ZRu5YiYubSq14/Iu4XEfcv0iCJxkEMq6U5tjrdpSgIB0TGpbS12hz+XRImmX/tevOI+KKI+NTil1+XOL+yfQufpGUpaP37iLhtRLxHehpiNsJNy8WaEE1Uu5YELdYMoTAXi+iDdSZFjzpk5b4mRfbLUj26/HlLtpG3y9dyTWyb7itZrQlaNQF0StMlTbK0GT4/bxcRD46Ij84Gyz3Yz7fPsK3Z/BaBvHVerXurxVZsIwEJSEACEpCABCRwGQR68s9XiStorSK6arAmLrX1sq3V0jMpZv0tEYFjk1+kg312iiDY9rSba93ThlkStN7gwLTDMt0wTwvbKmh9aER8T7ZURKoQOfQrDcv39qkAfV78e0n8mBO0EJKIQEE8rV2kUd4r1erKa3vNFdJvdbop5I74QZ8IBqQdEqE1d5UCGO0emuocraUOIgJSD+kLs85/IhVJ/90G1qdsUooZzAmGiHtcCFyI2jBauuBI3b0pFZP05LfOIvCWRCOisnhOvr6Mg39LAiOF47E52uX38s5CMFyqPZWLb62pla3Cz8SptPnWOoTwR1T+0gz4jye2v1NZBAWtU+4Q+5aABCQgAQlIQAISOIZAT/756jwUtFYRXTUoxaW2u+ZbtUQYzAlapJtQ9+Z9Z7pvcQ6PHf+e9/e0YZYELeZ8SNphKax8TqrHRH9bBK3XjoiHZcIF928pAk4KIvWOcpGGiBn+1YSEmqD19FSj6UUrBoBwgejF86YLMYq6XS8p7m0RtBCYiAj6rHRvi6BRRtSR+kgUzQsajfdtI4Ln3D61J5XzI9OJkY1dnKRZKdIQEUWUHicIciFyfkSKkloaQM6HyKPPT/Y0pZTOvaNqdbc4AIBTJ1/WMGNsA5uj1tR0kXpIhNILF+7P34drkVZTN1sErZoAupY6mA+X6MRHFhFoW0RcI7QajMcmEpCABCQgAQlIQAInJ9CTf746WQWtVURXDXoRtEh7+apUq2hu5BRZ5uQ7agqNcPW0YdYErVIkaUlDw6n+oRSRUtY42iJoIepQo4pIqzslMYyolZborMkOyvktCQM1QYtT37630aiIIiT1dRJIiHZ5v1SQPu+iRdBCXCJ9a4oumxMK8n7/Yaonxb3/ICKek9LhqC/Wcm1Zm5b+9mpTE7QQlJ4cEe+aHtIijuTiLNFW2DKnHa4JWuUeWEtdrc2bND0iwvKDLNbGfGpBK48AZMxLEVZza1n2MSe8GqG1126wHwlIQAISkIAEJCCBvQn05J+vzk1BaxXRVYMeBC0cLNK58uLKiFdPSALWW2RTaY2kaZv9aVv1tGHWBK0y7XAt6of9RT2mKVKpdHCvWzQ5RtCiyPfHVeoIzVlHLaIsj06b7lsTtMqInpZonj0s9rrXpnXMNUGL6LU8gm0tgqmMRiINkJTKXICci9Aq6261pjjm86tFC3JIAhFRHDBQXn89FVmfivsTlZZH/82xa43QKvfp9M5/yMZahH8v1cSb6pn9RkRwMmopOitotVq77SQgAQlIQAISkIAErptAT/756twVtFYRdSNolSOdIrFw8Ek9Ix0tv0hLpK7L2klgbQRO16qnDbMmaEGhTDtcilp6w1Rr6G4JXynoXLdocoygRVF5hN3WCCemjACG4Dpd35Bs9U+yn60JWu+QUv8mwfa6Umqve21ad1hN0ELcydd2TWjNDymYUhSpK7YmaJXCEmOuiZQtc/mgLE2S9ktp2K8bEUSnEpnHRboi9rh2tQpaZT0x+qU2HTy2XOU4uZd6Yz9QdKKgtYWqbSUgAQlIQAISkIAErpNAT/756rwVtFYRXTXooSh8PlLErE9MaTEY3Bulk80olD1dpHgReUFqz1Kx5TYCp2vV04ZpEbS2pB3m6Ya1aI3rEE2IKrtDRCCqUVuJVMDp2pJySBorqW1brlJQqIkWc4LWcyPinVOE21QvjjpRRAj93pZBbGhLNBg16u4SERTgJ4UsL17+bpWUyQ3d79J0TtAqUzxrQgoDKA8p+NZ0WiHzXhO0yghF+pt7ztpkyxpl1AG7Z0T8euXGcp+spSdOXbQKWmVkFffzhcBvr02i+P1rpX2WH9ZRO3jhJgWtpSnxucIJlew9Ivb436Ui/xvx2FwCEpCABCQgAQlIYAACPfnnq7gUtFYRXTXoSdAqxaxpBmUkCz/fcgpeG4n9W/W0YVoErda0wzKNqZaatZegRXofaWTUjbp1ErCwB+oh5amo5eptEbRIdf3Jjctfiha1kwJrzn3tMUR3sQ/nTldsHRrrQgFvRAz+IQS9TapNhoC2dPUsaJXF2udS+Mp0w6keWSmI1cTHvewVxuXzlgQt7JoaaojJXK222CpolWNptaWWdrX0yF4FrXI+7LUHR8Q3KWy1LLVtJCABCUhAAhKQwFkQ6Mk/XwWqoLWK6KpBL4LWnJjFGFlLnFOcj/zidDmiWl7cNtVrb9XThmkRtABUph3WolTKdMNapMYxAgHCFafuUaMnr6u2ZQG3CFqHiDktokWLoPX4iHjQyil4S/Mm8ooC5PeOiPdeEfmW+jmEwZb1aGk7F6HFvXl9q5p4SJs8ajAXkW5a0GJsc3zzqMi5ulQ1dgpaEQib2MUx1zNSFB/svSQgAQlIQAISkIAEzptAT/75KmkFrVVEVw16ELQQs+4TET+8kEJYOzqe8W85fr6NyH6tetowrYJWmXZYi4ZZSzeE4CGCFpE4nxoRD4yIW21YBlK5fjci3jO7p1dB6zER8cZFyh/2T70mBNrWFFreb3eOiC+LiA/YwIp03Z9PEW95hFvvglYZEUeq5o9m8y6jBvP1v2lBa0moyuttzQl1Clq3rJdYE4uXUinfPCLumE5RzVNtYXtdhzFs2KY2lYAEJCABCUhAAhI4AYGe/PPV6SlorSLqRtBaO7lsmsk/TnWzSDebLhx0Inn4pr23q6cN0ypolWmHPxMR94oIRBeulnRD2m0VtKiV9tUR8bEri/jLqRbRL0TEL0bEr6ZUPcb4xOzeUwtapfC3pYYWDvTfj4ivi4j3T2PeUheONaCm3MNXIrJIqyJSCVbPiwjY/WaqnfWkiLhrxqt3Qassbk6xeMS8qZD/m6Q6aESpceUHGty0oLWUcviFEfHQNOZvjoj7RcQfN7zIDo3QWhpLw2NXm9xkymGLDfPFCKI56ZK5sMUafElEcICAlwQkIAEJSEACEpDAeRLoyT9fJaygtYroqkEPEVqtghZr+tERQZRL7oxw8hkpV9TV6unqacO0ClrwW0o7LNMNpzpFJfctghZpc0TaIVLkF2IVIhX1rYhyeUlEvGpmgY855fCQU9/ePSKenY3lu1Na7Euzn62dcohAS8ohKYNciIbMA8Fr6ZoTdp8WEd+VxKsXLZwCumVtrnM/LaUclnZJNCfi5x+kAVLkngg33gvlSYgtgtaeReFLsRPhFRv77wXMUqTjXfyQxii9VkGrrNGFcEp028+daGF7F7SYNu+b8vTcUwt9J8JttxKQgAQkIAEJSEACGwj05J+vDltBaxXRVYORBC3GS1raV0bEpxfTo7D253VW4LenDbNF0FpKO8zTDREQOV2Q08PKa4toQuFyhBiEmul6ZDoFEAe85TpG0CLdj9TKLVde04n7aqmZa4IW9yF0UBtuEmjX6sK9ZookYd9OFymX1DFDYGtJWdyyNluYHNt2TdDK7RK7eL8k/pVMiHzjXfDKNKAWQYvDBx6WxNxpHg+IiK84YFKcaEih9+l6ehLfEGTz63Yp4nQSNLecqtgqaFEon0MbpkhAnt96kuIBU48RBC3mVbLnZ2Ua6yHz9x4JSEACEpCABCQggX4J9OSfr1JS0FpFdNVgNEGLMd8+OWmTIzjN9LNTGleLU99G57hWPW2YLYJWGa0y1fb530lkmiKpvjUVVH55BdMW0aQUh348CQC/04ifvU66EP+ma0vK4dI8akNoddpbBK1abbglO+b0QtIF3yMbGClUpKu12v1bRcR3pppCUzct6VqNy3FwszVBqzzFcBIiSyalMNQiaDHo0g5rp3euTQ5xjf1BKuF0zZ3KmNfP2hoh1Cpo1YS6UvBbmxO/hz17ighNhGyizZ5aiTpr3Rtzz2ydV8veWprX60bEI1JU5dTulEJfC2PbSEACEpCABCQgAQmclkBP/vnqTBW0VhFdNRhR0GLcOK04nHnqISlbH1+kgrVROE2rnjbMFkELGmXaIdEL1GCC+d0Srrl0Q37dKmhtEQDmVqkUOmi3RdBaijSrPbOMKJu7v9XpJn2RiB7qQHEtiRtlcXRExg9M9cRarfhDI+J7isYjCFpl/bYpzfOfZjX0aoXVWwWtMjIRtkTQkfLaepXP4r6aUPI6KdL0s1LHW0XVVuGH7sv1xl6Z16+0TipFL8F7et/O2d0ogtax49yAzqYSkIAEJCABCUhAAp0Q6Mk/X0WioLWK6KrBqIIWdVAoCk1aUH59f4q0+L226Z+0VU8bZqugVTr3pF5R+JyoDJzaNRGoVdCqRZCQPkqNmz9pWB32OcIaaXv5tUXQ4j4K0n9RlqY292iECOocMb7pmot4aRW0an3OFaku12VrTaQ3TaJkfiIk8xhB0GKc5QmbpPeR9jpFRGGnvNOmYvHc0ypokc7MSXmfkK3tt0XEZ0bEyxpssfZOKut5Td2UouiSOFx79BZB6y1TLTruma4tKdoc2MB+4iCC6fqOVFy95FKz+S2pfK3zat1bc8tWi3TcMs4Gc7CJBCQgAQlIQAISkEBnBHryz1fRKGitIrpqMKqgxdjfOKVa5fVh+HmrONFG6PBWPW2YrYJWmXaImPXCJBZCZC2ipFXQoq/8pDf+mwgliv+vFfl/jRRpQr2tWxXLtHRiXMmCWxGGiEp7wsJJZwgW1KpCbMojVeaieLY43UReEaU11REj2pDTOzmhML/KIt/THqb+09oJbYhZpL8hAJXXP98YiXT4rpi/cy3lkDvL0wy/NiKI0HrXtIaILs8sHtEqaHFbLfKT1DTEzlpq7fSomm3wO2p5cRplLrDx2YSt8Z7imhO9lhi3Cj/0wfOIBINVfn1pihJ7xcKDEFtJ7ZxOYpz2CgX5+fKgvLbYfO2xrfM65jm8Nz4lHS4yjWFryucp7N8+JSABCUhAAhKQgAROS6An/3x1pgpaq4iuGowsaDF+HHFEiLfIpos4gfDwlA11hdpobWvV04bZKmgx0zLtMJ/9Wr2ZLYJWfkLd9IxnJKGLNMeSIw7pW0fE/SPi42aWBAGOOf9h5fc1QWty1IlcQWh4cXEfUSqIE59b/HwukopmW5zuWnRPLcqsFkWEvT8oIh49I7pQp+vDIuLzU7RSDdnSetbm0Xoy6ZYd0yJo1VJUp2f8WLIH0uHya4ugxVw5dOK+RR+cIEmNtpo9vnkSvKhlll9z0aLlKZXU3CLaNBe91ri1Cj9TP7UoK37HO5LnP7+yz4jsYlzlHluK7nqziHhyRNwlm8CW6L/WeW3ZW9NQ+JuAyCwi7jhUJE9X7+VLkLV19/cSkIAEJCABCUhAAocT6Mk/X52FgtYqoqsGowtatSPYmVdrlE8bpcNa9bRhDhG0yvS2iUJLNMMWQatWGOp16BMAACAASURBVH161s9FxHMyYYqC5u9SEWZ+OImaU4QT4sa9KsIU/ZYsfj+JT5OD+0cpyud5aRDvGBGIbrkDzK/W0lu3Ot2l8IJQRZQW4l5+kRqV1zOafkdUF9E+rA/iCON95xTBlI+dUxFfkNVC435qz5FeV7t6ErQY3/tUmPDzOWFoi6BFP7dJKXZEa5UXgha2hVAKU8QaRPXyYh3unUUZ/q1US4vIR9bkHtkNiIOsx5YL4SgX3X46ItgD/1+qIci+KS/2xuMjojxMg3b5vEgDZk7YfHlhi/eJiP+RfsFcpvnDg0L3d8xu+sUURUkR+ZbrGEGLdNHfrjyE+bx9in7EFtbWqmWctpGABCQgAQlIQAISGI9AT/75Kj0FrVVEVw1GF7SYw5wD+h9SilwZbdNG5vhWPW2YQwStMu1wItISnbNF0KJfHM1vSTWStpBHfPriVOScNMMp/fRXI+IjU+RJ2V/J4sGpRhJ7oRSt5sZCcXzqaC3Z1lZBq5Ya9gMpPQrRbboQcYme2zLe6V4ijYhse7uU4jj9nEgc/tVOSuxN0KrVP0L8e7+IQNgpr62CFvcT0UQa5yduMcbUFsak6f1Gdm9tPxzQddMtS9F2nBCL8IMouvVCzEJEy+c1F+049b018ukYQWvrfGjf20Eih8zBeyQgAQlIQAISkIAE2gj05J+vjlhBaxXRVYNzELSYB47Qk4rUQ37+BSmFbK2+UButba162jCHCFrMtpZ2uJZuyH1bBS3uuW1EIC7NpRHm9BEwSDXFYaa2V624/Nw4SxYIYhR65zQ4nl+L4pieTXQT6X2cEvjKFXPYKmjRXa1oO6lsiHW5PSFqUQuLNLil8U5DfG5E/NuIQGxh3GX0HdE91EX6g8qcehO0amu9NP5DBC0wUD8Km6DGWx51NLfs2AZF6b8zIsq6VL0IWoydtFVs6n6V92VtbojG7AsOXijriC0JWk+PiM9IolHrm/M6BS32Ap9/UyRm6xhtJwEJSEACEpCABCQwJoGe/PNVggpaq4iuGpyLoDVX+Jh6Oggbz2rDsWurnjbMoYJWKXy0pBseKmhx31Qfi+LeOLek+00F30mL4vnUx2I986gl7kV8QGiarrkT6mqCFulq07ipNzU9n4gthIqfTWl+P7FSHDw3oEMErdqpjUQdYcMId+VFuuZdI+LuKerqzqkBIgQi1pSKBrtc1P07KSJuOrluLr2R7noTtBgTqW15UXKi5Sh4X4swO1TQmlgzf9L0iGoixfBOKZIPZoghP5VSIEkznCuw3pOgNc0LYYs9Rmolgt00L35PyiJ1tUhtJeV37pRH7kVUneyOe5+d7iOK8aUb36inFLTYxxw0wfh4h/Dfr9o4PptLQAISkIAEJCABCYxLoCf/fJWigtYqIhucmMBQG+bELHrqfknQ6mmcPY5lYteSdtrj+G9qTKWg1RLl2DrWU/bdOgbbSUACEpCABCQgAQlIoHcCQ/nnClq9m9P5j2+oDXP+y/GXM1TQOnyxp4hOBa1tDE8pOp2y722ztLUEJCABCUhAAhKQgAT6JTCUf66g1a8hXcrIhtowl7IolVMOqaE1pRxeEIbNUyX98lGp1tYDUr2ozZ1c6A2nFJ1O2feFLpfTloAEJCABCUhAAhI4QwJD+ecKWmdogYNNaagNMxjbY4ZrhNZh9N4rIp4YEX8r1Rh75mHdXORdpxSdTtn3RS6Wk5aABCQgAQlIQAISOEsCQ/nnClpnaYNDTWqoDTMU2eMGq6C1jR+F+v9FRHxVKjw/V2x/W6+X1fqUotMp+76sVXK2EpCABCQgAQlIQALnTGAo/1xB65xNcYy5DbVhxkC6yygVtLZh5CTFR0bEx6VTEz8pnRC3rZfLbn1K0emUfV/2qjl7CUhAAhKQgAQkIIFzIjCUf66gdU6mN+ZchtowYyI+aNQKWtux/bOI+KiIeEhEvGj77Rd/xylFp1P2ffELJwAJSEACEpCABCQggbMhMJR/rqB1NnY37ESG2jDDUt4+cAWt7cy8QwISkIAEJCABCUhAAhKQwMgEhvLPFbRGNrXzGPtQG+Y8kDfNQkGrCZONJCABCUhAAhKQgAQkIAEJnA2BofxzBa2zsbthJzLUhhmW8vaBK2htZ+YdEpCABCQgAQlIQAISkIAERiYwlH+uoDWyqZ3H2IfaMOeB3FlIQAISkIAEJCABCUhAAhKQgARuQWAo/1xBSwu+aQJDbZibhuXzJSABCUhAAhKQgAQkIAEJSEACJyIwlH+uoHUiK7DbZgJDbZjmWdlQAhKQgAQkIAEJSEACEpCABCQwFoGh/HMFrbGM6xxHO9SGOccFcE4SkIAEJCABCUhAAhKQgAQkIIGIGMo/V9DSZm+awFAb5qZh+XwJSEACEpCABCQgAQlIQAISkMCJCAzlnytoncgK7LaZwFAbpnlWNpSABCQgAQlIQAISkIAEJCABCYxFYCj/XEFrLOM6x9EOtWHOcQGckwQkIAEJSEACEpCABCQgAQlIwJTD/W1AwWN/pj316Pr2tBqORQISkIAEJCABCUhAAhKQgAQulcBQ/rkRWpdqpv3Me6gN0w82RyIBCUhAAhKQgAQkIAEJSEACEtiVwFD+uYLWrmtvZwcQGGrDHDA/b5GABCQgAQlIQAISkIAEJCABCYxAYCj/XEFrBJM67zEOtWHOeymcnQQkIAEJSEACEpCABCQgAQlcMIGh/HMFrQu21E6mPtSG6YSZw5CABCQgAQlIQAISkIAEJCABCexNYCj/XEFr7+W3v60EhtowWydnewlIQAISkIAEJCABCUhAAhKQwCAEhvLPFbQGsaozHuZQG+aM18GpSUACEpCABCQgAQlIQAISkMBlExjKP1fQumxj7WH2Q22YHoA5BglIQAISkIAEJCABCUhAAhKQwAkIDOWfK2idwALschOBoTbMppnZWAISkIAEJCABCUhAAhKQgAQkMA6BofxzBa1xDOtcRzrUhjnXRXBeEpCABCQgAQlIQAISkIAEJHDxBIbyzxW0Lt5ebxzAUBvmxmk5AAlIQAISkIAEJCABCUhAAhKQwGkIDOWfK2idxgjstZ3AUBumfVq2lIAEJCABCUhAAhKQgAQkIAEJDEVgKP9cQWso2zrLwQ61Yc5yBZyUBCQgAQlIQAISkIAEJCABCUggYij/XEFLk71pAkNtmJuG5fMlIAEJSEACEpCABCQgAQlIQAInIjCUf66gdSIrsNtmAkNtmOZZ2VACEpCABCQgAQlIQAISkIAEJDAWgaH8cwWtsYzrHEc71IY5xwVwThKQgAQkIAEJSEACEpCABCQggTDlcHcjUPDYHWlXHbq+XS2Hg5GABCQgAQlIQAISkIAEJCCBCyUwlH9uhNaFWmlH0x5qw3TEzaFIQAISkIAEJCABCUhAAhKQgAT2JDCUf66gtefS29chBIbaMIdM0HskIAEJSEACEpCABCQgAQlIQAIDEBjKP1fQGsCiznyIQ22YM18LpycBCUhAAhKQgAQkIAEJSEACl0tgKP9cQetyDbWXmQ+1YXqB5jgkIAEJSEACEpCABCQgAQlIQAI7ExjKP1fQ2nn17W4zgaE2zObZeYMEJCABCUhAAhKQgAQkIAEJSGAMAkP55wpaYxjVOY9yqA1zzgvh3CQgAQlIQAISkIAEJCABCUjgogkM5Z8raF20rXYx+aE2TBfEHIQEJCABCUhAAhKQgAQkIAEJSGB/AkP55wpa+xuAPW4jMNSG2TY1W0tAAhKQgAQkIAEJSEACEpCABIYhMJR/rqA1jF2d7UCH2jBnuwpOTAISkIAEJCABCUhAAhKQgAQuncBQ/rmC1qWb683Pf6gNc/O4HIEEJCABCUhAAhKQgAQkIAEJSOAkBIbyzxW0TmIDdrqBwFAbZsO8bCoBCUhAAhKQgAQkIAEJSEACEhiJwFD+uYLWSKZ1nmMdasOc5xI4KwlIQAISkIAEJCABCUhAAhKQQAzlnytoabE3TWCoDXPTsHy+BCQgAQlIQAISkIAEJCABCUjgRASG8s8VtE5kBXbbTGCoDdM8KxtKQAISkIAEJCABCUhAAhKQgATGIjCUf66gNZZxneNoh9ow57gAzkkCEpCABCQgAQlIQAISkIAEJBBhyuHeVqDgsTfRvvpzfftaD0cjAQlIQAISkIAEJCABCUhAApdJYCj/3AityzTSnmY91IbpCZxjkYAEJCABCUhAAhKQgAQkIAEJ7EhgKP9cQWvHlbergwgMtWEOmqE3SUACEpCABCQgAQlIQAISkIAE+icwlH+uoNW/QZ37CIfaMOe+GM5PAhKQgAQkIAEJSEACEpCABC6WwFD+uYLWxdppNxMfasN0Q82BSEACEpCABCQgAQlIQAISkIAE9iUwlH+uoLXv4tvbdgJDbZjt0/MOCUhAAhKQgAQkIAEJSEACEpDAEASG8s8VtIawqbMe5FAb5qxXwslJQAISkIAEJCABCUhAAhKQwCUTGMo/V9C6ZFPtY+5DbZg+kDkKCUhAAhKQgAQkIAEJSEACEpDA7gSG8s8VtHZffzvcSGCoDbNxbjaXgAQkIAEJSEACEpCABCQgAQmMQmAo/1xBaxSzOt9xDrVhzncZnJkEJCABCUhAAhKQgAQkIAEJXDiBofxzBa0Lt9YOpj/UhumAl0OQgAQkIAEJSEACEpCABCQgAQmcgsBQ/rmC1ilMwD63EBhqw2yZmG0lIAEJSEACEpCABCQgAQlIQAIDERjKP1fQGsiyznSoQ22YM10DpyUBCUhAAhKQgAQkIAEJSEACEhjKP1fQ0mBvmsBQG+amYfl8CUhAAhKQgAQkIAEJSEACEpDAiQgM5Z8raJ3ICuy2mcBQG6Z5VjaUgAQkIAEJSEACEpCABCQgAQmMRWAo/1xBayzjOsfRDrVhznEBnJMEJCABCUhAAhKQgAQkIAEJSCAihvLPFbS02ZsmMNSGuWlYPl8CEpCABCQgAQlIQAISkIAEJHAiAkP55wpaJ7ICu20mMNSGaZ6VDSUgAQlIQAISkIAEJCABCUhAAmMRGMo/V9Aay7jOcbRDbZhzXADnJAEJSEACEpCABCQgAQlIQAISMOVwfxtQ8NifaU89ur49rYZjkYAEJCABCUhAAhKQgAQkIIFLJTCUf26E1qWaaT/zHmrD9IPNkUhAAhKQgAQkIAEJSEACEpCABHYlMJR/rqC169rb2QEEhtowB8zPWyQgAQlIQAISkIAEJCABCUhAAiMQGMo/V9AawaTOe4xDbZjzXgpnJwEJSEACEpCABCQgAQlIQAIXTGAo/1xB64IttZOpD7VhOmHmMCQgAQlIQAISkIAEJCABCUhAAnsTGMo/V9Dae/ntbyuBoTbM1snZXgISkIAEJCABCUhAAhKQgAQkMAiBofxzBa1BrOqMhznUhjnjdXBqEpCABCQgAQlIQAISkIAEJHDZBIbyzxW0LttYe5j9UBumB2COQQISkIAEJCABCUhAAhKQgAQkcAICQ/nnClonsAC73ERgqA2zaWY2loAEJCABCUhAAhKQgAQkIAEJjENgKP9cQWscwzrXkQ61Yc51EZyXBCQgAQlIQAISkIAEJCABCVw8gaH8cwWti7fXGwcw1Ia5cVoOQAISkIAEJCABCUhAAhKQgAQkcBoCQ/nnClqnMQJ7bScw1IZpn5YtJSABCUhAAhKQgAQkIAEJSEACQxEYyj9X0BrKts5ysENtmLNcASclAQlIQAISkIAEJCABCUhAAhKIGMo/V9DSZG+awFAb5qZh+XwJSEACEpCABCQgAQlIQAISkMCJCAzlnytoncgK7LaZwFAbpnlWNpSABCQgAQlIQAISkIAEJCABCYxFYCj/XEFrLOM6x9EOtWHOcQGckwQkIAEJSEACEpCABCQgAQlIIEw53N0IFDx2R9pVh65vV8vhYCQgAQlIQAISkIAEJCABCUjgQgkM5Z8bodVmpf9vRDyorenmVh8TEU+q3FU+8xsj4l9HxCs2P+EvbmCtPzoiHhMRr5f18X8i4ssj4msi4s8O7PuY20bZMLeOiHeOiLtGxD+OiLeLiFulif9RRPyniPiFiHh2RPxMRLzkGCjeKwEJSOBIAu8TEc9IfXxaRPAZUrv4bOCz5asjgs+D942Inzvy2d4uAQlIQAISkIAEJDAmgVH8878UOXrH3APQ0QWtJTHrAUnkugkxC9vrYX3n9gDc3jYiPiciPqQQApf2DU7hd0fEV0XE8ytz7H3POT4JSGB8Av8oIr4jie9Pj4hPjogXVab1phHx7yPiPZMYf6+I+J/jT98ZSEACEpCABCQgAQkcQKBn//wW0zFCq22FRxa0WON7RsSjsogiZo3octNiVs+CFtFXnxcRn75ByCqtCcaPjIiHJd5t1mYrCUhAAscTeJ2IeEhE/JvU1VMi4oER8YIksvPZcLuIeHCK3qUZ0bpfFhF/fvzj7UECEpCABCQgAQlIYEACClo7L1oPQEcVtHBYiCx6eES8RbYuvYhZvQpat4+Ir0+pN3PmTErOy9IvXz+lI861Je3nvhHxGzvvDbuTgAQksESA9OjHR8Q7ZY2IvkLUIvp0Spvm1/8xIj7W95QGJQEJSEACEpCABC6aQA/6S/MCGKHVhmrvelYtTz32mazt3SLi0RUxi3opT7ihmlnl3HvbMLdJtWY+uBgodbIeGxHfFhH/rcLuNSLithHxoRHxryKCdJ/8wlm8d0T815bFt40EJCCBnQhQ++/rIuIdF/r76fTe+rWdnmk3EpCABCQgAQlIQAJjEujNP1+kqKDVZmTHikttT3n1Vsc8k3WlHsrjOhezmHFPG+ZvRsRXpjTDfDX+Q0R8bkT8j8aFpB/qbt2/SFdU1GoEaDMJSGBXAryTEOk5GORdU2QWkVq8k3i/PTUiXr7rE+1MAhKQgAQkIAEJSGBEAj3556v8FLRWEV01OEZcanvCLVsd88x/niKwyjTDniKzphn3tGH+ZUQ8sViK70+RC7+3cSGJ2PqoVEMrT+v5hlSbS+dxI1CbS0ACEpCABCQgAQlIQAISkMBJCfTkn69OVEFrFdFwgtZIYhZwe9kwt04phR+UmcSxEVXsL0QyThDLr4+JiCe1mZ6tJCABCUhAAhKQgAQkIAEJSEAC10KgF/+8abIKWk2YhonQeveI+KaifhMF4Dmp78kR8aq26V5rq142DEIW0Vj59akR8c0V0W0LIFJ9viYiPiW76cci4uMi4n9v6ci2EpCABCQgAQlIQAISkIAEJCCBExLoxT9vmqKCVhOmIQStd0kF4N8um1LvYhZD7WHDvFY6qv4LM3ZEZ1FvhtPAjr3+aUR8X0S8SdbRh0XE9850/M8i4qey331jRJAu+oqZ9q8TER8QEZ+Q1cf5kRQd9ocrg+eExrtExIdHBLZz59SeIvjPjQiKRTN2itn/2QYQfzdFod11wz1LTb84Ir58Q19/Lc0FoZKoxTtl9cw4ofKXkoDJ/FrTP/9GEicp+r/1yqPytq5v/izm9WUR8YDsh/8pIu4ZEb+e/azkX2uzNIdj7yflloMRPjAi3isVJJ9Sb3P+z1mw61bGkw3fPSLePjtxlBpRzPvHkw3z3+X7Jn9GbX3fLe2BubG8ZUR8ZqpZOO2dfK0P6TN/FicRfntEcFrhdM3thWPX7H0j4ruLun97RpMewmKNb86q3Fet9jPXbm3t8/v+Tnr38q55h/QuzVPNsfnnRwTv5WdFxO8fMbjp3cahL8yZYv88i8/756XPjqen+mhb3tnTkE7d/xFT91YJSEACEpCABK6BQA/+efM0FbTaUB1Tz6rtCbdsteWZ/yQiHlUczT6CmMWse9kw7AWcAk4Ee/+IeGlEfElE/OmhC5jdR5TW1yfBafrxkki1RfCg74dExP2Kca4JWm+UaoMhlOWO19x0ER4elJyxlki/mxK0JnHv81dOdZvmicjxiBTZuCZs9SBo4SwjOuT18XoStNhHCDuIboisaxciHHb1PRHxyrXGxe+xfaIosf2cR60b3ocIQ4hBL5p5zlbBpRYRS9d7CVrYMnv73xTjPYWghSDDO+kjimfdpKDVwjcf7k0IWghurM/HF0Lgkilji9RS/OqIePEGm0ckRhxm/fkSYu3inf0FEfGzjVHGp+5/bbz+XgISkIAEJCCBPgj04p830VDQasLUdYTWHVJa3DtlU+EP5k+LiKc0/iHbRuE0rYbaMEcgIKrnMdn9PxMR94oIBJXy2iJoUXieNNPXKzpZErSIYvm69O3+lilhV5wCiSM2Fy029XcTghbCHFFcpNhuvTjpDXGvth5TXzctaBGJ9MiUrprPrxdBCwEGgQkRprTHtfWgzhzCQKuD/zZJgGGvbLmIvPyMiPjFyk1bBC0EYQSgD6n0s5egVYuY4nF7C1r8HfDJ6T1STuemBK1Wvvl4r1PQghlr//AGMXXOPokO/aQisnKuLfuJfUU04JaLd3bLYTCn7n/LmG0rAQlIQAISkMDNEhjKP1fQajOWLdFSbT2ut2p5Jmkoj69EZo0iZkFhqA2zvmyzLYj8ekbh6OOw/mjljlZBqyxkjxjzg0mUIcKMExv/b9F/7dAAmuD44GAhtBGV9uYR8S+KemxTV0Q0fdFKql5N0CJK7bcbGSLU4kxP11rK4W2SwPDBlf5/OSKoW0b6JY4bqURwKK81B7MmeLTO6dkRQdoRV+v6luNjbgg/pVjUg6BFmhKC1MNm+BMl8lsR8Zop/RPbKiMDW08Urb33ttgwotbHRsRvFGPdImiVJ6I+MyJYY/ZOvtZb+syHMxcxRZu9BS2ijHhX1MTBmxK0WvnmzMp9RZr0dzaI7/RB2vmUwjf1uZRyOPceJeKQ982vRsSfJ3snlZsvnGpRhGvp5IyFSES+SKgJ9S3vNt7tCM1EKNauU/ff+Mq3mQQkIAEJSEACnRAYyj9X0GqzmhZxqa2n9lZrz6w5ddQ9IvrgOwaIzJpIDLVh2pfvFi2pJ8S65DXOEB5xaMqrVfD40JSqxf0UmMf5pD7L3HX7JIiU0XwUrSdiq6y3NaWgPLSSvvd5KToBp6121QStLTVpSod2SdBCNMDhu28xEKKuuO/XKvsBJ560OIrz5xf3EE1XixQ6VJw4dH3z+940rd17VmDftKDF5wj15ohAzMW2pyXG1Csr01SJNsPJZn3yexAIsa25CMBa5M6UwoXQWh60wJoRBcNa5wIaUYaIsnmaY+v6IjZ9Sxad9dgUBVNLWW3tM1/WpYgp2u0paNVqsuVjuQlBawvffKzle3Mt7Tq/d8s61U7EZQ9it7x/a3WriF6kxttXFF8SYK/3iIifn3mPIgB/Tnq/5U3m9hbvbDhg39TWmi7EetbyhcVzTt3/wseRv5KABCQgAQlIoFMCQ/nnClptVrQmLrX1sq3V0jMRR3Coym/UHxcRn52ibbY97eZaD7VhjsBUE3hwsvlXMmgRtMq6XN+aBJ25OlC1ejxEdOEsIeIsFctGRMBBIqpluriXQvK/MMPkOgWtWuQSIhz/lupi4cwjKtIuF1XYQwh8JZMtTu+SqbSsb34/7+nPioivnen0pgWtmlj76Iigjhli09zFvIiKoe0UvUJ77IpoxtqFOMXJo9PVUiuwJrjVhITW9SW6jD2DzfB8Us+I0KpdrX3m9y5FTNFuT0GrVpMtH8tNCFpb+OZjvS5BK/8igecTCUbq9680fD6Q7k00XF7kf+6LDbojtfa7ivYte6v2hRcRlHx5kb/X9u6fFEwvCUhAAhKQgATGJjCUf66g1WZspbjUdtd8q5ZvjucErTdLBcZJV6tdc874sWM+1f1DbZgMwh42MZdu0iJ4lCcnIur8wMIi1RwXImQQB5bErKnLWoRQLcplan9dglat4P63pVozL2sw2lqEylw0wyHiRG0ILeub31eedIdDTKTfHVOjmxS0+AyhRg+2MF2tqYO0r0UjzYmzZeQO97MPSXNcO82ttnbUW0NQnqIMW9YXYZhoQARGLgr0U3+KFN/a1dJnfl9pj9giJ+Lltbr2ErTKmmyIcn+SDsWYxnTdgtZWvjm76xC0XjvZGzY/XTWhaO7VQ0QUdpefqDv3xUZtb3F6IfY2d7BB/twyypW0ayJSpyjGU/T/Pg3vXJtIQAISkIAEJNA3gaH8cwWtNmPaQ7zIn3SooEVKzVcVDkc5AyJnOHGJOi4jXENtmAzoHjZxqKBVOr2lo1Jbdxyw/NtzIkyIdnnJBiMpIxNqQsrU3XUJWpzw+dSIeJP04LUUntp0b5cOUMhTMWuO/FZxYg7tFkGrjKz78VQcGgFpSl9tEbSoF0XkU0sUCeMu129ureGOgPjeabJrEVY1JmUfrOEHVgq3w+2Hsmi6JfurPSeP/OH3iANEHU57oGV9S3ERcYFo2bmrpc/83jJiCtEZPoge07WXoJVHNrJufG7cNaXcTs+6bkFrK9+c3XUIWuxHTsEl0upOaZ+Qoty6rxhvKTTNfQ68YUozJorxkPWo7U2+CJtq+Z2if0RSLwlIQAISkIAExiYwlH+uoNVmbHuIF/mTDhG0cGSpj5EXs0a8ekJyRPKCs1u+xW0jcLpWQ22YDMMeNnGooFU6fWtReaRGPapIGVxKc5lb7b8XEU+KiPfIGsxFhl2XoFWeHknRdOrILaW6lfOrRU2QmsOR9xT5nq6t4sQcxy2C1nulFCWcU+aEAPP8oh5bi6DFWLbUMGsVtEqR6YfTGP9gwyujxr9mn6UoS1oodYvyOlhLj8V+2XNEc1HX63kR8ROZraytby16qlaXKB/DWp95W6INsbtPST8k1Qz7pjbcg7KGewhab5yiMxFnuBBIOUWPGk88c7quU9A6hG/O7zoErQ1mPdu0VdAqxXoOM6BW3QsaB8G+Qgh915QaTsF6vvyYTnI9Rf9L4m7jsG0mAQlIQAISkMANExjKP1fQarOWPcSL/EmHCFrlSKdILFJSaqeLrRVXbpv56VsNtWEyHHvYxCGCVhmxM5cel6/cP0wnXOHAFCOVoQAAIABJREFUcM1FwKytdi3dptW5pu8tgkpLUfi/nhzx/PQvaoIhCmy9PigiSJWbrtoe3SJOLD2/VdAqT7qbUikRt/IDBmqCVm2s1PnhvparVdAqBcVvSO8jUte2XKRCIc5PVyko1taaiCKY7HWtrW8ZPbUmJDOutT7zsZcRU1MtsfJd07rn5iLYyppsUw0oovjgflOC1iF8c37nJmjdsziZkPTw+0XEH+9k8Kfuf6dh2o0EJCABCUhAAtdMYCj/XEGrzTp6KAqfjxQx6xMjgqgtDG7u5C+iHJ7SWCOpjcT+rYbaMEdMv+bYbhG0EC2JtMKJ53S2qSB1yxqX38T/TETcK/umfsu0SgFjbg7XEaH1BinKBMd/utZqic3Nlag36iFxEiRXq0i0RaSbnt0iaPFuRtQj4owrL8JfFmGfEy6o00PB++naEtHUImjVIqt+MCJ+cotBpbZ3SKewTbeWkXY1eyJa9ZBnzQ1vTnx6bkS8c9p3U+3C1jphrYJWLWJqOoVxb0GLguF8Lkwpq5Mwh2h4E4LWMXzztexZ0OJdhY2TPvgRxUmHc+/Qct3nam0dsN2ubjl1/4eOy/skIAEJSEACErhZAkP55wpabcbSk6BVilnTDGqnVW05famNxP6thtowR0yfaBuc9CnFh65qaW38vHTMao8lfQRHlEiitaLuxzh65bNb02WuQ9A69hn53FpEolZxYs1MWgSt8qS7vPh5y1gnO8prTpGy2CKAcm+LoFXjsTb31t+XEXKI9k8uanXl9YBa+11q1zofotBYjz9qeGiLzZQRUwiUpJbx/q4JD8dEaJURnnl6em2sp045rCHcwje//5j3XMs6rS03Eay854mIvXUSsPhcRjjMSwKU/dQELWziS9K/qf0DUkro2jhafn/q/lvGYBsJSEACEpCABPokMJR/rqDVZkS9CFpzYhazqJ0Wxs8p/k1UzYvbpnrtrYbaMEfQwaHBIaeeyZqDsiZoYQf3T6cattQPOsbRK6dcClpz6bPHik0tKYfHPiOfWykS8bsy+moPp5d+1wQtaglRv4vT0LjKtNJWQatMWaQvRJjPTbZYsx0iSe6cCsgjqtwqjaE1Yu2ILfJqt5Z21TrnY57fImg9PtWzemHjg1psZi5iano37hmhVavJNqXa9iBobeWbL8Mx77mWdaotOcLVR6b9kte3bDSPq2Y1Qesm1mJP8XLL/G0rAQlIQAISkEBfBIbyzxW02oynB0ELEeM+EUHR5bmInPIY9ml2OMcU/V072r6Nxr6thtowR0ydlKVnZCe00dVcTaPSMUPQIC3n/YpUFSK+SEVcEyuPcfTKKZdC01wR9mPFppsWtGqnAh7q9JYM1wStMtqSQvAU45/2yhZxByeb2lRlhAgRfs+MiN9Kg3urFEmCmFW7LlXQekxEkA7ICYmk+XLxLqZWG18WrEVHrtnMUsTUtA57CVqlwPnYiKDQ/svTg25CRDmWb26rx7zn1tap3BMU8OcEygdmom/LxwP77ncj4j2zxgpaLeRsIwEJSEACEpDAdREYyj9X0Gozix4Erbk6G+UMym/7+T2pRlOB4bYZX1+rXjYM6SJ3jIi7pJMkSffYchT7GrGy9lRNMJn6mBM8XpXqDJGqODnXLbV8jnH0ynmZcvjqRbP3rqE1d9LdS7KF2CJo8Y6n+DOnXE7RVmu2eoygdaooj/KETd5p15FyOK3v348IapBNKcOt6ZtrQslSxNSegtZSTbbpOTchaB3L9yYELdJf+YIIoXnp+uWIQMD6hYj4xYj41RQhSf3CJ64IWrX6dHumHJ66/0PeMd4jAQlIQAISkEAfBHrxz5toKGg1YbpF8dRWcamt93qrQ0U01pRUIb75nkQPnsCR3/fO6rIcM7Y97+1hw5SnADK/T46IvY4gJzKCvj4kA0cBcp7x0grMpQge0tHKUy3XTrTcsyg8ER0Pz8Y8d6rddURo7VkUvmSEA0oE3X/P5romTrTui6X1zU+64zRKBKJnFR1vEbS4lXfCu0TE10bEOzYOkvpNt1lJOaydPLin050P9SaLwhMhycWXBaTEvVP6byK1EHin39fQLtnMWsTU1N8eEVpLNdmm59ykoHUo35z5McJ9694u04Gn5yNWIVJxSAFfViBA8wVE7Wr9UuDURdtP3X/jq8ZmEpCABCQgAQl0RqAH/7wZiYJWG6pDxaW23uutjnkmUR5fGRGfXnSN+PB5WYrJMePb694eNgy8EIU+IZsU6USflByTY+dKJAkCVi4wIkoRaVVLWVpLSStPtSRahPSXb58ZaFm/69Doli0CxnUIWkTVPSylTU1TP1RQKY+wp1g2ERh5ZFSr07tmL3PrOwl0UxQQUSDTSXd5n1sFrVywIAIRwRuBi364iCJBuCOShBMwEfP4bMBBv2tq03qS4qnE/teNiEckEXiaDyd+ftsa7OL3pIixH38zIn4tIljnqfh6y/oicn5TtpfXahTO9QnnuVMsyykdK2gx16WabLl93MQph7kguJVvzuo6BK23iYjvSuLm9OxHpn3Ke7XlahW0Pi6lC099fnNE3C8i/rjlIakNTBgf4usvpX+ULfjziDhF/1Pdvw1DtKkEJCABCUhAAp0R6ME/b0aioNWG6hhxqe0Jt2x17DNvn07Vm6IJpidMR7Sv1X45dNxb7+tlw3xoRHxPNvg1kah1nrXC3DjQHN2OQ1271gQt7ilFsrJweN4vQhopZ3mKDKfdIT5sucq0L+4lougHKp1ch6DFY8tUzrmaXkvzrKXf1E6gbBE8WnjW1heBk4g9oqi4ypPu8n4PFbRaxja1aTnlkLYfFBFTUXH+m0hQBLMXbHgYn0NE/rEnKLZOtMvPRcSzk+M9dfWFEfHQrN+5U0LnHl3bB+yjH003tKxvrU7h0jt1rs/fSYIhtsCVn2JZjv9YQYt5I6hPddTKmmzT8246QotxbOWbs7oOQat83/x4eq+yni1X7XTBORG4rLuICEq6IuJU61WO9yuSrSFonaL/Ef6mbGVnOwlIQAISkMClEujFP2/iP8IfHz0APVZcalqMotEez8zTl6bu+WOYyAacxR6uHtYXDm+Soj3eO4NybJpmLT2Q7okiIoIOp6J2tQhaNedzqd8yVRAR6lMi4vc3GEEZWTAXtUOX1yVolamCpOkR5UHqT+tVO+GwVguqRfBoeWZtfUkR/tZUmJ0+lkSSngSt20XEU7I0PMZOtCDRJK2i+Zsm8T0vlE3RdQSr/KIwOxFRU6TjVvGsjK4pBYLW9X33FA3JO4NraR/U+qRQPzYwiXNLYjT9HyNoEXWKeI2wwUV0Ef8/jzycGPcgaDGWLXxz+zi1oNUqfC+9A2rp53OCVu0z6cMi4ntbXjIRUYs8zr+AOEX/I/xN2YjPZhKQgAQkIIGLJdCLf960ACP88dED0D3EpaYFyRrt8UwElS9LAkr+/JZC4lvHe2j7HtZ3Gnsp2PDzQ1nBHkcSpzVPNVxzXnlmi6BFu/I0PCK/EHNqxexrqTJbhIea6ECRbFJYX1lZ/FLQWiqCX7OdllMOua/mtJGG9pkR8bIGo6ztkTmhpFXwWHtsub6k9r0iCYzcSxoc0VovmumoJ0GrPKWPIW8RghEJEK8QeKcL0f0eEfG8Yv41B3wpsim/nedgq3mEV2m/retbmzP9cpBEeZJsrc/PT+ngaxFT0/iPEbSIOr1/egfN1WSbntOLoLWFb77G5b7aEq3Zsva1FOe5GoK1rcvfW+xrUlbza07QwmaxKdZ/utbeDXm/pTBYvtdO0T9RX14SkIAEJCABCYxNoCf/fJWkgtYqoqsGe4hLbU/6q1Z7PZMj54mWmOryTE+Yq8+zdZzHtu9pw8zVHntGRJDuxKlVLVEn1LjCef7cAg5pjKT75ClaNX6tglZNjJlb15qT+EcR8RkR8R0r86qd6rVWELs1ZW3OfloFLe6vRSJSb4n6Uy9fMNA50ZG1o/B9GUHX4vS27IdyffN7WmykJ0GLsZfCKj/D8ca2ltKj+PwhKutxWToc9y69m6hrx/tsulpOG6w9pxbJt2V93zZFaVEonot5cpIsdcjyq9Zn/vuliKmp3aGCVmmLa+/8XgQtxt3KN59j63uztkdb175Me11KDc6f8xrpywbqWZWnjS7Vxqp9EdFSC5MvIEgz5904XbUI3r37J6XRSwISkIAEJCCBsQn05J+vklTQWkV01WAvcantaX/Ras9nkuLyhMJpbHEEt4z30La9bRjEAk4knGrbTPOCF+lOj01Fs4moKR2W20YEtbhI6ZkKbudtKMyMU1lGcZTstjhmpeO3lHJXq6vGvHCQGNeLK3N6txTVUvJYm8udk1DGM7mW0rJqtrNF0MIZJcLnvkVHT0sRDjUh8s2T4EWUWn4tReS1Or1re2FJ0MK+SA9dEuJ6E7RqUVbTmiMq/lglig/xGPYUac8d/LXorlpNOmz4QSnypYzKY82o6fVVxXNq4s6W9a2JybVImyVBay1iarKjPQStFuGlJ0Grle/EiL9liIjlXTZdWw4oaF37Mu2VZy194YGQ9dYpSo4i7LXrR9IBAX9Y+SXz+qystt7UhDRf9g616vLPUJ7HSabYd/7OnosMPnX/a+9Cfy8BCUhAAhKQQH8EevPPFwkpaLUZ0J7iUtsT9xW05mo5tTg5reM9tF2PG2ZO1MrnyMlwU/TJa6XaR+U371N7HG6+HadO0pqYxT1bBK1aKtVSyl1N3OSZjBGnh7pCfxoRCD44bzVhrhYhQATgHdKE3zAV+J5Sqvhx7dTAJZvZImjRz21Skfs8ImHqH0ELUQWHkfRPRDo4lNeamNLq9K7thTlBay7Kp+yvN0GL8c1FN/I75vUT2WmCRIVgL+V+oR21w75vBSBRUY8v6nZxCxGHz0ypikTX0e49CiGfdnOi5db1LdeBPUSUFgLHdC0JWmsRU1MfewhaLYeB9CRoMfclvn8rIqhzx8mgXG8XER9QpHdvOfG0de1rReundeIgg+ek9ww/e6viNNGpHacM8m6covt4N1HsvfxCYWq/tLeohflT6f1NVCw1IPkyIb/W6maeuv+196G/l4AEJCABCUigLwI9+uezhBS02oxndEGLWc45/GvHzrcROrxVrxuGVM2HRMQnHj61qzufGxFEM3EaVku6IvdsEbRo/5bFiWn8rFbUfJoKdU6oH8Q3+VsuHHZS+R5WiSAq90jZb4tDnd+zVdDiXlIjGdsha0Y0F7WcqPU1d7U6vWtM5wSttcMCpn57FLQYG44xc+Df1gunG/68j1r2CZF/X59O+9zyrKVUyK3rW4tuKQ9bmBO0tkQsHitotR4A0ZugtcQXwfJJEXHXmcVvFYen27esfcsXHrVhIbh+cTpNNy8DwKmeHxkRz18w5EP3FhzuExGIaEv76tT9b9mjtpWABCQgAQlI4GYJ9OqfV6koaLUZyzkIWswURxonII+c4edr6WNtlA5r1fOGIX3jXZOj/SEbp4eT8uh0cuJS+lit262CVq3Y8Npx8og/iEyk6cxFluVjQ/Ch8DVRCDXHaEnQIo0OG8Oha70OEbTom1phpH1S6+aODQ8j0o66L9+ZCrMv3bLF6V3qpyZotRwWMPXZq6DF+Ngz75Uc97s08KcJEYUUv35hY/up2VzaYq0bbO/BKS1xbj8esr61wxLywxbmBK0tAu8xglZLTbaJV2+CFuOa44vwyWEKNUGLOZO2S5p9S0Qsz9m69qSXY09zaYS5DTIexkJEHjZeKy6/9AXE1Ne0t3gPt3wZsXVfnbr/jdvb5hKQgAQkIAEJ3BCBnv3zWyBR0GqzknMRtObqZbTWcmmjta3VCBsGbkS4kb6Ek06qCCkukxCEw8KJbL+Z0j9IAeH/tzpTJbGtgtac49fiNN86CRA4hsxpSlfhm32iSBDGqPGC8POqhaXlVEGKgE8pilMKI04VKWRlzbE1KzlU0Mqd83dKETykGN4ppSNNa8UakRpGmmHr2LY6vXNzrAlaLQ7tCILWNEbSnNknnFZIRCBphpOQji1xIif8EUp/uzEqa44naWDY790rNsz68pynRsTvrxjdIetbE5NzcbLWZ2vE1DTcYwStY+tIbbHLtT29J1/eNfdLRc+n9zDvLNL3ENB/fqNNHTK2qT4WX3awpxGZprGQ5sz7k3fnsyq2h+jOCZTTtfVkVt5tpO2W7zbmTRoigt9/WXlnz60Xe/eU/a/Zib+XgAQkIAEJSOBmCYzgn/8lIQWtmzUWn37LaJ8RbNJ1k4AEJCABCUhAAhKQgAQkIAEJnBsBBa2dV3QooDvP/RK6c30vYZWdowQkIAEJSEACEpCABCQgAQn0TmAo/3yEaJihgPZunR2Oz/XtcFEckgQkIAEJSEACEpCABCQgAQlcHIGh/HMFrYuzz+4mPNSG6Y6eA5KABCQgAQlIQAISkIAEJCABCexDYCj/XEFrn0W3l8MJDLVhDp+md0pAAhKQgAQkIAEJSEACEpCABLomMJR/rqDVtS1dxOCG2jAXsSJOUgISkIAEJCABCUhAAhKQgAQukcBQ/rmC1iWaaF9zHmrD9IXO0UhAAhKQgAQkIAEJSEACEpCABHYjMJR/rqC127rb0YEEhtowB87R2yQgAQlIQAISkIAEJCABCUhAAr0TGMo/V9Dq3ZzOf3xDbZjzXw5nKAEJSEACEpCABCQgAQlIQAIXSmAo/1xB60KttKNpD7VhOuLmUCQgAQlIQAISkIAEJCABCUhAAnsSGMo/V9Dac+nt6xACQ22YQyboPRKQgAQkIAEJSEACEpCABCQggQEIDOWfK2gNYFFnPsShNsyZr4XTk4AEJCABCUhAAhKQgAQkIIHLJTCUf66gdbmG2svMh9owvUBzHBKQgAQkIAEJSEACEpCABCQggZ0JDOWfK2jtvPp2t5nAUBtm8+y8QQISkIAEJCABCUhAAhKQgAQkMAaBofxzBa0xjOqcRznUhjnnhXBuEpCABCQgAQlIQAISkIAEJHDRBIbyzxW0LtpWu5j8UBumC2IOQgISkIAEJCABCUhAAhKQgAQksD+BofxzBa39DcAetxEYasNsm5qtJSABCUhAAhKQgAQkIAEJSEACwxAYyj9X0BrGrs52oENtmLNdBScmAQlIQAISkIAEJCABCUhAApdOYCj/XEHr0s315uc/1Ia5eVyOQAISkIAEJCABCUhAAhKQgAQkcBICQ/nnClonsQE73UBgqA2zYV42lYAEJCABCUhAAhKQgAQkIAEJjERgKP9cQWsk0zrPsQ61Yc5zCZyVBCQgAQlIQAISkIAEJCABCUgghvLPFbS02JsmMNSGuWlYPl8CEpCABCQgAQlIQAISkIAEJHAiAkP55wpaJ7ICu20mMNSGaZ6VDSUgAQlIQAISkIAEJCABCUhAAmMRGMo/V9Aay7jOcbRDbZhzXADnJAEJSEACEpCABCQgAQlIQAISiDDlcG8rUPDYm2hf/bm+fa2Ho5GABCQgAQlIQAISkIAEJCCByyQwlH9uhNZlGmlPsx5qw/QEzrFIQAISkIAEJCABCUhAAhKQgAR2JDCUf66gtePK29VBBIbaMAfN0JskIAEJSEACEpCABCQgAQlIQAL9ExjKP1fQ6t+gzn2EQ22Yc18M5ycBCUhAAhKQgAQkIAEJSEACF0tgKP9cQeti7bSbiQ+1Ybqh5kAkIAEJSEACEpCABCQgAQlIQAL7EhjKP1fQ2nfx7W07gaE2zPbpeYcEJCABCUhAAhKQgAQkIAEJSGAIAkP55wpaQ9jUWQ9yqA1z1ivh5CQgAQlIQAISkIAEJCABCUjgkgkM5Z8raF2yqfYx96E2TB/IHIUEJCABCUhAAhKQgAQkIAEJSGB3AkP55wpau6+/HW4kMNSG2Tg3m0tAAhKQgAQkIAEJSEACEpCABEYhMJR/rqA1ilmd7ziH2jDnuwzOTAISkIAEJCABCUhAAhKQgAQunMBQ/rmC1oVbawfTH2rDdMDLIUhAAhKQgAQkIAEJSEACEpCABE5BYCj/XEHrFCZgn1sIDLVhtkzMthKQgAQkIAEJSEACEpCABCQggYEIDOWfK2gNZFlnOtShNsyZroHTkoAEJCABCUhAAhKQgAQkIAEJDOWfK2hpsDdNYKgNc9OwfL4EJCABCUhAAhKQgAQkIAEJSOBEBIbyzxW0TmQFdttMYKgN0zwrG0pAAhKQgAQkIAEJSEACEpCABMYiMJR/rqA1lnGd42iH2jDnuADOSQISkIAEJCABCUhAAhKQgAQkEBFD+ecKWtrsTRMYasPcNCyfLwEJSEACEpCABCQgAQlIQAISOBGBofxzBa0TWYHdNhMYasM0z8qGEpCABCQgAQlIQAISkIAEJCCBsQgM5Z8raI1lXOc42qE2zDkugHOSgAQkIAEJSEACEpCABCQgAQmYcri/DSh47M+0px5d355Ww7FIQAISkIAEJCABCUhAAhKQwKUSGMo/N0LrUs20n3kPtWH6weZIJCABCUhAAhKQgAQkIAEJSEACuxIYyj9X0Np17e3sAAJDbZgD5uctEpCABCQgAQlIQAISkIAEJCCBEQgM5Z8raI1gUuc9xqE2zHkvhbOTgAQkIAEJSEACEpCABCQggQsmMJR/rqB1wZbaydSH2jCdMHMYEpCABCQgAQlIQAISkIAEJCCBvQkM5Z8raO29/Pa3lcBQG2br5GwvAQlIQAISkIAEJCABCUhAAhIYhMBQ/rmC1iBWdcbDHGrDnPE6ODUJSEACEpCABCQgAQlIQAISuGwCQ/nnClqXbaw9zH6oDdMDMMcgAQlIQAISkIAEJCABCUhAAhI4AYGh/HMFrRNYgF1uIjDUhtk0MxtLQAISkIAEJCABCUhAAhKQgATGITCUf66gNY5hnetIh9ow57oIzksCEpCABCQgAQlIQAISkIAELp7AUP65gtbF2+uNAxhqw9w4LQcgAQlIQAISkIAEJCABCUhAAhI4DYGh/HMFrdMYgb22Exhqw7RPy5YSkIAEJCABCUhAAhKQgAQkIIGhCAzlnytoDWVbZznYoTbMWa6Ak5KABCQgAQlIQAISkIAEJCABCUQM5Z8raGmyN01gqA1z07B8vgQkIAEJSEACEpCABCQgAQlI4EQEhvLPFbROZAV220xgqA3TPCsbSkACEpCABCQgAQlIQAISkIAExiIwlH+uoDWWcZ3jaIfaMOe4AM5JAhKQgAQkIAEJSEACEpCABCQQphzubgQKHrsj7apD17er5XAwEpCABCQgAQlIQAISkIAEJHChBIbyz43QulAr7WjaQ22Yjrg5FAlIQAISkIAEJCABCUhAAhKQwJ4EhvLPFbT2XHr7OoTAUBvmkAl6jwQkIAEJSEACEpCABCQgAQlIYAACQ/nnCloDWNSZD3GoDXPma+H0JCABCUhAAhKQgAQkIAEJSOByCQzlnytoXa6h9jLzoTZML9AchwQkIAEJSEACEpCABCQgAQlIYGcCQ/nnClo7r77dbSYw1IbZPDtvkIAEJCABCUhAAhKQgAQkIAEJjEFgKP9cQWsMozrnUQ61Yc55IZybBCQgAQlIQAISkIAEJCABCVw0gaH8cwWti7bVLiY/1IbpgpiDkIAEJCABCUhAAhKQgAQkIAEJ7E9gKP9cQWt/A7DHbQSG2jDbpmZrCUhAAhKQgAQkIAEJSEACEpDAMASG8s8VtIaxq7Md6FAb5mxXwYlJQAISkIAEJCABCUhAAhKQwKUTGMo/V9C6dHO9+fkPtWFuHpcjkIAEJCABCUhAAhKQgAQkIAEJnITAUP65gtZJbMBONxAYasNsmJdNJSABCUhAAhKQgAQkIAEJSEACIxEYyj9X0BrJtM5zrENtmPNcAmclAQlIQAISkIAEJCABCUhAAhKIofxzBS0t9qYJDLVhbhqWz5eABCQgAQlIQAISkIAEJCABCZyIwFD+uYLWiazAbpsJDLVhmmdlQwlIQAISkIAEJCABCUhAAhKQwFgEhvLPFbTGMq5zHO1QG+YcF8A5SUACEpCABCQgAQlIQAISkIAEIkw53NsKFDz2JtpXf65vX+vhaCQgAQlIQAISkIAEJCABCUjgMgkM5Z8boXWZRtrTrIfaMD2BcywSkIAEJCABCUhAAhKQgAQkIIEdCQzlnyto7bjydnUQgaE2zEEz9CYJSEACEpCABCQgAQlIQAISkED/BIbyzxW0+jeocx/hUBvm3BfD+UlAAhKQgAQkIAEJSEACEpDAxRIYyj9X0LpYO+1m4kNtmG6oORAJSEACEpCABCQgAQlIQAISkMC+BIbyzxW09l18e9tOYKgNs3163iEBCUhAAhKQgAQkIAEJSEACEhiCwFD+uYLWEDZ11oMcasOc9Uo4OQlIQAISkIAEJCABCUhAAhK4ZAJD+ecKWpdsqn3MfagN0wcyRyEBCUhAAhKQgAQkIAEJSEACEtidwFD+uYLW7utvhxsJDLVhNs7N5hKQgAQkIAEJSEACEpCABCQggVEIDOWfK2iNYlbnO86hNsz5LoMzk4AEJCABCUhAAhKQgAQkIIELJzCUf66g1Wat/29EPKit6eZWHxMRT6rcVT7zGyPiX0fEKzY/4S9uYK0/OiIeExGvl/XxfyLiyyPiayLizw7s+5jbetow/ywifuqIyfzPiPiNiPjt1A998d+vOqJPb5WABCQgAQlIQAISkIAEJCABCVwHgZ7889X5KmitIrpqMLqgtSRmPSCJXDchZsG2pw1zrKBVs6bnJDH0WQpbbZvNVhKQgAQkIAEJSEACEpCABCRwIwR68s9XAShorSIaXtBije8ZEY+KiFtl0yUy66bFrEsQtCbkD40I/r28zeRsJQEJSEACEpCABCQgAQlIQAISuFYCClo74+4B6KgRWohZHxIRD4+It+hQzLokQYu5fkFEfPUNpXbuvC3tTgISkIAEJCABCUhAAhKQgATOjEAP+kszUiO02lDtXc+q5anHPpO1vVtEPLoiZlGL6wmdCCs9bZjVB6SEAAAgAElEQVRayuG7RcRPtyxYRPy1iPjbEfF2EfHZEfEBxX1ExX14RDyjsT+bSUACEpCABCQgAQlIQAISkIAErotAT/756pwVtFYRXTU4Vlxqe8qrtzrmmazre0bE4zoXs5hxTxvmWEErX8HXiYjPSWmG+c+/KyL+VUS85BCj8B4JSEACEpCABCQgAQlIQAISkMCJCPTkn69OUUFrFdGQgtY/TxFYZZphT5FZE/meNsyeghbz+5sR8ZUR8emZmRGl9X4bor7aLNRWEpCABCQgAQlIQAISkIAEJCCB4wj05J+vzkRBaxXRcILWSGIWcHvaMHsLWszvn0bE90XEm2SmRuTW17SZnq0kIAEJSEACEpCABCQgAQlIQALXQqAn/3x1wgpaq4iGErTePSK+KSL+UTYtIoKIEHpyRLyqbbrX2qqnDXMKQesNIuKbU+2sCew3RgTRcq+4VtI+TAISkIAEJCABCUhAAhKQgAQkME+gJ/98dZ0UtFYRDSNovUsqAE9B8unqXcxinD1tmFMIWn8jRWNRN2u6/n1EfEZEsD5z19+JiHeNCCLu3iEVmr9V1vjnIuL5EfEjEfGsiPj9NlP+y1bs/f8nIj44It43RZK9XhrTz6fC9d8fEf+tskblo0puHxMRT0qNqCWG0HqviMBGJ7GV8f9YRHxHRPyXI8XW10j9fmBEvFdEvGNETKx4zi9FBHN5zkYRsaxjl89rDndtvVsOFvi7idldU8f/KSLuGRG/vnFd925e2xM849DU2beJCOrI/eNioNjxv4yIP2yYALZ7m4h4j4i4S0TcMSLuFBHY7zS250XEr0bED6Z1f1lDv1vXgHG8bUTcN41jsu2W9Z5slvWm3iHv7SlF/BibbZjmUU3mTvz94Yj42Ij4g429f1IS/MvbvjgivryxLw7j4F32L9I7k3W4c3bv/4yIX4sIuDLOXz7yQJRbp/cMa8e6Tc9ir9I377WnHvBOnoZ8yv5fO+0V9g7vY/Zh/gUYc/ivEfHs9NnCf/f2RRjviSdm67tmK6T+f1xEfFj2OVd+qVT22Wh6McLf0K1zsZ0EJCABCUhgItCTf766KiN8GPcA9JgC7auLMNNgyzP/SUQ8KiLeKetrBDGL4fawvhO26xK0lpz3t4yIfxMRH5856Gs2xFp/Q0R8dUS8eK1xRLxRRHxpUdtr7jb6xRb/aKHfOUHrrSLiqyqnPZZdPS09AxFiy8X7C2fyyxqeQb84Zw+KiO+JiFc2PEhBK2JO0AIfdkrqbLmHl9DOCRgtgtYkIH1+RHx0w/pNTbDdB6fo1Zcv3LdF0GIsCI68d3Ohme6XBK3JZh8YER/SMAdEOfYqacs9CAtzgtb/joh7RARieOuF0PD1EfEJlRvWRApuQSznJFnsARG79XpuRDwgfRGwhSnvTU6v/bTKmpfPxuawDd5/S19c5Pedsn9Yw/kzCwFrjRnv5i9JQt2Wfb7W7zG/3yJoIXw/MiI+oniggtYxK+C9EpCABCRw7gR68s9XWStorSK6arBFXGrrcb1V6zPvkL7hLsUs/uh+ykZnc31U+7foacNcl6BVSzlkL+LgPrw4mXIL8Z+OCASDpageokBwtN5/Q8dENxFh9nsz99QELSKMSLXM7XLpkURRUFvsPzTaLM7sp0bEQzYIf9PziZBDjFkT/xS0lgWt746IT46Ilzba0pKAsSZoEYXDO+2hB6z3NDwiw3Do5+x4i6B1+4jAjmr2PSdoYbP3iwjErCmarBHdlajFARM3naY8J2gxj621Aeei9ehrTdBC/EHAJyrskAuRiQgwBNk/W+mAdzORso/ZKAbR7dNTNC7vt7nr1P1jqwiHROIeciHOEVFMNG0PolaroPWaySbZN+WloHWIJXiPBCQgAQlcCoGe/PNV5gpaq4iuGrSKS229tbVqeSbpAo+vRGaNImZBoqcNcwpB6w2T43u3bNm/ItnUn2c/qxXz59dTGguRGrTnj3TSXHCk81Msp66W6nMhKODAfUphgnwL/50R8b8i4rYR8ZGViCccos+bcahLbl+YolRy0ew/plQcHEnGfffK+HH6iEwj3WXpQtxAkHpYpREpPz8bEb+VWJGKRipSGUWzJtLV9r0ph68OnKgc0jx/se2VFksCxpKgxecUEVkICqUQxHojnpJ+y0VKFQcxkK5brjm/JzIHBzffe9PwWwUt9iB7AXGNC5t+ZkQQ+UO/3xsRv1EwWbJZ9jj3Y7OMn7Gzp8q58kwE79rYG5fg6GZLgtZWgXMuWo9BLglatdNjp3UgypPUwil1lTUlLfWdKzPHfj8qIn5yhcrcuxmhh3XjmawJn8ek8pXvZUR6vhCYE9BP2T8RSnwmkFqeX4wde/2FLILszVMaYp6uOd3TSwo042kVtEilRISbyjCwz34g2QZ7jUjdP00TLPskVXnNLrj13x69o+xAAhKQgAQk0B+BnvzzVToKWquIrhq0iEttPbW3WntmTczq7ZvUltn2tGFOIWghpuDQ5M5pKYxQM+WxEfFBGTAcCBxY6mPVIgiI9kAUQhzLa6Aspf6Uf7RjL0SsfHuRzoTzjbCE+JXXJSKCDAeuvJbS0ubSe6g1hUhBSk4uPCB8EXVRCgLTM+fEDUQ5Ug+pl1WmEb1+iubCSc7XYUmkq+17Ba2/iEpC9MRx50I8x2FuuXDqEaVq15KgVTqm3P+MiPiimfXm94ge2BERfKV9YXcvqAyiVdC6XYp+naKzeFcjri5F+iCccGBHbn/sDebw48W92Djvd5xlUuqmC8H3w5MI0cL7FG3Kz6V/FxGfmx7EnmV8v9LwYDgQKToXYbUkaNXqHTEOxD7ef7ULsQbWRHXm19el9+xcCnItEm9KYf2WiChrs1H7EB68V/O1JlWRZ5Wfd6fsvxRemTfiK2nX2GKtrhy2h/BMmzIl9pAU4wZT2NykRdBiHhy8QhQfF5+n7Hvqg9Wulj43D9QbJCABCUhAAoMS6Mk/X0WooLWK6KrBmrjU1su2VkvPxMHjj2mEhPx6XKrx0VqzY9uITtO6pw2zt6CFc4Ozn9fv4A9q/psixdP1oenb4um/aYMD3OIYvn0qkJsX2a6JDIwFm8mdlKWIj1px81pkGWOeE7TW0m14/1AQG7vNoxpIBUKcqkWi1MSNR6c6Okt2z7OIkqPt9Cza44AjjtQuUw5vubZEJWEbOItcLQcc0K4UMEiHfussemJO0CodU/pCAEII+Z2VV9K05kRp5OICqVc/Wrm3VdDKI4tq+7ns+k0i4tsi4r2zXxAhSBrX0hxq0TVrAsxp3tJ/1Wu5Jyi2zfuGqDKuVoGTYvpEdCHoIEIREQPX6ZoTtGrvMWySOk9rqYN8CUA7Ikin6ydSxM/vVsAhCNGeOU8XouInJhucS7+rReMh1JdC6qn7L4VX5oCgRyr4Wurg304CXC44tu71U9tgi/hU7rmlzxTG29Lnqedl/xKQgAQkIIFeCPTkn68yUdBaRXTVYCnNoq2HV2+1Vi+m9swplezNVuphzH0TfMg4r+OenjbMnoIWNV6IDinT+/jGmEiBKSKAFCOiOyaBAOZbvgnHKeKP9dxJQwziX86WNCwKS/OHPhcnceGMzkU00IbfPyEzgrmUohq3tW/Ep255B+FM4CxNV83543c1caMldTB/FjWfiE6Yrm9Np9TVioUraN1S0EJoYG3hztUi6NCOgys4+Q37w+Yo5I2dT+lAc+/EN0gOOMLjdHFaGWl9LVctEojoQwSm8moRtEpBhSjGL8hSl2pjKgXr1r1BX5wQSgTltG9bebewOaRNuSc4VZS00+n9tbSf8ufRnogqLt4rpHch1k3XnKCV2xFt594Vc3PLhTTakMpNivWUsprfVxOEEHg4wXVNEKpF3fLu4UuF6Tp1/0T8TvuUZxIpjGj4ksaFf59C7Oczg9Nq12oPNnZ/cLMW8Snfcy2p0S19Hjxgb5SABCQgAQkMRqAn/3wVnYLWKqKrBr0IWo9IKVpLBb1b6xC1zfz0rXraMMcIWuwlUtv+YUoFxHEoa6nUHFmiBlhPIq2o94RTTWpWS3TWtDrlH+O1OlqMhQgRIpyoJ4Nz87UrjlnZ75zoUOO2RZSrOX+19L7yW/e1CKua9ZZ9LDk7Clp1QQsx6MlZVE5LKmYuYCBeIl4QKbImaCFI4ZySBkVtH6Jw2Fu1iJq5t1W5jnNiSYugRXQXAgzjwv7m0nCnsdQiHZfqeJVzqBXSJ3qTqLObuEqWFMCH2ySctNRaKkVKorr+b4o0neY0t0a8XxHQEKb+QUQ8J9Xbaq0rVq4xz5sr4l++/6i/xBcUv98IvqwRxomxvBf/JN1/6v45+ZEIWPYNp+ciNramBzPEMhq2ZW0b0RzVbE184nOYkw35QoarRWRd6/OoAXuzBCQgAQlIYDACPfnnq+gUtFYRXTXoQdAizeY10mlL06gRr4igIeIgF09I9eLb4Be1Te9GW/W0YZZqQR0LCef3VMX6WwStrePn3UAkGdFf0zWXclJyOySKJBc8eF4t8oXn/FCWPvbDKfXsDzZMrhbRNpcmpaBVF7Qoqs6/z0rclw4ioEkZ1QRvUr3ygs0tUasblvnVmu4laJWOMqcmIj4vRbzwXs7Fv6Uad3PzQ0QhMohoIlKViWb6z4fCOPK+mqCFuEgK6VRTbE3gzKNFp7pbd2wUtI4c/pX4RoTVXbOOaoLWsZGzdI/oxpdQfA5zeAGHJ/xUis49df/HcuL+UQWtUnRm7+SRajU2Clp7WIx9SEACEpDAuRDoyT9fZaqgtYroqkEPglY50ikS66dnTnxbK3jdNvPTt+ppw5xK0Jorvr4X3VMIWjiYCFhTBA1jnYu6KrkdUmuF1Kr8dENEWRyRXCwoi4qXEQ+tPMtUyrm0MQWtuqCFyJnb3FraVy5gTGInkVajCVqcFIdtT9FZLY4y0ZDUaJtqePWSttW6V8p2NUGLgxjYQ+xPrqU6X2Xa8BQ9c4/OBC1EWNY6j4bmNMKWk+9a2J66/5YxrLUZUdAq61a2iM5wUNBaswZ/LwEJSEACl0SgJ/98lbuC1iqiqqC1FpHQ1utyqyURrSxMS70mxpQX/D5lRNAe85v66GnD7C1osQakJ3Fi1Av3hBYRpO3cIRU6p8h8ftLhofZJMWOKAb9LiszKxSyEUyIvavMoudVqeK1Nf815qkVWtR6tXj4bbsxluuYEOAWteUGrXC/EHlKyymtOwKAW4KkELZ7JyYbUW+KUQGoJ5RGsW1MOfzsiqBWFkDftCcRUDlWo1V7LGZSOMmmW94uIP17bEJ3+viZo8W7I5/kzqdYSn1PlVUbrTXWlTiko8F7D3u6S0lc5eTY/JKAWoVXa91KtrUOW6tT9HzIm7iFyjFROTjGlVh2spqvnlEPqVZJWed+sntuW8guntL9D18L7JCABCUhAAjdFoCf/fJWBgtYqoqsGPZxyOI107pSld0jiSe64bTktr43E/q162jDHClqklZB+8wsRgVP33A0FeGtkcS5wAKkbQ50phBjWGae6rM+V379F0KrV+CnHQgQOJ7KRMlO7Sm5zRbeXrOfvpVQgHCmuKRVpqiXWMs5DrXMu3U1Ba17QKms7zUW5zQkYpUN/SMohNkEKGcW1b5tOTWR/UDsIQWvuahW0avcjUpNuyeEOr2gwuDIa8NCowoZHXUuTOUGLGmdEw0ynrc4JnLVoPdIojxUUphqGvEf4h30xJmoTEiW3dNUErbeKiO+MCCJVuXj3Ubvsv+9E+dT9Lw2T0gV8IcJnCF+G8blCeiSfK9Tbmrt6FbRq40VkJSWa6MGW61j7a3mGbSQgAQlIQAKjEOjJP19lpqC1iuiqQS+C1tKR4axleYIbY6f4N6kgN30y0RzpnjbMMUXh2yxpvRXCFaducaobKS6HXHsKWhRApuYRJyTOnexVcluroVOb01ptGwWtQyzh+HvKtc3FoDwFlJpYOIVlsfa87lnuEB8iaPGOwwnHvigUv+R8L838GEHroSm9rrVuW2v9ruNX6np6mBO0ytMkvyJ9bubF2su6fPl76hBBgcgr6nbdOx14sSTyL9GpCVql3R8iuC4989T9l8/m/cmXBbAi6mpJ8J0b9yiC1s9FxAMjgrqjr2rcFofYX2PXNpOABCQgAQkMR6An/3wVnoLWKqJuBC3ErPtEBIWw54SFsmjxNDuOlSeigLo1vV09bZibFLSIePnU9If4Fmfj15OIwGlW07WnoEWfRKWQbkUUTs2GFLT+in1NeJs7RS3fiy0n7N3E3l0StIjqIKX29mlgFGP+0WyQSwLGVkGLSBJquH16kS62xoToQiJSiNqarlZBiwLuROkQwVKmXvEu/tm1h1e+DJl7dkNXXTSZE7QY3JrA+YapLtXd0kxy4XuLoIBdIWaS2kxKaevFe+znU8RrLn6ds6CF7ZMuixCb74E1ZtR9JOL4rSOCk2G5ehW0SD3n76O7F5HLzJl/a2nBzG2L/a2x8/cSkIAEJCCB0Qn05J+vslTQWkV01aCHCK1WkYKUD06cyusf8Yc8ET8UJ+7t6mnD3JSghbOO4EiR6aULBwMBi5RGUmCo64Ljca+ioHKrrfAsalORVkPtLC5SxHDgP7DiACG4UQOoXLM9BK3yNLjSeaoJRYdEgm2xf1MO51MO4VhG5SB6IjJMUTk4wt+WomdoT02e700LsEXQQjDjkAsEs6WLyIznp1RfUo1IuX7pBlFpTlT8bynV95HZSX6t9Xn2Oshgi92esu2SoJULnHzmUNPxmdlgEAWJGMZuyoMEWgUF/mah34evpF3zXuQdwrvyeUmc+c307JZTDkuxdu+Uw1P3D3Yi2IiuRdTJa4aV9oEtk/Y5ncTI/1I3jlpaeZ27XgWtSSTmS6H7R8SXZBM8tNbd6MLzKd8B9i0BCUhAAudPoCf/fJW2gtYqoqsGIwlarOlHR8Rjij9icSBIN8DJ6+nqacPchKCF00EEHWJAfiFWPTGdqkU9KU77m0ufOMUphzhAD0hjm8Y159CU3LiPlKMtV1lTpiws/deT6EeEznQd8pwtY1LQWha0YPmvk7jA/yd6FFF2SsdbEjBaBS2cVCIDP6VYuOck4Z4oqRdExMsWIldb0/7WouRIAX5CJqTwTmW+7M+561KKwjN/6jIhePPlyfS5SbFu3vEI5wgNrAVXeRJiq6A194XN01INL8SrFy3UN1tLbZ7W8dRF20/dP/MgMovPkCnCip8h9PGFF7z+c0SQUv6nM8a7dlDHlnfpnm2XbIX3BTXu8s8JDm9AAM3TX8vxtNrfnvOwLwlIQAISkECvBHryz1cZKWitIvrLP8w5qW66tkTAtD3hlq2OEdFqf9TxhNZvKw8d8yH39bRhbkLQKospw5BIkC9KqX4tTE8haPHc8gh0fjadSpaPq+Q2VyB8aS7vU0QQksrGs4iwma4vTNEG17UPFbTWBS1OEnxqcpqJynm/iKAg85qA0Spo5aIY684zHhwRj4iIV7Zsjh0itIiK5GJOn5Mc5unRRI7hMM8ViH/3iHh2Ns4fSxGVW2oawoovKEidQrAhCo0C7K3zb8TU1GwpQosO5gTOpWg97msRFEqb4j7WhigkGM+l4ucTaxW0iJp9chZdSB8Imj/ZROkvGhFV+u9SoXy+SKKgPBFP1Jk7df/loQ2Mh31JxCDRWC3XiIIW8yKik5Nrqa/GRQQa9sX8564W+2thZhsJSEACEpDAORDoyT9f5amgtYroqsEx4lLbE27Z6thnln/UTU/47PTteMsf/4eOfct9PW2YmxC0ypQkCtkS9fE7jRDZw0Q+5GkWewqu5SlttWLPJTecdu6jBlHLVdZamvbcFN0x9fFBEfH9WYdl2lLrs3C6PyIiXpjSNklVwyEuv8FX0FoXtMpTDBF8EDTLUyvLU+9aBC0EDCIXETKnixTGz0wRWS3r/bpJ/EIcna7WGlq1iMQ3Tc7yVLMOgY39mttlPi5OKP32iED442JPkM47d2JobU6l2IuzzqmjPPu6rzVBKz/FMJ9rPocy+pI5tAgKpU1x31wa9ByXMhKUdrUaWrWI0Mm2W5kvndx66v7LlMZDyg6UYmzvKYfTutQOyEEA5rOWSOfa1WJ/retuOwlIQAISkMDoBHryz1dZKmitIrpqcKy41PaUV2+1xzNxInF+8voZrbVfDhnzIff0tGGuW9CqOexbo5tKQYE1KAWt107FffnGmjSU30rF51siPFqiv0putfo5S7ZRRm/M3X+7lC4zffN+iENbChL0MeeoKmitC1qlGDlF1iFsTDX7aicgtghaZY2upbWas6+azRwjaNXElx9IKZGkb5VXLVKG4vbs85YvFWpRSVuFlUPey3P3rAlaZeF3xkp6YS5M1kTxFkGhFGkOEQc5HfN7isnNHdrwSSmFcmpO/S9+NieKlMzK6MIy6vSU/ZciaE1EXLIL9jXCP7Udp2sUQYvxclrwYyOCL0Gma6nmYov97bmP7EsCEpCABCTQM4Ge/PNVTgpaq4iuGuwhLrU96a9a7fFM6jNRpJlaQ/lFNAHfVv7e1kGdoH1PG+a6BS2Epoclx2FCS1ooDu+fNLCufRPNbaWgVYoHpL98VET8SsMzygiylggtul37Rnx6NHP4rIj42mwsc47j60QEUVvwma4tteFqKWMIvPdIqVwlDgWtdUELZuybH0rCOfWk7pki4KbIqprNtAhaZU0mnrWlbtrc++9YQauWirsUKVQKFwgD1DlsqWdYckLEwV45re8mrjVBqxQ4+UKFPUvK5HukAZenYfLjFkEhT2/lHoRv+iLCsuWqidncNydo1dLBicajqPyaGFk7xKIUMk/ZfxnNurWoPeIhkYXULJuukQQtxlx+obcU/dxify02ZhsJSEACEpDAORDoyT9f5amgtYroqsEe4lLbk/6q1V7PfOP0LfP7FwPgm1fqNLVE6Wwd+5b2PW2Y6xa04FTWhWp1djmOHVGKelu3KoBTmPl+EfHH6ee1KJGWemo126FeDYJZftW48fsvTfWG5uoLzZ1YtvRN+jtEBJEOnIo4XU9PKViIU3MXzyJN7HHFvUv7QEGrTdAqI+wQJ4nQetckOpSn3bFGLYJWLS2LtSZ9kMLfSxfiJ3vggZUT3hD5+Ve+e9aKwufPQ0jBDqfoV+rzYLeksZZXyYfft3ypQN//NiLuk3W4Zzrxlvf01HZN0KJdHpmEwIm4PX2pMpeO3CIolOmbPIvx8KXAn61MBjGLqDhSjctrrjZWLTquJcKZdzMnz/KOneyjJgadsv93ThGSeXR2qxiH0Iad8V7PLw4q+chUw+0Q29nrnhZb4Vmvnz4fSX+frrmSC6197jUH+5GABCQgAQn0TKAn/3yVk4LWKqKrBnuJS21P+4tWez6zPJ2L/vl2G3GCE4/Wvm3eMu6tbXvaMDchaJVpKfAjVQuhi+PTSz44S2+djifP/1DPuf9Iinj4w+yHtfRT1h5Hs+aEI2ZxWhRO0HQRUYJDWBYVnhO0uI+aR9T3Kp+ByIajTrRM7nSt1UiqRVnxHBxGBFoc5lKk5VlE0CBu5OLfWnRXz4JWKQjB4BRHzZdrW3tGLXV2spk5AaNF0KKPMrqJny3ZLVFZ75IKtX/AzMtoThTaImjVnGX2Enumdppabf+xz7HZXypOMOVzGfEGMQsxcLoQUzhB8Bcq87oue2gRtGq1rqYhk3qImFgyahEUasI8n2Mc2PLoVDS/RMM6fVhEfH4SUWsmsSSgv2U6KTAXd1gH3iWkLpZiPc9DSL1/8V6bE1JO1X9NRJ3GPXegAGl6H59Oti2/JJm4zUWz8fuaDS6x3fq3wtS+xVamtqXwPBdltqXPQ8ftfRKQgAQkIIFRCPTkn68yU9BaRXTVYE9xqe2J+z4TJ490B77Jzq/WaKDWMR/SrqcNcxOCVs0xnjiSSvOciJiEKQoa46zjOOTXD6eooyk9pHaS2tzJlxzjTtQLfXD6Fu04qY6UqNKpmTv+vORGLSFSbiahCqeTCBbquHBEPBEARAyW/a8JTNOc5+bC73HaqNk0pXPNPYt2OJnft2C05b5/YjrqfsnOXysi7lZEN3AS3m+vbA54Ef0wreFaes91CRgtghZTK2v2TNOdEzBaBa25NDFsirQ79gj/H1Ht7dLJZnn0Hr8j1egd00mMjKuMYJzGukXQ4h6KZpOWhXjAtZTKO/cO5j6Ea/Ys+5w9g2jAlxD5tfYFxHXZQ4ugNSdwLtXWaxUUSoFiYsR+5v3BvkEsgyNRSkQK5oI5pyK+IO3R6V5EHIT0uav2hVD5rmHOd0rRaeV7bS0a9hT9z6WjM24Y/GwWaYXd3yXxyhk8N4mEU6oov1s66bFHQauW+vnQ9CVLHtXXan8rr3F/LQEJSEACEjgLAj3556tAFbRWEV01GF3QYg63SWkERArkF/WKqJO05Rj5NmptrXraMDchaEEJR+BbKikeawQRo4iYIVIAJ31KK51LDcEGSFGspd2sPesRKZrk5ZWGJTeK8eJcEq0y901/2Q3RKveNCFKUWi5ELSJiyvpwLffi/FKsGttfik4s931L33u1GU3QqkXlIGAgjiJmlleroMV9CEfftBBhM8ccx51IGmrFPTk7abAm+NLHVkGrVtNtKSUQUYuoWBzqXGRZsxk4UqD7CQupdT0JWsynJnAimhPx+QeVCbcKCjCEBXtzC0Me+bQUOYXwiRA5XXMpqPkw+SKBKDDu3XLxLvyCiOBdvXSdon/ekdQvI2Js60VqNtGD9072Ot2/JP71KGgx7jJNnTp0pOv/ZAal1f62crS9BCQgAQlIYEQCPfnnq/wUtFYRXTU4B0GLeSA8UNA2j2Dg5/zBTS2htTokbbS2teppw9yUoAWx20bEgyNiLo0wp4qDi3PLmpHKVysuP5fqMZd+N7dqiD+kPuHgzNVbK7nh1BMRiPNHPSWiY+YuHD3mjWBRE8uWrIn0S05tRNQjwqDlmkuBrN2roNVWQwt2NRtcEjC2CFr0T/QL0XIDcM4AACAASURBVF5zaYT5+mFT1EvCDhHqy+Lyc0LbVkGLZ5bFs+mbtMDphMfSrvjMvXNKu2uZCyIMKbu19OO8794ELT5jEBGpozZd7CcElpqIvEVQQNRClIdLGa1a28dEGvEOgyXvsLK4/JKd5v29UXqvfXqDmIaYSiokXza01qk8Rf9EKCGilunWc+9K0tVh9eyUBlsWl18SbHsVtGqHQ5Sp7Vvsr+VzxjYSkIAEJCCBkQn05J+vclTQWkV01eBcBK3aiXLMj28sEUCe1YZj11Y9bZibFLSAOtXHom4OY0EImiKccGiJ2sHhYJ1I68uv8jj6tVpUnNT23hFx94gglZH0nOkijev5qeg1KY8vW1nxmqBFFAX1ZRDQPjAiGB/1wpjPlB5EYWzmk9f6OsS4cFhI1eP0N+ZBmuEk2uJYkgqGwIBDS+pfa804Ba12QYt1K53f8lS3fG23Clrcyzq/U4pEJC0PkWuK0sFmqUX1gylNN7dZ3nvYIwLwdNXSjg4RtGrOcssJn0t7nbmQJkkqMJGOLV809CZolQLn2umMhwgKpGvfNb3DEM8RCrkQNBGxiAxErOLdmTPk3UdE7FSfbE2ELN9J1Jrincb7k2dOotqUyocN8l5be2/OvetO0f9cn7yL+VzB3hgzc3hVNrDbpZp17DuupbTaXgUtxl0TnokW5DOI6xD7O+SzynskIAEJSEACIxDoyT9f5aWgtYrIBicmMNSGOTGLUbtfErRGnZPjloAEJCCB7QTyulWnKAq/fUTeIQEJSEACEpDAFgJD+ecKWluW1ranIDDUhjkFgDPoU0HrDBbRKUhAAhLYgUAe6aigtQNQu5CABCQgAQlcM4Gh/HMFrWu2Dh93CwJDbRjXr0pAQUvDkIAEJCABCJDe990R8cYRwamUpNB6SUACEpCABCQwDoGh/HMFrXEM61xHOtSGOddFOHJeClpHAvR2CUhAAmdAgJpyHDLDAQ6cJsohJ9RP85KABCQgAQlIYBwCQ/nnClrjGNa5jnSoDXOui3DkvBS0jgTo7RKQgAQGJ8ABIPdJp85yWMOnRsQ3bziEY/DpO3wJSEACEpDA2RAYyj9X0Dobuxt2IkNtmGEpn3bgClqn5WvvEpCABHonkJ8k+IiI+KKIeHnvg3Z8EpCABCQgAQncgsBQ/rmClhZ80wSG2jA3DavT5ytodbowDksCEpDANRF4zYj4zIh4ZUQ8Lv3vNT3ax0hAAhKQgAQksCOBofxzBa0dV96uDiIw1IY5aIbnf5OC1vmvsTOUgAQkIAEJSEACEpCABM6fwFD+uYLW+Rtk7zMcasP0DvOGxqegdUPgfawEJCABCUhAAhKQgAQkIIEdCQzlnyto7bjydnUQgaE2zEEzPP+bFLTOf42doQQkIAEJSEACEpCABCRw/gSG8s8VtM7fIHuf4VAbpneYjk8CEpCABCQgAQlIQAISkIAEJHAggaH8cwWtA1fZ23YjMNSG2W3WdiQBCUhAAhKQgAQkIAEJSEACEuiLwFD+uYJWX8ZziaMZasNc4gI5ZwlIQAISkIAEJCABCUhAAhK4CAJD+ecKWhdhk11PcqgN0zVJBycBCUhAAhKQgAQkIAEJSEACEjicwFD+uYLW4QvtnfsQGGrD7DNle5GABCQgAQlIQAISkIAEJCABCXRHYCj/XEGrO/u5uAENtWEubnWcsAQkIAEJSEACEpCABCQgAQlcCoGh/HMFrUsxy37nOdSG6RejI5OABCQgAQlIQAISkIAEJCABCRxFYCj/XEHrqLX25h0IDLVhdpivXUhAAhKQgAQkIAEJSEACEpCABHokMJR/rqDVowld1piG2jCXtTTOVgISkIAEJCABCUhAAhKQgAQuiMBQ/rmC1gVZZqdTHWrDdMrQYUlAAhKQgAQkIAEJSEACEpCABI4lMJR/rqB17HJ7/7EEhtowx07W+yUgAQlIQAISkIAEJCABCUhAAp0SGMo/V9Dq1IouaFhDbZgLWhenKgEJSEACEpCABCQgAQlIQAKXRWAo/1xB67KMs8fZDrVhegTomCQgAQlIQAISkIAEJCABCUhAAjsQGMo/V9DaYcXt4igCQ22Yo2bqzRKQgAQkIAEJSEACEpCABCQggX4JDOWfK2j1a0iXMrKhNsylLIrzlIAEJCABCUhAAhKQgAQkIIGLIzCUf66gdXH22d2Eh9ow3dFzQBKQgAQkIAEJSEACEpCABCQggX0IDOWfK2jts+j2cjiBoTbM4dP0TglIQAISkIAEJCABCUhAAhKQQNcEhvLPFbS6tqWLGNxQG+YiVsRJSkACEpCABCQgAQlIQAISkMAlEhjKP1fQukQT7WvOQ22YvtA5GglIQAISkIAEJCABCUhAAhKQwG4EhvLPFbR2W3c7OpDAUBvmwDl6mwQkIAEJSEACEpCABCQgAQlIoHcCQ/nnClq9m9P5j2+oDXP+y+EMJSABCUhAAhKQgAQkIAEJSOBCCQzlnytoXaiVdjTtoTZMR9wcigQkIAEJSEACEpCABCQgAQlIYE8CQ/nnClp7Lr19HUJgqA1zyAS9RwISkIAEJCABCUhAAhKQgAQkMACBofxzBa0BLOrMhzjUhjnztXB6EpCABCQgAQlIQAISkIAEJHC5BIbyzxW0LtdQe5n5UBumF2iOQwISkIAEJCABCUhAAhKQgAQksDOBofxzBa2dV9/uNhMYasNsnp03SEACEpCABCQgAQlIQAISkIAExiAwlH+uoDWGUZ3zKIfaMOe8EM5NAhKQgAQkIAEJSEACEpCABC6awFD+uYLWRdtqF5MfasN0QcxBSEACEpCABCQgAQlIQAISkIAE9icwlH+uoLW/AdjjNgJDbZhtU7O1BCQgAQlIQAISkIAEJCABCUhgGAJD+ecKWsPY1dkOdKgNc7ar4MQkIAEJSEACEpCABCQgAQlI4NIJDOWfK2hdurne/PyH2jA3j8sRSEACEpCABCQgAQlIQAISkIAETkJgKP9cQeskNmCnGwgMtWE2zMum/z97bwL+3zPX/T8vSauUFtrrvnNHCCFRCSlkKUWWQoqUteWfLSVLqO6siexkCSlJSJYsRWSJ3PHXfVF/ZIn+6S9kuf7X82PObcxvzjkz55z3+z3zfj/mun5X+X7mzJl5zMx5n9fzvF6vgQAEIAABCEAAAhCAAAQgAAEI9ESgK/scQaunpXWcfe1qwxznFDAqCEAAAhCAAAQgAAEIQAACEICAurLPEbRYsYcm0NWGOTQs7g8BCEAAAhCAAAQgAAEIQAACENgRga7scwStHa0Cmi0m0NWGKR4VFSEAAQhAAAIQgAAEIAABCEAAAn0R6Mo+R9Dqa3EdY2+72jDHOAGMCQIQgAAEIAABCEAAAhCAAAQgIBFyuPUqQPDYmmhb7TG/bc0HvYEABCAAAQhAAAIQgAAEIACB0yTQlX2Oh9ZpLtKWRt3VhmkJHH2BAAQgAAEIQAACEIAABCAAAQhsSKAr+xxBa8OZp6lFBLraMItGyEUQgAAEIAABCEAAAhCAAAQgAIH2CXRlnyNotb+gjr2HXW2YY58MxgcBCEAAAhCAAAQgAAEIQAACJ0ugK/scQetk12kzA+9qwzRDjY5AAAIQgAAEIAABCEAAAhCAAAS2JdCVfY6gte3k01o9ga42TP3wuAICEIAABCAAAQhAAAIQgAAEINAFga7scwStLtbUUXeyqw1z1DPB4CAAAQhAAAIQgAAEIAABCEDglAl0ZZ8jaJ3yUm1j7F1tmDaQ0QsIQAACEIAABCAAAQhAAAIQgMDmBLqyzxG0Np9/Gqwk0NWGqRwb1SEAAQhAAAIQgAAEIAABCEAAAr0Q6Mo+R9DqZVkdbz+72jDHOw2MDAIQgAAEIAABCEAAAhCAAAROnEBX9jmC1omv1gaG39WGaYAXXYAABCAAAQhAAAIQgAAEIAABCOyCQFf2OYLWLpYAbdYQ6GrD1AyMuhCAAAQgAAEIQAACEIAABCAAgY4IdGWfI2h1tLKOtKtdbZgjnQOGBQEIQAACEIAABCAAAQhAAAIQ6Mo+R9BiwR6aQFcb5tCwuD8EIAABCEAAAhCAAAQgAAEIQGBHBLqyzxG0drQKaLaYQFcbpnhUVIQABCAAAQhAAAIQgAAEIAABCPRFoCv7HEGrr8V1jL3tasMc4wQwJghAAAIQgAAEIAABCEAAAhCAgKSu7HMELdbsoQl0tWEODYv7QwACEIAABCAAAQhAAAIQgAAEdkSgK/scQWtHq4Bmiwl0tWGKR0VFCEAAAhCAAAQgAAEIQAACEIBAXwS6ss8RtPpaXMfY2642zDFOAGOCAAQgAAEIQAACEIAABCAAAQgQcrj9GkDw2J5pSy0yvy3NBn2BAAQgAAEIQAACEIAABCAAgVMl0JV9jofWqS7Tdsbd1YZpBxs9gQAEIAABCEAAAhCAAAQgAAEIbEqgK/scQWvTuaexBQS62jALxsclEIAABCAAAQhAAAIQgAAEIACBHgh0ZZ8jaPWwpI67j11tmOOeCkYHAQhAAAIQgAAEIAABCEAAAidMoCv7HEHrhFdqI0PvasM0woxuQAACEIAABCAAAQhAAAIQgAAEtibQlX2OoLX19NNeLYGuNkzt4KgPAQhAAAIQgAAEIAABCEAAAhDohEBX9jmCVier6oi72dWGOeJ5YGgQgAAEIAABCEAAAhCAAAQgcNoEurLPEbROe7G2MPquNkwLwOgDBCAAAQhAAAIQgAAEIAABCEBgBwS6ss8RtHawAmiyikBXG6ZqZFSGAAQgAAEIQAACEIAABCAAAQj0Q6Ar+xxBq5+Fdaw97WrDHOskMC4IQAACEIAABCAAAQhAAAIQOHkCXdnnCFonv14PDqCrDXNwWnQAAhCAAAQgAAEIQAACEIAABCCwGwJd2ecIWrtZBLRaTqCrDVM+LGpCAAIQgAAEIAABCEAAAhCAAAS6ItCVfY6g1dXaOsrOdrVhjnIGGBQEIAABCEAAAhCAAAQgAAEIQEDqyj5H0GLJHppAVxvm0LC4PwQgAAEIQAACEIAABCAAAQhAYEcEurLPEbR2tApotphAVxumeFRUhAAEIAABCEAAAhCAAAQgAAEI9EWgK/scQauvxXWMve1qwxzjBDAmCEAAAhCAAAQgAAEIQAACEICACDncfBEgeGyOtKkGmd+mpoPOQAACEIAABCAAAQhAAAIQgMCJEujKPsdD60RXaUPD7mrDNMSNrkAAAhCAAAQgAAEIQAACEIAABLYk0JV9jqC15dTT1hICXW2YJQPkGghAAAIQgAAEIAABCEAAAhCAQAcEurLPEbQ6WFFH3sWuNsyRzwXD64vAeSRdT9LNom7/lqQX9DUMegsBCEAAAhCAAAQgAAEINEKgK/scQats1fyKpHuWVa2u9eOSnpS5Kr3n70n6eUkfrr7Dpy7wXN9I0sMlnTdq4z8k3UvSAyR9fGHbay5racP8mKQnjgzmZyR5DrYo55P0qCBGpO19l6S/2uImtNElgXNJupAkrwP/998lXTLZs2MD+xdJ15b0mi5HTqchAAEIQAACEIAABCAAgUMTaMk+n2WBoDWL6KxC74LWlJh11yByHULMMtuWNsyUoPX7km4jyQLg2nJpSX8q6SszDSForaXb5/WfI+mHJd1F0sUXDuF5km4i6V8XXs9lEIAABCAAAQhAAAIQgMBpE2jJPp+dCQStWUTdC1qe4xtIeqik80fDtTBzaDGrJ0HrrcGj6g1lS2aylj3t7j9SA0FrA8CdNXFhSQ4VvNaKfns/24vwKRmReEWzXAoBCEAAAhCAAAQgAAEInBABBK2NJ7sFoL16aFnMum4QT76+QTGrJ0HLfd0i7HAq3ND3QNDa+AHSeHOXl/QwSZdY0c83SrqPpD88UNjwiq5zKQQgAAEIQAACEIAABCDQEIEW9JdiHHholaHaOp9VyV3X3tNze/VgLKdilj2EHt+I8dvShpkKOfScPU7SbSV9qGQCR+pMhRsiaK0A2+GlFwy51K6Z9P0tkl4o6U2S/P9/Ivzd6+7tkj4Z1f+opP+vw7HTZQhAAAIQgAAEIAABCECgPQIt2eezdBC0ZhGdVVgrLpXd5TNrrbmn5/XKkh4jqWUxyyNuacOkgpaTbH9Q0jeHqfkHSdcPQsOSOfW8WEz87XDxeyV9XpLwGw+tJWT7u8Zr4faSHhh1/dWSflnSixsRm/ujSo8hAAEIQAACEIAABCAAgTUEWrLPZ8eBoDWLqEtB63uCB1brYlbrgtafS/o7SXeMlsktJD26bNmco9aXhGsdBuriUDOfaHfVqCaC1kK4nV3mAwGeEM3930i6uSSLphQIQAACEIAABCAAAQhAAAKHIICgtTH1FoCu8ZZaimPpPXsSs3oQtOxBY0+34UTCNWGH3y7pmaEtJ/G+maRbSboagtbSbdLtddeR9Ceh914L15P0/G5HQ8chAAEIQAACEIAABCAAgWMg0IL+UswRD60yVEvFpbLW87WW3POKkh4Rhci5ZRvLt5b05CT3zpq+bXltSxsmDTm0h5bZ/UYQHDzupWGHabjhH0u6k6SHIGhtuZy6aMtr4e7hP3fYa+GnJP1bF72nkxCAAAQgAAEIQAACEIDAsRJoyT6fZYygNYvorMIScams5fFatffMnZbWupjl0be0YXKClv/tpuGkyGG2loQdpuGGvxhCzp64UtByu1eQZM+8y4TT8s4fLatXSnqzJItzL5LkvF1Ly7klXSocNvCdki4ryffyOnu9pJdL+jNJDp/7+IKb7LJ9P+suIOlKkr5b0sUlXTLKXzaMwScGPkfSy0L+tAXDmL0kPenyrpLuG131FZKuLen7JV0u5MHbivFwm3MF4dv3uUo0l/6718xrgweZOXx4dkTnrPClYV3/YDQG13pdYGsR7xWSnNR+FyXdy78q6V4VN1pz/XnC2vJa83P5IslHBif6tzD+krAv/b/jRP9j3fSe8x6rLd77Hs/7Q86+BwTPULcT/83/++sk3TCsPXuUnlfSP4U97Tnz3nBewbGShtK63o9LelJlpz9H0m+GPHPDpd4PfzHSzheEvW1PRzMf8h6ardeZTwD9y4IDPZzTMObj282FgX+DpNuFvJV+PqZjXtJmPMxvlfQHYR0N/167nivxF1VP1+PvhRyRY88Lz+m1JP1E+M3yb0e6/rZY40WdpxIEIAABCEAAAqMEWrLPZ6cJQWsW0VmFWnGprNXpWjX39Ml5Dw2G49BqD2KW+9rShhkTtGyw/GkUdjj34p6b2Tjc0Mnmf0jS/w6G3pKQQ/fJopjDFm10lhSvid8NSenfV3JBqGPxw6KHjSiLQXPFIsidgyGZzm/u2l2272ecDUJ7w91oruPR3z8g6d7B43HNqZa5Wzq3nT0mLUS6DIa6Dd+fkXS3IBROddcJ5C2EWaQsEUOGtszDRvc9gnE5h8SCwD0lPaNQfLLRemNJ/7NgDH8VBAuLZ1uXNYKU+7LkeosqNtYtbgyCSsm4nh289Sz2Te2XLYz9VFwZBAWflGmh3nMdC+Jp/4d98fARodPrywcbxOLhkuel+T01CPTuwwvChwU/O+PiZ8c1wjNtjrnX8s8FEWWMc634lPOKdv9iEa+2zXh83k+/Hp718b/3Jmh5b3gcd0jmD0Gr5AlBHQhAAAIQgMB+CbRkn8+OHEFrFtFZhRpxqazF+Vql97yYpEdlxCwbxk+ZMZDme7H7Gi1tmDFBy95GZuyv/y5OFH8DSTaQSkou3NAhZjbG7LlQI2i5LSeVv39ygmVJP4Y6FhJ8/5L+WyyzIWIjvaZYPPOJjo+f8dbaZfv2+PI+uE+F6JeO8elh7O+pGfxMXQts9hjxgQA20O0l9c/BKL9JxX3M2F4sPjWzxIvKxvFPh/ksFUGH7vx+MKqnhFAb7j5A4dcqxmDvH4uy9lbasiwRpOL7117vufydIE4uGYeFotsEEWdMbNmVoPWTYQ68T0rL1HqIxfslz0tfk/L376GfQzEb72+vHXtUla5n75mp38Ya8enLJVmsGw75iNltJWhZ7PazIh1fb4KWvf6cDiEdB4JW6Y6jHgQgAAEIQGB/BFqyz2dHjaA1i+isQqm4VNZaWa2SezqU5bEdi1km0dKGGRO0HKpjccYi0lBqwmhy4YY2wuwJUSto5ZL+u08Wp+zh4ZC5T0j6rODdMISspauuxGvCX9UtmDiPWFp8L3tNmI2NFIfluG9xsfFoAcXhMrmyy/b9bLNHlj1JUiPKfbco6VBMF4eI2Qi3x1TOO8WeUOZgrluUWJhwPywuWlRIOVvkcYiZOY4xdn8eFLxipjzJbPzbo+9+I3PpsCyLal43DsX83gwLJ7H3IQY5cc+8vX8sdMTF69Fhta+R9LnBm8bzEnN2iKqFvLduATe0UStIpbeuud6hrN5PDq+Mi0Uqe9L9bZhD/80hfQ6JG0LT4vpzQnkqaFmYfp6kj81w+/cwB/bCSgUb72GLCr8VteF+O3T4TWFveF97PaTF3p4WMNN1lz7vfF1NmLafCxYH7e3mMni0virpgL1GvbaGAzv8Zwuk/rdBIHXf/ayOT/x1Hc+v+aWlRtBK18gLw33/K/xfh+661LQZ98ccva6un+lnT4KWQ6gfKckHYQxz5NBVz0O8Nv23Ldb4zHbgzxCAAAQgAAEIzBBoyT6fnSwErVlEZxVKxKWylsprzd0zJ2aVfOUv78F+ara0YaYELYd1Lg07zIUb2jhznqEaQSs1DDxDNoJtVDr0LJe3yl45PxByNMUhOWNG4jDrFjZ+IQg58UpweJTD1RwmFoe62dvMxoi9hZxbayg2Gm1Qvj1ZTrtuPw1Z8u19iqDDodK+D12zIW1hxZ4gqeBiEeZtG22J+IRDizgWfX44avsJIQQtZebn9TeGUMg0fNKhVA8e8cgcE/fG5tJd+aIgRtpwjgVBCw1eb6lHWI63DzwwbwtyccmFSDtEzetqK9GwRpDKTWvp9V7H5hF7N3m8Dt2zR0ou35Tn46KhTurdY9HRYnfOS6s2Z1FuXDlxZag3FpLs/n5TOBwj7a/HbqE/nbf0A0DN6bBmY89I/8a55A5NyD0LfY3v+85k4BazHJJ/zejfx/pTKj6lop0FG987JyqXthl328wtAnoN5UpPgpafbQ5ZdvHvjn8P/HuVK1us8Y0e0zQDAQhAAAIQOFkCLdnns5OAoDWL6KzCnLhU1kpdral72nh8dBAQ4lYfE3KEpAZk3Z33W7ulDTMlaKWJvOe8KQaKabihw0dsqPjLdK2gFRsGbt+JpR3K8YaCKfu24LkwGIm+xKE39gDIldSodJ2HhVxUU+srJ7TmjPRdtp8yd99fHMSq1NhNx+5rrx5Cv2IhZyohdQH+z6iSrrP4jw7XszfYVAhhzrNtai3kxKaSuRxYuO7g4eK5d+itxcGxNe5/twhhb66xEMWUgRN2+9/eVQtzpH6pIDV2u9LrLTA6tNuekEOxV6JDlOfyx31xECHjMFN7uDn0MLfHtjD2xwStkhBh7wef+Pqz0VjHTn1N93fN6bD2WDS/oeSeU+mzcM7Lz7mu7Ck6eHNZSPY6Tp+dpeKTPda8xs3E7Cz02UMrV0rbjK91jkR7mnnOc6UXQSv1tpsTNrdY4xs9QmgGAhCAAAQgcLIEWrLPZycBQWsW0VmFVFwqu2q8Vpo3IldzTND6mplcLVOeGmv7vYvrW9owU4KWx74k7DD9km+vJ3tguNQIWg6Lc7iY+zCUKW+OdK7sSWIvmLtEf7BHjP/LzYHvY2+roTgEyULcuwsWQcoxTeicE5y2bD8VH93lH5H0RwV9dxUbqfboiIUG5+qx59QWZUzQmhOB4nt/dQjvu3L0jzkvpxzrqdDBdHw5T5HUKE3X+JyB73tcWNLTwmmT/t9DLjGHJm5RSgWpsXuVXh9727mtnDfR1Hi+LxEHvVecVD8nBG5h7I8JWv698fNl7nTSCwaxKfZ2yj2HUiHDDErCDtO9lxPCcicgzrXtfFc+iOGq0WQ4RPRZyeSUiE/p/eOPFLm5Lmkzvs7hwX4uO9TZxV6uPp029o7rRdBK86nlmMdj32KNb/H8oA0IQAACEIDAKRNoyT6fnQcErVlEZxVaEbScK8e5TmJjIh3BrpIsl5Gqr9XShpkTtNKwQ4d4OeTmoxPD9gv6c4NIkhrtNYKWjSjPuz2tnOPI19oDpsQ7a+heOr6xPFpfFsQSeyoNpSZnmL0gLP4MxqMFDns4DTlldt2+jWJ7cNhLxLmKbKTb66PG+yfd81sakDlBK+f5NLebUk8We6mkoZG5uUg9rObuk7aRrmPzvlJYl5cJYVf2Mvq3iYZzXmPOw5bLazTXv9zfSwWpsbZLr3d4rUVFrzN71VjsG/N6zN0r5TDl+bmFsZ8TV3LrZop5ysZ5vCz+/mtyUVpvzjvHl6fP2Nw1fhZ6rbiuuft5Yq+4qZDg3LM290wrEZ98qIO9vQZv1zkxraTNGJ33kEWywSvSY/MetMg1lC2fR0v2l6+ZW4+pMDd2UmV8/7k2l/aV6yAAAQhAAAIQKCfQkn0+22sErVlEZxVaELQcMuU8RXHibYtXPkXO3iNx0tsab5cyArur1dKGmRO0Us+fOUMwPcI+/ZJfI2htMQOlglZqVM6NM+2bvcFsfDnJuhNiO2G9jRmv15zRunX7W7Dat6BV69njMebC3VIPiFhQ9TVj4sMUs5x331S4agn/tF9jIWAlbeXqlApSY+2vvb603y0IWrX5y/xbY28n72+XMe+6dH2WzHHqBVvjWTnFPCeg5sKI58SnnPdULkdg3Je5NuO69myzB+8twz86L5g/XNw25Fwb6vYgaKXCX4n3OIJW6ZODehCAAAQgAIHdEWjJPp8dJYLWLKKzCi0IWmlPB08sezTkTi8bS95cNuL91Wppw8wJWqZSY3ClnkhxuKHbalXQukFyMqHz2dxB0n9utCx23f4W3dy3oOX7ORn9XN6lOUPZYUr3jSrZGPZJj0PxyXR+Xnyk4rJnJAAAIABJREFUEtJNg3g+XGaj+86SfKJbbbFHlxOJ27NlKEsEvan7rhWk1l5fyqQFQas2P9znh5M14/lzLr+nJoPOhUlPCaFp6Gqt0D3G3B5d9qR1ov6hjLU9Jz6l3lMlIs1cm3G/LUg7j9qQm2vwptzl86h0rab1psQnM/fzzM8al7HDQWraXNpProMABCAAAQhAoI5AS/b5bM8RtGYRnVVoISl83FOLWT8ZEl17wTk/iMNc4hwbDmGy8eCExTVGchmR7Wq1tGFKBK2asMPYCyXnnbAPQcteZRcLic59/Ht80uFYyGG63sdybS1dBbtuf0m//Cz0yYae32uFI+Zjr8ctPSJyIYdzuWXGxuScaPEJe7FglfOseo6kly4A5DVkT5ShTCUvzzVvvj450UwthMWnNPpZ5ZA15/baqqwVpNZePzUOCz3/PYRp2gPJCcaHsu+QQ5+w+aOS3lwJvlRgSXOETa2bNN/SGtHUw/lCSc75desk96D/NiZEjYlPr5b0HeHUTguALqW56EoFrTQ/mXMY+pRQh7SX8q6cxlXVc4KWBSyLcfYad98HYa70XQQPrVVTwsUQgAAEIACBTQi0ZJ/PDghBaxbRWYWWBK1UzBpGkH459r/XnIJXRmL7Wi1tmBJBqzTsMA03zBlyWwlaNpDt3fBNknycvcUHr4dLJKGo6ezlBC33++7hv6F+6vWzZhXsuv25vtm4NHeHQ32tpG8JrJwLyYLWWNlS0Eo91HzPpfmjpsJIxxKAzzEq+XvJwRZuZ+pER/+95HS9kv6kdebuW9tm7fw7PNzPCgt4/uDgPekQLO9J530aK/sWtKaS0E8xSj3/7BXo38lPJBel+dfGwg5zhxfUeo751qkgkhvD1EmipXvGwrHH+4GChVQiaHn8t5f0wNCe14FFX/+Gu/QgaOVQONzc4qGfFyUf1hC0ChYUVSAAAQhAAAI7JtCSfT47VAStWUTZl8kxz5ay1spq5cIcx8Qst5g7jcz/XnNyWlnPtq3V0oYpEbQ8+jTsMOddk4Yb5kJt1ghaFq7sWeGQlDivWs3s5NZxzviqSQg/d/9dt5/e3/vCooLH4ETxU2LCVN9rBY2ptlKjbamXjO8xtWZLjfO5Ocv9fStBy4dcWGDYKpx16OshBC3zdnL8mwevqymBdIz5vgWt0nlM+1uaj89eghbI/Xs2lDT02v+ePi9LEojnGM4JWvZYtnCUJrAf2irZM48N4YtvL9w4JYKWE8y7bxY8XVIPsh4FLb+v/FI4SXLq4JQYI4JW4aKiGgQgAAEIQGCHBFqyz2eHiaA1i+isQgseWn45/NmQ1HnsS6dDeh4iyflu4uIQH4cvzB3JXkZj21otbZhSQSsNO8yFxsyFG5riEkHLSYN96tXdZjyK0lnyl3Kf8ucT2YZy7IKWPWMcAuOQI4e+lBbn17GHjb22hrJLQWtKxJjrc7pmY0/AEuN8rv2xv5cKISXCkhNf307Se5Z2JnNdyX1rbjc1/14rVwmhn/GamWvf3j2vC16C9mRyOTZBy2NKQwnTwzFcJz0kYElOuaGdl8+Adz4nnxDqZ2JacnvGOegcDujQ0OE54t9jC3P+YDTneTQnaKX5pnKHuvQgaJmrQzOvkYS2+5nk5/D75jZEwcmJBU1QBQIQgAAEIACBlQRass9nh4KgNYvorEILglapV1j6pdf9d1jPkFy2bMT7q9XShikVtNKww7+WdOPoFL+ScEMTrhW0LNBYmHS+oaliI9nGmk8YfI0kewDZeHYfnxhdmFtTubxLW4Yc7rr9YXgXkuSDEYZ8N2O8XhnyB9kQe20I8fn3HYf4pInAS05/G+t/GvoVz+m+veFyfbR3nMM7XT47hN5dXpLzucXlCUHU+uBGj550L9fmDktzho0JWj71zt6XzmM2JZpaAHlTELC8J71H3xFyaTmZ+uCZ04uglXqpTgl+abL39FTE1IvLf/8hSa9asBbs6eW5c3G73mv2ynSYbzw/PjXYz9F3JveYEp/+m6QHS7pmuKY0T+WcoGUx1M9li5pj+eR6ELSGZ88ng0esP/QMzEvzjeGhtWDRcwkEIAABCEBgYwIt2eezQ0PQmkV0VqEnQctz6twb/qocv8Db68ShMENOjrKR775WSxumVNAylamwwzR8xqeBPTqDskbQsuFsT7t7Je1YrLIx5ETfFkb+TZINilwpDRPaddL2XbdvLzYbU7dMILwshPW8QtLbJFk8GfOu2KUBaWHyyZKuGvVvSQ6tXD6y2Fvwc4MAag+1oWwpTi59OtijycnQHW4YJ97fMrR1bVL30utjMWLgYfHY4WPPlvT3kt47cRrkoU85tLjmEwr/sWIyc+suF0YYN5k+L+2x47Xq/Zfm2dr6xEv39wqSHhoJh+6b98JvJnm/5sQnfzByyOHlwuAsVHqt2DtprEy1abHPQtAg8D4y/LZ8KGlsl8+jiqn/jKpT4pN/r9LTl0tOXkbQWjobXAcBCEAAAhDYjkBL9vnsqBC0ZhGdVehJ0HJ/bdD7RT02ZP3vTmTr48vTl+UyCrup1dKGqRG0psIO4/AZC4g2VuydkZYaQeuikhyaZYNqKA4v9UlS/qpfUkoFLYesPj5q8FGS7lCZ58gM3D8bfPZ88n/PC8bjrtt3aJCN4kHQNZ97S3pQODGshNUuDcjPD32x0DkUnwpmL6WaknoK+tpUWEhPQSz19Kzpx5K6aRJst/E4Sbfd6PlUKkiN9b3kej9nbaT/RNSIhQ17zeX2e+5ehxa0Um+pkrn0vrI4FHuKzp3S6YT4DjW056RLHHaY7tdcvsGSfs3VcR8d/jY8F3J5uuYELd/DAuAjonbm8lSOtWnPXq8z98nFz0p7UtuzNi27fB7NcRv7+5z4lJ6+7Oeww+X/YOKGc20u7SvXQQACEIAABCBQTqAl+3y21whas4jOKvQmaLnPNhz8ojx8SR5GOnZceRmJ7Wu1tGFqBK1UTPjLYJzYQLTINHhSTRnpNYJWGlo2FjIzNkM5r4oxccPH0z8/MtjSkMqSVTB1Ctou23ffzN5CzlBqw9lygtOWObTcr9RjJZeHbY5zKhLYYHT+mthb5DqSHO4zFHtq2oPTHmqlZTiBzsKsE2HbK9Chmi/JnGpX2qbrXVjS0yRdPFw07CHneltbSgSpqXuUXJ/jXxvafcXAcejLvkMOfd8xD9IxPjUi3NBGKv4NQpqF7vh5OfUBYO2aSD0jc6G+JYJWLlfl1O/qWJsOd7R3rUUcF79n3G8k12WPgpbH5JBvi5eDiOhnkz0xxxLqI2itXeVcDwEIQAACEFhPoCX7fHY0CFqziP7Pi+Y9o6r78HLYQkRLv0h7CP4KbG8QG6MtlJY2TI2gZXapKOGXd+fGsZB49QB3ylgsFbRyeadqBZA0j427N7aO0xAg13WI2B8VLpic50rswbHL9nPeI3PhUOmwnPPJIWOxGLy1oJUmyq5NDD+ITM6pNpScx0luLPaSsNfdXDLrod2vDms6PlBgYOrwwa+V9G0hhNIhhE7wXiKYLRFGCpfgOU5/rJ2/EkHr+4LwO/SpVvjNzeEhBK1azzgnVPf6GUrp9SlTe2I9I3lezrVlZheQdElJFgOdj+1Ohfm2Sp63JYKWx+1729OoJJl/rk2fTGvxxrnXXOaEnl4FrdzYc6Gew1pC0Cp9wlEPAhCAAAQgsDsCLdnns6NE0JpFdFZhC3Gp7E6frrXFPZ3H4h4hV0h8/9IErbV9XlK/pQ1TK2ilYYf3leTT3/40fJGe8zYoMbDM9Dzhy70FtKE4fNQ5Sj5SAN373MKaw2TiMiZopUmafU3u5K2xW6fGXuoVtMv2c2F4NXmjxvZMrSAyNy050c/G7d0LTyPNHf6Q8xJJT1Bzv2ry6XmuLF45hHkoFsWdtPv1knIGa6lglno49eahlXq/1eaj8vgtisRhxIcQtMYSkefW8DckXkWuUyp2p+Kqnz9PkuSk+IMwNNdWeuCG71+6b74q3O9KYWBLPbR8eW5fjfUjt0cswjklwJBDzuGbZnGInH5zz6qxv5eKT5cJXlrDWP276LDNN2QaLm1zaZ+5DgIQgAAEIACBeQIt2eezvUXQmkV0VmELcansTp+utdU9fdy4v6YPJzMNd7Bnh0M9PlrbsY3rt7RhagWtVDyxmOVQCofbucx5G5QKWm4rzYVkw9ehY3NJ/u1BY+PB+azOn8zdVG6sXM6ukhxs9uZxfh17ZA0l90V+V+3nEqGXinE2Up0r7G6ZE+ssDPu/Uq+mkm2SCn8WFmzkOmH8WGJ/t2sPFYsBMeOpENTUoHQbZnKb6GTOXH/9+2CvrMckydvTZ0fqsVMimOUOObBno/tUmhNuinGJh9Xa69PQWbc3J0wM9/T69xwO4WbDvzuc80fDyZtp/7Yw9nPiiu/jOTN7i3JjJXfK6rPC4QtOfD9XvL8sjN4+VLRHm70KLRYPfSgJh01zbpV4HXstx/mqfL+cgFrqoeXrU0FyLAfWGPOBl3Mj+jfDB3qMlV49tDye3EeCsfePLdb43Drk7xCAAAQgAAEITBNoyT6fnSsErVlEZxW2EpfK7vapWlve0+ENTvIdnyhWeuR4TZ+X1G1pw9QKWh5vGnYYM5g7ta1G0EqNON/Hea4sdDnMMeVoIetbJP2SJCdhzxULcB7z+zN/zCXtdjWH4lnwcUhZfE/f77LhVL3YSB8Lpdll+6nAMvTbwloud4sNLocu+cCEa42w2kWYcU7U8b706X9OYO9TGNPy3yT9T0nXjf7gfEReay8a6XvOy8pVLYpa1LaokArb9iCzp5XnOhZCc2JVzmvHbXvtvTAjzlnYcNu/ngiHtbmcpp43+xC0cqGzFjXMzCJF7mPBV4SQb59YmgrMw3jGTrzcwtifElfeIsmh9Q4DjPvuvXopSfZAdVj1ULxWa3OGpWGa8RyWhlGnJwO6jSnuY6dqOteeRepPRJ2oEbRyQk3uOTHFfG7vDl2rFbTS+lPP+iW/276mZj2m4p/H7Q8tPp03LjVtLu0310EAAhCAAAQgME2gJft8dq4QtGYRnVXYUlwqu+O298wdoT0YtCVePqV9XlKvpQ2zRNBKww4HBiU5kWoErVwi4uFeTtD9skiYcrJtCzTOURQXnzJoUXMIcbKQcWNJ7xuZuLHTMl3dOdheHrxpPI6rBqM3bmrOc2JX7edyPrlfNsBfFRKa+/+30HOJkCsrFXvt8WSBbgiFWnLSY8l+sLeVveeccD1l9xxJfxE8N2zEXy3Ui4UQj8OGucWAj0/ccIq158neKoO3n72H7NGZCi6u57DGZyb38e+InyMPz3i2WdB6dkgk78u8Xyy+DYngh6bmToorYRnX2YegNRbK635YHHpF5GnlPfLdkuzVFZdXh1MdhzA4/80fIFJD3/++hbGfE1csLgzrfOi75+2fw3x6b6eHi7ieRTl72kytu3TeciLgUMdimdd7Scl9pPF1Flztfehn4sfCs85r0+zj4nr2pnPYYVxqBC1fl+aBy4l8U4JWqad074KWn7X+YDDkDDO73GEdW6zxkvVDHQhAAAIQgAAExgm0ZJ/PzhOC1iyiswq9C1oeQy5Myf++tSFZRvTTtVraMEsErVzOJo+uxKOnRtAajKdHZ8KU5ph/IIT12PMiDj+dCm8a2rQQYs8m/1dTLH78rCSLaFNhertq3+F8zhmWinpzY7AQYQ8b53dx6J8FGJc58W+u3am/j4lac22Willr59LXez6dS8vPi9x8WjS3t6KflcOJZnP9H/5uLz571Zn9VmUfgpb76vVrTzOHqtYWh3LaQ+7miaHvQzts7KdlC2M/J644xNGCaiqqjo3H687PAwuYNWKW28vlzxv2lz1JLa6VFL+73CCEN495uo2143VmD8GcaFgraOU8TdMwzDFBq+SjxzCG3gUtjyPnyZl6MW+xxkvWD3UgAAEIQAACEBgn0JJ9PjtPCFqziM4qHIOg5XH4ZdGJZ2NvFP/7ki/tZeTma7W0YZYIWh5hLuxwLtzQ19UKWr7GJ8rdeyKMMCZuw9OhpvYCcKhdLrl8ST8dsnOVYHTba2mu2Bh3cvOxo9nT63fVvk9Cs/fSWBhh3A+LfvZyshBpj7VUqDTLa4TTyObGv+TvYyF+Y23Zs8eigsMMp/JtjbF23qLUa2XsXqXzWTuPZuqk6O7Lu5dAm7hmX4KWu2DBwif2peGZY91z+NdvBC9Hz12aXH5MDN/C2B8TbCzg+nfAJ1ROCZL2tvPezoU5l06hx/Hc5D7+jbUwWJOjbgiFdNhgyR53/yzIet+8eaSztYKWm8l5hMYHI4wJWrlDHMYYHoOglfNoTHP/bbHGS9ch9SAAAQhAAAIQyBNoyT6fnSMErVlEZxWORdAay1tUmsejjFZdrZY2zFJBKw07LP3yvkTQMt0hP5bzKNkAsMg0eCnY0PT9bTRb7EiTNf9wyJEzzFIu7GNsBu2F49Ajh6M5z48FIxu/QyifwxBtMP6vSpFluN8u2h9r0/d0WNJrJTm0zyGbcc4q7xULlRYDh1J6mlrdDvjM2g4tdWjhD4RwSOcuGsrQX59S6v5+eMWNzMWhpz6t0GFwDjMchG57sDj80DnaLGC8o1JosHD67WEMbtthncP6XNt26ZD3KWgNfXJ+rGtH4beDd6C927wnbbx7X5pBLEKmp/+NnQK3hbE/Jdh4zTtc2WHI3uPD2vO6s4eiQ039fKkRUHPz5fBZe5oOeeD8++N16HDgJWVqLZv9m4J46NNnU/bp/ZYIWjmhJs4dmGuzJpl+7h1k7tTV1nJoDZxz4l8s7G2xxpesIa6BAAQgAAEIQODTBFqyz2fnBUFrFhEVdkygqw2zYxY0DwEIQGCXBJYINlv3JxW0LII75HTqlL+t+3Aq7Q0C0S6Swp8KQ8YJAQhAAAIQODUCXdnnCFqntjzbG29XG6Y9fPQIAhCAQDGBFgQte+/Z22tIRO9wTYdZUrYnMHgqImhtz5YWIQABCEAAAsdKoCv7HEHrWJdhP+PqasP0g5WeQgACEDgHgUMLWmlSeIdXOhm9wwIp2xIwa+cQvIuk35X0i5I+su0taA0CEIAABCAAgSMk0JV9jqB1hCuwsyF1tWE6Y0t3IQABCMQEDi1opfnCHizpjpI+yjRtTsA58p4SctjdIuQt2/wmNAgBCEAAAhCAwNER6Mo+R9A6uvXX3YC62jDd0aXDEIAABD5N4JCClpO320vofqE7PkzCieFfyARtSmA4/fG+kr4/HEZwE0nv3PQuNAYBCEAAAhCAwLES6Mo+R9A61mXYz7i62jD9YKWnEIAABM5BYF+C1pdL+rik/zf04Ksk3U7SrcPJqP7np0u6FcngN1+lFg7vIemu4VTHn5b00s3vQoMQgAAEIAABCBwrga7scwStY12G/Yyrqw3TD1Z6CgEIQOBggtYVJb1kgr+9s64n6fnM0U4IXEjSL0m6v6Q37+QONAoBCEAAAhCAwLES6Mo+R9A61mXYz7i62jD9YKWnEIAABA4maF1a0p9GJxmmHbmzpN8OXlxMEwQgAAEIQAACEIBAOwS6ss8RtNpZOKfak642zKlOEuOGAASOgsC+Qg6/WdJTQ0LyFNx9JPm/Dx0FUQYBAQhAAAIQgAAEjotAV/Y5gtZxLb4eR9PVhukRMH2GAAQgEAjsS9D6Qkm3D2GFl5L0AUl/Fk7ae5mkTzIjEIAABCAAAQhAAAJNEujKPkfQanINnVSnutowJzUzDBYCEIAABCAAAQhAAAIQgAAETolAV/Y5gtYpLc02x9rVhmkTIb2CAAQgAAEIQAACEIAABCAAAQisJtCVfY6gtXq+aWAlga42zMqxcjkEIAABCEAAAhCAAAQgAAEIQKBVAl3Z5wharS6j0+lXVxvmdKaFkUIAAhCAAAQgAAEIQAACEIDAiRHoyj5H0Dqx1dngcLvaMA3yo0sQgAAEIAABCEAAAhCAAAQgAIEtCHRlnyNobTHltLGGQFcbZs1AuRYCEIAABCAAAQhAAAIQgAAEINAwga7scwSthlfSiXStqw1zInPCMCEAAQhAAAIQgAAEIAABCEDg9Ah0ZZ8jaJ3eAm1txF1tmNbg0R8IQAACEIAABCAAAQhAAAIQgMBGBLqyzxG0Npp1mllMoKsNs3iUXAgBCEAAAhCAAAQgAAEIQAACEGibQFf2OYJW24vpFHrX1YY5hQlhjBCAAAQgAAEIQAACEIAABCBwkgS6ss8RtE5yjTY16K42TFPk6AwEIAABCEAAAhCAAAQgAAEIQGA7Al3Z5wha2008LS0j0NWGWTZEroIABCAAAQhAAAIQgAAEIAABCDRPoCv7HEGr+fV09B3sasMc/WwwQAhAAAIQgAAEIAABCEAAAhA4VQJd2ecIWqe6TNsZd1cbph1s9AQCEIAABCAAAQhAAAIQgAAEILApga7scwStTeeexhYQ6GrDLBgfl0AAAhCAAAQgAAEIQAACEIAABHog0JV9jqDVw5I67j52tWGOeyoYHQQgAAEIQAACEIAABCAAAQicMIGu7HMErRNeqY0MvasN0wgzugEBCEAAAhCAAAQgAAEIQAACENiaQFf2OYLW1tNPe7UEutowtYOjPgQgAAEIQAACEIAABCAAAQhAoBMCXdnnCFqdrKoj7mZXG+aI54GhQQACEIAABCAAAQhAAAIQgMBpE+jKPkfQOu3F2sLou9owLQCjDxCAAAQgAAEIQAACEIAABCAAgR0Q6Mo+R9DawQqgySoCXW2YqpFRGQIQgAAEIAABCEAAAhCAAAQg0A+BruxzBK1+Ftax9rSrDXOsk8C4IAABCEAAAhCAAAQgAAEIQODkCXRlnyNonfx6PTiArjbMwWnRAQhAAAIQgAAEIAABCEAAAhCAwG4IdGWfI2jtZhHQajmBrjZM+bCoCQEIQAACEIAABCAAAQhAAAIQ6IpAV/Y5glZXa+soO9vVhjnKGWBQEIAABCAAAQhAAAIQgAAEIAABqSv7HEGLJXtoAl1tmEPD4v4QgAAEIAABCEAAAhCAAAQgAIEdEejKPkfQ2tEqoNliAl1tmOJRURECEIAABCAAAQhAAAIQgAAEINAXga7scwStvhbXMfa2qw1zjBPAmCAAAQhAAAIQgAAEIAABCEAAAiLkcPNFgOCxOdKmGmR+m5oOOgMBCEAAAhCAAAQgAAEIQAACJ0qgK/scD60TXaUNDburDdMQN7oCAQhAAAIQgAAEIAABCEAAAhDYkkBX9jmC1pZTT1tLCHS1YZYMkGsgAAEIQAACEIAABCAAAQhAAAIdEOjKPkfQ6mBFHXkXu9owRz4XDA8CEIAABCAAAQhAAAIQgAAETpdAV/Y5gtbpLtRWRt7VhmkFGv2AAAQgAAEIQAACEIAABCAAAQhsTKAr+xxBa+PZp7lqAl1tmOrRcQEEIAABCEAAAhCAAAQgAAEIQKAPAl3Z5whafSyqY+5lVxvmmCeCsUEAAhCAAAQgAAEIQAACEIDASRPoyj5H0DrptdrE4LvaME0QoxMQgAAEIAABCEAAAhCAAAQgAIHtCXRlnyNobb8AaLGOQFcbpm5o1IYABCAAAQhAAAIQgAAEIAABCHRDoCv7HEGrm3V1tB3tasMc7SwwMAhAAAIQgAAEIAABCEAAAhA4dQJd2ecIWqe+XA8//q42zOFx0QMIQAACEIAABCAAAQhAAAIQgMBOCHRlnyNo7WQN0GgFga42TMW4qAoBCEAAAhCAAAQgAAEIQAACEOiJQFf2OYJWT0vrOPva1YY5zilgVBCAAAQgAAEIQAACEIAABCAAAXVlnyNosWIPTaCrDXNoWNwfAhCAAAQgAAEIQAACEIAABCCwIwJd2ecIWjtaBTRbTKCrDVM8KipCAAIQgAAEIAABCEAAAhCAAAT6ItCVfY6g1dfiOsbedrVhjnECGBMEIAABCEAAAhCAAAQgAAEIQEAi5HDrVYDgsTXRttpjftuaD3oDAQhAAAIQgAAEIAABCEAAAqdJoCv7HA+t01ykLY26qw3TEjj6AgEIQAACEIAABCAAAQhAAAIQ2JBAV/Y5gtaGM09Tiwh0tWEWjZCLIAABCEAAAhCAAAQgAAEIQAAC7RPoyj5H0Gp/QR17D7vaMMc+GYwPAhCAAAQgAAEIQAACEIAABE6WQFf2OYLWya7TZgbe1YZphhodgQAEIAABCEAAAhCAAAQgAAEIbEugK/scQWvbyae1egJdbZj64XEFBCAAAQhAAAIQgAAEIAABCECgCwJd2ecIWl2sqaPuZFcb5qhngsFBAAIQgAAEIAABCEAAAhCAwCkT6Mo+R9A65aXaxti72jBtIKMXEIAABCAAAQhAAAIQgAAEIACBzQl0ZZ8jaG0+/zRYSaCrDVM5NqpDAAIQgAAEIAABCEAAAhCAAAR6IdCVfY6g1cuyOt5+drVhjncaGBkEIAABCEAAAhCAAAQgAAEInDiBruxzBK0TX60NDL+rDdMAL7oAAQhAAAIQgAAEIAABCEAAAhDYBYGu7HMErV0sAdqsIdDVhqkZGHUhAAEIQAACEIAABCAAAQhAAAIdEejKPkfQ6mhlHWlXu9owRzoHDAsCEIAABCAAAQhAAAIQgAAEINCVfY6gxYI9NIGuNsyhYXF/CEAAAhCAAAQgAAEIQAACEIDAjgh0ZZ8jaO1oFdBsMYGuNkzxqKgIAQhAAAIQgAAEIAABCEAAAhDoi0BX9jmCVl+L6xh729WGOcYJYEwQgAAEIAABCEAAAhCAAAQgAAFJXdnnCFqs2UMT6GrDHBoW94cABCAAAQhAAAIQgAAEIAABCOyIQFf2OYLWjlYBzRYT6GrDFI+KihCAAAQgAAEIQAACEIAABCAAgb4IdGWfI2j1tbiOsbddbZhjnADGBAEIQAACEIAABCAAAQhAAAIQIORw+zWA4LE905ZaZH5bmg36AgEIQAACEIAABCAAAQhAAAKnSqAr+xwPrVNdpu2Mu6sN0w42egIBCEAAAhCAAAQgAAHIGb1FAAAgAElEQVQIQAACENiUQFf2OYLWpnNPYwsIdLVhFoyPSyAAAQhAAAIQgAAEIAABCEAAAj0Q6Mo+R9DqYUkddx+72jDHPRWMDgIQgAAEIAABCEAAAhCAAAROmEBX9jmC1gmv1EaG3tWGaYQZ3YAABCAAAQhAAAIQgAAEIAABCGxNoCv7HEFr6+mnvVoCXW2Y2sFRHwIQgAAEIAABCEAAAhCAAAQg0AmBruxzBK1OVtURd7OrDXPE88DQIAABCEAAAhCAAAQgAAEIQOC0CXRlnyNonfZibWH0XW2YFoDRBwhAAAIQgAAEIAABCEAAAhCAwA4IdGWfI2jtYAXQZBWBrjZM1cioDAEIQAACEIAABCAAAQhAAAIQ6IdAV/Y5glY/C+tYe9rVhjnWSWBcEIAABCAAAQhAAAIQgAAEIHDyBLqyzxG0Tn69HhxAVxvm4LToAAQgAAEIQAACEIAABCAAAQhAYDcEurLPEbR2swhotZxAVxumfFjUhAAEIAABCEAAAhCAAAQgAAEIdEWgK/scQatsbf2KpHuWVa2u9eOSnpS5Kr3n70n6eUkfrr7Dpy7wXN9I0sMlnTdq4z8k3UvSAyR9fGHbay5rdcN8s6SnSrrEmsEl1/5qYL1hkzQFAQhAAAIQgAAEIAABCEAAAhDYhECr9nl2cAhaZXPeu6A1JWbdNYhchxCzTL/VDYOgVbY3qAUBCEAAAhCAAAQgAAEIQAACx0GgVfscQWvF+upZ0LKYdQNJD5V0/oiBPbMOLWYhaK1YlFwKAQhAAAIQgAAEIAABCEAAAhDYkACC1oYwWxE8ehW0LGZdV9L9JX19g2JWK/ObW7J4aG28kWkOAhCAAAQgAAEIQAACEIAABJomgKC18fS0AHTrfFYliNbe02LW1SU9LCNmORfX4w+UMysdewvzWyJo/V3wdHtLyeRJ+ryQl+xWUX1yaBXCoxoEIAABCEAAAhCAAAQgAAEI7J1Aq/Z5FgQ5tMrWx1pxqewun1lrzT09r1eW9JjGxSyPuNUNk3poIWgtWcVcAwEIQAACEIAABCAAAQhAAAK9EGjVPkfQWrGC1ohLS2+75p7fEzyw0jDDljyzBi6tbhgEraUrl+sgAAEIQAACEIAABCAAAQhAoEcCrdrnCForVtMacWnpbZfesycxy2xa3TAIWktXLtdBAAIQgAAEIAABCEAAAhCAQI8EWrXPEbRWrKal4tKKW2rJPa8o6RGSLMYMxacZ3lrSkyV9ck2HdnRtqxsGQWtHE06zEIAABCAAAQhAAAIQgAAEINAkgVbtcwStFctlibi04nZnl9be8/IhAfwlOhKz3NVWN0wqaL1G0g0l/WPhxC5JCv+dkl5e2L6rfUCSc3v9g6Q/kfQySR+euT7Xr++S9FeF9/1WSX8g6SJR/bFk918q6UmSrlbYdlxtrE/OD3cBSVeS9N2SLi7pkpLOGy62gPt6SW+U9JzA5IMj99/6JMuSPGvnCoLztSVdRdJlJZ0/9O+Vkl5bMZfxsGrXztyUjPFP7/N7khzKPLfu5u7H3yEAAQhAAAIQgAAEIACBwxNo1T7PkiEpfNmCqRWXylqdrlVzz0tLeqiky3UmZrUsaH2HpOdHQsmfS/oxSe8vnNx9CFppV14t6eckvSIjFA511whanyPp1yX9YnLjfQhaflZZTLuTpBsVzoGrWfS7d/Bc/FBy3T4FLff/UpLuIelaBf33aZr3lPQMSR8tqI+gVQCJKhCAAAQgAAEIQAACEIDAJAEErY0XSAtAa8SlrYZfes+LSXpURsz6GUlPmRA2turn2nZamN/cGFKBoAdBy+P4J0k3k/SSkYlZI2h9v6Q/jES+4Ra7FrTOLcnr+T6Ze5euv6dLup2k90QX7EvQshD400EMHDzJSvv9+0FAfN/MBQhapUSpBwEIQAACEIAABCAAAQiMEWjVPs/2Fw+tsoVcKi6VtVZWq+SeDvt6bMdilkm0umFSgcDCwm0kOaStpGzhoeUwwOdJ+ljmhg7nsxdZHG43VHuxpJtIemfmuqWC1pdIcnjZ9TNtlgpa/yLJHO01NVf+SNJbJfkZZY+sh2fErNeFkMs3h8bOI+nbJV0hCuOL73NXSb8p6RPhHy8YwkgtOOWKQwHN8SvDH+f6b08qh2O+O2rMYpw92u6XuYH7b2+6f5b0WWEuvzfTd4eT3ioR49Lm0vXqMNSnFYYCfrakq0tyG0Mh5HBuhfJ3CEAAAhCAAAQgAAEIHB+BVu3zLGkErbIFWCIulbVUXmvunjkxy0KBRZenduCZNZBodcM4wX7s5VSbK2gLQavknl8UvH8sKsXeP7eQ9OjMclsiaPk54fZ84ECulApaJTmm0vZzXlQOBf3lkG8qd9DBFwQhyuGRQ34qt/s3QRx7W+E2XHswwJgY9+wQeuh8WWn/x+bzdyTdcUKgWuNRWLMmyKFVuHioBgEIQAACEIAABCAAgQ4JtGqfI2itWExz4tKKpkcvnbqnDW2LFbFHhRt6TMihVOpFtIt+17bZ6oZxvqwnRoN5gKQ7S/qvwgHuS9Byd+wF5NxM9kAayu8Gz6CPJP2tES+GS78hsEjX2/D3XQlaFoSccPy3ozFMeZ/FQ/W19jqyuBsLfQ6b/IvCOVwraOXEuIeFPGBTe3Tou+t+feir618v5HXLdR9Bq3BSqQYBCEAAAhCAAAQgAAEIjBJo1T7PdhgPrbKVnIpLZVeN1yrJxzQmaH2NJHtr2DDPFScFfzAeWmun6CwBfCxojYk2Yzfap6DlPqQeZWNrrFbQSsUyh0G+V9J1o4HvStA6X8gPZyFnKD8iyeGIJcVClg9LcNjgUJxf7AklF4fTCC2IDSeH1niY5cS4ktDBoWs5r7jHSbqtpDS5va9B0CqcVKpBAAIQgAAEIAABCEAAAqMEELQ2XhwtAG1F0HqQpN+SdM0JxnNJwTeentXNtTC/uUGkc+6k5A4BLC37FrRKBY1aQesyIRH84Cnk5ObOKWWPsKHsStCyIPXDki4aTgj8uKSfkvSu0kmQlM5jjTC5xkPLjCycXTX0dc7DKjektA3n8Lq2pNdkKpfOf+4+NWuCkMOKxUdVCEAAAhCAAAQgAAEIdEagVfs8ixEPrbLV1YKg5VCrc0n6nqjLFq8eH061GwQH//nPQs6jODl12Uj3X6vFDeN9cffw30DkxyU9qQLPvgWt70vC0caS2NeIF85F5VDLW4Zx+6RAJye3l9A99yBoVeAerXooQcvCz3OjcEcn97en2L9WDMqJ4u8l6S7RNWPCKoJWBViqQgACEIAABCAAAQhAAAJZAi3a56NThaBVtopbELTSng6eWA4By52iNpdEumzku6/V4obJiT4WEl9agWOfglYqPLmbXrNOip7yrRG0fjCcSmhPqdjDqFQk8kmMFgGvFrjVhOxVoJ6sWtrXXCNrPLQs/PlkxqGM5TSbG+dNg2g91BvL5YagNUeSv0MAAhCAAAQgAAEIQAACcwRatM8RtOZmbebvLSSFj7toMesnJdlrywvuy0M4XJzXyAKEvTme0ng+rRY3zJcEIWcI7ZwK9RpbOvsStCw2ORm8E9YPxevDeaf+NtO5UkHrgiF/1cDAidl9suBHK8L4DiFoWaT3yYaXlnQtSdeJEqsbxz5CDnOeVc+pFESHqbuYJHsHDmXM8+5Qgtbco/WVkt4s6eWSXiDp/8mc7DjXBn+HAAQgAAEIQAACEIAABPZDoEX7HEFr5dy3JGilYtYwtDTXkf/9HyTdUNIbVo5/l5e3uGEcvvlkSVcIA1/iWbSFoGXvO4eqfSwzAeeR5Dl3wvI43NRV7yjp/pI+sVDQsih0e0kPjMZ/o7Ce/E+lXk+7FLTM1+1/o6SvlfQtgcdlg6A1tmb3IWjl5n6rPTSW7L9VQSsd97NDKO/rGhfat5ov2oEABCAAAQhAAAIQgEBPBFq0zxG0Vq6gVgStMTHLw8udiuZ//+OQ9+h9Kxns6vIWN8y3hkToFwqDLjmVMuWzhaBVy/wDku4m6ZGSnEA9V0o8tC4SPPuG0/3SkzMPIWh5fVu4s7eSE8VfqhZOqI+gdU5wJWtiuCoVzpZMg71H7VXokMyxdbqkXa6BAAQgAAEIQAACEIAABNYRaNE+R9BaN6fn8EjxaXc/L+nDK9udujwVDSxm/Wzw2EkX2dDOF0l6iCTn3YmLw9EcMtai8djihnGY2p9EAJfM9yEELXf5ZZJ+LQpHTdfYnHjxOSH3lvOyueQOGNi3oOWQWvfn1lGS9ZKt9zfhIAV7bQ0FQeuc5ObWRHxFKmjNeRF+myQLpM5HlpZUKC2ZU+pAAAIQgAAEIAABCEAAArsj0KJ9PjpaksKXLYQWPLRKRZXUu8YjjBN6l414f7Va3DAWKx2yNxR7k9y3EsmhBC13055at5H01AVJ4a8i6YmSvjKsG5/MF4t7bn+fgpa95HzAwffP8B9yNb1a0mtDeOS/V/Q11/zSpPC5ua89JbNyuelQIYclzyWfzmphy4cUxPPYQ0h07TxQHwIQgAAEIAABCEAAAj0TaNE+R9BauaJ6ErQsUjrfkcN5nDB8KPZWuXmUB2klks0ub23D5MQIn/b3rMoRbyFozYkF55b0xZLsgeS8WVeK+jgmFkx54zgZvu95/dCOQxct7n0oGfu+BK3c6Y3uir3QfNjBKyS9TdIHJ/IxlfZ1S0Hrc4NHpD3KhrJEFK1Zci0LWsM4LLY/VtLlooGNncZZM3bqQgACEIAABCAAAQhAAALbEGjNPp8cFR5aZZPek6DlEVkI+M0QohWP8HeD8JEKFGUUdlOrtQ3zVZKeFIlDbw0nBtYm1t+HoBXPyAWCGGXxbSj3knSPJDn8mKD115J+LJzu6OunTkosFYnWJoX/3pADbhBm7Wl4b0kPCqctlqzI0r7m2lrqoeW27iLpPlGjc+JkyVim6vQgaPn3xgKpw5+HMnZq41oeXA8BCEAAAhCAAAQgAAEI1BNozT6fHAGCVtkE9yZoeVQO1bKxGHtD+N9by1vT2oZJRZQ/lHQLSQ5fqyn7FrTcNydLf0bUSee/csjgv0X/NiZovTOEGloYcfGav99I3rVSkWiNoPVZkizIWRgayhMk3S54ZJXMxecH8cvzN5R95NDyvdI8bPaQtOekPcpKyyAA2WPu7ZLeKMmhlS/JnGDZg6DlcV8x9H9gsOTAhVJ+1IMABCAAAQhAAAIQgAAE6gi0Zp9P9h5Bq2xyexS0PDJ761jUikMP7Xlzs8SoLKOwm1otbRiLKHcPYs4w2qUhUYcQtC4s6WmSLh46/xpJN5T0j9HU5fr1PdJZDqbBo8iJvp3zySJKruxD0PKafWgQ5IY+/IKkB1Qsw28MoYmxqLsvQSt375+W9KiJ8Mh0aF8d9u+Voz+MMehF0FrTz4qppyoEIAABCEAAAhCAAAQgsIBAS/b5bPcRtGYRnVXoVdByjiWHnDl/T1yc5PtWkt5TNvyd1mppwzgRur2ArhpG7BC3a0iywFNbDiFofYek50cC5l+GMMJ3RZ3P9etOITz160M9e3U57HLsNM19CFrnC+LP9aK+1+ShGlv7+xK00tMiPYyaPHYWVy1eOXR4KBajf0jS6zOLMRWKakL51pxyWBtK6eeO8/sNpaaftXuQ+hCAAAQgAAEIQAACEIBAHYGW7PPZniNozSI6q9CroOW+XzAIA9dMhuo8Nr9ckYuojFR9rZY2jHNI+YS/ofyxpJ9KQvZKR7hvQas0P1GuX/GYnh7EzjhMMR3zPgStXGJ1h1A6fPDdM5NgMekOku6WeCf6Mgu8/m9MrIubXpNDy+1cRpJDVgeh0P/mMfgESotTY8Vzaa+sxyTXTu3ZVNCqEZr2JWh9naTHhbENY1/qAVm6D6kHAQhAAAIQgAAEIAABCJQTaMk+n+01gtYsorMKPQta7r9Dyh6fGMf2PvqZEJJVYtyXkaqv1cqGyQl/Fk8eXT+ksyv2KWj5Xj8SEqbH4skvhhC9mPGUoPUvIdTwRTNj3oeg5S5YTHSIXlx8uqE9tXLhkPbKunw4+OBaI2OoEXrWClo5Lyt36++CmPyCjKDsAx0cmmgx7vzRGKa8u/wc9172oQ9DqRnnrgWt84RDFpzQ3ydyDmXq4IGF247LIAABCEAAAhCAAAQgAIEVBFqxz4uGgKBVhKl7QcuGvsUNJ/mOiw1rJ6r+hzIMO6l16A3zPElX28nIphvNCQ6pl41DHd2/j4005aTr9gK6RCJ+uLoFEIcO+pTGuEwJWqVee/sStHI5pDwWi7GvCgnS/f9bODID58qKBT3/7cVBRHE4qYsFMntv/WfBnK8VtHyLsRNH/TcLOg4LHfbfRSXZkzIWsoZ6PszhmaHPXxiER4dlunjsFvDiXHk14ZlrBK2pNWqPLOdzu2TGU879vnM48fDjBXNBFQhAAAIQgAAEIAABCEBg9wQObZ9XjRBBqwxX7x5aHuUFJFlEcaL4uDisznlt3leGYvNah94wLQtaS2F/IIS1PTUTWjcmaFncvIGktxTcdF+ClrviU/EeIcniUk3xOOzl9AZJT5Z06XCxvaJuXLjetxC0fFuLWhaY0lx2JeOx6OVcWt6nw15JT49M26n1fFojaJWMIVfH3mR3lPShpQ1wHQQgAAEIQAACEIAABCCwOYFD2+dVA0LQKsN1DIKWR2oPICf7jr1Y/O+H9JQ49IY5NkHrZWE+XzGSJ2pM0LIH0IMLc0vtU9Dy+rSHz72CF9LcjrWY55MQLd5apE2Ty9ck+t9K0HKfzyXpKpKclP675wYR/u4DCnzqZhpeOSVoeXw/H0KMSz2f9iloeX4ceujE8B8u5EA1CEAAAhCAAAQgAAEIQGA/BA5tn1eNEkGrDNexCFqe79tLemAy7NLcSWW06modesP0LmjZG+dNIfzOY3mdpCkhIydePEvSLSW9t3Dq9i1ouVsOm3VIoUPyvisJY3ulpNdKeo4kC3ofjMaRS5Z/nyAUzQk+WwpaQ5c8jouE0wp9KqXDDAeB2V5lDj/0SZXPlvSOEYHxS0Konr0th/BErwN7nz0yhGPW5MXbpaBlgc2nMr5xZH4KlxzVIAABCEAAAhCAAAQgAIE9EDi0fV41RAStKlxU3gGBQ2+YWND6c0k+6fD9OxhnKo7UJO3eQXdoEgIQgAAEIAABCEAAAhCAAAQg8BkEDm2fV00HglYVLirvgMChNwyC1g4mlSYhAAEIQAACEIAABCAAAQhAoDsCh7bPq4AhaFXhovIOCBx6wyBo7WBSaRICEIAABCAAAQhAAAIQgAAEuiNwaPu8ChiCVhUuKu+AwKE3DILWDiaVJiEAAQhAAAIQgAAEIAABCECgOwKHts+rgCFoVeGi8g4IHHrDIGjtYFJpEgIQgAAEIAABCEAAAhCAAAS6I3Bo+7wKGIJWFS4q74DAoTcMgtYOJpUmIQABCEAAAhCAAAQgAAEIQKA7Aoe2z6uAIWhV4aLyDggcesMgaO1gUmkSAhCAAAQgAAEIQAACEIAABLojcGj7vAoYglYVLirvgMChNwyC1g4mlSYhAAEIQAACEIAABCAAAQhAoDsCh7bPq4AhaFXhovIOCHS1YXYwfpqEAAQgAAEIQAACEIAABCAAAQi0QKAr+xxBq4Ulc9p96GrDnPZUMXoIQAACEIAABCAAAQhAAAIQOGICXdnnCFpHvBI7GVpXG6YTpnQTAhCAAAQgAAEIQAACEIAABCBQS6Ar+xxBq3Z6qb81ga42zNaDpz0IQAACEIAABCAAAQhAAAIQgEAjBLqyzxG0Glk1J9yNrjbMCc8TQ4cABCAAAQhAAAIQgAAEIACB4ybQlX2OoHXci7GH0XW1YXoASh8hAAEIQAACEIAABCAAAQhAAAILCHRlnyNoLZhhLtmUQFcbZtOR0xgEIAABCEAAAhCAAAQgAAEIQKAdAl3Z5wha7SycU+1JVxvmVCeJcUMAAhCAAAQgAAEIQAACEIDA0RPoyj5H0Dr69dj8ALvaMM3TpIMQgAAEIAABCEAAAhCAAAQgAIFlBLqyzxG0lk0yV21HoKsNs92waQkCEIAABCAAAQhAAAIQgAAEINAUga7scwStptbOSXamqw1zkjPEoCEAAQhAAAIQgAAEIAABCEDgFAh0ZZ8jaJ3Ckmx7jF1tmLZR0jsIQAACEIAABCAAAQhAAAIQgMBiAl3Z5whai+eZCzci0NWG2WjMNAMBCEAAAhCAAAQgAAEIQAACEGiNQFf2OYJWa8vn9PrT1YY5velhxBCAAAQgAAEIQAACEIAABCBwIgS6ss8RtE5kVTY8zK42TMMc6RoEIAABCEAAAhCAAAQgAAEIQGANga7scwStNVPNtVsQ6GrDbDFg2oAABCAAAQhAAAIQgAAEIAABCDRIoCv7HEGrwRV0Yl3qasOc2NwwXAhAAAIQgAAEIAABCEAAAhA4HQJd2ecIWqezMFsdaVcbplWI9AsCEIAABCAAAQhAAAIQgAAEILCSQFf2OYLWytnm8tUEutowq0dLAxCAAAQgAAEIQAACEIAABCAAgTYJdGWfI2i1uYhOqVddbZhTmhjGCgEIQAACEIAABCAAAQhAAAInRaAr+xxB66TWZpOD7WrDNEmQTkEAAhCAAAQgAAEIQAACEIAABNYT6Mo+R9BaP+G0sI5AVxtm3VC5GgIQgAAEIAABCEAAAhCAAAQg0CyBruxzBK1m19HJdKyrDXMys8JAIQABCEAAAhCAAAQgAAEIQODUCHRlnyNondrybG+8XW2Y9vDRIwhAAAIQgAAEIAABCEAAAhCAwCYEurLPEbQ2mXMaWUGgqw2zYpxcCgEIQAACEIAABCAAAQhAAAIQaJlAV/Y5glbLS+k0+tbVhjmNKWGUEIAABCAAAQhAAAIQgAAEIHCCBLqyzxG0TnCFNjbkrjZMY+zoDgQgAAEIQAACEIAABCAAAQhAYCsCXdnnCFpbTTvtLCXQ1YZZOkiugwAEIAABCEAAAhCAAAQgAAEINE6gK/scQavx1XQC3etqw5zAfDBECEAAAhCAAAQgAAEIQAACEDhNAl3Z5whap7lIWxp1VxumJXD0BQIQgAAEIAABCEAAAhCAAAQgsCGBruxzBK0NZ56mFhHoasMsGiEXQQACEIAABCAAAQhAAAIQgAAE2ifQlX2OoNX+gjr2Hna1YY59MhgfBCAAAQhAAAIQgAAEIAABCJwsga7scwStk12nzQy8qw3TDDU6AgEIQAACEIAABCAAAQhAAAIQ2JZAV/Y5gta2k09r9QS62jD1w+MKCEAAAhCAAAQgAAEIQAACEIBAFwS6ss8RtLpYU0fdya42zFHPBIODAAQgAAEIQAACEIAABCAAgVMm0JV9jqB1yku1jbF3tWHaQEYvIAABCEAAAhCAAAQgAAEIQAACmxPoyj5H0Np8/mmwkkBXG6ZybFSHAAQgAAEIQAACEIAABCAAAQj0QqAr+xxBq5dldbz97GrDHO80MDIIQAACEIAABCAAAQhAAAIQOHECXdnnCFonvlobGH5XG6YBXnQBAhCAAAQgAAEIQAACEIAABCCwCwJd2ecIWrtYArRZQ6CrDVMzMOpCAAIQgAAEIAABCEAAAhCAAAQ6ItCVfY6g1dHKOtKudrVhjnQOGBYEIAABCEAAAhCAAAQgAAEIQKAr+xxBiwV7aAJdbZhDw+L+EIAABCAAAQhAAAIQgAAEIACBHRHoyj5H0NrRKqDZYgJdbZjiUVERAhCAAAQgAAEIQAACEIAABCDQF4Gu7HMErb4W1zH2tqsNc4wTwJggAAEIQAACEIAABCAAAQhAAAKSurLPEbRYs4cm0NWGOTQs7g8BCEAAAhCAAAQgAAEIQAACENgRga7scwStHa0Cmi0m0NWGKR4VFSEAAQhAAAIQgAAEIAABCEAAAn0R6Mo+R9Dqa3EdY2+72jDHOAGMCQIQgAAEIAABCEAAAhCAAAQgQMjh9msAwWN7pi21yPy2NBv0BQIQgAAEIAABCEAAAhCAAAROlUBX9jkeWqe6TNsZd1cbph1s9AQCEIAABCAAAQhAAAIQgAAEILApga7scwStTeeexhYQ6GrDLBgfl0AAAhCAAAQgAAEIQAACEIAABHog0JV9jqDVw5I67j52tWGOeyoYHQQgAAEIQAACEIAABCAAAQicMIGu7HMErRNeqY0MvasN0wgzugEBCEAAAhCAAAQgAAEIQAACENiaQFf2OYLW1tNPe7UEutowtYOjPgQgAAEIQAACEIAABCAAAQhAoBMCXdnnCFqdrKoj7mZXG+aI54GhQQACEIAABCAAAQhAAAIQgMBpE+jKPkfQOu3F2sLou9owLQCjDxCAAAQgAAEIQAACEIAABCAAgR0Q6Mo+R9DawQqgySoCXW2YqpFRGQIQgAAEIAABCEAAAhCAAAQg0A+BruxzBK1+Ftax9rSrDXOsk8C4IAABCEAAAhCAAAQgAAEIQODkCXRlnyNonfx6PTiArjbMwWnRAQhAAAIQgAAEIAABCEAAAhCAwG4IdGWfI2jtZhHQajmBrjZM+bCoCQEIQAACEIAABCAAAQhAAAIQ6IpAV/Y5glZXa+soO9vVhjnKGWBQEIAABCAAAQhAAAIQgAAEIAABqSv7HEGLJXtoAl1tmEPD4v4QgAAEIAABCEAAAhCAAAQgAIEdEejKPkfQ2tEqoNliAl1tmOJRURECEIAABCAAAQhAAAIQgAAEINAXga7scwStvhbXMfa2qw1zjBPAmCAAAQhAAAIQgAAEIAABCEAAAiLkcPNFgOCxOdKmGmR+m5oOOgMBCEAAAhCAAAQgAAEIQAACJ0qgK/scD60TXaUNDburDdMQN7oCAQhAAAIQgAAEIAABCEAAAhDYkkBX9jmC1pZTT1tLCHS1YZYMkGsgAAEIQAACEIAABCAAAQhAAAIdEOjKPkfQ6mBFHXkXu9owRz4XDA8CEIAABCAAAQhAAAIQgAAETpdAV/Y5gtbpLtRWRt7VhmkFGv2AAAQgAAEIQECtHP4AACAASURBVAACEIAABCAAAQhsTKAr+xxBa+PZp7lqAl1tmOrRcQEEIAABCEAAAhCAAAQgAAEIQKAPAl3Z5whafSyqY+5lVxvmmCeCsUEAAhCAAAQgAAEIQAACEIDASRPoyj5H0DrptdrE4LvaME0QoxMQgAAEIAABCEAAAhCAAAQgAIHtCXRlnyNobb8AaLGOQFcbpm5o1IYABCAAAQhAAAIQgAAEIAABCHRDoCv7HEGrm3V1tB3tasMc7SwwMAhAAAIQgAAEIAABCEAAAhA4dQJd2ecIWqe+XA8//q42zOFx0QMIQAACEIAABCAAAQhAAAIQgMBOCHRlnyNo7WQN0GgFga42TMW4qAoBCEAAAhCAAAQgAAEIQAACEOiJQFf2OYJWT0vrOPva1YY5zilgVBCAAAQgAAEIQAACEIAABCAAAXVlnyNosWIPTaCrDXNoWNwfAhCAAAQgAAEIQAACEIAABCCwIwJd2ecIWmWr4Fck3bOsanWtH5f0pMxV6T1/T9LPS/pw9R0+dYHn+kaSHi7pvFEb/yHpXpIeIOnjC9tec1lLG+Y7Jb18xWD+SdJbJb0jtOO2/L8/uaJNLoUABCAAAQhA4PgI+J3jueGd7C8l/Zikd+1pmH4nvIWkR4T7fZekv1p5b7f5PyT9oKSrSLqspPNL8nvmqyS9RNIfS/pfG7wXfYGkK0m6nqRLSLpU6PtbJL1C0nMk/bmkD64cE5dDAAIQOEUCLdnns/wRtGYRnVXoXdCaErPuGkSuQ4hZZtvShlkraOVW08uCGPqiDV7gylYrtSAAAQhAAAIQaJ2AP1LeP3TSHxXvLOm/9tTpi0h6ShCDfMu1gtbXSrq3pJsW9P8Jku4u6e0FddMq55Z0/XD9N89cb3HLH6OfIemjC+7FJRCAAAROlUBL9vnsHCBozSLqXtDyHN9A0kPDl7JhxP5idmgx6xQErYH3fST5vw+VLTlqQQACEIAABCBwpATsKe/3spuE8dmr6Vl7GusFJNnr3/ccyhpB6/KSHhaJYyXDsNj005JeWlI51LFXlt9b/V9NeZCkX+b9qwYZdSEAgRMngKC18QJoAWivHloWs64bvgB+fTQvrYhZpyRoeaz++vrbBwrt3Hhb0hwEIAABCEAAAgsJXFTS0yXZU+rvwodHizy7LhaFflPSrZMbLRW03P/HSrpc0t7rJL1A0vslfamk60hKPao8bnt0vaFg0PbM+kVJ90vqfkDSCyW9Pvy7wxy/N0mt4T/ZU8vpNQ4VjVAwRKpAAAIQaIZAC/pLMQw8tMpQbZ3PquSua+/pub16+GqWill2c398Iz/sLW2YXMhhzUueX7i+OHyl/DlJ10om2kKi8z08v2QBUAcCEIAABCAAgaMk4HxZTwwj+31Jtwm5pnY52CkPp5p3naGPXyTpIUmYoUU5C0/OXxWLR58j6Uck/WoibFnUu5Wkf5sZ+PdL+sNEqPrdEOb4L8m13yDpHkm//P5lb7g/2SVg2oYABCBwJARass9nkSJozSI6q7BWXCq7y2fWWnNPz+uVJT1GUstilkfc0oZZK2jFM+iXt18IYYbxv5e+vC1ZM1wDAQhAAAIQgEDbBM4TPI38cdHF7wrOobXL4uTs9m665chNlghaPxzyUw1N+mCcm4Xk72Nj+Z7wQTV+Nx07HGlo40skPTpEHAz/ZjHrjhNhhDlPNId0evzv3SVo2oYABCBwBARass9ncSJozSI6q7BGXCq7wzlrrbln7oXBX6da8swaRtzShtlS0PL4ci9UnodrbHCa0NJ1xXUQgAAEIAABCByOwFeF0619St8+3gkuLMl5pOzlNFZqBa2cyOScWI/KfKiM75k7pMgnH/7UhJdWKpy9OHhbvXNmCnO5wuwl9keHm3ruDAEIQKALAi3Z57PAELRmEXUnaPUkZhluSxtma0HL4/t2Sc+U9JXRUtvH19iylU0tCEAAAhCAAAT2ScDvGs8N4XN/Kcnhh+/aQQfsKX6LkD/KHlpDsYj2YUlfEf1braAVj8HNOF+W82Gl4X+5YaVimPvjfK/OhZWWzwveaw5LHIrHZI+tkpKKYY+TdFsSxJegow4EIHDCBFqyz2enAUFrFtFZhTXeUmV3OGetJfe8oqRHJPkJ/KLg5J9PlvTJpZ3Z4XUtbZhdCFrnC18snTtrKD5dyN5yfqGkQAACEIAABCBwOgT8+3//MFyHGvrAmP/acPjnknSVkK/qu5N2hxxXPuEwDj+sEbRsO/jUQCdZH4r/f+et+kThOCxQPTyqe9/wrp1e70TyT41OUPwHSdeX9KbC+8TecL7krSGXaUki+sJbUA0CEIDA0RFoyT6fhYugNYvorMIScams5fFatffMHZvcupjl0be0YXYhaOW+LpYkgPUXzCtIssfdZcLLXPyF9ZWS3hwSr75oZU4IJ3b1S+8PSPo2Sd8RlqXzYfgUIrv328vM/zudL1f9rJADxCcnxcX5LfzSXvKCm0v4WnIqpF/c/cJ77fAC7xOOBk4+Zcn9f074ejyXdDa3G9OX6SX7essTrLY+cdUJemOjJDe+YX1YlL2EpEuFSj5d6tUhfNbrw4ZG6QlSPvXqSZKutgRo5pq5cezrful9auc+tw/G8svknldTOD1f7o/nyYmRX7ZQVN/ns6l0edSymGu31rj/mnAIiA9i8R4Z8gPFzyAnyf7gxI2PZW/Psd3F3w85/7XjOa+kh4aQOV87lz+qtn3XH+Ph0D6Lac4hZSEt9nqqWfPpGHxPP7v+oqKzfs/wATluy+XPApP0d/r7koN0St6f4m58bjhdOj7V8YZBJKvo7mjV2me+7a5vDV5ifu8aTn6M+efeG4cOLPkg6ne0uwdbJh3ILtbfFlxpAwIQOCyBluzzWRIIWrOIzirUiktlrU7XqrnnpcMLUnxscg9ilgm0tGH2JWjZsHGIgY+zTotP5/EJQU6sOrzoza0nz7UTpP62pPfNVY7+7hxfznlxh+TwgFwTvscfhC++785U+HJJftFy2MBQLIBZBPnbmT59tSS/pPogg6H4xdsv22PjsZBlse9OhaKIjXl/DX5gJaNTFrQ8p54DG0CxmDo2nRZIfDS6BdY5b9B9CUxDX/d1v1rjJmZpoch7yN4HcdlK0ErnzWKkT2N9xUzOm+G6fT6bKh5jZ1UPJWjkTlMb67ufQfcOXtQfylTap6C1y71dO3db1D/U/C/pe/ybUuttVHq/lIe9svxsfoakj0rKCSY1gpYFW3v9+6Obyxsl/Wj4yFbax9I2Ym82t20vMP+X+7g2du8t2hhru+aZb5vrBuF9Pf1NLRW0/kbSjSS9rRR0SHnxBElXzVyDoFUBkqoQOCECLdnns9gRtGYRnVWoEZfKWpyvVXrPi4WQtlTM+hlJT6n80Z/v1fY1Wtow+xK0cl/YvBctBtmjKT79p4b4X4XEqn55nSsXDcazx1xT/DLl48Vfk7nIbdnrJu6/X6JuN+GZcO7wcnrXqD2/5PsL6lhIgF/GLfrZA6xU9BuaN6PbS3pt4aBPVdCyp96Dg1BQiOqsmoVPe+pZXJ0Kqd2XwDT0fV/3qzFuYq7e/84L45DxtOxK0PJ9Sk4l2/ezqWa9DXX3LWhYUHdy6d9a8Ly2V4pz+Dj0KS77ErR2vbeXzN/aa/Y9/2v6G+d0qvU2Kr3vwGPsY9daQSv1rnL+rBtXfiyygO/xXzMalD9SvTT63znvKn/s83tFTbGI5A9yQ3Hien/I+8+aRkbq1jzzLxTGHL+vD82WClqu73BRn9hYWr5Xkj8S5t6XELRKKVIPAqdFoCX7fJY8gtYsorMKpeJSWWtltUrueRFJj5XUq5hlEi1tmF0IWl8WXmAcijKUXK6IXDJ/17c45bAVfwF16J5dxx3S4jnPCV8l7ui5deN7+eXXgs9fh3weXyfJL0KDS/zQf4taN8kYZH6eWCyyF1RcXNdCV+6Lql/M/FIbv2hN1c+dHDncy6ycVPafJflYdH899pymL3GuZ8+0+MV5bFemgtbvSHrHzBa2seCv1ebsUht2NtW8X/4tYo8V59Fz6OhQHG45Nc6/D6EecXtja7F0fbgtn6jlHCs5TxT/PTUCnEjY68BeLCXFDPwiPpQlIYclczm0X3q/GuMmHqc9fZ44IiCWClreu8+T9LEMQPfLRuglM/th7sSwfT6bSuY+Vyd9dlsUf1phSOVnS/LzORb3p7xVcqe0xc8ge7w5HNzFzwCfZJc+q/0MvXkI/xyuPZa9vXQO11y3z/lf00//Lt0veL26nV0dEOO97o9C/i1+e6bDawWttWGA7lKuD+mzbovQRt8rXR9TXvK181v6zPe7mz/C3SfcwL+nfl+xp6zf7Xzy4iByT4Uc+vKavGtT4YZuC0GrdsapD4HTINCSfT5LHEFrFtFZhRJxqayl8lpz98yJEjYG7T3jBJo17tjlvdq+ZksbZheCVu7LWPoC4ZOGHinpOhFeiyB++XH4Vi4vkU8vsnBhcSwWnCwM/JCkV41MVS40cPiKaxEiPaHIL1Y+Ttsu/rGLvD1wLFg4fCEuubCpMQEsZ8Q7dNLjzgkhY7m6bMjbw+vlmVA3j9feXM6fEQtbY31KsaWCVklYRukL7va76ZzPqjmhJ+1D7guy14dfoO2xlYbJDsmH/ZLu/GVxmcqhtpaRQ3YtAA1lbpw5D62SuRzaL73fknHlvBRjjqWCVomY7XxoFnPNK94PY6eG7fPZtGY/rDFYa437nMBno9TPQ4uD6fPa7duby+GGsbA1F1ad8kjfCebW/KH29pp5XHrtPud/aR99XZyg3M/Va4SPSGvaXHJt7ZpP75E+D0uePWkb/j13/sa7RH9IBb61z+2haees+kNJ/n1z8Uc7e5TZQ3VtKX3mf2OImhg+QHs/W9zMvd+l8+P3Qb+z+NntUnMyZpoUPx0vgtbaFcD1EDhOAi3Z57OEEbRmEZ1VmBOXylqpqzV1TxvZPrI4DRd7TMiJ4helXkpLG2ZrQSsn7uRyZqTHSs+F3MVz6/ARG/aDN5D/5nBTv2DmisUpu9sPpSTXWs4jYUo4cxJ7vzzGxlsqgPmFzaFpDr0ZypzIlGvXXj0WrKZyh42FTI2JcjG3+EXYY3by+Vy4ZXxN6QvuLvboGqPXIumvB55D3/zCbyPDxveUSG7h0DztXRdfO5ZDbS2jUoFp6Mtaw6j0fkvGlVvX8drYUtByuzkBzUKy99FHkkW5z2fTmv2wL0EjJ/A5wb4/JL1zZgC5XJc2UP08LvkA1cveXjOPS6/d1/wv7d9wnfv53CAm14gSa++bXr9W0Co9oXCu33NreqsTCtMPU1t6TZc+8+N3r7ncaTlBy7+vvxHyYZlraRL+2JvOQt67Qm7TYW4QtOZWKX+HwGkSaMk+n50BBK1ZRGcVts5tUeLuPCZo+TQlh8r4xyxXnOTXnhQlL8hlo99trZY2zJaClg18iwPxsdgmmYooaQiC69iwtEdMyRzmvnKOJU21wGYhNE7cPvWVMJ753Avw2DHdudBDC2cWN5w/xsXhEM4XNHiJ+O8WQ2wc5krObX4uVCpuJ5ejqCRpfbwmSl+CS19wd7Gz5gyEqXs6r9rTE3G0xuDOJfcfEw3XMioVmIbxtipo2WPqIZJuGjrqEBSLSnFema0FLd/KoakviRZD7jdpn8+mtXthX4JGKvDlQgenxpKeYuncQ5771DM210Yve3vtXC65fl/zv6Rv8TVxcvKasLG1902vXytorVmLcV/m2tlKiNqqndw8lPyWpe9ec3OfE7QsIv5fkRg19v4V9zF9hvu+zm0Z5yxF0Np6d9EeBI6DQEv2+SxRBK1ZRGcVWhG0HBLmJLSxsZOOoCTJb9mo91OrpQ2zRtDyXrJx+k0hFNBf49K8KRZEfDqNv84NxV4xnk97Wjm/jV+O/OIylhA9Nyul7v/x12G3UyrQDPdMwyfHjtl2/dRQ978NITZfnEmMOiespSciuT2H8TjvRGkZE/QsPI6Jh6ckaKUnQXm+vI7TY9SneKcG/9gaKzECpu5zLIJWnEPOoq4THl8tPAOG8e9C0CoRAPb5bCrdw2P1SsYzdm2pce/8ff6Y9BNRQzWCry/LtVGa4HnO+J9iuM+9vXYul1y/j/lf0q/4mjQf1CGFhNI1PzbmNWsxbnOuna2EqK3ayfEo+S2LhWw/5/1R0R8vSp9Jw++o00z44CAX50v0R8B/nWgnfW9yP5xfzSdezv2+rF3vXA8BCPRNoCX7fJYkgtYsorMKLQha9kZxvhrn7xiKxavHByMoFk8sNDgnyrvLhnfQWi1tmK1PSorB+iVmVydPlgpaqVFjTz7nOUrzYI0tCLv/O5TROR98SuDrQy6HsRBXh+v5ZKE4HNLhaxb9nNNqKPbKsoj3nomVmCahXRqukYZKODTSe+XfR+4dn45U4lnpZkpecHe16eYMhLH75pLvToWuTq0RHwDgRNhDyRnsaxkdg6B1wRBuNnygsDebxVXnxfM6HcouBK0tkjqXrOHSZ1NJW1N19iFobGUULw3X6mVvr53LJdfvY/6X9Cu+Jl4/Tv5tj+WaD1dr7x9fj6Al+be95EToOe5zv2Xpxz17QfsZMPWhKOeh5f6eT9IzQ9hhSQ62+APT8M7kj1QIWnOzyt8hAIGW7PPZ2UDQmkV0VqEFQSvt6eCJ5YTYDlFzcsm4+EuyxQq7F7dcWtowuxK0nKz/dkHc+eQOJqPEaNzq+Oua7ufC/MbWcRz+lLuHE8cOpwP573Mu+2P9dB6bP43yUMx5qTkcyKKxy5RHWny/uRfcGoa1dZcavRYZLT6aj0tpvrC0f7kwtVzy6rWMehe00rDcIW+eDV2v7V0KWvYS8j3icGivmylPxdp1ONQveTYtbTu+bh+CRioClj4P0vGl4Z5zovpwfS97e4v5rG1jH/Nf26e0vg99GULqS+d87T3HrkfQ2p+glXrhTqVWGOZrTNDyoSzOGzqcmj2VnsIets5T6pOnXYYQRYcbImjtamfRLgSOh0BL9vksVQStWURnFVpICh/31GLWT4YTlbzgxk6u25VHUBm1slotbZitBS1/QfOLq18eckdnlxHK1/KXuouFF5vrJycd5k4cyuUQsrffS9d0ouDaXOhhfNnUSXhDvZxIsvS489yJP1On3cV7v/Qkp7ViTQHW0SpLjd5U6FtzClTqgVKyHueExXTAvQta9lp8iqRLhIENuQ8tPO9S0LInng2aO0dAS3LJ1azJ2mdTTdtjdfchaKTr2h+THPbzscoBOA9mfBhGqbdpL3u7Escm1fcx/2s6mv6G7UpALu0jgtbuBa13SLpKEJKG5/zUKc7x3I0JWv93OE3V4pTLlDAan6oYhzmmz5FDhr6WrlfqQQAC+yfQkn0+O3oErVlEZxVaErRSMWsYQe6krJrT8spIbF+rpQ2zVtB6XThB5m/DsdA+yr0m/1BK1y/Bzvtk7xmfrmUBy/Psl6M0P1d8bU5AsOj5ZElXDRX9guN8Cq/cfkrP0WJqvA8VnhA81z4404fcy/fSl7Ca5OCpV9tYsv20+z0KWmsMwnT8JV45axn1LGilp0nGIeI1az2dsymBxc+SsWdHiai8y2fTFo+gNeu31Ljf2lN7GHepmLtU0FrDZsne3mI+a9tYM8bS+a/tU1w//pBSEiq25l4l164dcyrulv42pn2bW9PpB6g3SvpRSW8uGWRUZ6tw4dxtc+8UaT3Pub2lHFZeEjUxJmg5RDLOZTrlSR2HG8aHTyBoVS4eqkPgRAm0ZJ/PTgGC1iyiswqtCFpjYpb7OBbeNSTifl/ZUPdeq6UNsyYp/FbgLFz5hc35NeJ8aTXt5wStXb7QzfXNud9sNDs3UFycR+vhBac51hj5c33JvXyOiWP2NHlUdKpQaU6ptWLN3Bim/j5nIIxdu8YgTNtMxaZc7rG1jHoWtPzV/olRHpQ4BKVmra8V4B0KfTdJjwx58ebW3a6eTXP3Lfn7mvVbatwjaEkle7tkvraus4/5X9Pn+ECWUo+8Nfebu7Z0zY+1U/LRYq4PuROaU8/rmg9QU/dzPk97M10oVFrjgZzep0TQcroEe95OJXCP250StFKRL/dekl4fewQiaM2tTP4OAQiYQEv2+eyMIGjNIjqr0IKgZTHrZ0OIw9iJbGPhXQ4v8ZchJ/NurbS0YQ4paDmvjU/MsoF5/opJ8he7d0m6cnRNa4JWLjm8u1vqQVhj5M+hy7182lPtLzIX5k4IytWbe8Et9cCY63vJ31sUtJzz4zaS4sMDTlXQssel96fDhF0sJvmwhg+F/12z1tcKWr7lyyT9WhS+nltju342lazruTr7EDQQtM4paOX29txc7eLv+5j/Nf2OD2RZmv9xzf3Ta9cKWmk+OX/4uYOk/6zoZMmzLndYyZJUCWvWx9yQ0t8ye009LXjU25tqKH4P8Dv8K+YalDQlaKVCYG4Pxh8wU49ABK2CCaAKBCCAoLX1GmhB8GhB0CrN35ML7/IPmj1+nr/15GzQXgvzOwzjUIKWwwEtONpTY6o4pNEClkMaXyPJ7vf2srhx8PgYrs2tlfSr3r5CDudyaJWEHZa8+JYuxZovvj7e2nvGL9U1oQ5rxZrSseTqtShokUPrU/vWH5Ds2WADxCWXu6pmrW8haLkffoZYcHxq5ovcPp5Na9b72LO79ERSX19q3C/dW1uMz20svf+WxvwWnjlb8YjbWTPG0vlf2u9UlFkaLr/0/rnr1o45zblYs9+G/ljc97NwOOXV/57ms8zlz1zCLz6t2PcpfZ8uYT72e+98Vw7zfoiky0XP/JtJmjsEZ0rQclOxoOgPg/5A8qaosz7J0CKji6M0/L+H9BcIWiWzSh0IQKAl+3x2NvDQmkV0VqEnQctzeqMQyuUXqaH8jaSbB6+YslHvp1ZLG+YQgta5Q4LmIcnnQN0CisOSnLTdJ5/5ZWTshMQSI+MQSeFzYbD+eunyldHyGhJij3kebpkUPvW6mhL24jwhTv5swbEkZKBHQWvLpPCxN4Kn2YlwfRrTR6I5X8uox5DDbwh72s+Z4XfFp9PGnrNrBK05I83Pmi+WdNkQAnylaD5y3pL7ejZt8UuzD0EjPWk1t663GMtYG0sFrX3v7V0yGGt7H/O/dFyxt4x/y/1x8Q1LG9vourWCVvo7usQLOW1j7KNR+nuSOzV3DkvaxtKcX7n7zP2W2aPMJyUPeU/9Lu53Ca+FsTInaKXsYpHPHrU+5fwnQuPpSYgIWnOrhb9DAAIm0JJ9PjsjCFqziP6P4REfcztnOJS1Ol1rjYjmHzQnoHSOoriUnrCyRf9L22hpwxxC0LqopKdLsmfdUPxF75eTEK0pniWC1udLepCkW0QN+UuhPaRqikMiHaL3v8MXQSe0tjGcK7lQQ9/TxS94Qyk5Za1EJCkZR+x15fr2dLuhpH9MLk6PvK4JE5l7wS3p59I6S43eGqFvqm9pIn3X9al6af60tYx6E7S8Xxz6PQjXTuBuIyQ9/XSXglY8bxcIXgo+Un4ow7Hunwj/sK9n09K1Hl+3D0Ej9fKoEbm3GGMve3uLsda2sY/5r+3TUP86kv4k/I+pU+mWtr/kurWCVi4UcCx0f6x/6W+x3yUs9KQH6aThjbVhrrnfJP/m2yN1izL3W+YQQecG8zv5UCw4Oa/oWIL4OUEr/cgX2yTxc9sfEH9I0quieyNobTHrtAGB4yfQkn0+SxtBaxbRWYU14lLZHc5Za+09nfzSP/yDq/NwhzlvmKX9XXpdSxvmEIJWelrQi8NL3TsLgXoP3z38N1wyJrimHgY1Io3brnmJTXMF+fohX5Bf8Cza3TQao0U9sxg7FTJ9qV2aWDflPWZgTH0BnZuauRfcuevX/H2p0Zub29Ik+HF/09BW/82iybOSQa1l1JugZb5ea8NXehtuT8p8AduXoOXpiE/B8v9ODcp9PpvWrHlfuw9BI/V0yhmLJeMwd38YsJD/2ujDwEdnLu5lb5cw2LrOPuZ/SZ/TfEdxcu4l7W11zVpBy+8d/ugWe5bXji39SOWPHm5jENSHsa490Cb9Ld/aS67kt+yrw/v4kOvUnuHxYSDpvM4JWunzO05yHz+3c+83CFpb7SLagcBxE2jJPp8ljaA1i+iswlpxqewun1lri3vakLSoFYce+iW6JIZ/SZ+XXNPShtm3oJU75adWZLJw9GhJ143gjwla8XHPrm7Xd4envq1w4lKPjbGTgvxcub2kB0btpiFNzi0RG/iuOiW2pi+lrl+bS8OntFlU8xfzoYy9hMfGfi5HxRSykhfcQuTV1ZYavb5RamBYhLqlpPdW9CIVmsZCUdYy6knQcuiHxUEbGi5T4u0+Ba0Lh+TFFw/9ir0V9/1sqlhi2ar7EDRyz1qfXuYPCqUHruRyCpY+83vZ22vncsn1+5j/Jf1yaL29oK8aLq71Ylpyz5Jr1gpavkd8cqP/9wvCR6ohrcBUP3J7aYxNrq/2NPd7T0lJhftaD6+5e5T+lqW/WVO/ryWCVir0+X3fH0QfGuVjzX2UQtCam1H+DgEImEBL9vnsjCBozSI6q7CFuFR2p0/X2uKezoHiXAEO+YmL3d9tXL2ntlM7qN/Shtm3oJXLDVWTlyWXo8pTNCZopS/Xw9pO8/jkptkGrl3kbcAN5cHh31LPghKxKueGPxV66Po2HL0vhlLjzTaWzyt1x3fbaQ6Kx0m6bXQS3dw2KH3BnWtnyd/XGL25EDOfvOnksmP5zeI+pl+h/bexNbKW0VpBq/Yrfen9cuN6hqRfCh8WbOxZiH3RyOTuU9BKQ35ir8d9P5uWrPX4mvTZXWO0lhr3OaG+9gORQ50eEX1ksqeGPyrYO26u9LK358axi7/vY/6X9DsWfcY+AC1pd+01pWt+6j45Uark9yI9HMP3mBPDUlGq9Lf/guH3K048XyOGlXAu/S3Lea2P8SoRtNI69nDzxxKHUjpCY+w3DkGrZFapAwEItGSfz84GgtYsorMKW4hLZXf6dK2tiRhwqgAAIABJREFU7pn7QfddfKqeXcbnwhxq+11bv6UNs29By6zSMEB7tNjAGctLNfA9V8j95NC98yfQp47Qjk+/8WU2qPwV7ykTooWfE3aVf0wUMmXD3MaZk9bHJffS5lN2LKC+L6mbW5tjdX1pTijzC9ztZsRZ998ebPeP+u/2xvJYfLukZ0aJ639E0h9VLOzSF9yKJourrjF6nTfs10MC9+GGUyfgxZ3KnYZnY99CkPNFpWUto1KBabjvvu6XO3whHvvcc3dfgpb3hD3y3J+hpCLQvp9NxYs8UzF9dtfkuawx7tPE/u6KPV19SqQ93KbKxYJxHacBmAu1jtvrZW+vmcel1+5r/mv7F3u9lnri1d5jSf2aNT/Vfvoc9jP/J4On0NhHkDRJutufE8Jy3tUPk3SniVyjuVyypUJYDdOa3xZ7odkzfYiaKM2lOObpHL/P+YPE34ePb+7/2Ic4BK2a2aUuBE6XQEv2+ewsIGjNIjqrsJW4VHa3T9Xa8p65F4gSIaOmv0vrtrRhDiFopWGA5vj8IHS9LiMyWcj6luDxEeegivlPHaGdE5y8FnzogT0HPphMpF98LbD9ViKc5QzzJR4M6Queb29PMItPaS6NnFeX6786eCHa6yU9CdIvmw5/tGFRcuqnX4JteDjUzmXuy3Fu3de84C7dN2PXrTF63WYu957Xhz0HPeepKOn16KPW7bk3nN439M1J0H1NLhxrLaNaQetS0Zdr96/2VK7S+00JWiVi9T4ELd/DIu29E4E3PQ1r38+mpXvBzx2L8l6jQ9mVoOX2Uy8r/5sNeT9D7R3xoWQgForN26ezOUxoKLXeXb3sbY8vt45r5qRmLex7/kv7luYlrA2RL73PknpbCVq59wmva+eIs1gbfzAd2wdTH7HiseVSaPhDnCMQ0sM1LDw7OiF+R/LvmIWzP1gCbOKamt+yXMix+++E8fH7TomHlrvkg3cskPl3Oy1jnmgIWhsvAJqDwJESaMk+n0WMoDWL6KzCluJS2R23vadDD22sOLQsLiUGVml/l9ZracMcQtDKveAMLF8p6WWS3h/+wTlvLp8YRf6TT9tyjqnhpESLMDfOiA9Du6732MyBAfbGeaGk14eXK9e7UmL0uo2xkFXzc6LrIfH1sHemQhpzYbFTnj1jJ3j6Xm8J/f9nSQ6ZukIQWWIhy/VyhqRDEuxB4bBMf2EerrG46K+6JSF3A1+/jP5oNB/2ZrP3i/m6bw5B+6+lG2bmurVGr5vPCeD+dxsE/qLs0Bn3/+skWfSIjfShe3MnqtYYAbkhzwlMw3z62i+TdP1kXY6dqDWGd+5+w3VTglbJgRxrBC3PjZ8FHxsZhPtmL8dLZLw6c0fJH+LZVLItvjCEbZ4vVPZ4rpUI1rmTNcfarjXux35P3X76DPWz8Acyz1DvJXuX+CNCKtyP9bOXve3+71LQ+v/ZuxP4/b563vvvB06O4+acOjqVjPd9QseQTqgIJRKVpNKASkizcESFFA2mNEto0qiMDUhFowwp0VEHp0xJSXe5O5H0uB/vb3uzW6197bX2cF3rs6/Xfjz+D/p91957redaa1/X+lxrrX3q+i9po04z3OOodolz6T3mpqtt84fuM/Z9Yvh57GeP965MPyv83Pn6ghnpvv9Yvxt+LrkvfXb3uZR+7h/6gWWuo8+r/Sz7gi6o5u8aPtL9RXP9Z+wHmNzLXPpr+jPvNZmCEdBaUtuci8D5CLQ0Pp9UJ6A1SXSRIHpAy2XIvabd/17661iZVH2qljrMKQJa/Rdfb3CaznCZ0vTgyb/6O0DiZYb9PhF/2AVUXnvgAv5Fz0vuPEOq5nAgwMtrHBQaHl5y5l/gh5vTl07vzy3jOdQuHdTyl9NvSQaxJeXwbC7P2HKwcHikfbzkWnPSbDVLoc/LGoNeX8v7K3n/Kw8Oag4PLh7SBc/TmSrD69QOAtI8TAWYpuqzJLg0vOfU/fq0YwGt0g32lwS0auppmPbQslIPQI/9bJoqx9SyzkN78eWuPWdw78G1Z4V5ZmI6cJ7Kv/uIA26PqthM3teM0red1y0DWi3U/1Qd++8O4PjHHx9jb9Mtuc4Waea0+UP58A9tXgLo4HLp4YCXZ0yl2xYcOt+f/e476b6wU/f0Z5K32Dj0mTR1jbG/136W5Zb2p98LSmdoOU/p22j9b4e+ZxDQmlvTnIfAeQm0ND6flCegNUl0kWAPAS2XIzeDxv++1S9XJbotdZhTBbTs9LHdEqCxZYRDSw+IHt8t5/JU+9wGziXLG/zl0F8ovTwg3YcrrTsPer1EyTMK0i+FuaWAU6+lTq+fW8YztvTQ53qp2xd1Ab3PL2hozr9nijn/b8+knwqAFNyiKEmUgJYL4yClAz8euE+1D6d/VjfAd7BwakZb7SAgxZ0KMB2qT7/p0s88t4nSY+p+/XVyg+2avnDsgJZngNritw7U2SmeTYfq5VBAw9ZeXuznY+mbB+cO7v39yUtZ/fwcBvIP5d19xC+3yC0nn2qLawW0tu7bvv6pAlrHrP9D9ZW+JdR15/0Jp56LU21grb/PbfOH7p9b5jeW3m9+dD9IlwqWlG9s6WLuXAfNvBTYP/pttV/snM8yLxX00sd+Vr3b7U267SZy/efQEvmrSHrmYM9Pn3/o+x8BrZJWRhoEEGhpfD5ZGwS0JokuEuwloJXb48jlm3rzVpnSvFQtdZhTBrSs1++P5cGR8+LZMX0gwQMgf6nx/ljeK+rNCXf6FiB/YfRm6emeWLla8tKiL+2WxvgXVg/SfHimg5cEeNmdvzCl9+yvlQuUTm1+neYj3buqv/+tJb3wQNPyTAnn97oZMwdWfl/Sc7qlm4csCGiNI3tDXgcP3UbS9uE26Zl4bpcePKR7mI1ddc4gYHitqQCT275nEvZLXPplKe4X3vD/XZWPq6n79ZfLBVtqgphbB7Tcp70MxX3DyxP9XCkJ/Jzq2ZSrJu/b4+eL99Tpn48ul5daO1j5O5WBg6WDe9t4MO8ZOV6u60Fq3+56bz/D/Ayt6SNp2dcMaPXX3qJv5wbk/reafnCoe7ZW/7m8epmzl5n7c8mHZ0L/euUzZ8vkS9v8WN7cF9z2b9B9ZvTfYfz8db90P/Ds6/9Z8Vkxdi9/b/GPWQ4EDT+X3MccoPfnvj+XSr4DLbGe81mW22ph+IKImhlaXnrtGfp28OHvbN739PUjhSKgtaS2OReB8xFoaXw+qU5Aa5KIBBsLhOowG1tw+dMJDL/krTXw6kuz5bVPJ8adEUAAgWmBPhi89nN1+s6kQAABBBBAAIE5AqHG5wS05lQx56wpEKrDrFlwrtWUwJZBpy2v3RQimUEAAQQSgf75R0CLpoEAAggggEAMgVDjcwJaMRrVnnMZqsPsuSLOvGxbBp22vPaZVxvFRwCBhgWGb2GrefNkw0UiawgggAACCOxeINT4nIDW7ttj8wUM1WGa1ySDcwW2DDptee255eU8BBBAYGsB7733REn/V7dx/vO3viHXRwABBBBAAIHFAqHG5wS0Ftc3F1goEKrDLCwrp7crsGXQactrtytKzhBA4FwFvDn4tSX9cLdhd81LSs7VjHIjgAACCCDQikCo8TkBrVaazfnmI1SHOd9q2n3Jtww6bXnt3VcMBUQAgXACfgPdwyTdStJLJX1D94bHcAUhwwgggAACCJyhQKjxOQGtM2yhjRU5VIdpzI7srCewZdBpy2uvJ8CVEEAAgfUEPk/SzSXdT9Kb1rssV0IAAQQQQACBjQVCjc8JaG3cGrj8pECoDjNZGhIggAACCCCAAAIIIIAAAgggEFMg1PicgFbMRranXIfqMHuCpywIIIAAAggggAACCCCAAAIIDARCjc8JaNF2Ty0QqsOcGov7I4AAAggggAACCCCAAAIIILCRQKjxOQGtjVoBly0WCNVhiktFQgQQQAABBBBAAAEEEEAAAQRiCYQanxPQitW49pjbUB1mjxVAmRBAAAEEEEAAAQQQQAABBBCQFGp8TkCLNntqgVAd5tRY3B8BBBBAAAEEEEAAAQQQQACBjQRCjc8JaG3UCrhssUCoDlNcKhIigAACCCCAAAIIIIAAAgggEEsg1PicgFasxrXH3IbqMHusAMqEAAIIIIAAAggggAACCCCAAEsO128DBDzWN23pitRvS7VBXhBAAAEEEEAAAQQQQAABBM5VINT4nBla59pM2yl3qA7TDhs5QQABBBBAAAEEEEAAAQQQQGBVgVDjcwJaq9Y9F5shEKrDzCgfpyCAAAIIIIAAAggggAACCCAQQSDU+JyAVoQmte88huow+64KSocAAggggAACCCCAAAIIIHDGAqHG5wS0zrilNlL0UB2mETOygQACCCCAAAIIIIAAAggggMDaAqHG5wS01q5+rlcrEKrD1BaO9AgggAACCCCAAAIIIIAAAggEEQg1PiegFaRV7TiboTrMjuuBoiGAAAIIIIAAAggggAACCJy3QKjxOQGt826sLZQ+VIdpAYw8IIAAAggggAACCCCAAAIIILCBQKjxOQGtDVoAl6wSCNVhqkpGYgQQQAABBBBAAAEEEEAAAQTiCIQanxPQitOw9prTUB1mr5VAuRBAAAEEEEAAAQQQQAABBM5eINT4nIDW2bfXkwOE6jAn1yIDCCCAAAIIIIAAAggggAACCGwjEGp8TkBrm0bAVcsFQnWY8mKREgEEEEAAAQQQQAABBBBAAIFQAqHG5wS0QrWtXWY2VIfZZQ1QKAQQQAABBBBAAAEEEEAAAQSkUONzAlo02VMLhOowp8bi/ggggAACCCCAAAIIIIAAAghsJBBqfE5Aa6NWwGWLBUJ1mOJSkRABBBBAAAEEEEAAAQQQQACBWAKhxucEtGI1rj3mNlSH2WMFUCYEEEAAAQQQQAABBBBAAAEExJLD1RsBAY/VSZu6IPXbVHWQGQQQQAABBBBAAAEEEEAAgTMVCDU+Z4bWmbbShoodqsM05EZWEEAAAQQQQAABBBBAAAEEEFhTINT4nIDWmlXPteYIhOowcwrIOQgggAACCCCAAAIIIIAAAggEEAg1PiegFaBF7TyLoTrMzuuC4iGAAAIIIIAAAggggAACCJyvQKjxOQGt822orZQ8VIdpBY18IIAAAggggAACCCCAAAIIILCyQKjxOQGtlWufy1ULhOow1aXjBAQQQAABBBBAAAEEEEAAAQRiCIQanxPQitGo9pzLUB1mzxVB2RBAAAEEEEAAAQQQQAABBM5aINT4nIDWWbfVJgofqsM0IUYmEEAAAQQQQAABBBBAAAEEEFhfINT4nIDW+g2AK9YJhOowdUUjNQIIIIAAAggggAACCCCAAAJhBEKNzwlohWlXu81oqA6z21qgYAgggAACCCCAAAIIIIAAAucuEGp8TkDr3Jvr6csfqsOcnoscIIAAAggggAACCCCAAAIIILCJQKjxOQGtTdoAF60QCNVhKspFUgQQQAABBBBAAAEEEEAAAQQiCYQanxPQitS09pnXUB1mn1VAqRBAAAEEEEAAAQQQQAABBBBQqPE5AS1a7KkFQnWYU2NxfwQQQAABBBBAAAEEEEAAAQQ2Egg1PiegtVEr4LLFAqE6THGpSIgAAggggAACCCCAAAIIIIBALIFQ43MCWrEa1x5zG6rD7LECKBMCCCCAAAIIIIAAAggggAACEksO124FBDzWFm3retRvW/VBbhBAAAEEEEAAAQQQQAABBM5TINT4nBla59lIWyp1qA7TEhx5QQABBBBAAAEEEEAAAQQQQGBFgVDjcwJaK9Y8l5olEKrDzCohJyGAAAIIIIAAAggggAACCCDQvkCo8TkBrfYb1N5zGKrD7L0yKB8CCCCAAAIIIIAAAggggMDZCoQanxPQOtt22kzBQ3WYZtTICAIIIIAAAggggAACCCCAAALrCoQanxPQWrfyuVq9QKgOU188zkAAAQQQQAABBBBAAAEEEEAghECo8TkBrRBtateZDNVhdl0TFA4BBBBAAAEEEEAAAQQQQOCcBUKNzwlonXNTbaPsoTpMG2TkAgEEEEAAAQQQQAABBBBAAIHVBUKNzwlorV7/XLBSIFSHqSwbyRFAAAEEEEAAAQQQQAABBBCIIhBqfE5AK0qz2m8+Q3WY/VYDJUMAAQQQQAABBBBAAAEEEDhzgVDjcwJaZ95aGyh+qA7TgBdZQAABBBBAAAEEEEAAAQQQQGALgVDjcwJaWzQBrlkjEKrD1BSMtAgggAACCCCAAAIIIIAAAggEEgg1PiegFahl7TSroTrMTuuAYiGAAAIIIIAAAggggAACCCAQanxOQIsGe2qBUB3m1FjcHwEEEEAAAQQQQAABBBBAAIGNBEKNzwlobdQKuGyxQKgOU1wqEiKAAAIIIIAAAggggAACCCAQSyDU+JyAVqzGtcfchuowe6wAyoQAAggggAACCCCAAAIIIICApFDjcwJatNlTC4TqMKfG4v4IIIAAAggggAACCCCAAAIIbCQQanxOQGujVsBliwVCdZjiUpEQAQQQQAABBBBAAAEEEEAAgVgCocbnBLRiNa495jZUh9ljBVAmBBBAAAEEEEAAAQQQQAABBFhyuH4bIOCxvmlLV6R+W6oN8oIAAggggAACCCCAAAIIIHCuAqHG58zQOtdm2k65Q3WYdtjICQIIIIAAAggggAACCCCAAAKrCoQanxPQWrXuudgMgVAdZkb5OAUBBBBAAAEEEEAAAQQQQACBCAKhxucEtCI0qX3nMVSH2XdVUDoEEEAAAQQQQAABBBBAAIEzFgg1PiegdcYttZGih+owjZiRDQQQQAABBBBAAAEEEEAAAQTWFgg1PiegtXb1c71agVAdprZwpEcAAQQQQAABBBBAAAEEEEAgiECo8TkBrSCtasfZDNVhdlwPFA0BBBBAAAEEEEAAAQQQQOC8BUKNzwlonXdjbaH0oTpMC2DkAQEEEEAAAQQQQAABBBBAAIENBEKNzwlobdACuGSVQKgOU1UyEiOAAAIIIIAAAggggAACCCAQRyDU+JyAVpyGtdechuowe60EyoUAAggggAACCCCAAAIIIHD2AqHG5wS0zr69nhwgVIc5uRYZQAABBBBAAAEEEEAAAQQQQGAbgVDjcwJa2zQCrlouEKrDlBeLlAgggAACCCCAAAIIIIAAAgiEEgg1PiegFapt7TKzoTrMLmuAQiGAAAIIIIAAAggggAACCCAghRqfE9CiyZ5aIFSHOTUW90cAAQQQQAABBBBAAAEEEEBgI4FQ43MCWhu1Ai5bLBCqwxSXioQIIIAAAggggAACCCCAAAIIxBIINT4noBWrce0xt6E6zB4rgDIhgAACCCCAAAIIIIAAAgggIJYcrt4ICHisTtrUBanfpqqDzCCAAAIIIIAAAggggAACCJypQKjxOTO0zrSVNlTsUB2mITeyggACCCCAAAIIIIAAAggggMCaAqHG5wS01qx6rjVHIFSHmVNAzkEAAQQQQAABBBBAAAEEEEAggECo8TkBrbIW9T2S7luWtDrV10p6Uuas9J4/IelbJb2r+g7vO8F1fQtJj5L0EYNr/IOk75f0Y5LeM/PaS05rqcN8nqSXLCjMn0v6E0l/1V3H1/L/fu+Ca3IqAggggAACCJyXwCdLepqkK3XfI24i6dVHJPgMSU+VdEVJ39t9T1x6+8tL+gpJ1+3K9fHdBV8u6TckPVvSb6/wXfRDJV1d0o0kfY6kq3X38Xc0X/+5kp4p6c1LC8T5CCCAwE4FWhqfTxIT0JokukgQPaB1KJh1zy7IdYpglm1b6jBLA1q51vTiLhj6AgJbZZ2NVAgggAACCJy5gAM/v9QZPEPSN0p6+5FMPrz7kfObuvstDWhdStLdJd0x+UE1V5xnSbq3pFdmvh9OFd/fda8l6YGSPnsi8d9L+gFJj5b0zqkL83cEEEDgzARaGp9P0hPQmiQKH9ByHd9M0iMk+UtFf3hm1qmDWecQ0Oq97y/J//HFqazPkQoBBBBAAIFzFPjgbkbUPbrCf1sXYDqGxYdI+vYuKNTfb0lA6wqSHi7pOhWZd7DpTt0MtXRQNXYZ5/v23fes4SqEqds+XdJdJP3tVEL+jgACCJyRAAGtlSu7BdCoM7QczPKU6wdJ6qd2u3paCWadU0DLZf0uST+6wnT6lbsYl0MAAQQQQACBRgQuJ+kJkr64+772ZZJeeoS8jc3mnxvQuowkb5dxwyTvr5P0fEl/0c3YcjmvmqRxUOvmkn69oNyHViHY7WWS3i3pUyVdL/lx15f/aUkOGr6j4F4kQQABBM5BoIX4S7EzM7TKqNbez6rkrkvv6br1PgU/nglmeS+uxzcSWGmpw+SWHF6j4oukfyH8T93eEHeTdP2koh1I9D4Y3r+BAwEEEEAAAQQQSAX8XeRXumDPb0r6Gklv3Jhp7AdQ33ZOQMvfh+7TrQTos+4g1XdIekqyH+wHSfqibnbVcKmgg1HeZ/YNE2Uf7vfVJ/0FSd8p6U+TpYuX7magpcsf/Z3toTOWOW5cLVweAQQQOIlAS+PzSQACWpNEFwmWBpfK7vL+qZbcs99H4DGNB7Nc4pY6zNKA1rAGvSmpf/HzMsPh4ent3yzpbXMaBecggAACCCCAwK4F/KOjZ9b78At7PLvbM4y2Ohx8unV3r9xyvTkBLW/G/ouSPNvMh3/Q85JAB7PGlhF6A/rHJrO1vDXGD0n6l5HC+7uW/37Xwd+995i/Z40tI8wtq/yDbnsOzx7jQAABBM5doKXx+WRdENCaJLpIsCS4VHaHD0y15J5f2M3ASpcZtjQzqy9xSx1mzYCWy+eNVf1Fy78E9oe/1B1r+cDctsd5CCCAAAIIIHB8AQeUvOfp13W3HnsT9lo58/0cNHLQbOyoDWjlgkz+cc+bvU+9gCj9/uq3EvoN3a8fyVwaOPvjbqni1Bshc9/PvHeYA4il+3atVQdcBwEEEGhNoKXx+aQNAa1JoosES4JLZXf4wFRz7xkpmOVSt9Rh1g5ouXzply3/2zE3eJ3b/jgPAQQQQAABBI4r8MndZuhXkvQn3TYFU8GZOTn09/+rS3pw5o2AfzOYWeVr1wa0hmXw+Q4y3VTSawoymguG+Q2P3ucqPVyGe3Ub6Pd/+/5uqePYjK7hNdLvZ8+TdCtJLj8HAgggcM4CLY3PJ+uBgNYk0UWCucGlsqvnU8255xd0ryD2l4n+8IwgzxB6sqT3LsnQRue21GG2CGj9R0k/1X0p7Qm9Sapny71rI1MuiwACCCCAAALxBL5CkpfM+XiGJAdz3r5yMT6hC1J5T8/hEkN/X/wBSX+XBJBqA1re8+uJgzw/TtKdK97y/CXJXqM/07310PkbHh8lyX/zfrE+/He/CMkbzpcc6Ww4n+O3MZZsRF9yfdIggAACUQVaGp9PGhLQmiS6SDAnuFR25fFUtff0L23eAN6/6vVH68Es57OlDrNFQOvDuins3s+hP8a+nA1bwyUlfa4kz7j7rK5eLzVI8HJJr5X0a5JeIOnNCxrcR0r6fElfLum/S7pad60/l+R9JX6j2wvD/zs3Fd+vGPesMy+vHB537/YBKfml1F8i/eV9+OW65K2Q3kzWAdwbdJvKekPZ3umVXf6fI8m/vM7Ztyz9pXkO85p7c6z9xtWSgUrfPjz48fPlyh2CN/j93e6lCd4rxb/CTy0n6f3+s6QnSfrSOaCZc6bKcaz7pfeprftcPxhbcpR7Xh3idH05P64nD5hfPDOofsxnU03z8PeZT+reqGZHz77w88Sfg7/TDZBd7v9VsKQota35ESK3GfahdjBWj3OXp/tNbt6r0fsRDQ9/VjjQ8NYCVFv6DXXX7D4bPl3SZw6ez87bqyT9oSQ/X92WWn1D3LH6fgHrZBJ/lnqG0T26lH7e36+gvU5eeJBgzMN7R3ljdLeTWyYBqann6/D+aRn8N++d5T5UevxXSU+VdJXuhFd0ywi9wfvw8Gbw/t5whe4f52ygb+vhXqdefvmA0owWpEuDe1OWXgrpWWI3HjzD0udPi8+MAgqSIIBAIIGWxueTbAS0JokuEtQGl8quejhVzT39oe89F4avPY4QzLJASx3mWAGtQwML/3LqfRy8QWtuc9Zcq3FdP1LSj0p6S0Xj8xen20n6luTlAWP38BdMfxl7UyaB3xzkL13+dbQ/HABzEOT3JvJ0+e5X1msN0vkNRQ4CjpXHgSwH+/wWo5KgiAfzj+qWV9QYnXNAy3XqOvBswmEwdaw6Pai9bxdgnZoNeuxB5rHutySg5UCR+5CX5gyPtQJaab05GOkB7G8VDpiP+WyqeIxdJHVb/b5kv8Kxa/hZ6c9XPxPGjiUBLf8A4UH2cA/LOQEt523Onj7f0M0KTstWEtDyd0IHCfxc9b5FpYctPbPn0RWzcEqvvTTdsfr+0nz6/OGMo9rZRqX3Tz1y3x9qgzDDe+dmpfuz+kWlGZRUeo3hbDZf3rPh/X3m/1Tca41rHLpdjaWDyA/LfAaUBrRO8cyooCYpAggEEmhpfD7JRkBrkugiQU1wqeyK06lK7/lp3Yd4GsyaepvMdA6Ok6KlDnOsgFbu1/5Dr8wurQm/4tqDmZK39PhXfOfDZa45vEHrnST5F9P08LU862Y4kHuCpLsc+PU+N5thalNXz3rzQM8zwEqDfn1ebeS3If1+YaHPNaDlmXp+hXlt+/DgyDP1HFw9tKT22IPMY91vbkDL/d9LixwQSI+tAlq+j4PODp6/8EB/OPazqbBr/msyP2/8g871Kk6cegva3ICWZzN6QOoZFsNjbkCrdsmZf6R4uKTbZCymAlp+Fvt7g2er1D5X+9t5Zpif92Nvl6uootWSHqvvr5Hh4Z5Oc2YbleRh6PGsbqN2z2YefherCcKk90xnV3kW31d3M8pL8uc0/777DBm+UMfPKX+fGB7p7Kr7dPtn1Wzq7hnpzx20ec/m9gy1mh++DpWr1HJspruvXRPQOuYzo7Q+SYcAAvEEWhqfT+oR0JokukjHtDAkAAAgAElEQVRQGlwqu1pZqpJ75l5xXPJq5LIcHCdVSx1mi4BWuseDVT2d3fU7XIqX28zfaR2c8pdNfyl0en/p8bIvBzCHgaO+tkqWxuTajc9323HA52XdK8I/TtK1uyV9w9bgoJbfwOQNa4eHnycOFnmT2eHhtA505b5k3rCbnTUcQB1Kn3szUX8vW3nvjL+QdIluyabrNB2cOZ1nppX8YpwGtDxY/KuJruGAm7/A90t+apedHbq8B+0OYo8d3kfPS0f7w8uBDpXzjyQ9O7nYWFssbR++3EO6zXrfOZLRdJDpTXi9FPfQrJnhpWzgQE9/TC3jyA1qS+qyv37p/eYGtDz7yXvO5AKIpQEt991flfTPGXPnywO34bKxPpmXFLvP/fVIXR3z2TTRtT7gz34e+K1k35T8xQP1n5X0l5I+tuuP10/SuP4dFM8FXucGtHLPM992bkDL/cLLqXM/IOSsxpYbOu2hgJaf3Z6R5Vms6fOyX7rtJe4+/Gx14MVL4nMzN71ky0HtkqXmtfU9J/2x+v6cvKXneDbsg7p/dLv2svt3r3HhwTXs4dmMP98FsnOzaUuDMLmsrbEM0NdNvwOnz/g1ljb6Puln/Jqf175+qWWaD39P+eVuibC/0/zcoC0cWm5+rGfGys2SyyGAQGMCLY3PJ2kIaE0SXSQoCS6VXak81dQ9c0EJDwY9e+ZphUtIynOzXcqWOswWAS0HhLx8bjhISAeo/0XST0ry1Pf+8JcqD7a8P1ZuXyK/CciBCwfHhi8B8JeZr+z2jMnVWm5pYL/kwEGI9O0+Ds541pd/+RwOXjwDx28X+qfkJrllU2MBsNwg3suBXO5cIGTsF0wP5D2IeknmxQcur2dz+ZfeYR2M5Sk1S79kXqML+h3qEXODGmv0sqlBwNQ9vBeJA0vpjE8PrjxjK91/x0s/v6ib1eH9y4bHoT3UlhqVDhL6/OQGtSV12Z9fer855crNUhw6lga0SoLZnkHkYK4Hh8P+MPYWsWM+m6baZu7vab34M9AzhLw8ejhQt7FneLgd9+U+tKRrTkArt3R6+Dy/2cjs2fRe7n8Ownn/Kh81+w95ibCDUrnjUEArNxPVs1b8jPds1lzQw8FEB0K9x9Pws8HPVgfHXj+nQjc451h9f2nW0w3Kx/r90vuUnF/6vMtdK23PUzMDx/KTtuU0wJfbn3SO2Ud3P7j1/a02IDTlWWLpsZiDmf5e5cPf/9yHPFu9xPgUz4ypcvN3BBCILdDS+HxSkoDWJNFFgqngUtlV6lIduqe/fPoVxumv+Y/p9kRJ3wRTd+fjpm6pw6wd0MoFd3Kvr/6q7te3Xn5qyd2whrw0zDM7hhsAHxoApfurlOy1lvv1/lDgLLeHTBoA85dR/4rvNx/1x1SQKXddf5FzwOrQ8oCxJVNjQbmh7/DX5tIvunOCGmv1uiUBLQdJPTi1Z394SZo3/HdQ9tAyDgcO7ekB7vDcsT3UlhqVDBKGpsca1M4pV65dD/O+ZkDL180F0BxIdr3/Y9IQj/lsqu0Dfr76c3C4b9+hIGpuAJybLet81Aa0xman9mWqmaHlJX/Oqwe4PkpeIuJ0aUDkKZL+2+BFMWOBhXQw7WtNzdrry+Vz/YY5/4g2DJC29Ka4Y/X92vabph8GFT372c/OVy+96Mzza5+vw9uUvqFwKmtpHtKA/VpvKFzaPmrLkZtNfLluOeUXdxfziwH8I+LYLMf0+XTsZ8ZUmfk7AgjEF2hpfD6pSUBrkugiwdpvFiv5xWosoPUx3R4Z/sKYO7zJr2dS1OwhUKawTaqWOsyaAS0P8B0cSJfCpEEUL9944GDwYuWajYBz0+7H9pHIDQDdznz/qbfT5QaDY1+6coM7B878Bd2/+vu4ebdf0HC2hIMh/evK09bmct6764v930oHXU6f26OoZNP6YZsoXYowJ6ixVu9aEtDKLVfybB5vtFvyPMnNUBkLGi41qh1wLR20lN6vtlzpnkteMuug0nA/qLUDWm5rXpo63Dcr95l0zGfTnPY/3G/I53vvG+9dlc4yHV7bf3/84B/G9pupDWg58O1ZYf0PC/6RwUvD/XZAHzUBLQ94nb5/FuZ+BMl5+eUwz5TkwbENvLG7P0v6Nx+Pfe/IbcDtN6x5SVrJkQss5PY7KrnWFmmO1feX5n24OXntPkhL752eX/q8y913KhBVmtep6yyt1z4fa11nrFwllsMfDkp+OEufT8d+ZpTWIekQQCCuQEvj80lFAlqTRBcJWgloeUnYD09sfluyyW9ZqY+TqqUOsySg5b7kwak3RPVSQM+ESve4yk0j96wYD14908r72/jLlafa1/wyO/XFr69Jl+9XBr+klwZo+vPT5ZPee8lBqLdlmkpuc+T+zYX/KbOsbSqwZssnd/u29LerGXT5nLGA3qHXop9TQGu4f4u9XF9ux7n6HXs6pDN6xtpYbeBn6YBr6aClZFDiPNaWa7jnkoO+DgT4rZ1+BvTHFgGtkmVBx3w2zfm08TPBMxo8s8X7g7m9ev++Q8HXtB7Hgjw1Aa10ZqMD7X6mOJjbB5NqA1re/Hr4vCtZSjXsv57V5R+2HIyeCmg5IOV+64D2lbsfN9zv31hRKUsC6RW3mZX0WH1/Vua6k9Ifpux56HNpyb1Kzi193uWuVfp9ZCofU9dZWq/9/de6zlh5pizT70qP62auj+0/6fvkAlrHfGZM1R1/RwCB+AItjc8nNQloTRJdJGghoOUvyd6vxhv09oeDV/612YOgYfDEgQbvifKmsuKdNFVLHebQRptLkbbcrH/qi1+f9zRg4QGPl+ik+2CNldV7TXjav2dzeV+VV0nym5jGlrimsxZ8XS9fc9Bv+PaiqTeO+bx0GcPcN0Cl+3JM/RLufW8888JHycxKp6sNaixtW8Pz5w4sc7Msavbu6fOQ7kfif3fQxpvbDo+lRlODhNR06aCl9H415bpsF3DoZ2M5AOJBrJfBbR3QWmtZ0FTbLX02TV1njb/7+473hPLM0v4YW85XE9DyHnKekeWZUX4WOsjvDdS9DG9uQMvLsf2fX7LhY2p/tDRY777rZ+QwD6XPrznWc587c+5Ve86x+n5tvobp05fHnHrJZunzLlfmtfr81HWW1muf97WuM1b/U5aua38P8Wdw//wYm6ne3yMX0Ir2zFjSXzgXAQS2F2hpfD5ZWgJak0QXCVoIaKU57WdieUNsLyvwsrHhcegNTmWlPk6qljrMVgGtsY2K1xKe+uLn+5S+BnutPPk6uWV+Y+14uPwpl4f09dxz3wA1XJbj+0zNUhsuUTo0I22Y55qgxpreuWfV1Nv/+vunr1ovWfaQy3tumVouD0uNpgYJad6WDlpK71darnRZbr9vnvfOcdveMqCVezPgVjNCSp5Na/eBset5+Z8DWH2QyenGlneXBrTSfRI9S8Kb0ju4tSSg5aDb0G5qo/Xh8st+iaJ/eCCg9YE/MLjet3ghxJJ2PPxc8luGbynJ3/FOdZQ+73L5W6vPT11n6TO9z/ta1xmrq0OW6fPj6d2zf2pWdC6gFe2Zcaq2zX0RQKBMoKXx+WSOCWhNEl0kaGFT+GFO/UXntt3GrW5wY2+u86+03hi2ZP+bMon1U7XUYdYOaPnXNv/ydl9Jb1iZzvuefFq3Ie9Nkzcd5n7Nz31p82y/F62cr/RyuaWHwzSHNnHu0+WCJJ7p5YF/7ZGbQXRocDPs+1OzJMa+IE8FzWrLcCj93JkSaaBvyaAqnQVX0h5rjWoHXEsHLaX3Kw1oea8lP5v74Eq/96EDz1sGtDwLwG8E/a5BIyrZS66mjdY+m2quXZvWG+B7ifPVu5lZw2CWfwzyUr7cs7kkoOXvT24XDpL5GDqmbw2sXXLowWl6jdxMR9833dS9X7Lk/Ta3Cmj5nn6zoZ8b1+/e0DucJV4aSK+tzznpj9X35+StP2c4e7r0c2bJ/abOLX3e5a4zFYiaunf/96nrLK3Xsc9r/3tNwHOqPDlLz8T1W579Upz+5Q8124WMBbRafmZMOfF3BBBoS6Cl8fmkDAGtSaKLBC0FtNJgVl+C3Juyat6WVyaxfqqWOszSgNYru31Hfk+SAwK/W7n/UKrrQI5/wfPsmf/SBbBczx6UpftzDc/NfSF20NN7svRv0XGwzVPdX75+lX7AFdPBe5+gn83wjok8rPV6bt+m5ktwOqttbLP9NPulQY0t6OcGtEr2VCrN79RAJFcP5xTQSvdcGi4Rr2nraZ05QPOrkv45U1F+low9O0qCyls+m0rbVWm6nGF6rmc83UnSK0YuWhLQ8oDUSw37tw0P9wFcI6DlmXSeaX2bLo9js1LT5YbebsBvf0zzMGfJoS39PPtESR/bvTXR7eizu4DWWJ0Q0CptrR/4dsqS/dLKrz4v5ZKAVrqc2fu4fYuk/1OZlanPkdwy+Tk/0tV8J6gswkXytBy5a/jZ7eXF3sqh5BgLaLXwzCjJP2kQQKB9gZbG55NaBLQmiS4StBLQGgtmOY9jy7v6jbjfUlbUo6dqqcMs2RR+LTgHrr66eyPgcL+0muvnAlo1A6yae5Wk9d5vHjR7b6Dh4X20HlUwg7BmkD+Vn9yX17EBRPr2r9I9pQhovW+g3x+5gfRSo9oB19JBS+n9SsqV23Op3zOlpq0vDcB7KfR3S/rJgrecui63ejZN9dnav08FtN4syX35Fw88e6YCWp755Vlu/X5c6Wyvmuft2ODU5R7OdhzbN3D4so9hYHhOQMvfI/xjiZ+J3ijem8TPOQholasN68lLjv024JqXwpTfqTxl6fMud8W1fhxJZ/qmAd2aZ+Whkqeztucutx+7x1RAyz8q+jnsfXLfW1hFLT0zCrNMMgQQCCbQ0vh8ko6A1iTRRYIWAloOZt2h+wV+bAnh2PIuf/H2hsPeU6O1o6UOc8qAln9Zu133xcZLOUqP13Wzwq41OKG1gFZuc3hnt3QG4VpfXH3PXGBjbAPe9M2KpRv1lgQ1Suu3Nl2LM7RyG28vNaodcLUS0Er3THEwyUtO+jda1bT1pQEtt60XS/q+wfL1XHvb+tlU28an0k8FtHy+Z6g6GOVBcu5zcSqglc6I9kbwTxoEyNYKaPnZ6WXrV+gKnT6D0o3uh8/+2oCWZ/F6TzH/0ODZL6WHZ7v5RwvP2uoPAlqletJXSOoD2lMvKSm/6rKUtc/X4d3SNvu8bk+w2h9Vpz7L0jdDOg9+QZJnftccNX215rp92tTyOd3yZL8NezjT/v6S/N+htxv21zwU0DrmM2OOB+cggEAMgZbG55NiBLQmiS4StBDQKt1XIbe8y1/e/avfc8uKe9RULXWYUwW0PJBwwNGDokOHlzQ6gOUljV4q84eSPMvCG8gOZ8Tk2kr6K+SxlhxO7aFVsuywZpA/1XhrAhtX6/qMB3e29sw5v71s6lgarJm6/qG/Tw0Cxs5d61d1X39qqYjTLDWqHXDV1HvOqPR+h8p1aM+l/p41bX2NgJbv62eIl995v6X0eXyMZ9OS9p471wNdbwDvvbN8OIjo/QZvkARd/Df/iOAlUWm5DwW00k31cxs51wySDw1O02VVDsJ56fO/dGXz5vN+hvZLyW8s6ee7v9UEtBww8/JGB8wOHZ5N4megl9N7eZR/lHh75jsSAa2yVp0GZbZ6OUNZbv4tVenzLnfd9Ieg2uXkvmbuJTa5mdTpm5vntLvh57zvPWdp7iHfMUs/R75D0r0HJz+ym80+FdRq4ZlR26ZIjwACsQRaGp9PyhHQmiS6SBApoOU6vUW3lGv4K6t/Rf367gtoWamPk6qlDnOKgFa6dKVXdwDFQSpv2u5lCH7rzdh09DkBBN9nzn4TNa0itwzW0/l9eCDWH/2G2GMzD9fcFD79sn0osDdc8uC9iRxw/LsCgKXBmoJbjCaZG9Bac1P4dJDhL+me+fGPg1wvNaodcLUQ0Dq051JPsySgNfWjR79BumfSeAnwNQf1kZsteaxn05L2XnNubkP8scH2oYCWN2f3rENfz88zD7RfkGRkrYCWLzvsT+lz6NqSvK2A85K+CbE0oJV766Xv69l7fnHBb0l6vSTvdTj2jJ773Kmpv7lpj9X35+Tvo7q2dN3u5NJZwHPuVXNO7fN1eO10qb7/VrvJeu4aue8rw9ltvs/UMzBnkF5j7p5fY76HLN33fqibFdmfX7Kn4aGA1jGeGTVtibQIIBBToKXx+aQgAa1JoosEkQJazm/uQ9L/XvrrT5nKOqla6jCnCGh9qiT/wu+Zdf3xMEn36pbFlCiXBLT+g6SHSPKGwf0xZ3q+93rwl+4/k/QaSd7Q2oPh3JFbauh7+nj84ISSt6yVBElKrNJfYz3T7eaS/jQ52Rt3+4umN2r1MbYhc+6eS4M1JeUYSzN3YFkT6DuUv9wv636rXrp/2lKj2gHXsQa1Y+Vyfzm051JvumVAa1hvl+kGfw7O9Ec6++dYz6Yl7b323HTJp8/vN1EfXmssoNUPtK/XJfbMWj+r/ynJyJoBrWGw2QH4L5PkPbs8u8ezO9znfTy0C1T2eSkNaA2DYr6O7/ED3edFWq61nzu19Tcn/bH6/py8Det2yZtl59z70Dm1z9fhtXJLAUv3n+yv4xfhPLV7i6b/bexzOl1eN7bP3KGy3qNb6tenyX1eLfGdsvTsSAfIr9rdxN+HfI77+NgxFdDa+pmxxINzEUAghkBL4/NJMQJak0QXCaIFtJzn9EOyL+nUbJgykfVStdRhThHQSjc+9cagngn014XE7sMe1AynrY/9Spl+casJ0jg7ubcKjf2inBs49vsF+Quvg3a3GpQxt2xnSJC+OWnOF1dfL/Ue27MkDfDUvHlqabCmsOqzyeYGtHJ1WzsIcYbSpa3+NwdNfjnJ7VKjqUFCinOsQe1YuezrttbvmZLuudTn91gBLd/Pm37/3ADKwWnny7NBc31ly2fTkjZfe66fO8OAuoOt7jf9Mj5fLxfQ8ixDB78e3N3Qs7s8GzoX0F8zoJW+xfDbugB72tfSflYS0MoFH0qWgQ/Ncz+WzFn6VVuPpemP1fdL8zNMN/w8mjO7aM49S86pfb6m1yz5ke1QPtJZU7l9GH1+OsNtGPAtKWduJtjas+SmLHMz2ae+D00FtLZ8ZpS4kgYBBOILtDQ+n9QkoDVJdJEgYkDL+R4ujehL6l9/PEvmhWVF3zxVSx3m2AGt3GCiNsiUfnFxhY19MU5/iU+XqExVdjpjY+wXZT9XPLOpH/j5uumSpnRTZac5FGxNA0xOXxNkcnq/pc1BNX9Z7o+xPUuGg33n/abdjLQpI/99abCm5B5jaeYGtHy9dBacg1DfJMlvhSs90i/vY0u6lhpNDRLS/B5rUJsr1226t+p58Orj0GDlmAGtT5H0s91+U87XcBbEsZ9Npe2rT+dlyP+tm9Xgt0b+RfdCjZIZRSWD7VxAy29kfZykK3WZOPS8WjOglW783gfhP2ewL2YuwF8S0MoFsvuAWWmdfGK3NLGfYeLzCGhN63kmvfct8/PBx5wfEKbvMi9F7fM1vUva9mo+Q9PZ0Yds0r7htOlM00MC7kN+22m/BcLcH8oO3aPEMvfd5ND3m6mA1pbPjHktirMQQCCaQEvj80k7AlqTRBcJoga0vAeKN5D1FOrh4TfqeHD1t2XF3zRVSx3m2AGt3N5Quf2Gxiog98ue044FtNINhPu2/cCCN2B6gOu9HfwWnv5Il7j0/14SrPL1PHDysr7+OLT0MF1e43NqZoyM7ef1lZJ+JwFOBxoexN658O1DvtTSYM2SDrckoJVbYja2aXYuj5fvlk4M37g51kaWGpUMEoZ5TO/nfen8ooxXF2KX3i9XLs+C8ua/h/Zc6rNxzIBWuvx2OJg79rOpsBr+NVluwOylwyX1mc7SLJmh5f0M39UFeJ0Jz2bzbK03jWR8zYCWb+HPpl/p2pDb7s26ILtn3frIlaEkoJWboVKz5GrsO0bLAa2t+v6SNuy92PzSAgeVWzhKn3djec0FpfzdwTPJp9627QC1+1sfZJoKhqVBqdK3J+f2jqsJhpXWU6ll+gP0oe83UwGtLZ8ZpeUmHQIIxBZoaXw+KUlAa5LoIkHUgJbzftnuLU79nh99icf2/igTWS9VSx3m2AEtK6bLAA8tYxmq+zXpHsB56d6lkuo4tKnpN3TtoT/FU/T9y7A3/x3b8NfPCQcpHjNYMuUv4L6/N60fHrmlht602IPI9LXdubY5ltb3yAXKPNvlLhPBWef/RpIelLwm27+OO0jngerwSL8gD98cVtLylwZrSu4xlmZJQMuDkPt1G7j31z/0BrxhHnJvwzu0F8hSo9JBQp/HY90vNxNs6DT13D1WQMt9wjPynJ/+SJf1HPvZVNPu06Czzy3ZIzL3zMnNjDn0Bkk/M7000z8MjR1rB7TSHyM8+9XPqc/t9rzy8+35SWZKAlq5Pe+mgnX9bfy8+JZuZtzwBTT+u39I839jnyk1db007bH6fm0+h8vqxpa+115zrfS1z9fcfb+g2werD0y539xR0pMPvODGe4k+drCflK87FQjLPTPdN/3m1rGtGxyI9RJi/5jXH6WBsFrjUsvcG6HHZoGWBLS2embUlp/0CCAQU6Cl8fmkIAGtSaKLBJEDWs6/3w7jPUP6/Vv8byWBjDKdZala6jCnCGilywCt+dwu0PXKzIDAgSwvtfGMj+EeVMNaOPTa6VzAyW3hvpIe3b3Jangtf1n0PjE/nATOcgPz3FLDqSWu3q/CX+aHA6Kxt/zkZnU5r36FvGcV+E1j6ZsgPZjx8kcP3kve+pn+avu8zrl/O2NJa186gCq5x1iaJQEtXzO3957bh4MFrvM0KOn26DdYedDh/jM8vAm6z8n9Ir/UqHSQ0OfnypKe1pXP/1b7KvnS+x0KaJUEq48R0PI9HKT1xt/DzwQP8LzkuX8mH/vZVNvuc0vqHZj3s+ANmYs5mOUZoQ5G9cfY7I9DAa1+L8B3Hsjw2gGt3BLQ/vZjz6iSgJavkf7I4X875OhgwNW7HwOuP2IwtR9U+pw69JlV2y7S9Mfq+zX5TOtzbOl7zTXXTFv6vDt0z9wPJP13jR9PZjz7c8Qzs/w54rew9oe3RXB/9ay6Q0fux66x71H+8cXPOgfXSr53LHWtsUy/D5W+hTU3I3LLZ8ZSE85HAIH2BVoan09qEdCaJLpIED2glfs1yuUqGWCVCc1P1VKHOUVAK/erXK/58u7V6W/t/sF73ngg4YHK8PCr3D0w7d+U6AHOLTPBh/6c3K+g/ptn4/hX/ld1GyQ73TWTQa/TjS1Ztd+TkvTuO4eWNOaWrBya2TP2Bk/n63Vd/r2fjpdMefaC85TOHsgF2TyD8dO6ZQ63HZzjL8We+l8z08ABg68e1IeDYZ79Yl/nzUvQ3j2/yxw8c2lAyxfPBcD97x6M+M1L3jvN+f84SQ56pO3Raadmy2wd0Orr03nxxsHeA20YvEk3QJ+qjtJByaGAVskLOZYEtFw3fhb880hhnDcP/LwHVDqrMzdwPMWzaaoehn8fexa4n7l+bfHG7q2/fjOgA/NpuceC52MBrZI3sjqPawe0fM30xRi9xdgyqdKAVm6pcN/fvRzbn0Pu+x4gu+14r6z0xzE/Ix2I6GfjHJolnPtOtWZA61R9v6btppuZr70ReU1ecmlLn3dT98m9TdXnuB95ibMDyv58/uJkVlafpnS/V49l3L+9z136ee/9Yl/StWEvq3f7SJ8DU59XU+U89Pcay9zzPzdDrWSG1pbPjCUenIsAAjEEWhqfT4oR0JokukgQPaDlMox9sTi0xKtMZ1mqljrMKQJa/eDnpzMzXKZkPXDzL3MOkHgA0S8r/cMuoPLaAxfwTBwvufMX6ZrDA0VP5fcX0uHhXz39q7yXvvRH6R5Xn9DtmTGc4XOoXXog69k/Xu6SfnmdKotnc3nGlgdpwyPt41PXmfv3qZkLc6/bn7dGQMvX8v5K3v9q+Gt5Sd488H1IF8Q8NINl64DWVH2WBJeG5S0dlIwFtEo32F8S0Cqpn1yaQ8tKHRQ59rOpphz+XPOyawcsaw+303uN7I03FtDy7C/P8hq+ETF33y0CWrk3iB56q1tpQMv59/Iwz9DNBacPufpHhO/u9i7zUrKrdImnflTZcobWqfp+Tfuz0zO7AODYy1Vqrrd22tLnXcl953zXKF3qPry/fxzz8mEHgGq+F5RsW1BSzrE0tZbpbLPc9g6lAa0tnxlLTDgXAQTaF2hpfD6pRUBrkugiwR4CWi5HbgaN//3Q0qAyofmpWuowpwpoWe9juyVAY8sIh8IexHgJqZdzeWlNbgPnkjcAOjDkTb89IEl/sUxr1F8wvUTJg540UJFbCliyz8zwHt6Py9cuXQLQL1FwQO/zC5qf8++ZYr7H2zPppwZBBbcoShIloOXCOEjpwI8HCVPtw+mf1Q0mHCycmtF2yoCWl4z5mec2UXqUDkpyAa2avnDsgNaLO4vfOlBnp3g2ldaL09U8x5zewfgf7PYEHHsrYu6zwDPg/FzNLWdM87tFQCv3nPcsNC/J+rsMWE1Ay6d/ZveGuLFlhMNbuO94eaqfZ16GnG4ufyjQlvtOteYMrUPP8i37fk2bHb6YYOvPhJp89WlLn3el1x5b5pc7358j3jw+t+XC1P3Gli7mzjv0nWbqPjV/r7XMzVp/QrdX6Du6G5cGtLZ+ZtQ4kBYBBGIJtDQ+n5QjoDVJdJFgLwGt3B5HLp9/AfIXde9BdOyjpQ5zyoCW3fv9sTzLyXnx7Jg+kOAvd14i6i/+rqc3JxX1Vd1Mrf6f0y9Ah+rVS4u+VNKXd0tKvOeIDw/8vBTJy+78a3J6z/6auUDp1ObXaX5ybxya2n/L1/CXP+f3uhkzB1Z+X9JzuqWb/ZfBnAUBrfEW4leKe38TtxEvORq2D7dJz8Rzu/RsjXQPs7Grbh3Q8osCPJOwn3HSL5d0v/Br2tMXAUw990oHJbmAVs2AdeuAlvvUa7oZionfJ+EAACAASURBVA6G+Lky9daxUz6bpupl+HfvD+ilS36OeXm2Zxn2h58FnrHq/focxDv0LPA5uc+Ckh8J+vttEdDytYcbift/p/ueDT1qA1r989RLCj3b13vjOcjV/8hw6Hmae8nAoc28t5yhdaq+X9pW0z6eeylB6bW2Slf6vKu5v9vIx0hywNSf1/4s6Zeuum35c8QzwP2do+SZdOjeNnY79ncpvzyhfxaUfqepKddU2jmWn9FtqN9vI5H+KFIa0DrGM2Oq/PwdAQRiCrQ0Pp8UJKA1SUSCjQVCdZiNLbj86QSGA6yaAERJjre8dsn9SYMAAgi0KNAPzNecodViOckTAggggAACkQRCjc8JaEVqWvvMa6gOs88qoFTJLEwCWjQJBBBAYHuBfvYKAa3trbkDAggggAACpQKhxucEtEqrlXRbCYTqMFshcN2TC2w5i2rLa58cjgwggAACMwS896Lf0HiP7q2oXj75jzOuwykIIIAAAgggsK5AqPE5Aa11K5+r1QuE6jD1xeOMIAJbBp22vHYQXrKJAAIIvJ+A9wd6SreX0jd2b9OECAEEEEAAAQROLxBqfE5A6/QN5txzEKrDnHtl7bj8Wwadtrz2jquEoiGAwA4F/L3TL5Z4gKTrdJuB+02Nf73DslIkBBBAAAEEIgqEGp8T0IrYxPaV51AdZl/0lGYgsGXQactrU4kIIIBAJAG/mfY+ku7ZvRn1dpJeFKkA5BUBBBBAAIGdC4QanxPQ2nlrDFC8UB0mgCdZnCewZdBpy2vPKy1nIYAAAqcTuIKk75D0IEmvPV02uDMCCCCAAAIIZARCjc8JaNGGTy0QqsOcGov7I4AAAggggAACCCCAAAIIILCRQKjxOQGtjVoBly0WCNVhiktFQgQQQAABBBBAAAEEEEAAAQRiCYQanxPQitW49pjbUB1mjxVAmRBAAAEEEEAAAQQQQAABBBCQFGp8TkCLNntqgVAd5tRY3B8BBBBAAAEEEEAAAQQQQACBjQRCjc8JaG3UCrhssUCoDlNcKhIigAACCCCAAAIIIIAAAgggEEsg1PicgFasxrXH3IbqMHusAMqEAAIIIIAAAggggAACCCCAAEsO128DBDzWN23pitRvS7VBXhBAAAEEEEAAAQQQQAABBM5VINT4nBla59pM2yl3qA7TDhs5QQABBBBAAAEEEEAAAQQQQGBVgVDjcwJaq9Y9F5shEKrDzCgfpyCAAAIIIIAAAggggAACCCAQQSDU+JyAVoQmte88huow+64KSocAAggggAACCCCAAAIIIHDGAqHG5wS0zrilNlL0UB2mETOygQACCCCAAAIIIIAAAggggMDaAqHG5wS01q5+rlcrEKrD1BaO9AgggAACCCCAAAIIIIAAAggEEQg1PiegFaRV7TiboTrMjuuBoiGAAAIIIIAAAggggAACCJy3QKjxOQGt826sLZQ+VIdpAYw8IIAAAggggAACCCCAAAIIILCBQKjxOQGtDVoAl6wSCNVhqkpGYgQQQAABBBBAAAEEEEAAAQTiCIQanxPQitOw9prTUB1mr5VAuRBAAAEEEEAAAQQQQAABBM5eINT4nIDW2bfXkwOE6jAn1yIDCCCAAAIIIIAAAggggAACCGwjEGp8TkBrm0bAVcsFQnWY8mKREgEEEEAAAQQQQAABBBBAAIFQAqHG5wS0QrWtXWY2VIfZZQ1QKAQQQAABBBBAAAEEEEAAAQSkUONzAlo02VMLhOowp8bi/ggggAACCCCAAAIIIIAAAghsJBBqfE5Aa6NWwGWLBUJ1mOJSkRABBBBAAAEEEEAAAQQQQACBWAKhxucEtGI1rj3mNlSH2WMFUCYEEEAAAQQQQAABBBBAAAEExJLD1RsBAY/VSZu6IPXbVHWQGQQQQAABBBBAAAEEEEAAgTMVCDU+Z4bWmbbShoodqsM05EZWEEAAAQQQQAABBBBAAAEEEFhTINT4nIDWmlXPteYIhOowcwrIOQgggAACCCCAAAIIIIAAAggEEAg1PiegFaBF7TyLoTrMzuuC4iGAAAIIIIAAAggggAACCJyvQKjxOQGt822orZQ8VIdpBY18IIAAAggggAACCCCAAAIIILCyQKjxOQGtlWufy1ULhOow1aXjBAQQQAABBBBAAAEEEEAAAQRiCIQanxPQitGo9pzLUB1mzxVB2RBAAAEEEEAAAQQQQAABBM5aINT4nIDWWbfVJgofqsM0IUYmEEAAAQQQQAABBBBAAAEEEFhfINT4nIDW+g2AK9YJhOowdUUjNQIIIIAAAggggAACCCCAAAJhBEKNzwlohWlXu81oqA6z21qgYAgggAACCCCAAAIIIIAAAucuEGp8TkDr3Jvr6csfqsOcnoscIIAAAggggAACCCCAAAIIILCJQKjxOQGtTdoAF60QCNVhKspFUgQQQAABBBBAAAEEEEAAAQQiCYQanxPQitS09pnXUB1mn1VAqRBAAAEEEEAAAQQQQAABBBBQqPE5AS1a7KkFQnWYU2NxfwQQQAABBBBAAAEEEEAAAQQ2Egg1PiegtVEr4LLFAqE6THGpSIgAAggggAACCCCAAAIIIIBALIFQ43MCWrEa1x5zG6rD7LECKBMCCCCAAAIIIIAAAggggAACEksO124FBDzWFm3retRvW/VBbhBAAAEEEEAAAQQQQAABBM5TINT4nBla59lIWyp1qA7TEhx5QQABBBBAAAEEEEAAAQQQQGBFgVDjcwJaK9Y8l5olEKrDzCohJyGAAAIIIIAAAggggAACCCDQvkCo8TkBrfYb1N5zGKrD7L0yKB8CCCCAAAIIIIAAAggggMDZCoQanxPQOtt22kzBQ3WYZtTICAIIIIAAAggggAACCCCAAALrCoQanxPQWrfyuVq9QKgOU188zkAAAQQQQAABBBBAAAEEEEAghECo8TkBrRBtateZDNVhdl0TFA4BBBBAAAEEEEAAAQQQQOCcBUKNzwlonXNTbaPsoTpMG2TkAgEEEEAAAQQQQAABBBBAAIHVBUKNzwlorV7/XLBSIFSHqSwbyRFAAAEEEEAAAQQQQAABBBCIIhBqfE5AK0qz2m8+Q3WY/VYDJUMAAQQQQAABBBBAAAEEEDhzgVDjcwJaZ95aGyh+qA7TgBdZQAABBBBAAAEEEEAAAQQQQGALgVDjcwJaWzQBrlkjEKrD1BSMtAgggAACCCCAAAIIIIAAAggEEgg1PiegFahl7TSroTrMTuuAYiGAAAIIIIAAAggggAACCCAQanxOQIsGe2qBUB3m1FjcHwEEEEAAAQQQQAABBBBAAIGNBEKNzwlobdQKuGyxQKgOU1wqEiKAAAIIIIAAAggggAACCCAQSyDU+JyAVqzGtcfchuowe6wAyoQAAggggAACCCCAAAIIIICApFDjcwJatNlTC4TqMKfG4v4IIIAAAggggAACCCCAAAIIbCQQanxOQGujVsBliwVCdZjiUpEQAQQQQAABBBBAAAEEEEAAgVgCocbnBLRiNa495jZUh9ljBVAmBBBAAAEEEEAAAQQQQAABBFhyuH4bIOCxvmlLV6R+W6oN8oIAAggggAACCCCAAAIIIHCuAqHG58zQOtdm2k65Q3WYdtjICQIIIIAAAggggAACCCCAAAKrCoQanxPQWrXuudgMgVAdZkb5OAUBBBBAAAEEEEAAAQQQQACBCAKhxucEtCI0qX3nMVSH2XdVUDoEEEAAAQQQQAABBBBAAIEzFgg1PiegdcYttZGih+owjZiRDQQQQAABBBBAAAEEEEAAAQTWFgg1PiegtXb1c71agVAdprZwpEcAAQQQQAABBBBAAAEEEEAgiECo8TkBrSCtasfZDNVhdlwPFA0BBBBAAAEEEEAAAQQQQOC8BUKNzwlonXdjbaH0oTpMC2DkAQEEEEAAAQQQQAABBBBAAIENBEKNzwlobdACuGSVQKgOU1UyEiOAAAIIIIAAAggggAACCCAQRyDU+JyAVpyGtdechuowe60EyoUAAggggAACCCCAAAIIIHD2AqHG5wS0zr69nhwgVIc5uRYZQAABBBBAAAEEEEAAAQQQQGAbgVDjcwJa2zQCrlouEKrDlBeLlAgggAACCCCAAAIIIIAAAgiEEgg1PiegFapt7TKzoTrMLmuAQiGAAAIIIIAAAggggAACCCAghRqfE9CiyZ5aIFSHOTUW90cAAQQQQAABBBBAAAEEEEBgI4FQ43MCWhu1Ai5bLBCqwxSXioQIIIAAAggggAACCCCAAAIIxBIINT4noBWrce0xt6E6zB4rgDIhgAACCCCAAAIIIIAAAgggIJYcrt4ICHisTtrUBanfpqqDzCCAAAIIIIAAAggggAACCJypQKjxOTO0zrSVNlTsUB2mITeyggACCCCAAAIIIIAAAggggMCaAqHG5wS01qx6rjVHIFSHmVNAzkEAAQQQQAABBBBAAAEEEEAggECo8TkBrQAtaudZDNVhdl4XFA8BBBBAAAEEEEAAAQQQQOB8BUKNzwlonW9DbaXkoTpMK2jkAwEEEEAAAQQQQAABBBBAAIGVBUKNzwloldX+90i6b1nS6lRfK+lJmbPSe/6EpG+V9K7qO7zvBNf1LSQ9StJHDK7xD5K+X9KPSXrPzGsvOe3UHebDurJ/85JCVJx7DUkvrUi/16RfI+mJRyrc93ZtvPZ2HyLpMyR9gaQvlPTxkq48uMjLJb1W0kskPU/SX0p6b+1NSI8AAggggAACCCCAAAIINCJw6vF5FQMBrTKu6AGtQ8Gse3ZBrlMEs6x/6g5DQKusD6ydquWA1uUkfb2k23VBrNKy/5qkH5T0QgJbpWSkQwABBBBAAAEEEEAAgYYETj0+r6IgoFXGFTmg5Tq+maRHSLrUoLiemXXqYBYBrbL2t8dULQa0PrwLYn130ldq/R8j6V6S3lR7IukRQAABBBBAAAEEEEAAgRMKENBaGb8F0KgBLQezbiTpQclMk1aCWQS0Vu4sgS7XWkDLywm97Nb9Zex4naQ/7/747yRd6UDgy8tKvYz1NYHqhKwigAACCCCAAAIIIIDAeQu0EH8prgFmaJVRrb2fVcldl97TdXtdST+eCWZ5L67Hn2jPrLTsoTqMpDQQ42Vm/re3llQqaWYJfLKkp3UBpP4Ca+5FdkVJj5V01SR3fy/pZyQ9WdKrJL07+fsHSbpstzfdXTLLE3+7W7r4x7NKzUkIIIAAAggggAACCCCAwHEFQo3PCWiVNY6lwaWyu7x/qiX3dL1eS5KXPnnmSX94ZlZLwSznK1SHIaA1pykvPmfLgNZlJPmFCzdMcvmUbknuGwpz78DWD0n6uiT907uZWm8rvA7JEEAAAQQQQAABBBBAAIFTCYQanxPQKmsmS4JLZXf4wFRL7uk3snkGVuvBLAJac1vHeZ23VUDLLwRwEOrOCef3df9e+0ZR78Hl690xuZ43l/+pTPD2vGqR0iKAAAIIIIAAAggggEDrAgS0Vq6hFkCXBJfmcsy9Z6RgFgGtua3jvM7bKqDlWVleUvgRA07vN+dN4WuDWf0lLt9d0zMk+8P7aX2tpNLZXudVu5QWAQQQQAABBBBAAAEEWhFoIf5SbMEMrTKqucGlsqvnU8255xdIerQkBwD6w8sMPWPE+wC9d0mGNjo3VIdhyeFGreDwZbcIaF1S0k8nm8A/W9I3rvB2wtyG976u78eBAAIIIIAAAggggAACCLQqEGp8TkCrrBnNCS6VXXk8Ve09r95tAO83r0UJZjmfoTrMigGtNOjxvZK+v7DRfKSkh0m61SD92Ob0Xlbnt/f5jXtrHN5vyvuwzZ3BNCcPWwS0ri3pF5LZWTeW9PNzMpicczlJT5D0xYN/f1y3tPGdK1yfSyCAAAIIIIAAAggggAACWwiEGp8T0CprArXBpbKrHk5Vc8+rSHpE8pa21mdm9aUP1WEaCWjllsoR0CrvdZeQ9MAuMNef9Ztd3b6x/DKjKf1c/RZJnyvp+ZJeJOnPMm9JXOFWXAIBBBBAAAEEEEAAAQQQWE0g1PicgFZZvdcEl8quOJ2q9J6f1m04fdXBJR3Mur0kv6ktbZDTdz5uilAdpoGAVm6PJtcYAa3ydvvRkp4k6ZqDUx4gyX3uX8ovQ0oEEEAAAQQQQAABBBBAYFcCocbnBLTK2l5pcKnsamWpSu55RUmPzczMihLMskSoDnPigJb7610lPTjThGoCWg+X9FdlzVAfk7wFcA9LDq8m6bnJcsObS3paoQnJEEAAAQQQQAABBBBAAIE9CoQanxPQKmuCJcGlsiuVp5q6Zy6Y9feS7tQNzFufmdVLhOowJw5ofYakp0py3adHTUDrGpL85r2S4/MkvWSQcA8BrXT/sr+RdANJrygBIQ0CCCCAAAIIIIAAAgggsFOBUONzAlplrXAquFR2lbpUh+7pTbL9xjQHG4bHYyTdTZKXHEY5QnWYEwa0PlTS/SR9+0jFEtAqb/Fp33qZpFtK+vPyS5ASAQQQQAABBBBAAAEEENidQKjxOQGtsvaXDoDLzhpPNRZ8GJ4xFtDyEjAvGbvOyOUd0HpogL2z+uyH6jAnDGi5vp/RLZNzwPLJyZsLCWiV98q0b5X0x/KrkxIBBBBAAAEEEEAAAQQQiCkQanxOQKuskbUS0HqIpB+WdL0D2fYsk1tLemFZ0U6eKlSHOVFA65KSvNTvpl1tPaFbVvrsQe0R0Cpryh8m6ceSYKAdv07S28ouQSoEEEAAAQQQQAABBBBAYJcCocbnBLTK2mALAa3fkPRBkr5wkGUHrx7fBbA+fvDvHqB/o6Q3lRXvpKlCdZgTBLTcR73n0890teQ6v4kkL0Ec7m1FQKusGecCWqfYF6wst6RCAAEEEEAAAQQQQAABBI4nEGp8TkCrrGG0ENBKc9rPxPLm3t5X6YFJAi9LvLukd5UV8WSpQnWYEwS0PkHSEwf7pd1f0r27N1sS0Kpvtpfo+sq3Dk5lyWG9I2cggAACCCCAAAIIIIDA/gRCjc8JaJU1wBY2hR/m1MGs20ryrC03uEt3S9JuNEjkfZZuL+kpje+nFarDHDmg9SGSvkvS93f16uDl10p6QxfgIqBV1n/TVOyhNc+NsxBAAAEEEEAAAQQQQGDfAqHG5wS0yhpjSwGtNJjVl+Czuk3Dh0sP/1jSzSW9uqyYJ0kVqsMcOaCV1qn3eXpSF6D0Gy4JaM1rst8s6VGDU1/R9ZM/nXc5zkIAAQQQQAABBBBAAAEEdiEQanxOQKuszbUS0BoLZrkUrkvvm/XopEi/0G2A/Zayoh49VagOc8SA1od3m5d/U1cjT+/qsd+4nICW5Blrc44vkfTcwYl/I+kGkhzY4kAAAQQQQAABBBBAAAEEzlUg1PicgFZZM20hoOVg1h0k/eqBJYQfKelhkm6VFMvL1n5U0nvKinvUVKE6zBEDWjfsNoL/CEkOuHip4QsGNUNAa35A6zO62YxXGHh6JuPTjtryuRkCCCCAAAIIIIAAAggg0JZAqPE5Aa2yxtNCQKv0TWxX7PbNutKgaN5Py2/GG85KKSv59qlCdZgjBbQuK+mnJF2v43cw8l6S/omA1r8KXEPzA1r/sfN1n+iPB0hyP/+XlZr8R3cz7P6oC0T6/759pWtzGQQQQAABBBBAAAEEEEBgC4FQ43MCWmVNIFJAy3V6i26PIM/u6Y/flvT1kryvVktHqA5zhICW6++ukh7cVdIfdPWZ1hsztOYHtGzsAGG/2b6pf7Or2zeu1DmuLcnLfYd9kFlgK+FyGQQQQAABBBBAAAEEENhEINT4nIBWWRuIFNByibz/0g9JumNSvEdKurukd5YV+yipQnWYIwS00hl2d5P00MwyUwJa8wNabtifI+kXJV1u0Mq9rNOb7i89PrTrfw5M9ocDkjeV9JqlF+d8BBBAAAEEEEAAAQQQQGAjgVDjcwJaZa0gWkDLpfL+QD8j6apJEccCJGUS66cK1WE2Dmg5CHk/Sd/eMT+72+j/TRl2AlrLAloO+j5c0m0Gtr8hyW+S/OuFzTz3xlEHJR1MHi4bXXgbTkcAAQQQQAABBBBAAAEEVhUINT4noFVW9xEDWi7ZcGPxvqTeXP7Wkl5YVvTNU4XqMBsHtFwnT+1mDXnfMwdXfmmkBghoLQtomfU63ebww2WB95d07wUvULiMJO93577XH97U38sNX7R5b+IGCCCAAAIIIIAAAggggMB8gVDjcwJaZRUdNaD1IZLuI+meSTEdJPlmSX9bVvxNU4XqMBsGtLwc9NLdsjSD/6Skbz2wPJSA1vKA1od1SwPvnLRw95cHzZhNNbbUN7ep/6adiosjgAACCCCAAAIIIIAAAjMEQo3PCWiV1XDUgJZLl74xry9xK4PsUB1mw4DWsCV6Fp3fwPd7B5onAa3lAS3zes+yx2aW5j6hm6n1hrJHhP5vST8i6UZJer+MwTPt/qTwOiRDAAEEEEAAAQQQQAABBE4lEGp8TkCrrJlEDmi5hF8o6fGSPn5QXC9pu72kp2Q2HC9TWSdVqA5zpICW29sDJ5a9EdBaJ6A11j/873/f7UP3ZEmvkvTupMlfQtKnSLptF7S6VPL31pb3rtNjuQoCCCCAAAIIIIAAAgjsVSDU+JyAVlkzjB7Q8tJDbzTuIMnw+ANJt5DkN7Cd6gjVYY4Q0HqpJL9tb2pmEAGt9QJafg466PsoSZ98oCO8XNI7ur9/pKSrHUj7ui5g7H3R0jZ+qr7GfRFAAAEEEEAAAQQQQACBQwKhxucEtMoac/SAlkuZ26za//4L3X5abymjWD1VqA5zhICWg1lPKlAmoLVeQKvnHls2WFAd75fEfep/SPrftSeSHgEEEEAAAQQQQAABBBA4oUCo8TkBrbKWsoeAlkvqIIiDJcOlh/7375LkPbXeU8axaqpQHWbjgNbTu+Di2wqECWitH9Ayu2czerbW3SRdv6AehkleLOkHJT1vxobylbciOQIIIIAAAggggAACCCCwukCo8TkBrbL630tAy/V9V0kPTor9N90ytxeUcayaKlSH2TCg5Tq4uaQXFeoS0NomoNXzu694VuM1JX2+pE+SdIUkGOwliK+V9JIuiPWXkt5bWH8kQwABBBBAAAEEEEAAAQRaEwg1Pieg1VrzOb/8hOow51c9lBgBBBBAAAEEEEAAAQQQQOBMBEKNzwlonUmrbLiYoTpMw45kDQEEEEAAAQQQQAABBBBAAIElAqHG5wS0llQ1564hEKrDrFFgroEAAggggAACCCCAAAIIIIBAgwKhxucEtBpsQWeWpVAd5szqhuIigAACCCCAAAIIIIAAAgicj0Co8TkBrfNpmK2WNFSHaRWRfCGAAAIIIIAAAggggAACCCCwUCDU+JyA1sLa5vTFAqE6zOLScgEEEEAAAQQQQAABBBBAAAEE2hQINT4noNVmIzqnXIXqMOdUMZQVAQQQQAABBBBAAAEEEEDgrARCjc8JaJ1V22yysKE6TJOCZAoBBBBAAAEEEEAAAQQQQACB5QKhxucEtJZXOFdYJhCqwywrKmcjgAACCCCAAAIIIIAAAggg0KxAqPE5Aa1m29HZZCxUhzmbWqGgCCCAAAIIIIAAAggggAAC5yYQanxOQOvcmmd75Q3VYdrjI0cIIIAAAggggAACCCCAAAIIrCIQanxOQGuVOuciCwRCdZgF5eRUBBBAAAEEEEAAAQQQQAABBFoWCDU+J6DVclM6j7yF6jDnUSWUEgEEEEAAAQQQQAABBBBA4AwFQo3PCWidYQttrMihOkxjdmQHAQQQQAABBBBAAAEEEEAAgbUEQo3PCWitVe1cZ65AqA4zt5CchwACCCCAAAIIIIAAAggggEDjAqHG5wS0Gm9NZ5C9UB3mDOqDIiKAAAIIIIAAAggggAACCJynQKjxOQGt82ykLZU6VIdpCY68IIAAAggggAACCCCAAAIIILCiQKjxOQGtFWueS80SCNVhZpWQkxBAAAEEEEAAAQQQQAABBBBoXyDU+JyAVvsNau85DNVh9l4ZlA8BBBBAAAEEEEAAAQQQQOBsBUKNzwlonW07babgoTpMM2pkBAEEEEAAAQQQQAABBBBAAIF1BUKNzwlorVv5XK1eIFSHqS8eZyCAAAIIIIAAAggggAACCCAQQiDU+JyAVog2tetMhuowu64JCocAAggggAACCCCAAAIIIHDOAqHG5wS0zrmptlH2UB2mDTJygQACCCCAAAIIIIAAAggggMDqAqHG5wS0Vq9/LlgpEKrDVJaN5AgggAACCCCAAAIIIIAAAghEEQg1PiegFaVZ7TefoTrMfquBkiGAAAIIIIAAAggggAACCJy5QKjxOQGtM2+tDRQ/VIdpwIssIIAAAggggAACCCCAAAIIILCFQKjxOQGtLZoA16wRCNVhagpGWgQQQAABBBBAAAEEEEAAAQQCCYQanxPQCtSydprVUB1mp3VAsRBAAAEEEEAAAQQQQAABBBAINT4noEWDPbVAqA5zaizujwACCCCAAAIIIIAAAggggMBGAqHG5wS0NmoFXLZYIFSHKS4VCRFAAAEEEEAAAQQQQAABBBCIJRBqfE5AK1bj2mNuQ3WYPVYAZUIAAQQQQAABBBBAAAEEEEBAUqjxOQEt2uypBUJ1mFNjcX8EEEAAAQQQQAABBBBAAAEENhIINT4noLVRK+CyxQKhOkxxqUiIAAIIIIAAAggggAACCCCAQCyBUONzAlqxGtcecxuqw+yxAigTAggggAACCCCAAAIIIIAAAiw5XL8NEPBY37SlK1K/LdUGeUEAAQQQQAABBBBAAAEEEDhXgVDjc2ZonWszbafcoTpMO2zkBAEEEEAAAQQQQAABBBBAAIFVBUKNzwlorVr3XGyGQKgOM6N8nIIAAggggAACCCCAAAIIIIBABIFQ43MCWhGa1L7zGKrD7LsqKB0CCCCAAAIIIIAAAggggMAZC4QanxPQOuOW2kjRQ3WYRszIBgIIIIAAAggggAACkw9DUQAAIABJREFUCCCAAAJrC4QanxPQWrv6uV6tQKgOU1s40iOAAAIIIIAAAggggAACCCAQRCDU+JyAVpBWteNshuowO64HioYAAggggAACCCCAAAIIIHDeAqHG5wS0zruxtlD6UB2mBTDygAACCCCAAAIIIIAAAggggMAGAqHG5wS0NmgBXLJKIFSHqSoZiRFAAAEEEEAAAQQQQAABBBCIIxBqfE5AK07D2mtOQ3WYvVYC5UIAAQQQQAABBBBAAAEEEDh7gVDjcwJaZ99eTw4QqsOcXIsMIIAAAggggAACCCCAAAIIILCNQKjxOQGtbRoBVy0XCNVhyotFSgQQQAABBBBAAAEEEEAAAQRCCYQanxPQCtW2dpnZUB1mlzVAoRBAAAEEEEAAAQQQQAABBBCQQo3PCWjRZE8tEKrDnBqL+yOAAAIIIIAAAggggAACCCCwkUCo8TkBrY1aAZctFgjVYYpLRUIEEEAAAQQQQAABBBBAAAEEYgmEGp8T0IrVuPaY21AdZo8VQJkQQAABBBBAAAEEEEAAAQQQEEsOV28EBDxWJ23qgtRvU9VBZhBAAAEEEEAAAQQQQAABBM5UINT4nBlaZ9pKGyp2qA7TkBtZQQABBBBAAAEEEEAAAQQQQGBNgVDjcwJaa1Y915ojEKrDzCkg5yCAAAIIIIAAAggggAACCCAQQCDU+JyAVoAWtfMshuowO68LiocAAggggAACCCCAAAIIIHC+AqHG5wS0zrehtlLyUB2mFTTygQACCCCAAAIIIIAAAggggMDKAqHG5wS0Vq59LlctEKrDVJeOExBAAAEEEEAAAQQQQAABBBCIIRBqfE5AK0aj2nMuQ3WYPVcEZUMAAQQQQAABBBBAAAEEEDhrgVDjcwJaZ91Wmyh8qA7ThBiZQAABBBBAAAEEEEAAAQQQQGB9gVDjcwJa6zcArlgnEKrD1BWN1AgggAACCCCAAAIIIIAAAgiEEQg1PiegFaZd7TajoTrMbmuBgiGAAAIIIIAAAggggAACCJy7QKjxOQGtc2+upy9/qA5zei5ygAACCCCAAAIIIIAAAggggMAmAqHG5wS0NmkDXLRCIFSHqSgXSRFAAAEEEEAAAQQQQAABBBCIJBBqfE5AK1LT2mdeQ3WYfVYBpUIAAQQQQAABBBBAAAEEEEBAocbnBLRosacWCNVhTo3F/RFAAAEEEEAAAQQQQAABBBDYSCDU+JyA1katgMsWC4TqMMWlIiECCCCAAAIIIIAAAggggAACsQRCjc8JaMVqXHvMbagOs8cKoEwIIIAAAggggAACCCCAAAIISCw5XLsVEPBYW7St61G/bdUHuUEAAQQQQAABBBBAAAEEEDhPgVDjc2ZonWcjbanUoTpMS3DkBQEEEEAAAQQQQAABBBBAAIEVBUKNzwlorVjzXGqWQKgOM6uEnIQAAggggAACCCCAAAIIIIBA+wKhxucEtNpvUHvPYagOs/fKoHwIIIAAAggggAACCCCAAAJnKxBqfE5A62zbaTMFD9VhmlEjIwgggAACCCCAAAIIIIAAAgisKxBqfE5Aa93K52r1AqE6TH3xOAMBBBBAAAEEEEAAAQQQQACBEAKhxucEtEK0qV1nMlSH2XVNUDgEEEAAAQQQQAABBBBAAIFzFgg1Piegdc5NtY2yh+owbZCRCwQQQAABBBBAAAEEEEAAAQRWFwg1PiegtXr9c8FKgVAdprJsJEcAAQQQQAABBBBAAAEEEEAgikCo8TkBrSjNar/5DNVh9lsNlAwBBBBAAAEEEEAAAQQQQODMBUKNzwlonXlrbaD4oTpMA15kAQEEEEAAAQQQQAABBBBAAIEtBEKNzwlobdEEuGaNQKgOU1Mw0iKAAAIIIIAAAggggAACCCAQSCDU+JyAVqCWtdOshuowO60DioUAAggggAACCCCAAAIIIIBAqPE5AS0a7KkFQnWYU2NxfwQQQAABBBBAAAEEEEAAAQQ2Egg1PiegtVEr4LLFAqE6THGpSIgAAggggAACCCCAAAIIIIBALIFQ43MCWrEa1x5zG6rD7LECKBMCCCCAAAIIIIAAAggggAACkkKNzwlo0WZPLRCqw5wai/sjgAACCCCAAAIIIIAAAgggsJFAqPE5Aa2NWgGXLRYI1WGKS0VCBBBAAAEEEEAAAQQQQAABBGIJhBqfE9CK1bj2mNtQHWaPFUCZEEAAAQQQQAABBBBAAAEEEGDJ4fptoIWAx/dIuu/6Rbu44tdKelLm2uk9f0LSt0p618x8OHh5C0mPkvQRg2v8g6Tvl/Rjkt4z89pLTmuhfvv8f7Kkp0m60qBA15D00ooCfpCkq0q6uaQvleRr9sdYXVdcnqQIICDpP3fPTfexrY8/kHQzSa+rvJGfBVeQdM3uv0+QdLXBNV7ZXfNlkp4v6X+d6BlcWSySI4AAAggggAACCOxYoKXx+SQzM7QmiS4SRA9oHQpm3bMLcp0imGXbljrM0oDWZSXdT9JtR5oVAa2y/kYqBKYEWg5ofaSkr5F0B0mfPlWQwd9/V9IPSnqWpH+qOI+kCCCAAAIIIIAAAgisJdDS+HyyTAS0JonCB7Rcx55d8AhJlxoU1zOzTh3M2lNAyzMxHi7pOgeaFAGtsv5GKgSmBFoMaH2opBtL+t5kZuZUWdK/O6D1HZJeW3si6RFAAAEEEEAAAQQQWChAQGshYHp6C6BRZ2g5mHUjSQ+S9PENBrP2EtD6cEk/JOmOmbb/cknv6P79kZJ+aeX+weUQOEeB1gJa/rHAS7dzz4C+fv5c0p9Ieq+kfjni8Lk8rEcvb7y9pBdmZrGeY31TZgQQQAABBBBAAIHjCLQQfykuKTO0yqjW3s+q5K5L7+m6va6kH88Es7wX1+Mb2a+lpQ4zd8mhZ2U9I9mb7Ee6QOLflFQ2aRBAYFOBpc/TQ5m7jCTvcXjDJJFnwf6CpMdK8nLCdyZ/9zPagbDrS/r2zPJEB8Bu3QW1NsXh4ggggAACCCCAAAIIdAItjc8nK4WA1iTRRYItB0NjOVhyT9frtSQ9pvFglsveUoeZE9C6ZDeYvemgIn+y28A/HcCWtTZSIYDA2gJLnqeH8jI2O/O5ku4hyRu/p8+43PX8og4vAf+u5I9+IYWXKr9hbRCuhwACCCCAAAIIIIBARqCl8flkBRHQmiQKGdD6wm4GVrrMsKWZWb18Sx1mTkDr2t0sjP7NkZ5VcRNJv1fWtEiFAAJHENgioPXBkr6tW248LIID2g5M/X1luT6km6n1wOS8+0u6dyMzaiuLRHIEEEAAAQQQQACBYAItjc8n6QhoTRKFC2hFCmYZt6UOUxvQ+jBJPybpmwfN6Ecl3Yu3lJV1LFIhcCSBLQJan9UtNR7+cPBUSXeV9JaZ5fIbEh8m6VaD8wmSz8TkNAQQQAABBBBAAIFqgZbG55OZJ6A1SRQqoPUFkh6dvGHL+7h4o+Ind5sRl5X4eKla6jC1Aa3PkfSLki7XcXm/rK+U9DvH4+NOCCBQILB2QMtvNPSLIBy86o8/kHQLSX9ckJ9DSfwcd2Csf644rTecv4+kf1l4bU5HAAEEEEAAAQQQQOCQQEvj88maIqA1SRQmoHX1bgP4Kw2K1Howy1ltqcPUBLS83MjLgDxQ7o/HSbpzZvPnslYmecnRJ0nyMsbP7QKTVx6c7Jkar5HkNyf+arc/z3tGLr72mzm/txtUHyqLZ6xdtXuzpoN9V+sSe+mVN8X2fkDeJPt/VgRXl7zN7hrdPXN5trVtv0KSZzV+5mBTf/v+fvdGSue5dC+0dMber0n6Gklv7TLwcZJuLskvEbCPl6m6Tn+7c3nO4I2YU23m8yS9ZJDIm5J7SfG7pk7U+9qZgyPes6k/HIy5mSS/Xe/QMXRzHvy88cbmNceheqm5Tk3atQNanyrp6ZKuOMiEN3b3jM2SPbMO5d37cj1c0m0GiZ7XzdriJRM1tU5aBBBAAAEEEEAAgVqBlsbnk3knoDVJdJFg7cFQyV1r7nkVSY/oggn9tSMEs5zXljpMTUArN6C9saSfL6ncJI1ne/hNZ98p6bMrzneQyEGJF2QCRMcMaDn/LruDXjacOp7VBQNLNsxeO6BVa+2A00O6mY9Tga2xgNb/J+kbJd13IvjjwN8PSHpUQWBqSUArt1SuJKDloJ9nCrmtLjn2ENBy8PBBA4Q/6fbOe/USmMG5N5J0O0kOir64CwKXBCtXuj2XQQABBBBAAAEEEDhTgZbG55NVQEBrkqj5gNanSfqpTDDr9pKessJsgTKh+ala6jClAa3cDJe5MyguLcn7bn3dTEIHLh1k8MyQ4WytYwW0LtstvarNv/PtYJyDN2OzzEyyZkDLM4ls5SW4tYdnljmI4QDX2JELaN1W0q0leWPv0uNnus3BD+3DNDegldujyfmaCmjl9uYrLU+aLnpAyzPr/APCsM27zu4kye2aAwEEEEAAAQQQQACBqAItjc8nDQloTRJdJKiZLVV2xelUJff0cpfHBg5mWaGlDlMa0HIw4UmShptB303SQysDiF5a5H140gCLB8Wv6pYW9svVHNj5/MEyvmEL8jIkL2V70eAfryfJwc6xw/v0fPngj17uNjw/Pe+PJD07+cfLSPJStxsm/+78ex8xL93z/+8AgIMYDoqkh98G54DeWFArDWi5rA4elLxBzrPlPHPGx1he/TfPFHNA0taH8urlh99wYFleGtDyNT3D5ocHhXa+7eilo5foTLzEND0eKenuB5Y7zg1oua7s17+Vs7/voYDWJ0h6oiTfc3i4LC/r6vrdIw3NJl+dLM2LHtD6r90eV54Z2x8Ozj7gQH/jTwgggAACCCCAAAIIRBBoaXw+6UVAa5LoIkFJcKnsSuWppu6ZC2Z5gOlZAk+rDKyU52r9lC11mJKAVi4w8hvdbI2/ruTx/koOFAyPH+mWMo3tleN9mPwWRS9HGh4OpjkA8k+FeUjbV8keWcNL54JxDl45EOMlemn+/az5xG5JnTfO7g+f47J4E+zckQa0pmYS5a7hoIoDh97fbHh41pXL7eBS2g4dxPE+U8O3zflcn+O3WuZmT+Xeejksp20cvBueaxcHSH6w23tsmD/Xp5e15TYCnxPQunwXzLpWBmnM1fnzzDTne1gW7xfltju1DC43wy56QCu1t4sDhb9c2PdIhgACCCCAAAIIIIBAqwItjc8njQhoTRJdJJgKLpVdpS7VoXs68PLTmRkTj5HkmUKRlr201GHGAlq/1S19+5LOd7jPlZegeUnZC+uqV5fs6tB75fSHl6V5o/lDS/Cc1vtAOd09Buf+ZrcB+RsL87E0oJUG40r3bHPQx4Ga7xvk81BAcI2AVm5Wkq3936F9sby01Et3nW44o2lsNt5YQMs2Dgo9/kDd+voOat1h4OK35d20C7il1Vob0PKz3m/ke/BI+xgLaP3HbknzTQbnue08sKCd+pQ9BrTStu/g7Q0kvaKw75EMAQQQQAABBBBAAIFWBVoan08aEdCaJMoGtMrOGk+Vvv0sl3IsoPUx3Ruw/Ka03DFn6dvS8iw5v6UOkwtoHSqbgwCeEedlV7VvNvNypWdKulx3A7/pzjOXXl+I+RmSniHpCl36P+yWdr228PwlAa1cMG5q6eAwW7l9nLxpuoO06bE0oJV7Y9wTJN2l8I2Cuf3SvPTwayW9IcnsWECrNADk/ci8H56Xi/bH2JvzagNabi+eBde/lc+zq/yGwk/vbjQW0EqX19Vufn4OAa05swYLuynJEEAAAQQQQAABBBA4qkBL4/PJghPQmiS6SLD2BttzA1peyuX9eIYD3rQEc2cMlUmsn6qlDlMa0HpzF1T0ErJ+j6taGQcKPKvDgYb/p3uTmZe/5ZaX5a69NFCwJKDlPZ+89K6ftTRnyWV6DQfnHNR6e1LYpQGtNHDo2TRf2e37VFpnXirpFyxcdXCCA1reR2145AJatYHKdPbPr3bLWf8uuVdNQMsz+u7XbTTvy7i+/L+9jNBBLR9jQZm0T9QGb5a209I6mkq35izb9FqemeU97P50KhP8HQEEEEAAAQQQQACBxgVaGp9PUhHQmiS6SNBCQMuD0A9KNtZ28MrLmLzkbbhBuTeddnDgTWXFO2mqljpMaUDLYP1+Ud6bqWSD8rWRlwYK5ga0/MzwHl5+W2B/+FoOkNTMUvvoLiB0ze4iYzN/lga0vN+V36TYH3PeRvfBXXmHSzz9VknPShtuhp4LaNnJe3GVBirdj58s6XO7DI8tZ6sJaH1Rt9+VZwO63frtfJ7J5732pgJaaX5qZwIubadr9ZstA1olP1CsVQ6ugwACCCCAAAIIIIDAlgItjc8ny0lAa5KomYBWmtN+JpaXP3lZkve0GR4P7/Yqmtq0uUxgu1QtdZhcQOvLusCg39DnN9z1S7R6ked2m433b9PbTur9r7w0UDA3oOVZWY/ogiJ9jjw7xcGRmuM/dJvHO/DaH7mNtZcEtP59Nwtp+BbJb5PkYFTt8RWSfmlwUi6IkQtoeWnwr1fcLOeS8y0NaHl5qN9E6b24fPTLLR3cKglo5fbQurEkv0Gy5FjaTkvuUZJmzYCW90PzZv39UTtrrSS/pEEAAQQQQAABBBBA4BQCLY3PJ8tPQGuS6CLBmoOhsjsenhXmYNZtu6VDbnCX7gatww3GPRPDG1p7qVTNzJnS/K2VrqUOM/WWQwdzPBPJ+y8NDy8r+3pJ3sR7y8P7OXkPtc+X9FWSvGxvuFl5zdvj5ga00plVLq+Dp39VWfB/J+m6yYsN3F4dfBkeSwJauWDM3LfRpXuW5YIYaUCrdjZTX+6SuikJaPn57iWMnpXmw88Nb+7+e5JqlhL67ZAPG1SK27sDkX9UUOd7DGily0IJaBU0BJIggAACCCCAAAIIhBBoaXw+CUZAa5LoIkFLAa00mNWX4LO6TcKHSw8dYPHsjleXFfMkqVrqMFMBLQN5k3EvMxzO+vG/e/aOl7f97UJF90lvmu7Akf9znj5V0n+XdLWJax8joFWzLLOWwnuIDZcy+vwlAa01gyklAaA0oPU8SbeU9JZKiHSZ5AO6Z9Bw2WJJQOsTuqWGTts/x/q3E5aUp8/25bug2LUG5fAyWy/lfI6k10n6f0feerhmHVQyvl/yNZ/hftupZ2b2h3888Ey8ly/JIOcigAACCCCAAAIIINCAQEvj80kOAlqTRP86ELzvIKlnkXjZyZbL+XL7do0Fs5w116VnTTw6KZI37/YAuXZQXSazPFVLHaYkoOUSX6abSeTZPsOj5k1/w/M888objnuW1xcn+6HVCBPQen+tNYMpJW0jDWjN3VspnQGUe95MBbTcptwe+wBh+mbGmoCWVb3k1vv1DQPmNW1zmLamnc69R3remgGtdLae7zV35t9a5eM6CCCAAAIIIIAAAgisIdDS+HyyPAS0JokuEqw5GCq74wfe08GsO0jyW8/GlhB6Zo+XBt1qpUBLaV6XpGupw5QELfqy5gb43sDbb797QSGI+9+Vu03Dr194jpN5RsjvSPKbEocBhppAQcmytlyWmKH1PpXcJvYtBbTSGZveCN5vZez7W21Ay23Vm8sP34xY0WTfL2lNO517j/S8NZ/huWW395TkmXQcCCCAAAIIIIAAAghEFmhpfD7pSEBrkugiwZqDobI7zr/nFbt9s/q3l/UBEO+dM1wmU5qPrdO11GFqAlrpDJje6endjLi3TcC573nPM28ufWjWi5d2eY8e73v0KkmvlPRn3d5ZDlB86eA+NYGCtQJaW+8fFHnJ4dwZWumm47mlmIdmaHlZrDe+/6aubeTaZG1Aq29mvrZnIzlA5jwM93ArfVbUtNPSa06lW/MZfonuJRyup/6Y8/bMQ3m2649Iequk35T0iu5tqi3vhzhVB/wdAQQQQAABBBBAoH2Blsbnk1oEtCaJwgW0XKe36Pa3GQ42j7VxeZnov6VqqcPUBLRcgtzeQv7320n6qYnN+McCj8+S5ACEg1dvOrCsdelyurkBLc8Ke6qkq3RVuPX+QUsCWmtuCu/yPlOS3w7owwEG70/3p4MGn87QyqWZ6h/uv/fu/uvT5t7MeCig5YCTAyzu/2OzBucGtPo8+W2f/6MLyvbPGQdfX9bNHnx3l9AmXy3J7b0/oge0XI50WWhuxt5UXR/6u/fN83Ng6MYssCWinIsAAggggAACCCBQItDS+HwyvwS0JokuEqz5637ZHZfdc2zj8kdKurukd5Zm4gjpWuowtQEt8wyDBz2Xg4eeweJBbu744C5g4XbVH95Y22/5e2HhWylPFdC6ZBcsud4g715m6dliWxxLAlq5mTRzgwI36wJ5fRmf3dXxcCZeGtByMOkGXfCr1MbBoUd01+7Pye3PNBbQ6oN4ff14ieC9JP1TkoG5AS1/ZvjtlD+ezCz8ye4+6V59S9tpqdtUurWf4Z/YzYT13nf94bblF0YMN++fylfu7zb27C/XXX84cOwZnc+fc0HOQQABBBBAAAEEEECgUKCl8flklgloTRJdJFh7MFRy16X3vEIXeBgOuHzfu0l6aGHQpCSfS9O01GHmBLTS5V29x/27oNV7MkC5PXhKZnUNL/Upkn5WkmfK9EfNzJe5M7RyQSK3JwdK06DJobbhwJg3O/8oSX4bp2c6eQbUcMaTz18S0PL56RsD5ywNcwDSm6vfY1AgL+nzpuv9TCT/KQ1o+d/8ooafrugkpYGmXEDr27v7Pbi7n5eDeramfdOj9D7pebm94w694XOvAa1cUHqtt8qmb6d0HfjlHt8gaWopc0VTIykCCCCAAAIIIIAAAh8g0NL4fLJ6CGhNEl0kWBpcKrvL+6da45652UPeXP7W3UygOfla+5yWOsycgJY90g24/W+eneMlaS/KgKVvSZszk+erJP1ccu1jBLR8y/Tecwby15H0jMEeTGMGSwNa6VLBQ/Uy1rZz7SI3Ky0X0HqcpDtXzIp00MLLVftj7PxcQOtRkpy+3z/vUPB6TkAr93bPqbrfa0DL9eN+7OW3w2WBT5B0F0nvmPmgHJtdu+UsyJlZ5TQEEEAAAQQQQACBHQq0ND6f5CWgNUkUOqDljcvvI8lLYYbHoRkVZSLrpWqpw8wNaNVuEJ8GWWr3oRrbu+tYAa3cDJKa5ayX7mZneQlVfzyt23ssDQQsDWg5QPBwSbcZ3Ksm6JDrQ15S6plPr0+6QS6g5br18lP3uakj53pjST+fOTENaD2x22+t3wjeSyI9O8z7sOWO2oCWZyR5Ly8vqRseUzML9xzQGjPxcszv7N5GOlXnw7+7rXmW3QOTk0pfNFFzL9IigAACCCCAAAIIIJATaGl8PllDBLQmiS4SrDFbquxO/5ZqrXtetpvxMdzzyHcZ21unNp9L07fUYeYGtGyQC0b43x3M8P5Sw3KmG6v3bcwD2dwSxaGxg1le7nbTDLyXg+VmhOXqaO6SQ1/Lz427SuqXtvXX/74u4PGuA43iQ7vAiJdk9sehoM/SgJbvkZup+JBuz6dD+8k5wOB9zZzX4QsWvLzSb6dM90rKBbR8fwfA7jSxl5aDfO6Tbi/98cvdmwrfnPFMA1rDJCVBtNqAVm4WYkmgZc8BLZvnZq353/1yB2/u77eSlryZ0PXv/nPHpK49o9Yb0L906YOW8xFAAAEEEEAAAQQQKBBoaXw+mV0CWpNEFwnWCi6V3e19qda8Z27fGw96PVh/SuGAqybvNWlb6jBLAlouc/rmM/+bB6JeLvSGAUpu1pDr477dZtu5IMtHSvJsHc/8cD5zR82ypCUBLd87N8vK/+725P2mXptpVw76ecbgrZLMH5rdtUZAy4Emzyzy0r/hcSjo8HFdwMszkIbHodmNYwEtn+9N/12/XiY63GvMz+ArS3qAJC/D7A+3h5tIeu5IXR8KaHmDdm8qfihYVxPQctt7WFJvpYGWvQe0XD1ecvhYSel+ha5D733lv/1upj4cMP14Sbfs9sfy/z88WnlG1zzPSYsAAggggAACCCAQW6Cl8fmkJAGtSaKLBGsGl8ruuO49x5ayHNo0ujSfS9O11GGWBrRyA3/75DaIT/eQ6h0dKPCMHteNZwB5ZtDVJH1OMkvIARIvefMb5/rDe6N5OV3JsTSg5XuMDeT9N89MeZ6kt0ryRvIOql47kzEHbO4g6X+PZHqNgJYvPTaTJs3r/8/eu4Dt94x1399DG22e9KYHlQrPkyIJZZcIpf6EULJrQ0oim7RHJUJSdpFEQghRUSgKySahiLyRnjf1RPaO9Ei8ON7j+2uWd5lmrZlZ11r3NbOuzzqO38H/vmfNmvnMOeu6z+91nueYt1M3Pd748rp8z0SRdbdNCVqu2fX5o468bj6p7p/Cel4nIYS4uQvOO2JrKmJvStCy/VgIe3XGCEoFLX9GOHXx0VF/ufENzU9B0PJcLxPSaL0uU5f3xHAKpG3l8tGeHt/33lCLyzW6PlayoWkDAQhAAAIQgAAEIACBFQi05J9np4OglUV0rkHvgpbnMOXQO4LAJ8ENjlYZkfVatbRhDhW0TOXrQqHosYiRimaxyOgoGtvWOJ2thKwji34sFP+2wztcjn7yv5IUpzUELT/Xp2m6RtU4uqhkDm5jMctRU2+euWEtQcuPcFSZ0zpvWzrAUTszdw2pubGmBK2bhfTQVIpoahiOynHNOxd4n0s/nRK0fK+j0eJ0yPhZpYKWRUtH3Q2F5t1Prj7X+FmnImgN9pVKG6w1N0d1uqD/Xxbu5dr+aQ8BCEAAAhCAAAQgAIEpAi3559lVQtDKIjrXYA+CludhJ9j1nOLUltJoizJada1a2jBrCFpThfhThcjd1kKHa+1MpRGOaTpt6RdCfR6nrcXF5f8o1GB6d8ESrCVo+VFOoXRq3l0TtpUaiqNP7huifubS4nzvmoKW+3MNL5/SeHdJly3g5IgqpwP+dii6PndLStBytNfrQsSVT7+bEy9r6i6lBK1UeuvUeEsErVSqZi4VMn7eKQlanvv5QuSV94IPPaj+hLmcAAAgAElEQVQRq18fovJ8+mduXxSYLk0gAAEIQAACEIAABCBQTaAl/zw7eAStLKJdCVpTxbydFuX6Sy8sw7Fqq5Y2zBqCluE4aumJiVSyqRpXTlU8T9I3h0gY11TyZeHHIpaFCotVTlkaR+18jqTHBsfZ7WvEhjUFrcEgLGxZaHERdotF45SqV4S6WnbWXyIpPs1wyqjWFrSG51iscc0jR5ZZdBrGaoavlfTSEEHmNMO5IvfjcU8JWl4/771LhXpJPqBhWGNzcWrmM8P6lqaXpQStmhpqJYJWqph+7WESpyZoje3B+/NqIX3VEW7+ImEsXHs/WzB9eUhD/buCQyFWffnSGQQgAAEIQAACEIAABCICLfnn2cVB0MoiosHGBLraMBuzoPu+CcwJWn3PjNFDAAIQgAAEIAABCEAAAqdAoCv/HEHrFEyy7Tl2tWHaRsnojkwAQevIC8DjIQABCEAAAhCAAAQgAIGDCHTlnyNoHbTW3LwCga42zArzpYv9EkDQ2u/aMjMIQAACEIAABCAAAQicAoGu/HMErVMwybbn2NWGaRslozsyAQStIy8Aj4cABCAAAQhAAAIQgAAEDiLQlX+OoHXQWnPzCgS62jArzJcu9ksAQWu/a8vMIAABCEAAAhCAAAQgcAoEuvLPEbROwSTbnmNXG6ZtlIzuyAQQtI68ADweAhCAAAQgAAEIQAACEDiIQFf+OYLWQWvNzSsQ6GrDrDBfutgvAQSt/a4tM4MABCAAAQhAAAIQgMApEOjKP0fQOgWTbHuOXW2YtlEyuiMTQNA68gLweAhAAAIQgAAEIAABCEDgIAJd+ecIWgetNTevQKCrDbPCfOlivwQQtPa7tswMAhCAAAQgAAEIQAACp0CgK/8cQesUTLLtOXa1YdpGyeiOTABB68gLwOMhAAEIQAACEIAABCAAgYMIdOWfI2gdtNbcvAKBrjbMCvOlCwhAAAIQgAAEIAABCEAAAhCAQIsEuvLPEbRaNKHTGlNXG+a0lobZQgACEIAABCAAAQhAAAIQgMAJEejKP0fQOiHLbHSqXW2YRhkyLAhAAAIQgAAEIAABCEAAAhCAwKEEuvLPEbQOXW7uP5RAVxvm0MlyPwQgAAEIQAACEIAABCAAAQhAoFECXfnnCFqNWtEJDaurDXNC68JUIQABCEAAAhCAAAQgAAEIQOC0CHTlnyNonZZxtjjbrjZMiwAZEwQgAAEIQAACEIAABCAAAQhAYAUCXfnnCForrDhdHESgqw1z0Ey5GQIQgAAEIAABCEAAAhCAAAQg0C6BrvxzBK12DelURtbVhjmVRWGeEIAABCAAAQhAAAIQgAAEIHByBLryzxG0Ts4+m5twVxumOXoMCAIQgAAEIAABCEAAAhCAAAQgsA6BrvxzBK11Fp1elhPoasMsnyZ3QgACEIAABCAAAQhAAAIQgAAEmibQlX+OoNW0LZ3E4LraMCexIkwSAhCAAAQgAAEIQAACEIAABE6RQFf+OYLWKZpoW3PuasO0hY7RQAACEIAABCAAAQhAAAIQgAAEViPQlX+OoLXautPRQgJdbZiFc+Q2CEAAAhCAAAQgAAEIQAACEIBA6wS68s8RtFo3p/2Pr6sNs//lYIYQgAAEIAABCEAAAhCAAAQgcKIEuvLPEbRO1EobmnZXG6YhbgwFAhCAAAQgAAEIQAACEIAABCCwJoGu/HMErTWXnr6WEOhqwyyZIPdAAAIQgAAEIAABCEAAAhCAAAQ6INCVf46g1YFF7XyIXW2Yna8F04MABCAAAQhAAAIQgAAEIACB0yXQlX+OoHW6htrKzLvaMK1AYxwQgAAEIAABCEAAAhCAAAQgAIGVCXTlnyNorbz6dFdNoKsNUz07boAABCAAAQhAAAIQgAAEIAABCPRBoCv/HEGrD6Pa8yi72jB7XgjmBgEIQAACEIAABCAAAQhAAAInTaAr/xxB66RttYnJd7VhmiDGICAAAQhAAAIQgAAEIAABCEAAAusT6Mo/R9Ba3wDosY5AVxumbmq0hgAEIAABCEAAAhCAAAQgAAEIdEOgK/8cQasbu9rtQLvaMLtdBSYGAQhAAAIQgAAEIAABCEAAAqdOoCv/HEHr1M31+PPvasMcHxcjgAAEIAABCEAAAhCAAAQgAAEIbEKgK/8cQWsTG6DTCgJdbZiKedEUAhCAAAQgAAEIQAACEIAABCDQE4Gu/HMErZ5Ma59j7WrD7HMJmBUEIAABCEAAAhCAAAQgAAEIQEBd+ecIWljssQl0tWGODYvnQwACEIAABCAAAQhAAAIQgAAENiLQlX+OoLWRFdBtMYGuNkzxrGgIAQhAAAIQgAAEIAABCEAAAhDoi0BX/jmCVl/GtcfRdrVh9rgAzAkCEIAABCAAAQhAAAIQgAAEICCRcri2FSB4rE20rf5Y37bWg9FAAAIQgAAEIAABCEAAAhCAwGkS6Mo/J0LrNI20pVl3tWFaAsdYIAABCEAAAhCAAAQgAAEIQAACKxLoyj9H0Fpx5elqEYGuNsyiGXITBCAAAQhAAAIQgAAEIAABCECgfQJd+ecIWu0b1N5H2NWG2ftiMD8IQAACEIAABCAAAQhAAAIQOFkCXfnnCFona6fNTLyrDdMMNQYCAQhAAAIQgAAEIAABCEAAAhBYl0BX/jmC1rqLT2/1BLraMPXT4w4IQAACEIAABCAAAQhAAAIQgEAXBLryzxG0urCpXQ+yqw2z65VgchCAAAQgAAEIQAACEIAABCBwygS68s8RtE7ZVNuYe1cbpg1kjAICEIAABCAAAQhAAAIQgAAEILA6ga78cwSt1defDisJdLVhKudGcwhAAAIQgAAEIAABCEAAAhCAQC8EuvLPEbR6Mav9jrOrDbPfZWBmEIAABCAAAQhAAAIQgAAEIHDiBLryzxG0TtxaG5h+VxumAV4MAQIQgAAEIAABCEAAAhCAAAQgsAWBrvxzBK0tTIA+awh0tWFqJkZbCEAAAhCAAAQgAAEIQAACEIBARwS68s8RtDqyrJ0OtasNs9M1YFoQgAAEIAABCEAAAhCAAAQgAIGu/HMELQz22AS62jDHhsXzIQABCEAAAhCAAAQgAAEIQAACGxHoyj9H0NrICui2mEBXG6Z4VjSEAAQgAAEIQAACEIAABCAAAQj0RaAr/xxBqy/j2uNou9owe1wA5gQBCEAAAhCAAAQgAAEIQAACEJDUlX+OoIXNHptAVxvm2LB4PgQgAAEIQAACEIAABCAAAQhAYCMCXfnnCFobWQHdFhPoasMUz4qGEIAABCAAAQhAAAIQgAAEIACBvgh05Z8jaPVlXHscbVcbZo8LwJwgAAEIQAACEIAABCAAAQhAAAKkHK5vAwge6zNtqUfWt6XVYCwQgAAEIAABCEAAAhCAAAQgcKoEuvLPidA6VTNtZ95dbZh2sDESCEAAAhCAAAQgAAEIQAACEIDAqgS68s8RtFZdezpbQKCrDbNgftwCAQhAAAIQgAAEIAABCEAAAhDogUBX/jmCVg8mte8xdrVh9r0UzA4CEIAABCAAAQhAAAIQgAAETphAV/45gtYJW2ojU+9qwzTCjGFAAAIQgAAEIAABCEAAAhCAAATWJtCVf46gtfby018tga42TO3kaA8BCEAAAhCAAAQgAAEIQAACEOiEQFf+OYJWJ1a142F2tWF2vA5MDQIQgAAEIAABCEAAAhCAAAROm0BX/jmC1mkbawuz72rDtACMMUAAAhCAAAQgAAEIQAACEIAABDYg0JV/jqC1gQXQZRWBrjZM1cxoDAEIQAACEIAABCAAAQhAAAIQ6IdAV/45glY/hrXXkXa1Yfa6CMwLAhCAAAQgAAEIQAACEIAABE6eQFf+OYLWydvr0QF0tWGOTosBQAACEIAABCAAAQhAAAIQgAAEtiHQlX+OoLWNEdBrOYGuNkz5tGgJAQhAAAIQgAAEIAABCEAAAhDoikBX/jmCVle2tcvBdrVhdrkCTAoCEIAABCAAAQhAAAIQgAAEICB15Z8jaGGyxybQ1YY5NiyeDwEIQAACEIAABCAAAQhAAAIQ2IhAV/45gtZGVkC3xQS62jDFs6IhBCAAAQhAAAIQgAAEIAABCECgLwJd+ecIWn0Z1x5H29WG2eMCMCcIQAACEIAABCAAAQhAAAIQgIBIOVzdCBA8VkfaVIesb1PLwWAgAAEIQAACEIAABCAAAQhA4EQJdOWfE6F1olba0LS72jANcWMoEIAABCAAAQhAAAIQgAAEIACBNQl05Z8jaK259PS1hEBXG2bJBLkHAhCAAAQgAAEIQAACEIAABCDQAYGu/HMErQ4saudD7GrD7HwtmB4EIAABCEAAAhCAAAQgAAEInC6BrvxzBK3TNdRWZt7VhmkFGuOAAAQgAAEIQAACEIAABCAAAQisTKAr/xxBa+XVp7tqAl1tmOrZcQMEIAABCEAAAhCAAAQgAAEIQKAPAl355whafRjVnkfZ1YbZ80IwNwhAAAIQgAAEIAABCEAAAhA4aQJd+ecIWidtq01MvqsN0wQxBgEBCEAAAhCAAAQgAAEIQAACEFifQFf+OYLW+gZAj3UEutowdVOjNQQgAAEIQAACEIAABCAAAQhAoBsCXfnnCFrd2NVuB9rVhtntKjAxCEAAAhCAAAQgAAEIQAACEDh1Al355whap26ux59/Vxvm+LgYAQQgAAEIQAACEIAABCAAAQhAYBMCXfnnCFplNvDTku5T1rS61XdKenLirviZvybpbpI+WP2E/7zBa31LSY+S9FmjPv5N0s9Jeoikjyzs+5DbWtowXybpaZIud8iEEvc+T9J3SHrPyv3SHQQgAAEIHJfA10p66RkNYenfAeeTdElJ1wr/Li7pqqMxv0bSmyS9XNILJP3dkf4eOCOMPAYCEIAABCAAgRkCLfnn2YVC0MoiOtegd0FrTsy6RxC5jiFmmW1LGwZBq2w/0AoCEIAABP6TQMuC1gXClyl3kHTZigV7laRfkPRsSR+quI+mEIAABCAAAQj0T6Al/zxLE0Eri6h7QctrfHNJvyLpgqPpOjLr2GIWglaZ/dEKAhCAAATaJNCioHV+Sd8m6Wck+YuapZcFrR+T9MalHXAfBCAAAQhAAALdEUDQWnnJWgDaa4SWxaybSHqwpIs1KGYhaK28WegOAhCAAATOlEBrgpa/uHIZgTvOUPhHSW+W9DFJQzri+G+E8a1ORfwBSS9ORFSfKWgeBgEIQAACEIDAmRBoQX8pnigRWmWo1q5nVfLUQ5/ptb2upF9NiFmuxfWERmpktLRhUimHV5f0spIFow0EIAABCEBghsDnhpqZ543aTNXRXALyIpJcZ+tG0c2OyP49SY+T5HTCD0S/998LFsJuIOlHEumJFsBuHUStJePiHghAAAIQgAAE+iHQkn+epYaglUV0rsGh4lLZUz6x1SHP9LpeW9JvNC5mecYtbRgErSWWyj0QgAAEIFBCYEtB6zMlPTARmfV8SXeX5MLv8edtasw+NMblCH4y+qW/2LH49paSidIGAhCAAAQgAIFuCbTkn2chImhlEXUpaF0zRGDFaYYtRWYN5FvaMAhaZfuBVhCAAAQgUE9gK0HrkyT9cBC0xqN6TBCm3ls51E8OkVoPiO67v6R7NRLdXTklmkMAAhCAAAQgUEigJf88O2QErSyi7gStnsQsw21pwyBole0HWkEAAhCAQD2BrQStK0p6RhSR/VRJd5H0rvphnrvDJyQ+XNJ3j+536uFNJb16YZ/cBgEIQAACEIBA+wRa8s+ztBC0soi6ErS+TtKjo1ONXDvDxWF/KxSALZvx2bVqacMgaJ3duvMkCEAAAqdGYAtByycaOtXQ4tVw/bWkW0r62wMB+28KC2OfP+rHBefvLemjB/bN7RCAAAQgAAEItEmgJf88SwhBK4uoG0Hra0IB+MuNptS6mOWhtrRhzlrQurCk60i6oaQrjIRIfwtuh+RFkn4/1CzxaVQ1V8pxqrl/aLt2Ufx4XJ7nzSX5JK2S65tCJILrvAxXSVFlv+u+NBRLdh9XluQ+vEdeKcl1Zp4l6e8K6swsPdXseZK+Q9J7JibqiIhrhAgI72PbhC+nC7mQs2vYPDM4qR+ZgbV0fFNd5sbt+5yi5PF+iyRHiV4+8PXvXiHprwJfzyEuSD313CU27Ge5xs+fSPoDSe8sMaqwLk8qbJtrVmvTPmXO7x6/B75e0pVCge6Y3UskfTD38PD7T5f0EEm3H7Wv2cs198f25qLkTm8vGavtxuKIazYNVyk/j/Eq4SRf297Y5kowlT6npK/SNlsIWpeR9HRJlx4NwoXdvf4lNbPmxu66XI+QdJtRI+8tR239S+mkaQcBCEAAAhCAQFcEWvLPs+AQtLKIzjU4pEB72RP+a6uaZ361pF8Jf9wPPfUgZnmsLW2YsxK0Lh7qk/jUqLEwM2UrPp3qvhVFfd3PEjEg9fwaJ7jE1g8RtD4nnOD17dGDcoLWhST9bOYY+6HLR4b9PldzZqlgNCUMeXwWHiwC+KSx3GVh4z6SXjgRdbl0fFPPnRO0HB3ik9F+IggxubFbrH1YiCTNCVuH2rDX8Gck/bqkD2UGZqHxrAUtf/5aiLGgY4a5y6Kv1/13CuZTI0ilnltz/yGCVipVLic0DYeeuL6Txb+lV+45S/udu28LQcvvjQePHvrmIIq/bqUJ3ETS90vye8Dvnv+7UKxc6fF0AwEIQAACEIDAGRNoyT/PTh1BK4voXIMacamsx3yr0md+RXDY/E31cFnM+gFJT1nhG9r8SA9r0dKG2VrQ8n7zce0PjdJCSwjaOXfR3ycXFuQ9VAwYxtSKoGV23xeEkJjXnKDlgxEs9l6/BHJo40gtC0zvmLhnqWCUEoa+StIvS3KfNZf3uNOMHpRwLpeOb+r5U4KWxTenHzmlufaySGtH3ALX1LWWDfu0NnOai2o7a0HLQqBFgvsVitpjRk8MgvhcbaQaQSrFv+b+pYJWqkaTxzInNPk94FS6Ry3gFs9zD4KWvxDx++27RpOzffxgiD6t3Ze0hwAEIAABCEAAAi3559nVQNDKIjrXoFRcKuutrFXJM51i8LhEZFYvYpZJtLRhthS05hwxi1UvkPTaUJfE63qtqMCvWVnEsIDgVJI559xtYzHA0Sd/kzG9T5F03UhcaUXQclSb55ASfqYELafLmNXtonk/W9JvS/rfkr5I0s0SETJOs/nxiUiE2IF3Gt0fSfp/M3z/Nczh/4R2qQMchnV2ny+X9GFJXyzpGyZEUEc73TNK47ukpG+dGcsXSrrT6Peus2MeUyli8bh960VCtNyNEs95TUj5c2qlHW7bkOcaX57j986km8Y27BQnO+up6LlPleRoH6dqjk93HXi6kLXTSqeuWNAqXVP3Z/HHNjSkfOWEkqkT5NyX2f25pH+S5JPrnEbntY8j93Kia40glWJSc/9SQcu24/WMo1Tn+KUiujx+C6N/EcSwqdpOZmjhZ6gHlVunsk/qulZrR2h9Sahx5Sjt4XL65s/XDYvWEIAABCAAAQhA4OMEWvLPs8uCoJVFdK5BibhU1lN5q9wzU2KWHT1/M/u0DiKzBhItbZgtBS07fY6uGjvbXi+LEXbq4vQrR3B8W0iZ8riGy6KWIztcqHfuih2nXFqe+6pxYsst+RNbLkk5TNXZGfc6NbdYpDDvOwd245pk7t/pnxa/BufanJ1qY6ExvpY68ON+LDp53ePISo/BEVtxnS3XWXJ9pfsn0qwsvDnlqLRIczz+khpZ47HbThwdNhbF/HtHXTnF7w2J948FSafWjU9MG+5xNFwq2miprZiTxzeuJ/j4MN6pNMfYVmrqQNWMc0rYtshqPq41FtfLcyST97zZjsWfOdH10L1cc/+S/XDRYP/XTuyvKaEpVfzcQpb39B8WiPzx+30PglYqGtNCoWsvckEAAhCAAAQgAIElBFryz7PjR9DKIjrXICculfVS12rumf7D/LGJaJXfkPRDnaUatLRhthK0UrWf7EzdIURjzFmGhQ87ri5kPlyOHrGI4+LXU9cXBAHNkV6+SpycGie2zpr//9Y1zv9w11RUxvD7lKBl5t4jFqWGa074Sc3dUQ7eh7FQtMSBH/OyY+5UMxduHi475k4ptSg0V8jZ9bacPjdOMfK9jkB6deGiHCpopSJrLLT531xdLAuHjh51u7Ew43eWRbx43ktsZUAQHx7wl5JuIenvJxidlaCVesf8aqhBZhF16vJntaMn3XYQxd1+KvLs0L1cc3/tfvBcfCKfU69T15TQ5Hn7tN6rjW7yPvAXBSXFz/coaMV26yhGHy5ge+eCAAQgAAEIQAACSwi05J9nx4+glUV0rkEsLpXdNd2qJCJiStByulAscIyfNOUcHjrmre5vacNsJWg5ZchCxTj6J5cCNeb9lSGqaHyKVW6d47mUpA7WOLFL7aFWpIjr7Dhi6j+imlgpQcunGPpEwCG9qORkLkcPPWE0sWeEul1OuRtftQ58zCp1KpkjcFy8vMQxT0W3WORytF+u+LnHcoiglTr17DdDlMz7C4wiFW03JdDW2sr48Rb+LH74FNHhmtsDZyFo+fPWdcO8VsOVSx0czylVR24q8uzQvVxzf+1+iN9nTiV2NN1lw2SnBK2rhrTR4T36p+F0yrcV2J2bnIKgdYyos0L8NIMABCAAAQhAoBMCLfnnWWQIWllE5xq0Imi5Xs4vZgpcO1rD6VMvLpva0Vu1tGG2ELRc28encdmRHS5HozhaqER88D0pR9g1mxyd8O6JFdyLoDWOBnJEim3bhfWdpjZcKUHL0RwWM8zBjrAFRUeEzAlGsagxJTzXOvDxEsWnknlsriX1vord6BpZPu1uuGoc2UMELdfq+YORUOiIkBtLemXF2C8RDqwYp1um1vAQQStVq+jYgpbFVYt/g8g2F2E1hTPuYyoip0aQSj2r5v6a/RBHJ74oRCta5BtSRKds+RC79Rz3KGjFf5vkIhErtilNIQABCEAAAhA4UQIt+efZJUDQyiI616AFQct/+LuOzri4ssUrR5TYyR/XZnpOiCx5e9n0jtqqpQ2zhaAVp/4ZttOh/riSuqMaHDHkFERfudSScTRDqdhR48RWDv/jzWtEis8LUUvDCYV2ep2q51TAnKBVOz6/Cx3h5KL7wzV1WliNAx+PI3UqmdPwXLOp5krZVUlaqZ9xiDBg7j5hLsdobi4udm7Odx81cu0wn0boIvjDVWMr8fNiPm8O6XmvmxjYWURombtrPQ0RRjlROjXUFLuU/Ry6l2vur9kPrm/miCwLcxb0LMq/MdR9zAlasZjqqMtbTdRfS7E7BUGrJPq75j1DWwhAAAIQgAAETo9AS/55lj6CVhbRuQYtCFrxSIdILKfruBaPo4DG11zB4LJZn02rljbMFoJWnCbjk+vshHn9aq7PDuKOUxWHa67Q+9eNovRKv7WvcWJrxj5uWypSxHV2fBKfayBZmLD4sbag5XQnC1jjQuLeV35WbKM1DnzMKT6VLCdMTnFORf65aPhYkJu6d6mg9WkhXe6Oo45d98uMaq9vkeR0u+FKOeKlthI/27ZjgcrrOVw58egsBK1YDHxkeHc7hbbmilNjU2LgoXu55v7S/RDXEhxSVS1u+SCTnKAV19CqjQ7co6AVR3uWfnlRY2+0hQAEIAABCEDgtAi05J9nySNoZRGda9BCUfjxSC2G3FaSo7ZscK4X4wiPcQFsf/vtb+6fUliXp4zE+q1a2jBbCFqx4z5VlylHNhWZMSdgjB300m/ta5zY3Hinfl8qUrhemG13cHKHmmEWVdYStFzP6f+S9DVBCBqLWXOF90sd+BSDOMpkqcDpvmOBpPRkvqWCVkpULY0Ki1nEEYcpR7zUVsZ9O4rVp4M6NXsctZqrObe1oJXav8+V9GcLNtJXhEMhhltTkYSH7uWa+0v2Qywyjg8yKBWaLOJasHW69nBZFPXJvm8t4Fj6nIKuFjdJpcKWnEA79cDYbhG0Fi8NN0IAAhCAAAQgEAi05J9nFwVBK4voXIOWBK1YzBpmkDoJbohqmUqzKZv9tq1a2jBbCFqHOMox+dgO5wQtp3P5NDlfLjZ+V0n/nlnKGid2qVWUiBRxnZ1xCm1qjDUOYer+eC5/EZzkqZPCShz4KT5LxaRUf0tta+kYautSzdlIibgQP88RORZv3jvR8aWCAHqF6PeuUWbx710zA1rK0l2W2HSJ3S3dUynBeovnTdUgK9kPFw+phm47fKY6qvgjlbWtUgdkvEnS4yQ5BfH/keRDHD6WgFlic0vXoPS+tQWtbwyF8ofn+4ssp7S/onRAtIMABCAAAQhAAAIRgZb88+ziIGhlEX38j+/7jJqWRkKU9Z5ulUpznBKz3EPqBCz/vMSZO2Sch97b0obpTdCassM4Hc01p2xPH80sViuCVqrOzpCetrWg9c4Q2egTEqcKyJc48FOol4pJqf5Ki9jH9y4dw5aClscYCyap59W+b34j1OaaE7PcJ4JWnuxSQcuRkK6PNqTDxtGPNUKTP+duGeq4DbXI8iNPtzhGNNPaglYc6eiZLo2aXMqR+yAAAQhAAAIQ2BeBlvzzLFkErSyiZgQti1l3kORaMFOO9gUkPVySa6yMLzsTLqjtb8Nbu1raML0JWlNCVZwaVlp0vAVBK66z85hwQuQHguFuLWj5MY5ysPPt1MbUnmlV0JoqYt+DoJUq2r6GoOX3ptfx0ZI+OPPyQ9DKfzIsFbTi6GEXgn/y6HOsRtDyKC2Q3SxEoI7TSvMz+MQWexC0UodD3CMcnFHLg/YQgAAEIAABCEDABFryz7MrgqCVRdSMoFUaFRbXHhocdBcTf37ZdM+0VUsbpjdBayrlMC487pMxS2r1HFvQmquzMxjloYKWaxm5ALxrZ/mygOaaRDeUdKXI8r8/pGuuWRR+aXRUalMuFWGWjmHLCK2SGlqHvJgeFk6xHITRuK+lLN3P0pTDmlTZ2rmn9okPCog4wDkAACAASURBVPnnwo4+RdJ1w4mYwy1LBK3PDILi7UInTw/pn+8bjaNW0BpuNXdHa/mzbXz6b+EUtQdBK3U4RKmwXcrJkXC/JOk9kv5UklOxnfY79cVaab+0gwAEIAABCECgTQIt+edZQghaWUTnGrRQQ6tU0JpKyXBdoO+R5LpaLV0tbZgtBK21isKnHJepb+LHdVVqnLZjC1pzdXYGmz1U0JqyfTtt5uloxuGaYndIhNaaReHjE85KT81bKmitWRQ+5pA6ibNEKBqvp999jlJ11I6jEh3ROr6mBEq32VrQSp0QuWUkzaF7ueb+uf3g9DcLLN5froFmEe+F0bosFbTcjdfcJ7r+qKQbjPp1ZJ4/87yHh1TrC0pydJhPVfRV825c6zNz7ZTDlO2moh0PGf9lJFmI9Jdlw7Wl7R4yVu6FAAQgAAEIQOBwAi3559nZIGhlEZ1r0JOg5fH6W/EHSrpjND07vD4haipKoYzGuq1a2jBbCFoljnsJUUcS2TG8/qjxLcJx9+P7vactdDjF1FfNqYo1TmzJmFNtpkSK/5WpszP0tZWg5f7jdEf/7PskPTaayCGClsWW35J0tdDn0iLOhwgkSwWtGlE1Zx83l/TUUSMX/rfYMI7cqRW0xs90WtqPSHLh8eFy0XCnY1tYia+tBS0/b3xQg/+79EuKHMvU7w/dyzX3T+2HQQAd3ll+J91T0oeiAS8VtLzGtw4RYON6WvcOp1zGn3NLn7OE/9Q9Wwhalwgnwl5l9FALTv4bIFc3MTe3+PPE7f3O8onKL8jdzO8hAAEIQAACEOiSQEv+eRYgglYW0bkGvQlaHvMlgwAy/iPXP88dX19GZL1WLW2YLQStVI0Tn0L1x5UI4+K/dsqdJhefxBdH0dh271eYHlLjxFYO/+PNp0QKO6QW34aaOHGdnaGDLQUtP8OCxxNGk0vVKTtE0PI8fyWIN8NjSmucjZmn7Kq0GPRSQcvP92mBjxoNZEl6k9M+XaPMAs9wuc6Vo+M+PPrZIYKWu4kd/Tnx8CwErTha0xFETpn7h4rNNAgM3y7pLZJeH060e3EkXhy6l2vuT+0Hi4kWgx8a5uZoKM81FSG8RGiaikSe+9JmyXMqlqao6RaClvfTvcLfKcMg1jrhOI6adf8+aOZ7I/G5aPI0ggAEIAABCECgCwIt+edZYAhaWUTnGvQoaHnc43SPYaZOxfC32naAWrha2jBbCFqpqJbayAw7LI6su/9owXw4gEWfd0eLeGVJPqHPaTW136TXOLFLbSclUtwmpIhZLPGVqrMzPK9E0DLzL5dkMdcnJv6TpJ9KRIak5lAibBwiaPmZcarg70tyjSGfsFh6xeOsSZ86RNCKIw4trDpSsKRG2zC31D5L1ZM6VND6DEmunWVhZbhSUY3+Xcm6T61N6ThTkTRzaZCp5100fFFx7dEvfzhEKY3bH7qXa+5P7QeLno+XdLkwqLkvUpYITU5/e1zY48O8XxTeiW+dWKglzyndj6XtthC0/Gx/4eGIx3Fa4G9KurOk95cOLmo3Fem9Ze23hUPlNghAAAIQgAAEViTQkn+enRaCVhbRuQa9ClpOyXD6hdMPxtezQqTFO8qmv2mrljbMFoKW4X1D+FZ7SIux0FRTpD/lrDgCwlEtY37xN/VzKVapRa1xYpcaRcr5/x1JP5apszM8r0TQitexJlohjkBaO0LL80jVpKkRNlKixi8H0TNO50qt0yGClp1cFxe3CDlcNY5z6p00FalUKhRN2WIqTXcqOjIWtKZOEE09q3Sc5w/Rkt67w1VT29D72+KVU8mGy19Q3FjSa6OBHbqXa+6P7elJ4UTJoRC800ktKr59YqFqhSaPzQzuNOqv5J1a+5yl77i5+7YStFK24XH8qqSfCF9u1MwnlbLr++e+bKjpn7YQgAAEIAABCLRLoCX/PEsJQSuL6FyDXgUtj/3zwklt49pL/vlUPZMyIuu1amnDbCVopWozvUmSRYxcZItTRy0g2BEfLjvBjs5y8d/xFUeApESvuZWrcWKXWkDKoRv3lbPLEkErJbqU1I9L7ZVUOuChEVopYcOnhv1gqIk2d3rYhcLe9foPl0UNCzIvK1yUQwQtPyIV+Zk7RdD32Uk2T0cajmseOfrwwYl6P6VC0dS0x9GKbjNXLDsWtKZOEE09q2acV4xSa92fBR+vvddx6vJntaOyfmOUljv3Hj90L9fcH9vTeA4Wmmyr/hJl6qoVmlL2l3tv+Nm1zyncTlXNthK0PIiLhLps5jO+nh1SEl9TmHrud8zPJmpw1r5nqsDQGAIQgAAEIACBZgi05J9noSBoZRGda9CzoOXx+0hz1wUa6hP5Z3Y07Fw+pfCP3DJS9a1a2jBbCVqmYqfvydEaWMS4r6RHJwr1W/T4ZkmOFPG4hmtq3SwWuAaRaxP5clSS6+y8oWJJapzYim4/oemcoDVXZ2fopETQctuU02tbd7Siaw/Fl8UsR32MhaIphocKWn52qsad19bCm53zd0UDPJ+kqwcxyM8fX1533/ORwkU5VNBKRcj40XOO8xeHguAWccfXXLRojVA07tOsvipEQ42F4KnaP947rjNnYW24thK0piJpbPsumO6oyjjKzgKtuTlt1if1DddcdNehe7nm/jlB6zEhxXbuIJIaoSkVnTgl8MfboeY5hVuputmWgpYHk0rF9M/9brH9O03zVYnPG+8B/31wq1Afa/y3wnB/C38vVAPnBghAAAIQgAAEqgm05J9nB4+glUV0rkHvgtZU+kCJgFBGaHmrljbMloLWVBFjk7Ow5ROjnDbkU6nslFwrEr8GwrF4cdUgWLoYvJ2RwRGxk+fIj3GR7dwqfYqk6wbxbWjr6LB/lvSvkpxK9H9ynWR+PydolRxYUCpoTdV/MWtzcQ2yt4UTQa8XClaPxQJPYypyaA1By/2nhObBeXS01cvD+lkMctrqWNgcMJdEnsVLcqig5f6mokH8O0eCWJh5T4jEshDnucZXLt0uthXX63IReq9h6nLtNAtZ3j8xKzv0FoVcZ8jipWtpWTS2wPQ1km4QdThVayv13Frhbco23bejYP50VDzd6amOro1t0+28X1wvL3XVCFKH3j8laHmMTq1+deadUCo0pdJVa76YKX3Oga+42du3FrT8cNuM6zTGwvd4YN6jg2huW7l8FDU5buv95lpc3jsf2xIOfUMAAhCAAAQg0ASBlvzzLBAErSyicw16F7Q8hykH1N/aum5QHBFSRubwVi1tmC0FLZPyfnO9mzjqqoSinQpHaDjiYRyJE6dKlfS1pM3zQlqbRYpDrilBq7QweqmgNdj8w0OkWu2Y51Lo1hK0PCYLkq5/daXKAdqR9xgfkIi2yHW1hqDlZzg1yc+/be6Bid87msv1oOK02XHTXHpqzWPH65na5+O+LCa68HUqki/1zFpBy31Y1HK0YFzfsGROForMzu/uqfTUFgQtz81Rjxbp565SockHPFhU94EXw1USATa0LX1OyRosbXMWgtawN1Npg7Xj9l6wcOrTdOdSoWv7pT0EIAABCEAAAu0SaMk/z1JC0MoiOtdgD4KW55FKe/PPa1OWyqiVtWppw2wtaA1EfBS6U5ocvTCuJTRFzEW3XXfIdbfiaw+CVkmdnWHeNYKW75lK15pibbHgF0KtoqkC62sKWoPzaafRKT1xJE5qnBaDbA+vWOhkriVoeWyOcvpWSXeXdNmCLW8btqD726Fw+NwtawhaqfWcE7Tc/g4hgq/UgV8iaHneTo20SON3wTUK2LmJ3wX3KhDbji1o1YiCJUKTxVNHHd1kxKnmsAffVvKcwmVY3OysBK3Bvhx5ddfAreSzZpjY60Ma8zMWCOaL4XAjBCAAAQhAAAJNEGjJP88CQdDKIjrXYC+Cltf7LpIeGk3bqTyOSHhhGY5VW7W0Yc5K0DJAr8UXhjpZTi+8wihNyk6/U0KcevTckPI35VzvQdCyo3q3AoHD3GoFrcFYXZj/OoH3pUJk1PA7C0NvDMW6X1JwzP3agtYwjgsHgeM8SZcLNuHfWWRxevCLJDlSzvZxSOrPmoLWMHavy1XC4QVOMRxSmCxWOpX2pZKeL8lphh8sfIMsEbSG59kh995Jref/CEXoLSYNTr6ZOhXV9exSwvHckJcKWkOfTqVzmqSjNx2x55SxIXXYY7FwY3YWMp3+WyK0HVvQ8ueJawaWXDmhaepzqyRFefz83HNKxnpom7MUtMZj9fvvaiH11+8W29c4LdefN7Y1pzk7/f3vKmryHcqE+yEAAQhAAAIQaItAS/55lgyCVhYRDTYm0NWG2ZjFku7HgtZaaYHDOLbse8lcuQcCEIAABCAAAQhAAAIQgAAEtiPQlX+OoLWdIdBzGYGuNkzZlM601Zai05Z9nykkHgYBCEAAAhCAAAQgAAEIQAACWQJd+ecIWtn1pMHGBLraMBuzWNL9lqLTln0vmSv3QAACEIAABCAAAQhAAAIQgMB2BLryzxG0tjMEei4j0NWGKZvSmbbaUnTasu8zhcTDIAABCEAAAhCAAAQgAAEIQCBLoCv/HEEru5402JhAVxtmYxZLut9SdNqy7yVz5R4IQAACEIAABCAAAQhAAAIQ2I5AV/45gtZ2hkDPZQS62jBlUzrTVluKTlv2faaQeBgEIAABCEAAAhCAAAQgAAEIZAl05Z8jaGXXkwYbE+hqw2zMYkn3W4pOW/a9ZK7cAwEIQAACEIAABCAAAQhAAALbEejKP0fQ2s4Q6LmMQFcbpmxKtIIABCAAAQhAAAIQgAAEIAABCHRHoCv/HEGrO/va3YC72jC7o8+EIAABCEAAAhCAAAQgAAEIQAAC/0mgK/8cQQuzPTaBrjbMsWHxfAhAAAIQgAAEIAABCEAAAhCAwEYEuvLPEbQ2sgK6LSbQ1YYpnhUNIQABCEAAAhCAAAQgAAEIQAACfRHoyj9H0OrLuPY42q42zB4XgDlBAAIQgAAEIAABCEAAAhCAAARIOVzfBhA81mfaUo+sb0urwVggAAEIQAACEIAABCAAAQhA4FQJdOWfE6F1qmbazry72jDtYGMkEIAABCAAAQhAAAIQgAAEIACBVQl05Z8jaK269nS2gEBXG2bB/LgFAhCAAAQgAAEIQAACEIAABCDQA4Gu/HMErR5Mat9j7GrD7HspmB0EIAABCEAAAhCAAAQgAAEInDCBrvxzBK0TttRGpt7VhmmEGcOAAAQgAAEIQAACEIAABCAAAQisTaAr/xxBa+3lp79aAl1tmNrJ0R4CEIAABCAAAQhAAAIQgAAEINAJga78cwStTqxqx8PsasPseB2YGgQgAAEIQAACEIAABCAAAQicNoGu/HMErdM21hZm39WGaQEYY4AABCAAAQhAAAIQgAAEIAABCGxAoCv/HEFrAwugyyoCXW2YqpnRGAIQgAAEIAABCEAAAhCAAAQg0A+BrvxzBK1+DGuvI+1qw+x1EZgXBCAAAQhAAAIQgAAEIAABCJw8ga78cwStk7fXowPoasMcnRYDgAAEIAABCEAAAhCAAAQgAAEIbEOgK/8cQWsbI6DXcgJdbZjyadESAhCAAAQgAAEIQAACEIAABCDQFYGu/HMEra5sa5eD7WrD7HIFmBQEIAABCEAAAhCAAAQgAAEIQEDqyj9H0MJkj02gqw1zbFg8HwIQgAAEIAABCEAAAhCAAAQgsBGBrvxzBK2NrIBuiwl0tWGKZ0VDCEAAAhCAAAQgAAEIQAACEIBAXwS68s8RtPoyrj2OtqsNs8cFYE4QgAAEIAABCEAAAhCAAAQgAAGRcri6ESB4rI60qQ5Z36aWg8FAAAIQgAAEIAABCEAAAhCAwIkS6Mo/J0LrRK20oWl3tWEa4sZQIAABCEAAAhCAAAQgAAEIQAACaxLoyj9H0Fpz6elrCYGuNsySCXIPBCAAAQhAAAIQgAAEIAABCECgAwJd+ecIWh1Y1M6H2NWG2flaMD0IQAACEIAABCAAAQhAAAIQOF0CXfnnCFqna6itzLyrDdMKNMYBAQhAAAIQgAAEIAABCEAAAhBYmUBX/jmC1sqrT3fVBLraMNWz4wYIQAACEIAABCAAAQhAAAIQgEAfBLryzxG0+jCqPY+yqw2z54VgbhCAAAQgAAEIQAACEIAABCBw0gS68s8RtE7aVpuYfFcbpgliDAICEIAABCAAAQhAAAIQgAAEILA+ga78cwSt9Q2AHusIdLVh6qZGawhAAAIQgAAEIAABCEAAAhCAQDcEuvLPEbS6savdDrSrDbPbVWBiEIAABCAAAQhAAAIQgAAEIHDqBLryzxG0Tt1cjz//rjbM8XExAghAAAIQgAAEIAABCEAAAhCAwCYEuvLPEbQ2sQE6rSDQ1YapmBdNIQABCEAAAhCAAAQgAAEIQAACPRHoyj9H0OrJtPY51q42zD6XgFlBAAIQgAAEIAABCEAAAhCAAATUlX+OoIXFHptAVxvm2LB4PgQgAAEIQAACEIAABCAAAQhAYCMCXfnnCFobWQHdFhPoasMUz4qGEIAABCAAAQhAAAIQgAAEIACBvgh05Z8jaPVlXHscbVcbZo8LwJwgAAEIQAACEIAABCAAAQhAAAISKYdrWwGCx9pE2+qP9W1rPRgNBCAAAQhAAAIQgAAEIAABCJwmga78cyK0TtNIW5p1VxumJXCMBQIQgAAEIAABCEAAAhCAAAQgsCKBrvxzBK0VV56uFhHoasMsmiE3QQACEIAABCAAAQhAAAIQgAAE2ifQlX+OoNW+Qe19hF1tmL0vBvODAAQgAAEIQAACEIAABCAAgZMl0JV/jqB1snbazMS72jDNUGMgEIAABCAAAQhAAAIQgAAEIACBdQl05Z8jaK27+PRWT6CrDVM/Pe6AAAQgAAEIQAACEIAABCAAAQh0QaAr/xxBqwub2vUgu9owu14JJgcBCEAAAhCAAAQgAAEIQAACp0ygK/8cQeuUTbWNuXe1YdpAxiggAAEIQAACEIAABCAAAQhAAAKrE+jKP0fQWn396bCSQFcbpnJuNIcABCAAAQhAAAIQgAAEIAABCPRCoCv/HEGrF7Pa7zi72jD7XQZmBgEIQAACEIAABCAAAQhAAAInTqAr/xxB68SttYHpd7VhGuDFECAAAQhAAAIQgAAEIAABCEAAAlsQ6Mo/R9DawgTos4ZAVxumZmK0hQAEIAABCEAAAhCAAAQgAAEIdESgK/8cQasjy9rpULvaMDtdA6YFAQhAAAIQgAAEIAABCEAAAhDoyj9H0MJgj02gqw1zbFg8HwIQgAAEIAABCEAAAhCAAAQgsBGBrvxzBK2NrIBuiwl0tWGKZ0VDCEAAAhCAAAQgAAEIQAACEIBAXwS68s8RtPoyrj2OtqsNs8cFYE4QgAAEIAABCEAAAhCAAAQgAAFJXfnnCFrY7LEJdLVhjg2L50MAAhCAAAQgAAEIQAACEIAABDYi0JV/jqC1kRXQbTGBrjZM8axoCAEIQAACEIAABCAAAQhAAAIQ6ItAV/45glZfxrXH0Xa1Yfa4AMwJAhCAAAQgAAEIQAACEIAABCBAyuH6NoDgsT7TlnpkfVtaDcYCAQhAAAIQgAAEIAABCEAAAqdKoCv/nAitUzXTdubd1YZpBxsjgQAEIAABCEAAAhCAAAQgAAEIrEqgK/8cQWvVtaezBQS62jAL5sctEIAABCAAAQhAAAIQgAAEIACBHgh05Z8jaPVgUvseY1cbZt9LwewgAAEIQAACEIAABCAAAQhA4IQJdOWfI2idsKU2MvWuNkwjzBgGBCAAAQhAAAIQgAAEIAABCEBgbQJd+ecIWmsvP/3VEuhqw9ROjvYQgAAEIAABCEAAAhCAAAQgAIFOCHTlnyNodWJVOx5mVxtmx+vA1CAAAQhAAAIQgAAEIAABCEDgtAl05Z8jaJ22sbYw+642TAvAGAMEIAABCEAAAhCAAAQgAAEIQGADAl355whaG1gAXVYR6GrDVM2MxhCAAAQgAAEIQAACEIAABCAAgX4IdOWfI2j1Y1h7HWlXG2avi8C8IAABCEAAAhCAAAQgAAEIQODkCXTlnyNonby9Hh1AVxvm6LQYAAQgAAEIQAACEIAABCAAAQhAYBsCXfnnCFrbGAG9lhPoasOUT4uWEIAABCAAAQhAAAIQgAAEIACBrgh05Z8jaHVlW7scbFcbZpcrwKQgAAEIQAACEIAABCAAAQhAAAJSV/45ghYme2wCXW2YY8Pi+RCAAAQgAAEIQAACEIAABCAAgY0IdOWfI2htZAV0W0ygqw1TPCsaQgACEIAABCAAAQhAAAIQgAAE+iLQlX+OoNWXce1xtF1tmD0uAHOCAAQgAAEIQAACEIAABCAAAQiIlMPVjQDBY3WkTXXI+ja1HAwGAhCAAAQgAAEIQAACEIAABE6UQFf+ORFaJ2qlDU27qw3TEDeGAgEIQAACEIAABCAAAQhAAAIQWJNAV/45gtaaS09fSwh0tWGWTJB7IAABCEAAAhCAAAQgAAEIQAACHRDoyj9H0OrAonY+xK42zM7XgulBAAIQgAAEIAABCEAAAhCAwOkS6Mo/R9A6XUNtZeZdbZhWoDEOCEAAAhCAAAQgAAEIQAACEIDAygS68s8RtFZefbqrJtDVhqmeHTdAAAIQgAAEIAABCEAAAhCAAAT6INCVf46g1YdR7XmULW2YL5P0NEmXGwG/uqSXFS7A10p6adT2LO8vHCbNOiNwTUlPkHQxSQ+SdE9JH+psDgx3nsCnS3qgpDtJ+kdJt5b04jOA9rmSnizpvNGzfk/S7SW964Dnf4ekJ43u/zVJd5P0wQP65FYIQAACEIAABCAAge0JtOSfZ2eLoJVFRIONCbS0YRC0Nl5suq8mcBFJFgNuJOlvJd1C0uuqe+GGHgh8paSnSrq0pGcFUekdGw88JWj5kd8v6dclxe/n0uEgaJWSoh0EIAABCEAAAhBoi0BL/nmWDIJWFhENNibQ0oZB0Np4sem+isAnS/pJST8X7rpHiOL5aFUvNO6FwCdJ+nFJ9w8D/mlJD5D0kQ0nMCVo/bWkWwYRdcnjEbSWUOMeCEAAAhCAAAQgcHwCLfnnWRoIWllENNiYQEsbBkFr48Wm+yoCXx/Stj4/pL1+p6S3VPVA494IXDysudOX/0WS1/yFG05iStDyIx8RBLYlaYIIWhsuGl1DAAIQgAAEIACBDQm05J9np4mglUVEg40JtLRhELQ2Xmy6LyZwoZBqeJNwx6EpYMUPpuFRCfgz+fskPTqMYo16VnMTmhO0/k3STSU9fwERBK0F0LgFAhCAAAQgAAEINECgJf88iwNBK4uIBhsTaGnDIGhtvNh0X0QgFjX+RNJ3h4idog5o1DWBi0p6oqRrn4GYOSdo+fHPCQLb2yuJImhVAqM5BCAAAQhAAAIQaIRAS/55FgmCVhYRDTYm0NKGQdDaeLHpvojAOO3MNzhi57FFd9JoLwS+NxRl93x8yupW6aY5QcvPd12vB0uqqd2GoLUXS2QeEIAABCAAAQicGoGW/PMsewStLCIabEygpQ2DoLXxYtN9loDfyXeR9NDQ8i9Cce5/yN5Jgz0RuISkp0i6SpjUD0n65QNOHZxiUyJoLTlds1bQurCkG0u6oaSrSbqgpH+UZPt32uVzJb1/TwvMXCAAAQhAAAIQgECjBFryz7OIELSyiGiwMYGWNgyC1saLTfdZAnF0lk84vHdldEz2ITRonoBPPLyXJJ906GurKK2UoPXzkm4jyYcRDNdjJN1N0gcKyZUKWucPEYj3CSLWVPdvkmRR73kbiHqFU6IZBCAAAQhAAAIQOAkCLfnnWeAIWllENNiYQEsbpndB65MlfamkbwhRDp7PFUbr54iHN0h6haQ/kvQaSR85YH0dVeGT+M6TdLnRs+x8um/XfvoDSe9c+Iy1+o+d9r+WdHNJHmfJ9U2SniHps0aNnQL25JKbK9uMU818yp2jVl6Z6SOe368F8cGn0/kdfylJt5J0HUlXDX157n8eooBeImnJSXbDsD4n2Ns1JV0x2IIjbIbL9vbGIEb4xL5Se/BJfy9NzN3Fyq8XRJ4avJeR9HRJl45uskhiAeY9BZ2Z50UkXUvSNSRdVtLlR7bhsb1W0utDVJHZLo0s8vz/cNT3FqmnKUHLc7PN32PEw/PywQRPLWDkJiWC1qeHdMafLezTY/iBYLPx50ZhFzSDAAQgAAEIQAACEMgQaMk/zy4WglYWEQ02JtDShulV0HKUww0k/YSkK1Ws16uC02qR4WMV9/kEPkdL2LkcCxepLt4r6Vck/aIkO6Ql19r9HyJoWayxQPTt0cC3ELT8LNfKGk42dKqVBa73ZaBNCVoWOH9S0p0jMS7uzuKWo8As9tQInI4m+xFJt870P36ebeCRkh4k6V2ZeU0JWr7Nz31IZbTOWCwcP7pE0PJn5VeGPXbLEiMObWz/9w2nFpZGNw3d//dQHP664Qel9lAxPKUEratLequkJ0nyGgzXiyR9V/hd7hk5Qcs8zfFRkRjoVNvfDDZv4dHpt+O9Z1HeJy++OjcAfg8BCEAAAhCAAAQgsIhAS/55dgIIWllENNiYQEsbpkdBy+KPxQE7mksuCwxOa7M4kBMz/L5wFI6dULOquXxa2g+GujhT923V/1JBKz5tcDzuLQStOCLH6Wb3KxBtUoKW09X87w4Vi3R/Sf6XE17MxaKbC4VfrKL/cVOn0FlgmouSmxO0HDHniKV/LXz+Z0p6REili2/JCVoWBi3ems04Sq/w0eeaWSy0sPiOipvM+Z5hf/o271Vzf0FFH7mmU4KW1+cWQYgbz9k2+YCCd0VO0IpTa6eir7xujhQbR4uNIxBz8+P3EIAABCAAAQhAAAJ1BFryz7MjR9DKIqLBxgRa2jC9CVp29h4o6Y7RGg1pT071GtKo7Lg6RWpIORvf4tQ2O69/lllri1lPSIgYjkKxk+1UK5+E5sgKpy3FYocjTG4/E5mzVf9LBa3Y6d5S3reFGwAAIABJREFU0IprJvlZTvv644L9F8/v8UE4ccTecDmyxYW1/b8WKJx+OBQcHz/CEV0WSOfEzal1GlJNnW5nO/CcnIrq56SEr5wwMSdo2WZdQPwvC/i4yVS6oX83J2ilIomGRzqt1umrTqf09amSrjwqah4PzaKM92vNaYHfKOn5o47Wrqk2J2il3i+2H4tVFrzmrpygFf/eBe99muKHEp1eNESqXTv87s0hSut1hWtPMwhAAAIQgAAEIACBcgIt+efZUSNoZRHRYGMCLW2Y3gSt2Cn0Uv1SiJyxw5+6vjhEfbgezviacyjd7pLBqRyLIEM6ldPk4jpBTp/70US629RpbVv2v0TQclSO0/DGkSFjXmtHaMXpZRZqLDL+fcH+mzupbirl7XwhPdXi1TitLFcryXXNXCD8W0bjsqhjMcKpqykhzCmx3yzJxcbHkX25GmGxoPVESV8UxFI/3lFTFsVKLgupjixMXXOCVuqdYIHJkVN/NZGqayHIEZOOrhun5C45sTJ+vmvfue93l0y6oM2coOXbLU77tEULk8PllEBHm83VBpsTtCz8OcrLReaHa0689d8pbmtbHS6nuXocXBCAAAQgAAEIQAAC6xJoyT/PzgxBK4uIBhsTaGnD9CRoxfWWvExOiXKaWS510AKD2919tLZ/GiIv3pZY71T0kCM1bivJdXWmCjRbFHKtIzuvw5Vy6rfuf4mg5eLmTmubSqlbW9D66lBAfzhZzuKNUzRL6o5NCVpeI6ccWgSZWiNHv7jG2Y1Ga+Ri/t8tKSWKfquk3xm1/dsgvJVEy3xVqMs0Lso+J0rFgpbt24XEByGklJEj0jzHIS3XAs2Xj0SaKUErJaSU1pHyva599bQoTbE06m5A/NmSfj1EJPlntZFpudd3TtCaSrs1Sx+KMGVXc4KW311eu+uHwZUc0hBHqlls9j+Kw+dWmN9DAAIQgAAEIACBOgIt+efZkSNoZRHRYGMCLW2YngStWACpjf5wgWsLNo6M8uU0sZuN0qfGy36JEKUxjs7KObTD/amInvi0tq37rxW0LiDp4UHU8TycTvkfIwfcP1tb0LKA5HTO4XI0k+sVlaSnTQlapWuUisL5Nkm/G+39VGRNTXF2C5dOmRsLqXPCRCxo/UxI8XtWGJfFNBcM98mdc9d4r1gQciqmxz1EHU0JWrGY5GekuEw9OxbS3K42sijFrLaPOTY5Qcv3pg5G8PvG9uX0v9Q1J2jFz7SA6lM45w4JiG0hl6668ccW3UMAAhCAAAQgAIHdEmjJP89CRtDKIqLBxgRa2jA9CVpfEmoIWZj6n5JeIskOf4kA4iUtcWSHpY+d09+XdDtJ7yy0jfh0OZ9yZ0HBIpGvrfuvFbQcreQIEgsSjpCygHBeqP81THlNQetQ0SK1ljUn4vn5Thl0BNRwpQQDR/Y5qsaRVpcPNuRUvpLorClbmhMmUoKW08x+K9Spcp8l6+CILhew9+V1dXqto55ygpbX3xFprr91hRD5aFtORTFObQWLkvcZ/dJ71KJezRWnS64ZnVT6HvBaOCJrHLE4FxFaI2jlivKbFYJWjcXQFgIQgAAEIAABCCwn0JJ/np0FglYWEQ02JtDShulJ0Dp0WUod2UOjcjxOi24Pk/R2SS6k7fpQLw0FoLfu38+vEbQ+L4gdQzqU6/a4FpIjpiwsDFeJkFK6Rp8R+DhybbhqUtNSaxlHweXGEkf8vTxEzThtcc0rVyx8/KyUoOWi6v53l9AwF6kTp+Y6xdHptU4FzAlaa8x7DUErTrezGHdXSf++wgBL3wNOH/aBAWMxztFu3geunRZfNYLWXLrz0C+C1gqLTRcQgAAEIAABCECggEBL/nl2uAhaWUQ02JhASxsGQeu/nl4W17uxOfiUu9yJiKVms3X/HkepoOX3oYWSh4bBD/WhnFb1kA0FrXh8jgqzoOVTKkuu+P4lp8BdKEQ++fRDX7VjKBmn2xwqaFlQGfeRS7X1qYPPlOTaZEOKomvM9SRo+WRSF6J3xJivkoim0vUoFbTcX3zaoH82dXLp3DrHqZgl9upDCIZUUz93SaRbKRPaQQACEIAABCAAgVMm0JJ/nl0HBK0sIhpsTKClDbN3QctRFl8o6RohleobooLVV9d/FbRiJnO1tpaYytb9e0ylglZcS2o4kfHTNha0YgYlRbLHrJfUJIrXysXWtxLtXIvqK0KRdNe8Gp90WJtyaEEr5uUUUafBxldc1P3xku4U9sBWgpaf6ZMNHfF2g3Aa5DhNb4kQE8+35gTM3J6sEbTc1zgdd+jbJ6Y6amz8Lp8TtFIptnO1yczUp0qOo8PWjJDMMeL3EIAABCAAAQhA4JQItOSfZ7kjaGUR0WBjAi1tmD0IWt7TLmr+BeGf5+QaQK575EiPuSslaF1K0m9Lumy4cU1n2l1u3X+poOX6UE4tdG0vX8+R5LQ9p0luKfb4WWsLWktS0lIiw9wJhLEdOXXU0Xau7eaDACxg+aRIp/VNnRTpPpYIWp8p6RGSbhMGYSHO6XAfjgYVpxsOaZgx7yURT7YJi0E+0OCLwqmJnu+VgqA1tc/WELRqBc+5PV8raHneTvm0MDhcHs8tQwTc8LNcJF58WqZro91Z0vsTg714OB3TaYe+Sg8D2Piji+4hAAEIQAACEIDALgm05J9nASNoZRHRYGMCLW2YXgUtR175BMLvkeSUsTkBYW45U4JWXLtmifM/98yt+/ezSyK0vj44zU5Nc7qdT3AbUpy2FrTiEydrBYt4frm6UlPrUVvvycKVT8a8aUhDXfKqWCJo+TnjQulTNZhsW38YohDHTJcIWv6s9L5yZJDFGBeJX3ItEbT83HEh/Fr7mBtnraDlvlKnYrrWnKOoPhQelhO0YpHKtznS63Gh+P4wZqcn/oKkO4wm4aL+PsRgeNaSdeAeCEAAAhCAAAQgAIE0gZb88+waIWhlEdFgYwItbZjeBC3vXzvWPvXM6U2llwWbV4ZomrH4daqCliN5LKw4Hc7XYyT5ZLwPhP/eWtCKRb1aweKsBS1HSFl8+KlMNFJsj28KJwRee/SLpYJWLALGRfTjNLXxc2oFLdcXc+TeHaMU3dx+c32v84WoraHtEkGrRJDNjWXq90sELbN1tNujR536nWJh07W+fOUErVQfvu9XJTk19B/CYRJO+x2/21LRYEvnzn0QgAAEIAABCEAAAv+VQEv+eXZ9ELSyiGiwMYGWNkxPgpb37k0kPTgTkfVeSXYCXy3pteGUwf8VHPMnSzpvtL4pQSsWDtZOOdy6f09vThAwRzvfTwwcfKqfHXPzGq6tBa0WIrRSp02m6hRZ3HE0jiPY5i6fZmkByxxtM669Zlu8VYiEG+5dKmjFhcVdX8nC7kdDx460cxrbUOR+XKOpRtC6ZEhvtGA2d7mA/xslvUrSX4W0uH+VVBv1lnqG0zifGupy+fe1gufcuJcIWu4vFoH9s3Gabk7QcnsLo/cI/0o+Zrw3fzgUoo8/N0rupw0EIAABCEAAAhCAQJ5AS/55drQIWllENNiYQEsbpidBK5X24yiJZ0t6ehCvXP/pgxPrV+rIbl20fev+Pf05QStOfbIA8YAo7WlrQWvtGloWFiw4va9i736GpIeFyJvhtrjYulNbXatqXJzbbS1WPSmcfOkT6/zcj008u0ToGG6NI9fi6CZH0VnQ9fVHYc7vDv/tAw98Ap+Fr/gkxFJBy4KL63PdLprLSyQ9RdKfh0gi132aEljWELQOtY85Myh9D6T68PpYFB9HeQ4HKZQKl65d57a/lIn2s1Dovs0cMatiY9MUAhCAAAQgAAEIVBJoyT/PDh1BK4uIBhsTaGnD9CJouYD3vUL0x7A8joZxEe8XFzp8pY6sI3Jcv2eIdPHzrhnEi1LTsCBkh9UinAs6/70knzL3Nklb9z8naDlSbSzQvCzUSHpLNLGtBa1DI3DitXx5EAkc0VJ6+RABixPXCjf8i6QbhuiqoQ8fLmCx1Os4XA8PtZMsppZcawpaPknwDyQNdc+uF07pjPdHXHOpVNAai2Kem+d43yD8ldZv2kLQWjNKsvQ9kFrblMDp/X2LcIiERc7hytV18zgcReeoUwtlFiL9TrOAZfHQIuKUOF9id7SBAAQgAAEIQAACECgj0JJ/nh0xglYWEQ02JtDShulF0IrFBy+Raxr5dLvS6IX4dEH3kUo5/LSQYub6QcPltB9HrpRe8XgdxeO0vtdJ2rp/j3EqQstO8zNGESaOarKoEzPcWtA6RFRIzc/Ci4WBF5QuUBARhgLqvi2OePLPxoXY/d8vClFRby18jj9vLMT633AtTTn0/fEphoNdxvYWR5qVCFqpUx/nTuJLIUhFvS2pobXlwQmH2t5FQ7ruuC6aa9A57dL1sErWudB8aAYBCEAAAhCAAAQgcAYEWvLPs9NF0MoiosHGBFraML0IWnHNpVQ0TW7ZfFLb70SNUoKWm3xvEMuG5k7l8s9KU9riSBeLSC4q7RpDZ9F/StC6TYhos0jjy5FH/v+pOW0taJWk+82tZ0qUiGtKzd2fiviL708JPBY1HeH24Zyxhd/HApR/fIigFRd+H+zqyqPi5KkTEEsErbhGl8daK+ReIkQX+QTS4VoiaH3L6MTNHLPCpfh4s0MFLXdkwdA16MzMlwXVN0i66mgwuQit2nHTHgIQgAAEIAABCEBgGwIt+efZGSJoZRHRYGMCLW2YXgStcarV4EC6aLULU5dcqagK3zclaKVSzaaimeLnp8QgnxhnMWRY+637TwlaFvN+LDjhFgRdAP2FE/C2FrRSkUtOH7UIUHKlRIlUcfupvq4YRaqZx43DSZjDPami8Y8Mp//9R8Egp061O0TQ8mMdvTREljny7+bhtMq7hzH9fEjNHYrF+8clgtZnBxHXkYTD5QLm7q/kcjqei9T7nvG1RNCKI+Pcr/+VRmPOjXcNQcv744GS7jTzIAStEquhDQQgAAEIQAACEDg+gZb88ywNBK0sIhpsTKClDdOLoBXXXPISpYqZp5bOYpbFpG9P/HKqNlYqgseCya1Dza4pEzlfqOVk4WOI3kid0LZ1/ymnfTxmn9p3T0lTdZG2FrQ8FgsxPsluuGqin6bm5+LwPyhprpZW6hS/KfHBItH9R2P0Wt4y1EWbe03YDlxXyfW2Lhg1dJrsXSX9e6KDXFF43xKfZvhQSY7QulqIFEqlXpYIWqlU2PEpfnPzdaFzz+mnRnY/tK8Vo1JColm6Bt0a1xqClseROqRiPL7YpuLaYrVzmRLfa/uhPQQgAAEIQAACEIDAJxJoyT/Prg2CVhYRDTYm0NKG6UXQ8ulrj5DktLnhcprPfULdmg8k1uwCoejyT4QIldSyOkrJNaRSV3waoNtYKLHT7minuGCzn2enfoiCGvocTkGL133L/ucErRJR5iwErTiNtOakwrn5+XQ4Rwk5+mx88qBFJqeC/qKky40WfCjq7fpm8RWnjvr3z5dkoes1iYghP+PLgw1894RdPU+SC8W/J/H7EkErlQo5dPUnkvxcR5yNrxJBy+3jVFv/zAXKzTM+OMC/c1TW10j6cUk3mJhvbaSS0zSdznf90N+4/twar+a1BK2pCLxhjAhaa6wWfUAAAhCAAAQgAIHtCbTkn2dni6CVRUSDjQm0tGFSgtbG0892PxWJ4BRD1wwaIp+Gjiwy/YUkCzVOs/LvXcvGUSvjtj5B7B8kXXc0AkdcufD11OUIrieMiqiPn+laRRZDLDBcPoglcTSOI7Xs7KcEN/e1Vf9zgs+UwDZmcBaCVpziViNcxPOzuGmB8cKjSVhwssBj4cjtXZfJ9j6+fJ9THS3apNLZLFI6yiolTjnd1SfRDcKUDx2wuBM/w8XmLzY6KdFjupWkdyWMrkTQ8m3fOKqZNe5mqo5YqaA1lZprTq8MKb7+/7Z5i4KuleW5DZd/58L5VwqRZP75XERaat/FhzfE9eeyL5BMg7UELT/G4puFq1T0J4LWoSvF/RCAAAQgAAEIQOBsCLTkn2dnjKCVRUSDjQm0tGF6ErQcDXK3kGoYi1q5JXt2iJqxEz5OcytJh7JI4dPLxlE9uef59z75zAXE35tpvEX/U4LW70u6naR3ZsZ0FoJWXODcQ4pP55saZqpGmNfStcosCpVcFkJd9NwF/+dqM3mPPLai3+HZXnfXj3I0n0WdIeLo9ZJuJumNiUGWClqpUz8tJl1P0ssS/ZYKWr716yQ9eiaqcYqtBWNHLzrS7bckue6drzkBL9VXXBA+rj9XsrZzbdYUtPwcr5mjPMfCnn8eC1pOUbzIAYP/G0nvPuB+boUABCAAAQhAAAIQSBNoyT/PrhGCVhYRDTYm0NKG6UnQ8rJY1HI0xL0KHW6nn/2CJAtarhcVF5d39IyLveccxQsFseSOiQix2Fzs2DsV0kLGVI2q+J61+0857RY8PNdnFdj3WQhaHoaj6J45iuYpraOVErRck8unSN5P0m0zc3RUnm0olUaXuvWLJN13IlIrbm/OjupznTL3n6oJNZXqWipopfqcs+UaQcvzccSho72m0gjHc7Zw53WzgOOoszjybk5oi9nF80oV6y8w39kmawtafidZuDav8VWbannovLgfAhCAAAQgAAEIQGAZgZb88+wMELSyiGiwMYGWNkxvgtawNE4FO0/SN4fIqSuEX9i5tojlKBU7+E47+8hoPZ0i5GgbF872ZWfbp7q5LlLJ5ZS2G0q6jiQ/c0gvs4j155KeK8k1kt5f0lmizVr9p5z2Ggf7rAStWPxwGqfrS70tw29K0PI6uI6VU+FcSNw24jUaUua8zhb0/m7BiXlDfSzbjoUnp9UNKaa2M6e8eu1duyuOgPvWIHAO07KgdueEnZQKWu6nJpKpVtBy/xZqzNGRZU4Dtsg1REY63fKvgr077XJs7/6MdSSlBb3hcmF9C4jjvZha4jjy7PHhJMGplN0l22xtQctjSKVq1uy3JfPgHghAAAIQgAAEIACBdQi05J9nZ4SglUVEg40JdLVhNmZB9xCIC5GXpB3OCVoQ7ZdAXBvs2yT9br/TYeQQgAAEIAABCEAAAh0Q6Mo/R9DqwKJ2PsSuNszO14LpHZ/A54fC/I568/XLoZD+XLomgtbx123tEZxf0gMl3SV0PHVi49rPpT8IQAACEIAABCAAgdMm0JV/jqB12sbawuy72jAtAGMMuybgd7JFjIeGWfrkSNdJe8PMrBG09mcSl5H09NFpkN8fiunPFezfHwVmBAEIQAACEIAABCBw1gS68s8RtM7aPHheTKCrDcPyQeAMCFxc0pNGJwnmTrZD0DqDRTnDR8R1t14UDjB46xmOgUdBAAIQgAAEIAABCJwmga78cwSt0zTSlmbd1YZpCRxj2S0Bv5e/T9KjwwxzggaC1r5MIS6qTnTWvtaX2UAAAhCAAAQgAIGWCXTlnyNotWxKpzG2rjbMaSwJs2yAgE94fEw4vc/DmRM1ELQaWLCVhhCLmb8n6faS3rVS/3QDAQhAAAIQgAAEIACBOQJd+ecIWhjzsQl0tWGODYvnnxSBb5L0DEmfJWkuSgtBaz9mMY7O+jdJN5X0/P1Mj5lAAAIQgAAEIAABCDROoCv/HEGrcWs6geF1tWFOYD2YYjsEPlnSvSXdIwzph8Kph/GeQdBqZ80OGUl8IMD9Jd1L0kcO6ZR7IQABCEAAAhCAAAQgUEGgK/8cQatiZWm6CYGuNswmBOgUAtMExhE7fy3p5pLeFDVH0NqHBV1a0lMkXU7Sc0IdtbfvY2rMAgIQgAAEIAABCECgEwJd+ecIWp1Y1Y6H2dWG2fE6MLV2CVxT0hMkXUzSgyTdU9KHRsNF0Gp37UpHdn5J95PkEy3/UdKtJb249GbaQQACEIAABCAAAQhAYCUCXfnnCForrTrdLCbQ1YZZPEtuhAAEIAABCEAAAhCAAAQgAAEItE2gK/8cQattYzqF0XW1YU5hQZgjBCAAAQhAAAIQgAAEIAABCJwkga78cwStk7TRpibd1YZpihyDgQAEIAABCEAAAhCAAAQgAAEIrEegK/8cQWu9haenZQS62jDLpshdEIAABCAAAQhAAAIQgAAEIACB5gl05Z8jaDVvT7sfYFcbZverwQQhAAEIQAACEIAABCAAAQhA4FQJdOWfI2idqpm2M++uNkw72BgJBCAAAQhAAAIQgAAEIAABCEBgVQJd+ecIWquuPZ0tINDVhlkwP26BAAQgAAEIQAACEIAABCAAAQj0QKAr/xxBqweT2vcYu9ow+14KZgcBCEAAAhCAAAQgAAEIQAACJ0ygK/8cQeuELbWRqXe1YRphxjAgAAEIQAACEIAABCAAAQhAAAJrE+jKP0fQWnv56a+WQFcbpnZytIcABCAAAQhAAAIQgAAEIAABCHRCoCv/HEGrE6va8TC72jA7XgemBgEIQAACEIAABCAAAQhAAAKnTaAr/xxB67SNtYXZd7VhWgDGGCAAAQhAAAIQgAAEIAABCEAAAhsQ6Mo/R9DawALosopAVxumamY0hgAEIAABCEAAAhCAAAQgAAEI9EOgK/8cQasfw9rrSLvaMHtdBOYFAQhAAAIQgAAEIAABCEAAAidPoCv/HEHr5O316AC62jBHp8UAIAABCEAAAhCAAAQgAAEIQAAC2xDoyj9H0NrGCOi1nEBXG6Z8WrSEAAQgAAEIQAACEIAABCAAAQh0RaAr/xxBqyvb2uVgu9owu1wBJgUBCEAAAhCAAAQgAAEIQAACEJC68s8RtDDZYxPoasMcGxbPhwAEIAABCEAAAhCAAAQgAAEIbESgK/8cQWsjK6DbYgJdbZjiWdEQAhCAAAQgAAEIQAACEIAABCDQF4Gu/HMErb6Ma4+j7WrD7HEBmBMEIAABCEAAAhCAAAQgAAEIQECkHK5uBAgeqyNtqkPWt6nlYDAQgAAEIAABCEAAAhCAAAQgcKIEuvLPidA6USttaNpdbZiGuDEUCEAAAhCAAAQgAAEIQAACEIDAmgS68s8RtNZcevpaQqCrDbNkgtwDAQhAAAIQgAAEIAABCEAAAhDogEBX/jmCVgcWtfMhdrVhdr4WTA8CEIAABCAAAQhAAAIQgAAETpdAV/45gtbpGmorM+9qw7QCjXFAAAIQgAAEIAABCEAAAhCAAARWJtCVf46gtfLq0101ga42TPXsuAECEIAABCAAAQhAAAIQgAAEINAHga78cwStPoxqz6PsasPseSGYGwQgAAEIQAACEIAABCAAAQicNIGu/HMErZO21SYm39WGaYIYg4AABCAAAQhAAAIQgAAEIAABCKxPoCv/HEFrfQOgxzoCXW2YuqnRGgIQgAAEIAABCEAAAhCAAAQg0A2BrvxzBK1u7Gq3A+1qw+x2FZgYBCAAAQhAAAIQgAAEIAABCJw6ga78cwStUzfX48+/qw1zfFyMAAIQgAAEIAABCEAAAhCAAAQgsAmBrvxzBK1NbIBOKwh0tWEq5kVTCEAAAhCAAAQgAAEIQAACEIBATwS68s8RtHoyrX2OtasNs88lYFYQgAAEIAABCEAAAhCAAAQgAAF15Z8jaGGxxybQ1YY5NiyeDwEIQAACEIAABCAAAQhAAAIQ2IhAV/45gtZGVkC3xQS62jDFs6IhBCAAAQhAAAIQgAAEIAABCECgLwJd+ecIWn0Z1x5H29WG2eMCMCcIQAACEIAABCAAAQhAAAIQgIBEyuHaVoDgsTbRtvpjfdtaD0YDAQhAAAIQgAAEIAABCEAAAqdJoCv/nAit0zTSlmbd1YZpCRxjgQAEIAABCEAAAhCAAAQgAAEIrEigK/8cQWvFlaerRQS62jCLZshNEIAABCAAAQhAAAIQgAAEIACB9gl05Z8jaLVvUHsfYVcbZu+LwfwgAAEIQAACEIAABCAAAQhA4GQJdOWfI2idrJ02M/GuNkwz1BgIBCAAAQhAAAIQgAAEIAABCEBgXQJd+ecIWusuPr3VE+hqw9RPjzsgAAEIQAACEIAABCAAAQhAAAJdEOjKP0fQ6sKmdj3IrjbMrleCyUEAAhCAAAQgAAEIQAACEIDAKRPoyj9H0DplU21j7l1tmDaQMQoIQAACEIAABCAAAQhAAAIQgMDqBLryzxG0Vl9/Oqwk0NWGqZwbzSEAAQhAAAIQgAAEIAABCEAAAr0Q6Mo/R9Dqxaz2O86uNsx+l4GZQQACEIAABCAAAQhAAAIQgMCJE+jKP0fQOnFrbWD6XW2YBngxBAhAAAIQgAAEIAABCEAAAhCAwBYEuvLPEbS2MAH6rCHQ1YapmRhtIQABCEAAAhCAAAQgAAEIQAACHRHoyj9H0OrIsnY61K42zE7XgGlBAAIQgAAEIAABCEAAAhCAAAS68s8RtDDYYxPoasMcGxbPhwAEIAABCEAAAhCAAAQgAAEIbESgK/8cQWsjK6DbYgJdbZjiWdEQAhCAAAQgAAEIQAACEIAABCDQF4Gu/HMErb6Ma4+j7WrD7HEBmBMEIAABCEAAAhCAAAQgAAEIQEBSV/45ghY2e2wCXW2YY8Pi+RCAAAQgAAEIQAACEIAABCAAgY0IdOWfI2htZAV0W0ygqw1TPCsaQgACEIAABCAAAQhAAAIQgAAE+iLQlX+OoNWXce1xtF1tmD0uAHOCAAQgAAEIQAACEIAABCAAAQiQcri+DSB4rM+0pR5Z35ZWg7FAAAIQgAAEIAABCEAAAhCAwKkS6Mo/J0LrVM20nXl3tWHawcZIIAABCEAAAhCAAAQgAAEIQAACqxLoyj9H0Fp17elsAYGuNsyC+XELBCAAAQhAAAIQgAAEIAABCECgBwJd+ecIWj2Y1L7H2NWG2fdSMDsIQAACEIAABCAAAQhAAAIQOGECXfnnCFonbKmNTL2rDdMIM4YBAQhAAAIQgAAEIAABCEAAAhBYm0BX/jmC1trLT3+1BLraMLWToz0EIAABCEAAAhCAAAQgAAEIQKATAl355whanVjVjofZ1YbZ8TowNQhM6av+AAAgAElEQVRAAAIQgAAEIAABCEAAAhA4bQJd+ecIWqdtrC3MvqsN0wIwxgABCEAAAhCAAAQgAAEIQAACENiAQFf+OYLWBhZAl1UEutowVTOjMQQgAAEIQAACEIAABCAAAQhAoB8CXfnnCFr9GNZeR9rVhtnrIjAvCEAAAhCAAAQgAAEIQAACEDh5Al355whaJ2+vRwfQ1YY5Oi0GAAEIQAACEIAABCAAAQhAAAIQ2IZAV/45gtY2RkCv5QS62jDl06IlBCAAAQhAAAIQgAAEIAABCECgKwJd+ecIWl3Z1i4H29WG2eUKMCkIQAACEIAABCAAAQhAAAIQgIDUlX+OoIXJHptAVxvm2LB4PgQgAAEIQAACEIAABCAAAQhAYCMCXfnnCFobWQHdFhPoasMUz4qGEIAABCAAAQhAAAIQgAAEIACBvgh05Z8jaPVlXHscbVcbZo8LwJwgAAEIQAACEIAABCAAAQhAAAIi5XB1I0DwWB1pUx2yvk0tB4OBAAQgAAEIQAACEIAABCAAgRMl0JV/ToTWiVppQ9PuasM0xI2hQAACEIAABCAAAQhAAAIQgAAE1iTQlX+OoLXm0tPXEgJdbZglE+QeCEAAAhCAAAQgAAEIQAACEIBABwS68s8RtDqwqJ0PsasNs/O1YHoQOEsC/vy5mKR7Svri8OA3SvopSf92lgPhWRCAAAQgAAEIQAACEIDAOQJd+ecIWljtsQm0tGG+TNLTJF1uBOXqkl5WAel8kq4i6RaSzpPkPofrOyU9uaIvmvZJ4NKSHhfs4OmSbi/pfX1OZdGoLyDpqpKuJumKkr4k2gdznT5E0k9K+vCiJ3MTBCBwqgQ+XdIDJd1J0j9KurWkF58BjM8Nn+v+vB+u3wvv/Xcd8PzvkPSk0f2/Julukj54QJ/cCgEIQAACECgh0JJ/nh0vglYWEQ02JtDShjlU0Po8SfeTdNsJZghaGxtTA91/ZnCq7hiijG4q6fkNjOsshnBxST8jyXP+rIUPZI8sBMdtEICAvlLSUyX5S4VnBVHpHRtzSQlafuT3S/r1xLfcpcNB0ColRTsIQAACEFibQEv+eXZuCFpZRDTYmEBLG+YQQeuSkh4h6ZtmeOGsb2xMR+7e71M7IU8M4ziVb9TPL+n7JN1H0gUPWIOzckAPGCK3QgACDRP4JEk/Lun+YYw/LekBkj6y4ZinBK2/lnRLSX+78NkIWgvBcRsEIAABCBxMoCX/PDsZBK0sIhpsTKClDbNU0BpH5cS4XiHp/eGHjwzfGm+MlO6PRMBRAU8JKatOeXGk0quPNJazeqxt/x7h39Jnul7WMyTdS9L/XtoJ90EAAhCQ5EhRp+p9raR/keQvkl64IZkpQcuP9JdcFtiWpAkiaG24aHQNAQhAAAKzBFryz7NLhaCVRUSDjQm0tGGWClqOyrJDPk6z+iVJDw5/UG+MkO4bIDCu3+LhOELAAs2WkQHHnnYckTaMxwKV6869XNLfRPXDLPQNAq/bfyykZu6Z07HXiedD4JQI+L3kiNFHh0mvUc9qjt+coOV34dK0cwStU7Ja5goBCECgLQIt+edZMghaWUQ02JhASxtmiaD1OZKcWvbtI06PCcVbP7AxO7pvh8BY1HSKie3hDe0Mb5ORjCMh/AA7b45CfBhC7ia86RQCECgjcNGQ+n3t0PzQelZLBS3f95wgsL29bOgfb4WgVQmM5hCAAAQgsBqBlvzz7KQQtLKIaLAxgZY2zBJB6xsk+RvgITrrVFLNNjaLrrqPRc2fk3RvSR/tahb1g/3eUPR4uNOnEz5o51Fp9ZS4AwIQOAaB8fvJEaNOPXzLBgOZi9AaHue0Q0ds13wmIGhtsFh0CQEIQAACRQRa8s+zA0bQyiKiwcYEWtowtYKW08weEk5SGjDZob+npA9tzI3u2yFwoxANYFHTNVtuLOmV7Qxvk5F8dhCznE7j6zcl3TlKJ9zkwXQKAQhAoIDAJUJNw6uEtj8k6ZcPOHVw6pElgpajdm8h6XUF4x6a1ApaFw6fPTeUdLVwQIe/YPuL8KXbc3k/V9CnKQQgAIHTJtCSf55dCQStLCIabEygpQ1TK2hdWdIzJX1+YHQqYsbGJtFV93F01uMl3UnS3tNNLyXptyVdNqzWt0n63a5WjsFCAAJ7JuATD13H0Ccd+toqSislaP28pNuM/jbw82tLEZQKWqWnzL5JkkW9520g6u3ZjpgbBCAAgVMk0JJ/nuWPoJVFRIONCbS0YWoErfiPZWMqETMsfjma5Tojrk6FeHIlZ/8R+0BJdxnd5zpOfzzRj0+ju1YoUPs1kjxXX/4j989DUfs/XSjEnC/052+Gv17SlcK3w+7/NZJ8fLm/Hf6TqEB4bsrxH/S59v42+s2SXhXqlvib6a2LjccppyXCTiqy7+rB4Zqao+tVOQLKNWGuEBqV2M0nS/pSSR6nv7X3ug/3uxszc60vn8b5R2G9Sph9y+jEzr8M0Qd/H8blZzoq4vphvFcd2ZrtwXbwB5LemVvQ0e9jW/gZSU7tLLkuIOnhkr571NhOnft8T9TBkrUZd3Ho/RZIvU7XlHTFcGLmBUcP8Dq9MTilPrmthmEJq0PbpOZ/SJ+uT3i3xClxsYgwbue/ayy43iq8Z8f253edTyJ9ScXJcz4t76WjSUyNKTVP7wWnH/sk0OHy+/Dm4d0b3xM/a8pOp5geMlb3Ofcut+39Vdj3NfzOyiZSTMzjD0clAVws/rGHGGTi3pSg5c9afx6P1901Bl3L66mFzy8RtMzW6Yw/W9inx/ADYQ/Ef3sVdkEzCEAAAhA4AQIt+edZ3AhaWUQ02JhASxumRtC6jKSnS7r0iE+JmOE955TEsTNe4yANj4vHapHADrujxMaXHZTrhdpGg4g1taS13+C6bzvePyHpvAI7ea+kR0l6qKR3FbSvFbTiLp8t6ceCAFDwuOomsahoAe2Wkv4h01Ot6PF14cSueP3mBC2P7QZhbSwwll4WA+2EWSzxCYRTl0UG14Tx9URJPxiKwl8+2LafPXcNBeSdorvEFmoErXFK6DCm1gQtC5Y/IunW0WmpazIstYFD2p2VeDElaFlAci03i7/jU2fjOfldZ6HJ7/CcgHuISGRR0ifgXmw0gBYFLX8uWeg2k9ze9VTM7z6Sfqcgvf6sbCJlt/89vJ+uG37pepeurfW+Q4w8ujclaPkLirdKepIk289wvUjSd4Xf5YaQE7S8Zv688WfqYOt+r/rz1V+aeY7++8Rfeo0PraHOZ448v4cABCAAgZb88+xqIGhlEdFgYwItbZhSQSv1rfuUoJTCF6cqzjk4U/jjP3adVnG/KJXA47SD7Dpfc87d+Bml3+DaSbED7m+HS/senuPUD/+R7W/7565DBS33bZHpeyS5hsnaV2wvpcJkjaB1oXCK5k0Sg58StHyPhSI7Tksu24AFV9tNytl3dKJ/f/fQudv5/zsiyyLX2HnPPX+pLZQKWvFpZ8N4WhG0/Bnsta3lNuZqhnbSLTIc+zor8SIlaDm9zP/uUAHh/pL8by5FeKmglYoM9NBaE7QsfjtyyJ8fte9yi9n+HJgTpc/KJlLLHn+B5Heb99sLKmwk13RK0PK+dN2sR0dc/Vn9gAIhNSdopU6ZTUVfOTrbX1KMo8VKP6tyc+f3EIAABCCwTwIt+edZwghaWUQ02JhASxumVNCyg+MUwbHjXlNw1mlFTnsYixQ1qRD+A/URoUaHl2eqdpfT//wN8VDjy2397ax/9uKwro6wsjAynovb+I9p/0Geuvx8pzveMfFLO9V2Fv5J0qeG9Cnzih0lt7MT9Wcz9hX/Qe+0xan2XyzpqyQN6UXjbrcqWB6f8mdnwo5C7qoRtGIGZuu1+3D4X6cBja+ptbEj99qQWjik2dkRu8YEM9uUnbEU73j8Fpfc7gkJO3Ia6yAmOlrAqTix4LXEFkoELX++WTh1xEJ8tSJoef/F3DxWM3F65uvDyWgWES8XUjlTgmErDmrKtv2u+ufcpgi//8JQg25oXppy6HTvd4SIxOFev8f8zvD/+v3jNO+hQPh4OLnTOZcKWqnIQD+3JUHLX3pYkLLAEl+2P6do+l1u+3P0pVOXxymwvudZ4WAU809dZ2UTUyb2jZKeP/rl2qfQzglaqfdx7vN1GGpO0Ip/74L3/oIpdSBNLOw7Nd8HetQUqS/cwjSDAAQgAIEdEGjJP8/iRNDKIqLBxgRa2jAlgtZFgmhhZ2W4atIIhnvGKVv+WUn9reHeON0xlUbhE49chNa1jobL6TV+rlMhxpcd5F8JETbDz6fGY8fmh4OgNe7D4pe/AXatmThVzRFDdposgI2FLUdPOYrIf1ynriV1kyzeeXw/Oupwi2/lYyfNz3DNlFhgSs2rVNCKhc+SosKpqLZfChFAcTrqMDaLgU6DtcA4vqYcpPiEQ9fe8lgHsWAuHclzd2rufSNhK1eweYktfGWoVzNOCx7m14KgldqjFjvslDrlMxUd52iab5bkotPjFNRWDqQote2pj5VS8WjuZDmnNtu+HBkzjrxyirTTbx29OE4Dy9U2Kh3TeE5TkYFu04qglUpZ8/icqu3UQ0fQxu9yR535PWFBefwut2hpu/1gYmHPyiambCr+XPf7yp877566ofLnc4KWu/L7x3XbLEgPV8mXLHOClr8ssgjpz/Phmquh6bV2W9v+cDl62+PgggAEIAABCMQEWvLPs6uDoJVFRIONCbS0YaYELX9L7T9a/U2vI7HGNYn8bav/MBwinkpxxaKUo1hc58IFunNXSWTQt4b6JkNfOfHIdZpcrHaI5pr6BjdVE6Yk7WQqtcp/YFtMSX2rvETE8HxTqT4W2ywCrHVZBPytEIHmPh2J5PG+reABpQ7euOB8iSiXivxzOpXTsHJ1giyUuN2QRjg3pzkxwXbmelouFD93pSKT5sZaawuej1OoLKSmrhYErXiP+h3gqLiSqAlHIzrScizWlUYIFpjo4ialtj31gFLxaMoG/T52yqFFi6mi1xabLOCPv5SYSxkvHdMwp7nIQLdpRdBKfd79aohy8/tm6vL8XJPKbYdoQbd3xM84Emq4/6xsYmq8sQBv8dcHmOTeUaWbICdomZcjsC2wji+Lao70nrLTOUHL73p/7jrNO2dTwzPjSDWLlqXF5EtZ0A4CEIAABPZBoCX/PEsUQSuLiAYbE2hpw6T+wJ+bvh0TO+8vX3AMdpw26OeUpB36W3E7Y0N9pJQQljoBMde3o6gs0IxPX7TD9/sjAKmTHWui01J/2M8VqK0VMcZr5QL5TuUarrVTsiwAjkXMcWH03JYpcfDiNXRhaa/hv850/tXh9MBBlCwtUj906YgmP+eS4QdOd7tZoqj+lJiQi3QZDz1lC3Oibq0tOFrBc/F+8bhs27cfDeDYglYqwsLim+uRlZw+Ftcx89TsoPpfyf05G136+xLbnuu7VDyassGcSDA8OxU1M3WoR+mYxvvIXw4MYqOFR0fnXDY0aEHQSkXs5FIHc/t3Kqr3rGxiyq5Se2XN6KScoOVxWYDyZ9C4OHvuS6Y5QSt+pgVZn+o5V8ssZccWwbkgAAEIQAACMYGW/PPs6iBoZRHRYGMCLW2YUkHrnaGG1SMlDfWIlmCK/2AtSTuMRYvUPRZDfMqS2/rkKp/05DSRudP3Un+Ux0XH46gkz7nkZMcxm1QUUaqgve+pFTHGz8nVH1myXuN7LI74dKnhqhETShy8OF0uJ0h6HF8SIg987/+U9JKQGvTRwsmWOGbuakpMKEmjGQ/FwpvvGYuoU6JOjS3EzqOf8TRJzxk9/NiClveooyscaeXaRGZqmyqJzhqmsbWNF5rNJzQrse25fkvFo5QN1pxgZ5HDKXKOChyuKdG7dEzuJ44MtODvSEFHog4pZy0IWvHem4uwmlqvuI+pyKezsok5uzrkfZ3bB6XvzVTtzZqo1LF9xs+cep+Nx46glVtJfg8BCEAAAgOBlvzz7KogaGUR0WBjAi1tmFJBy0jsAFjQcnF012xZcl0i1NYYag+VFGqNa2/VCkpT40zNPa7JEacs1KTZjZ8bOxdT0Uc1IkY8r/gZTje0cFYq7sytp9+bw4lqQ7uadK+cgxefopmrL7XE9lL3lDpmU4JWrS2mokQOtQX3abtxxJyvIQLQQoPruw3XsQWtNdYMQUs6bwSyRPQdc4+/HHCkraNcbDPjq0bQGh/E4c8IR4y9MQiqLQlantMfjupgLakrlYp8Sr0Hc++73F6o4T/VV/zZ9euS7irp33MPL/h96XvT73UfQOCi9MNlEdBfHLlmXnzVRGiVfBYjaBUsJk0gAAEIQOAcgZb88+ySIGhlEdFgYwItbZiUqHM9SW+X5Jo/rl01pI0MWFwz5E4zhc3n8KXSjuaEkTi6qTalbGosdvYdrXCfUYNU366vNI5ocHqU/0D3iXs1V+xITkUsLBW0Pk+SHZahvojHFkeb1Yw3bpty0Fz7yFFAJVfOwYvrlNWcoFny/Kk2pY5Zqt1c1MncmGLH2nVtzPLvo5tKbSE+yn6IgLBojKB1iHWU3Zuz7VwvpeJFbIMlXwbEz47TrKcOdigdUyoy8M6hLqHfDS0JWrHg7y9nHB35H7kFin4fp3anPhPOyibmhu7Tb/1ZPRSyL4loKkVR+t50f6nDAhxZ6PWI0wXnBK249ECJ/fuAGKeVDlfJSbGlDGgHAQhAAAL7ItCSf54li6CVRUSDjQm0tGFypxz6j0inj9hJGV8Wf75HkmsA1V7xN8dztZiuLOmZo8LtSwWlYYz/TZLFH58+OD4tyb+PRZSU+ObTBD2G2usLQjHca41udIqkI5HGV6mIMb7H83HU3FBjzL9bO8KpxoFJsZly8F4lyY6Xi+Q7Os5XTV2b2nVwe0cNfKGka0hykXIXoh+fXpZal9T8S2p8pcbnNEnXG7LI6WtKVCixhTgCYrzusSjRa4SWC1x/RSjK7Xo845MO164Tt8Sezkq8WFJDKJ5Paqwp4btE0JqKDHx1WKOWBK1UZNVzJf3ZggW3LZrZcKU+v87KJuaGH3+2TwnnCxAkU7BT782hb9emNKfxe9YlAfwlzPjvoTlBK7WGcxGytk9/royjw9b8kmcJN+6BAAQgAIF2CbTkn2cpIWhlEdFgYwItbZicoGUULuZuwcQi0PhaKjzEdUimvmlNpWfNHdM9tWyxc5Zq55OPPMfxEeylzl+JuZQKQvEf9HNOl50DRzb5BMoLjgZRU6i8ZOxuUzr+qf5SLFNtHTXhNMmlKa1Dn7Ydn/xoIdH/bOc+ZdP1myygzV0pxyw+Ycv3LxVTSlmWCFpxZNu4QPghglapXUy1m3NuU/dYPDZji30XDgKW5+YIn+FUudR9S9fg0PmN7z8r8SK2myUpZKUpcyWCVhwZ6H37gHC6aPy5cuwaWqXvnyV2kRKKz8om5sZbswa18y59hw39moc/Xx3ZPVy2iVtGX4rlUorjU1LnahjG9llzqnItD9pDAAIQgED/BFryz7M0EbSyiGiwMYGWNkyJoGUcFwkO/PjYd//c6Xcu/vuRCmapkwNTkU8u7O5vdX1cuq+5Y+bnHp8TtJ4i6S6S3h11srWglfq2OP6DvgLruaZvkuQ0SUe1rXnyW2mE2dR4SxzKx4UU0LfUTjq0d7SS0+wcOeii63NCyNwjUmJMavw1RfHHzys5jMDtc4KWhWZHC94udP70kMbzvvDfrQtaFq58ouRNQ3rzkmU/ZUFr6dwtPI1TrVNpWDlB6/9j7zyg99nJOv8c7Ki4skoRQVBZsVClCAp6UQHhgqBUF4G7gApSF0EEFAUuiyD1giC9c6lLF+lVkC5lBVePooB0FlZgqWfP938TyQ2ZSTLlfZOZT865R/n/Mpnkk2Tmfb7zPE/GPAM1jzViSuk6HVofub7qupLnz5T1p2taFbTiA02mhkinuNQKWmojdcqmfjvIi+qL7iY5QSsWqXSZPL307gh/g+hjz5+a2S2Czj/EpRnw95o631wHAQhAAALbJNCSfZ4ljKCVRUSFlQm0tGFKBS0hUU6tJ0RCwViC1zGMcShhKnwrzjU0dDJgbrpygpauV6iW8oVJEPJlbUEr5W02V9BS35WfRAbrO3NgKv5es05SzaZY6sREhUuGIX9KTi1xU2MoFeT0TNfJlhKYTq4YkzzZ3uy8gkLxq1TQmpqPJWUMlqyF+H5hGE9qH5YKBWsY+2MeWhLiZITeLfIszE2d9uaHzeykoOJUUSd3r5q/H8obJ143U8e+hKA15hkodghaZ4jNyhPlS43XYolIl1uj8Xo5tqCl57QOMXhk0PH4pMmcoJVqQ8093Mx0+rFONdaJt0ofEL4LUt5gOX78HQIQgAAE9kWgJfs8Sx5BK4uICisTaGnD1AgVqROLhCr2DCnBFyd7j48/j7249PdrOgGipP2wjjy9lPdERe1qzBJArhfl9NBx8wrZ+pCru7agVZJDq3asvr6Mf4kGU3LEpO65hoeWH/8Pm5m+nvuE9jJydFCAPOdyopae59cyswdkPLIUwiijRvl9JPS9w8z+0c3/U+zMJ8cNGZ6xEDD1FMlSlmMeWvEhALGng+ZwjqD1UDP7YOHi+xbnRan75Yx3JSVXX8N8b6nbaH60hjVfyv3zbheGqhP5nhxcMFXUKRxaUbWeBK1UXsDaHFo5z0BB60HQWjOf0qHWxNgCjXP1HVvQUl/jQwT0by9yQpcOoskJWqqv9XcX91/JBp3ykaSkXepAAAIQgMC2CLRkn2fJImhlEVFhZQItbZgaQUtYUicW6d9TCV5zGJWUXUKELzpxSl+1xSfOsyWPHXlQ+XCqXNu5v+s5cDkze1hwEpeu0Q9l5fr4qpktmRQ+Dv+Ykwg8HJvPPaRE+78XjSUW6HJMxv4+JcQkbC9n4CkcRWEjChlUkREi4yZOmh/3MRXGIrYvdEKrxCsZSmFutLCNmnHFp5tNFVMuZGbPCE4PjcVc378hQUtrVyGyD3IVh7wP5ghaNd4kubn14xkSxCVWSaSS+Kp8etrjXxtYjCUG75x1PuXa0vEPtV3qjROvVQkBEgZrnolnNbMHOwHB90eefs+POjfWp5xnoJpqTdD6diekhnkg9ayXKL1GOdSaGOt7zRzUMqh5bsZta23pI0LoFesPZCkVrHVKser+WcbLU4eOqO03FnwcqWVAfQhAAAIQ2BaBluzzLFkErSwiKqxMoKUNUytoCU3qxCKdeijjSgZpaVFogEINL+guCMMOFYYmEcufiiSPHQkIS5d4LHGerlh0m3rUe3yE+tCJU7m8SWPjj0Uh1VWIx2MWgJZKir606HF9F47i53zoaHc/nFQuNnn1aK28ptCAqTHMruDa9ffXWpFRFR89n8MdHyX/164diXhhGVoLsYgXn87p22hN0FJSfnlzqv++nOZy6EiELCkIWl/3JhxaN2McY+/AITF1SNDSiZNKRu+9KVOegbp/jZhSuk6HxlUqCCq34L2DRqYK0iXrtEVB65inHIbMUsK2Erbr+X/hSg9MPb910qG8dLUO9O7QO0ACljx8XzfyMaNkHqkDAQhAAAL7IdCSfZ6ljqCVRUSFlQm0tGGmCFpxyInHJWPh7hUJ4tWOQptu4hrwxtXbo+O21zydSCFQT3VJxNWN+MRFeT69NFgPr3aeQ8rlU1OUS0U5o3xJ5QzT3+YIWqlTIacKcPHY5oZflhh4OpVQAoc8oXwZEmv091ToXq2nYOwtpXaHhLrYy25IDBhbF6lT5oYM69RakPfgqWYmb0aVMFwnvm+pUFAyN2NjKr0+3gO1HoRa33q+6D9f1hQlSvd36fiH2isVZGLxVSKgDPlXlHbUGf1/GXwoeIn7EBEfiJHqk9acBPKcZ6C606KgFQvJ+gijU/aUd6m0+GfsdcxMh1fIu/BNTuiWV68vh1oTY/0u3f+lYw/r1XwISLWf8vR+lJnp3a98WC3t7yl8uAYCEIAABPoj0JJ9nqWHoJVFRIWVCbS0YaYIWsITJwXWv8nA11fWmrxNsdEu75pnR6cbKtmrjvv+3MC8aE/rFMaLmZm8aC5rZr9fmG8r98M8FjHUhdrcKzrNTT/WZVD5MpTgfo6gpbZjL6IpYUkpzCkxIXUy5dDWKTXw1P/TXcip2hrL+xJ7+E0RmOJj4HXPIUFLYS4SlBTu50sYolry2LiA8xzwoZW6ZsiLLrUW5Hnm+UjQkFfk8wZuXGrQls7NnLlNCXkKL9YpqV8qAefy78jbUCKOL3sWtMTgnu4whFBMGcKZ8mgcuj4laEmQ17P4ou4GY2Jzi4JWau/VCuApISb1HJy7p0pFzrGtEwt4S+6V3HuzZEvH3tF6nr3XzOTN3NL+LhkLdSAAAQhAoH8CLdnnWZoIWllEVFiZQEsbZqqgtVSC+NjI0I9u5dd4eiBqKKTgOSNzoj2to79lnPlS6i0We/nEHlopI7DGsyR1KtNYgvu5gpYS3Uvw8OVJZva7ZlYa0jW29OMcUjVJ0UsNPIlGoQeS+jM0lz9tZi8I1slQXrKhMQ3lgxsLpYxDYX2ozLsKnhmpPaMcYRJI5e0Rl3gtyNtOHoXyDlGRSKqQ2CGhtyVBK5WPrsZ7cOh0syWN9IIpTFYpXdtD7ZeKFykRQWGq13bJ83P9jz9CjD2H4j4px5ny0N3c3WTMM1BVWhS0Us8WeWmdYmbax7mid4HEK4navoi/DiuJT5Q91JoY63PsEalTYPVf7qCNHAf9fQlBS4zEUh+rhkoL+7uEB3UgAAEIQKB/Ai3Z51maCFpZRFRYmUBLG2aqoCVE53f5LsLTzfTv8hqRKFXywzn2elFeGOUm+iM3B6VhIbHQIEPjxlHOo3ha9SyQaCDRx5dUSGHKG025gG5tZh8dWStDJ/ApzPJOA7k95ghaKQ+iGtEpt+zjPGBDYZOpdmoMPHleSZTzuZaGjPb4FC/dV55v9ykIe5WYJQ8hLw6Fff75ES/D1DjkISXR0J+OmRq/1oLCm+Tl4nOEqZ0RWe8AACAASURBVN6Yh0i8FsJ2S4SMlgQt9T3OYTSUzD7mdxbn+alw1LNHf1Q+p9ua2edzi3fFv9es7VQ35ghaak/iktZfnIMtvJfyFOq5c6XgH8fEgrhPYVs5z0DVbVHQUr9Sz/ISftq/J5nZY6Nk5kM5xA61JoaWdUpAlve0PhQtUZYQtNSP1KEeYf/iNRqfNFs7lpq8j7VtUx8CEIAABPom0JJ9niWJoJVFRIWVCbS0YeYIWsKUMrrHvE5SaOM8VWGd0rCk1HHgMvDu5hJRfzG6sYxkeX7dLzJQUiE4qS/zak4nKCnk7JWJU9n0g1+hafKgCQWMnEfAVEFL+ackjkgIDO+X826rWeqxN1tNkuEaA0+eTPIkEFtfUsZ3nINNdWVs38PlYUl5LomTmCgkVWs/VXIhpSkjTGteOYa0JuIT+oZO5Mp5WI0JWiXCXWuCViw6i73y00noekdCANce/Qkzu2OUVy2cs79yz6BPDsxlSphZ2qitWdupbs4VtMaeRWIo7nrO+VBB1c95Fo4JWrl1q/ZbFbSGnuUSV+Xlq48p8btCzxk9W/UuCQXVsWf5odbE0PM7PsQj9jyuee6n6i4laA15Xg499xG05s4c10MAAhCAwBCBluzz7CwhaGURUWFlAi1tmLmCViqRt/CVhvyp7rnN7IlBYvYQvzwKXlY4H/KseUIkUOlSGR76Cq/kvV92X4XlLXP5qN2xkxpl1Cg8Ijz23V+uU5WUmPlfzExfxi8XnLgU3qLEaywWMV6cyUl2PncylPKHhUKW7ps7JbAQ639US331L52fWgMvXpcSqhRaFSboV8d0f3mKxWMXa82nDFXlF9Lf5WF26aiu5k5Joa8SwJBnn9bjUNE7RKGdD0t4DGkdvNAli9b1OrVLebritSYB7KbuRK6h+wwJWqWCcWuC1tCzQuPX3tSJZF6YUrJ+5cKLRUclMVdeO++9lztpcsuClvaEwgCVo88XCYNiIo4SHZRHKWao65SrUKfADXnRDglaJZ6B6sscQUti2zMqTqf7wShsTftD60TPeuWc09oKy9izXOOTl64PQdTJnDrRMfYMVD3lEHvuwOatfd7FzZSKnEPPjviwixpv2pL3wlKClu6V+hjl+4CHVslsUAcCEIAABJYg0JJ9nh0PglYWERVWJtDShpkraAlVnMhb/6Yf/DLIZVzkSipPla6RYaa8Tcr1UlLGhIbc9RI29BV+LKG9DCElsVaIUyyg5NqX5448tmLjKr5uzCsnd4/w7yXjqWnP1437V5oYvtbA01yKlz9RTfd/vsvh87Gg4/LmkhecvtzXzomEJ3n/yHMlzDtWkmtmzlorEbM0xKG1kPMg83haE7TULz1vlNg9DlPOrcVPOe9DHRihMEOJDCo6Ze66Zva+gQa2LGhJrNValWdgKU89l7VnJXaPhYQPCVqlhyDMEbRya6Hm70N7Rc9yjSX0Ai1tt4Rh7fMuvvdcQStOCK81Im/nkjQAJRyWFLR0P41XaQokVoclFrQkZOsAmKnlPWYWn+g5tS2ugwAEIACBbRFoyT7PkkXQyiKiwsoEWtowSwhaqRAxIZSXi/JMfbaAp37QhsfJ65KhkwDHmtP+vrgz9E4uuK+qyLiTYTNkFIfNKITnis64jr1uUreTIa6cTo80s88U9GcJQatmPAVdOlOVOIl/6Zf/KQZeKml7KueU1p9yYd19JIwwHITExT91nlQKL4qTy8u7Q3ngcoZP7VqTZ4wSoSvvzscLwKfWgnK3Kdnzpwuub1HQUrfPa2b3GgkjDIcmZvK6FDMlzk95CY4JfFsXtOQpqOeKDlL4b5k1oeex9kjqAIL40hS3Us9AtdW6oKU+1j7L/TuthOGU5104B3MErXiPjCX/L3iMJKssLWgNHTJDUvipM8R1EIAABCBQS6Al+zzbdwStLCIqrEygpQ2zhKAlXEo6rOTql4nYlXqTKOxAnhvXctfP/RGuH8j6mqsTqBRqptAR//VXX9h1PLjCUXRKnryZ4rxHuSWg9iWcKVRNxselgrAUeWG93cwULqgwqhJBz99viqCl/itERuNRTqEp48mN1/89NpZKc7NMMfBS+VXGjGqFtF3ZzK7qvK40PyoSFSVi+VAkhWV9JRhwvPaGwhuHGPlcT1q78VrQWpMnjU7GVHiS/nepl0S8FrQnlNh5zItwzCgeyjc1ZW7C+0y5foyZ5kfM1F/lpws98nRfhXDKU8uXMeF8D4KW9rt46tmr9aE9oOe61vGbXZiuDi74+4q1l+JW+izXvPQgaPn1M/au8M9WhTrLo/ODhQyn7ImxvVsj7MS5Dh/vQjKHTkMtffaH9ZYWtNR26gNGzbinjINrIAABCEAAAp5AS/Z5dlYQtLKIqLAyga42zMosfPOxqCAvI+UYKvFEOVAXuY0jECf3Lg07BCAEjkUgNMCXTgp/qDHFIoJEP3loSXShnEEgFpJqRLitMIwPWVnyYJCtMGIcEIAABCAAgZhAV/Y5ghYL+NgEutowB4KlZN3yYFGCeBUlLdbXWUp7BOLTBREf25sjenRmAqHHEILWdlfH3gUtnaiqw0uUf1ClNg/ldlcGI4MABCAAAQiME+jKPkfQYjkfm0BXG+YAsOKk8AqfU04khQVS2iTwqy7EVInYFdqkcDud8EeBQIsEvNfK21xY3j+02MlMn/DQyk/a3gUthdYrz54/BTSVczBPkRoQgAAEIACB/RHoyj5H0NrfAm1txF1tmAPAixONP8TM7mRmSthNaZNAfNQ6c9bmPNErM3kU6oS3m5vZGvmEDsUYQStPes+Cln7b6sRXHaCgorx9OtziQ3ls1IAABCAAAQjsnkBX9jmC1u7X69EBdLVhVqalhLw6UlwnAarg7bMy8AWbv5KZ6ZRDeWnJq04Jqd+1YPs0BYG5BL7fieO/554t13ZJ0ue2e4zrEbTy1PcsaMVJ1fHOyq8XakAAAhCAAAQ8ga7scwQtFu6xCXS1YRaEJeNSp8v9H9emTmO6tZnd0oki+meFS/w2yeAXpL5eU7HxeG8z05H24QmC692dliGQJ+BFV9W8p/PU6nV9Imjl53uvglZ8IqzyGuo9+vE8MmpAAAIQgAAEIJA4xbhpzajpzrnltFfBYy+7aa/zewUze83IJMs7q2cPir2s33CcFzGz013OFry09rgC2h6zBI4/NLO3ukMnvtZ2d0d7h6CVn7y9Clqhdxbv0fw6oQYEIAABCEAgJtCVfY6gxQI+NoGuNsyCsH7azF4QnGQYN31nl/+jVw+KBVF101TsGaD8LXcl/1k380dH+yGAoNXPXB2yp3oG61TDB7mb4il7SPrcCwIQgAAEtkKgK/scQWsry67fcXS1YRbE/GNm9nQzu2iiTf0I13+fW/B+NHUYAmczs9PM7EZm9m8ul9ZrD3Nr7gKB3RBA0NrNVFcNVCcaPs29V19kZjczs49UtUBlCEAAAhCAAAS6ss8RtFiwxybQ1YZZENZ3uS/JCiu8uJl9ysz0A/wxZvY6M+s5HGhBTF02JaPqcWZ2GfKgdTl/dLp9Agha7c/RoXv4bWZ2qjtY5QNmduNMWP+h+8f9IAABCEAAAr0Q6Mo+R9DqZVltt59dbZjtTgMjgwAEIAABCEAAAhCAAAQgAIGdE+jKPkfQ2vlqbWD4XW2YBnjRBQhAAAIQgAAEIAABCEAAAhCAwBoEurLPEbTWWAK0WUOgqw1TMzDqQgACEIAABCAAAQhAAAIQgAAEOiLQlX2OoNXRytpoV7vaMBudA4YFAQhAAAIQgAAEIAABCEAAAhDoyj5H0GLBHptAVxvm2LC4PwQgAAEIQAACEIAABCAAAQhAYCUCXdnnCForrQKaLSbQ1YYpHhUVIQABCEAAAhCAAAQgAAEIQAACfRHoyj5H0OprcW2xt11tmC1OAGOCAAQgAAEIQAACEIAABCAAAQiYWVf2OYIWa/bYBLraMMeGxf0hAAEIQAACEIAABCAAAQhAAAIrEejKPkfQWmkV0Gwxga42TPGoqAgBCEAAAhCAAAQgAAEIQAACEOiLQFf2OYJWX4tri73tasNscQIYEwQgAAEIQAACEIAABCAAAQhAgJDD5dcAgsfyTFtqkfltaTboCwQgAAEIQAACEIAABCAAAQjslUBX9jkeWntdpu2Mu6sN0w42egIBCEAAAhCAAAQgAAEIQAACEFiUQFf2OYLWonNPYxMIdLVhJoyPSyAAAQhAAAIQgAAEIAABCEAAAj0Q6Mo+R9DqYUltu49dbZhtTwWjgwAEIAABCEAAAhCAAAQgAIEdE+jKPkfQ2vFKbWToXW2YRpjRDQhAAAIQgAAEIAABCEAAAhCAwNIEurLPEbSWnn7aqyXQ1YapHRz1IQABCEAAAhCAAAQgAAEIQAACnRDoyj5H0OpkVW24m11tmA3PA0ODAAQgAAEIQAACEIAABCAAgX0T6Mo+R9Da92JtYfRdbZgWgNEHCEAAAhCAAAQgAAEIQAACEIDACgS6ss8RtFZYATRZRaCrDVM1MipDAAIQgAAEIAABCEAAAhCAAAT6IdCVfY6g1c/C2mpPu9owW50ExgUBCEAAAhCAAAQgAAEIQAACuyfQlX2OoLX79Xp0AF1tmKPTogMQgAAEIAABCEAAAhCAAAQgAIF1CHRlnyNorbMIaLWcQFcbpnxY1IQABCAAAQhAAAIQgAAEIAABCHRFoCv7HEGrq7W1yc52tWE2OQMMCgIQgAAEIAABCEAAAhCAAAQgYNaVfY6gxZI9NoGuNsyxYXF/CEAAAhCAAAQgAAEIQAACEIDASgS6ss8RtFZaBTRbTKCrDVM8KipCAAIQgAAEIAABCEAAAhCAAAT6ItCVfY6g1dfi2mJvu9owW5wAxgQBCEAAAhCAAAQgAAEIQAACEDBCDhdfBAgeiyNtqkHmt6npoDMQgAAEIAABCEAAAhCAAAQgsFMCXdnneGjtdJU2NOyuNkxD3OgKBCAAAQhAAAIQgAAEIAABCEBgSQJd2ecIWktOPW1NIdDVhpkyQK6BAAQgAAEIQAACEIAABCAAAQh0QKAr+xxBq4MVtfEudrVhNj4XDA8CEIAABCAAAQhAAAIQgAAE9kugK/scQWu/C7WVkXe1YVqBRj8gAAEIQAACEIAABCAAAQhAAAILE+jKPkfQWnj2aa6aQFcbpnp0XAABCEAAAhCAAAQgAAEIQAACEOiDQFf2OYJWH4tqy73sasNseSIYGwQgAAEIQAACEIAABCAAAQjsmkBX9jmC1q7XahOD72rDNEGMTkAAAhCAAAQgAAEIQAACEIAABJYn0JV9jqC1/AKgxToCXW2YuqFRGwIQgAAEIAABCEAAAhCAAAQg0A2BruxzBK1u1tVmO9rVhtnsLDAwCEAAAhCAAAQgAAEIQAACENg7ga7scwStvS/X44+/qw1zfFz0AAIQgAAEIAABCEAAAhCAAAQgsAqBruxzBK1V1gCNVhDoasNUjIuqEIAABCAAAQhAAAIQgAAEIACBngh0ZZ8jaPW0tLbZ1642zDangFFBAAIQgAAEIAABCEAAAhCAAASsK/scQYsVe2wCXW2YY8Pi/hCAAAQgAAEIQAACEIAABCAAgZUIdGWfI2ittApotphAVxumeFRUhAAEIAABCEAAAhCAAAQgAAEI9EWgK/scQauvxbXF3na1YbY4AYwJAhCAAAQgAAEIQAACEIAABCBgRsjh0qsAwWNpom21x/y2NR/0BgIQgAAEIAABCEAAAhCAAAT2SaAr+xwPrX0u0pZG3dWGaQkcfYEABCAAAQhAAAIQgAAEIAABCCxIoCv7HEFrwZmnqUkEutowk0bIRRCAAAQgAAEIQAACEIAABCAAgfYJdGWfI2i1v6C23sOuNszWJ4PxQQACEIAABCAAAQhAAAIQgMBuCXRlnyNo7XadNjPwrjZMM9ToCAQgAAEIQAACEIAABCAAAQhAYFkCXdnnCFrLTj6t1RPoasPUD48rIAABCEAAAhCAAAQgAAEIQAACXRDoyj5H0OpiTW26k11tmE3PBIODAAQgAAEIQAACEIAABCAAgT0T6Mo+R9Da81JtY+xdbZg2kNELCEAAAhCAAAQgAAEIQAACEIDA4gS6ss8RtBaffxqsJNDVhqkcG9UhAAEIQAACEIAABCAAAQhAAAK9EOjKPkfQ6mVZbbefXW2Y7U4DI4MABCAAAQhAAAIQgAAEIACBnRPoyj5H0Nr5am1g+F1tmAZ40QUIQAACEIAABCAAAQhAAAIQgMAaBLqyzxG01lgCtFlDoKsNUzMw6kIAAhCAAAQgAAEIQAACEIAABDoi0JV9jqDV0craaFe72jAbnQOGBQEIQAACEIAABCAAAQhAAAIQ6Mo+R9BiwR6bQFcb5tiwuD8EIAABCEAAAhCAAAQgAAEIQGAlAl3Z5whaK60Cmi0m0NWGKR4VFSEAAQhAAAIQgAAEIAABCEAAAn0R6Mo+R9Dqa3FtsbddbZgtTgBjggAEIAABCEAAAhCAAAQgAAEImFlX9jmCFmv22AS62jDHhsX9IQABCEAAAhCAAAQgAAEIQAACKxHoyj5H0FppFdBsMYGuNkzxqKgIAQhAAAIQgAAEIAABCEAAAhDoi0BX9jmCVl+La4u97WrDbHECGBMEIAABCEAAAhCAAAQgAAEIQICQw+XXAILH8kxbapH5bWk26AsEIAABCEAAAhCAAAQgAAEI7JVAV/Y5Hlp7XabtjLurDdMONnoCAQhAAAIQgAAEIAABCEAAAhBYlEBX9jmC1qJzT2MTCHS1YSaMj0sgAAEIQAACEIAABCAAAQhAAAI9EOjKPkfQ6mFJbbuPXW2YbU8Fo4MABCAAAQhAAAIQgAAEIACBHRPoyj5H0NrxSm1k6F1tmEaY0Q0IQAACEIAABCAAAQhAAAIQgMDSBLqyzxG0lp5+2qsl0NWGqR0c9SEAAQhAAAIQgAAEIAABCEAAAp0Q6Mo+R9DqZFVtuJtdbZgNzwNDgwAEIAABCEAAAhCAAAQgAIF9E+jKPkfQ2vdibWH0XW2YFoDRBwhAAAIQgAAEIAABCEAAAhCAwAoEurLPEbRWWAE0WUWgqw1TNTIqQwACEIAABCAAAQhAAAIQgAAE+iHQlX2OoNXPwtpqT7vaMFudBMYFAQhAAAIQgAAEIAABCEAAArsn0JV9jqC1+/V6dABdbZij06IDEIAABCAAAQhAAAIQgAAEIACBdQh0ZZ8jaK2zCGi1nEBXG6Z8WNSEAAQgAAEIQAACEIAABCAAAQh0RaAr+xxBq6u1tcnOdrVhNjkDDAoCEIAABCAAAQhAAAIQgAAEIGDWlX2OoMWSPTaBrjbMsWFxfwhAAAI7JvCtZnZtM7txwOB+ZvbyHTNh6BCAAAQgAAEIQGBJAl3Z5whaZVP/h2Z2j7Kq1bVuaGZPSVwV3/MvzOz2ZvaF6juccYHm+gZm9ggz++6gjf9rZvc0swea2Vcmtj3nspY2zM+a2eujwfycmb1hzgDN7Dsc398O2pk7nzO7xOUQgEAjBL7ZzO5gZvcxMz2Pf9PMntdI3w7RjbOY2QXNTM9a/fcjZnax6D011I9/M7Orm9nbDtFR7gEBCEBgJQLXN7NHuufenc3s/kf6Tb7S8GgWAhDojEBL9nkWHYJWFtGJCr0LWmNi1l2cyHUMMUtsW9owCFpl+4FaEIDAcgR+3syeYGY/ZGZPNLNbm9lnl2u+2Za+zcx+zcz+wMwuPLGXL3EC4CcmXs9lEIAABFogcDYzO83MbmRmH3BeqK9poWP0AQIQ2CWBluzz7AQgaGURdS9oaY6vZ2YPM7OzB8OVJ8CxxSwEreked2Url1oQgEDLBM5lZo82s6uZmbyN9JX+tS13eKG+XcjMFCp48oz29A77HTN7WuLDyIxmuRQCEIDAUQhcwcxON7Nzm9mLzOxmZvaRo/SEm0IAAnsngKC18ApoAWivHloSs65lZg9wX//91LQiZiFoIWgt/LigOQh0Q0ChhgotUci3ikJM7mpmX+xmBNM6elkze7iZXXTa5SeuereZ3dvMnkVYzgyKXAoBCLREQF6rp7oQdPVLtodC0Y8VQdESG/oCAQgclkAL+kvxiPHQKkO1dD6rkrvOvafm9irOcFAoSyhmKReXQlxaeEm2tGEIOSxZmdSBAASWIKDnjfIn6vn8d847611LNNxwG6FHWtjN95vZK8zsvWam//+r7o+fM7N/NrOvBZUl+P17w2OkaxCAAASmEriI89L6cRd6+F8XyOM6tS9cBwEI7JdAS/Z5dhYQtLKITlSYKy6V3eXMtebcU/N6kpk9NuGZ1ZKYpRG3tGEQtKasVK6BAARqCYT5UnStvLT+JBByatvrob7eS7cxswcFnX2L80p7VSMfWHrgSB8hAIHtEpDnrt4FSgmisqe8itudVUYGgf4ItGSfZ+khaGURdSlohUmG/QgVZtiamIWgRchh2Q6kFgS2ReBXzexJ7kQreWddx3knbWuUZx6N8sLIOPsl989/Y2anOO+0LY+bsUEAAhCoIfCTZvZMM5OX1h5Pvq1hRV0IQGAdAghaC3NtAegcb6mpOKbesycxC0ELQWvq/uA6CPRK4HvN7C+ciKUxPMTM7rSD3FnXMLPnuUmTkXZtM3tpr5NIvyEAAQisREC5tO7rPFp1C4lbv21mn17pfjQLAQhAICbQgv5SPCt4aJWhmioulbWerjXlnjoh5ZFm9mNBkzIcbmlmT43ykMzp25LXtrRhCDlccmZpCwIQSBEIvbP0fNbBHcofteWi3xp3d/9pnP/TzG6KgbblKWdsEIDADAK/6J6T342X1gyKXAoBCEwl0JJ9nh0DglYW0YkKU8SlspaHa9XeM3VyVOtilkbf0oZpSdBK9WVsTX3KzP7Whe/IC+J1Ns37S8+EHzSzk92hAjqJzB8q8A53jxeb2V+Z2WdHOrT0yaB/FJwGN3VvfYeZPdB96fRt/Fwm4er5zezWLifdxd1FN3TJvGWQPzrozEvM7DfN7BOVHby0mT3XHdWtSxWK9rvuR2zclObnv5iZRJErmZmu9T943+w8XjT/f5/YWyXdUm6nyzvvGc29H7PWl/IdvcH1VWFypYdKHGstyxPqcmYmr9VLulP1zh5AeJOZvc+t5Vea2cdKAM2s851m9lAzu4lrp1TYiRnKw0sh5F8Y6I++8GsP6z5ioHFrzyrB8CczY/hWM7uYmf2Cmem9orCX8COJkrZr/l/j2tT/DpO2p5r/HrdX5JWlovww/yOoeA4zu7pb05dxzxy9v95pZq93R9grRLF0zf1nt0ev7O6hZ+P1XML5kinU3tIJitpbvvh9H18/914119eug5Kx+jpTno817U+tqzX75KkXR9eNrYP4PuG7QftW61Pic7g+/TP3GS6Bd/x7JtXtuZzDpOG+/aH3Y7y2VD/3zgv7XLM2h6Zo6J3yAfd7Qvnz9P7T/y7hp/vUvlNyy6eGyaHeK9/nfgvocCeVx5vZrcxMB2VQIAABCKxNoCX7PDtWBK0sohMVasWlslbHa9Xc86fN7GHuh5ZvtQcxS31tacP0LGjFq0niw+3M7I0VPxIl3igZ6Y0KFrAEjns5j8DUD6wtCFopj0eh8YatjPynO6FE/6499yuVJxLpGXzXSKy7mZk9JjEH329mf+w8LnNT9OfuuaV5KilqWyENEklC0WfoWgmm9zAzCUE5MWOu8VG7lrWO72BmN44EiTEOmjsxu7+ZfbwE2MQ6sXipfkpkzRlyNUKGjG8d/X7bqI85QUvXSQCTgBsKWLmhvtB5XknwHhqHRHF5CUtcU5Fg9DIzk3H/O2Z2t4J1p3UgIaxkzc0xxOOQUD9+BK3cSljn78cUtP7aibo6yOBSmeEpP5zW8b9m6s0RtCRUa2/ruRGWFgUtPU9+q3BvayziJy9OnWqaK3PfKXH7JYLWod8r8W+DfzOza5qZRFQKBCAAgbUJtGSfZ8eKoJVFdKJCjbhU1mK+Vuk9f8p9+dZXQ19knMlIeFqBoZTvybo1WtowWxK0NGv64imjXp4UY+UsZvbrZna/6FTMkplXDhx9NfzfUeXeBS0JPPKC0Rf5uHjDNs5z4Z8VMjhyAoVvM/4KO+RBIEFAovXVSibF1ZGnlkSqj2auuYTL46T1X1P0nFGeD4lAQ55Cam8J46NkLet9pvl6wIR17MctDzR53snraOkSGyg1AmiNoHV9JzSH3kUay5igdUHnOSahaUqRcCqvQgm8qbUvrxJ5POk+Mszk7fIvbu3Iq7G0lK65qYKW5kiCskL3h/Z9/O9T7+Xbqbm+Zh2UMvX15ggttfeqqX9MQUvP+Pi06LG+6/l9C/chaajeHM4pz0HdpzVB60Jm9mAnXNfMtZ7z/92F2o29Q5d4p4T9GhO0jvle0Tj/Mvgws4fTcGvWC3UhAIH1CLRkn2dHiaCVRXSiQqm4VNZaWa2SeyoU5HEJz6xexCyRaGnDtCxoydBWSNuXE8tHBtHPuDCh2IiVO78Mxg8NLDs9A25gZo9IeLPIqJeHl8KyVLTeFIbkQxB9k6nTyiS8SGwdKvJ+umrwR4Uxvnak/ntc2FHZ7knXqjEkYiNKOY4kDH7J/V+Fq6n8mpk9O7jdy52Hm4z2khLmyVD9VIJwfemWF8/NowblGaNQF3kEnNfMruvCzMJqCm9TwvEhwSl1iISul3CgNScPBY35fGamvqY8d2S4yMtsKBQi3ldrreWhsWgdy3vo3Wb2VTP7JudV50OH4nnKhfOVzGuqTnzK36tdCOCHCxosFTIUuvcoM1MCdhUZiNpb+r+fcaFb/x7d75xOvFUYa1h8mOlbg/BXrQOFIfpQ1LD+WDhX2H/Vk2j43xLehtpjCjHU+tOzTIam5jUuuTVXIxKFbcsLQ+FtKXEXD62ChbpClfhZnHtXhF3QM1/PRb27VGpCDpV7VB8EFHrtS/ge0El0es/FHq250ztr3kPhWIY8B1WnJUEr9btUfdTzRO8TeRjpnaI9qhNP42dJlR+ZlAAAIABJREFUyQfZmndKvCS/xaVTCPf4mKB1zPfKD7jQaf3uUqn9fbHCdqRJCEBgJwRass+zyBG0sohOVCgRl8paKq+Vu2fqR0PuK3n53Q9Xs6UN07KgVWJkK1eFXPz14zYUtoZC2DTLqR9rCu2RQCExLM5Zox/j8uZSuGEobCkXkH78l4Zrxet7iRxZuVVbakjIcFDIn/fOkkCgULyUYBOHUtUk+ZawohALsfBFbJ8TDSQ26LTPFRZ2ehTu983OI0/il5//sf7IW0b5umLvTl0vYS3OtSRPviua2b0T4TcSzeQZJcEoLqViTHhd7VqOhRy1JeNV/VKIWir3krwvJKoql1Mo1K0V2hF/bVeIo0KH/l9u4Sa83IaeB6HAqnFIhNH4h4rWoBhpTn3RmlE4qbyUUnny9LtBxrzqxB6MQyGU4QmH8uaUuKi++jIUbqR7XcA9byS8h0Uh1VqnKU+OKYKW9o9CrhXWmCoIWgULdYUq8fOv5l1Rsw7GPMGGwmr1nFJo7x2jd+7Y+7D0PRSiHPMcVL1WBK2UOO7TE+idGj9P9E6Rh7C8mkPvUAnwmg99/EiVKe8U304N/2O/V+K+1nj1rrAVaRICENgRgZbs8yx2BK0sohMVcuJSWSt1tcbuKeNLPw7ir8hyjdePfL30eiktbZjeBS3NecooGzKcUz/WFKam0KEhjy6/rlJ52ySmKUl6Sbhdy4JWfLrQ2Cl0KVGqNCygxGMnFtfEf0w8Sv1Yl2Aj3qHYlMrFUhruoXBMhRmGoWK6Vgm/5c0Tl6nGR81ajj3llLRcoXfvKngQyqCSV4734tAl8nKVaLRkkSgq0c+XmnuUMIwTzpckEZZYpND0UNQs3cf/yQlK4ToYOtBgTCxQXjiFro6FrWpsqiOvGV/G5rhGyPDt6eAAhUXGHqj+7whaS+6G8raOLWjpg8adnYdRqtcSZX7D5eAr+ZBUI6j4+415DqpOC4JWShzXe0GemPo4Nva7QF5u94m8kCVy68NNSlQveR4OrbAa/i28V+L3hkIy9dGJAgEIQGBNAi3Z59lxImhlEZ2osHQ+oFxy3tQ9/Rd5nUCnMKKhXCdjX63LRnvYWi1tmC0IWpo9hfOFebOG1lv8Yy0XKhGvjDifR407fKuCVpwXSwauPNwUrjVU4rDBUg6/7E4l9O2mhLA4iXhJ20rq/4Sgs6kxyMPmmZGIUypkqOnzOO+uk4L7SOSSZ98XI1BzjI+StaxT+WQM6Ye/L6XJ1lVfhpjY/0FwvTx19F+JOFvyxDyryymjteSLT4xecn0Jw3itKITw+ZnGQ88pVS09ddE3G69hrU8Z97Gn5pCgVePZmVpzQ+JxraAlT5vTggMxFFomz7kwZx2CVslKXb7OMQWtF7nn/0cyw5L4LtFL69GXob1UI6iorVjYl9eSTmQNvSNbELRicbwkdDDEGu/vMe/ikufh0JSV8m/lvRI/Y/XRUF6Bn19+q9EiBCAAgf8g0JJ9np0WBK0sohMVWhG0lDdEibvHEkOXJE8uG/VharW0YbYiaMXjSAlasTeHZrtG0FD9VBslRnRqT9WEkUxdmSU/ZOMj0cfCNX0/4sTuJWGH8Y/loWvkLaI8I/LKVJ40GUk6cWtMaIkNwNT8x199a4UMjT0WRIfy08wxPkrWskRIPRPlaXUxl5tF4a8l3ll+DmNmJSG+NeswzoWikDvl9vH56XJt5RjGRm+J8Kl76uQ2iZLKYyMvEHl11XimxSd9Dq2BlKClNS+vPh0sUVqUe0sGnS8S4RWK+E9RA7WClp5b8i6Th436pcM0ruzCqH3TCFqls7RsvWMKWqkQ8KHRlZ56W/IeCu8Rew7qPS3vXgnuvrQgaMV7c8zDaohh3IY8kSQUKudWWHLPw7EVWMq/lfdKeKCGxjX00WDZXUdrEIDA3gm0ZJ9n5wJBK4voRIUWBC25bMu1PUyQK/FKnhj68R2GSZR+VSwb/bq1WtowWxG04i96qTCgUkM0N/sSDpRQ3pdUeFuqjRY9tFJfwmXE5o4R13NUApE8lEo5xLm3pghKKa7xSXqqE8+/jHadmBiGitWEv/n7xiKN/j0laM4xPkrWcm6Nlvx9bUFLp34pgf+FXWdqEsLrkhzDWIg9lKdu6XMkJWhNWfOpEMnUmqsRtM7lRDL/oUj7WDl99CzT880XBK2SnbR8nWMJWqWisB9xyqMnFR5WKqio3fhAEHnVak3qZGHlsPPl2IJWakxD+2VshcTizdBzMvc8HLtHDf+5q3mJ98rcjyFzx8D1EIDAPgm0ZJ9nZwBBK4voRIUWBK24p94TS+7nCq9RyE1YcqeblY18/VotbZgtCFqpE/G0fmWghaxjoUAiqASOT1dOeRwSVhKil9pTLXhoxV/Ca0QB5RR7gftyrvHlBIvYu6kmRG5siiSYSMAKT+aK2/5Rl1BefVZR8vCrm9nbKuc+ZcCl5nGq8VG6liu7nay+hOEx1o+YQe1+G2MY50PTO6FEiF2C2xxBK/VcyvUpZYwqibvEp7CUClr6DXQb5/Wo631eLiWul3cIgtZwYu7cXC3192MJWqUfZ8JxxuHeqfyVNYJK7DnoPRpLPwjF+0B9HTvRL56z0n0Uiy7yclRItT8NuHQtKD/jU51X8ti7aeo7RW3W8C/t91C9Jd4ryqOpd3oYmVEzh3PHwPUQgMA+CbRkn2dnAEEri+hEhRaSwoc9jRNt6keAwkTCnAq1+QvKSCxfq6UN07ugJc8bGXdy0fdlKFl37FklI/glZvblyilWTjd9LfYlJ+T4eqU/yCu7M1p96IesTnVUOJ/yP/ncdEqOL0YfLexAyutpKEdSnKdrqqDkuybPMiXovqzL4RKKWSlxIxbfdJS68h5prdSWeB2lQvWmGB81a7m2z77+95jZT7kj3K8TnXS4dMjhXMMmxVBCpTjJQ1dr14fLydtOid6Xyv8V85WQ+SNmpqPkFZKlHHK+1IQcloYnx/dXrrPwVMaUaFBqiOsgALHye8aL2N+OoHUCewuG87EELe0rhc3VlJIQ6VJBJeU56HMUlr4/DyVoxZ5VeqdJhNEJhzVFbBSKHR7QkXqPTnmn+H6U8q/pd1h36fdKqr868OTpUzvIdRCAAAQKCLRkn2e7i6CVRXSiQkuC1tCpMakTmmpO+iojsXytljZMy4LWmOAkA1PzL6MsPqFr6ES8pb0OcwZtvHJKf5AvueJSPwxT7ctAVv9qf4zH+T+GvvDHYVNDJ8ONjb1kLMovpBMrY8+rEqOrlHuJUBPfb+m1PNZX7Q194ZZXmk71lIA1tFfCdloXtFJjfr875VY50+aKWQpvl2Gm54k+mIibjFY9Y5Rva6gMCVrXc16B4XVTxZKSNVciaMWebWGofk0IVUo0KN0/qXpDDFU39Y4au5c8ZBQyLdFaIXRaI18buGBtQ38qk2MJWkrv8NrKTpeEzJVwjj0HtSaUK06/6VK/SY8dcli7LmuwpkIXjy1oHfK9UvMsquFKXQhAAAJjBFqyz7MzhaCVRZT88bC0sZPqRUpwGDsCWXOpBNaPjBqrOUWqjMaytVraMC0LWrXUJcbczcx05PhXEhcjaKWJPs7lJsnlzUpdHZ8cOOT5FBtoJYnn4/vlBC2dgiVPnecmxI01Ba1UAvq5xk5uLcdsJFzpK7/Cc8KcgzV7aOlnfIkn21j/cgz1brijO9UwPmWydNxaU/K6OsV5XZ299MKgXunBALVJ8cOulBx6UCJoXdHMnuzChOXRrJBreWaq1BiRLQta8RS+zj3fXpkQtkqElglLYvYlxxK0pgiuJSG4JZyHPAf976XSD0KH8tDKPZ/mLIJWBK1jvVdSof1T8pPNmQOuhQAE9kegJfs8Sx9BK4uoGUFLBsstXFjY0Nf3+OhxPzqFoCnRbUrYKCOwXq2WNsyWBC3NmIyXPzYzHSgQc0bQOmNNK6G9QjsUNqWQLRXtNSXzlRhc4+kShxKqrTisKjZmxrwxxnZdTtDStTLSdYy8cgGFe39NQSvlbbaEsTO2lj0n5dzSCWAScmvEGHmtfNid9ufbWlrQmuvlm/JyU6jsr0ShkuKvUMSPVzyy5Y0lcUdhfDr1sLRIaHyHmf1EkDuuVNCauu7Vt1jgSK25nKAlrz3NsUJNVST862CHz7n/vVVBy8/taS5MVc8IX0qEltK1sWS9vQlaY56DniuCltnrg0VW87yuXectvFfi+UbQWvIJQ1sQgECKQEv2eXaGELSyiE5UmGuMlN3lzLWm3jP+sqdWpxyPPqXPU65pacNsTdDSfMjoVNiZ8i2ErEt/EE+Z05JrjnH/sR+yP2xmDwkSr07NQRcne4+PHY+9uHRPhYXWetV8kzsxT7mzVGSgKyxMyd1jUUIiz6OD+V9T0CrJoVWyPlJ1htay6iosTqJ9eHJjqg0JMBKw3upCMeUppHaVQ0zeOr7UGEgl41naQ8v3T+FjMm60zrwgW5P/TfnX5MknMctfnxqPRN73OgFLIazi+EGXS0vPFp+Dakioij1XlHRdHnTvKoEX1SlhOSZo6XePRBIJYSqpPINzBK3a/EFx3qCakMNc+O4lXD4i8Y9LfHBMraE/YeomXdKToBXnJ0x5rOY4j3kOeoCl789jeWilxj1p8gcuOlTIYQvvFeXz07vtlgELBK0lVxNtQQACKQIt2efZGULQyiI6UWGquFTWerrW1HtqTpVrQZ4noYGifDoKJfE5GOb0bclrW9owLQtaOQPbJwaXmCGBRKFDvqRyqZUkVl5ynuO2Sn+QL9mHnCEhMVghh5dxN5WhK2NKRmNpUc4hndJ0OXeB9p324z+5/x3n2VJS7eeUNl5QL5VMPTaQl0wKL6+WBwT9SiXorjU+atey6ssLVd5oYZFYJZFKeXAkoOgEz6H8QSV5mQrwD1aZ2/4YQ40/Pum29JTb0Hj2nZfAp0TpLzSz95iZwle/NDCykhArXRqfXqZ/mxLSpffb3d1/vkuxaKx/HxO0zu/WhZiq6FmkU4JDL8Y5glat91nOmyxEX7uXdK2YKW/fvdyzyLcn0V4HybzC/UPu+Thn/c+59liC1pTE2yWn/o5xznkOeo6l789DCVo6VOWlwW9Oid7i9w9zJn7k2in7wDdXus5bea/UPItWwk2zEIDADgm0ZJ9n8SNoZRH9xw/eewRVc+JCWavjtaYKWmpVLtL3jb7o6N9lbErs8GEVS/RzbhstbZieBa1wHs7pwmkU7uaLjP0/MbOvun+IkzTrhEN5t3xi7oQWXl/6g7ywuaJqJT9k9SNceei8GFybg06eU2ItwdAXH3aofSmh4SbuD6UnQhYNLqgUG0X6U5inKxbdph6xnvpyrFM2lQw/LHOMj5K1HHu96d6pkKoxjnMFp9wcxfut9h2SYxifdKs5lWfe6SMdi9ejqkq8lQeUvLFKSqmgdVYze7Bbh77dKafIKVG9vA3l3eWLwoMlaoVlSCT6x0j8TJ0CqnZqjMgaQSrFtOb63DoYm7PUXgrFwJLnY8maWLrOsQSt1LrKjS32HkyJrUOclXMx5zno71/6/jyUoKVDN/Ss0ccSFT1/FA5d8zEox3apd0rpOm/lvZLq7xSxtYYvdSEAAQi0ZJ9nZwNBK4voRIU54lLZHb6x1tx7XtCFVHhvE38Hfyx5TW6gqWMoua6lDbMVQUvc49A3neAlwUpeKiqxl47CZK5pZm8umbSgju6jnEXyZnq7M4R1r1wIXekP8srujFYv+SGbykNXu2eUj0tCmBfFvFEjL4kwPCsWGZcc643M7AlBg+GJi+rXw6LwPIWdSWSpKT9gZk+JvAHjnGFqb44RXrKWYyNSOeO01j9UOJiU10+t4JS71dwwzxKGOt7+WcG6GxJrfF/jE9mmhKbHHilj3kmxN1/K2M9xTPU5ZTgPiURa+2LkT4PVOtEajt9DWxS0xDYWh8L3QsnzMTc/a/z9WILW483sVhUfAEvXzBBnPa/kUTrmOej5lr4/DyVopYRmeY1qj9f81tQ78rHOW1JhzTqc5dlm9tFoYZU8D4fWYuk6b+W9MncO19iTtAkBCGyfQEv2eZY2glYW0YkKc8WlsrucudYS95RxqTwhYeihhAd9GX/NlE6tcE1LG2ZLgtaFzOwZLs+Spi0OAZAXz2NcyImfVuXRUThP6eEBKfGn1Egt/UG+5JIr/SErI11fm8/tbl4bQvR9bt9dxV3vPbFOCvI0xeE+qXHqdCMl3JYordCwf3HiYU4sTBmusUATiwvPN7Obu/CyUuaxoVmaELxWLBpbyymPuNI16MeZ2gu1fcwxi8cwdALmUDslBlxqfctjTt663jMzbP+XXZiQ/7faPun3g9aR8rv4MrZXLu1O3Zy6r1L3e7mZSbyVIB+WlKAlz0gJtzJUVZ7p/n8v8ofXl4oTuqbGwyo1vzXXl6yDsbU4JqyWPh9za33pvx9L0FKovg4NKPVWjD16hq5PcdZprJobvYNVcmJ06ftzrhhSujZTe3PKh4X4pO6hZ9KcfVCyzlt6r8Qe1bW/R5bej7QHAQjsg0BL9nmWOIJWFtGJCkuIS2V3+nqtJe6pHAAKM5NRE5aapMG1/a6t39KG2ZKgFee0iMPbtPdvY2YPCiasVuyMw/Mk0ihflL7650rpD/JcOzV/L/khq/biU6b0bzViX/zjXlzk/XayEwDUnjy4lE8rZUz7McXhXKlcaEPjj78uhx5auiYVThEnjx9jex4n2kmk82Uowf0c40Ntj63l1JHmqTxeQ2PRXMVGlOouLWjFOaRqk6KXMrxk5IE0tmauYWZ6F/hSm/dG3lISfpV7zpcxYysV4lizr1IHngx5T6YMcXl63NF94JEApsTKrxxYGFsVtOI5x0Pr6wsgFs70F4m1dy3wOE69M4aeh6m19fsuRUTOc9D3tvT9eShBS/2Knz36t5oTtlNRBRLjNdY4h1/p8zC1vUt+B7T0Xom9UiXi6xCTmpNsa34nURcCEICACLRkn2dnBEEri+hEhSXEpbI7fb3WUvc8l8s5crWoA6U/1Gr7XVu/pQ2zFUEr9bU0dbR9nBxZc6ck5joVUcbtWNGJesplE4a0jnk8xG2V/iCvXU9j9Ut+yPrrY2M9dRLa2L1ib5T7OW8577VVEo6REgBK8uCl9nwcUpgywMZOEQzHmjr5aSyB/hzjo2QtxwccSFSRsJo7AOMsLnGx8m2dPZpMre3bmtnnF1qAqXxjqfDModuVMkx9xBh61sdCoe49FIIX90uCqEQ/Hx7l/65E/Nc1s/cNDCT2fpTYq9O7dJDCUMJ+NZXK/zTmAZIy5MMu5d5/WxS0dCKqRJbwJFByaH19VaQELa1PeSEqfHvIczl1UqgEU33w0YEUcUmtrbBOyXu09P15SEEr9U4p4aexK4rgT83sFgGIsXdu6fMw9Rgq/R3QynslFqFrPtgs9PqiGQhAYIcEWrLPs/gRtLKITlRYSlwqu9sZtZa8p9zZ9YPMf/1T+/qhISNXp1nV5DioGUNJ3ZY2zBYELf1Y08l5OtEqnO8hASX2stKc6YekDkFQvqf4AAH9aFX7f2Rm4VHwtd5dpT/IS9ZQaZ3SH7JqLyUM1HjtpPJU+X7K2Ll6gWio+qmwYe1ZeV0qv0hcJGbpq3ZotA6FvqS+iOu5oB/MMvjjL8ASgHQynbxqYiFj7Ev8VOOjdC3HOcvERCduySBRHpb4GaNxKJRT3joKV0uVNY6dj73mUgn0h9ZyDcNYjB0yrhX690Qz+6XgptrHyoknozoV2noOF7Ku+Y5FQN/M2OmFqZPDtOYk+Cpp/GcTAH7YzP4sCo/OeViNCVolgueWBC0xv7h7ZstL1Je5pxymGNU8I0uf28cKOQw5DT0TJe7roJ3fiwYz5nk4Jmjl1rW/Ten785CClvo2lLtVwqm8wRU2HxbZIFqbiiQI16bqrPFOUbulvwNaea/EwtqUfJele416EIAABDyBluzz7KwgaGURnaiwpLhUdsdl75k61l39KPlhX9rfqfVa2jApQWvquGquSxkBcV+UU0MnEX55oGH9cJXL/0UThqa8riRwKMwpLkNrQ/XksaMj3d/pcvBIILtqJJSpngwjhUzodMBUrp5Ul0t/kNdwzNUt/SHr24lD/mqTZiukUJ4+cUl5yw31fejEUs2NwoW0Jj7sTjZVcmx5JsVCgwyuBwzMTUrs9nOqNaccJgr3OJ+Z6Qd+KGL6Pue8xtZey6lcbr5vbzKz15nZJ90/KJfVZRPjEEetbx8+t0ZYR3wQQ806qBG0lP9Fc+7z8WjoEq5uHQlGQ+GWqv9+M3tj4Gml58vlXfhnuFbf4kTvXwj+UWsq5Zniq8jbSl5xyk8UFolpLzazl7lQXOU2u7KrF65p7UMdqCAjechrZkzQKjnkoRdBa+y9MPZOEHeduKp18gU3CbXPx60LWh9z4ofPQRq+D4XsUu6ZGOYo1b/nUjqMCVo5z0G/X0rfn6l9oHn/YO5lGawJeVz656IENz23xELilMJ443DAoXeKmlTu1te73wziJjE9PrhI9fQBVh/h/HM77m7N8zC+tnSdt/BeiU+HrfkYVjjFVIMABCCQJNCSfZ6dIgStLKITFXoXtDSGVMiG/l25fOQ5cKx4/JY2TMuCVtlK/cZaJWFkqZCJ0vvJuJSnySMqksmn9pQ8vmSkrllKf8j6PqTyjNUkT0/lqVLbytmkhPylZUgAKLleXi/KARN72oXXKvRMoUgy0GqK5l7t3yfT/lL7amwtS2gT09hzLDcetam1J8NM4qMPzc6FzuXaTf09PiygJgl7rQGXCidWziid6BcWCaanuvDK2jHpNDKtrVMi8UyHjkhAGytT13SJmKX7Dglapfu3F0Grds58fXngSeAMT4+rfT5uXdCSl7M8BvX7LxathrhL7JEQM/Z7akjQqkn2PUfQmrpm4uvGvPH00eDh7gNb7f1KGNY+D8M+1KzzY79X4oTwJbk3a3lTHwIQgECKQEv2eXaGELSyiE5U2IKgpXHoR4AMmjAUTf9ek7izjFh5rZY2zFKGd/noz6hZ4qFV26bqyzNFcytPi1xYqXf9V7jRtQpv9kJ3KmIqrCvXROkP8lw7NX+v+SHr200lPy9Nnp66X43REo5NwoPuq/kZCvUK68vbRTlJJDqUnIqo0Bl5riicoaR9zb08gOQBlVtbS+yrkrV8XhdqOxRGGPKRMCIvAHlEKHQzlQQ4JQDVrLe4biofWGkerVoDLuV9NZRzSutU8166thSOqbUlbwvlvYpzvJSGndWuaXmDSTxXIvexfFvinhK0NOfyVA0T4Q/N51YFLQm4D3MhnuIRltrn49YFLQndEnt/zT1XUt6pnp88GhWmL2E897wdErRKPAf9/Urfn7lccnOeZ7l9XvtOqWFY+zycs86P+V6Jn60luTfnzCnXQgACEPAEWrLPs7OCoJVFdKLCVgStlMeJxleat6GMVl2tljbMEoZ33ejPqL2UoCURQ0eMS2RQCJWEpqGQnKF+Kr+QvDv0Q0qhAwo18D/kffsyZF/gwpJyhuXQfUp/kE/hWWOkjuX7UTspYSB3pHp4fxlDMnJ8GTr5qnScCsNSmIZCPxU+J+8qXzTvSsb9LCdmpvIR5e6jHElXdKFeCl9VfhMVzb3EOIkiEjRkfJTO/ZR9NXUt+/xYEmV1X3mdeYFO+0FjUP8liiikaGyuUmF6OX65v8dhh/Hpk0PXTzHgUmLsmNGsuVduN60vzXu478fm/gIuF6MPHao5jVPjVWiPQgu1psM1p79pTb/diVASNX14XI5zypDPGeBhm1sRtCRaKWT8H0fWvR83gpbZk4NFEHoNaz0pd6R/rshjy4fl6nmrU4THvGBza6vUc9C3U/r+PKag5fs69M7ya1PPZXkeKTVC6f6e8jycus513THeKwodl9e6cmipDOXCzD0L+TsEIACBKQRass+z/UfQyiKiwsoEutowC7GIczPVGFoLdYFmDkQgFrRkFD3nQPfmNu0RiE+urAk7bG809AgCZxDwidt7fpfNST6/l3UQMup5rnuYrx9wERU+P+Hcj2E9jJk+QgAC7RDoyj5H0Gpn4ey1J11tmIUmCUFrIZCNN6MTIXXi4G1cP/UVXwaBkrhT9ksgPj0LkXO/a2ErI/ceQz2LHAha+dWIoJVntFSN8GNYfCLpUvegHQhAAAJDBLqyzxG0WMjHJtDVhlkIFoLWQiAbbyZOCq/wAR1PXnoSZOPDo3sTCSgER4a/P+Xv8WZ2q4qQpYm35TIIrEJA4XfKy6X8ZMpxpjDaHguCVn7WELTyjJaoEXvyrhH+vkQ/aQMCENguga7scwSt7S7EXkbW1YZZCCqC1kIgG24mTgCuPHXXNLM3N9xnunY4AkoGr9O8JAawNg7HnTstT0A595R76rtcjqlXLH+Lg7SIoJXHjKCVZ7REjUub2XPN7NxmJu+sa5vZS5domDYgAAEIFBLoyj5H0CqcVaqtRqCrDbMQBQSthUA23IyS6T/OzHyibLxwGp6sI3RNidBPMzN/IqNOjLz7hEMcjtB1bgmBEwSUKFvhs/dzyfx79yJB0MovbAStPKO5Nb7ZeXLL21Gl9301lwfXQwACxyHQlX2OoHWcRcJdv06gqw2z0MQhaC0EsoFmlCdLJ0l9wsy+ZGbfamZK4novd8KeuqgvrArHeV4D/aUL7RC4gpmd7r7C154M2M4o6MleCYSirE5+vak7+a9XHgha+ZlD0MozmlvjIu69oI9iOu1XzLW/KBCAAAQOSaAr+xxB65BLg3ulCHS1YRaaQgSthUA20MxZzezBZnazkb7whbWBiWqwC/GXeLy0GpwkujRK4GfN7PpmdqqZfaRzVgha+QlE0MozmlODd8IcelwLAQgsSaAr+xxBa8mpp60pBLraMFMGmLgGQWshkA00I4+s+5jZ7Qf68jdmdoqZyQOHAoGYwHlcLq2T3Nd45Up5K5ggAIGDE0DQOjhybhgRuKSZPcvMfsjMXuU8uz8EJQhAAAJHINDBHa8UAAAgAElEQVSVfY6gdYQVwi3PRKCrDbPQ3CFoLQSykWb8kfVxd/7WzG5hZm9spJ90o00CV3JGjBLE6/RDiaNfaLOr9AoCmyWAoLXZqe1iYDrZ8IFmdnN3UMgNzeyVXfScTkIAAlsk0JV9jqC1xSXY15i62jALoUXQWghkI81czsxu5xIkn93M5JX1TJfM9eON9JFutEtAYSZ3cJ5+5Ftrd57o2bYJIGhte35bH1148u2dzez+HBLS+pTRPwhsmkBX9jmC1qbXYheD62rDdEGUTkIAAhCAAAQgAAEIQAACEIAABOoJdGWfI2jVTzBXLEugqw2z7NBpDQIQgAAEIAABCEAAAhCAAAQg0AyBruxzBK1m1s1uO9LVhtntLDFwCEAAAhCAAAQgAAEIQAACENg6ga7scwStrS/H9sfX1YZpHyc9hAAEIAABCEAAAhCAAAQgAAEITCLQlX2OoDVpjrloQQJdbZgFx01TEIAABCAAAQhAAAIQgAAEIACBlgh0ZZ8jaLW0dPbZl642zD6niFFDAAIQgAAEIAABCEAAAhCAwA4IdGWfI2jtYEU2PsSuNkzjLOkeBCAAAQhAAAIQgAAEIAABCEBgKoGu7HMEranTzHVLEehqwyw1aNqBAAQgAAEIQAACEIAABCAAAQg0RqAr+xxBq7HVs8PudLVhdjg/DBkCEIAABCAAAQhAAAIQgAAE9kGgK/scQWsfi7LlUXa1YVoGSd8gAAEIQAACEIAABCAAAQhAAAIzCHRlnyNozZhpLl2EQFcbZpER0wgEIAABCEAAAhCAAAQgAAEIQKA9Al3Z5wha7S2gvfWoqw2zt8lhvBCAAAQgAAEIQAACEIAABCCwGwJd2ecIWrtZl80OtKsN0yxFOgYBCEAAAhCAAAQgAAEIQAACEJhHoCv7HEFr3mRz9XwCXW2Y+cOlBQhAAAIQgAAEIAABCEAAAhCAQJMEurLPEbSaXEO76lRXG2ZXM8NgIQABCEAAAhCAAAQgAAEIQGBPBLqyzxG09rQ02xxrVxumTYT0CgIQgAAEIAABCEAAAhCAAAQgMJtAV/Y5gtbs+aaBmQS62jAzx8rlEIAABCAAAQhAAAIQgAAEIACBVgl0ZZ8jaLW6jPbTr642zH6mhZFCAAIQgAAEIAABCEAAAhCAwM4IdGWfI2jtbHU2ONyuNkyD/OgSBCAAAQhAAAIQgAAEIAABCEBgCQJd2ecIWktMOW3MIdDVhpkzUK6FAAQgAAEIQAACEIAABCAAAQg0TKAr+xxBq+GVtJOudbVhdjInDBMCEIAABCAAAQhAAAIQgAAE9kegK/scQWt/C7S1EXe1YVqDR38gAAEIQAACEIAABCAAAQhAAAILEejKPkfQWmjWaWYyga42zORRciEEIAABCEAAAhCAAAQgAAEIQKBtAl3Z5whabS+mPfSuqw2zhwlhjBCAAAQgAAEIQAACEIAABCCwSwJd2ecIWrtco00NuqsN0xQ5OgMBCEAAAhCAAAQgAAEIQAACEFiOQFf2OYLWchNPS9MIdLVhpg2RqyAAAQhAAAIQgAAEIAABCEAAAs0T6Mo+R9Bqfj1tvoNdbZjNzwYDhAAEIAABCEAAAhCAAAQgAIG9EujKPkfQ2usybWfcXW2YdrDREwhAAAIQgAAEIAABCEAAAhCAwKIEurLPEbQWnXsam0Cgqw0zYXxcAgEIQAACEIAABCAAAQhAAAIQ6IFAV/Y5glYPS2rbfexqw2x7KhgdBCAAAQhAAAIQgAAEIAABCOyYQFf2OYLWjldqI0PvasM0woxuQAACEIAABCAAAQhAAAIQgAAElibQlX2OoLX09NNeLYGuNkzt4KgPAQhAAAIQgAAEIAABCEAAAhDohEBX9jmCVierasPd7GrDbHgeGBoEIAABCEAAAhCAAAQgAAEI7JtAV/Y5gta+F2sLo+9qw7QAjD5AAAIQgAAEIAABCEAAAhCAAARWINCVfY6gtcIKoMkqAl1tmKqRURkCEIAABCAAAQhAAAIQgAAEINAPga7scwStfhbWVnva1YbZ6iQwLghAAAIQgAAEIAABCEAAAhDYPYGu7HMErd2v16MD6GrDHJ0WHYAABCAAAQhAAAIQgAAEIAABCKxDoCv7HEFrnUVAq+UEutow5cOiJgQgAAEIQAACEIAABCAAAQhAoCsCXdnnCFpdra1NdrarDbPJGWBQEIAABCAAAQhAAAIQgAAEIAABs67scwQtluyxCXS1YY4Ni/tDAAIQgAAEIAABCEAAAhCAAARWItCVfY6gtdIqoNliAl1tmOJRURECEIAABCAAAQhAAAIQgAAEINAXga7scwStvhbXFnvb1YbZ4gQwJghAAAIQgAAEIAABCEAAAhCAgBFyuPgiQPBYHGlTDTK/TU0HnYEABCAAAQhAAAIQgAAEIACBnRLoyj7HQ2unq7ShYXe1YRriRlcgAAEIQAACEIAABCAAAQhAAAJLEujKPkfQWnLqaWsKga42zJQBcg0EIAABCEAAAhCAAAQgAAEIQKADAl3Z5whaHayojXexqw2z8blgeBCAAAQgAAEIQAACEIAABCCwXwJd2ecIWvtdqK2MvKsN0wo0+gEBCEAAAhCAAAQgAAEIQAACEFiYQFf2OYLWwrNPc9UEutow1aPjAghAAAIQgAAEIAABCEAAAhCAQB8EurLPEbT6WFRb7mVXG2bLE8HYIAABCEAAAhCAAAQgAAEIQGDXBLqyzxG0dr1Wmxh8VxumCWJ0AgIQgAAEIAABCEAAAhCAAAQgsDyBruxzBK3lFwAt1hHoasPUDY3aEIAABCAAAQhAAAIQgAAEIACBbgh0ZZ8jaHWzrjbb0a42zGZngYFBAAIQgAAEIAABCEAAAhCAwN4JdGWfI2jtfbkef/xdbZjj46IHEIAABCAAAQhAAAIQgAAEIACBVQh0ZZ8jaK2yBmi0gkBXG6ZiXFSFAAQgAAEIQAACEIAABCAAAQj0RKAr+xxBq6eltc2+drVhtjkFjAoCEIAABCAAAQhAAAIQgAAEIGBd2ecIWqzYYxPoasMcGxb3hwAEIAABCEAAAhCAAAQgAAEIrESgK/scQWulVUCzxQS62jDFo6IiBCAAAQhAAAIQgAAEIAABCECgLwJd2ecIWn0tri32tqsNs8UJYEwQgAAEIAABCEAAAhCAAAQgAAEzQg6XXgUIHksTbas95ret+aA3EIAABCAAAQhAAAIQgAAEILBPAl3Z53ho7XORtjTqrjZMS+DoCwQgAAEIQAACEIAABCAAAQhAYEECXdnnCFoLzjxNTSLQ1YaZNEIuggAEIAABCEAAAhCAAAQgAAEItE+gK/scQav9BbX1Hna1YbY+GYwPAhCAAAQgAAEIQAACEIAABHZLoCv7HEFrt+u0mYF3tWGaoUZHIAABCEAAAhCAAAQgAAEIQAACyxLoyj5H0Fp28mmtnkBXG6Z+eFwBAQhAAAIQgAAEIAABCEAAAhDogkBX9jmCVhdratOd7GrDbHomGBwEIAABCEAAAhCAAAQgAAEI7JlAV/Y5gtael2obY+9qw7SBjF5AAAIQgAAEIAABCEAAAhCAAAQWJ9CVfY6gtfj802Alga42TOXYqA4BCEAAAhCAAAQgAAEIQAACEOiFQFf2OYJWL8tqu/3sasNsdxoYGQQgAAEIQAACEIAABCAAAQjsnEBX9jmC1s5XawPD72rDNMCLLkAAAhCAAAQgAAEIQAACEIAABNYg0JV9jqC1xhKgzRoCXW2YmoFRFwIQgAAEIAABCEAAAhCAAAQg0BGBruxzBK2OVtZGu9rVhtnoHDAsCEAAAhCAAAQgAAEIQAACEIBAV/Y5ghYL9tgEutowx4bF/SEAAQhAAAIQgAAEIAABCEAAAisR6Mo+R9BaaRXQbDGBrjZM8aioCAEIQAACEIAABCAAAQhAAAIQ6ItAV/Y5glZfi2uLve1qw2xxAhgTBCAAAQhAAAIQgAAEIAABCEDAzLqyzxG0WLPHJtDVhjk2LO4PAQhAAAIQgAAEIAABCEAAAhBYiUBX9jmC1kqrgGaLCbS0YX7MzJ5uZhd1vf8LM7u9mX2heDTpihc0syeZ2WWCPy/V9syucTkEILBhAt9hZg80s98+0Bh/zszeMOFe5zCznzGzK5vZj7tn8NldOx8ws/ea2VvM7NXu/35uwj2WvuQ7zey+ZnZLM1Mfr21mb136JrQHgREC329m+i1xLTP7GzM7xcz+DmIQgAAEIACBmQRass+zQ0HQyiKiwsoEWtowawhaMihl9Nwq4oigtfLConkIQMBaFrS+2cx+3sxuZ2YnV8zVp5xIp2foxyuuW7KqfjvdwMweYWbfbWb3NrO7m9lXlrwJbUGggMCVzOxZbh3+uZndycxaEHwLuk4VCEAAAhBolEBL9nkWEYJWFhEVVibQ0oZZQ9C6vpk90v3YDFEiaK28sGgeAhBoUtDS746Lm9mfVApZ8XS+38zuZmbPMbOvHXiu5UX2NOdJ9rdmdj0zU38oEDg0gVi0/k0ze0oi/8mh+8X9IAABCECgXwIt2edZighaWURUWJlASxtmaUErFWrocSJorbywaB4CEGhO0JJX1n81sweYmQ8pjKfp/5rZO4NQb4VVSQBLFdW9l5k92My+eKD5Vqihwjhv7u4nD7OHICAciD63SRG4pPPS+iEzk8Aq70FCD1krEIAABCAwlUBL9nl2DAhaWURUWJlASxtmSUHr28zsVDO7wwA/BK2VFxbNQwAC1QQkNj05uOqvnAD1yeqWvvECiVl6Ht4n0dbrzOxRZvYyM/toQhySF8qlXHii8gXF5c5mdv8DhfyFXrevMjN5xHxoAT40AYGpBLS35PF4F9fAQ13o4dz8n1P7w3UQgAAEINA3gZbs8yxJBK0sIiqsTKClDbOkoPWrLhG88qukCoLWyguL5iEAgWoCawlacc4p3zElU1fY4DMLPazOYma/bmb3MzN5o/giTy0JS8+rHnHdBedxz/WT3GU3M7PH1DVBbQisQuAiZna6O1RB+0GHFLx0lTvRKAQgAAEIbJ1AS/Z5ljWCVhYRFVYm0NKGWUrQOr/zcvjZEXYIWisvLJqHAASqCawlaOlZqLw+oQilU9l+18zeVt3LM5LJPyFqb21vKf1euo2ZPcj19+VmdiMz+7cJ/ecSCCxN4JvcwQR/6BqWSKzTTT+99I1oDwIQgAAENk+gJfs8CxtBK4uICisTaGnDLCFoDYUaPt0lDvY4EbRWXlg0DwEIVBNYQ9D6XjPT8+46QW+U3+emZvbG6h6ecYF+u8g7SgduhGXNfFbxhwqFTyqXVvwOmzgkLoPAbAKXNrPnmtm5zexQXouzO00DEIAABCDQHIGW7PMsHAStLCIqrEygpQ2zhKCVCjVUbphnm9lLApYIWisvLJqHAASqCawhaP2ae/6FnVniJLZzuLxb1wgaXstrKvbOkiAnge691YS5AALrEdCBBcqfdRN3C7y01mNNyxCAAAS2TKAl+zzLGUEri4gKKxNoacPMFbTi/CpC508c0oler58gaGmP/hczk1B2JTPTF1jl5dLX1ze7HBnKG/P3BZ4CCvsJ+1A6tbnE0Gczs8u7nB0XDU4k+5SZvcXM3uC+GssI/MrITRUqcY/SThXU+yMzu2em3lJ9D2/zn1141ZUL+uirvMnM/tnMZJC/wMw+VnBtLD6UjNc3q3Gf5kKm/L/F8xzvh4IujVbRXriemb1/pJbW+w+a2clmdhUz03ryYWrvcPvpxWamvn62okNT1/7QLX7Orev47/F9ehOulxa0YgNbvP6n885aIhRKXl6PDiZBz0UljX9FxdooqSqPlyea2S+5yjrV8E6Feb/i9pXAW6c2an1rvSjZvd4P/nRHPaNfZGYKyUw9L5UgX55hCidbqtzQPbN8e/E6CNe75vTqjvNl3P4M30fPMDPlRpvquSY+euf9opldzsz0HApPuVTbEhL1zNRHIj0Xxt4rfkzxc7nkeTT2XK+5Xs+1c5rZL7h35YXN7GLuXa57+Ll/t5np+aZDEmqeb2E/w7lbaz8ste5oBwIQgAAE2iTQkn2eJYSglUVEhZUJtLRh5gha8SlDHpv3RNAP81pBS8fV/7GZ3bJgDv7czCQISUQaKlON+iFBS/2TUXV7Z5Dluqkf6RKsXmlmX0tUPqSgtXTfxwyfHJf475pDiVMy1L84cvEcQSvlSXhsQUshXTqpS3mJckWM7uVCzj6Xq+yEgyli7lDTCFoF0M3sp51AK0HIl99xIYhlLYzXuoATZt9lZq92+bi0NqaKKUN3i73MlJj+OZUDUEL7K7q9rQ8AuaLnpU5vVFhmOJ5jCVp/bWaXdTnEJMKNFYl/Svb/r7lBBn9XuL6E7N93Il/ppfpootP9ht4rvp1jCFr6ja1k7RrTDUoH5N7jNc+3sOn4d8wc8bWiy1SFAAQgAIENEWjJPs9iRdDKIqLCygRa2jBzBC15Tz0r+OIqbPpRf2v3pbXWc0NeKQ8zs6tV8JenlgQmHXufKksKWpcwM/1QHkt8n+qDvhjf18zub2bxkeKHErTW6Hs41ikeWilWMmbFacj7YKqglfIk1P2PJWgNnVxXsvR1itetzOx/ZypPXftDzSJolczOGc+jRwRVNU86fU0CVC8lFpBqPHP8GOVVe6p7H9SMW89LfTBQAnz/HDiWoCXB6bFRIv6xsYjTLQrzpOkDg551+gA0pYiTvHHluTb0vDy0oKWPXBJv7x39LqgZn0IG9Rti6J2eaiteH4TH1hCnLgQgAAEIiEBL9nl2RhC0soiosDKBljbMVEErJRDoR+T1A8OtRtBSSId+mN88Yv9CM1M4h756n9fMruu+aIfVlD9DoTCxWKQ6cR8UCqiQjS9n5vgz7tTGf3f1UieM6U8yKtSmvuR/yczO58JGxDUuDzazu5pZ6F0j8e6nRvpyBTO7avB3hWa8dqT+e1zoTlhlrb6H94gNJ52C9qQB77lvNbNLRqF1vq3c0etTBK04F1DY71jQOpdbwzJkU0VhUjJAvffN2Dh1vbzNdKz8R4LG1B95Lkj0kNEfFoUmyjvlfe4ff9yF7IQn5elPCs06xcy054ZKvPZVV3sptU/iNr4lCA/zf0PQyjw0zOzbnUgRepgqlE5rZolww3wPlqnxk2YmYUHrT0V7Waczan+WFD3PJeKnPG0VLqcw40+69a91pWdUWHSf33J7R/+uZ4Y8xPR8TZXUen2ymel5OFRe40L4/N/jZ4v6LnFSIcC+KKxT1+lZL0Z6fuuZEJaSvTnEx4fhKbRQfFT0bJV3288kBqLnj965Q++EQwpaY881Hzrtn2uaT6USkBd3zE/DlPeZ1s9XSxabqxMLyTpA4TEV11MVAhCAAAT2TaAl+zw7EwhaWURUWJlASxtmiqA1FGooA0QhY358NYJWbEwohEZfaSUGhKF6uveNnfjlxYCxnBk1fRia9gs6g065U3zRPSXAyWPLGx7+bz7MRl+p4zAVCW8PqPihHntw1eSMUn8O1fcphpPmUuFIMlxCo/HxzgMpFVY3RdBS+IvWkTfOw3nO5UqL10S8X6Z4rqQERoUQSex8VcLbQt4HMuYVjhMKW8rLJCPu4wMLN177NWNNecQgaOVfDClPRT0n5HkoEaSXEu8zCQz/o7Dz32Rm/93t6/ASfZxQeO3bo2e6npdaq/JWCp+X+lCgPFfKs5crqfUa58jKtRGPOe773V3uqvD9rbx8tzWzO0bidG5vpu71Z+7dIJEqVSTm6Rmh92xYxsLrpjyXw7Zrrk/lH5Q3qfocz7m/h4Q9ib3y5AuFLYmCEv3/KTdpwd+1hv4ymIfecvlVDJWqEIAABCCwAoGW7PPs8BC0soiosDKBljbMFEFLIoS+foc5YsJQQ4+vVEzSEff6kqrExr6MCT8p40XGlsSf+ItuaR+GplyeOvqxrePqfVGCXhlsMlrG8takQkp0rcKP3lq4xuYIWofse43hEw89Dl19m/M6+IcEo1pBK8UgbLZG5NF1cwWt1Cl1CpuV98uHMmtCuZkUkhsKq7GIHDaBoFW2yZZMCp8y6vWskKjVS5H3zH1c2J/vs/boywoHEHt36bKHu5xKYx5eEpwfF61vPXfFLpcfbE1BSyf2SpAcytUoQe43zEw5HUOPyyEPodT7Th8/JJjlEr3reaZ6fxDMhfKoaQ1/ODE/c57Laq70ev2uVpioRElfJM5LrMo913StDgt4esSvZs3pnhL7n+q8vvS/5TWtedE7lwIBCEAAAhDIEWjJPs/11RC0soiosDKBljZMraClkCx5YYV5ruJQQ4+vVExS6MFzA4Gs5Bh6JdFWjhVflMtLBoRCBcNS2oehKU8ZZ2MiQtxOKjRTP/r11Xos+blvZ46gdci+lxo+Kc4S/mSI+NPUVGfIG6hW0ArFMhnTuk94UtqhBa040XZJeFLILBb/xvYKglbZg3xtQavWU6is1+vVivdjTQ6wlLChkEs9m8Ow26Hex3NR8i5QW2sJWqV9l7epRK/whNmhky3jQwNqvZHkcar3nbxvVXRKoELxfThfyHbOc1ntlF7/Pe53gT7W+FJziICEQIn1YT4xeWLrQ1lpSbUhb9ixEP3StqkHAQhAAALbJ9CSfZ6ljaCVRUSFlQm0tGFqBK3Uj3ahGhJ4SsUkfVmVmKG+KE+IDIEHZb7KlxqhpX0YmnJ9dVaIoC9DRsrYkolFjJowtTmC1iH7Xmr4pDilwrSWELTkCaGwk+u4m8o4kheAjFRfDiloKbxG+d5uEty/RhzVZak2dHrj8xNgEbTKHuSlz5KS1lKJ+JXjSOuulxILJhKV5OkyFNoajuv7XHi2PG58qRH05PWrferFbYnQEnGVU2qsrCVo1Ygy8btUff8Vl2Mx7PuPmtnV3UmAP2JmOtlRoeSl+aJqnpdznsvqc+n1EpP0ntNHlIs7T7ObDniNDc3jnHed2lSoqwTF0HutVhTrZY/STwhAAAIQWJ5AS/Z5dnQIWllEVFiZQEsbpkbQKg019PjmiklD06A9LA+n8Gv4UNLiOX1IffHVCU4SSWrKD5jZU1xyb3/dkAgRtzv1R/6h+15q+KS4xXzGPEJKPbS0RlRX60LFh3oqZOf1QScOKWjNDVf03Y6TH5eG29aMlRxa35gbr2TPpwStIXG2pL1j1NFBFEp87ktNQvi53kcSJZRnS8nCFZatQxIkqOXCxtYQtEq9wzynVKjmGuGmLQpaS6zTqe+68N7xs1Fr6Y+X6BxtQAACEIDA5gm0ZJ9nYSNoZRFRYWUCLW2YUkHrnE7IkRDjSy4f1BwxaWwKLuyEijCR+FCulTl90Jd0JROXkaaiZL36sq4cTzUlZeiUJnef+iP/0H2fKmjFwpO46hRKhZ58IgG5VNA6v8vzpvlX8TlqlH/qWILWL5uZkiT7MvX0u1hwKA23RdBK79olPbRiQUd3rPFQqnmurFU35qHcUHq+/r+CG14vOJlQ1RWerqTpny+4dk6VNQStIaF4rJ9xKHwNu9LxI2gNk4rXnz4+6SMUBQIQgAAEIJAj0JJ9nusrObSyhKiwNoGWNkyJoKVQQxk0ShQcltu5U/6GEvbOEZPiOVAf/pOZXdZ5ZoVi1thpWHP6EBunc5LMxl+OS09gmipoHbrvUwQtJVNWSM/9otP7xtZViaAVh8aG62NOGJ7W5Bwvq3gNqF8S775c+cD5QXcKpL9sKCn0nLHO8dDKDUfhY8r3I2FRXjD/Gp16l7t+6b8vKWilksL3JmhNfeZoXuJr5SGj/3JJ3efO6RqC1pRwtTl7boyBnmna95d3oX2/GCVQH/ICnPJcDvsx9/qxMeljhk421LvqZDO7RvQeKP3oE94j5q+PBmqbAgEIQAACEMgRaMk+z/UVQStLiAprE2hpw5QIWkqsqgTsynXlyzNdcu1Pj8CaIyap2ZSREt9OCXV1QtyQ19ScPixpnMRG89qC1qH7Hhs+8mZTqNLQyWAXMjOJksq3Epba4+5TRs8lXdJkv17l7aWQT+27uVzmCFqxsb/Uc2YoJ9ucsa4paMXjfqE7ue0dBxA+UsyXFLRS4cV3MTN5+/RSpgpaEih0Ap/+8+VQY19D0JqSUDzOPzZ2AmG8HsTvbGamNaT/9KxRTqpLuNySY+unVNCauwZr8j/6e2lu9H64gJmd18x+wsz0jL6UE7SG+rSEoCWv1DCf29zxcz0EIAABCGyXQEv2eZYyIYdZRFRYmUBLGyYnaE0JNfT45ohJaiMnaH3MhRPohMQ1vMTmCALxEppqNE81Lg/d91QYTO02eqw7KWws+XTOQ0tJ0x9oZjd3N4+F17lcELS+cVZTeaNq514JtCV+PMIllK69fk79qXszdc9U7jqtR52A96U5nTzQtanE2qXCwhKi0tRhLnHveB1MyX1W+3yQ55XCoE9xifDDj0Y1LFoStPQbW+OQZ6ISxccfLUrHVbruwvZiz2QErVLa1IMABCAAgZbs8+xsIGhlEVFhZQItbZgxQUvGjZLa3jfikQs1PJSgpfvIEFZyeBmNX0nM2xxRba74EXYnNpZKEy23KGil+r6EoKWcbJrHR5rZFwb2YE7QUo439U/CgrzEZFS9Mmhr7pzWGqzhMPbioTUWSql8cvI4+XHngRJPc+mzZclH9JKCVkoQmporbckxlraVEoZKhYUlRKXSfsb1lrj3IQUt/Q6V0KNwzJqQOL3v3mxmypEYil+tCFrf79IT3DIKiczNqzytFYIury1fStdd2Hb8fEbQypHn7xCAAAQg4Am0ZJ9nZwVBK4uICisTaGnDjAlaMv4VqlUbariUoCXjUAnglTtL5XvN7KdcYvbwh6/+9lsuAXHMtlVBa+shh3O20IPdKZafSzQyJmidy62Bq7nr7u/a+WLQTkuC1hSDrYbrnLHOCTksWdsyXiVsnWpmVwoG9Xdmdn0ze1fNQGfWXVLQUleUC+h5QZ/GTu2c2vWbmplC4pSDTbn9PriQZ9scD63UtQN0WigAACAASURBVD2HHE7x0Ep5CGl9fTKYaP0GvZaZPSB6t8ZrQeHaCvHTaY/vNDOF5P6jE4r0Xr5ycEGpoJULBY/7oOfAdZ0Arb+NhRxe0MweGu3n1Pr2OfTeYmZvNzPt+c8k8q9NeT7+jDt4Qx80VBC0pj5huA4CEIDA/gi0ZJ9n6SNoZRFRYWUCLW2YIUHru9yphvrh7UvuVMMY2xwxaWwK9GNVhpLCeHwpzSNUYmz7NpdMrH57Z8D4tktPv5rqoXXovtcmD/b5YiSW6hSqW0QTPiRQDglaau82ZvYg147Www2csRQ2PUfkUTtzPLT+wJ22WLsGpj6O5ox1bUHLj0meWo9zYVf+37TmJXStnUjc329pQSuVGF5rXM+eJYrCaiUc3CRobEkvsKnPHHVnS0nhJaw+vXLCSk4g1Zp/mssh6JuX55VyySlEWuLVR0a8VFs85TAO9fbjep0b6xvN7J/M7LMj+3rOuvP3Sz3zyKFVuYipDgEIQGCnBFqyz7NTgKCVRUSFlQm0tGFSgtYdncgwNdRw6MdljZiUmwJ5a6m96wQVb2Zmj4kunCOqSWx5qpldzrUpo0PeJPrCXFO+3czkLaQwDF9KPRem/sg/dN9rBa2QX+oUTZ1+dyMXNhjWHRK0YiNxKHRtjsijfswRtOIj5eVdo4T1n6hZTBV154z1UIKW3scSe7U/fCkNx61AMVp1aUHr21yYtgRWX57v8rop79/ccmkzU97AcwcNKexa4Wtfndu4mcXCa42njPasDhDx5dFmdlsz+3xFv7RuTzMzfUCRB4/+014ZG9saIYcKt1cIdE2JTzKN86fJi01J8/Vc9+X97n37mkIRt0VBS6cu6kAP7xmld+W9zEzetqGH7BjLqe+6sE1OOaxZrdSFAAQgAIGQQEv2eXZmELSyiKiwMoGWNkxK0HqOy2MUhhrmTp9LIZsjJpVMQWw86SQx/SgODZ85fUgleJ7iaZE6+Uy5nmTk5srUH/mH7vscQUsMdAKWvBaUIFllSDxMCVoSXuXRcwd3rbxVJG7KyyEuc0QetTVH0Iq95hT+c02XEye3DsK/K9Hy3QKD/71mpjHHhuOcsR5K0NK4Yq8WhQnFYVo1fGrrLi1o6f6xga9/G/I6rOmvxLJwrevaqeto6L5TT2RVe3HIl8Ihf8Ot1dJxxqJQ6rket7WGoPV4M7uVmaVCn1NjKelD6l1Quy50QuwzXDi+70dpyGHtKYUlz/VUqOkTzezWziOrZN7P6sQvPbd9qRFS/TWptat3NgUCEIAABCCQI9CSfZ7rqyFoZRFRYWUCLW2Y2ECXYSyPIhlkvuhLuX4oKtlzTSkRk5QkWsd4S8i4opn9izPWS77qlhheJX0YG1McKjjF0yLuZ41RMVXQ0pgO2fcSw2eMc8qgSYX8pAQteTac7jxWJITJ6ynMYRTed47Io3bmCFryKpQHYRjGe2/nsZE60CDF62zOe0Viri9Dp+jNGeshBa05/ax5Hg3VXUPQSs3T3Pxg+u2iMFqdBOk9YTSmJT1f1V5J2NwQS3mNScz4paDCr5uZPpKUlFQ4ZYn4XyIm5e4frwPNlzyAJRiXlJ90IYPyFlVJXX8RM3uWmSnflIrEyKub2dtKbuDqSNB+dlT/mIJW6uNJrXdb/EFDw5siaMXvvCltVEwFVSEAAQhAYEMEWrLPs1gRtLKIqLAygZY2TCrfSzz8O7n8T7XhLCViUnz/GqOv5Et+SR/Gpjs2UlS35ov6edypeycFN3mImYlpiWg3R9A6ZN/nCloSexRq5hO6C5fCO18WTU5sdCoXmU7W8qGnj3JC3pBXxVzxZI6gFef50tAkFt/YzCTKlRSJfDoFMgztkcghITou8VhrQvkOKWjF+7imnyXMcnXWELR0z9ShGjrNTV4o78l1KvF3JYFXOF/oOVub17DktrEH0KvdB40PF1ycCqkb85iMm5SY5sVp/U28tL6Vf2msrCFo6X6pgyVS/Uh5zqWe87GXZm0Ye+p9ov4cU9D6HncYx7UDMKUh9bpEIecKl9U1YakVo1KeYnq2SmClQAACEIAABHIEWrLPc33FQytLiAprE2hpw+QErSmhhp5fiZiU+iIvkUKCz1ioR3yine6ZCgcs6cPYfKcMFZ0+9bsuYfBY4moJLTKI5DHkS6232xxB65B9nytoxXmBhk6Gi8WHcO5KjPtjClrq6/nN7MlO7PB9l9Gu9ZTz0tAJn8pJ5MMydb2SSEsQ+nRiEc9Z+4cStM5nZgrtCgXf3pPC+6lI5YbT35Qz6R7Oy6ZE1NY+Vtjen5nZ2aN5nvqxYeyZF4vLtV5EKSG95JkuseZhZiaPLF8kciikOPcxZS1BS4KTvH4kJA55UWqe9e6Rt6UXmsVM4vNrI9A/6gQ7CVu+aL3fp+CUSvGRN2aYN9K3IbEzvpf+Nve5XHJ9KkdkqYipta0cawqhDr0O1XeJXPqv9HCIWFirFQvX/t1H+xCAAAQg0DaBluzzLCk8tLKIqLAygZY2zJigVSu+xNhKDWoZMPLKCH/QKp+SjJl/TsyFxCwZOaFQNBQeUtqHsSlXeIj6FwoJ+rEsI02C1ceji8/ivpjLwNH9w6KTGXVNaYjZHEFL9z1U30sMnxRjsbqEywskjyxfJKTeNCHUjAlaJYbhsQUtjS/2stK/aa9J5NCparGQK6NPYVvyWNB+9WXMu0vvORnZWqO+1ISmrS1oKdT4F1zi6EtFY5Knx1tXfgaHza/loaV7SLDXsyo8EMLfWyfAyaNQXogfjQx3zZ/Eqyu7ebx8gkeJSDQFY8rTpebEv5QnovqhZ7qEC3lbhe9APQO0BvRcDJ+XCnG/4cA7IB7XWoKW7jP2rNdHC4mKvxd1aCiUOPUBR+1r7z984COOwle1/38/2v/hLcXpKYnJnvpc9k2VXq9ntcT2sIy9wyUCXtaxO3lgkdY8r9RELBbWeBZO2SdcAwEIQAAC2yLQkn2eJYuglUVEhZUJtLRhxgStuV//S8WkIaNPnlD60qsTrhTuonq/4kJQSj0VSvuQm/JUuI83dmR4Kfnxl8xMHifKPxYKD77tKQboXEFL9z5E32PDRx4KEgE1h6kiQUNClvLNxKxk4CmsU6FHcRkStEqN3xYErSHPHY1VvF5hZu90XikKL7tqFGbm150MXIUfynvlu5zxLy8FlYuamQzFUCSuCQOaI2hpLrRnv5yYP+2PC5vZxRIeGapeK/jm9m3J39cUtHR/zYESuStJ9lCROCmvxK+ZmQQeCdFhaGF8nU4BvKsTW0rGWFvnGlEeupLE7OE9xoQ8hde+3vVdzw3l27p41MHaUNw1BC2dSKl2/R4K96a6KxFOz/rYs0j5++Q1KZEyVSTcK49WfJ3GLG9N5VjUntbflWRf3qthXXn4SRS8StD4UGhdqSA1tD5Krx8KhdSz/M3uZGD9/xJL9WzSx6Fwfetvr3JM/emdtSdkxrnfhnIL1u4F6kMAAhCAwD4ItGSfZ4kjaGURUWFlAi1tmCFBa06oocdXIyad0yW7ToVT5KZDR4PLuEuFKNb0IXcfGRfKixJ6lOSu0d/1Y119VFhJ6YlZvt0lBC21tXbfU0fJl7BJ1RmbzyFBa8hDIW6/BUFLfUqFKZXy0nqSOKXk4N7TL8e/JBwzvP8cQat0HHG9KYLv1HuF160taOleY2GDNWOQqCJvoKcW5uCraTusG78XJMAo99dnKhqUqKV1GudGyjWhtXoLJ4qWhputIWjdy53Sp2dwLD4NjUEivk5bjb12w/ra+wpjrGnXX/9CM7ujE4VCwX8oPK9UkBoaT831EpQksKc+5ozNuQQ6ee69y61rH475chdqO8YybDdOCF9zGEFuTfJ3CEAAAhDYPoGW7PMsbQStLCIqrEygpQ2TErRqv44P4aoVk2QAyTNHP25jD6zUPdTPPzWzx44Yd7V9yE29Qkxu58KASvooA0ThJ2+qyAUS9mEpQUttrtn3nKCS46q/l8xnStAayyMV37cVQUv90rtInila7+HJh2OstJ7ubmbviNbTGP+SPEDxPQ8paEmkkXggge4LJQtl4TqHELR8l+V9cop7zo15YMVDFCOFJ0r000mwaxcJcAqVvI27UW0eLd8/eZvp9Fo9A0s+BCiBt9Z3KtR8bMxrCFoK8ZVnnU4V1PocE2pq86JJ1NLHG421RAB6i3vXaf8r71qcXF4ekQrB/0QEqUaQSvGtvV6el/d03qG5Nao1LS8qhRZKtErlwJJHdsnpyvG1pYcJ5PrI3yEAAQhAYD8EWrLPs9QRtLKIqLAygZY2TErQWirsZ6qYpKTECkNRqJVO3JJ3kS8Sht7nQjaUg+azmbma2ofcEjiHM9SU40YhFD5kRqKMQkYUPvFXLgG0woimliUFLd+HNfo+RdCS0KLQuneb2YvNrGQ+Y/FhKPnyEO+WBK3Q6FeyeIV5KTw0DMPUenqvOwXxBSPrSXtGOYiUj84LrbpWXg4SQhT2U+rton6tKWhNmfep+6fkukMKWr4/CrmV8a88YsolpLyA4XPOz7uEDOUC0v+t9e4sGftYnTjsMHXoRuk9JOAozEynmOpEPh9y6kPSFIYor+D/5cIuS9v19dYStCTOqOj5Jo8fCc96hshjSyLWG927SHM0ZX6UH0vvEL3rwveIxB7NuQ/flYAd5l3Ufn9MIISLo3LPvTQCVytIxdynXD8012pb7++3Dzzv9dtcXlZ6jvkylIss7udF3DwoVFdF8yavtdxhArXrjPoQgAAEILBdAi3Z51nKCFpZRFRYmUBXG2ZlFjQPAQhAAALtEZA3mTym9HFBZUrYYXujGu5RLGzKQ8sLWj2NY499Vc4yeXiq6CPHNZ2Iv0cWjBkCEIAABKYR6Mo+R9CaNslctRyBrjbMcsOmJQhAAAIQ6IhAeHrd1oUCBK2OFmbQ1dhb7fFmdquJHnN9EqDXEIAABCCwBIGu7HMErSWmnDbmEOhqw8wZKNdCAAIQgEC3BBQK+2QXZqdBbDmUC0Grz2WqkyYVrqow0KHQyz5HRq8hAAEIQOCQBLqyzxG0Drk0uFeKQFcbhimEAAQgAIFdEtDvJSWGf5Ab/ZaTbSNo9bfE48MLFCJ764Lcmv2NlB5DAAIQgMDaBLqyzxG01l4OtJ8j0NWGyQ2Gv0MAAhCAwGYJnMfMnmRmJ7kR6iTaR1ceMtADHAStHmbpzH1UMvjT3UEaeGf1N3/0GAIQgEBLBLqyzxG0Wlo6++xLVxtmn1PEqCEAAQhAwBEIxR6d4PqbZvahjdFB0OprQnWaok4yvIvr9kPN7E5m9oW+hkFvIQABCECgEQJd2ecIWo2smh13o6sNs+N5YugQgAAEIGB2NjM7zcxu5GBs0UsLQauvlR56Z/2dmV3fzN7V1xDoLQQgAAEINESgK/scQauhlbPTrnS1YXY6RwwbAhCAAAS+TiAUEN5gZjc0s3/eECAErX4mU7mzTjWzO2xYYO1nNugpBCAAgW0Q6Mo+R9DaxqLreRRdbZieQdN3CEAAAhBYhIB+O93MzB7pWlOo133N7KuLtH78RhC0jj8HpT24ojt989xm9igzu72Zfa70YupBAAIQgAAEEgS6ss8RtFjDxybQ1YY5NizuDwEIQAACTRD4Tidi3dLMPmBm1zaztzbRs/mdQNCaz/AQLXyvmf2FmV3HzHTq5ilmppBDCgQgAAEIQGAOga7scwStOVPNtUsQ6GrDLDFg2oAABCAAAQhAAAIQgAAEIAABCDRIoCv7HEGrwRW0sy51tWF2NjcMFwIQgAAEIAABCEAAAhCAAAT2Q6Ar+xxBaz8Ls9WRdrVhWoVIvyAAAQhAAAIQgAAEIAABCEAAAjMJdGWfI2jNnG0un02gqw0ze7Q0AAEIQAACEIAABCAAAQhAAAIQaJNAV/Y5glabi2hPvepqw+xpYhgrBCAAAQhAAAIQgAAEIAABCOyKQFf2OYLWrtZmk4PtasM0SZBOQQACEIAABCAAAQhAAAIQgAAE5hPoyj5H0Jo/4bQwj0BXG2beULkaAhCAAAQgAAEIQAACEIAABCDQLIGu7HMErWbX0W461tWG2c2sMFAIQAACEIAABCAAAQhAAAIQ2BuBruxzBK29Lc/2xtvVhmkPHz2CAAQgAAEIQAACEIAABCAAAQgsQqAr+xxBa5E5p5EZBLraMDPGyaUQgAAEIAABCEAAAhCAAAQgAIGWCXRlnyNotbyU9tG3rjbMPqaEUUIAAhCAAAQgAAEIQAACEIDADgl0ZZ8jaO1whTY25K42TGPs6A4EIAABCEAAAhCAAAQgAAEIQGApAl3Z5whaS0077Uwl0NWGmTpIroMABCAAAQhAAAIQgAAEIAABCDROoCv7HEGr8dW0g+51tWF2MB8MEQIQgAAEIAABCEAAAhCAAAT2SaAr+xxBa5+LtKVRd7VhWgJHXyAAAQhAAAIQgAAEIAABCEAAAgsS6Mo+R9BacOZpahKBrjbMpBFyEQQgAAEIQAACEIAABCAAAQhAoH0CXdnnCFrtL6it97CrDbP1yWB8EIAABCAAAQhAAAIQgAAEILBbAl3Z5whau12nzQy8qw3TDDU6AgEIQAACEIAABCAAAQhAAAIQWJZAV/Y5gtayk09r9QS62jD1w+MKCEAAAhCAAAQgAAEIQAACEIBAFwS6ss8RtLpYU5vuZFcbZtMzweAgAAEIQAACEIAABCAAAQhAYM8EurLPEbT2vFTbGHtXG6YNZPQCAhCAAAQgAAEIQAACEIAABCCwOIGu7HMErcXnnwYrCXS1YSrHRnUIQAACEIAABCAAAQhAAAIQgEAvBLqyzxG0ellW2+1nVxtmu9PAyCAAAQhAAAIQgAAEIAABCEBg5wS6ss8RtHa+WhsYflcbpgFedAECEIAABCAAAQhAAAIQgAAEILAGga7scwStNZYAbdYQ6GrD1AyMuhCAAAQgAAEIQAACEIAABCAAgY4IdGWfI2h1tLI22tWuNsxG54BhQQACEIAABCAAAQhAAAIQgAAEurLPEbRYsMcm0NWGOTYs7g8BCEAAAhCAAAQgAAEIQAACEFiJQFf2OYLWSquAZosJdLVhikdFRQhAAAIQgAAEIAABCEAAAhCAQF8EurLPEbT6Wlxb7G1XG2aLE8CYIAABCEAAAhCAAAQgAAEIQAACZtaVfY6gxZo9NoGuNsyxYXF/CEAAAhCAAAQgAAEIQAACEIDASgS6ss8RtFZaBTRbTKCrDVM8KipCAAIQgAAEIAABCEAAAhCAAAT6ItCVfY6g1dfi2mJvu9owW5wAxgQBCEAAAhCAAAQgAAEIQAACECDkcPk1gOCxPNOWWmR+W5oN+gIBCEAAAhCAAAQgAAEIQAACeyXQlX2Oh9Zel2k74+5qw7SDjZ5AAAIQgAAEIAABCEAAAhCAAAQWJdCVfY6gtejc09gEAl1tmAnj4xIIQAACEIAABCAAAQhAAAIQgEAPBLqyzxG0elhS2+5jVxtm21PB6CAAAQhAAAIQgAAEIAABCEBgxwS6ss8RtHa8UhsZelcbphFmdAMCEPj/7L0J1H/fWP/9XprrSQ+tQvFPT/wjmSpjZkpEQpkyJENmomTKLEORITLP81REZZ6nCJEQ/4cGZQgrPRJhPevNPnXs7z7n7H2Gz73357z2Wt9lue999tnXa+/9uX/X+3Nd14YABCAAAQhAAAIQgAAEILA2gab8cwSttZef8UoJNHVgSo2jPwQgAAEIQAACEIAABCAAAQhAoBECTfnnCFqN7KojnmZTB+aI1wHTIAABCEAAAhCAAAQgAAEIQGDfBJryzxG09r1Za7C+qQNTAzDmAAEIQAACEIAABCAAAQhAAAIQ2IBAU/45gtYGO4Ahiwg0dWCKLKMzBCAAAQhAAAIQgAAEIAABCECgHQJN+ecIWu1srGOdaVMH5lgXAbsgAAEIQAACEIAABCAAAQhAYPcEmvLPEbR2v19PHEBTB+bEaTEBCEAAAhCAAAQgAAEIQAACEIDANgSa8s8RtLbZBIyaT6CpA5NvFj0hAAEIQAACEIAABCAAAQhAAAJNEWjKP0fQampvHeVkmzowR7kCGAUBCEAAAhCAAAQgAAEIQAACEJCa8s8RtNiyJ02gqQNz0rB4PwQgAAEIQAACEIAABCAAAQhAYCMCTfnnCFob7QKGzSbQ1IHJtoqOEIAABCAAAQhAAAIQgAAEIACBtgg05Z8jaLW1uY5xtk0dmGNcAGyCAAQgAAEIQAACEIAABCAAAQiIlMPVNwGCx+pIqxqQ9a1qOZgMBCAAAQhAAAIQgAAEIAABCOyUQFP+ORFaO92lFZnd1IGpiBtTgQAEIAABCEAAAhCAAAQgAAEIrEmgKf8cQWvNpWesOQSaOjBzDOQZCEAAAhCAAAQgAAEIQAACEIBAAwSa8s8RtBrYUUc+xaYOzJGvBeZBAAIQgAAEIAABCEAAAhCAwH4JNOWfI2jtd6PWYnlTB6YWaMwDAhCAAAQgAAEIQAACEIAABCCwMoGm/HMErZVXn+GKCTR1YIqt4wEIQAACEIAABCAAAQhAAAIQgEAbBJryzxG02thUxzzLpg7MMS8EtkEAAhCAAAQgAAEIQAACEIDArgk05Z8jaO16r1ZhfFMHpgpiTAICEIAABCAAAQhAAAIQgAAEILA+gab8cwSt9TcAI5YRaOrAlJlGbwhAAAIQgAAEIAABCEAAAhCAQDMEmvLPEbSa2VdHO9GmDszRrgKGQQACEIAABCAAAQhAAAIQgMDeCTTlnyNo7X27nrz9TR2Yk8fFDCAAAQhAAAIQgAAEIAABCEAAApsQaMo/R9DaZA8waAGBpg5MgV10hQAEIAABCEAAAhCAAAQgAAEItESgKf8cQaulrXWcc23qwBznEmAVBCAAAQhAAAIQgAAEIAABCEBATfnnCFrs2JMm0NSBOWlYvB8CEIAABCAAAQhAAAIQgAAEILARgab8cwStjXYBw2YTaOrAZFtFRwhAAAIQgAAEIAABCEAAAhCAQFsEmvLPEbTa2lzHONumDswxLgA2QQACEIAABCAAAQhAAAIQgAAEJFIO194FCB5rE61rPNa3rvVgNhCAAAQgAAEIQAACEIAABCCwTwJN+edEaO1zk9ZkdVMHpiZwzAUCEIAABCAAAQhAAAIQgAAEILAigab8cwStFVeeoWYRaOrAzLKQhyAAAQhAAAIQgAAEIAABCEAAAvUTaMo/R9Cqf0Md+wybOjDHvhjYBwEIQAACEIAABCAAAQhAAAK7JdCUf46gtdt9Wo3hTR2YaqgxEQhAAAIQgAAEIAABCEAAAhCAwLoEmvLPEbTWXXxGKyfQ1IEpN48nIAABCEAAAhCAAAQgAAEIQAACTRBoyj9H0GpiTx31JJs6MEe9EhgHAQhAAAIQgAAEIAABCEAAAnsm0JR/jqC1561ah+1NHZg6kDELCEAAAhCAAAQgAAEIQAACEIDA6gSa8s8RtFZffwYsJNDUgSm0je4QgAAEIAABCEAAAhCAAAQgAIFWCDTlnyNotbKtjneeTR2Y410GLIMABCAAAQhAAAIQgAAEIACBnRNoyj9H0Nr5bq3A/KYOTAW8mML/EPheSXeUdL7wo09KupOkjwEJAhCAAAQgAAEIQAACEIAABIoJNOWfI2gVry8PrEygqQMj6TSSziLpcpIuJukcki7cY/JBSR+W9DZJr5b0bkmfX5nZMQ/3HZJ+QtJPS7qIpB+SdP5Mg58v6caS/i2zP90gAIF9EfDnyx9I+vUDme2/EW+a8a7vD39XLi/pnJLOK+n0YZy/l/Q+SW+X9Nrwv/yNmQGZRyAAAQhAAAIQSBJoyj9H0GIXnzSBVg7Md0m6iqSbSbp4AbTPSHqapIdL+oik2N6CoY666/dJul3g2zlupQb/jqT7wbgUG/0hsBsCNQta3yzpkuFz8EoFK+K/MRbpHiPpUwXP0RUCEIAABCAAAQikCLTin39t7ghabOKTJlD7gXFE1mUk/a6kCyyA9e+SHiXpQZLsgNC+TsB8rybpvpJ+dAEUR8TdUNL7F4zBoxCAwHETqFHQ8n+HOQr1XpJKhKx4pRwdfDdJL5T01eNeRqyDAAQgAAEIQGBDArX7599gOoLWhjuBobMI1Hxg7PzcIdRp+u4BayxUOa3wC+H3TpEbE2acfnIbSe/MonPcnRyR4Ig3i4VDfHMI/LGke4d1yOlPHwhAYJ8EahO0/Bn4K5Ie0kspjFcm/hvjaNahNGz39ZcDD5P0xX0uMVZDAAIQgAAEILCQQM3++SmmIWgtXG0eX0yg1gPjFEOnr902YeF7JT02fBP+8cS34XaaflLSTSRdNSHW+Jv0m0p6/WJ6bQ/gyLenSzpTZMbrJL1R0t9K+ufe7z4hyYXf+80O3JfaxsDsIQCBSglYbPJnVNdeFgSoT68wX4tZ/sLkAYmx3iDpcZJeIcmfe/HfSf+NccSw07T9NyZuvhzjwZK+vMI8GQICEIAABCAAgX0RqNU/T64Cgta+NmeN1tZ4YIYcDRfjdUrHC3oRWWNMfb7OJumBCadj7ylypws1X365B/CpIe2GWmM1nlTmBIH9EdhK0PLfhmtLenT0hUf3N+Z5mRFWTtm+uqTfCxdodCtkof96kl60vyXDYghAAAIQgAAEFhKo0T8fNAlBa+Fq8/hiArUdmCFH4+UhWusDMyz2t+l3lHTP6Fk7G75ty9/A761dVpJTBbtUQ9cXMyNu69rbTsBeCNRLYCtBy7e4PiMSofwlxy0l/dUMHC4m/5RovNcEUetjM8bjEQhAAAIQgAAE9kugNv98dCUQtPa7UWuxvLYDc/ZwK+GFeoBeGhwNf3s+tw1FfVnEcf2Ur8wduMHnvjWk2fxGmDuOV4OLyJQhsAMCWwhaqehUX2ZxI0lvmcnU/y1345AK3x/CKYm+YZfbdWeC5TEIQAACEIDADgnU5p8jaO1wE7Zkck0H5psk3UPS7/QAWsSyU+Ni7kvbkCPjtLv3LR28oedd1PiZ0v4WPQAAIABJREFUki4X5uw6Mr52HqeroUVkqhDYAYEtBC3f6uq09X5zeqAjtpZ8Bn5/qLv1C72BXynp+pL+ZQdrhYkQgAAEIAABCKxDoCb/fNIiIrQmEdFhYwI1HZgflvQsSf3orLtIetCKEVSXkPTsqBB6jqDjmxOfI+m8C9bjryVdU5KL0uc2R5b5Ri07SU5rOV8vTfCt4bZGp05a8MtNF3TB/D8NDFzr5WcleSw314T5sVBzzO+7YHifhUXP39FcfyLJ/z/X+XN6j4vMd+26wXn0//82SV6T60i6SO+GSs/HzqCZuzj9V3OBJfrZJq/flSW5EL6LOZ8+9OszdCHo7rbMqdd9b7Dh8qFj6dqWPB/ze4wkR9flzNX7516SfI66VjrXLfhN8e3/foub8fp70O+KhZO7S7pP5iRPK+kRQbjoHhkqXr62LaV74X9LcrrxRcOZ6N/W5zNtYd9n4i8kvauCouZrC1q+bOQPJf1qb22deu3orM9mrvdYN4/z+F4Hf766aPyrVhibISAAAQhAAAIQ2AeBmvzzSeIIWpOI6LAxgZoOTOwMOA1k7eiplEOZ8y36oQUtCz1XkvTbQYCZ2gZ2Rn1VvG9/nBK2LI51xYpfG5x532Z4lnDlvCMKppoLyDua7qNTHSUNCVrnCMWUbedYe0mI2nt3xrv6Xfz5aofdgs7UO/ychcZ7h+iNL068q0SQSg1V8vwSQeunJD0/qu2TK2htya9kKdcWgfzuNQWtq4Q06a4encevSdAq/Szp1ubtQQh99UJBuWSt475rC1p9Mb97183CBRlL5tk96y9lLG6+R5I/W12P6zMF4v8ac2AMCEAAAhCAAATaJlCTfz5JEkFrEhEdNiZQy4FJfXP+ZEm3yhBoShH1BR0/m/Mt+iEFLUcPOTrkFqWGhULvjt4ZqzfmQvi+3cvNYodrvzgq648KI9AsALlGjJ33sWitlKBlUcWRDP1ovDFzbc/tg305kWF24m8q6X7RLWY5SJ8myVF7nxrpXCJIpYYpeX6uoJWKHPJccgStrfnlrEPXp2ZB6weDmHXpyKBaBC2nFz84FCcvYd719WejP4uckvzlOQMsfGZtQav/2eepfUjSLwUBauFUeRwCEIAABCAAAQisQqAW/zzLGAStLEx02pBALQfmh0JdJ6fCdM0Chh2ptducd8WCltNW/mliYnbEryHpnKFfjpBwhhAt4KiPuDkFyNFknw4izcVCGmLcz+mHjnYbSm10jTJHIrk5Zelxkh4ZiUuOKnCajKOiXDD/f4VUJXPoN/fzzWBODRwSmmJB5s6SPPef7w3kG8Zsmx1or88Vo6gid7WodQNJr5vgPnQBgB8zQxd+/gdJrtnmFE6nYHUpiN3QUzdglghSqemWPD9X0EpFDnkuU/vwEPxKzrQvMbh62IOp575F0s+FSMDu90+X9DcjL/Ee6tJs3W1OyqH/ft9G0kMT7ykRtHI+S7pXnDmI/N3/H0s59JcETteOhXGfMZ9r2+/PEjfvx4tLunDCFtd/upak15cs2kp91xS0vj2Ie30evnDE9bPWSDdcyWSGgQAEIAABCEBg5wRq8c+zlgFBKwsTnTYkUMuBsSP18iiaxrWdXrGB7U4NsoBjRybHMXSfWNCyIDNVqL5EtPA7LIDZAXVUWr+5xotr+ri+TbxeZw0pdXGaoJ9xNEIcZZS64dA1klwvy80C1X0HUhctdLgGlefYryVmoclRDu8YWKtYkOl3G0prMotrh5TEvthk4cvr5siKVPNnqp9zBFo/Bcxpi049fGcifcqRTI7mMuP+MxYafAtmqlZV6drGcy15fo6gNRQ55HmMCVqH4rfmsU5FcMUphVPvmyNonSfU4+sE6/47SgStnM+SbuySvRDb5DF+P9zqOlSk3ML1XcN56Nvjm/p8FqZScac4l/5+TUErPnOei78wuZOkL5VOjP4QgAAEIAABCEBgIwK1+OdZ5iFoZWGi04YEajkwLpbuYu1d2zIVxOfO9Z/8r2tDDmj3ezuvTs87e7ixygXGXR9lrJWIFh4nFVHzu5L8b6wuloUm14Fxv74gk7oyfix9y8LUzUNB6LG0PjvwT4oiulxT69aSPpcAMiRoOTrC0V1D6ZFeJ6dyPTGK1nIKlMUpR47FLZUa6lRK1yJzZMpQ87sc5eO+jhBzc38LdRZa41a6tkueLxEx/J6xyCH/fkzQOhS/iaNT9OuTELSckul0VqemptpJC1q+0fUJoSB5Nz9/Pvgzbyp10La5nyMpu9avtVe0OAs7rylopfb2VlHAC83mcQhAAAIQgAAEdkygFv88awkQtLIw0WlDArUcmLi2yVRa1FIkrjP1kN4gbw437Q2JK31RIXduJaJHqobYmEgU25+6zc4RZI5U6RduHxO0HIFhJimhKH6fo+cs8HUC2lgdspSgZYaOpHLh/7Hmz0g7ta5r1TVHafnZj0QPuq/X1TWDujaVOtgfws+7npgL63dtqI5bydqm7Ct5vlTQiiOHnH7niLpzh4kM7d9D8lt6fvvPn4Sg1d//3vvPDBGR3bxOWtCKi58PnZmhdegL+O7z3pA+/YE1Fy5jrK0FrdJIvowp0wUCEIAABCAAAQgsIlCLf55lBIJWFiY6bUiglgPTr+tkc6cippYiiR2lKZFqa0ErdkCdEvSLkv6ywFDfsPWsKHIqdtiGBK3XhFS+j2W+LyXADaUlpQQtR7Y43SenwPv3hzpfLubftZQjeiZJFgEvFzqNRVgNmRmP4XVIReOVCFKpd5U8XyJoxZFDXldHElnk69JEh/b6IfllbrOsbocWtBz95NpVvoHVzXvONeQccdi1kxa0zhb2rYWpH5H0hpBSmyNW24ZUel5JamTWwmV0WlPQSn0OuTaY144GAQhAAAIQgAAEaiFQi3+exQNBKwsTnTYkUMuBqV3Q6qdE5optJaJFHKHmiCSn442lycXbwkXOnY7XTxWKa8QMCVolAlP33qtJekFvEkNRbrEj6agsiwGuCZbb4oi6VO0bv+fPe1FjfxFEun/NfUkoFB8zdDqnBYx+K1nb1OtLni8RtFzjzBFZFqe8d1xvzFE1dtqnBK1D8itYksmuhxS04ojBrn6chcQ39mZ60oLWJLSJDnsRtE5CpFu6NjwPAQhAAAIQgMBxE6jFP8+ijKCVhYlOGxKo5cDULmi56PpTwjrk3oyVK1qkbt+aW9vFUUxOs+ta7FinnH8LH1fIKHIfb8O4Jo3HcSpW//Y4PxMLMnPEuktEtxum1iAWBR8Vahz9Z+H56a+1H02JZ7lrO/TqkudzBa1U5JDrmlncyhG0DsmvcElGux9S0PIlDBYMvSZuXV2qCyForbmk/z3WmhFacRSsX0LK4SbLxqAQgAAEIAABCCwgUIt/nmUCglYWJjptSKCWA+OoIjuHXXtlqGkV39K3ForYeXeBd6effHjgBX3BzdE6jhhK3X7XfzxXtPgeSY8PBci7510g/sUzjI1r38TpZSnnf6p+2NA0LKBYnPr5XodUCk8syLigu//lpBt2Q8fiWWxXKjrtzyS9fgbDHw+ObvdoSoDLXduh15c8nyNoDUUO+ebJKXae46H5zViWwUcOJWi5Tp1vxHMEn1u/Rl28Ri1GaNm+M0u6uCRHX142umTiJKKZ1hS0UkXhEbTWPImMBQEIQAACEIDAGgRq8c+zbEHQysJEpw0J1HJgSmtaLUFSesthHEGVK8jkihZrpvdMiRepaLDcFMqYea6QEDv7Nwh1h0rW8AckPUPSpcJD8S2YY8XuS96T6pvik1qzJe8Zq+GWI2jFkUMWYB8QbrSb2hOe96H5LWE1dx+OvTP+/Ll7T7jqnvupcBFCdwum0zm9J/0Z2oqg5c++00ryefI/741zSfoJSReeWJTWBa34M8Tm3kXS/dfcjIwFAQhAAAIQgAAEFhKoxT/PMgNBKwsTnTYkUMuBiR3CofS1NVB8p6SHhRvtuvEcIXVbSf+ReEEcQZWqqZSaVw2ClucVO6JxeueY7WO8UyJISgiI13ZOVMSU6HdoQaYmQWsscsjrh6A1/akxJWj5EgSnnt4kDPW8cKvhZ8P/r1nQ8v5wSuQNw4UJnSA3TeUbe7QuaPlG1keGunKdZal04lIu9IcABCAAAQhAAAJrEqjFP8+yCUErCxOdNiRQy4Gxk/VMSRft2ZorHJXiSb1r7Jv6uL/rRL0i46U1CFpxJJOnHQtauSmUsckpESm1Zgha05tlSYTWWOQQgtY0e/eYErScAuzUU4sivvnSouyre0PXKGj5vy/OH9J7r5SH4Wu9/GWCb1f1TYl98at1QSuVVptbD7EAH10hAAEIQAACEIDAIgK1+OdZRiBoZWGi04YEajkwKXHkyZJuJenzK9v/M5JeHo05JlI5Fcf97cy+V9I1ws1xU9OqQdBKCSWx8z6nSLttT0U8pKKv1hC0YlExpzbYnEiwqTXtfh+vrUUOc/xM5gDe795H5wz95wpaU5FDSwStLfllYsrqlpv6OjbYmKB1xlDjrqsV92BJd5X0xYoFLf+3xVUlPSQSpWIG3q/ee6619m5J75L0f8LZdjrl5XsPtC5o2ZT40oyU4J+16UY63UjSJSX5llXXJ/ynkPq7dFyehwAEIAABCEBgHwRq8c+zaCNoZWGi04YEajowdgSc/ta194dC7e9Z0f5vk/QgSbfpjekC9L7ZzqJEqvULyNtJce2cf82YU66gtWZR+Pgmr1Sx+/jGwLk1tL4vRNVdrsciVcw+FrTm1K05h6TnSjp3eFdcyD5VG2zOezKW9Wtdctd2aLyS58dqaE1FDvn9OSmHh+aXyzmn35aClv9G+7PioWEiFn+uLcmfTf1WW4SWhdJnSTpvb5KOvHqJJKdLWrz6+MjFFlMpvjnrskafNYvCp86Cf7ZmJLAF5j+U9Ks944kCW2MnMAYEIAABCEBgPwRq8s8nqSNoTSKiw8YEajowPxycMNd76ZpvPrzHit9wx+lZfo+FD4tcX0mwjgWwkporuaLFt4YC3r45sWtzxZhrSnr2hDMVi0MlUWd9RLF4ZkHwypIsovVb7OyXMOzGiaPqnh9qoP1b70XxTZlzUylzjlzu2g6NVfL8kKDVCaFjkUN+f46g5X6H5JfDOLfPloJWLAzdTtLDEzd01iRoObXOn5lOLe7aB4Nw87rM20WPVdBKfaHh22RdG+2TuRtupN8FJf2JpDP1+vhWTF8kkvr7ssIrGQICEIAABCAAgSMjUJN/PokWQWsSER02JlDTgfF5sKjjlJ6uperVzEXi270eEaKxujEcafHLkt43MGic6laShlUiWvSjwDyVOWmAqRoxKfForYiweM5D0Wuxsz8VERcvhfeFU7zsGHbNzvr9Iuc8Tid6W4im+UjBhun2oPfER0OK6VslWQjoO6Qla5t6fcnzKUHrDkHQm4oc8rtzBa1D8itYksmuWwlaFrm9x8zazZE2Nw6RTfGkahK0Urf53TREv8af90NwY9Hb/Y4h5dB2XFbSH4e0ys7+Uj4pbhbL+vvFffz36xdDTbLJjUwHCEAAAhCAAAQgkPjysWrNqOrJhe1Uk+DBDl+fQG3re1ZJT5dkB7FrFiZ8Q1ec5lNCwzd92TF9QPTQWHSWu15N0gvCM1PiVzyfEtEiFe10LUmvLzAyFi78aEqASwmHpdFMp5P0hFCnp5viUCRC6gZL1/d5VaZtjnZ4arihzY84dSr1fCrCr9RR/cEgJl66N7fbhxvu+tMtWduUmSXPpwStR0tyjbkupWwocsjvzhW0Dskvc+mzum0laFnEdLSj95/3nFONXzQwo5oErfNIcgTj2cNchyInx+D2P/e6fsciaA19seHP27np7f5MdSqqz6VrC3at9HM1a8PTCQIQgAAEIACBoyZQm38+ChtB66j3YhPG1Xhg7Fg8NnIMLGrdMpHOlgPZDu8dJd0z6mzn1FFGnxgYJK6HUlqkvkS0SNVesYhza0mfyzDSgp3TWizQdW0sQulcoZZOV5TcDvsvJYrlp17tzy3XtnEUWdf+Pjzv4tJxi519/951fMz+sxO2xTWM3N3RFa63Fj+bipAoEUMd4WbxypE5fbscYeGaQ/1WsrYpE0uej/lZ8P1CSJPy2GORQ/59rqB1SH4ZWzq7yxaC1qMkuUacI/XcHheiR4cuqKhJ0IrFcZ9tX3rhSMOclhJ1/dyxCFq2xevlovf9Wxz9WeEIvL/JgRT1cRH4p0TjjX0mzngFj0AAAhCAAAQgsBMCNfrng+gRtHayKys2s8YDMxRNZQfhbkEM6d8wNobXEV+uw+Vvz/vNY90gpJINPR/XQ7m6pBcWrGWJaOFh+wW+u9c8LKTbjd30aF4ubGw7+9EBFvF8y1mqdovFG//ez3Qt16FLOW9jtc5SgpbfaYHR4pHFmVQbuqltLO0zVSPNgo/FUK/5UPO7HJX1xMgpTd1o5zFK1zZ+b8nzQ/w85lTkkPvkClrueyh+BcdosusWglb8WWGxNyXWdv1qErTOFiLLLGx1zSm6jk798gRNi1lOU+6EvH53n/uSiNHJhcvosHZR+O6VQ39jXGvs3iEqN+dvjEXg60j6fUmnj+wZ+/zNMJ0uEIAABCAAAQjslECN/vmoE1X7OjUFtHaYFc6v1vV1xJKjjfoRRx2+t4daWE5Z801dX4242sH1bXhOEbJo1Rd53NXCxq9Jes1IgWS/346diwW7ldZ98jMlooX7e94WeG4V2eObyVzk+V2J+f6vIHg5ta7fpqLP3PeMoa5OV1TcP7ND59RM33wYO7+nkXSFUOPMIknXpiKExgQZR6HZNter6jfzv7mku0frNxW1loqy8ri+nc51uLyOsaPqd5mfxdK+UzoW3VW6tvHRL3l+jN9U5JDfWyJoHYrfmh+FWwtaOWJQTYJWKtrTwqeFmj+SlBLHnYZnwf63w35JrU9J/cC11ncrQcvzMyd/3t4iMdk3hKi8V4QI3v7fSYvf/py4fPgi4eKJ5x3hZ0Fr7IuItRgxDgQgAAEIQAACx0WgVv88SZkIrePafC1aU/OB8bffFhpcaDcWpTrWdtScDtZF+ThN6PwjC/EmSbeR9M6BPhZ3fjzUzbHo1b335RMCWGo4O9rXkNSl9bmWjdP0PiPpH0IUwJeiB88gyXVXHK0VNwtaFmQ+HeblFCBHTcStJM3uEiG9sy9QeTyPYaHKaUr/FZzcK0nyv36zAOY1GovciJ193yZmNh1br6HX5c2SzMPpkF6HOOIh164xR9Vi5mt79diG3uV+rkvlG8tSrUSQWvr8kKCVm9JUImh5rofgt+Zn5ZaClvelhZxYcI3nX5Og5bk5xdB1tFJivs+RBV5Hbvr3F5bkaNR+X59rX6bwcz1D/eWABeVDti0FLdthm/33xandQ83n7EPhixOL+q5N1k9VjJ/zxSMWz/25RoMABCAAAQhAAAKlBGr2z0+xBUGrdHnpvzaB2g+Mz4gFKteHisWUEhZ2LvytuVPIPjXyoKMxHMmwdRsrFmxRzulBFtRKm6O5XAfKDlhuGxK1pp7PEbM8RuzsO6rITrWjI2LRauidFhQduZZr11iE35RddmDN0LW6hm6Fq0HQmrrQoLOzVNDyc1vzm1qDkt9vKWjlRiXVJmg5pc43xvrzbOjLgCHG/gz5rXDhgIvid82fwf6Xe1NiyRoO9d1a0PJ7x9IGS2zwFxW/KemZiSjQknHoCwEIQAACEIDAvgnU7p9/w+ogaO17s9ZgfSsHxk7H5UJKTCrFY4ilnQwLKBazHBU11WoQtDonyzeN3TmkT07N2+LS/SU9d6Qm1dgYrjVmZ/X6Uy8Kvx9KFUw9nrqlz2mNvqHvoZIuMPJOr999QxRZafqOoykuE9IWc/dMrl0nLWjlRg4Z7RxBy89tyS9zm2V120rQyr24wJOsTdDynCxquRaWU3rjCMwUWKdyP1CSBS2n5cbF5f8ipHH/a9aqrNPpEIJWN1PfZunbdB1xOhaBFVtW+jdmHTKMAgEIQAACEIDAsRJoxT//Gn8ErWPdhu3Y1dSBCWfmzJIsUPyMpB+RdL5eFIKFnfdLektILXM6YpzWN7Y6tQha3RztrF8opBA5xbCztUu1fGO4mdART0PF1XN3oz+P7Mj5Vj8XSLfg1Dl2dtrs8FpIceTS3yZqlw29JyVoOXrE83Uk0JUlWby7bIjYcoSU7XEdMNfycorlkmbH3mmftsvpVU4z7Ozq9osjwOzI/1NmBMpJC1q5kUNLBK2O+Rb8lqxn/OwWgpbTg33bam4R9BoFrY6T62O53tMVw5nuUrL7Z9pilVOa+3XzTifpCZKuGgYquQl1rfU9pKDVzflbw+fspSRdJNQa9OdG1/z59L7weej0ZX8ulorta/FhHAhAAAIQgAAEjo9AU/45gtbxbcDWLGrqwBwAbl/QGksLnDOVLceeM59DPTMmaB1qDrwHAhCAAAQgAAEIQAACEIBA7QSa8s8RtGrfTsc/v6YOzAGWY0vRacuxD4Bm9isQtGaj40EIQAACEIAABCAAAQhAYEcEmvLPEbR2tDMrNbWpA3MAhluKTluOfQA0s1+BoDUbHQ9CAAIQgAAEIAABCEAAAjsi0JR/jqC1o51ZqalNHZgDMNxSdNpy7AOgmf0KBK3Z6HgQAhCAAAQgAAEIQAACENgRgab8cwStHe3MSk1t6sAcgOGWotOWYx8AzexXIGjNRseDEIAABCAAAQhAAAIQgMCOCDTlnyNo7WhnVmpqUwfmAAy3FJ22HPsAaGa/AkFrNjoehAAEIAABCEAAAhCAAAR2RKAp/xxBa0c7s1JTmzowB2C4pei05dgHQDP7FQhas9HxIAQgAAEIQAACEIAABCCwIwJN+ecIWjvamZWa2tSBqZQh0xongKDFDoEABCAAAQhAAAIQgAAEIDBNoCn/HEFrekHpsS2Bpg7MtigYfSMCCFobgWVYCEAAAhCAAAQgAAEIQOCoCDTlnyNoHdXea9KYpg5Mk4SZNIIWewACEIAABCAAAQhAAAIQgMA0gab8cwSt6QWlx7YEmjow26JgdAhAAAIQgAAEIAABCEAAAhCAwIkRaMo/R9A6sX3CiwOBpg4MqwYBCEAAAhCAAAQgAAEIQAACEDhSAk355whaR7oLGzKrqQPTEFemCgEIQAACEIAABCAAAQhAAAIQKCHQlH+OoFWytPTdgkBTB2YLAIwJAQhAAAIQgAAEIAABCEAAAhCogEBT/jmCVgU7ZudTaOrA7HytMB8CEIAABCAAAQhAAAIQgAAEjpdAU/45gtbxbsRWLGvqwLQClXlCAAIQgAAEIAABCEAAAhCAAAQKCTTlnyNoFa4u3Vcn0NSBWd16BoQABCAAAQhAAAIQgAAEIAABCNRBoCn/HEGrjk2z51k0dWD2vFDYDgEIQAACEIAABCAAAQhAAAJHTaAp/xxB66j3YhPGNXVgmiDKJCEAAQhAAAIQgAAEIAABCEAAAuUEmvLPEbTKF5gn1iXQ1IFZ13RGgwAEIAABCEAAAhCAAAQgAAEIVEOgKf8cQauafbPbiTR1YHa7ShgOAQhAAAIQgAAEIAABCEAAAsdOoCn/HEHr2Ldj/fY1dWDqx8kMIQABCEAAAhCAAAQgAAEIQAACswg05Z8jaM1aYx5akUBTB2ZFuxkKAhCAAAQgAAEIQAACEIAABCBQE4Gm/HMErZq2zj7n0tSB2ecSYTUEIAABCEAAAhCAAAQgAAEI7IBAU/45gtYOdmTlJjZ1YCpnyfQgAAEIQAACEIAABCAAAQhAAAJzCTTlnyNozV1mnluLQFMHZi2jGQcCEIAABCAAAQhAAAIQgAAEIFAZgab8cwStynbPDqfT1IHZ4fpgMgQgAAEIQAACEIAABCAAAQjsg0BT/jmC1j42Zc1WNnVgagbJ3CAAAQhAAAIQgAAEIAABCEAAAgsINOWfI2gtWGkeXYVAUwdmFYsZBAIQgAAEIAABCEAAAhCAAAQgUB+BpvxzBK36NtDeZtTUgdnb4mAvBCAAAQhAAAIQgAAEIAABCOyGQFP+OYLWbvZltYY2dWCqpcjEIAABCEAAAhCAAAQgAAEIQAACywg05Z8jaC1bbJ5eTqCpA7PcXEaAAAQgAAEIQAACEIAABCAAAQhUSaAp/xxBq8o9tKtJNXVgdrUyGAsBCEAAAhCAAAQgAAEIQAACeyLQlH+OoLWnrVmnrU0dmDoRMisIQAACEIAABCAAAQhAAAIQgMBiAk355whai9ebARYSaOrALLSVxyEAAQhAAAIQgAAEIAABCEAAArUSaMo/R9CqdRvtZ15NHZj9LAuWQgACEIAABCAAAQhAAAIQgMDOCDTlnyNo7Wx3VmhuUwemQn5MCQIQgAAEIAABCEAAAhCAAAQgsAaBpvxzBK01lpwxlhBo6sAsMZRnIQABCEAAAhCAAAQgAAEIQAACFRNoyj9H0Kp4J+1kak0dmJ2sCWZCAAIQgAAEIAABCEAAAhCAwP4INOWfI2jtb4PWZnFTB6Y2eMwHAhCAAAQgAAEIQAACEIAABCCwEoGm/HMErZVWnWFmE2jqwMy2kgchAAEIQAACEIAABCAAAQhAAAJ1E2jKP0fQqnsz7WF2TR2YPSwINkIAAhCAAAQgAAEIQAACEIDALgk05Z8jaO1yj1ZldFMHpipyTAYCEIAABCAAAQhAAAIQgAAEILAegab8cwSt9RaekeYRaOrAzDORpyAAAQhAAAIQgAAEIAABCEAAAtUTaMo/R9Cqfj8d/QSbOjBHvxoYCAEIQAACEIAABCAAAQhAAAJ7JdCUf46gtddtWo/dTR2YerAxEwhAAAIQgAAEIAABCEAAAhCAwKoEmvLPEbRWXXsGm0GgqQMzwz4egQAEIAABCEAAAhCAAAQgAAEItECgKf8cQauFLXXcc2zqwBz3UmAdBCAAAQhAAAIQgAAEIAABCOyYQFP+OYLWjndqJaY3dWAqYcY0IAABCEAAAhCAAAQgAAEIQAACaxNoyj9H0FqH7kzgAAAgAElEQVR7+RmvlEBTB6bUOPpDAAIQgAAEIAABCEAAAhCAAAQaIdCUf46g1ciuOuJpNnVgjngdMA0CEIAABCAAAQhAAAIQgAAE9k2gKf8cQWvfm7UG65s6MDUAYw4QgAAEIAABCEAAAhCAAAQgAIENCDTlnyNobbADGLKIQFMHpsgyOkMAAhCAAAQgAAEIQAACEIAABNoh0JR/jqDVzsY61pk2dWCOdRGwCwIQgAAEIAABCEAAAhCAAAR2T6Ap/xxBa/f79cQBNHVgTpwWE4AABCAAAQhAAAIQgAAEIAABCGxDoCn/HEFrm03AqPkEmjow+WbREwIQgAAEIAABCEAAAhCAAAQg0BSBpvxzBK2m9tZRTrapA3OUK4BREIAABCAAAQhAAAIQgAAEIAABqSn/HEGLLXvSBJo6MCcNi/dDAAIQgAAEIAABCEAAAhCAAAQ2ItCUf46gtdEuYNhsAk0dmGyr6AgBCEAAAhCAAAQgAAEIQAACEGiLQFP+OYJWW5vrGGfb1IE5xgXAJghAAAIQgAAEIAABCEAAAhCAgEg5XH0TIHisjrSqAVnfqpaDyUAAAhCAAAQgAAEIQAACEIDATgk05Z8TobXTXVqR2U0dmIq4MRUIQAACEIAABCAAAQhAAAIQgMCaBJryzxG01lx6xppDoKkDM8dAnoEABCAAAQhAAAIQgAAEIAABCDRAoCn/HEGrgR115FNs6sAc+VpgHgQgAAEIQAACEIAABCAAAQjsl0BT/jmC1n43ai2WN3VgaoHGPCAAAQhAAAIQgAAEIAABCEAAAisTaMo/R9BaefUZrphAUwem2DoegAAEIAABCEAAAhCAAAQgAAEItEGgKf8cQauNTXXMs2zqwBzzQmAbBCAAAQhAAAIQgAAEIAABCOyaQFP+OYLWrvdqFcY3dWCqIMYkIAABCEAAAhCAAAQgAAEIQAAC6xNoyj9H0Fp/AzBiGYGmDkyZafSGAAQgAAEIQAACEIAABCAAAQg0Q6Ap/xxBq5l9dbQTberAHO0qYBgEIAABCEAAAhCAAAQgAAEI7J1AU/45gtbet+vJ29/UgTl5XMwAAhCAAAQgAAEIQAACEIAABCCwCYGm/HMErU32AIMWEGjqwBTYRVcIQAACEIAABCAAAQhAAAIQgEBLBJryzxG0WtpaxznXpg7McS4BVkEAAhCAAAQgAAEIQAACEIAABNSUf46gxY49aQJNHZiThsX7IQABCEAAAhCAAAQgAAEIQAACGxFoyj9H0NpoFzBsNoGmDky2VXSEAAQgAAEIQAACEIAABCAAAQi0RaAp/xxBq63NdYyzberAHOMCYBMEIAABCEAAAhCAAAQgAAEIQEAi5XDtXYDgsTbRusZjfetaD2YDAQhAAAIQgAAEIAABCEAAAvsk0JR/ToTWPjdpTVY3dWBqAsdcIAABCEAAAhCAAAQgAAEIQAACKxJoyj9H0Fpx5RlqFoGmDswsC3kIAhCAAAQgAAEIQAACEIAABCBQP4Gm/HMErfo31LHPsKkDc+yLgX0QgAAEIAABCEAAAhCAAAQgsFsCTfnnCFq73afVGN7UgamGGhOBAAQgAAEIQAACEIAABCAAAQisS6Ap/xxBa93FZ7RyAk0dmHLzeAICEIAABCAAAQhAAAIQgAAEINAEgab8cwStJvbUUU+yqQNz1CuBcRCAAAQgAAEIQAACEIAABCCwZwJN+ecIWnveqnXY3tSBqQMZs4AABCAAAQhAAAIQgAAEIAABCKxOoCn/HEFr9fVnwEICTR2YQtvoDgEIQAACEIAABCAAAQhAAAIQaIVAU/45glYr2+p459nUgZF0Gklnl3Sp8O+ski7cW553SfqgpDdLepWkv5P05eNdPiyDAAQgUETgpyW9seiJ+Z0fI+k3JH2hcIhvlnQeSZeQdElJPyTp/L0x3irpA8GOV0r6R0lfLXwH3SEAAQhAAAIQgECNBJryzxG0atxC+5pTKwfmtJJ+RdLNJZ27YIneLumBkl4i6YsFz9EVAhCAwDESqFnQOpOkG0q6aRCxcvm/LHzOvw5hKxcZ/SAAAQhAAAIQqJRAK/751/AhaFW6i3Y0rdoPzLdJurqku0v60QXrYkHrt8K3+guG4VEIQAACTROoUdD6riBi3U3S6RfQfaKku0r6+IIxeBQCEIAABCAAAQicJIHa/fNvYIOgdZJbhXebQM0Hxo7NfSTdYmSp/l7Sh8K38l06otNTUs2piDeT5G/xY7vZDRCAAAT2QKA2Qcuf138g6aoj8P3Z7c96t2+RdN4R4etNkn5d0vv2sJjYCAEIQAACEIDA0RGo2T8/BTaC1tHtv+YMqvXAnEGS669cJSL675L+WNKTJDmd8PPR732mLIRdSdIdEumJdopuEESt5haLCUMAAhA4IIHvlfQMSZfvvfO64WdrTOOc4bP8QtFgn5H0NEnPlPRuSV+Kfu8vL84o6dqSbp1IT3xbSF18/xqTZAwIQAACEIAABCBwQAK1+udJBAhaB9wZvCpJoMYD4/STByUis14u6c6SXPg9J8LquyXdRdKdIsv9Db6dso+yJyAAAQhAYJDAloLW0JcWzwqf27mfzxa2/PfiepEVzwuRWp9lfSEAAQhAAAIQgEBDBGr0zwfxIWg1tLOOdKq1HZhvknT74KD0kT8uCFP+5r6k+bYsR2o9IHrodyXdgxsQS1DSFwIQ2BmBrQSt7wif8beKeN4z/Lz0VsShL0FcXP7xmV+A7GxpMRcCEIAABCAAgUoJ1Oafj2JC0Kp0F+1oWrUdmJ+S9PwoheTZkm4j6VMz18U3JD5C0vV7zzv18JckvWPmmDwGAQhA4NgJbCVoOZXcKYWOou3aQyS5KHypmNU9/4NhzEv3xiQa99h3KPZBAAIQgAAEjo9Abf45gtbx7bGjsqimA+MbDZ06YvGqa38d6qQsrYVyCUkWxnwtfNdccP5ekr5yVCuKMRCAAATWIbCFoHU6SU+IisC/VNKNV7id8FckPT0y3eP6fTQIQAACEIAABCDQAoGa/PNJXkRoTSKiw8YEajow55LkuicuFNw1pwv6BqycmlljqJyS8oeSfrXX6ZUhautfws/Wvv3rZZLsYH06jB87hy56/xshIsGfBeeQdB1Jl5N04fCMb/d6iyTXlXnDgugFj++aNZeSdPFQLP98vQgJF9t38eX3Svqz8K7PZew9pw55fXyrWNcuJsmRETlt6fN2ji8q6ZKSHN0X3372VkkfkOS1eLWkT+ZMamaf0v3j9FkLthZrX1Swvr8j6d69Oa5ZpPtHJT0ncPQr4j3cR3Moe+PlcEFwz/PKki4j6QK9G+9cX89MvYd9vufWT/JZdSF0RxK5YHl3c6rH9zn0xRQ+l1+c2CspQWhqe3nPun6U5/+nG+/ZqblsIWhdNvDrR2ddXdILpyaT8Xt/YfHU8BnadX+yJKc2xheIZAxHFwhAAAIQgAAEIHBwAjX555PGI2hNIqLDxgRqOjAWd5x20rUPhbTA96zEwNfCu6aKnXQ7pX8bCUSlDvrUtHIFLdf5cuF639bVd/Li8S1uOaLMot+Xp14efu/PmPNI+u0Q6Zb5mCy23FfSYyccwaWC1Nznzxpqo/nGyjFmfXst2j1K0oMXpK+O8Vu6f3xr5+2CUDIm4LYqaMXscu3tnrOQZeHSe7l/697QmngPP1rSQwvW21GiFpV/vyeSDY1v0dbRpO8c2RRzBK3+cLbh7qEO1JR4lnu2S/qtLWh9a6hn6M/6rr02CP//XDKxgb7+vLttELlfJen1kv5P4pbEFV7FEBCAAAQgAAEIQGATAjX555MGImhNIqLDxgRqOTAWJR4Z3VTlGiu3lGQh4hBtqSARzzFH0HJhev+7eYGBLmjvf1MRBxbKbhb65oo+8TQsnllo+8TA/OYKUt1wpc/7M9PCpIXPLmqmAN3XulqIuJEkC4RrtjX2j2u7WaR73cjEjkXQsok59rqf94mjNe9YIGB2CHOEp+4dHt+FyXPb1PyXClrdPCx4W4jNFbJz5z/Vb21B6wckPSNEinbvvr8k72lSv6dWg99DAAIQgAAEILAHArX451msEbSyMNFpQwK1HJizhRpXP9mz9S6S7Owcqp1d0tVGXnbmkLrSdXGq2HNH0gD/LdRz+f/CA7Fz6FQYC0WOOOmaHWSnS/l/LUI5/dApT3GbcnD92XLtEKESi1ldWpZT8dwcNXHBENVw+sS7vA6ubZZyOEsFqXj40ucdofOUhJhlccp2OWXS8/RtmU4/7KeL9d/dT/dca3/FgpaFlL+Q9F+JF3gvOK20n/bZdXtNEHY/NjCxWgWtrewdusHOeLzujsT5h7CPnX7qdYj3vPs5OtMRO6nm8+L0YIvo/eb95JpMfyXp2yVdIZyr/jl5W1gvR5TGLT7zTm/2O1K3tfocdmmzsVhrUd+XWLx8rc2aOc7agpb3vG3or8+1Qppr5pToBgEIQAACEIAABI6aQC3+eRZkBK0sTHTakEAtByYV3eL6NS/e0PbSoeM5jtUXSo09Fq0xlOLnNCvXCHJ0ht/fNTu4dtBd6D7V4lpI7mNH8q4hReqriYcsHFxP0v2idCs77BbHPpJ4plSQiocoef77JT1O0i/0BnG9JEfVuD5WKnrFKWRXDMKomXTNwsIvSvrL0k0w0j/eHzmimW/g9Do6razv5I8Vsq5V0NrCXguTtw+Cah+9xTMLrW+UFO/l7wvRXLeImI4JT6nz4ptRfV7iCFGL7o4m7QvNQxdMxGfe+/WaE9GBjqx0bTCLyBZlu3YStaDWFrTiou0+h66FZsGQBgEIQAACEIAABCBwau3oqjWjqicXdlMtggebexsCtaxvC47OVoKWo7GccuhonqHaSb6S3k60Rb6uxUXtu5/7c8U1aiyCdW0q6qf/7M+FiIm+wPKzkl6R2IIlglRqB5c87+i5F/QGcYScoztyaqz9RIi06V844HRMizBrtTmClt9tAcO10SzQdM21vpxi95+JybUsaJXa64il50cReY5wMptPjSzcUGqqz4RFqn49qtR5cdF3X3Qw9I7482qoDtQcQaszy2fOtnfn0KKP9/uH19qwGeOsLWjFe/fNoWaZPwNpEIAABCAAAQhAAAIIWqvvgVoEj9UNY8CvEahlfWMHMSeS4dBLuJWg5ago15WZusnRYoxvO+xHbaRuB/ueUETaKUpdK7lFLFXPzHWdfHtY3EoEqdR65T6fKiZdcgOmI30cRXPn3iQsIvnfFPfcfTZX0PL4l4jqZo1F/7UuaOXa6zVzfTnb27VcYdb9LVQ50s0XG3TNwonPxTt6P/NNmU8Itdn8Y0dkuU6bUxmHmm8kdbrxuUOHoUijJYKWI82eGd3YV3KDaO6+Heu3taBVGuW6hk2MAQEIQAACEIAABGomUIt/nsWICK0sTHTakEAtByZ20k8iGmEK8xaCliNBXKD8s1MvD3WhnF7ngvBdS6V5WZByNNO5JJ0/pOL5HSW3iMXr4ZQ4C0JxyxWkhszLfd6pgz8vyZFWrjtlR9sRNDnRWd27Y9E0J0UuY1n+u8sSQatkbx2DoJVjr+tIWdBxXayulQizfiYWq/wz83NabffZ5/NyqbCvHBHmyxZ8GcXYmUylKKbEpiWCVkpMalnQSp31l4Y055zPv5KzSF8IQAACEIAABCDQKoFa/PMsfghaWZjotCGBWg5M7KTX+M19jhM+tlQpB3WsVlJqLNfv+VNJZwq/3CplpzZBa40jULOg9TNRwe+xGz6PQdDKsTfuM5TWN7U3LHw+utfJaXw+d760YW7zZ8Gf99IBXRDekV+xwLpE0IpvBBx6x1wbcp5bM0IrJWitLSrn2EQfCEAAAhCAAAQgUDOBWvzzLEYIWlmY6LQhgVoOjGs+PaRn5x5SDuc4qHEaktOjXGvnrSvvEQStcqBzI7RcjP8PJN2k98o4iqg/m9YFrVx7nR7aj0Y0I9/u+aXCpYlF4KWfLY7o8meVRbGuDUVazhW0Urcuusae05P/tdD+Jd3XFLRSacM1fnGxhBfPQgACEIAABCAAgaUEavHPs+xA0MrCRKcNCdRyYPZYQ8tF3a8zUdw6XvpUlMN1Qw2uJdvEn0Wnl2Tn/0rhJkGnfHXtpFMO59rmemI/LsmF7n9ZUv+mw7WjQ+YIWhZHXAzeQk3XUnWe+va3LGjl2psSP3zboUWt0hZHOvn50tQ9nw/fSOkz4bXyrZ9ds6hsoelFiYnNEbR8s6lTK38vKoZ/O0kPX7HmWw7HNQUtv6+FSNwcLvSBAAQgAAEIQAACWxGoxT/Psg9BKwsTnTYkUMuBidOLtoo8WoJy7ZTDx0u6raT/KJhUqrh5yW19FsTspP6wpLNI+jFJrht0gSBoDU2lRNAqMCfZtVRssPjhWklnk/T9QcCyTS6e3xfl4pdtLWi9Kdxc+V8JKz3noTm6TpojgL4yADIWBcZ4f0aSI5J8I+QbJL1a0idHHohrQ41F0MTnYU171xRul9SiioX2GJ0/pxxd+pRQqy7+ffxuF493OqnXJdVcbN771rXv+m3q1sWlZ27o+bUFrTj9s8ZaiVuxZFwIQAACEIAABCCQQ6AW/zxnrl+7han21hTQ2mFWOL9a1vc84Yr6s/cYXUXSiytitragNVdQyU0HNDp/xljUcRSXC8XHjnIu3toELQtX1wh1iy6Za0TUby7/odfF+6N0WhY57ibpcQPiSDdeiaAVz8ECjGtI3VvSRxMTXCJorWnv1oJWblTjlKDlKKp7jojSKUGolNMTQ1TYp0ofXKH/2oJW/MXF0O2QK0ydISAAAQhAAAIQgECTBGrxz7PgIWhlYaLThgRqOTCptCCnYt1/Q9tLh25N0HK9rTtIukWveHWOzW+T5LQnR211rRZBy/WXbhqEH6dI5rYPhlseL917oDZBy1NzFJUFkteMpJYtEbQ68y2e3VrSsyV9tcfkkILWmL1bC1quO/eKjM0zJWh5iOcFlp9IjLeGoOUUVKdaPlbSFzLmvGaXtQWt1BcX15L0nDUnzVgQgAAEIAABCECgYQK1+OdZCBG0sjDRaUMCtRyYVM2csZve5iBx/Z7fl/RpSb4xzekuduxjBkNj1yBopTilok0c6faHoWD8GCsXk/+ApLdLemdITfPtb7lRYCnhwe/9p8wF+pZQ38psuzaUcmiB7sGhXtHY8O+SZAHrHWGN3xvW2fXKnt57sEZBy9PznrxlcPJTezNeG9v0NwNALEh0qY2xAOhoLYuDFrW6dmhBa8jerQWt3LRWRzc6PdfNe9X12C4S6rH1kT81iFqfi9ZhDUGrG/Jhku4q6fOZZ2uNbmsLWq5p51Rr3wjZNX9p4T09lGJbaoe/HLEA6DPhFFv/75IbLUvfT38IQAACEIAABCCwhEAt/nmWDQhaWZjotCGBmg5MHA0x5xbAMVTnCtEU5+x1KokCW1vQemkQZz5bsL7fKcmObf+GtTg1M3WLnF/h6J9nSXqLpI9IsvM9JOYtEbRyxQLPKSVcpJ7/5pB2dZ+IlcUqCzqvl+T9Ypb9iKN+93h/bS1oTY1vm/7vEAnnulmX6k3WNa8cufKexN6YUxTe77qMpAeFGk3dsL6Y4PqSnPrltkTQWtPeNYvCW5R6pqSLBhuX1ucbKtqeEpZLi8L3i8+7Nt7No/W3AGlBKFeEL/hoSXZdW9CyfRbl+ufYXy74bP7z0smG5y8ryTXH/AVG14gCWwkuw0AAAhCAAAQgsDmBmvzzSWMRtCYR0WFjAjUdGEdCWHC5UM9mC052wpd+e++z5uLNjvDpmh3bq0p6VSbjtQWtN4dbDp1SlNvi1MxUDZrYobOd9w1C2BczX1SboJUSIx8RnGPbl9NqE7T6cz6DJAtCFie7Zqf/Xom9P0fQ6sZ0vTEXMO8Xy+8LolsKWqX2+ry6OH7XHhVSaP8zZ7F7fS4s6eU9gWONQuT+PLmNpIf23vNkSbeKIqhKBa2+aRYhnTL8gN4PYwGyEEVx97UFLU/ggpL+RNKZerPJrWk2ZcC3hb8XXpuuWRz2Dafvm3qY30MAAhCAAAQgAIEKCNTkn0/iQNCaRESHjQnUdGB8g989QvpJ3xkZilQpQXPWEMnTT23zt/g3ClE9OWOtLWiVCmqeo+fw5z3n/C9ClNe/BgNStyAOpUMN2ZyKAiupobVFhFZ8O5prTF1P0sdyFi4Ux/fe8r+uTUUUZQ79393i/VE6vov2v6D30qEIviWCVioirh+leChBy2ZO2RsXEJ8byRPvHRfFd4Tj0jQ030j4XEnnDmuWmt8SQcvDxiL/0uiy0j29haDlCFKnJf9qbzKl53nIDqfXen37gu3DJTkCMlfML2VEfwhAAAIQgAAEILAmgZr880m7ELQmEdFhYwK1HRgXDXZNn35aYKkgEyOzA+UoLxdH77fSqIC1BS3PZSgKJ7XsKcEvft5pNo+M6kzdPtSUyd1KqUi5kxS0UiKda+TcSdKXMo06naQnhIi87pFSwWnqVUsFrVggGYokWiJo2Yax6LtDClpT9sapgp576Zn1bZi+NfIXeotn++8X0vacPngWST8h6XJBCHGxfKfkTrWY1V9Lumao39Y9u1TQSonLh0yf20LQMhsX5bfw1E8L/N0gOH95CvzA71NRjo5gNS+nJNMgAAEIQAACEIBACwRq889HmSFotbCljnuOtR0YixcWYCxA9dsfSfptSbnpZd2zqbQd/843kzlyo6R+1RaCltMNXSDZBcynWhx9YGftFyX9Ze/BVNHlkjph5uU0Nz/TbycpaKXqKZWkn/lz1hE5viWu32oTtOLUuKGIpCWCVorlSUVoTdmbEnBLInlS6x6fmVTEWm6dqvjGvi0itCzE+nKMn+9t3NwbGqc+T3J+v5WgZe7+jHeKZr95LzrNtDSaauhLC6eYu2ZX6Xg5bOgDAQhAAAIQgAAEtiBQm38+aiOC1hZbgDFLCNR4YFLftNuml4Rv8H2LXU5RZN+Kd89EZJZFJNdTelMJqJDu98beMy8L4/jWxJw2dOOZU8t8q91YLa3UrYUpQebbQ52wfjSax7eg8/GJSbr+zG0l3S2KnPBjFrn8L+aeW9R96NW5z99ZkiM4uuZomGuHWxnHzHIEjiM0XG8rvuXPxbVt73/kLF5GnyURWqkab0O3fC4RtByJ5CL6/QjIk6ihlWtvKoXMYrSjqD4xsiYe3/XxLI7008+c6ub0sy/0nnXasfdC194m6YYTeyt1SUFqvZZGaMX1pta+KGNqW28laPm93oNPimom+ueOyHVq8EenJhd+//+E22u93v3mdXRaspnRIAABCEAAAhCAQCsEavTPB9khaLWyrY53nrUemCFnxxFarn1lR+jtiSvs7Wjagb1OqI/Vd2a9in7et4e5+HyOKNZf+S0itLrxbYujE3zNfP+WPgsyLvL+e9HtdGO34MUOut9hez1+ykk0s4sER/9KA1t9KJopV5AaOkG5z6duLnOhbwtdKYHT3H5M0m+FW/xS7y8VJKc+BeYKWmZw9VC4v79fXRDcqZXxPp0jaDmCxQ6/xUqnynXtkLccdu8ssXcoYnPovPgdFmFcFNxF5fspbUNCVaq+ngVT7x1fGBHfmmnh11FcTlvsj2/R2Gmt/TZX0PL+tfjodzgiq2uldf+m9uzU77cUtPzu1CUF/vlnQmSab6d8dyK12JGGTln9tSBaxWK1vxy4gaTXTRnI7yEAAQhAAAIQgEBlBGr1z5OYELQq2z07nE7NB8Y321lI6Rdyj5fIYsanwg/tKJ8vEV3UPWMnyZEdrtEVO6k5S7+2oGVxzZEirvPTNdtjkcFRX3YmXfunL0C435Qo94PBGbx0ZJSfc3riW8MYFgvOGyIk+kKK+zm16wK9m8iGoplyBakhvrnPnzZEWV0/MZDteUNg5l/b0bVAF3NzAX3b2UUnmbOFz27/5OyBsT7x/nAEoN/5XwMPeX0dgeQ1iB3yseiSWNByxNXfDLzDLPzP6X1x8zpbmPF56NqSGlpb2TuUTuY5fzCITv8gySLHRcPnRV9ocr8xgcN/hx3t9+jEZ4cFLUeGvjcA+slQx6srBN9xs9DkFOZ4L8WCkFMeHcnlz6JUsw0WsrxHU+c+Xq+le3bq+a0FLbO3qGX2sb39ufmMfy78wJ8Fqf3c9fee8JcWFrNKv7SY4sHvIQABCEAAAhCAwNYEavbPT7EdQWvr7cD4UwRqPzBDaYNTdsW/t7N9O0kutD3XyVlb0HIUiNP4HIkzJtr1bbFj7hpjdqDH7LhEqBk15iSmGNoZdBTPeyQ5OsIOvNuQ+JMrSA2tV8nztsURMLmsundaPHANMN8gaGGuq0dkkeIakj5QupkG+sf7Y+6wnq9TUJ8zsMaxoDXnPRazfKGAI8D6RbiXCFpz5uFnpux1H4tavgTAKaKxWDX1XkdzOWLLoshQc5SiI7rMtnR8f7Y4KtJnJ25DacZTc079/mGhHtTn5zw885mtBa1uWkNpg6XT9ufib0r6f0sfpD8EIAABCEAAAhCohEDt/vk3YELQqmTX7HgaLRwYp9848srOrNOmShxOixYuDOwbtZY6glsIWr4V7d9CapHTZ8ZaaW0ZM7NoMZRG2H+XRQWLG46Ic5RJXFzeAsgVEnXHSgSplG2lz/tGuvuOpBH23+E5PyWsv1MtUwXRS2/NG1ufNQQtR5pZuHnLiGC5VNDymXBtuT9JRCoeWtDKsbdj7s+BywRx8uIZn9ne0w8Iwq7P2FTrxnetNkcnTjXvL0e3WSwdqk+3hqBlEfuBkp54AsXNDyVombVFRUdr+YuHnM+s/vp4H5mRhXcKwE/tXH4PAQhAAAIQgEDNBFrwz/+bH4JWzVtpH3Nr6sBI8q1fTiuy4+NULaeQ9aOQnLLnSIk3h1Skv4siUJas6laCludrZ/pCoYD55YNNXYqga0W9SJJtKY0us5PocR2VdLEoJdMRK++U9GchZa9L6TGjVNFuO/ou1tyP6CkVpGL+c57v6mNZ3PSaWCLSMdYAACAASURBVHzoUva8/o58c30s1yP7ZPTCq4VIre7HFgmdhtq3fe4emSNoWax4X4gecnqi59/nm5pLqaDld7gwtiOVvJecztgvit5/x9aC1hx7Ywbe0+eX9HOJ9R/b07nrauHTxdivGFLb+imhPquuX2eOTkX8p4kzOUfQ8rl33SgLj6mzmWvHGv0OKWh18/Vnjy8GuZQkC5f/W5IvxeinRXudHVnpSzosYv3jzDTyNRgxBgQgAAEIQAACEFiTQFP+OYLWmkvPWHMINHVg5hhY0TNzC0RXZAJTgQAEIAABCEAAAhCAAAQgAIGNCDTlnyNobbQLGDabQFMHJtuqOjsiaNW5LswKAhCAAAQgAAEIQAACEIBADQSa8s8RtGrYMvueQ1MHpvGlQtBqfAGZPgQgAAEIQAACEIAABCAAgQ0JNOWfI2htuBMYOotAUwcmy6J6OyFo1bs2zAwCEIAABCAAAQhAAAIQgMBJE2jKP0fQOuntwvubOjCNLxeCVuMLyPQhAAEIQAACEIAABCAAAQhsSKAp/xxBa8OdwNBZBJo6MFkW1dsJQavetWFmEIAABCAAAQhAAAIQgAAETppAU/45gtZJbxfe39SBaXy5ELQaX0CmDwEIQAACEIAABCAAAQhAYEMCTfnnCFob7gSGziLQ1IHJsqjeTgha9a4NM4MABCAAAQhAAAIQgAAEIHDSBJryzxG0Tnq78P6mDkzjy4Wg1fgCMn0IQAACEIAABCAAAQhAAAIbEmjKP0fQ2nAnMHQWgaYOTJZF9XZC0Kp3bZgZBCAAAQhAAAIQgAAEIACBkybQlH+OoHXS24X3N3VgWC4IQAACEIAABCAAAQhAAAIQgMCREmjKP0fQOtJd2JBZTR2YhrgyVQhAAAIQgAAEIAABCEAAAhCAQAmBpvxzBK2SpaXvFgSaOjBbAGBMCEAAAhCAAAQgAAEIQAACEIBABQSa8s8RtCrYMTufQlMHZudrhfkQgAAEIAABCEAAAhCAAAQgcLwEmvLPEbSOdyO2YllTB6YVqMwTAhCAAAQgAAEIQAACEIAABCBQSKAp/xxBq3B16b46gaYOzOrWMyAEIAABCEAAAhCAAAQgAAEIQKAOAk355whadWyaPc+iqQOz54XCdghAAAIQgAAEIAABCEAAAhA4agJN+ecIWke9F5swrqkD0wRRJgkBCEAAAhCAAAQgAAEIQAACECgn0JR/jqBVvsA8sS6Bpg7MuqYzGgQgAAEIQAACEIAABCAAAQhAoBoCTfnnCFrV7JvdTqSpA7PbVcJwCEAAAhCAAAQgAAEIQAACEDh2Ak355whax74d67evqQNTP05mCAEIQAACEIAABCAAAQhAAAIQmEWgKf8cQWvWGvPQigSaOjAr2s1QEIAABCAAAQhAAAIQgAAEIACBmgg05Z8jaNW0dfY5l6YOzD6XCKshAAEIQAACEIAABCAAAQhAYAcEmvLPEbR2sCMrN7GpA1M5S6YHAQhAAAIQgAAEIAABCEAAAhCYS6Ap/xxBa+4y89xaBJo6MGsZzTgQgAAEIAABCEAAAhCAAAQgAIHKCDTlnyNoVbZ7djidpg7MDtcHkyEAAQhAAAIQgAAEIAABCEBgHwSa8s8RtPaxKWu2sqkDUzNI5gYBCEAAAhCAAAQgAAEIQAACEFhAoCn/HEFrwUrz6CoEmjowq1jMIBCAAAQgAAEIQAACEIAABCAAgfoINOWfI2jVt4H2NqOmDszeFgd7IQABCEAAAhCAAAQgAAEIQGA3BJryzxG0drMvqzW0qQNTLUUmBgEIQAACEIAABCAAAQhAAAIQWEagKf8cQWvZYvP0cgJNHZjl5jICBCAAAQhAAAIQgAAEIAABCECgSgJN+ecIWlXuoV1NqqkDs6uVwVgIQAACEIAABCAAAQhAAAIQ2BOBpvxzBK09bc06bW3qwNSJkFlBAAIQgAAEIAABCEAAAhCAAAQWE2jKP0fQWrzeDLCQQFMHZqGtPA4BCEAAAhCAAAQgAAEIQAACEKiVQFP+OYJWrdtoP/Nq6sDsZ1mwFAIQgAAEIAABCEAAAhCAAAR2RqAp/xxBa2e7s0JzmzowFfJjShCAAAQgAAEIQAACEIAABCAAgTUINOWfI2itseSMsYRAUwdmiaE8CwEIQAACEIAABCAAAQhAAAIQqJhAU/45glbFO2knU2vqwOxkTTATAhCAAAQgAAEIQAACEIAABPZHoCn/HEFrfxu0NoubOjC1wWM+EIAABCAAAQhAAAIQgAAEIACBlQg05Z8jaK206gwzm0BTB2a2lTwIAQhAAAIQgAAEIAABCEAAAhCom0BT/jmCVt2baQ+za+rA7GFBsBECEIAABCAAAQhAAAIQgAAEdkmgKf8cQWuXe7Qqo5s6MFWRYzIQgAAEIAABCEAAAhCAAAQgAIH1CDTlnyNorbfwjDSPQFMHZp6JPAUBCEAAAhCAAAQgAAEIQAACEKieQFP+OYJW9fvp6CfY1IE5+tXAQAhAAAIQgAAEIAABCEAAAhDYK4Gm/HMErb1u03rsburA1IONmUAAAhCAAAQgAAEIQAACEIAABFYl0JR/jqC16toz2AwCTR2YGfbxCAQgAAEIQAACEIAABCAAAQhAoAUCTfnnCFotbKnjnmNTB+a4lwLrIAABCEAAAhCAAAQgAAEIQGDHBJryzxG0drxTKzG9qQNTCTOmAQEIQAACEIAABCAAAQhAAAIQWJtAU/45gtbay894pQSaOjClxtEfAhCAAAQgAAEIQAACEIAABCDQCIGm/HMErUZ21RFPs6kDc8TrgGkQgAAEIAABCEAAAhCAAAQgsG8CTfnnCFr73qw1WN/UgakBGHOAAAQgAAEIQAACEIAABCAAAQhsQKAp/xxBa4MdwJBFBJo6MEWW0RkCEIAABCAAAQhAAAIQgAAEINAOgab8cwStdjbWsc60qQNzrIuAXRCAAAQgAAEIQAACEIAABCCwewJN+ecIWrvfrycOoKkDc+K0mAAEIAABCEAAAhCAAAQgAAEIQGAbAk355wha22wCRs0n0NSByTeLnhCAAAQgAAEIQAACEIAABCAAgaYINOWfI2g1tbeOcrJNHZijXAGMggAEIAABCEAAAhCAAAQgAAEISE355whabNmTJtDUgTlpWLwfAhCAAAQgAAEIQAACEIAABCCwEYGm/HMErY12AcNmE2jqwGRbRUcIQAACEIAABCAAAQhAAAIQgEBbBJryzxG02tpcxzjbpg7MMS4ANkEAAhCAAAQgAAEIQAACEIAABETK4eqbAMFjdaRVDcj6VrUcTAYCEIAABCAAAQhAAAIQgAAEdkqgKf+cCK2d7tKKzG7qwFTEjalAAAIQgAAEIAABCEAAAhCAAATWJNCUf46gtebSM9YcAk0dmDkG8gwEIAABCEAAAhCAAAQgAAEIQKABAk355whaDeyoI59iUwfmyNcC8yAAAQhAAAIQgAAEIAABCEBgvwSa8s8RtPa7UWuxvKkDUws05gEBCEAAAhCAAAQgAAEIQAACEFiZQFP+OYLWyqvPcMUEmjowxdbxAAQgAAEIQAACEIAABCAAAQhAoA0CTfnnCFptbKpjnmVTB+aYFwLbIAABCEAAAhCAAAQgAAEIQGDXBJryzxG0dr1XqzC+qQNTBTEmAQEIQAACEIAABCAAAQhAAAIQWJ9AU/45gtb6G4ARywg0dWDKTKM3BCAAAQhAAAIQgAAEIAABCECgGQJN+ecIWs3sq6OdaFMH5mhXAcMgAAEIQAACEIAABCAAAQhAYO8EmvLPEbT2vl1P3v6mDszJ42IGEIAABCAAAQhAAAIQgAAEIACBTQg05Z8jaG2yBxi0gEBTB6bALrpCAAIQgAAEIAABCEAAAhCAAARaItCUf46g1dLWOs65NnVgjnMJsAoCEIAABCAAAQhAAAIQgAAEIKCm/HMELXbsSRNo6sCcNCzeDwEIQAACEIAABCAAAQhAAAIQ2IhAU/45gtZGu4Bhswk0dWCyraIjBCAAAQhAAAIQgAAEIAABCECgLQJN+ecIWm1trmOcbVMH5hgXAJsgAAEIQAACEIAABCAAAQhAAAISKYdr7wIEj7WJ1jUe61vXejAbCEAAAhCAAAQgAAEIQAACENgngab8cyK09rlJa7K6qQNTEzjmAgEIQAACEIAABCAAAQhAAAIQWJFAU/45gtaKK89Qswg0dWBmWchDEIAABCAAAQhAAAIQgAAEIACB+gk05Z8jaNW/oY59hk0dmGNfDOyDAAQgAAEIQAACEIAABCAAgd0SaMo/R9Da7T6txvCmDkw11JgIBCAAAQhAAAIQgAAEIAABCEBgXQJN+ecIWusuPqOVE2jqwJSbxxMQgAAEIAABCEAAAhCAAAQgAIEmCDTlnyNoNbGnjnqSTR2Yo14JjIMABCAAAQhAAAIQgAAEIACBPRNoyj9H0NrzVq3D9qYOTB3ImAUEIAABCEAAAhCAAAQgAAEIQGB1Ak355whaq68/AxYSaOrAFNpGdwhAAAIQgAAEIAABCEAAAhCAQCsEmvLPEbRa2VbHO8+mDszxLgOWQQACEIAABCAAAQhAAAIQgMDOCTTlnyNo7Xy3VmB+UwdG0mkknV3SpcK/s0q6cI/juyR9UNKbJb1K0t9J+nIFnJlC2wS+Q9IfSPr1nhlvk3Q9SR9aYNpPS3pj7/mXSfoVSZ9eMObaj3o+T1970IHx7i7pPonf/aik50g674rzGHrXiq+YHOok2ab29OSEF3S4mKQ3LXjen/1nkXQ5SR7rHNFnvz/3PyzJ5/LVkt4t6fML3sejEIAABCAAAQhA4CQINOWfI2idxBbhnX0CrRyY0wZH/+aSzl2whG+X9EBJL5H0xYLn6AqBPoEh5/93Jd1jgWiKoPWN+wxBa7tzF7NtRdD6LklXkXQzSRcvwPMZSU+T9HBJH5EU/60rGIquEIAABCAAAQhA4GAEWvHPvwYEQetg+4IXDRCo/cB8m6SrS7Iz5iiNuc2C1m9J+sDcAXhu1wSGnP9/kXTdEBEyBxCCFoLWSUW/1S5oOSLrMpIsGl9gzuEKz/y7pEdJepAki1w0CEAAAhCAAAQgUDOB2v3zb2CHoFXzVtrH3Go+MKcP6Ue3GFmKvw8pX1/tpSP+0EB/p6T4W/7X8W39Pjb3ilaOOf9/HFIRPzXjfQhaCFoIWqceHJ+3O0i6o6TvHjhXFqqcVviF8Ht/7o996eF0x9tIeueMc8ojEIAABCAAAQhA4FAEavbPT2GAoHWobcF7hgjUemDOIOkxIdWkP3c7MRYQniTJ6YRxjRSfKQthVwoOUZyeaAHsBkHUYldAIJfAVDTLTSU9foZQ2oKglcvI/VK1rpbWTkqN+9eSrhnq5eXML7V+NdTQypl712dttikm/sz9jZ5IVDK/ft94X/t3ufvAKYb3k3TbxMvfK+mxkl4o6eOS/EVGv9mmn5R0E0lXTYhh/lLDZ/X1cw3jOQhAAAIQgAAEILAxgVr986TZCFob7waGnyRQ44GxQ+P0kDgy6+WS7izJhd9z6qH4m/27SLpTRMHf1DtN7KOTdOgAga8TmBK0LLBcW9L7C4EhaOUBi8UcBK2vc8sViVKUaxS0vjl8EfGAaML+IuJukl6QKbb5v63OFuonWtjqNxeNv+GMs5q3U+kFAQhAAAIQgAAElhGo0T8ftAhBa9li8/RyArUdmG+SdPsgaPWte1wQpkproAw5SEuLeS8nzwgtEZgStGzLH4YUqS4FKsc+BK0cSqdGfiFoHZ+g5f8esij86Ciyyl9kOFprTv1Dn1unLd4z2mYvCmnCn8jbfvSCAAQgAAEIQAACByNQm38+ajiC1sH2BS8aIFDbgfkpSc+X1K+D9exQ+2ROjSKb7RsSHyHp+j0G/sb/lyS9g50BgQwCOYKW02G9p+yA57ZSQct7+YohnepC4ZxY5H2zpD+V9CeSPpn78g36rZ0W102RCK310zlri9A6e7iV0Pu6ay+VdEtJ/rye24a+1LDQ9RBJX5k7MM9BAAIQgAAEIACBDQjU5p+PmoigtcEOYMgiAjUdGN9o6FRDF+7t2txUrhjCJSRZGDtT7xf3kXQvHJqi/bLXzinn/6GSLi3pvJEDfuNQ3yeHVa6g5RvfribpvhOFry1uOcLxGZK+nDOBlfsgaK0MtDfc2mxrErQcmXsPSb/Ts9ci1q9Icor40na6UJPxl3sDOT3Y//99SwfneQhAAAIQgAAEILAigZr880mzELQmEdFhYwI1HZhzSXqepHP2bPZNV3+QWTNrDJXrcjkl7Fd7nV4Zorb+JZOxo2MuHqJwLGKcPzxnx8vC22tChIz/f06NLz9uh61/y1m/Jo7nfOUoGsdRQH8ZooCeGyIXct6Vcl5L6u+cJwiC/bXJKartz7gzhyL9PxvWduwmstRS5Lwncwlnd0vxu16oreUi1f1WEvmRI2g5wsQXGfgcDN34FhvmunEPPgFRa23RpbMrHvevJF1L0oczV5Si8KeCqknQ+mFJz5LUj85y/UN/wbFWBFXqS421/r5kbkO6QQACEIAABCAAgUkCNfnnk5NF0JpERIeNCdR0YHy7llNAuvahIB69ZyUGLg7sG65eJukNkv42s8CwhSU/56LEvkFxqj01RBvkFJ1PCVpOH7uIJEcAXWDiZX6X5/WPE/2WCFqOnPOtY3b++m1KaDIrizsu7p8rxKTMmHrP1Hqs8fsUP18s8GcDkR8WW3L2bY6gdUlJT4nScP8o1Br6mKQflHQzSTfvGWrh04KbawUdsm0laF04iLjdPvIZ9tn5dKZxCFqngqpJ0LpRuCW0m+UW0VMpe0u/1MjcbnSDAAQgAAEIQAACswnU5J9PGoGgNYmIDhsTqOXA2FF9ZHDCO5OfFuqn2Dk/qXYOSQ+T5OiikuYoLad+/fFEtFZK0LKA9MRIwBh7t6PDLGa8ZaTTEkHLtruuWSxKjQlNZwhCz1VKoA30rVnQcmqfRSn/b7/umy8xsED7+Qn7pwStVKpUKvrKUVwWtXzZQbdOL5Z0kwPX1NpK0JriNLXNELTqFbRS0bNPlnSrjPMzte7x738hEnn9t8VfdLyqdCD6QwACEIAABCAAgY0I1OKfZ5mHoJWFiU4bEqjlwPiKdde4+smerU45uf+Gtk8N7fS6J0VpMH6mK8Lt1L8vSfpeSZfrpSB249pZssjgVJqhtMBY0HI0069HdZnsbL0uvMtpmT+fiBSbuop+rqCVElQ6+4aEpqGILj/31hAdNxZZ49QgFz6fes/U+q35+6EILQtZqaLTXntH9XlPj7Upoca///OeSGWB1NEsn00Mmrr8wGLkK9YEMTHWoQStUrEbQevUhaslQstC8DMlXbQ3RX8Z4BTbtdsh37X23BkPAhCAAAQgAIF9EKjFP8+ijaCVhYlOGxKo5cDEjr1NdnSPo0xOoqUijCxkuSj3EyR9LpqUi3b/REjN60dzTRU2jgWt/rAvCamL74oEMQsXvsb+t6KoKYsdFsNSt0HOEbT8+eQC53GNqG6OQ4LWBUMtsX4BfkcsuehzTr0yF4a+dw9E7RFanuoZQ8qUxcauuaaa0/6cFjjUpgStOA3XAuljRsZz4fgX9H7vSw/8L6fO2hrnbCtByyKnRd2umYHZfCFz0ghap4KqRdCK00k9062E2FQkcOleytxydIMABCAAAQhAAAKzCNTin2dNHkErCxOdNiRQy4GJhR0LHy6I7uLPh26+ccu1n5y+1TULU78WCr+PiQOuG/WAkOrVPes6V7dOiGD+/ZCgZQHIqWUW0VLNAtp1JD0qErUsQFlwi9scQeusoWC9RZdUGxKaYhHmpUEY+3jmQrYoaNm0VGqmbfF+GLpxcEzQ+vZQ2N1Re12bKuTv4v1ODz17eODxQfz8j0z2S7ttJWjF58TROz4fjpDMaQhaeZ8Ja4k7qS8ohvbuNaNIxrVrJ/Yt939zWVj3v66V1mPL2W/0gQAEIAABCEAAAnMJ1OKfZ80fQSsLE502JFDLgYkdVteFsqPzwQ1tHxo6vnErJ3WwP5aLdDsl6tLhh2N1WlKCVq4A5FQ3O/X36b18KCWtVNDy2I7scdqn25tCLSbXm+laStBKiTBTUUXxOrQqaKVSLaci9MYErXjN3ivpGpI+MHImYkHp0M76oQSt0qg9BK1TN00tEVqOKn10b3pbf/bHgrsv4fCXAz6rNAhAAAIQgAAEIHDSBGrxz7M4IGhlYaLThgRqOTCxiOHILN8U9+ENbR8aOr5xayzCKneMoYiSlKB1dUkvzLQ7FhAsnl0hCFD9IUoFrZ8KkT5doXPXg3IKoUWuMUFrrNZUpklqVdCyfY6Msph5oZ6xY/unRNDKcfSPVdCK90SpSIqgVa+gFa/t1iJsTV+e5H4m0g8CEIAABCAAgf0QqMU/zyKOoJWFiU4bEqjlwBzaqRlCuoYg47Hj1K/XhvTCf45eHDtXpdfIf2tIaXPUQddSBZVLBC3fOmYBzjfkuT0v1ObyrWNTta1S87mBJIs6ua1lQcuf6V5Ti1r95lpaLiAfn7cSQSsnFesYBa1Umth1A8/cPYWgdSqpWiK0Dv3Zj6CVe2roBwEIQAACEIDASRCoxT/Psh1BKwsTnTYkUMuBidNAcqJRtsDyA8FRvlQY3BFPro3k2/lK2veFm7t8+6HbUE2w2LnyrY528L5S8LLrS3pKr7/rat1B0n/2flYiaLkYvwUZF1C2/b8k6eVhXlOCll8Zr+XDQ02yL2ba1LKgZRNTtw36FkqLWhal+m1M0HItN6eT3rn3wFSxbN8S+qchms6PrVUTKXPptEXKYWrvXlLS63MnJQlB61RYCFpfZ3JSf2sKti9dIQABCEAAAhDYEYFa/PMs5AhaWZjotCGBWg5MLd+ax5FVFqIs7gwVZx9aGjuLrnd0zgkxIra7NJrJw0/dlOc+uYJWfFvfgyXdVZLFqFyh6XzhlsMuXdGimAubP1PSVzP2cu57MoZarUtp5F6csumJ+JIBF6PuF4ifWru4vpCFSkfPDV1MEO8ns7xf47ccni6cwe4GyTkXRiBo1StoWbDtX8DhKFXXtErd1rrGgY7P1Emmt69hD2NAAAIQgAAEIHBcBGrxz7OoImhlYaLThgRqOTA/E6KAOlPnRkYtRZW6nWvpmN3zqTSpWIAojTzx2DnpjTmClj+PbiPpoWHCjly4tqT3h/+fKzTFBeU7+526+HRJ75T0aUlfGACb+5611iVnnFJBy9FVTv18UG9wCzHeA6/u/WxK0LpgEAddv8ztNSHS62OJSVv4cUTWL4ffjV1GkGPznD5bRGhZGLUYetHeviy9MAJB69TVrCVC65BfZnDL4ZxTzTMQgAAEIAABCBySQC3+eZbNCFpZmOi0IYFaDkwsythkp769eEPbU0OftKA1dLX9GIZYREil0OQIWo4me5ak84aX3U6S0wW7PVIiNJ0hiCtew6Wt9Ea7pe9LPV8qaHmMONrNP+vqkX02vGRK0IpFKj923xDR0hcEfcOiBbR+pMvQjZdb8OnG3ELQij8b5hQNR9CqV9CKz8CWX2Z8p6SHSbpxD8fjJd1W0n9seTAYGwIQgAAEIAABCGQSqMU/z5ouglYWJjptSKCWAxPXrrLJd5HkmlKHbHsVtCyIODXNKW1uLw1O38d78EsELT92FkkPDFFeS9awVUHLNrvm1fNDPbKOgW+MtBPtszclaA2NYWHMtdLeJ+mHJd1SkmupdS0VDbZkDXKf3ULQ+gVJL+pNYE5dMAStU1ewlgitOALPMy29xTJ3f6bedRJ/Z3LnSz8IQAACEIAABPZHoBb/PIs8glYWJjptSKCWA5O6Hc+1q+yo+xv7NZqLnP9+SHfzrYOuneLaWH0GOQLDGnPpxojTbeZEaMWFwFMRLFMRWpcJ6YBObTNvFzDviwieb6mg5WdOI+lCkm4kyQXyu7paJQxbFrRiodB291M5c/abUzjt4Dv6ynt4qnn97KQ/OqrXNfXcGr/fQtCKLxmYI0AgaNUraKXW5smSfKvq59fYlL0x4tR2/2rqooWVp8BwEIAABCAAAQhAYJRALf551jIhaGVhotOGBGo6MLG44xvhfMPee1ay/1wh5atfqD12ji8canl1wsHWBYNjm68l6TmF9l5C0ut6zzgiyCk1/9b72ZigFae1PS7cVBg7k3MErW4Kpw+ijKOT+qKWb498QxAZu76254q9ubcsaNmMs4ei5hb2utYV23fx+Df2fj6UTmdh8AqS/JxFo6H2QUl3k/TCzAL8hVttsvvaglZq385JRUbQOnXpaonQ8swseDtqsWuu2+fPwrU++z2uxWXXtHOdwK65AL0jGx3RSIMABCAAAQhAAAI1EKjJP5/kgaA1iYgOGxOo6cA4dco1nPqOvwUnOyFfWcjBZ82RHhYEupYqmn02Sc+W5KgnN/exkPCmhe8fejwWtFwHybfYlbT41i4/fydJX+oNMiRovVmS5+BoOLe/DyLiOxITmCtoWcB6pKTuljoP/TZJt5bk98R7cO57SpiV9p1TQ6t7h/den3G3ryzWWjTMEbS6sb5L0pUlXU3SZSVZKPSamadrZv2ZpM+VGrdi/7UFrTgVea7IjaB16iLXJGilPvtTt4Iu2aqpm0fX+vuyZF48CwEIQAACEIAABPoEavLPJ1cGQWsSER02JlDTgfHNcPcIqW2d2Wt9U3/WkFLnFK+upYpmf0+IFLDY0DXXlbJIFLMaWxo7aE8MKV/vkvRRSS+Q9InooVjQKk21yRVahgQt35bnmwc7LhaTHjCQqjZHaEoVh7cAc4MoqqyPZc57Nj4myuU8NI/TSnpEVOfKdcqeIum5vYfmFDzf2vaS8dcWtCza+Zx2EZOp6MOc+SFonUqpJkEr9YXDmnXgUufPf1t8I6jr0NEgAAEIQAACEIBALQRq8s8nmSBoTSKiw8YEajswvtHMEVL9tMCnhmieuZEnjmpxlNctIpbXlfSM6Gcpx+o1oaaUTBvVRwAAIABJREFUxZ+c5jGc8vfYXmdHQl0nRNP0x4gFrVInK06jHHo+5bxeMghZ3c14jkIzE4tvqVYqNLn2k8VAC2T91i+KvsZ7ctZkaZ+lgpbfn4oQ8b64aG9yCFr/AyMlcHsP+vKCEnHZIyJonXoCahK0PLvUlw6OPLyhJH+uzW1Dn0NEZ80lynMQgAAEIAABCGxJoDb/fNRWBK0ttwJj5xCo7cDYiXXanQWofvsjSb89o0D8kDPjW+KcqvfZBKSU8OAUPqcrfjkDaqpmku2xM95PA/RQsaDln3X1lb448a5UwfGHS7qjpPjZlPNqnhb5uppWLgRvgW9ILCgVtBz15fH6NbNyxMnS92QsyeIuawhaQ3u7PzkErf+h4QsKvF98mYDbkvRfBK1Tj0BtgpZn6LpZ/iKgf/mBRS1fDuJ6hqXNNvrz8J7Rg77wwp//ccRs6fj0hwAEIAABCEAAAmsTqM0/H7UPQWvt5We8UgI1HphUmprteklISXQKX06ExvcFRyaOzHLKm4WkobpYKaHIzrRrcDlFbEzUsiP2QEk37y3EWF2qlKCV867UzXdO0bFD+PrEJkg5r/1uYwJf169EaIoLzXuMMQ79uZS8p3S/z+2/hqDld58xpLT264n15xQLWqn9UWJDKgqx5PnSvmumHMa2p1KEc+eHoHUqqRoFraEvIPzZ4csO/Dk1JfR3ljriy9Gn145Mn0p5zt1T9IMABCAAAQhAAAJbEKjRPx+0E0Friy3AmCUEaj0wTjl8UlQg3nZZ7LFj69+9PXGtux0iRwQ5vc83Z/Wjg7rnbxaKz4+JYqkoKz/vWloPlfQPEWSf5fNLupekK0W/G4vuGhIsbOejQrTWp6LxLNQ56uA3o5+PFVEeE7Rya9XkCk2plEtP1XN+SEaB/9z3eMwtnfI+3rUELY/5s5JcC6ofhdK9C0Hr6yRSwp/TeJ9Q8uHW6ztX0EoJdIcWCTsz1hQLtz47js7sX3bg910s83INp4g7HdD/4ubPfNeie5Wkjydu8vQ6nzukiLtOX3zGLGb9miSnked8KTJzu/EYBCAAAQhAAAIQmE2gVv88aRCC1ux15sGVCNR8YFwf6jG9guUpkx2t1Qk+dmbONyAU+NnPhFpcrtH11Qx+rjHliKxYFPOjrwsOm4UnO01Oi+rfztgN7+ddR+rTA++LBa1PBpGmc8Q8Zztv7w7PXyDcbhc7alMpNGOCVm6KY67QlKqDNjW/Pp7c92ztlPfntKaglYoA7N61Z0Hre0OK6uUzzubaXfw54wjML0QDI2jNI71E0PIbfUZca8/10lLCr/v4s9efi92aWej3lwpDzRG5t5H0znkm8RQEIAABCEAAAhA4CIGa/fNTACBoHWRP8JIRArUfmKG0wdJFtTNzu1CHpeSb+YtIcv2u85a+UNLTgpgVR1j1h4oFrftKcvF7izpDjlw8lZz3DAlafy3pmpI+mGFfjtDk6ApHsd2kN15uBFj3SM57ur4tRmh57kMRgLGgZTHVN2bObR9JXEQwd6yc55ZEESFojRNewjY18pZnZ6mg5fmORb3m7MWuz1i0a8k49IUABCAAAQhAAAKHIFC7f/4NDBC0DrEleMcYgRYOzGlC5NVtJV21QOix3e8NaXtO8fr8zK1gUc1imFMVT58xhsWhe0t6QUa9l1jQunuISriaJItbdmKHWsl7hgQt2+VC8jkiX47QlCrqPJYKmbIt5z3dc1s65f25rRmh1TnrXnuLkf2256LwCFrjHy57E7Q6Go7WcgSsL7G4eMbnb9fF0a2PC6nbcYp4wTB0hQAEIAABCEAAAgcl0IJ//t9AELQOujd4WYJAUwdGkouNX1SS0wEdNeUIlr7o4xRECz1vDql6f5d5M2HO5vC77VhdUdI5JF04PNSlvvjdru/lW7ni1KWh8VOC1n1CZzv4Vw8iniMeHLFl294SajC9tkCkSwkyLw6RVE5zzGlTQpOLMD89ShF1ZJxrDn005wWhz9R7+kO1KmjZhtOGekDX7xmEoCWRcpg+LHsVtDoa/u+lMwdR62ck/UiUYu7PxveHz0d/NjodMb5VtuBjiK4QgAAEIAABCEDgRAg05Z8jaJ3IHuGlPQJNHZgjXLkxQesIzd3UpI7lUD2kTV/O4IsJxBFaW4p7sTg0tWf6wulJFYVfDJgBIAABCEAAAhCAAASqJ9CUf46gVf1+OvoJNnVgjnA1ELTWW9QusmtKnFjvjYy0JoGaBa3+3BC01lx1xoIABCAAAQhAAAIQ6BNoyj9H0GLznjSBpg7MScPa4P0IWutAdTrmIyVdT9JdJN1/nWEZ5YAEaha0fHOn6/CdUdLPSnrrAbnwKghAAAIQgAAEIACB/RBoyj9H0NrPxqzV0qYOTK0QF8wLQWsBvN6jlwn1u/6vUHPsVesMyygHJFCroPXNku4kybXtXinJNc98cycNAhCAAAQgAAEIQAACaxNoyj9H0Fp7+RmvlEBTB6bUuAb6I2gtWyTfgHlZSb8XLgl4qqRbS/rcsmF5+gQI1ChofZekm0vy7aOOAryppMdn3gp6Agh5JQQgAAEIQAACEIBA4wSa8s8RtBrfbUcw/aYOzBHwjk1A0Fq2qP2bAn2j4o3CTZDLRuXpkyBQo6DlVMNnSzqnpIdJumvBzaInwZB3QgACEIAABCAAAQi0TaAp/xxBq+3Ndgyzb+rAHAPwyAYEreWL+tOSriXpfpI+vnw4RjghAjUKWt8UIv6+KOmJkvy/NAhAAAIQgAAEIAABCGxFoCn/HEFrq23AuLkEmjowuUY11A9Bq6HFYqqbEqhR0NrUYAaHAAQgAAEIQAACEIBARKAp/xxBi/170gSaOjAnDWuD9yNobQCVISEAAQhAAAIQgAAEIAABCDRIoCn/HEGrwR12ZFNu6sAcGXubg6B1hIuKSRCAAAQgAAEIQAACEIAABGYQaMo/R9CascI8siqBpg7MqpYzGAQgAAEIQAACEIAABCAAAQhAoB4CTfnnCFr1bJy9zqSpA7PXRcJuCEAAAhCAAAQgAAEIQAACEDh6Ak355whaR78fqzewqQNTPU0mCAEIQAACEIAABCAAAQhAAAIQmEegKf8cQWveIvPUegSaOjDrmc1IEIAABCAAAQhAAAIQgAAEIACBqgg05Z8jaFW1d3Y5maYOzC5XCKMhAAEIQAACEIAABCAAAQhAYA8EmvLPEbT2sCXrtrGpA1M3SmYHAQhAAAIQgAAEIAABCEAAAhCYTaAp/xxBa/Y68+BKBJo6MCvZzDAQgAAEIAABCEAAAhCAAAQgAIHaCDTlnyNo1bZ99jefpg7M/pYHiyEAAQhAAAIQgAAEIAABCEBgJwSa8s8RtHayKys2s6kDUzFHpgYBCEAAAhCAAAQgAAEIQAACEFhCoCn/HEFryVLz7BoEmjowaxjMGBCAAAQgAAEIQAACEIAABCAAgQoJNOWfI2hVuIN2NqWmDszO1gZzIQABCEAAAhCAAAQgAAEIQGA/BJryzxG09rMxa7W0qQNTK0TmBQEIQAACEIAABCAAAQhAAAIQWEigKf8cQWvhavP4YgJNHZjF1jIABCAAAQhAAAIQgAAEIAABCECgTgJN+ecIWnVuoj3NqqkDs6eFwVYIQAACEIAABCAAAQhAAAIQ2BWBpvxzBK1d7c0qjW3qwFRJkElBAAIQgAAEIAABCEAAAhCAAASWE2jKP0fQWr7gjLCMQFMHZpmpPA0BCEAAAhCAAAQgAAEIQAACEKiWQFP+OYJWtftoNxNr6sDsZlUwFAIQgAAEIAABCEAAAhCAAAT2RqAp/xxBa2/bsz57mzow9eFjRhCAAAQgAAEIQAACEIAABCAAgVUINOWfI2itsuYMsoBAUwdmgZ08CgEIQAACEIAABCAAAQhAAAIQqJlAU/45glbNW2kfc2vqwOxjSbASAhCAAAQgAAEIQAACEIAABHZIoCn/HEFrhzu0MpObOjCVsWM6EIAABCAAAQhAAAIQgAAEIACBtQg05Z8jaK217Iwzl0BTB2aukTwHAQhAAAIQgAAEIAABCEAAAhConEBT/jmCVuW7aQfTa+rA7GA9MBECEIAABCAAAQhAAAIQgAAE9kmgKf8cQWufm7Qmq5s6MDWBYy4QgAAEIAABCEAAAhCAAAQgAIEVCTTlnyNorbjyDDWLQFMHZpaFPAQBCEAAAhCAAAQgAAEIQOD/b+9egP/75nqPv0addBk1yKWbNFNTkqIIRSRFuZQkUUlXuZVLpyhxcok47pSIInSRiuS45JJLRC6F4tQcaqgQzdGRNDJnXr/WHrtl7c9e6/PZn89nvfd+fmb+Y/x+e+/PXo+11v591+u71toIINC/QKjxOYFW/w1q7XcYqsOsvTIoHwIIIIAAAggggAACCCCAwGYFQo3PCbQ22067KXioDtONGjeCAAIIIIAAAggggAACCCCAwLICocbnBFrLVj5XaxcI1WHai8cZCCCAAAIIIIAAAggggAACCIQQCDU+J9AK0aZWfZOhOsyqa4LCIYAAAggggAACCCCAAAIIbFkg1PicQGvLTbWPsofqMH2QcRcIIIAAAggggAACCCCAAAIILC4QanxOoLV4/XPBRoFQHaaxbByOAAIIIIAAAggggAACCCCAQBSBUONzAq0ozWq99xmqw6y3GigZAggggAACCCCAAAIIIIDAxgVCjc8JtDbeWjsofqgO04EXt4AAAggggAACCCCAAAIIIIDAMQRCjc8JtI7RBLhmi0CoDtNSMI5FAAEEEEAAAQQQQAABBBBAIJBAqPE5gVaglrXSWw3VYVZaBxQLAQQQQAABBBBAAAEEEEAAgVDjcwItGuy5BUJ1mHNj8f0IIIAAAggggAACCCCAAAIIHEkg1PicQOtIrYDLVguE6jDVpeJABBBAAAEEEEAAAQQQQAABBGIJhBqfE2jFalxrvNtQHWaNFUCZEEAAAQQQQAABBBBAAAEEEJAUanxOoEWbPbdAqA5zbiy+HwEEEEAAAQQQQAABBBBAAIEjCYQanxNoHakVcNlqgVAdprpUHIgAAggggAACCCCAAAIIIIBALIFQ43MCrViNa413G6rDrLECKBMCCCCAAAIIIIAAAggggAACLDlcvg0QeCxv2tMVqd+eaoN7QQABBBBAAAEEEEAAAQQQ2KpAqPE5M7S22kz7KXeoDtMPG3eCAAIIIIAAAggggAACCCCAwKICocbnBFqL1j0X20MgVIfZo3ycggACCCCAAAIIIIAAAggggEAEgVDjcwKtCE1q3fcYqsOsuyooHQIIIIAAAggggAACCCCAwIYFQo3PCbQ23FI7KXqoDtOJGbeBAAIIIIAAAggggAACCCCAwNICocbnBFpLVz/XaxUI1WFaC8fxCCCAAAIIIIAAAggggAACCAQRCDU+J9AK0qpWfJuhOsyK64GiIYAAAggggAACCCCAAAIIbFsg1PicQGvbjbWH0ofqMD2AcQ8IIIAAAggggAACCCCAAAIIHEEg1PicQOsILYBLNgmE6jBNJeNgBBBAAAEEEEAAAQQQQAABBOIIhBqfE2jFaVhrvdNQHWatlUC5EEAAAQQQQAABBBBAAAEENi8QanxOoLX59np2gFAd5uxa3AACCCCAAAIIIIAAAggggAACxxEINT4n0DpOI+Cq9QKhOkx9sTgSAQQQQAABBBBAAAEEEEAAgVACocbnBFqh2tYqbzZUh1llDVAoBBBAAAEEEEAAAQQQQAABBKRQ43MCLZrsuQVCdZhzY/H9CCCAAAIIIIAAAggggAACCBxJINT4nEDrSK2Ay1YLhOow1aXiQAQQQAABBBBAAAEEEEAAAQRiCYQanxNoxWpca7zbUB1mjRVAmRBAAAEEEEAAAQQQQAABBBAQSw4XbwQEHouTdnVB6rer6uBmEEAAAQQQQAABBBBAAAEENioQanzODK2NttKOih2qw3Tkxq0ggAACCCCAAAIIIIAAAgggsKRAqPE5gdaSVc+19hEI1WH2KSDnIIAAAggggAACCCCAAAIIIBBAINT4nEArQIta+S2G6jArrwuKhwACCCCAAAIIIIAAAgggsF2BUONzAq3tNtReSh6qw/SCxn0ggAACCCCAAAIIIIAAAgggsLBAqPE5gdbCtc/lmgVCdZjm0nECAggggAACCCCAAAIIIIAAAjEEQo3PCbRiNKo132WoDrPmiqBsCCCAAAIIIIAAAggggAACmxYINT4n0Np0W+2i8KE6TBdi3AQCCCCAAAIIIIAAAggggAACywuEGp8TaC3fALhim0CoDtNWNI5GAAEEEEAAAQQQQAABBBBAIIxAqPE5gVaYdrXaGw3VYVZbCxQMAQQQQAABBBBAAAEEEEBg6wKhxucEWltvrucvf6gOc34u7gABBBBAAAEEEEAAAQQQQACBowiEGp8TaB2lDXDRBoFQHaahXByKAAIIIIAAAggggAACCCCAQCSBUONzAq1ITWud9xqqw6yzCigVAggggAACCCCAAAIIIIAAAgo1PifQosWeWyBUhzk3Ft+PAAIIIIAAAggggAACCCCAwJEEQo3PCbSO1Aq4bLVAqA5TXSoORAABBBBAAAEEEEAAAQQQQCCWQKjxOYFWrMa1xrsN1WHWWAGUCQEEEEAAAQQQQAABBBBAAAGJJYdLtwICj6VF+7oe9dtXfXA3CCCAAAIIIIAAAggggAAC2xQINT5nhtY2G2lPpQ7VYXqC414QQAABBBBAAAEEEEAAAQQQWFAg1PicQGvBmudSewmcu8N8iqSHS7rdXnffftK1JL2y/TTOQAABBBBAAAEEEEAAAQQQQOCoAucenzcVjkCriYuDjyBw7g5DoHWESuWSCCCAAAIIIIAAAggggAAC4QTOPT5vAiPQauLi4CMInLvDEGgdoVK5JAIIIIAAAggggAACCCCAQDiBc4/Pm8AItJq4OPgIAufuMARaR6hULokAAggggAACCCCAAAIIIBBO4Nzj8yYwAq0mLg4+gkCoDiPpuyU9deTw/PRn7zuCDZdEAAEEEEAAAQQQQAABBBBA4FQCocbnBFqnahZ8z5RAqA5DoEVDRgABBBBAAAEEEEAAAQQQWKlAqPE5gdZKW2GgYoXqMARagVoWt4oAAggggAACCCCAAAIIINAiEGp8TqDVUrUcewyBUB2GQOsYTYBrIoAAAggggAACCCCAAAIIdCAQanxOoNVBi9n4LYTqMARaG2+tFB8BBBBAAAEEEEAAAQQQWK9AqPE5gdZ6G2KUkoXqMEcMtNwXLyPpupKuLelKkq4s6WKpIv9F0hslvUnScyW9XNIHKip511scf1nSXSV9qOI6wyGfIOk+kn62cM73SHpaw7UuLen6km4i6SqSvjid+7eS/lzSSyQ9W9I7JH10x3V93m9J+gpJPvdPJT1O0h/vOG98ji/t77ulpLdNfI/r58sl3SnVz3Cv15L0ypkyXySVzeW8nqSrSbpEOufVkl4v6VmpTmvr4pLJ+gbpOnP3n99iy/n5ixDuLel+DfVce36prdb41t7K10p6xejg1vZ/jHqsvfea4z4x9aObSrpO9vwYtzO31w/WXFDSIW+BHT8Pcvvx311U0tdJurWka46eA77nP0p9+y9nngG7inPKZ2tLe21p74e0XbeLn5P00yOk0vOi5ZlQ8j70/GP0rxbjUplazj9FHU3d49Ul3Sz1//HPDTXdvPXfjpprcgwCCCCAQGyBUONzAq3YjW0Ndx+qwxwh0BqCkp+SdKuGCn2/pPtLevzM4HTXgNTBj7/z7Q3f+1mSnpKCqPy02kDr8pLuLun7RoHdrlv4vVTWN0jK24vPy8Mp/5kDQId1T6o8Z+6HegcET5b0+dmN7hrAum4d1HkweeMKY4dp95X0TEkfnjn+0MFjy/m1gdTULdee3zJ4rOD8uEP2HXAesx73KUd+jgMhty8/QxyWzn0c+j6y4tnh6xw70PoSSQ+p6B/PSSG6Q/3azzmerT0GWleV9DvZs6unQOuY/evQZ0rL+fs+X9yea+to3Pbt9vWSHlTZ76f6zdy/fbX9jeMQQAABBNYjEGp8TqC1noYXtSShOszCgZZ/c/6jkn6+Mtgp1fEzJN1Z0rsnGsDcgPRb0yyo2vbzDZIcMA0zx8bnzQVaft54RtEjRrMwar/XAd7d0qykj2QnlQItH+KB+3dI+rPCl7TM0PocSb+eBg/5paYGsA4ZfkTSA/aoW3+XA7/37sBpCaRKl2k5vzaQmrrd2vNbBo+17WZ83D4DzmPX4z7lGJ/jmX6eLXeHPS7kfuzQ1/1k6jP3/Nj1tXMztDyQ/hVJnl1S8/F9+hng+y4F2+NrnOvZ2lug9emSHi3pNhlwL4HWsfvXoc+UlvP3eb64WlrqaKhG/1vqX0Z5JnLp3+Ka/jQcQ6DVosWxCCCAwDYEQo3PCbS20Sh7LmWoDrNgoLXrB1LPRPIPmW9NFfdJkr5a0teMlqqN69RLSR4s6T8KFT03IH24pHtI+veKRrJruaFP3xVo7Sqvw6oXpSWVLsMV0tLLfDaUZ1158O57Hodal5X0XZI8OPKyQ89WGX7If6iknynMeKoNtHzfP5ZCOJfR9+B7fW3y/l1Jf53ZeTDtQMq/Oc8/rttXSfo7Sfb08hCHhMMSxOF4L0G83Y6gsiWQKlVty/m1gdRUE6o9v2XwWNFcP+6Q1gHnKepxn3IM53iJspdNOpQutTMv13tf6gsOWjzLMP94+eEP7lhqW6qTx0h6Z8WNe8mvlw36k9vfU5Lv6Uaj63jGqO/Zfcx9/1sKMyIdanlmp6899Tnns7W3QMttwwF5Hnr0EGidon8d+kxpOb/1+TK035Y6Gs4pzejy3w1L7l2/pZ8HfIz/rfleSZ5t7Q+BVsXDjEMQQACBjQmEGp8TaG2sdXZY3FAdZsFAqzSr6AUpfPGeSqU9oz4t/SDqWT/jAGTX0sH8B3L/8OrjPXvIn5emMv19Rdv47DRDyvt8lT67Ai3/sO/9tcYhlYMsh00ecOV7+jicurkk79c07Ffl7/Rg1/f+mxP34GeaAxRf05+/knQLSW/Jjq8NtLw88qlpQO5LeDad9xDLZ4kNl58aTHvJlJcelurWv6F3mVzW8cDTwcFPTuxx1hJIlahazq8NpKaaUO35LYPHiub6cYe0DDhPVY/7lMPn2Mohtvd0G388e8ntyO09f7a6LbsN5rN1fI7D09KMwKXqJLcf37PDYYfyL86ee/5uz0LxksT8eecBeR4kD9c817PV399ToLVrZum5A61T9a9D22/L+S3Pl6GtttaRz/O/je77/kXL8HGQ5Zna/2vHv01T/YNAa9+nMOchgAAC6xUINT4n0FpvQ4xSslAdZqFAy/3OS308e2j4eAN0D9LeNVNxPveGaaPkcfjxTZJeWDi3FGj5e39h9BvaqXPzy32jJIdu/vyJJIdgXtI3fKYCrYunmSQOloaPf4i+fZqttKvIXyTJwY7vcfh4Vom/y5vFlz6fmQItO/nj2VKe1TVua7WBlmeveFmUP1Ph2PgeSoPpX0r7GzmMm/oM9epjh9DPx9t3MB+f2xJIlb6z5fzaQGqqbLXntwwed7WZqb9rGXCeqh73KYfPKc3qcNjq/3Zt+D61FO8ukh5VCMGWqpOpQOsPJd1xx7LHYZ8g74U3DsM9U9PhXD4L5ZzPVtdLL4FWPrM0b2fnDrRO1b8Obb8t57c8X1wf+9SRz3M/eHqasT3Uq3928C+M5pbi+vjaf/v2fTZxHgIIIIBAfIFQ43MCrfgNLnoJQnWYhQKtz0ghyTgM8mwkL1+r+TjIemwKwIbjvQzHm7Xnn1Kg5dkYPzEKo6YGh+Nredmjl9A5iPPHAZHfyDd+c9ZUoJXvu7UrqCmV328X9IwsL0UcPlMD8GGgMA4MS2FhzQ/1DuKemN4e5et6wO8ZU1MbtpcG03NLB8fl9fk/lDbrHv7819IsnDykaAmkSqYt59cGUlNtt/b8lsFjTT/Jj6kdcJ6yHvcph2dqOuS97ehk933P0Kh582nprXdTIfFSdVIKtByqeAaWg+Jdn3zWpY+dmpV6zmer76uXQCt/ZnqWqZdj++25/pwz0Dpl/zq0/bacX/t8Gdr6PnXkc6+Rfskx/EKrZZa1z6/5t2+f5xLnIIAAAgisRyDU+JxAaz0NL2pJQnWYhQIt/yD67ZKumN6C5+VrnglUs+xvqOefTW/EG/6/lxk5mMo/pUDrlml/moelg5+XwrF/2tGI8t8Ke8aUf7D2W/mGTynQyoMwHzsXDOW3URoAzd2zbb1h/hCCOShyODV8an6oHwdxDuH8WnTvnzX1yd8A2Rrc+br5Nf5B0k0kvS770pZAqnS/LefXBlJTLrXntwwe93ne1Q44T1mP+5TjqyT9wWiGpdvIt0l6TcPFvkDSb2Qbspf671J1Ugq0SjMnp4pwaUlPkHTTmefNOZ+tvrUeAi0vSfOydPv640Df/98zcx1q+VMTaHlJp3/p8heV7ar2mXLK/nVo+205v/b5Ys5968jn5t/z/PRziffLq/nU/NtXcx2OQQABBBBYr0Co8TmB1nobYpSSheowCwVaS9TNoYGWZzL8fhoUO3j5ZkmepTH1cQD3zPSXw2+EHcLNBVqlfbdqlziO78W/zfar570E0Z+poGc4J99n5NmSfljSe9IBcz/U57NgvM+Qy/vPO4w80PAeJsNvzudCt9KlvFG8g0lvmj18/CZMb/49/tQOHqdut+X82kBq6rtqz28ZPO7Th2oHnKesx33K4RmWfrvZ8PF+cV62t2tJa/49pXZWekHEUnWS29cs383v2bMuhxDef9fyQosW532frf6OHgKt66V9/xwcuU14OZpfMPJbjYFWa3lqnymn7F+Htt+W82ufL3bdt458bh5o+0UKt555K+64/c/929fSVzgWAQQQQGCdAqHG5wRa62yEkUoVqsOsKNDyb3M9EN61z9TQjvJwaFii6OWGc4FWvjzCe2/5h29vYtvyKS1UtV+bAAAgAElEQVQl2rUJva/tN0MOoZ3/vzde935YbnNzP9Q7dHOA5nBqGBR6+eCuTx40/GKaJfFvLQVNm3Y/eXROaeBeO3ic+uqW82sDqanvqj2/ZfDYSHrh8NoB5ynrsbUcn5xm2txhdOLdUrjTei3Pdhq36dJMj6XqJLffJ4T7uuztht5/y2HNrpC51cTHRw608v0Kh6WoDrfmAq1SXfvtsT6v5lP7TDll/zq0/bacX/t8OaSOXA/5bOnWGZpz//bV1DXHIIAAAgisWyDU+JxAa92NMULpQnWYMwZa7qt+05d/O3vjtPRmvEly65LD/53eMDgsU3R442V5/7fQaMbLk8ZL7/KBXylgygfNu75nV3stzSiZKvNwnfy18A7R7pWWa112YoD3zvTbc7sMy3McTHnvrF2bbZfu77mSXrZHJ/yytOn9cGpp8F87eCTQ+phAzYDz1PXY2jxKwa43iPcMxNZPPuuxtAytZUC/6/tze2/o7v9qNrEernusgfhSz1bf5zlnaOV7jfl55yWDf1YR4A/GnhnqFwsMn5bl4TXPpFP3r0Pbb8v5Nc+XJerIy/j975P/TRo+DqY9S3PupTI+/lj9qPX5w/EIIIAAAv0KhBqfE2j125C2cmehOswJAi3/AO2BgUOkz5P0pZKuKulq2avr8/bRGmi9TdJ4j6hdS/jGyw29vOE2aclfTaCVz87x0jkvHfKG8q2f2pkT4+t6dpmDOs8kcyDY8nF49+i0Gf7ccq7SwKflu3YdW5o5kw8eD/2uXa9uz+vw0O+qbatz3+MBu/f5eUOaufPymU3Rawacp67HuTLmf1+q95YQZXy9moFty4B+V1ly+6mXWOy6Rr58uXWPp2M/W1vrsnT8VF3WtN3Lp6WGPtYfPy/9Ig/v0VhT1z4nXw7o556XPHu/tbnwsSbQOnX/Osb3nbuOXE+lF6X43/RfleR/o/9P+uXURwuNrLYtLNGeuQYCCCCAQEyBUONzAq2YjWxNdx2qwxwh0HIf9Ewrz25ycHSVPSu3NiQYBxf5ALG0V1M+IPAgyRsMu97OHWjVhmPeD8tLtB7caOuZCl7ut2uz/OGSxxg4Ddcm0KqruPenvaUeMbGfTE0ocOp6rCvZx446ZqDlb8kH68cKtOaWC5dcWst+6mdra10uGWh5Nuo9Ri8Gyd9aWRti5MvhfI/uV34r7tMn3vDqWYP+d8uzwfzWyuEXB7Uz/pZw8zVql8we+n37BlpL1ZHv323b1t5Lb9izcd9y7fplxr7X5DwEEEAAgdgCocbnBFqxG9sa7j5Uh1k40LpU2mPJYUvLD6V+Zf1F0qytoQ3sE2jlyz9KS9vGA6F88/hzB1oPTKHaf+zoCF+Z3qo4zFrwoX5T4ZslfWf2prjfTjMZfOxQH/5h30s5vPfXrhkKpw5CmKE1XemeqeBw9o+zOiPQ+q9mechRmvEUNdA6x7N1iX+P9w1LPIvXy7mHZejeW+xpo/ZfG2i5DNeR5D38xkva/efuV352/l0q6JekZdlTv4Qh0Pqvs5GXrCNXgQMy/xvmX7zkddXSFgm0WrQ4FgEEENiGQKjxOYHWNhplz6UM1WEWDLT8tr7HSPLm47s+r05vqHqtpNdL8tvBvM9V7fK7fECa//D6jZJekG6g9OYxv9nPG6n7k7/p79yB1tweWldISzCunu7fAzK/yt5vIrR/aZNk7y3mgYeXGg7neWmbl0g5IJn6lAb++8xCqe2reaDlJaMOJD2boubj+/VgyEb+tCw5bN0bLN8TrDZ89X25j3hfs9LncpKuJOnKhUDYdealkuM3d+4baB2zHmvqanxM6yylXdevCTl6CrTyzbCn2uy5nq1z7TWvi/+WXsoxDtv3CbQ8A9UzSf0WV3+eIckbr483y6+p6+H+/HPhLSU9do9l2uMy1gZax+xfpfa765kSpY7yZ4Jna3mGnMPI1g+BVqsYxyOAAALrFwg1PifQWn+D7L2EoTrMQoFWPgAZ6sh7AHmvkldJenvaD2hqVtBSgVY+SBwPLnyf/uH/tukGHQZ54DTcU02gtdSm8N4I1/vBeP+t4eO3LHqWVulzGUlekugNs/3J31Q4N8DLZyl4Vtz3p0Cx9H2lt8/tur9D+2XNfjW7vqPl/Nq3FE59X+35+4YnPu/mku6fzVT4NUl3Gm3mXxNonboeW9vBkpvC+wUTfzCapfg6SX6r3d+MbmrfOsnLldvv0zc8I8izKB1i+lN6Y+o5n62+p5b9zFpsd7VdP+McZntWqYNtP8NfnFXA3PMury//bHhNSV6+6/0baz7+hYifu7uWHJ66f7UYl8rYcv6p62h8v64vvwXUS0P90pjh42Df/3Y5tBpmMrt+PIPPb770h0CrpnVzDAIIILAtgVDjcwKtbTXOHksbqsMsFGiNN2N3nThs8WD8kRN7lJTqbalAKw+KxvtSXTH9tt+zeEqvBq8JtGoGzTXt0nu7eNB2o9HBU6+U91IMv0HNg+bh42UZ90kbJPvP5gZ4fjb+WBrQDdeYe9th/oaw2j2+asqfH9MSSJWu33J+bSA1VY7a81sGj/l3lfaUyV90UBNo+bqnrMfWum8Ndndd37NwfnN0wB+mge54Zs8hdTL+7tzewbj3fPr3BoDxbFKfVnpj6jmfrb6nUwdaQ8A5PBcfmt5e++HMde55N1UNrv9rp/2aHHD5Ov54tquDT79B0cGiw1D3wadKukE6ZiooOWX/OrT9tpw/9Xw5dh353zvPIHafGm9d4H8DH1J4O+++baGhq3IoAggggEBwgVDjcwKt4K1tBbcfqsMsEGiVXlv+FEl3nnlD27iqPzWFX3573/CpXcZVGmSM32I4nvXgZSvedHZq8FgTaOUbz/taXmb5wsa267c6eQDr5UT+7Horo39T7YH6rt9A1/xQf9m03HIYLOazvPIi5LPR/JtxLwXxbLvaj5/JnoV2C0nvkPQmSV526uWO473CWgKp0ne3nF8bSE2Vsfb8lsFj6bs+M4WeNxz95Tj0rA20TlmPte1ifNy4X/rPS3vfzV239BwqhUyH1slwH7n9+G2pc/fqv3e/+JnRpuf+s/ELKvz/z/1s9T2cMtDyjFn/G+BZVP742e7njWdK5Z+a511NPew6pvaZcsr+dWj7bTm/9Hw5dh1NbQ6/65cvp2gLh7YlzkcAAQQQOK9AqPE5gdZ5Gwvf/vEbbffeJvPBeenNSrvq1b9B9d4knvI/fO6Wfrta2x6+IC1NHPZ48nmHBFr5D7hewvKS7D5Lb0CsCbRKM0paZy55oPqTafPbweh5yTB/A+Gnp/2vbjPCvEvaGH78cK79oX4c9vmSz0571bynUFmlevmRFIrNvfJ+uNznpIDi62faR+3gcapNtZxfG0hNfVft+S2Dx9J3ze1jVhtonbIea/v8+Lh81qPDXQd3L2u4WN7+fWppL6ND62S4pdze4fDN0ibjNbftcNrB//XTwaXzz/1s9a2dMtDyLxu8rPYrkknpOTfY1j7vauri0GfKKfvXoe235fzS8+XYdZTvE+m68b/d/vniXRMVdYq2cEg74lwEEEAAgfMLEGgtXAehQBcu+xYuF61+Dw20SnvgtOwnU1pO53ZySKCV/9Dufam8sbA3TfeMqNLbz/ydNYGWjystA/IGtsNm9HPt3LOzPONq2MDcx+f7eQ3XGO8ns+uH+9of6kuvsZ8aOF5U0gPSvQ33M7f31rjsDu4cbj549IfeA+XbJL0xQ2oJpEq+LefXBlJT9Vh7fsvgsfRdpb61zwytU9bjXNsv/X2+t52PaZnlWXqGTM0mPLROhvvPB/v+89Lm5aXylpb/5i+o8Hnnfrb6Hk4VaHlp34dGG8F7uahna/3jRIOqfd7t0x6Hc2qfKafsX4e235bz8zZ+7DryvfnfCu8TOHwc9M7923qKtnBIO+JcBBBAAIHzC4Qan/c+G8bVGQr0/O0v3B1Eq99DA63Sprhzg5GhUj0Q+HFJ9yq81c37Zfi/3HPuLYfDtcdvM3yppDePflDON9cezqkNtEqhkPdg8eyluVklpTeWefDt30A7aBt/SrObpt6g1fJDvZdIernjsD/Jrk1081ez+/5cv3eU5HBq6uNnsWdlPSnb2HxqT5zawePU97WcXxtITX1X7fktg8f8u+znpYYOYYd62ncPLV/7VPW47wM7D259He/B52V5H9xxUYdZnm3pPeXG++14BuTDsmWtvswhdTK+jVKg5b//H2lQ7nCm9HG9eiaX780vsBg+pX597mer7+1UgdbYam4ptI9ted7t2yZbnimn6l+Htt+W86fauD2PUUelZ8DUvxfjOj1FW9i3DXEeAggggEAfAqHG5wRafTSaLd9FqA6zwB5arutxeDTUvd9u6Jla3jcp/3gQ6g15Pegcv8FofNzUMr7aQCvfo2p8bf/m/4mF+6oNtHyqf9h/WjYofX/aDP/xhUG4w7tvSW8xHDYiHgYGHpDba9x2SrM4di0PbPmhvjSoyTeZH3hKs6z8dw7BHDZ476B8w2bPuHG456ByeEOYz9k1u6tl8Fh6vrScXxtITT3Has9vGTyOv8uBqd/Emfvt85bDU9fjvs/+0uwMX+s56eUHbyiE25dLbdBtbfx5liTvy/Xuws3sWyf5pXYN9j27zC9syJ997he3T7NPx+Hbrtlo53y2usznCLSekPbd2xVktjzv9m2TLc+UUz0nD22/LefvauNL11HplzdTv+jJ6/MUbWHfNsR5CCCAAAJ9CIQanxNo9dFotnwXoTrMQoFW6YfRIax5TdoE3L/R9Q/93h/Fe2WNZyf477xPhl+nPmx8/itp9ta/Zo2pNtAq7T/jS3mDYW9Q/pZCI20JtKY2r/VlHWy9KC2r88bnXlp43azMw9f7zWj+LfRHsvvJf0if+4146w/1+YwCz7by0g6/5Sv/eCDupSB3KPydz/MMuGHjZr9J0pvOj4Msn+bjvLTx9yceDi2Dx9IlWs6vDaSmnmO155cGj4+R9M7Chd03rpRmnlxlwtnf+8rR39XuoTWccop6POTZfxlJDrI9UyP/ONByePq+NBPLQct1CsfNLYltGdDvKktu7z3ofO0hqHJ/dV35pRR+8+FUv5i733M+W13+Uwdau55D4/pofd7t0y5bnim+/in616Htt+X8qUBr6ToqLRl2/yn9oqdUj6doC/u0H85BAAEEEOhHINT4nECrn4az1TsJ1WEWCrRc134Tn2cmjWcf1bQBL9XzTJS/kPR0Sd4g2h8PXm8t6b3ZRWoDLZ+Wvz3Nf7ZrA/eWQMvX8vPG+0F5j67Wcjv0crn9m+48zCr9gD+3p1DrD/WlfV922Xiw5hl3/q/14wGQ99LyPkFTm8m3Dh7ze2g5vzaQmipn7fmlwWOrnY93W/ESTy8/HPu1BlrDoPuY9bhP+cbnXErSgyT9wB4X8mwut7N86e74Ui0D+l23kNu7HzuccvCbh7lT1/Gee94vaNf9nvPZ6u8+daDltmnD8RtQS36tz7s9mpNaninD9Y/9nDy0/bacPxVoLV1H15Pk/bmGX2bZsmYG2GB+irawT/vhHAQQQACBfgRCjc8JtPppOFu9k1AdZsFAy/V95fQa+qllhOM24UH6w1PA5NAq3wDZv6H95mxGis9vCbTyt6f5/Kk9qPx3rYHWUJ7Lp2VEnuE0Xko01QccTnmJn8O80iefPVXz1rd9fqjPN6ef24D3IpI8+PCG/deu7OBTy6/y0/cZPI6v0XJ+bSA1VcTa85cItF4uybP4XlUIA/cJtFymY9ZjZbPYeZjDVr+N855p1trcNd2PHCr/dtpYfNfxLQP6Xdcp2fvFDp6B+og023Tq/F1Lk6fOOcez1fdyykDLM9r8fC4tU89d9nnezbWjpZ5Jx+xfh7bflvNLgdbSdeQA279I8b5yw8ezff3yC/+Sq+ZzirZQcx8cgwACCCDQr0Co8TmBVr8NaSt3FqrDLBxouY49u8hLCr3szIMhD8SGkOfVkl4v6bmSPFD/wKhRuO/eNS2/G/64tK9TS6CVh2RTbz4bvm/fQMvn+/4/N+2T5eWFXjY2zNrygNtLprw0z2X3krOpmUqlAcej0n5j+V5V4z61zw/1XubmfczsPHxq3tTmOvYySs9Ou0ZaTjUsIXVZPSDx7BPPmNlV1vH9twRSpWdJy/m1gdTUM6v2/H0CLfv9TZrt87zUbvIZfMN97RtoDecfox6XfM7bz88Sv8Rg/Cxx8Oq3ZL4itTP366lN2PP7aRnQ7yrLLnvP0rlJCuX8RlTP2PIsRd+n9/d6flo62Wp16mer7++UgdauXzbkVvs871q9W54ppWsfo38d2n5bzi8FWkvWUWmfSDtOvXV3qv5O0RZa2w7HI4AAAgj0JRBqfE6g1Vfj2eLdhOowW6wgyowAAggcKHBomHjg13M6AggggAACCCCAQKVAqPE5gVZlrXLY0QRCdZijKXBhBBBAYL0CBFrrrVtKhgACCCCAAALrEgg1PifQWlfji1iaUB0mIjD3jAACCJxZgEDrzBXA1yOAAAIIIIAAApUCocbnBFqVtcphRxMI1WGOpsCFEUAAgfUKEGitt24pGQIIIIAAAgisSyDU+JxAa12NL2JpQnWYiMDcMwIIIHBmAQKtM1cAX48AAggggAACCFQKhBqfE2hV1iqHHU0gVIc5mgIXRgABBNYrQKC13rqlZAgggAACCCCwLoFQ43MCrXU1voilCdVhIgJzzwgggMCZBQi0zlwBfD0CCCCAAAIIIFApEGp8TqBVWascdjSBUB3maApcGAEEEFivAIHWeuuWkiGAAAIIIIDAugRCjc8JtNbV+CKWJlSHiQjMPSOAAAJnFiDQOnMF8PUIIIAAAggggEClQKjxOYFWZa1y2NEEQnWYoylwYQQQQGC9AgRa661bSoYAAggggAAC6xIINT4n0FpX44tYmlAdJiIw94wAAggggAACCCCAAAIIIIBAhUCo8TmBVkWNcshRBUJ1mKNKcHEEEEAAAQQQQAABBBBAAAEEzicQanxOoHW+hsI3/6dAqA5DpSGAAAIIIIAAAggggAACCCCwUoFQ43MCrZW2wkDFCtVhArlyqwgggAACCCCAAAIIIIAAAgi0CIQanxNotVQtxx5DIFSHOQYA10QAAQQQQAABBBBAAAEEEECgA4FQ43MCrQ5azMZvIVSH2XhdUXwEEEAAAQQQQAABBBBAAIH1CoQanxNorbchRilZqA4TBZX7RAABBBBAAAEEEEAAAQQQQKBRINT4nECrsXY5fHGBUB1m8dJzQQQQQAABBBBAAAEEEEAAAQT6EAg1PifQ6qPRbPkuQnWYLVcUZUcAAQQQQAABBBBAAAEEEFi1QKjxOYHWqttiiMKF6jAhRLlJBBBAAAEEEEAAAQQQQAABBNoFQo3PCbTaK5gzlhUI1WGWLTpXQwABBBBAAAEEEEAAAQQQQKAbgVDjcwKtbtrNZm8kVIfZbC1RcAQQQAABBBBAAAEEEEAAgbULhBqfE2itvTn2X75QHaZ/Tu4QAQQQQAABBBBAAAEEEEAAgb0EQo3PCbT2qmNOWlAgVIdZsNxcCgEEEEAAAQQQQAABBBBAAIGeBEKNzwm0emo627yXUB1mm1VEqRFAAAEEEEAAAQQQQAABBDYgEGp8TqC1gRbZeRFDdZjOLbk9BBBAAAEEEEAAAQQQQAABBPYVCDU+J9Dat5o5bymBUB1mqUJzHQQQQAABBBBAAAEEEEAAAQQ6Ewg1PifQ6qz1bPB2QnWYDdYPRUYAAQQQQAABBBBAAAEEENiGQKjxOYHWNhplz6UM1WF6huTeEEAAAQQQQAABBBBAAAEEEDhAINT4nEDrgJrm1EUEQnWYRUrMRRBAAAEEEEAAAQQQQAABBBDoTyDU+JxAq78GtLU7CtVhtlY5lBcBBBBAAAEEEEAAAQQQQGAzAqHG5wRam2mX3RY0VIfpVpEbQwABBBBAAAEEEEAAAQQQQOAwgVDjcwKtwyqbsw8XCNVhDi8uV0AAAQQQQAABBBBAAAEEEECgS4FQ43MCrS7b0KZuKlSH2VTNUFgEEEAAAQQQQAABBBBAAIEtCYQanxNobalp9lnWUB2mT0LuCgEEEEAAAQQQQAABBBBAAIGDBUKNzwm0Dq5vLnCgQKgOc2BZOR0BBBBAAAEEEEAAAQQQQACBXgVCjc8JtHptRtu5r1AdZjvVQkkRQAABBBBAAAEEEEAAAQQ2JhBqfE6gtbHW2WFxQ3WYDv24JQQQQAABBBBAAAEEEEAAAQSWEAg1PifQWqLKucYhAqE6zCEF5VwEEEAAAQQQQAABBBBAAAEEOhYINT4n0Oq4JW3k1kJ1mI3UCcVEAAEEEEAAAQQQQAABBBDYnkCo8TmB1vYaaG8lDtVhesPjfhBAAAEEEEAAAQQQQAABBBBYSCDU+JxAa6Fa5zJ7C4TqMHuXkhMRQAABBBBAAAEEEEAAAQQQ6Fsg1PicQKvvxrSFuwvVYbZQIZQRAQQQQAABBBBAAAEEEEBgkwKhxucEWptso10VOlSH6UqOm0EAAQQQQAABBBBAAAEEEEBgOYFQ43MCreUqnivtJxCqw+xXRM5CAAEEEEAAAQQQQAABBBBAoHuBUONzAq3u29PqbzBUh1l9bVBABBBAAAEEEEAAAQQQQACBrQqEGp8TaG21mfZT7lAdph827gQBBBBAAAEEEEAAAQQQQACBRQVCjc8JtBatey62h0CoDrNH+TgFAQQQQAABBBBAAAEEEEAAgQgCocbnBFoRmtS67zFUh1l3VVA6BBBAAAEEEEAAAQQQQACBDQuEGp8TaG24pXZS9FAdphMzbgMBBBBAAAEEEEAAAQQQQACBpQVCjc8JtJaufq7XKhCqw7QWjuMRQAABBBBAAAEEEEAAAQQQCCIQanxOoBWkVa34NkN1mBXXA0VDAAEEEEAAAQQQQAABBBDYtkCo8TmB1rYbaw+lD9VhegDjHhBAAAEEEEAAAQQQQAABBBA4gkCo8TmB1hFaAJdsEgjVYZpKxsEIIIAAAggggAACCCCAAAIIxBEINT4n0IrTsNZ6p6E6zForgXIhgAACCCCAAAIIIIAAAghsXiDU+JxAa/Pt9ewAoTrM2bW4AQQQQAABBBBAAAEEEEAAAQSOIxBqfE6gdZxGwFXrBUJ1mPpicSQCCCCAAAIIIIAAAggggAACoQRCjc8JtEK1rVXebKgOs8oaoFAIIIAAAggggAACCCCAAAIISKHG5wRaNNlzC4TqMOfG4vsRQAABBBBAAAEEEEAAAQQQOJJAqPE5gdaRWgGXrRYI1WGqS8WBCCCAAAIIIIAAAggggAACCMQSCDU+J9CK1bjWeLehOswaK4AyIYAAAggggAACCCCAAAIIICCWHC7eCAg8Fift6oLUb1fVwc0ggAACCCCAAAIIIIAAAghsVCDU+JwZWhttpR0VO1SH6ciNW0EAAQQQQAABBBBAAAEEEEBgSYFQ43MCrSWrnmvtIxCqw+xTQM5BAAEEEEAAAQQQQAABBBBAIIBAqPE5gVaAFrXyWwzVYVZeFxQPAQQQQAABBBBAAAEEEEBguwKhxucEWtttqL2UPFSH6QWN+0AAAQQQQAABBBBAAAEEEEBgYYFQ43MCrYVrn8s1C4TqMM2l4wQEEEAAAQQQQAABBBBAAAEEYgiEGp8TaMVoVGu+y1AdZs0VQdkQQAABBBBAAAEEEEAAAQQ2LRBqfE6gtem22kXhQ3WYLsS4CQQQQAABBBBAAAEEEEAAAQSWFwg1PifQWr4BcMU2gVAdpq1oHI0AAggggAACCCCAAAIIIIBAGIFQ43MCrTDtarU3GqrDrLYWKBgCCCCAAAIIIIAAAggggMDWBUKNzwm0tt5cz1/+UB3m/FzcAQIIIIAAAggggAACCCCAAAJHEQg1PifQOkob4KINAqE6TEO5OBQBBBBAAAEEEEAAAQQQQACBSAKhxucEWpGa1jrvNVSHWWcVUCoEEEAAAQQQQAABBBBAAAEEFGp8TqBFiz23QKgOc24svh8BBBBAAAEEEEAAAQQQQACBIwmEGp8TaB2pFXDZaoFQHaa6VByIAAIIIIAAAggggAACCCCAQCyBUONzAq1YjWuNdxuqw6yxAigTAggggAACCCCAAAIIIIAAAhJLDpduBQQeS4v2dT3qt6/64G4QQAABBBBAAAEEEEAAAQS2KRBqfM4MrW020p5KHarD9ATHvSCAAAIIIIAAAggggAACCCCwoECo8TmB1oI1z6X2EgjVYfYqISchgAACCCCAAAIIIIAAAggg0L9AqPE5gVb/DWrtdxiqw6y9MigfAggggAACCCCAAAIIIIDAZgVCjc8JtDbbTrspeKgO040aN4IAAggggAACCCCAAAIIIIDAsgKhxucEWstWPldrFwjVYdqLxxkIIIAAAggggAACCCCAAAIIhBAINT4n0ArRplZ9k6E6zKprgsIhgAACCCCAAAIIIIAAAghsWSDU+JxAa8tNtY+yh+owfZBxFwgggAACCCCAAAIIIIAAAggsLhBqfE6gVVf/PyvpvnWHNh/1PZKeVjgr/85flnRXSR9q/ob/PMF1fStJj5N0sdE1/kXS/SQ9XNJH9rz2Iaf11GG+VtIrDilMw7mH1mfDV3EoAnsJXDI9m26w19ltJ/25pFtKelvbaReOvrSka0jyfV5B0ldIukS6zt9Keouk10p6afrfD+7xHZyCAAIIIIAAAggggMAWBHoan896E2jNEl04IHqgtSvM+ukUcp0jzLJtTx2GQKuuP3DUNgR6DrQ+UdJ1JN1F0o0bquP9Kbx3oPzehvM4FAEEEEAAAQQQQACBLQj0ND6f9SbQmiUKH2i5jj3z4bGjWQsulGdmnTvMItDaf8ZdXcvlKAT2F+gx0PLz7CqSfq4xyMoVPBPsXpJ+V9JH9yfiTAQQQAABBBBAAAEEViVAoLVwdfYAGnWGlgd/N5P0MEmfP6qXXsIsAi0CrYUfF1xuQYHeApaeMCIAAB69SURBVC3Pyvru9DwblhTmxfWz7Y2jpdmXSgFYicXH3l/SIyV9eEE3LoUAAggggAACCCCAQFSBHvKXajtmaNVRLb2fVc23HvqdrtsbSvqlQpjlvbiefKY9s/Ky99RhSksOryXplTUVtuOYT0nLnG43OoY9tA5E5fTuBA59Zu0qkMOsu0t6UOGgl0t6gqQXSnp3YRmz+9/V0vJEB/z55x6SHtrJ87C7SuWGEEAAAQQQQAABBDYl0NP4fBaeQGuW6MIBxxyoTd3BId/pev16SU/qPMxy2XvqMARadf2BoxAoCRzyzNolOrUHoDd897LBZ1TOsLqIpJtLekjhufi9kp5FtSKAAAIIIIAAAgggsHGBnsbns1VBoDVLFDLQ8mbJnoGVLzPsaWbWIN9ThyHQqusPHIXAKQMt90u/CXb8PPtTSXeU9Lo9qqL0fHyJJIda79rjepyCAAIIIIAAAggggMBaBHoan8+aEmjNEoULtCKFWcbtqcMQaNX1B45C4FSB1sUleXnuLUZf+FeSflDSq/asBv+790OSHp+d7zcmPqrwTNrzazgNAQQQQAABBBBAAIFwAj2Nz2fxCLRmiUIFWl+XBmlfPCqWNz6+g6Snd/o2r546DIFWXX/gKAROFWh9u6RnZl/mmVSesZU/O1pq5dJp362bjk76I0m3kfQPLRfiWAQQQAABBBBAAAEEViTQ0/h8lpVAa5YoTKB1zbQB/FcECrN8qz11mJ4DLc9U+RpJnoF3VUmu5/Gb3l4t6a2Sni/pxZLeU9e0i0d5A+6rpJcK2MQbavu7hjfIvULSH0rysq+PzHyP30r31APuZXzqn0u6paS3VV5vKIdDC7tdWdLF0rn2en3aN8mb/n+w8pr5Bv/2dhnfl86/nKTvkvRNkr46fZ/3erLV70l6rqQP7Piupd+oem9J96ss26GHLb2H1qdJeoyk245uzIaenfXPh95sus6vZM9Lbxr/ogWuzSUQQAABBBBAAAEEEIgo0NP4fNaPQGuWKESg9VWSHivp6sHCLAIt6UMzTfDy6e1u3zcKY+ZarYOnX0xvbnvv3MGjv/em2deT5BDk2hXn+e1yfkOcl35NzZY5R6B1UUk3lvRTKYybK4oDp0em2Y1zwdZUoPX/0jK2+2ZBY/7d75d0f0mPU7nuCbQ+Jubn2h9I+qwR4o+mJYhzdVrz918g6dGS/kLSS9N+XK6fQ2Z+1XwvxyCAAAIIIIAAAggg0KsAgdbCNdMD6NIzD2qIar/zyyR5lkEeZnng9xsBBmc91O9QHz3N0HLY7NkiD8s2w65pO8Mxnnnk2Sw1M5o8c+kBku7c8gVp1taulw2cOtDyTDLPSPIy29aPZ/+4LA64pj6lQOsHJDlw/PmGL/z1FFTmgSOB1scQb5eCv+FP/lrSd6QAqoGaQxFAAAEEEEAAAQQQQKBSoKfx+ewtM0NrlujCAbXhUt3V6o6q+c4rSPrVwGGWJXrqMD0FWqXN/e3lcOoNkt4k6T8kfUJafuhAc/wWuKGVeUNthzS7ZoJ5adeDJ0Igf5f3FvKSOode10rL98at2DPCfkTSbxaadh5oecndy+q6gBwefackt3N/5pYcXibN3vnWwvVryuHT5kLAPNCyjZcdPmT0nZ7l4yWZb5H0ScnrGwr35Fl0P5ktd7yRJIfUUx/vk/cto7+c83xzupdK8oMOq3lm1X7BJ6cZhuNg0qbeP2uJ5Ya198FxCCCAAAIIIIAAAghsSaCn8fmsO4HWLNGFA5YcqNV94/x3lsIsD6T9KvvfCjAza3DoqcP0EmiVNqx2mOPww/tjlfat8jI7Bx0PlDR+KYA3uP42Sa+ZaHgOxO6WAq3xIc+R9HNpn6mPjv7CyxLt9NBsOZ+DoO+R9I7se/JAq2VPp0umzb9vkK65K9By0ORQ7k7Z93vWlb/T4VLe1ryc02X0RuDjj8/x7KDScs080BqfN7XU08/ZL5T0C2nW3fgc16ln4TmcrPnkz6IWz5rrH3LMks/JvO59Xw9PS1z//ZCb5FwEEEAAAQQQQAABBBCYFOhpfD5bTQRas0QXDlhyoFb3jbu/04HFE1OwML7ekyT51fMeWEf59NRhegm08je7/VXaaNx7/cx9vjJtwj7MavLxu/YduqKkZ4xmQfn4X0r7T+1qR6VA9e4pdBjX6akCLc/K8jK+YdN3l8NLAP3frn2xvHG8fXzc+Fz3o0cVQrCpQMtWu5Ze+n58fYdatx9Vouv2Filwm6vb0rNorYGWn3EO5scvuXDw6lCLDwIIIIAAAggggAACCBxHoKfx+WwJCbRmiS4csPS+Nvmb0Up3MRWifW5685ffolb6TA3E60p6+qN66jA9BFpeovagFI4MtVEKiqZqyjOuvIfUPUcHeBaS/ytZO4TxbKvh42VdPyTpHyuaQh5WefmdZzt5VtjwOUWgVXob3lPSfmC73ig43KNDLfv89Oi+p2acTQVa7q+ut7m3Pl427XnnpYX71O9WZmiVAi3PAHxaRbvkEAQQQAABBBBAAAEEENhPoKfx+WwJCLRmiS4c0Eug5Texea+e8WA4L4E3tPYG1X9cV7SzH9VTh+kh0PLSQdevZ1pdWZKXXnn5W83srKkQaWofrc9Ms5puOGoFLaGB3z7n4Oj66XzPUnLQ+urR9U4RaOVvw5tbZllq9H7jnV+iMH65QsmiFGj9qaRbSXp7ZW/KTZ6X9ob6p4rztxJolfrid6VZWxVMHIIAAggggAACCCCAAAJ7CPQ0Pp+9fQKtWaJuAq2XSPL+Rd4sfPg4vHpyCrDGG4K3zLKpEzjeUT11mB4CrSWk88BkKtDKg6DWYMazwTyz6Wsk/VnasN6ztMZvCTxFoJW/Dc9LD72XXMvS29LMttKeTaVAyzPi7FC7D5b76tOTm+vbAdxNJL2uovK3HGj5hQSeOccHAQQQQAABBBBAAAEEjiPQ0/h8toQEWrNE3QRa+Z0OM7E8wPOSNC93Gn8ekzYR3/V2u7rSH/eonjrM1gKtW2ZvJvwVST8u6V8XrPJjB1qlt+Htu9fSTSU9a1T20tLgUqDlWWkvbDD7VEmebemlncOndvbRVgKtPGy1U8vswYbq4FAEEEAAAQQQQAABBBBIAj2Nz2crhUBrlqgYaE3NeKm7Wt1Ru5Y5Osz6AUmeteUGdylJvqebjS7t2Sne7NrLqPJGWXcHpzmqpw4TOdD6DElfJsnLB73J+PhNh1PtNW9jU3ttHdISjh1oudwO4r5jdJPeIP7Ze9z0l0v6HUlflM4tvVUxD7TeJOk7Jb218fv2Dab2Pa/x9vY6fMmXZ7CH1l5VwEkIIIAAAggggAACCBwk0NP4fLYgBFqzRN0FWnmYNZTgqmkwPl562PJ2vDqJ5Y/qqcP0Hmh5w/iLS/pCSZdOAZbr3W+CG9d7XkulQMt9/z7pv+F4b4r+wIWr+NiBlvcY80bhNxjd975L0/IQpSbQ8hLLW0t6b6NbvkzS7g6E5pYtbiXQ+uxUr9cduR6jfTZWG4cjgAACCCCAAAIIILBqgZ7G57PQBFqzRF0FWlNhlm/SdeklTI/PivR7aVPx1gF3nczhR/XUYXoMtBxceQaQZyCN909rkS8FWqWlc8dY0hU50LJxHo7lbjVvLC3VVe0+Z/m5Wwm0LibpsWmz/MGgtKdZSz/gWAQQQAABBBBAAAEEENgt0NP4fLauCLRmiboJtBxm3V6S34g2tYTw0yU9WtJtsmLdQ9JDJX2krrgnPaqnDtNToPVpkn5E0r0kXaKhRt4m6e8lff3oHAKtOsB8htZfpyBx/IZJAq1pyyWXHJY26ffLLr5X0j/XVSdHIYAAAggggAACCCCAQKNAT+Pz2Vsn0Jol6ibQqt236wpp3ywvQxs+3k/LM3xeUFfckx7VU4fpJdDynmgOID143/V5Q3qzoN8w6DfkeT+n96clcE+dCbRKgcExlnRFnqFVs+Rw3xlad5X0sFEd3VuS35Y499nKDC075Jv0lwLGOa+5v//BNPPRvyj4E0nv7DT4nysHf48AAggggAACCCCAwBICPY3PZ8tDoDVLdOGAJWce1H3j/t/pOr2VpMdJ8rKd4fOnkr5fkvfV6unTU4fpIdD6REmeUZeHGw6rHFK9TJIH9p6l8tGJiqxdzsam8P8VMH+znkNCv33wb0aH5TO0SsfM9a/S/mW1b2bcUqBV2hjeL7pwuL/Ex7Mg/TbY244uxiywJWS5BgIIIIAAAggggEBUgZ7G57OGBFqzRBcOiBRo+X49UHuwpDtkxftFST8p6YN1xT7JUT11mB4CrStKeoYkz7QbPl5G+jOSPNOu5lMbaHlp6pNHF/TbAn9c0r/WfEk6xma+Py+JfX36z7Ndhs3Njz1DyxvlP0iSZzwNn31nmt1S0m+OrlMKN/JA6x8k3STNkKtlK+0PVftmxi0FWhdNz7EfG8H67ZU/LOk9tdg7jvtqSb8v6bNGxzhI9ts+5zbnX+DruQQCCCCAAAIIIIAAAt0J9DQ+n8Uh0JolunBAtEDL9/xFkn5d0tWzIt5F0qN27MNVJ7LcUT11mB4Crfztdy9JSw/fVUlemv0ztVz1GmkZ6jCTz0uu/MY+h1O1n7m39R070PJ95vfgdn/HhgDQ1ygtwSxtQl7aTN8vY3hiLZikmrcpTl1uS4GWDb5Bkl9sMZ5t6r3lHL5O7SVYUxUOyx4g6e6jgx1Ofpuk19RcgGMQQAABBBBAAAEEEFihQE/j81leAq1ZorCBlm/csz48uB8PBh1WfJ+kP64r+tGP6qnDnDvQqg1VdlXKxVO4crPRQVOBlmemPEXS9UfH3lzS71bWemnJVj7T6BSBVr5U0MGElwp6eWbtp7S8rfTWx1Kg9WuS7tQw89H7NjmQGT4t528t0Cq96MLLpl2/4836a+vZx00ty67dp7DluzgWAQQQQAABBBBAAIFIAj2Nz2fdCLRmiUIHWt6PyctnvARr/HlWmtXy7rriH/WonjrMuQOt0vI5LxP1LJJ/q6gF92fPFnp8duzUQN0B2n3SDMThFC+z8zX+seL7vi4t0RuWbHmfNu/f9vbRuacItErBmoO6O0v6QEU5Sv2kVBZfqhRoeSmoN/B3v5r7XD7thea2NnxaQsStBVo2stXTJH3+yMz143b65jnwwt9fJy21HV/PQb9fnOEXLPBBAAEEEEAAAQQQQGCrAj2Nz2frgEBrlujCARGXHA4lu2yaDXKjrKh+i573ZfpwHcHRjuqpw5w70DLyPSX9/Ejbb9pzSDS3mf9F0qwV72d1iay2du2NVdqzq2avtc+R9Ng0C3D4Ogen3rttvP/QKQItf39pNuIjUxvftWecwyxvNG7z8UxG7zXntxDmeymVAi1/vwMWL3P0JvFTn9LbK1v3hNpioOU6cqjrvdLGn7dJuq+kZ1Y+x7zM0Etq/2ehj0zV99EefFwYAQQQQAABBBBAAIEOBXoan8/yEGjNEl04IHKg5fsvzUjwrBIP5H/jwL1o6gSnj+qpw/QQaJX2DHpBCrreUKgrB1lfKum/S/Im76XP8yU5WHpf4S/9DPCm24/I/s7t4l5pttW4jvx9V5PkQHQ8y+iVkrxE7x3ZdU4VaDlocpjmpX/jz3PSLLSS3eVS4OU9mcafXTMYpwItnz8VsNj4KpIeKOmbRl/kPuhZQa7f2s8WAy3bTL3own/3cklPkPRCSZ51Om6vtnfAe4P0vLt2AbomwK2tH45DAAEEEEAAAQQQQCCyQE/j81lHAq1ZogsHRA+0pmY41M7+qVPa76ieOkwPgVZpz6BB9tVp8D4EU18i6Zppk/Gxvt8y6OVUw5sS/yjNTHnvRBXtCgu819or0gbrl0z7bTmcGX927ct2qkDL93MZSV5e6dla+ceBlh1s55lY10pBb36cZ1p9/44ZcaVAy3t2jd+U52DrRZL+Ln2X9yjLX87g771HCgY/0tB1thpomcj15o3cvZR06uO2+NeSPirJ4atfjjFeWpif1/oG0Yaq4lAEEEAAAQQQQAABBMIJ9DQ+n8Uj0JolunBA9EBr12DfbxDzW+Kmwo46of2P6qnD9BBoWdIblPuteeMZUDXC75d077QEy8sMh2Wmb5L0nZLeuuMiDrW8ZDDfb23uex0g3F6SQ7TSW+dOGWj5Xr2sz0vTfmDuxgt/79lcd0uByNTppUDLtrdI/9V8rWdm2flxklrCrNKzyPV9v5ovPcExp3hO7lo22FJE95WfkPT0yuWKLdfmWAQQQAABBBBAAAEEogr0ND6fNSTQmiVaTaDlgpQ2V/af7zNTpE5u/qieOkwvgZbVPk/S/XcsIxzLOiB5cprt4yV/pc3lS2/sy2vHM1qul/aT8rLCuY83Xvem8vkyw/F5pw60/N0OPb49LdO80lwh0lJBLwf8bUkfmjm+FGh5tpffuOd+5NlD47248svtWgJZcasfF65vLdAajDwjzjPpvFx01wys3NRBlpcnepmhZ9DxQQABBBBAAAEEEEAAgY8J9DQ+n60XAq1ZogsHnGLmQX4nx/jOqf2SvGTKgceL6zgWPaqnDtNToGXkYX+sm6Uw0iHTsOG7l9B5yaj3x3K9vSerFQc63ix7+LS+9c9L5DzDy2HNlVNI4+DsNZK8DNEz+/4yLe3a1SDOEWgN9+PwyeXwvlV5Od6YllJ6/yovM5wLssbXfHia1Tj8ma/tPcTcv7wM1BuP225Ymumlol7u+PuSXG9eDrfvZ8tLDktmDm/dPq+blt/6JRjXGB3oGYRvkfRaSS9N/7vrJQH71gvnIYAAAggggAACCCCwBoGexuezngRas0QccGSBUB3myBZcvn+BqRlaDrT4IIAAAggggAACCCCAAAKRBUKNzwm0Ije1ddx7qA6zDnJKcYAAgdYBeJyKAAIIIIAAAggggAACXQuEGp8TaHXdljZxc6E6zCZqhELuEiDQon0ggAACCCCAAAIIIIDAWgVCjc8JtNbaDOOUK1SHicPKnR5JgEDrSLBcFgEEEEAAAQQQQAABBM4uEGp8TqB19vay+RsI1WE2X1sAEGjRBhBAAAEEEEAAAQQQQGCtAqHG5wRaa22GccoVqsPEYeVOjyRAoHUkWC6LAAIIIIAAAggggAACZxcINT4n0Dp7e9n8DYTqMJuvLQAItGgDCCCAAAIIIIAAAgggsFaBUONzAq21NsM45QrVYeKwcqdHEiDQOhIsl0UAAQQQQAABBBBAAIGzC4QanxNonb29bP4GQnWYzdcWAARatAEEEEAAAQQQQAABBBBYq0Co8TmB1lqbYZxyheowcVi50yMJEGgdCZbLIoAAAggggAACCCCAwNkFQo3PCbTO3l42fwOhOszmawsABBBAAAEEEEAAAQQQQACBtQqEGp8TaK21GcYpV6gOE4eVO0UAAQQQQAABBBBAAAEEEECgSSDU+JxAq6luOfgIAqE6zBHKzyURQAABBBBAAAEEEEAAAQQQ6EEg1PicQKuHJrPtewjVYbZdVZQeAQQQQAABBBBAAAEEEEBgxQKhxucEWituiUGKFqrDBDHlNhFAAAEEEEAAAQQQQAABBBBoFQg1PifQaq1ejl9aIFSHWbrwXA8BBBBAAAEEEEAAAQQQQACBTgRCjc8JtDppNRu+jVAdZsP1RNERQAABBBBAAAEEEEAAAQTWLRBqfE6gte7GGKF0oTpMBFDuEQEEEEAAAQQQQAABBBBAAIE9BEKNzwm09qhhTllUIFSHWbTkXAwBBBBAAAEEEEAAAQQQQACBfgRCjc8JtPppOFu9k1AdZquVRLkRQAABBBBAAAEEEEAAAQRWLxBqfE6gtfr22H0BQ3WY7jW5QQQQQAABBBBAAAEEEEAAAQT2Ewg1PifQ2q+SOWs5gVAdZrlicyUEEEAAAQQQQAABBBBAAAEEuhIINT4n0Oqq7WzyZkJ1mE3WEIVGAAEEEEAAAQQQQAABBBDYgkCo8TmB1haaZN9lDNVh+qbk7hBAAAEEEEAAAQQQQAABBBDYWyDU+JxAa+965sSFBEJ1mIXKzGUQQAABBBBAAAEEEEAAAQQQ6E0g1PicQKu35rO9+wnVYbZXPZQYAQQQQAABBBBAAAEEEEBgIwKhxucEWhtplR0XM1SH6diRW0MAAQQQQAABBBBAAAEEEEDgEIFQ43MCrUOqmnOXEAjVYZYoMNdAAAEEEEAAAQQQQAABBBBAoEOBUONzAq0OW9DGbilUh9lY3VBcBBBAAAEEEEAAAQQQQACB7QiEGp8TaG2nYfZa0lAdpldE7gsBBBBAAAEEEEAAAQQQQACBAwVCjc8JtA6sbU4/WCBUhzm4tFwAAQQQQAABBBBAAAEEEEAAgT4FQo3PCbT6bERbuqtQHWZLFUNZEUAAAQQQQAABBBBAAAEENiUQanxOoLWpttllYUN1mC4FuSkEEEAAAQQQQAABBBBAAAEEDhcINT4n0Dq8wrnCYQKhOsxhReVsBBBAAAEEEEAAAQQQQAABBLoVCDU+J9Dqth1t5sZCdZjN1AoFRQABBBBAAAEEEEAAAQQQ2JpAqPE5gdbWmmd/5Q3VYfrj444QQAABBBBAAAEEEEAAAQQQWEQg1PicQGuROuciBwiE6jAHlJNTEUAAAQQQQAABBBBAAAEEEOhZINT4nECr56a0jXsL1WG2USWUEgEEEEAAAQQQQAABBBBAYIMCocbnBFobbKGdFTlUh+nMjttBAAEEEEAAAQQQQAABBBBAYCmBUONzAq2lqp3r7CsQqsPsW0jOQwABBBBAAAEEEEAAAQQQQKBzgVDjcwKtzlvTBm4vVIfZQH1QRAQQQAABBBBAAAEEEEAAgW0KhBqfE2hts5H2VOpQHaYnOO4FAQQQQAABBBBAAAEEEEAAgQUFQo3PCbQWrHkutZdAqA6zVwk5CQEEEEAAAQQQQAABBBBAAIH+BUKNzwm0+m9Qa7/DUB1m7ZVB+RBAAAEEEEAAAQQQQAABBDYrEGp8HjHQ2mzLouAIIIAAAggggAACCCCAAAIIIIDAiQS6zoy6vrlUQXlCeKJ642sQQAABBBBAAAEEEEAAAQQQQACBzQp0nRl1fXMEWpvtNBQcAQQQQAABBBBAAAEEEEAAAQTOK9B1ZtT1zRFonbfl8u0IIIAAAggggAACCCCAAAIIILBZga4zo65vbrNNhoIjgAACCCCAAAIIIIAAAggggAACCEwKEGjROBBAAAEEEEAAAQQQQAABBBBAAAEEQgkQaIWqLm4WAQQQQAABBBBAAAEEEEAAAQQQQIBAizaAAAIIIIAAAggggAACCCCAAAIIIBBKgEArVHVxswgggAACCCCAAAIIIIAAAggggAACBFq0AQQQQAABBBBAAAEEEEAAAQQQQACBUAIEWqGqi5tFAAEEEEAAAQQQQAABBBBAAAEEECDQog0ggAACCCCAAAIIIIAAAggggAACCIQSINAKVV3cLAIIIIAAAggggAACCCCAAAIIIIAAgRZtAAEEEEAAAQQQQAABBBBAAAEEEEAglACBVqjq4mYRQAABBBBAAAEEEEAAAQQQQAABBAi0aAMIIIAAAggggAACCCCAAAIIIIAAAqEECLRCVRc3iwACCCCAAAIIIIAAAggggAACCCBAoEUbQAABBBBAAAEEEEAAAQQQQAABBBAIJUCgFaq6uFkEEEAAAQQQQAABBBBAAAEEEEAAAQIt2gACCCCAAAIIIIAAAggggAACCCCAQCgBAq1Q1cXNIoAAAggggAACCCCAAAIIIIAAAggQaNEGEEAAAQQQQAABBBBAAAEEEEAAAQRCCRBohaoubhYBBBBAAAEEEEAAAQQQQAABBBBAgECLNoAAAggggAACCCCAAAIIIIAAAgggEEqAQCtUdXGzCCCAAAIIIIAAAggggAACCCCAAAIEWrQBBBBAAAEEEEAAAQQQQAABBBBAAIFQAgRaoaqLm0UAAQQQQAABBBBAAAEEEEAAAQQQINCiDSCAAAIIIIAAAggggAACCCCAAAIIhBIg0ApVXdwsAggggAACCCCAAAIIIIAAAggggACBFm0AAQQQQAABBBBAAAEEEEAAAQQQQCCUAIFWqOriZhFAAAEEEEAAAQQQQAABBBBAAAEECLRoAwgggAACCCCAAAIIIIAAAggggAACoQQItEJVFzeLAAIIIIAAAggggAACCCCAAAIIIECgRRtAAAEEEEAAAQQQQAABBBBAAAEEEAglQKAVqrq4WQQQQAABBBBAAAEEEEAAAQQQQAABAi3aAAIIIIAAAggggAACCCCAAAIIIIBAKAECrVDVxc0igAACCCCAAAIIIIAAAggggAACCBBo0QYQQAABBBBAAAEEEEAAAQQQQAABBEIJEGiFqi5uFgEEEEAAAQQQQAABBBBAAAEEEECAQIs2gAACCCCAAAIIIIAAAggggAACCCAQSoBAK1R1cbMIIIAAAggggAACCCCAAAIIIIAAAgRatAEEEEAAAQQQQAABBBBAAAEEEEAAgVACBFqhqoubRQABBBBAAAEEEEAAAQQQQAABBBAg0KINIIAAAggggAACCCCAAAIIIIAAAgiEEvj/0j5lDx0x3n4AAAAASUVORK5CYII=</svg:desc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6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Аптечка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Противооткатные упоры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Знак аварийной остановки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Трос буксировочный</text:p>
          </table:table-cell>
          <table:table-cell table:number-columns-repeated="16380"/>
        </table:table-row>
        <table:table-row table:style-name="ro1">
          <table:table-cell/>
          <table:table-cell table:style-name="ce14"/>
          <table:table-cell table:style-name="ce1"/>
          <table:table-cell office:value-type="string" table:style-name="ce5">
            <text:p>СРТС</text:p>
          </table:table-cell>
          <table:table-cell table:number-columns-repeated="16380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Год приобретения</text:p>
          </table:table-cell>
          <table:table-cell table:number-columns-repeated="16380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Пропуск в центр</text:p>
          </table:table-cell>
          <table:table-cell table:number-columns-repeated="16380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5">
            <text:p>Огнетушители</text:p>
          </table:table-cell>
          <table:table-cell table:number-columns-repeated="16380"/>
        </table:table-row>
        <table:table-row table:style-name="ro1">
          <table:table-cell/>
          <table:table-cell table:style-name="ce5"/>
          <table:table-cell table:number-columns-repeated="16382" table:style-name="ce1"/>
        </table:table-row>
        <table:table-row table:style-name="ro1">
          <table:table-cell/>
          <table:table-cell office:value-type="string" table:style-name="ce10">
            <text:p>Системы безопасности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ПК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Огнетушители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Сигнализация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Видеонаблюдение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Турникеты</text:p>
          </table:table-cell>
          <table:table-cell table:number-columns-repeated="16382" table:style-name="ce1"/>
        </table:table-row>
        <table:table-row table:number-rows-repeated="5" table:style-name="ro1">
          <table:table-cell/>
          <table:table-cell table:style-name="ce5"/>
          <table:table-cell table:number-columns-repeated="16382" table:style-name="ce1"/>
        </table:table-row>
        <table:table-row table:style-name="ro1">
          <table:table-cell/>
          <table:table-cell table:style-name="ce14"/>
          <table:table-cell table:style-name="ce1"/>
          <table:table-cell office:value-type="string" table:style-name="ce10">
            <text:p>Информационные системы</text:p>
          </table:table-cell>
          <table:table-cell table:number-columns-repeated="5" table:style-name="ce1"/>
          <table:table-cell office:value-type="string" table:style-name="ce10">
            <text:p>Отдых и сувениры</text:p>
          </table:table-cell>
          <table:table-cell table:number-columns-repeated="16374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">
            <text:p>Указатели</text:p>
          </table:table-cell>
          <table:table-cell table:number-columns-repeated="5" table:style-name="ce1"/>
          <table:table-cell office:value-type="string" table:style-name="ce1">
            <text:p>Скамейки</text:p>
          </table:table-cell>
          <table:table-cell table:number-columns-repeated="16374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5">
            <text:p>Таблички с описанием</text:p>
          </table:table-cell>
          <table:table-cell table:style-name="ce1"/>
          <table:table-cell office:value-type="string" table:style-name="ce11">
            <text:p>Локомотивы тяга</text:p>
          </table:table-cell>
          <table:table-cell table:style-name="ce1"/>
          <table:table-cell office:value-type="string" table:style-name="ce11">
            <text:p>Локации</text:p>
          </table:table-cell>
          <table:table-cell table:style-name="ce1"/>
          <table:table-cell office:value-type="string" table:style-name="ce1">
            <text:p>Стулья</text:p>
          </table:table-cell>
          <table:table-cell table:number-columns-repeated="16374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">
            <text:p>Таблички навигационные</text:p>
          </table:table-cell>
          <table:table-cell table:style-name="ce1"/>
          <table:table-cell office:value-type="string" table:style-name="ce12">
            <text:p>Паровоз</text:p>
          </table:table-cell>
          <table:table-cell table:style-name="ce1"/>
          <table:table-cell office:value-type="string" table:style-name="ce12">
            <text:p>Уличные</text:p>
          </table:table-cell>
          <table:table-cell table:style-name="ce1"/>
          <table:table-cell office:value-type="string" table:style-name="ce1">
            <text:p>Кафе</text:p>
          </table:table-cell>
          <table:table-cell table:number-columns-repeated="16374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">
            <text:p>Интерактивные экраны</text:p>
          </table:table-cell>
          <table:table-cell table:style-name="ce1"/>
          <table:table-cell office:value-type="string" table:style-name="ce12">
            <text:p>Электровоз</text:p>
          </table:table-cell>
          <table:table-cell table:style-name="ce1"/>
          <table:table-cell office:value-type="string" table:style-name="ce12">
            <text:p>Внутри здания</text:p>
          </table:table-cell>
          <table:table-cell table:style-name="ce1"/>
          <table:table-cell office:value-type="string" table:style-name="ce1">
            <text:p>Сувениры</text:p>
          </table:table-cell>
          <table:table-cell table:number-columns-repeated="16374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">
            <text:p>Экраны</text:p>
          </table:table-cell>
          <table:table-cell table:style-name="ce1"/>
          <table:table-cell office:value-type="string" table:style-name="ce12">
            <text:p>Тепловоз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5"/>
          <table:table-cell table:number-columns-repeated="16382" table:style-name="ce1"/>
        </table:table-row>
        <table:table-row table:style-name="ro1">
          <table:table-cell/>
          <table:table-cell table:style-name="ce14"/>
          <table:table-cell table:style-name="ce1"/>
          <table:table-cell office:value-type="string" table:style-name="ce11">
            <text:p>Локомотивы применение</text:p>
          </table:table-cell>
          <table:table-cell table:style-name="ce1"/>
          <table:table-cell office:value-type="string" table:style-name="ce11">
            <text:p>Вагоны МВПС тип</text:p>
          </table:table-cell>
          <table:table-cell table:number-columns-repeated="3" table:style-name="ce1"/>
          <table:table-cell office:value-type="string" table:style-name="ce11">
            <text:p>Напряжение и род тока</text:p>
          </table:table-cell>
          <table:table-cell table:number-columns-repeated="16374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2">
            <text:p>Грузовые</text:p>
          </table:table-cell>
          <table:table-cell table:style-name="ce1"/>
          <table:table-cell office:value-type="string" table:style-name="ce12">
            <text:p>Головной</text:p>
          </table:table-cell>
          <table:table-cell table:number-columns-repeated="3" table:style-name="ce1"/>
          <table:table-cell office:value-type="string" table:style-name="ce12">
            <text:p>1500 постоянный</text:p>
          </table:table-cell>
          <table:table-cell table:number-columns-repeated="16374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2">
            <text:p>Пассажирские</text:p>
          </table:table-cell>
          <table:table-cell table:style-name="ce1"/>
          <table:table-cell office:value-type="string" table:style-name="ce12">
            <text:p>Моторный</text:p>
          </table:table-cell>
          <table:table-cell table:style-name="ce1"/>
          <table:table-cell office:value-type="string" table:style-name="ce11">
            <text:p>Силовая передача</text:p>
          </table:table-cell>
          <table:table-cell table:style-name="ce1"/>
          <table:table-cell office:value-type="string" table:style-name="ce12">
            <text:p>3000 постоянный</text:p>
          </table:table-cell>
          <table:table-cell table:number-columns-repeated="16374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2">
            <text:p>Маневровые</text:p>
          </table:table-cell>
          <table:table-cell table:style-name="ce1"/>
          <table:table-cell office:value-type="string" table:style-name="ce12">
            <text:p>Прицепной</text:p>
          </table:table-cell>
          <table:table-cell table:style-name="ce1"/>
          <table:table-cell office:value-type="string" table:style-name="ce12">
            <text:p>Механическая</text:p>
          </table:table-cell>
          <table:table-cell table:style-name="ce1"/>
          <table:table-cell office:value-type="string" table:style-name="ce12">
            <text:p>25000 переменный</text:p>
          </table:table-cell>
          <table:table-cell table:number-columns-repeated="16374"/>
        </table:table-row>
        <table:table-row table:style-name="ro1">
          <table:table-cell/>
          <table:table-cell table:style-name="ce15"/>
          <table:table-cell table:number-columns-repeated="3" table:style-name="ce1"/>
          <table:table-cell office:value-type="string" table:style-name="ce12">
            <text:p>Головной-моторный</text:p>
          </table:table-cell>
          <table:table-cell table:style-name="ce1"/>
          <table:table-cell office:value-type="string" table:style-name="ce12">
            <text:p>Гидравлическая</text:p>
          </table:table-cell>
          <table:table-cell table:style-name="ce1"/>
          <table:table-cell office:value-type="string" table:style-name="ce12">
            <text:p>Null</text:p>
          </table:table-cell>
          <table:table-cell table:number-columns-repeated="16374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1">
            <text:p>МВПС тип</text:p>
          </table:table-cell>
          <table:table-cell table:number-columns-repeated="3" table:style-name="ce1"/>
          <table:table-cell office:value-type="string" table:style-name="ce12">
            <text:p>Электрическая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2">
            <text:p>Электропоезда</text:p>
          </table:table-cell>
          <table:table-cell table:style-name="ce1"/>
          <table:table-cell office:value-type="string" table:style-name="ce11">
            <text:p>Страна изготовитель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4"/>
          <table:table-cell table:style-name="ce1"/>
          <table:table-cell office:value-type="string" table:style-name="ce12">
            <text:p>Дизельпоезда</text:p>
          </table:table-cell>
          <table:table-cell table:style-name="ce1"/>
          <table:table-cell office:value-type="string" table:style-name="ce12">
            <text:p>СССР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2">
            <text:p>Автомотрисы</text:p>
          </table:table-cell>
          <table:table-cell table:style-name="ce1"/>
          <table:table-cell office:value-type="string" table:style-name="ce12">
            <text:p>Россия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5"/>
          <table:table-cell table:number-columns-repeated="3" table:style-name="ce1"/>
          <table:table-cell office:value-type="string" table:style-name="ce12">
            <text:p>Франция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1">
            <text:p>Вагоны тип</text:p>
          </table:table-cell>
          <table:table-cell table:style-name="ce1"/>
          <table:table-cell office:value-type="string" table:style-name="ce12">
            <text:p>Германия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2">
            <text:p>Грузовые</text:p>
          </table:table-cell>
          <table:table-cell table:style-name="ce1"/>
          <table:table-cell office:value-type="string" table:style-name="ce12">
            <text:p>Чехословакия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4"/>
          <table:table-cell table:style-name="ce1"/>
          <table:table-cell office:value-type="string" table:style-name="ce12">
            <text:p>Пассажирские</text:p>
          </table:table-cell>
          <table:table-cell table:style-name="ce1"/>
          <table:table-cell office:value-type="string" table:style-name="ce12">
            <text:p>Венгрия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5"/>
          <table:table-cell table:number-columns-repeated="5" table:style-name="ce1"/>
          <table:table-cell office:value-type="string" table:style-name="ce11">
            <text:p>Схема окраски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1">
            <text:p>Спецтехника тип</text:p>
          </table:table-cell>
          <table:table-cell table:style-name="ce1"/>
          <table:table-cell office:value-type="string" table:style-name="ce11">
            <text:p>Завод изготовитель</text:p>
          </table:table-cell>
          <table:table-cell table:style-name="ce1"/>
          <table:table-cell office:value-type="string" table:style-name="ce12">
            <text:p>Зеленая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2">
            <text:p>Путейская</text:p>
          </table:table-cell>
          <table:table-cell table:style-name="ce1"/>
          <table:table-cell office:value-type="string" table:style-name="ce12">
            <text:p>Коломенский</text:p>
          </table:table-cell>
          <table:table-cell table:style-name="ce1"/>
          <table:table-cell office:value-type="string" table:style-name="ce12">
            <text:p>Белая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2">
            <text:p>Уборочная</text:p>
          </table:table-cell>
          <table:table-cell table:style-name="ce1"/>
          <table:table-cell office:value-type="string" table:style-name="ce12">
            <text:p>Луганский</text:p>
          </table:table-cell>
          <table:table-cell table:style-name="ce1"/>
          <table:table-cell office:value-type="string" table:style-name="ce12">
            <text:p>Желтая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2">
            <text:p>Восстановительная</text:p>
          </table:table-cell>
          <table:table-cell table:style-name="ce1"/>
          <table:table-cell office:value-type="string" table:style-name="ce12">
            <text:p>Шкода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4"/>
          <table:table-cell table:style-name="ce1"/>
          <table:table-cell office:value-type="string" table:style-name="ce12">
            <text:p>Контактников</text:p>
          </table:table-cell>
          <table:table-cell table:style-name="ce1"/>
          <table:table-cell office:value-type="string" table:style-name="ce12">
            <text:p>Ганз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5"/>
          <table:table-cell table:number-columns-repeated="5" table:style-name="ce1"/>
          <table:table-cell office:value-type="string" table:style-name="ce11">
            <text:p>Осевая формула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1">
            <text:p>Военная тип</text:p>
          </table:table-cell>
          <table:table-cell table:number-columns-repeated="3" table:style-name="ce1"/>
          <table:table-cell office:value-type="string" table:style-name="ce12">
            <text:p>2о-2о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4"/>
          <table:table-cell table:style-name="ce1"/>
          <table:table-cell office:value-type="string" table:style-name="ce12">
            <text:p>Бронепоезда</text:p>
          </table:table-cell>
          <table:table-cell table:number-columns-repeated="3" table:style-name="ce1"/>
          <table:table-cell office:value-type="string" table:style-name="ce12">
            <text:p>3о-3о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2">
            <text:p>РВСН</text:p>
          </table:table-cell>
          <table:table-cell table:number-columns-repeated="3" table:style-name="ce1"/>
          <table:table-cell office:value-type="string" table:style-name="ce12">
            <text:p>2-4-1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5"/>
          <table:table-cell table:number-columns-repeated="7" table:style-name="ce1"/>
          <table:table-cell office:value-type="string" table:style-name="ce11">
            <text:p>Составность Военные</text:p>
          </table:table-cell>
          <table:table-cell table:style-name="ce1"/>
          <table:table-cell office:value-type="string" table:style-name="ce13">
            <text:p>Цвет</text:p>
          </table:table-cell>
          <table:table-cell table:number-columns-repeated="16372"/>
        </table:table-row>
        <table:table-row table:style-name="ro1">
          <table:table-cell/>
          <table:table-cell table:style-name="ce5"/>
          <table:table-cell table:style-name="ce1"/>
          <table:table-cell table:style-name="ce12"/>
          <table:table-cell table:number-columns-repeated="5" table:style-name="ce1"/>
          <table:table-cell office:value-type="string" table:style-name="ce12">
            <text:p>Локомотив</text:p>
          </table:table-cell>
          <table:table-cell table:style-name="ce1"/>
          <table:table-cell office:value-type="string" table:style-name="ce13">
            <text:p>Наименование</text:p>
          </table:table-cell>
          <table:table-cell table:number-columns-repeated="16372"/>
        </table:table-row>
        <table:table-row table:style-name="ro1">
          <table:table-cell/>
          <table:table-cell table:style-name="ce14"/>
          <table:table-cell table:style-name="ce1"/>
          <table:table-cell office:value-type="string" table:style-name="ce11">
            <text:p>Светофоры Кол сигналов</text:p>
          </table:table-cell>
          <table:table-cell table:number-columns-repeated="3" table:style-name="ce1"/>
          <table:table-cell office:value-type="string" table:style-name="ce11">
            <text:p>Составность МВПС</text:p>
          </table:table-cell>
          <table:table-cell table:style-name="ce1"/>
          <table:table-cell office:value-type="string" table:style-name="ce12">
            <text:p>Описание состава</text:p>
          </table:table-cell>
          <table:table-cell table:number-columns-repeated="16374" table:style-name="ce1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2">
            <text:p>2 Сигнала</text:p>
          </table:table-cell>
          <table:table-cell table:number-columns-repeated="3" table:style-name="ce1"/>
          <table:table-cell office:value-type="string" table:style-name="ce12">
            <text:p>Сколько каких вагонов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2">
            <text:p>3 Сигнала</text:p>
          </table:table-cell>
          <table:table-cell table:number-columns-repeated="3" table:style-name="ce1"/>
          <table:table-cell office:value-type="string" table:style-name="ce12">
            <text:p>Количество осей и диаметр колес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5"/>
          <table:table-cell table:style-name="ce1"/>
          <table:table-cell office:value-type="string" table:style-name="ce12">
            <text:p>4 Сигнала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number-columns-repeated="16382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1">
            <text:p>Светофоры назначение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2">
            <text:p>Ходовые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5"/>
          <table:table-cell table:style-name="ce1"/>
          <table:table-cell office:value-type="string" table:style-name="ce12">
            <text:p>Маневровые</text:p>
          </table:table-cell>
          <table:table-cell table:number-columns-repeated="16380" table:style-name="ce1"/>
        </table:table-row>
        <table:table-row table:number-rows-repeated="104848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Пользователь_5</dc:creator>
    <meta:creation-date>2022-12-28T22:24:52Z</meta:creation-date>
    <dc:date>2023-05-11T14:59:23Z</dc:date>
    <meta:editing-cycles>55</meta:editing-cycles>
    <meta:editing-duration>PT11809S</meta:editing-duration>
  </office:meta>
</office:document-meta>
</file>